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4362in"/>
    </style:style>
    <style:style style:name="co2" style:family="table-column">
      <style:table-column-properties fo:break-before="auto" style:column-width="3.0701in"/>
    </style:style>
    <style:style style:name="co3" style:family="table-column">
      <style:table-column-properties fo:break-before="auto" style:column-width="2.2846in"/>
    </style:style>
    <style:style style:name="co4" style:family="table-column">
      <style:table-column-properties fo:break-before="auto" style:column-width="3.0484in"/>
    </style:style>
    <style:style style:name="co5" style:family="table-column">
      <style:table-column-properties fo:break-before="auto" style:column-width="1.4882in"/>
    </style:style>
    <style:style style:name="co6" style:family="table-column">
      <style:table-column-properties fo:break-before="auto" style:column-width="2.1016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0008in"/>
    </style:style>
    <style:style style:name="co9" style:family="table-column">
      <style:table-column-properties fo:break-before="auto" style:column-width="1.4453in"/>
    </style:style>
    <style:style style:name="co10" style:family="table-column">
      <style:table-column-properties fo:break-before="auto" style:column-width="1.7898in"/>
    </style:style>
    <style:style style:name="co11" style:family="table-column">
      <style:table-column-properties fo:break-before="auto" style:column-width="1.1618in"/>
    </style:style>
    <style:style style:name="co12" style:family="table-column">
      <style:table-column-properties fo:break-before="auto" style:column-width="1.1543in"/>
    </style:style>
    <style:style style:name="co13" style:family="table-column">
      <style:table-column-properties fo:break-before="auto" style:column-width="0.9465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ff"/>
    </style:style>
    <style:style style:name="ce3" style:family="table-cell" style:parent-style-name="Default" style:data-style-name="N11">
      <style:table-cell-properties fo:background-color="#e6e6ff"/>
    </style:style>
    <style:style style:name="ce4" style:family="table-cell" style:parent-style-name="Default">
      <style:text-properties fo:color="#000000" style:text-outline="false" style:text-line-through-styl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cc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99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60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 style:font-name-asian="WenQuanYi Zen Hei" style:font-name-complex="Lohit Devanagari"/>
    </style:style>
    <style:style style:name="ce10" style:family="table-cell" style:parent-style-name="Default">
      <style:table-cell-properties fo:background-color="#ffffcc"/>
      <style:map style:condition="cell-content()=1" style:apply-style-name="Untitled1" style:base-cell-address="Tables.Q64"/>
      <style:map style:condition="cell-content()=0" style:apply-style-name="Untitled2" style:base-cell-address="Tables.Q64"/>
      <style:map style:condition="cell-content()=0" style:apply-style-name="Untitled3" style:base-cell-address="Tables.Q64"/>
    </style:style>
    <style:style style:name="ce11" style:family="table-cell" style:parent-style-name="Default">
      <style:map style:condition="cell-content()=1" style:apply-style-name="Untitled1" style:base-cell-address="Tables.Q64"/>
      <style:map style:condition="cell-content()=0" style:apply-style-name="Untitled2" style:base-cell-address="Tables.Q64"/>
      <style:map style:condition="cell-content()=0" style:apply-style-name="Untitled3" style:base-cell-address="Tables.Q64"/>
    </style:style>
    <style:style style:name="ce12" style:family="table-cell" style:parent-style-name="Default">
      <style:text-properties style:font-name="Liberation Sans" style:font-name-asian="WenQuanYi Zen Hei" style:font-name-complex="Lohit Devanagari"/>
      <style:map style:condition="cell-content()=1" style:apply-style-name="Untitled1" style:base-cell-address="Tables.Q64"/>
      <style:map style:condition="cell-content()=0" style:apply-style-name="Untitled2" style:base-cell-address="Tables.Q64"/>
      <style:map style:condition="cell-content()=0" style:apply-style-name="Untitled3" style:base-cell-address="Tables.Q64"/>
    </style:style>
    <style:style style:name="ce13" style:family="table-cell" style:parent-style-name="Default">
      <style:table-cell-properties fo:border-bottom="none" fo:background-color="#ffff66" fo:border-left="0.0008in solid #000000" fo:border-right="none" fo:border-top="0.0008in solid #000000"/>
      <style:map style:condition="cell-content()=1" style:apply-style-name="Untitled1" style:base-cell-address="Tables.Q64"/>
      <style:map style:condition="cell-content()=0" style:apply-style-name="Untitled2" style:base-cell-address="Tables.Q64"/>
      <style:map style:condition="cell-content()=0" style:apply-style-name="Untitled3" style:base-cell-address="Tables.Q64"/>
    </style:style>
    <style:style style:name="ce14" style:family="table-cell" style:parent-style-name="Default">
      <style:table-cell-properties fo:border-bottom="none" fo:background-color="#ffff66" fo:border-left="0.0008in solid #000000" fo:border-right="none" fo:border-top="none"/>
      <style:map style:condition="cell-content()=1" style:apply-style-name="Untitled1" style:base-cell-address="Tables.Q64"/>
      <style:map style:condition="cell-content()=0" style:apply-style-name="Untitled2" style:base-cell-address="Tables.Q64"/>
      <style:map style:condition="cell-content()=0" style:apply-style-name="Untitled3" style:base-cell-address="Tables.Q64"/>
    </style:style>
    <style:style style:name="ce15" style:family="table-cell" style:parent-style-name="Default">
      <style:table-cell-properties fo:border-bottom="0.0008in solid #000000" fo:background-color="#ffff66" fo:border-left="0.0008in solid #000000" fo:border-right="none" fo:border-top="none"/>
      <style:map style:condition="cell-content()=1" style:apply-style-name="Untitled1" style:base-cell-address="Tables.Q64"/>
      <style:map style:condition="cell-content()=0" style:apply-style-name="Untitled2" style:base-cell-address="Tables.Q64"/>
      <style:map style:condition="cell-content()=0" style:apply-style-name="Untitled3" style:base-cell-address="Tables.Q64"/>
    </style:style>
    <style:style style:name="ce16" style:family="table-cell" style:parent-style-name="Default">
      <style:table-cell-properties fo:background-color="#ffffcc" fo:wrap-option="wrap"/>
    </style:style>
    <style:style style:name="ce17" style:family="table-cell" style:parent-style-name="Default" style:data-style-name="N99"/>
    <style:style style:name="ce18" style:family="table-cell" style:parent-style-name="Default">
      <style:table-cell-properties fo:border-bottom="none" fo:background-color="#ffff66" fo:border-left="none" fo:border-right="none" fo:border-top="0.0008in solid #000000"/>
    </style:style>
    <style:style style:name="ce19" style:family="table-cell" style:parent-style-name="Default">
      <style:table-cell-properties fo:background-color="#ffff66"/>
    </style:style>
    <style:style style:name="ce20" style:family="table-cell" style:parent-style-name="Default">
      <style:table-cell-properties fo:border-bottom="0.0008in solid #000000" fo:background-color="#ffff66" fo:border-left="none" fo:border-right="none" fo:border-top="none"/>
    </style:style>
    <style:style style:name="ce21" style:family="table-cell" style:parent-style-name="Default">
      <style:table-cell-properties fo:background-color="#ffffcc" fo:wrap-option="wrap"/>
      <style:text-properties fo:hyphenate="true"/>
    </style:style>
    <style:style style:name="ce22" style:family="table-cell" style:parent-style-name="Default">
      <style:table-cell-properties fo:background-color="#ffff66"/>
      <style:text-properties style:font-name="Liberation Sans" style:font-name-asian="WenQuanYi Zen Hei" style:font-name-complex="Lohit Devanagari"/>
    </style:style>
    <style:style style:name="ce23" style:family="table-cell" style:parent-style-name="Default">
      <style:table-cell-properties fo:background-color="#ffff66" fo:wrap-option="wrap"/>
      <style:text-properties fo:hyphenate="true"/>
    </style:style>
    <style:style style:name="ce2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008in solid #000000" fo:background-color="#ffff66" fo:wrap-option="wrap" fo:border-left="none" fo:border-right="none" fo:border-top="none"/>
      <style:text-properties fo:hyphenate="true"/>
    </style:style>
    <style:style style:name="ce26" style:family="table-cell" style:parent-style-name="Default">
      <style:table-cell-properties fo:background-color="#ffffcc"/>
      <style:text-properties style:font-name="Liberation Sans" style:font-name-asian="WenQuanYi Zen Hei" style:font-name-complex="Lohit Devanagari"/>
    </style:style>
    <style:style style:name="ce27" style:family="table-cell" style:parent-style-name="Default">
      <style:table-cell-properties fo:background-color="#ffff66" fo:border="none"/>
    </style:style>
    <style:style style:name="ce28" style:family="table-cell" style:parent-style-name="Default">
      <style:table-cell-properties fo:background-color="#ffff66" fo:border="none"/>
      <style:text-properties style:font-name="Liberation Sans" style:font-name-asian="WenQuanYi Zen Hei" style:font-name-complex="Lohit Devanagari"/>
    </style:style>
    <style:style style:name="ce29" style:family="table-cell" style:parent-style-name="Default">
      <style:table-cell-properties fo:border-bottom="none" fo:background-color="#ffff66" fo:border-left="none" fo:border-right="0.0008in solid #000000" fo:border-top="0.0008in solid #000000"/>
    </style:style>
    <style:style style:name="ce30" style:family="table-cell" style:parent-style-name="Default">
      <style:table-cell-properties fo:border-bottom="none" fo:background-color="#ffff66" fo:border-left="none" fo:border-right="0.0008in solid #000000" fo:border-top="none"/>
    </style:style>
    <style:style style:name="ce31" style:family="table-cell" style:parent-style-name="Default">
      <style:table-cell-properties fo:border-bottom="none" fo:background-color="#ffff66" fo:border-left="none" fo:border-right="0.0008in solid #000000" fo:border-top="none"/>
      <style:text-properties style:font-name="Liberation Sans" style:font-name-asian="WenQuanYi Zen Hei" style:font-name-complex="Lohit Devanagari"/>
    </style:style>
    <style:style style:name="ce32" style:family="table-cell" style:parent-style-name="Default">
      <style:table-cell-properties fo:border-bottom="0.0008in solid #000000" fo:background-color="#ffff66" fo:border-left="none" fo:border-right="0.0008in solid #000000" fo:border-top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626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en" style:country-asian="US" style:font-style-asian="normal" style:font-weight-asian="normal" style:font-name-complex="Lohit Devanagari" style:font-size-complex="5.699999809265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en" style:country-asian="US" style:font-style-asian="normal" style:font-weight-asian="normal" style:font-name-complex="Lohit Devanagari" style:font-size-complex="5.699999809265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ff" style:font-name="lucidatypewriter" fo:font-size="10pt" style:font-name-asian="lucidatypewriter" style:font-size-asian="10pt" style:font-name-complex="lucidatypewriter" style:font-size-complex="5.69999980926514pt"/>
    </style:style>
  </office:automatic-styles>
  <office:body>
    <office:spreadsheet>
      <table:table table:name="Genera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row table:style-name="ro1">
          <table:table-cell/>
          <table:table-cell office:value-type="string">
            <text:p>1 Region</text:p>
          </table:table-cell>
          <table:table-cell table:number-columns-repeated="14"/>
          <table:table-cell office:value-type="string">
            <text:p>4 Region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hresholds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table:style-name="ce4" office:value-type="string">
            <text:p><text:s text:c="16"/></text:p>
          </table:table-cell>
          <table:table-cell table:number-columns-repeated="18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2"/>
          <table:table-cell office:value-type="string">
            <office:annotation draw:style-name="gr1" draw:text-style-name="P2" svg:width="10.3843in" svg:height="0.2409in" svg:x="8.9941in" svg:y="0.4346in" draw:caption-point-x="-0.2402in" draw:caption-point-y="0.5945in">
              <dc:date>2015-06-02T00:00:00</dc:date>
              <text:p text:style-name="P1">suggestion = ((relative_maximum_distance &lt; 6 ) | (absolute_maximum_distance&lt;0.15)) &amp; (relative_maximum_distance &lt; 10);</text:p>
            </office:annotation>
            <text:p>KEEP</text:p>
          </table:table-cell>
          <table:table-cell office:value-type="string">
            <text:p>Rd &lt; 6 | (rd&lt;10 &amp; ad &lt; 0.15)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DISCARD</text:p>
          </table:table-cell>
          <table:table-cell office:value-type="string">
            <text:p>otherwise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>
            <office:annotation draw:style-name="gr2" draw:text-style-name="P2" svg:width="11.7465in" svg:height="2.7055in" svg:x="9.7421in" svg:y="4.2047in" draw:caption-point-x="-0.9882in" draw:caption-point-y="-2.8339in">
              <dc:date>2015-06-02T00:00:00</dc:date>
              <text:p text:style-name="P3"><text:span text:style-name="T1">confidence = ~((((relative_maximum_distance &lt; 20) &amp; (absolute_maximum_distance &lt; 0.3)) | ((relative_maximum_distance &gt;= 20) &amp; (absolute_maximum_distance &lt; 0.1))) &amp; (suggestion == 0)) &amp; ...</text:span></text:p>
              <text:p text:style-name="P3"><text:span text:style-name="T1"><text:s text:c="16"/></text:span><text:span text:style-name="T1">~((suggestion == 1) &amp; ((relative_maximum_distance &gt; 2) &amp; (absolute_maximum_distance &gt; 0.1) | relative_maximum_distance &gt; 6));</text:span></text:p>
            </office:annotation>
            <text:p>Not Confident</text:p>
          </table:table-cell>
          <table:table-cell office:value-type="string">
            <text:p>Discard &amp; rd&lt;20 &amp; ad &lt;0.3 | (rd&gt;20 &amp; ad &lt; 0.1)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>
            <text:p>| Keep &amp; (rd &gt;2 &amp; ad &gt; 0.01) | rd &gt;6</text:p>
          </table:table-cell>
          <table:table-cell table:number-columns-repeated="12"/>
          <table:table-cell table:style-name="ce1" office:value-type="string">
            <text:p>Case 102_2</text:p>
          </table:table-cell>
          <table:table-cell/>
          <table:table-cell office:value-type="string">
            <text:p>Case 101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string">
            <text:p>Case 101</text:p>
          </table:table-cell>
          <table:table-cell table:style-name="ce1" office:value-type="string">
            <text:p>Case 102</text:p>
          </table:table-cell>
          <table:table-cell table:style-name="ce1" office:value-type="string">
            <text:p>Case 103</text:p>
          </table:table-cell>
          <table:table-cell table:style-name="ce1" office:value-type="string">
            <text:p>Case 104</text:p>
          </table:table-cell>
          <table:table-cell table:style-name="ce1" office:value-type="string">
            <text:p>Case 102_2</text:p>
          </table:table-cell>
          <table:table-cell table:number-columns-repeated="15"/>
        </table:table-row>
        <table:table-row table:style-name="ro1">
          <table:table-cell table:style-name="ce1" office:value-type="string">
            <text:p>Correct classification</text:p>
          </table:table-cell>
          <table:table-cell office:value-type="float" office:value="70">
            <text:p>70</text:p>
          </table:table-cell>
          <table:table-cell table:number-columns-repeated="2" office:value-type="string">
            <text:p>?</text:p>
          </table:table-cell>
          <table:table-cell table:number-columns-repeated="17"/>
        </table:table-row>
        <table:table-row table:style-name="ro1">
          <table:table-cell table:style-name="ce1" office:value-type="string">
            <text:p>Number of review needed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15"/>
        </table:table-row>
        <table:table-row table:style-name="ro1">
          <table:table-cell table:style-name="ce1" office:value-type="string">
            <text:p>Number of bad classification with no review</text:p>
          </table:table-cell>
          <table:table-cell office:value-type="float" office:value="0">
            <text:p>0</text:p>
          </table:table-cell>
          <table:table-cell office:value-type="string">
            <text:p>5 (5, 11, 12, 45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style-name="ce1" office:value-type="string">
            <text:p>Number of bad classification with obvious signal drop</text:p>
          </table:table-cell>
          <table:table-cell office:value-type="float" office:value="0">
            <text:p>0</text:p>
          </table:table-cell>
          <table:table-cell office:value-type="string">
            <text:p>3 (63, 66, 69)</text:p>
          </table:table-cell>
          <table:table-cell table:number-columns-repeated="3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style-name="ce1" office:value-type="string">
            <text:p>Number of bad classification (review or not)</text:p>
          </table:table-cell>
          <table:table-cell office:value-type="float" office:value="0">
            <text:p>0</text:p>
          </table:table-cell>
          <table:table-cell office:value-type="string">
            <text:p>?</text:p>
          </table:table-cell>
          <table:table-cell office:value-type="string">
            <text:p>3 +/- 1</text:p>
          </table:table-cell>
          <table:table-cell office:value-type="string">
            <text:p>3 (all with review)</text:p>
          </table:table-cell>
          <table:table-cell office:value-type="string">
            <text:p>?</text:p>
          </table:table-cell>
          <table:table-cell table:number-columns-repeated="15"/>
        </table:table-row>
        <table:table-row table:style-name="ro1">
          <table:table-cell table:style-name="ce1" office:value-type="string">
            <text:p>Note</text:p>
          </table:table-cell>
          <table:table-cell office:value-type="string">
            <text:p>Gradient 17, slice 17?</text:p>
          </table:table-cell>
          <table:table-cell office:value-type="string">
            <text:p>Hard to tell if some are good or not</text:p>
          </table:table-cell>
          <table:table-cell office:value-type="string">
            <text:p>Misses 66</text:p>
          </table:table-cell>
          <table:table-cell office:value-type="string">
            <text:p>Gradient 24, slice 63?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Gradient 36, slice 9?</text:p>
          </table:table-cell>
          <table:table-cell table:number-columns-repeated="2"/>
          <table:table-cell office:value-type="string">
            <text:p>Gradient 40, slice 54?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Gradient 0, slice 16?</text:p>
          </table:table-cell>
          <table:table-cell table:number-columns-repeated="2"/>
          <table:table-cell office:value-type="string">
            <text:p>Gradient 41 slice 52</text:p>
          </table:table-cell>
          <table:table-cell table:number-columns-repeated="16"/>
        </table:table-row>
        <table:table-row table:style-name="ro2">
          <table:table-cell table:number-columns-repeated="4"/>
          <table:table-cell office:value-type="string">
            <text:p>Gradient 69, slice 53</text:p>
          </table:table-cell>
          <table:table-cell table:number-columns-repeated="11"/>
          <table:table-cell office:value-type="string">
            <text:p>not detecting 23(marked sure), 24(marked unusure), 42(small mvt), 47 (mvt), 69(marked bad sure, personnaly unsure)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0">
            <text:p>0</text:p>
          </table:table-cell>
          <table:table-cell table:number-columns-repeated="14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office:value-type="string">
            <text:p>4 Regions</text:p>
          </table:table-cell>
          <table:table-cell table:number-columns-repeated="19"/>
        </table:table-row>
        <table:table-row table:style-name="ro1">
          <table:table-cell/>
          <table:table-cell office:value-type="string">
            <text:p>Problems at the beginning and end of the brain.</text:p>
          </table:table-cell>
          <table:table-cell table:number-columns-repeated="19"/>
        </table:table-row>
        <table:table-row table:style-name="ro1" table:number-rows-repeated="2">
          <table:table-cell table:number-columns-repeated="21"/>
        </table:table-row>
        <table:table-row table:style-name="ro2">
          <table:table-cell/>
          <table:table-cell table:style-name="ce1" office:value-type="string">
            <text:p>DTIPrep</text:p>
          </table:table-cell>
          <table:table-cell table:number-columns-repeated="19"/>
        </table:table-row>
        <table:table-row table:style-name="ro1">
          <table:table-cell table:style-name="ce2" office:value-type="string">
            <text:p>Deviation</text:p>
          </table:table-cell>
          <table:table-cell table:style-name="ce2" office:value-type="string">
            <text:p>2, 2.5</text:p>
          </table:table-cell>
          <table:table-cell table:number-columns-repeated="19"/>
        </table:table-row>
        <table:table-row table:style-name="ro1">
          <table:table-cell table:style-name="ce2" office:value-type="string">
            <text:p>Tail</text:p>
          </table:table-cell>
          <table:table-cell table:style-name="ce3" office:value-type="percentage" office:value="0.12">
            <text:p>12.00%</text:p>
          </table:table-cell>
          <table:table-cell table:number-columns-repeated="19"/>
        </table:table-row>
        <table:table-row table:style-name="ro1">
          <table:table-cell table:style-name="ce2" office:value-type="string">
            <text:p>Interlace wise</text:p>
          </table:table-cell>
          <table:table-cell table:style-name="ce2" office:value-type="string">
            <text:p>2, 2.5</text:p>
          </table:table-cell>
          <table:table-cell office:value-type="string">
            <text:p>Slice wise correlation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string">
            <text:p>Case 101</text:p>
          </table:table-cell>
          <table:table-cell table:style-name="ce1" office:value-type="string">
            <text:p>Case 102</text:p>
          </table:table-cell>
          <table:table-cell table:number-columns-repeated="3"/>
          <table:table-cell table:style-name="ce1" office:value-type="string">
            <text:p>Case 103</text:p>
          </table:table-cell>
          <table:table-cell table:number-columns-repeated="4"/>
          <table:table-cell table:style-name="ce1" office:value-type="string">
            <text:p>Case 104</text:p>
          </table:table-cell>
          <table:table-cell table:number-columns-repeated="3"/>
          <table:table-cell table:style-name="ce1" office:value-type="string">
            <text:p>Case 102_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egion<text:tab/> Gradient#<text:tab/> <text:s text:c="3"/>Slice#<text:tab/>Correlation</text:p>
          </table:table-cell>
          <table:table-cell office:value-type="string">
            <text:p>whole<text:tab/> <text:s text:c="7"/>3<text:tab/> <text:s text:c="6"/>45<text:tab/> 0.866340</text:p>
          </table:table-cell>
          <table:table-cell office:value-type="string">
            <text:p>Misses after the slice wise (obvious ones)</text:p>
          </table:table-cell>
          <table:table-cell office:value-type="string">
            <text:p>Report</text:p>
          </table:table-cell>
          <table:table-cell office:value-type="string">
            <text:p>Should report (bug in software?)</text:p>
          </table:table-cell>
          <table:table-cell office:value-type="string">
            <text:p>whole<text:tab/> <text:s text:c="7"/>3<text:tab/> <text:s text:c="6"/>25<text:tab/> 0.742922</text:p>
          </table:table-cell>
          <table:table-cell table:number-columns-repeated="2"/>
          <table:table-cell office:value-type="string">
            <text:p>3 is correct</text:p>
          </table:table-cell>
          <table:table-cell table:style-name="ce1" office:value-type="string">
            <text:p>Misses</text:p>
          </table:table-cell>
          <table:table-cell office:value-type="string">
            <text:p>No exclusion with slice wise</text:p>
          </table:table-cell>
          <table:table-cell/>
          <table:table-cell table:style-name="ce1" office:value-type="string">
            <text:p>Misses</text:p>
          </table:table-cell>
          <table:table-cell/>
          <table:table-cell office:value-type="string">
            <text:p>whole<text:tab/> <text:s text:c="7"/>5<text:tab/> <text:s text:c="6"/>26<text:tab/> 0.831918</text:p>
          </table:table-cell>
          <table:table-cell/>
          <table:table-cell office:value-type="string">
            <text:p>Correct</text:p>
          </table:table-cell>
          <table:table-cell office:value-type="string">
            <text:p>Interlace wise</text:p>
          </table:table-cell>
          <table:table-cell/>
          <table:table-cell office:value-type="string">
            <text:p>Misses obvious ones</text:p>
          </table:table-cell>
        </table:table-row>
        <table:table-row table:style-name="ro1">
          <table:table-cell/>
          <table:table-cell office:value-type="string">
            <text:p>whole<text:tab/> <text:s text:c="6"/>64<text:tab/> <text:s text:c="6"/>16<text:tab/> 0.886649</text:p>
          </table:table-cell>
          <table:table-cell office:value-type="string">
            <text:p>whole<text:tab/> <text:s text:c="7"/>3<text:tab/> <text:s text:c="6"/>47<text:tab/> 0.86626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whole<text:tab/> <text:s text:c="7"/>3<text:tab/> <text:s text:c="6"/>26<text:tab/> 0.734296</text:p>
          </table:table-cell>
          <table:table-cell table:number-columns-repeated="3"/>
          <table:table-cell office:value-type="string">
            <text:p>5, 67</text:p>
          </table:table-cell>
          <table:table-cell table:number-columns-repeated="2"/>
          <table:table-cell office:value-type="float" office:value="7">
            <text:p>7</text:p>
          </table:table-cell>
          <table:table-cell/>
          <table:table-cell office:value-type="string">
            <text:p>whole<text:tab/> <text:s text:c="7"/>5<text:tab/> <text:s text:c="6"/>27<text:tab/> 0.828275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Incorrect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whole<text:tab/> <text:s text:c="6"/>64<text:tab/> <text:s text:c="6"/>64<text:tab/> 0.897005</text:p>
          </table:table-cell>
          <table:table-cell office:value-type="string">
            <text:p>whole<text:tab/> <text:s text:c="7"/>3<text:tab/> <text:s text:c="6"/>49<text:tab/> 0.865728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whole<text:tab/> <text:s text:c="7"/>3<text:tab/> <text:s text:c="6"/>57<text:tab/> 0.839418</text:p>
          </table:table-cell>
          <table:table-cell table:number-columns-repeated="4"/>
          <table:table-cell table:style-name="ce1" office:value-type="string">
            <text:p>Interlace wise</text:p>
          </table:table-cell>
          <table:table-cell/>
          <table:table-cell office:value-type="float" office:value="28">
            <text:p>28</text:p>
          </table:table-cell>
          <table:table-cell/>
          <table:table-cell office:value-type="string">
            <text:p>whole<text:tab/> <text:s text:c="7"/>6<text:tab/> <text:s text:c="6"/>32<text:tab/> 0.851071</text:p>
          </table:table-cell>
          <table:table-cell/>
          <table:table-cell office:value-type="string">
            <text:p>Correct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/>
          <table:table-cell office:value-type="string">
            <text:p>whole<text:tab/> <text:s text:c="6"/>65<text:tab/> <text:s text:c="6"/>64<text:tab/> 0.909692</text:p>
          </table:table-cell>
          <table:table-cell office:value-type="string">
            <text:p>whole<text:tab/> <text:s text:c="7"/>9<text:tab/> <text:s text:c="6"/>14<text:tab/> 0.655970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string">
            <text:p>whole<text:tab/> <text:s text:c="7"/>3<text:tab/> <text:s text:c="6"/>58<text:tab/> 0.724189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string">
            <text:p>incorrect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whole<text:tab/> <text:s text:c="6"/>10<text:tab/> <text:s text:c="7"/>8<text:tab/> 0.542849</text:p>
          </table:table-cell>
          <table:table-cell/>
          <table:table-cell office:value-type="string">
            <text:p>Correct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table:number-columns-repeated="2"/>
          <table:table-cell office:value-type="string">
            <text:p>whole<text:tab/> <text:s text:c="7"/>9<text:tab/> <text:s text:c="6"/>15<text:tab/> 0.656621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whole<text:tab/> <text:s text:c="7"/>6<text:tab/> <text:s text:c="6"/>57<text:tab/> 0.848717</text:p>
          </table:table-cell>
          <table:table-cell table:number-columns-repeated="2"/>
          <table:table-cell office:value-type="string">
            <text:p>6 is incorrect</text:p>
          </table:table-cell>
          <table:table-cell/>
          <table:table-cell office:value-type="float" office:value="3">
            <text:p>3</text:p>
          </table:table-cell>
          <table:table-cell office:value-type="string">
            <text:p>incorrect</text:p>
          </table:table-cell>
          <table:table-cell table:number-columns-repeated="2"/>
          <table:table-cell office:value-type="string">
            <text:p>whole<text:tab/> <text:s text:c="6"/>10<text:tab/> <text:s text:c="7"/>9<text:tab/> 0.549061</text:p>
          </table:table-cell>
          <table:table-cell table:number-columns-repeated="4"/>
          <table:table-cell office:value-type="float" office:value="57">
            <text:p>57</text:p>
          </table:table-cell>
        </table:table-row>
        <table:table-row table:style-name="ro1">
          <table:table-cell table:number-columns-repeated="2"/>
          <table:table-cell office:value-type="string">
            <text:p>whole<text:tab/> <text:s text:c="7"/>9<text:tab/> <text:s text:c="6"/>22<text:tab/> 0.757215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string">
            <text:p>whole<text:tab/> <text:s text:c="6"/>50<text:tab/> <text:s text:c="6"/>10<text:tab/> 0.781431</text:p>
          </table:table-cell>
          <table:table-cell table:number-columns-repeated="2"/>
          <table:table-cell office:value-type="string">
            <text:p>50 is correct</text:p>
          </table:table-cell>
          <table:table-cell/>
          <table:table-cell office:value-type="float" office:value="6">
            <text:p>6</text:p>
          </table:table-cell>
          <table:table-cell office:value-type="string">
            <text:p>incorrect</text:p>
          </table:table-cell>
          <table:table-cell table:number-columns-repeated="2"/>
          <table:table-cell office:value-type="string">
            <text:p>whole<text:tab/> <text:s text:c="6"/>10<text:tab/> <text:s text:c="6"/>14<text:tab/> 0.641937</text:p>
          </table:table-cell>
          <table:table-cell table:number-columns-repeated="4"/>
          <table:table-cell office:value-type="string">
            <text:p>Pretty obvious</text:p>
          </table:table-cell>
        </table:table-row>
        <table:table-row table:style-name="ro1">
          <table:table-cell table:number-columns-repeated="2"/>
          <table:table-cell office:value-type="string">
            <text:p>whole<text:tab/> <text:s text:c="7"/>9<text:tab/> <text:s text:c="6"/>31<text:tab/> 0.737823</text:p>
          </table:table-cell>
          <table:table-cell office:value-type="float" office:value="57">
            <text:p>57</text:p>
          </table:table-cell>
          <table:table-cell table:number-columns-repeated="2"/>
          <table:table-cell office:value-type="string">
            <text:p>whole<text:tab/> <text:s text:c="6"/>50<text:tab/> <text:s text:c="6"/>11<text:tab/> 0.806584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string">
            <text:p>incorrect</text:p>
          </table:table-cell>
          <table:table-cell table:number-columns-repeated="2"/>
          <table:table-cell office:value-type="string">
            <text:p>whole<text:tab/> <text:s text:c="6"/>10<text:tab/> <text:s text:c="6"/>15<text:tab/> 0.655718</text:p>
          </table:table-cell>
          <table:table-cell table:number-columns-repeated="4"/>
          <table:table-cell office:value-type="float" office:value="66">
            <text:p>66</text:p>
          </table:table-cell>
        </table:table-row>
        <table:table-row table:style-name="ro1">
          <table:table-cell table:number-columns-repeated="2"/>
          <table:table-cell office:value-type="string">
            <text:p>whole<text:tab/> <text:s text:c="7"/>9<text:tab/> <text:s text:c="6"/>32<text:tab/> 0.739378</text:p>
          </table:table-cell>
          <table:table-cell table:number-columns-repeated="3"/>
          <table:table-cell office:value-type="string">
            <text:p>whole<text:tab/> <text:s text:c="6"/>50<text:tab/> <text:s text:c="6"/>26<text:tab/> 0.795066</text:p>
          </table:table-cell>
          <table:table-cell table:number-columns-repeated="4"/>
          <table:table-cell office:value-type="float" office:value="21">
            <text:p>21</text:p>
          </table:table-cell>
          <table:table-cell office:value-type="string">
            <text:p>incorrect</text:p>
          </table:table-cell>
          <table:table-cell table:number-columns-repeated="2"/>
          <table:table-cell office:value-type="string">
            <text:p>whole<text:tab/> <text:s text:c="6"/>10<text:tab/> <text:s text:c="6"/>26<text:tab/> 0.737306</text:p>
          </table:table-cell>
          <table:table-cell table:number-columns-repeated="4"/>
          <table:table-cell office:value-type="float" office:value="67">
            <text:p>67</text:p>
          </table:table-cell>
        </table:table-row>
        <table:table-row table:style-name="ro1">
          <table:table-cell table:number-columns-repeated="2"/>
          <table:table-cell office:value-type="string">
            <text:p>whole<text:tab/> <text:s text:c="7"/>9<text:tab/> <text:s text:c="6"/>35<text:tab/> 0.729920</text:p>
          </table:table-cell>
          <table:table-cell office:value-type="string">
            <text:p>Misses, after slice wise and interlace wise</text:p>
          </table:table-cell>
          <table:table-cell table:number-columns-repeated="2"/>
          <table:table-cell office:value-type="string">
            <text:p>whole<text:tab/> <text:s text:c="6"/>50<text:tab/> <text:s text:c="6"/>27<text:tab/> 0.800934</text:p>
          </table:table-cell>
          <table:table-cell table:number-columns-repeated="4"/>
          <table:table-cell office:value-type="float" office:value="22">
            <text:p>22</text:p>
          </table:table-cell>
          <table:table-cell office:value-type="string">
            <text:p>incorrect</text:p>
          </table:table-cell>
          <table:table-cell table:number-columns-repeated="2"/>
          <table:table-cell office:value-type="string">
            <text:p>whole<text:tab/> <text:s text:c="6"/>10<text:tab/> <text:s text:c="6"/>27<text:tab/> 0.740740</text:p>
          </table:table-cell>
          <table:table-cell table:number-columns-repeated="4"/>
          <table:table-cell office:value-type="float" office:value="68">
            <text:p>68</text:p>
          </table:table-cell>
        </table:table-row>
        <table:table-row table:style-name="ro1">
          <table:table-cell table:number-columns-repeated="2"/>
          <table:table-cell office:value-type="string">
            <text:p>whole<text:tab/> <text:s text:c="7"/>9<text:tab/> <text:s text:c="6"/>36<text:tab/> 0.73911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whole<text:tab/> <text:s text:c="6"/>50<text:tab/> <text:s text:c="6"/>28<text:tab/> 0.744284</text:p>
          </table:table-cell>
          <table:table-cell table:number-columns-repeated="4"/>
          <table:table-cell office:value-type="float" office:value="25">
            <text:p>25</text:p>
          </table:table-cell>
          <table:table-cell office:value-type="string">
            <text:p>incorrect</text:p>
          </table:table-cell>
          <table:table-cell table:number-columns-repeated="2"/>
          <table:table-cell office:value-type="string">
            <text:p>whole<text:tab/> <text:s text:c="6"/>10<text:tab/> <text:s text:c="6"/>41<text:tab/> 0.7388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7"/>9<text:tab/> <text:s text:c="6"/>37<text:tab/> 0.736837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string">
            <text:p>whole<text:tab/> <text:s text:c="6"/>50<text:tab/> <text:s text:c="6"/>29<text:tab/> 0.747441</text:p>
          </table:table-cell>
          <table:table-cell table:number-columns-repeated="4"/>
          <table:table-cell office:value-type="float" office:value="34">
            <text:p>34</text:p>
          </table:table-cell>
          <table:table-cell office:value-type="string">
            <text:p>incorrect</text:p>
          </table:table-cell>
          <table:table-cell table:number-columns-repeated="2"/>
          <table:table-cell office:value-type="string">
            <text:p>whole<text:tab/> <text:s text:c="6"/>10<text:tab/> <text:s text:c="6"/>42<text:tab/> 0.7255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7"/>9<text:tab/> <text:s text:c="6"/>38<text:tab/> 0.730583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string">
            <text:p>whole<text:tab/> <text:s text:c="6"/>50<text:tab/> <text:s text:c="6"/>43<text:tab/> 0.848886</text:p>
          </table:table-cell>
          <table:table-cell table:number-columns-repeated="4"/>
          <table:table-cell office:value-type="float" office:value="42">
            <text:p>42</text:p>
          </table:table-cell>
          <table:table-cell office:value-type="string">
            <text:p>incorrect</text:p>
          </table:table-cell>
          <table:table-cell table:number-columns-repeated="2"/>
          <table:table-cell office:value-type="string">
            <text:p>whole<text:tab/> <text:s text:c="6"/>10<text:tab/> <text:s text:c="6"/>47<text:tab/> 0.78066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7"/>9<text:tab/> <text:s text:c="6"/>43<text:tab/> 0.783543</text:p>
          </table:table-cell>
          <table:table-cell office:value-type="float" office:value="57">
            <text:p>57</text:p>
          </table:table-cell>
          <table:table-cell table:number-columns-repeated="2"/>
          <table:table-cell office:value-type="string">
            <text:p>whole<text:tab/> <text:s text:c="6"/>50<text:tab/> <text:s text:c="6"/>44<text:tab/> 0.859968</text:p>
          </table:table-cell>
          <table:table-cell table:number-columns-repeated="4"/>
          <table:table-cell office:value-type="float" office:value="50">
            <text:p>50</text:p>
          </table:table-cell>
          <table:table-cell office:value-type="string">
            <text:p>incorrect</text:p>
          </table:table-cell>
          <table:table-cell table:number-columns-repeated="2"/>
          <table:table-cell office:value-type="string">
            <text:p>whole<text:tab/> <text:s text:c="6"/>11<text:tab/> <text:s text:c="7"/>9<text:tab/> 0.600959</text:p>
          </table:table-cell>
          <table:table-cell/>
          <table:table-cell office:value-type="string">
            <text:p>Correc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whole<text:tab/> <text:s text:c="7"/>9<text:tab/> <text:s text:c="6"/>44<text:tab/> 0.774717</text:p>
          </table:table-cell>
          <table:table-cell office:value-type="string">
            <text:p>Misses also (63, 66, 69)</text:p>
          </table:table-cell>
          <table:table-cell table:number-columns-repeated="2"/>
          <table:table-cell office:value-type="string">
            <text:p>whole<text:tab/> <text:s text:c="6"/>66<text:tab/> <text:s text:c="7"/>9<text:tab/> 0.800268</text:p>
          </table:table-cell>
          <table:table-cell table:number-columns-repeated="2"/>
          <table:table-cell office:value-type="string">
            <text:p>66 is probably correct</text:p>
          </table:table-cell>
          <table:table-cell/>
          <table:table-cell office:value-type="float" office:value="59">
            <text:p>59</text:p>
          </table:table-cell>
          <table:table-cell office:value-type="string">
            <text:p>incorrect</text:p>
          </table:table-cell>
          <table:table-cell table:number-columns-repeated="2"/>
          <table:table-cell office:value-type="string">
            <text:p>whole<text:tab/> <text:s text:c="6"/>11<text:tab/> <text:s text:c="6"/>10<text:tab/> 0.6085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7"/>9<text:tab/> <text:s text:c="6"/>47<text:tab/> 0.737539</text:p>
          </table:table-cell>
          <table:table-cell table:number-columns-repeated="3"/>
          <table:table-cell office:value-type="string">
            <text:p>whole<text:tab/> <text:s text:c="6"/>66<text:tab/> <text:s text:c="6"/>12<text:tab/> 0.771168</text:p>
          </table:table-cell>
          <table:table-cell table:number-columns-repeated="4"/>
          <table:table-cell office:value-type="float" office:value="63">
            <text:p>63</text:p>
          </table:table-cell>
          <table:table-cell office:value-type="string">
            <text:p>incorrect</text:p>
          </table:table-cell>
          <table:table-cell table:number-columns-repeated="2"/>
          <table:table-cell office:value-type="string">
            <text:p>whole<text:tab/> <text:s text:c="6"/>11<text:tab/> <text:s text:c="6"/>42<text:tab/> 0.73800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7"/>9<text:tab/> <text:s text:c="6"/>48<text:tab/> 0.735976</text:p>
          </table:table-cell>
          <table:table-cell table:number-columns-repeated="12"/>
          <table:table-cell office:value-type="string">
            <text:p>whole<text:tab/> <text:s text:c="6"/>11<text:tab/> <text:s text:c="6"/>43<text:tab/> 0.74133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7"/>9<text:tab/> <text:s text:c="6"/>56<text:tab/> 0.752037</text:p>
          </table:table-cell>
          <table:table-cell table:number-columns-repeated="3"/>
          <table:table-cell office:value-type="string">
            <text:p>Interlace wise reports</text:p>
          </table:table-cell>
          <table:table-cell table:number-columns-repeated="8"/>
          <table:table-cell office:value-type="string">
            <text:p>whole<text:tab/> <text:s text:c="6"/>15<text:tab/> <text:s text:c="7"/>9<text:tab/> 0.781626</text:p>
          </table:table-cell>
          <table:table-cell/>
          <table:table-cell office:value-type="string">
            <text:p>Correc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whole<text:tab/> <text:s text:c="6"/>12<text:tab/> <text:s text:c="6"/>45<text:tab/> 0.854854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0 is incorrect</text:p>
          </table:table-cell>
          <table:table-cell table:number-columns-repeated="5"/>
          <table:table-cell office:value-type="string">
            <text:p>whole<text:tab/> <text:s text:c="6"/>15<text:tab/> <text:s text:c="6"/>10<text:tab/> 0.789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12<text:tab/> <text:s text:c="6"/>49<text:tab/> 0.859532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2"/>
          <table:table-cell office:value-type="string">
            <text:p>Probably correct</text:p>
          </table:table-cell>
          <table:table-cell table:number-columns-repeated="5"/>
          <table:table-cell office:value-type="string">
            <text:p>whole<text:tab/> <text:s text:c="6"/>18<text:tab/> <text:s text:c="6"/>24<text:tab/> 0.738150</text:p>
          </table:table-cell>
          <table:table-cell/>
          <table:table-cell office:value-type="string">
            <text:p>Correc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whole<text:tab/> <text:s text:c="6"/>12<text:tab/> <text:s text:c="6"/>51<text:tab/> 0.852363</text:p>
          </table:table-cell>
          <table:table-cell table:number-columns-repeated="12"/>
          <table:table-cell office:value-type="string">
            <text:p>whole<text:tab/> <text:s text:c="6"/>18<text:tab/> <text:s text:c="6"/>25<text:tab/> 0.72748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16<text:tab/> <text:s text:c="6"/>20<text:tab/> 0.733925</text:p>
          </table:table-cell>
          <table:table-cell table:number-columns-repeated="12"/>
          <table:table-cell office:value-type="string">
            <text:p>whole<text:tab/> <text:s text:c="6"/>18<text:tab/> <text:s text:c="6"/>30<text:tab/> 0.7365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16<text:tab/> <text:s text:c="6"/>21<text:tab/> 0.744155</text:p>
          </table:table-cell>
          <table:table-cell table:number-columns-repeated="12"/>
          <table:table-cell office:value-type="string">
            <text:p>whole<text:tab/> <text:s text:c="6"/>18<text:tab/> <text:s text:c="6"/>31<text:tab/> 0.7345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16<text:tab/> <text:s text:c="6"/>22<text:tab/> 0.757920</text:p>
          </table:table-cell>
          <table:table-cell table:number-columns-repeated="12"/>
          <table:table-cell office:value-type="string">
            <text:p>whole<text:tab/> <text:s text:c="6"/>18<text:tab/> <text:s text:c="6"/>45<text:tab/> 0.78819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16<text:tab/> <text:s text:c="6"/>23<text:tab/> 0.756274</text:p>
          </table:table-cell>
          <table:table-cell table:number-columns-repeated="12"/>
          <table:table-cell office:value-type="string">
            <text:p>whole<text:tab/> <text:s text:c="6"/>18<text:tab/> <text:s text:c="6"/>46<text:tab/> 0.7906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16<text:tab/> <text:s text:c="6"/>53<text:tab/> 0.705792</text:p>
          </table:table-cell>
          <table:table-cell table:number-columns-repeated="12"/>
          <table:table-cell office:value-type="string">
            <text:p>whole<text:tab/> <text:s text:c="6"/>18<text:tab/> <text:s text:c="6"/>53<text:tab/> 0.7560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16<text:tab/> <text:s text:c="6"/>54<text:tab/> 0.681746</text:p>
          </table:table-cell>
          <table:table-cell table:number-columns-repeated="12"/>
          <table:table-cell office:value-type="string">
            <text:p>whole<text:tab/> <text:s text:c="6"/>19<text:tab/> <text:s text:c="6"/>34<text:tab/> 0.730911</text:p>
          </table:table-cell>
          <table:table-cell/>
          <table:table-cell office:value-type="string">
            <text:p>Correc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whole<text:tab/> <text:s text:c="6"/>16<text:tab/> <text:s text:c="6"/>56<text:tab/> 0.737635</text:p>
          </table:table-cell>
          <table:table-cell table:number-columns-repeated="12"/>
          <table:table-cell office:value-type="string">
            <text:p>whole<text:tab/> <text:s text:c="6"/>19<text:tab/> <text:s text:c="6"/>35<text:tab/> 0.7331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17<text:tab/> <text:s text:c="6"/>12<text:tab/> 0.693713</text:p>
          </table:table-cell>
          <table:table-cell table:number-columns-repeated="12"/>
          <table:table-cell office:value-type="string">
            <text:p>whole<text:tab/> <text:s text:c="6"/>20<text:tab/> <text:s text:c="6"/>10<text:tab/> 0.595292</text:p>
          </table:table-cell>
          <table:table-cell/>
          <table:table-cell office:value-type="string">
            <text:p>Correc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whole<text:tab/> <text:s text:c="6"/>17<text:tab/> <text:s text:c="6"/>13<text:tab/> 0.725537</text:p>
          </table:table-cell>
          <table:table-cell table:number-columns-repeated="12"/>
          <table:table-cell office:value-type="string">
            <text:p>whole<text:tab/> <text:s text:c="6"/>20<text:tab/> <text:s text:c="6"/>11<text:tab/> 0.61765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17<text:tab/> <text:s text:c="6"/>34<text:tab/> 0.745111</text:p>
          </table:table-cell>
          <table:table-cell table:number-columns-repeated="12"/>
          <table:table-cell office:value-type="string">
            <text:p>whole<text:tab/> <text:s text:c="6"/>20<text:tab/> <text:s text:c="6"/>17<text:tab/> 0.7466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17<text:tab/> <text:s text:c="6"/>35<text:tab/> 0.747453</text:p>
          </table:table-cell>
          <table:table-cell table:number-columns-repeated="12"/>
          <table:table-cell office:value-type="string">
            <text:p>whole<text:tab/> <text:s text:c="6"/>20<text:tab/> <text:s text:c="6"/>18<text:tab/> 0.73555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17<text:tab/> <text:s text:c="6"/>45<text:tab/> 0.788383</text:p>
          </table:table-cell>
          <table:table-cell table:number-columns-repeated="12"/>
          <table:table-cell office:value-type="string">
            <text:p>whole<text:tab/> <text:s text:c="6"/>20<text:tab/> <text:s text:c="6"/>19<text:tab/> 0.6966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18<text:tab/> <text:s text:c="6"/>26<text:tab/> 0.791625</text:p>
          </table:table-cell>
          <table:table-cell table:number-columns-repeated="12"/>
          <table:table-cell office:value-type="string">
            <text:p>whole<text:tab/> <text:s text:c="6"/>20<text:tab/> <text:s text:c="6"/>20<text:tab/> 0.69626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20<text:tab/> <text:s text:c="6"/>12<text:tab/> 0.645158</text:p>
          </table:table-cell>
          <table:table-cell table:number-columns-repeated="12"/>
          <table:table-cell office:value-type="string">
            <text:p>whole<text:tab/> <text:s text:c="6"/>20<text:tab/> <text:s text:c="6"/>21<text:tab/> 0.72449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20<text:tab/> <text:s text:c="6"/>13<text:tab/> 0.670293</text:p>
          </table:table-cell>
          <table:table-cell table:number-columns-repeated="12"/>
          <table:table-cell office:value-type="string">
            <text:p>whole<text:tab/> <text:s text:c="6"/>20<text:tab/> <text:s text:c="6"/>23<text:tab/> 0.73149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20<text:tab/> <text:s text:c="6"/>30<text:tab/> 0.743909</text:p>
          </table:table-cell>
          <table:table-cell table:number-columns-repeated="12"/>
          <table:table-cell office:value-type="string">
            <text:p>whole<text:tab/> <text:s text:c="6"/>20<text:tab/> <text:s text:c="6"/>24<text:tab/> 0.7349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20<text:tab/> <text:s text:c="6"/>31<text:tab/> 0.739053</text:p>
          </table:table-cell>
          <table:table-cell table:number-columns-repeated="12"/>
          <table:table-cell office:value-type="string">
            <text:p>whole<text:tab/> <text:s text:c="6"/>20<text:tab/> <text:s text:c="6"/>29<text:tab/> 0.74347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20<text:tab/> <text:s text:c="6"/>45<text:tab/> 0.775064</text:p>
          </table:table-cell>
          <table:table-cell table:number-columns-repeated="12"/>
          <table:table-cell office:value-type="string">
            <text:p>whole<text:tab/> <text:s text:c="6"/>20<text:tab/> <text:s text:c="6"/>31<text:tab/> 0.74922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20<text:tab/> <text:s text:c="6"/>46<text:tab/> 0.758760</text:p>
          </table:table-cell>
          <table:table-cell table:number-columns-repeated="12"/>
          <table:table-cell office:value-type="string">
            <text:p>whole<text:tab/> <text:s text:c="6"/>20<text:tab/> <text:s text:c="6"/>32<text:tab/> 0.77066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20<text:tab/> <text:s text:c="6"/>57<text:tab/> 0.706009</text:p>
          </table:table-cell>
          <table:table-cell table:number-columns-repeated="12"/>
          <table:table-cell office:value-type="string">
            <text:p>whole<text:tab/> <text:s text:c="6"/>20<text:tab/> <text:s text:c="6"/>37<text:tab/> 0.73848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22<text:tab/> <text:s text:c="6"/>25<text:tab/> 0.748901</text:p>
          </table:table-cell>
          <table:table-cell table:number-columns-repeated="12"/>
          <table:table-cell office:value-type="string">
            <text:p>whole<text:tab/> <text:s text:c="6"/>20<text:tab/> <text:s text:c="6"/>38<text:tab/> 0.7375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22<text:tab/> <text:s text:c="6"/>26<text:tab/> 0.748798</text:p>
          </table:table-cell>
          <table:table-cell table:number-columns-repeated="12"/>
          <table:table-cell office:value-type="string">
            <text:p>whole<text:tab/> <text:s text:c="6"/>20<text:tab/> <text:s text:c="6"/>43<text:tab/> 0.72644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22<text:tab/> <text:s text:c="6"/>27<text:tab/> 0.768876</text:p>
          </table:table-cell>
          <table:table-cell table:number-columns-repeated="12"/>
          <table:table-cell office:value-type="string">
            <text:p>whole<text:tab/> <text:s text:c="6"/>20<text:tab/> <text:s text:c="6"/>44<text:tab/> 0.74009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22<text:tab/> <text:s text:c="6"/>28<text:tab/> 0.774531</text:p>
          </table:table-cell>
          <table:table-cell table:number-columns-repeated="12"/>
          <table:table-cell office:value-type="string">
            <text:p>whole<text:tab/> <text:s text:c="6"/>20<text:tab/> <text:s text:c="6"/>50<text:tab/> 0.7218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22<text:tab/> <text:s text:c="6"/>38<text:tab/> 0.752121</text:p>
          </table:table-cell>
          <table:table-cell table:number-columns-repeated="12"/>
          <table:table-cell office:value-type="string">
            <text:p>whole<text:tab/> <text:s text:c="6"/>20<text:tab/> <text:s text:c="6"/>51<text:tab/> 0.74642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22<text:tab/> <text:s text:c="6"/>39<text:tab/> 0.745557</text:p>
          </table:table-cell>
          <table:table-cell table:number-columns-repeated="12"/>
          <table:table-cell office:value-type="string">
            <text:p>whole<text:tab/> <text:s text:c="6"/>20<text:tab/> <text:s text:c="6"/>52<text:tab/> 0.7190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25<text:tab/> <text:s text:c="6"/>23<text:tab/> 0.807592</text:p>
          </table:table-cell>
          <table:table-cell table:number-columns-repeated="12"/>
          <table:table-cell office:value-type="string">
            <text:p>whole<text:tab/> <text:s text:c="6"/>20<text:tab/> <text:s text:c="6"/>53<text:tab/> 0.7300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25<text:tab/> <text:s text:c="6"/>24<text:tab/> 0.812318</text:p>
          </table:table-cell>
          <table:table-cell table:number-columns-repeated="12"/>
          <table:table-cell office:value-type="string">
            <text:p>whole<text:tab/> <text:s text:c="6"/>20<text:tab/> <text:s text:c="6"/>54<text:tab/> 0.6664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25<text:tab/> <text:s text:c="6"/>44<text:tab/> 0.860433</text:p>
          </table:table-cell>
          <table:table-cell table:number-columns-repeated="12"/>
          <table:table-cell office:value-type="string">
            <text:p>whole<text:tab/> <text:s text:c="6"/>20<text:tab/> <text:s text:c="6"/>56<text:tab/> 0.66223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25<text:tab/> <text:s text:c="6"/>46<text:tab/> 0.861322</text:p>
          </table:table-cell>
          <table:table-cell table:number-columns-repeated="12"/>
          <table:table-cell office:value-type="string">
            <text:p>whole<text:tab/> <text:s text:c="6"/>20<text:tab/> <text:s text:c="6"/>57<text:tab/> 0.6326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25<text:tab/> <text:s text:c="6"/>48<text:tab/> 0.857358</text:p>
          </table:table-cell>
          <table:table-cell table:number-columns-repeated="12"/>
          <table:table-cell office:value-type="string">
            <text:p>whole<text:tab/> <text:s text:c="6"/>22<text:tab/> <text:s text:c="6"/>34<text:tab/> 0.823352</text:p>
          </table:table-cell>
          <table:table-cell/>
          <table:table-cell office:value-type="string">
            <text:p>Correc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whole<text:tab/> <text:s text:c="6"/>25<text:tab/> <text:s text:c="6"/>52<text:tab/> 0.835029</text:p>
          </table:table-cell>
          <table:table-cell table:number-columns-repeated="12"/>
          <table:table-cell office:value-type="string">
            <text:p>whole<text:tab/> <text:s text:c="6"/>22<text:tab/> <text:s text:c="6"/>36<text:tab/> 0.82387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25<text:tab/> <text:s text:c="6"/>56<text:tab/> 0.822297</text:p>
          </table:table-cell>
          <table:table-cell table:number-columns-repeated="12"/>
          <table:table-cell office:value-type="string">
            <text:p>whole<text:tab/> <text:s text:c="6"/>22<text:tab/> <text:s text:c="6"/>40<text:tab/> 0.831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28<text:tab/> <text:s text:c="6"/>44<text:tab/> 0.874493</text:p>
          </table:table-cell>
          <table:table-cell table:number-columns-repeated="12"/>
          <table:table-cell office:value-type="string">
            <text:p>whole<text:tab/> <text:s text:c="6"/>22<text:tab/> <text:s text:c="6"/>44<text:tab/> 0.82915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34<text:tab/> <text:s text:c="6"/>32<text:tab/> 0.853340</text:p>
          </table:table-cell>
          <table:table-cell table:number-columns-repeated="12"/>
          <table:table-cell office:value-type="string">
            <text:p>whole<text:tab/> <text:s text:c="6"/>22<text:tab/> <text:s text:c="6"/>48<text:tab/> 0.82273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35<text:tab/> <text:s text:c="6"/>31<text:tab/> 0.838405</text:p>
          </table:table-cell>
          <table:table-cell table:number-columns-repeated="12"/>
          <table:table-cell office:value-type="string">
            <text:p>whole<text:tab/> <text:s text:c="6"/>28<text:tab/> <text:s text:c="6"/>30<text:tab/> 0.836923</text:p>
          </table:table-cell>
          <table:table-cell/>
          <table:table-cell office:value-type="string">
            <text:p>Correc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whole<text:tab/> <text:s text:c="6"/>35<text:tab/> <text:s text:c="6"/>32<text:tab/> 0.836032</text:p>
          </table:table-cell>
          <table:table-cell table:number-columns-repeated="12"/>
          <table:table-cell office:value-type="string">
            <text:p>whole<text:tab/> <text:s text:c="6"/>28<text:tab/> <text:s text:c="6"/>32<text:tab/> 0.83714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37<text:tab/> <text:s text:c="6"/>21<text:tab/> 0.732556</text:p>
          </table:table-cell>
          <table:table-cell table:number-columns-repeated="12"/>
          <table:table-cell office:value-type="string">
            <text:p>whole<text:tab/> <text:s text:c="6"/>30<text:tab/> <text:s text:c="6"/>25<text:tab/> 0.742761</text:p>
          </table:table-cell>
          <table:table-cell/>
          <table:table-cell office:value-type="string">
            <text:p>Correc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whole<text:tab/> <text:s text:c="6"/>37<text:tab/> <text:s text:c="6"/>22<text:tab/> 0.731795</text:p>
          </table:table-cell>
          <table:table-cell table:number-columns-repeated="12"/>
          <table:table-cell office:value-type="string">
            <text:p>whole<text:tab/> <text:s text:c="6"/>30<text:tab/> <text:s text:c="6"/>26<text:tab/> 0.7443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37<text:tab/> <text:s text:c="6"/>37<text:tab/> 0.759554</text:p>
          </table:table-cell>
          <table:table-cell table:number-columns-repeated="12"/>
          <table:table-cell office:value-type="string">
            <text:p>whole<text:tab/> <text:s text:c="6"/>30<text:tab/> <text:s text:c="6"/>36<text:tab/> 0.77663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37<text:tab/> <text:s text:c="6"/>38<text:tab/> 0.758461</text:p>
          </table:table-cell>
          <table:table-cell table:number-columns-repeated="12"/>
          <table:table-cell office:value-type="string">
            <text:p>whole<text:tab/> <text:s text:c="6"/>30<text:tab/> <text:s text:c="6"/>37<text:tab/> 0.77259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37<text:tab/> <text:s text:c="6"/>54<text:tab/> 0.705414</text:p>
          </table:table-cell>
          <table:table-cell table:number-columns-repeated="12"/>
          <table:table-cell office:value-type="string">
            <text:p>whole<text:tab/> <text:s text:c="6"/>31<text:tab/> <text:s text:c="6"/>23<text:tab/> 0.778749</text:p>
          </table:table-cell>
          <table:table-cell/>
          <table:table-cell office:value-type="string">
            <text:p>Correc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whole<text:tab/> <text:s text:c="6"/>37<text:tab/> <text:s text:c="6"/>55<text:tab/> 0.691587</text:p>
          </table:table-cell>
          <table:table-cell table:number-columns-repeated="12"/>
          <table:table-cell office:value-type="string">
            <text:p>whole<text:tab/> <text:s text:c="6"/>31<text:tab/> <text:s text:c="6"/>24<text:tab/> 0.7655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51<text:tab/> <text:s text:c="6"/>35<text:tab/> 0.794006</text:p>
          </table:table-cell>
          <table:table-cell table:number-columns-repeated="12"/>
          <table:table-cell office:value-type="string">
            <text:p>whole<text:tab/> <text:s text:c="6"/>31<text:tab/> <text:s text:c="6"/>39<text:tab/> 0.8215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51<text:tab/> <text:s text:c="6"/>36<text:tab/> 0.800225</text:p>
          </table:table-cell>
          <table:table-cell table:number-columns-repeated="12"/>
          <table:table-cell office:value-type="string">
            <text:p>whole<text:tab/> <text:s text:c="6"/>31<text:tab/> <text:s text:c="6"/>45<text:tab/> 0.8217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51<text:tab/> <text:s text:c="6"/>38<text:tab/> 0.815281</text:p>
          </table:table-cell>
          <table:table-cell table:number-columns-repeated="12"/>
          <table:table-cell office:value-type="string">
            <text:p>whole<text:tab/> <text:s text:c="6"/>31<text:tab/> <text:s text:c="6"/>47<text:tab/> 0.82093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52<text:tab/> <text:s text:c="6"/>10<text:tab/> 0.696469</text:p>
          </table:table-cell>
          <table:table-cell table:number-columns-repeated="12"/>
          <table:table-cell office:value-type="string">
            <text:p>whole<text:tab/> <text:s text:c="6"/>31<text:tab/> <text:s text:c="6"/>49<text:tab/> 0.8334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52<text:tab/> <text:s text:c="6"/>11<text:tab/> 0.699121</text:p>
          </table:table-cell>
          <table:table-cell table:number-columns-repeated="12"/>
          <table:table-cell office:value-type="string">
            <text:p>whole<text:tab/> <text:s text:c="6"/>31<text:tab/> <text:s text:c="6"/>51<text:tab/> 0.80967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52<text:tab/> <text:s text:c="6"/>43<text:tab/> 0.791999</text:p>
          </table:table-cell>
          <table:table-cell table:number-columns-repeated="12"/>
          <table:table-cell office:value-type="string">
            <text:p>whole<text:tab/> <text:s text:c="6"/>31<text:tab/> <text:s text:c="6"/>52<text:tab/> 0.8100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52<text:tab/> <text:s text:c="6"/>44<text:tab/> 0.783027</text:p>
          </table:table-cell>
          <table:table-cell table:number-columns-repeated="12"/>
          <table:table-cell office:value-type="string">
            <text:p>whole<text:tab/> <text:s text:c="6"/>31<text:tab/> <text:s text:c="6"/>53<text:tab/> 0.79633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53<text:tab/> <text:s text:c="6"/>29<text:tab/> 0.826416</text:p>
          </table:table-cell>
          <table:table-cell table:number-columns-repeated="12"/>
          <table:table-cell office:value-type="string">
            <text:p>whole<text:tab/> <text:s text:c="6"/>31<text:tab/> <text:s text:c="6"/>56<text:tab/> 0.70706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53<text:tab/> <text:s text:c="6"/>30<text:tab/> 0.841644</text:p>
          </table:table-cell>
          <table:table-cell table:number-columns-repeated="12"/>
          <table:table-cell office:value-type="string">
            <text:p>whole<text:tab/> <text:s text:c="6"/>31<text:tab/> <text:s text:c="6"/>57<text:tab/> 0.6831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58<text:tab/> <text:s text:c="7"/>8<text:tab/> 0.749194</text:p>
          </table:table-cell>
          <table:table-cell table:number-columns-repeated="12"/>
          <table:table-cell office:value-type="string">
            <text:p>whole<text:tab/> <text:s text:c="6"/>32<text:tab/> <text:s text:c="6"/>58<text:tab/> 0.727859</text:p>
          </table:table-cell>
          <table:table-cell/>
          <table:table-cell office:value-type="string">
            <text:p>Correc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whole<text:tab/> <text:s text:c="6"/>58<text:tab/> <text:s text:c="7"/>9<text:tab/> 0.735809</text:p>
          </table:table-cell>
          <table:table-cell table:number-columns-repeated="12"/>
          <table:table-cell office:value-type="string">
            <text:p>whole<text:tab/> <text:s text:c="6"/>33<text:tab/> <text:s text:c="7"/>8<text:tab/> 0.611544</text:p>
          </table:table-cell>
          <table:table-cell/>
          <table:table-cell office:value-type="string">
            <text:p>Correc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whole<text:tab/> <text:s text:c="6"/>58<text:tab/> <text:s text:c="6"/>10<text:tab/> 0.682786</text:p>
          </table:table-cell>
          <table:table-cell table:number-columns-repeated="12"/>
          <table:table-cell office:value-type="string">
            <text:p>whole<text:tab/> <text:s text:c="6"/>33<text:tab/> <text:s text:c="7"/>9<text:tab/> 0.6240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58<text:tab/> <text:s text:c="6"/>12<text:tab/> 0.621012</text:p>
          </table:table-cell>
          <table:table-cell table:number-columns-repeated="12"/>
          <table:table-cell office:value-type="string">
            <text:p>whole<text:tab/> <text:s text:c="6"/>33<text:tab/> <text:s text:c="6"/>21<text:tab/> 0.7477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58<text:tab/> <text:s text:c="6"/>13<text:tab/> 0.676349</text:p>
          </table:table-cell>
          <table:table-cell table:number-columns-repeated="12"/>
          <table:table-cell office:value-type="string">
            <text:p>whole<text:tab/> <text:s text:c="6"/>33<text:tab/> <text:s text:c="6"/>25<text:tab/> 0.7452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58<text:tab/> <text:s text:c="6"/>16<text:tab/> 0.713775</text:p>
          </table:table-cell>
          <table:table-cell table:number-columns-repeated="12"/>
          <table:table-cell office:value-type="string">
            <text:p>whole<text:tab/> <text:s text:c="6"/>33<text:tab/> <text:s text:c="6"/>29<text:tab/> 0.748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58<text:tab/> <text:s text:c="6"/>17<text:tab/> 0.733427</text:p>
          </table:table-cell>
          <table:table-cell table:number-columns-repeated="12"/>
          <table:table-cell office:value-type="string">
            <text:p>whole<text:tab/> <text:s text:c="6"/>33<text:tab/> <text:s text:c="6"/>30<text:tab/> 0.74534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58<text:tab/> <text:s text:c="6"/>18<text:tab/> 0.739719</text:p>
          </table:table-cell>
          <table:table-cell table:number-columns-repeated="12"/>
          <table:table-cell office:value-type="string">
            <text:p>whole<text:tab/> <text:s text:c="6"/>33<text:tab/> <text:s text:c="6"/>31<text:tab/> 0.7323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58<text:tab/> <text:s text:c="6"/>19<text:tab/> 0.752830</text:p>
          </table:table-cell>
          <table:table-cell table:number-columns-repeated="12"/>
          <table:table-cell office:value-type="string">
            <text:p>whole<text:tab/> <text:s text:c="6"/>33<text:tab/> <text:s text:c="6"/>32<text:tab/> 0.7279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58<text:tab/> <text:s text:c="6"/>21<text:tab/> 0.753696</text:p>
          </table:table-cell>
          <table:table-cell table:number-columns-repeated="12"/>
          <table:table-cell office:value-type="string">
            <text:p>whole<text:tab/> <text:s text:c="6"/>33<text:tab/> <text:s text:c="6"/>41<text:tab/> 0.74380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58<text:tab/> <text:s text:c="6"/>22<text:tab/> 0.743273</text:p>
          </table:table-cell>
          <table:table-cell table:number-columns-repeated="12"/>
          <table:table-cell office:value-type="string">
            <text:p>whole<text:tab/> <text:s text:c="6"/>33<text:tab/> <text:s text:c="6"/>42<text:tab/> 0.7308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58<text:tab/> <text:s text:c="6"/>23<text:tab/> 0.749372</text:p>
          </table:table-cell>
          <table:table-cell table:number-columns-repeated="12"/>
          <table:table-cell office:value-type="string">
            <text:p>whole<text:tab/> <text:s text:c="6"/>33<text:tab/> <text:s text:c="6"/>53<text:tab/> 0.72975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58<text:tab/> <text:s text:c="6"/>24<text:tab/> 0.753753</text:p>
          </table:table-cell>
          <table:table-cell table:number-columns-repeated="12"/>
          <table:table-cell office:value-type="string">
            <text:p>whole<text:tab/> <text:s text:c="6"/>33<text:tab/> <text:s text:c="6"/>54<text:tab/> 0.69397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58<text:tab/> <text:s text:c="6"/>25<text:tab/> 0.742690</text:p>
          </table:table-cell>
          <table:table-cell table:number-columns-repeated="12"/>
          <table:table-cell office:value-type="string">
            <text:p>whole<text:tab/> <text:s text:c="6"/>33<text:tab/> <text:s text:c="6"/>58<text:tab/> 0.6122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58<text:tab/> <text:s text:c="6"/>32<text:tab/> 0.791062</text:p>
          </table:table-cell>
          <table:table-cell table:number-columns-repeated="12"/>
          <table:table-cell office:value-type="string">
            <text:p>whole<text:tab/> <text:s text:c="6"/>34<text:tab/> <text:s text:c="7"/>9<text:tab/> 0.651988</text:p>
          </table:table-cell>
          <table:table-cell/>
          <table:table-cell office:value-type="string">
            <text:p>Correc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whole<text:tab/> <text:s text:c="6"/>58<text:tab/> <text:s text:c="6"/>35<text:tab/> 0.733132</text:p>
          </table:table-cell>
          <table:table-cell table:number-columns-repeated="12"/>
          <table:table-cell office:value-type="string">
            <text:p>whole<text:tab/> <text:s text:c="6"/>34<text:tab/> <text:s text:c="6"/>15<text:tab/> 0.6996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58<text:tab/> <text:s text:c="6"/>36<text:tab/> 0.734547</text:p>
          </table:table-cell>
          <table:table-cell table:number-columns-repeated="12"/>
          <table:table-cell office:value-type="string">
            <text:p>whole<text:tab/> <text:s text:c="6"/>34<text:tab/> <text:s text:c="6"/>16<text:tab/> 0.7498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58<text:tab/> <text:s text:c="6"/>37<text:tab/> 0.731627</text:p>
          </table:table-cell>
          <table:table-cell table:number-columns-repeated="12"/>
          <table:table-cell office:value-type="string">
            <text:p>whole<text:tab/> <text:s text:c="6"/>34<text:tab/> <text:s text:c="6"/>17<text:tab/> 0.71751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58<text:tab/> <text:s text:c="6"/>38<text:tab/> 0.752104</text:p>
          </table:table-cell>
          <table:table-cell table:number-columns-repeated="12"/>
          <table:table-cell office:value-type="string">
            <text:p>whole<text:tab/> <text:s text:c="6"/>34<text:tab/> <text:s text:c="6"/>18<text:tab/> 0.74336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58<text:tab/> <text:s text:c="6"/>40<text:tab/> 0.757306</text:p>
          </table:table-cell>
          <table:table-cell table:number-columns-repeated="12"/>
          <table:table-cell office:value-type="string">
            <text:p>whole<text:tab/> <text:s text:c="6"/>34<text:tab/> <text:s text:c="6"/>19<text:tab/> 0.7444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58<text:tab/> <text:s text:c="6"/>41<text:tab/> 0.721246</text:p>
          </table:table-cell>
          <table:table-cell table:number-columns-repeated="12"/>
          <table:table-cell office:value-type="string">
            <text:p>whole<text:tab/> <text:s text:c="6"/>34<text:tab/> <text:s text:c="6"/>33<text:tab/> 0.79050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58<text:tab/> <text:s text:c="6"/>42<text:tab/> 0.748255</text:p>
          </table:table-cell>
          <table:table-cell table:number-columns-repeated="12"/>
          <table:table-cell office:value-type="string">
            <text:p>whole<text:tab/> <text:s text:c="6"/>34<text:tab/> <text:s text:c="6"/>35<text:tab/> 0.7877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58<text:tab/> <text:s text:c="6"/>43<text:tab/> 0.752903</text:p>
          </table:table-cell>
          <table:table-cell table:number-columns-repeated="12"/>
          <table:table-cell office:value-type="string">
            <text:p>whole<text:tab/> <text:s text:c="6"/>34<text:tab/> <text:s text:c="6"/>36<text:tab/> 0.7031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58<text:tab/> <text:s text:c="6"/>45<text:tab/> 0.729871</text:p>
          </table:table-cell>
          <table:table-cell table:number-columns-repeated="12"/>
          <table:table-cell office:value-type="string">
            <text:p>whole<text:tab/> <text:s text:c="6"/>34<text:tab/> <text:s text:c="6"/>37<text:tab/> 0.73909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58<text:tab/> <text:s text:c="6"/>46<text:tab/> 0.683948</text:p>
          </table:table-cell>
          <table:table-cell table:number-columns-repeated="12"/>
          <table:table-cell office:value-type="string">
            <text:p>whole<text:tab/> <text:s text:c="6"/>34<text:tab/> <text:s text:c="6"/>38<text:tab/> 0.74283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58<text:tab/> <text:s text:c="6"/>47<text:tab/> 0.739118</text:p>
          </table:table-cell>
          <table:table-cell table:number-columns-repeated="12"/>
          <table:table-cell office:value-type="string">
            <text:p>whole<text:tab/> <text:s text:c="6"/>34<text:tab/> <text:s text:c="6"/>39<text:tab/> 0.7462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58<text:tab/> <text:s text:c="6"/>49<text:tab/> 0.730084</text:p>
          </table:table-cell>
          <table:table-cell table:number-columns-repeated="12"/>
          <table:table-cell office:value-type="string">
            <text:p>whole<text:tab/> <text:s text:c="6"/>34<text:tab/> <text:s text:c="6"/>40<text:tab/> 0.7659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58<text:tab/> <text:s text:c="6"/>50<text:tab/> 0.720995</text:p>
          </table:table-cell>
          <table:table-cell table:number-columns-repeated="12"/>
          <table:table-cell office:value-type="string">
            <text:p>whole<text:tab/> <text:s text:c="6"/>34<text:tab/> <text:s text:c="6"/>41<text:tab/> 0.7353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58<text:tab/> <text:s text:c="6"/>51<text:tab/> 0.733450</text:p>
          </table:table-cell>
          <table:table-cell table:number-columns-repeated="12"/>
          <table:table-cell office:value-type="string">
            <text:p>whole<text:tab/> <text:s text:c="6"/>34<text:tab/> <text:s text:c="6"/>42<text:tab/> 0.7166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58<text:tab/> <text:s text:c="6"/>52<text:tab/> 0.696773</text:p>
          </table:table-cell>
          <table:table-cell table:number-columns-repeated="12"/>
          <table:table-cell office:value-type="string">
            <text:p>whole<text:tab/> <text:s text:c="6"/>34<text:tab/> <text:s text:c="6"/>48<text:tab/> 0.7132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58<text:tab/> <text:s text:c="6"/>54<text:tab/> 0.680488</text:p>
          </table:table-cell>
          <table:table-cell table:number-columns-repeated="12"/>
          <table:table-cell office:value-type="string">
            <text:p>whole<text:tab/> <text:s text:c="6"/>34<text:tab/> <text:s text:c="6"/>49<text:tab/> 0.7401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58<text:tab/> <text:s text:c="6"/>55<text:tab/> 0.640404</text:p>
          </table:table-cell>
          <table:table-cell table:number-columns-repeated="12"/>
          <table:table-cell office:value-type="string">
            <text:p>whole<text:tab/> <text:s text:c="6"/>34<text:tab/> <text:s text:c="6"/>50<text:tab/> 0.7107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58<text:tab/> <text:s text:c="6"/>56<text:tab/> 0.748940</text:p>
          </table:table-cell>
          <table:table-cell table:number-columns-repeated="12"/>
          <table:table-cell office:value-type="string">
            <text:p>whole<text:tab/> <text:s text:c="6"/>34<text:tab/> <text:s text:c="6"/>51<text:tab/> 0.72999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58<text:tab/> <text:s text:c="6"/>57<text:tab/> 0.738314</text:p>
          </table:table-cell>
          <table:table-cell table:number-columns-repeated="12"/>
          <table:table-cell office:value-type="string">
            <text:p>whole<text:tab/> <text:s text:c="6"/>34<text:tab/> <text:s text:c="6"/>52<text:tab/> 0.7113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58<text:tab/> <text:s text:c="6"/>58<text:tab/> 0.653719</text:p>
          </table:table-cell>
          <table:table-cell table:number-columns-repeated="12"/>
          <table:table-cell office:value-type="string">
            <text:p>whole<text:tab/> <text:s text:c="6"/>36<text:tab/> <text:s text:c="6"/>49<text:tab/> 0.774608</text:p>
          </table:table-cell>
          <table:table-cell/>
          <table:table-cell office:value-type="string">
            <text:p>Correc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whole<text:tab/> <text:s text:c="6"/>59<text:tab/> <text:s text:c="6"/>13<text:tab/> 0.683931</text:p>
          </table:table-cell>
          <table:table-cell table:number-columns-repeated="12"/>
          <table:table-cell office:value-type="string">
            <text:p>whole<text:tab/> <text:s text:c="6"/>36<text:tab/> <text:s text:c="6"/>52<text:tab/> 0.75266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59<text:tab/> <text:s text:c="6"/>14<text:tab/> 0.692709</text:p>
          </table:table-cell>
          <table:table-cell table:number-columns-repeated="12"/>
          <table:table-cell office:value-type="string">
            <text:p>whole<text:tab/> <text:s text:c="6"/>38<text:tab/> <text:s text:c="6"/>23<text:tab/> 0.742466</text:p>
          </table:table-cell>
          <table:table-cell/>
          <table:table-cell office:value-type="string">
            <text:p>Correc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whole<text:tab/> <text:s text:c="6"/>59<text:tab/> <text:s text:c="6"/>19<text:tab/> 0.761218</text:p>
          </table:table-cell>
          <table:table-cell table:number-columns-repeated="12"/>
          <table:table-cell office:value-type="string">
            <text:p>whole<text:tab/> <text:s text:c="6"/>38<text:tab/> <text:s text:c="6"/>24<text:tab/> 0.7325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59<text:tab/> <text:s text:c="6"/>20<text:tab/> 0.775743</text:p>
          </table:table-cell>
          <table:table-cell table:number-columns-repeated="12"/>
          <table:table-cell office:value-type="string">
            <text:p>whole<text:tab/> <text:s text:c="6"/>38<text:tab/> <text:s text:c="6"/>56<text:tab/> 0.63635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59<text:tab/> <text:s text:c="6"/>25<text:tab/> 0.755846</text:p>
          </table:table-cell>
          <table:table-cell table:number-columns-repeated="12"/>
          <table:table-cell office:value-type="string">
            <text:p>whole<text:tab/> <text:s text:c="6"/>38<text:tab/> <text:s text:c="6"/>57<text:tab/> 0.58781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59<text:tab/> <text:s text:c="6"/>26<text:tab/> 0.739563</text:p>
          </table:table-cell>
          <table:table-cell table:number-columns-repeated="12"/>
          <table:table-cell office:value-type="string">
            <text:p>whole<text:tab/> <text:s text:c="6"/>43<text:tab/> <text:s text:c="7"/>8<text:tab/> 0.647226</text:p>
          </table:table-cell>
          <table:table-cell/>
          <table:table-cell office:value-type="string">
            <text:p>Correc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whole<text:tab/> <text:s text:c="6"/>59<text:tab/> <text:s text:c="6"/>34<text:tab/> 0.806158</text:p>
          </table:table-cell>
          <table:table-cell table:number-columns-repeated="12"/>
          <table:table-cell office:value-type="string">
            <text:p>whole<text:tab/> <text:s text:c="6"/>43<text:tab/> <text:s text:c="6"/>13<text:tab/> 0.7362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59<text:tab/> <text:s text:c="6"/>46<text:tab/> 0.734497</text:p>
          </table:table-cell>
          <table:table-cell table:number-columns-repeated="12"/>
          <table:table-cell office:value-type="string">
            <text:p>whole<text:tab/> <text:s text:c="6"/>43<text:tab/> <text:s text:c="6"/>40<text:tab/> 0.7412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59<text:tab/> <text:s text:c="6"/>47<text:tab/> 0.733780</text:p>
          </table:table-cell>
          <table:table-cell table:number-columns-repeated="12"/>
          <table:table-cell office:value-type="string">
            <text:p>whole<text:tab/> <text:s text:c="6"/>43<text:tab/> <text:s text:c="6"/>41<text:tab/> 0.7355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59<text:tab/> <text:s text:c="6"/>52<text:tab/> 0.761325</text:p>
          </table:table-cell>
          <table:table-cell table:number-columns-repeated="12"/>
          <table:table-cell office:value-type="string">
            <text:p>whole<text:tab/> <text:s text:c="6"/>43<text:tab/> <text:s text:c="6"/>46<text:tab/> 0.75914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59<text:tab/> <text:s text:c="6"/>53<text:tab/> 0.749584</text:p>
          </table:table-cell>
          <table:table-cell table:number-columns-repeated="12"/>
          <table:table-cell office:value-type="string">
            <text:p>whole<text:tab/> <text:s text:c="6"/>43<text:tab/> <text:s text:c="6"/>47<text:tab/> 0.73382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59<text:tab/> <text:s text:c="6"/>58<text:tab/> 0.711660</text:p>
          </table:table-cell>
          <table:table-cell table:number-columns-repeated="12"/>
          <table:table-cell office:value-type="string">
            <text:p>whole<text:tab/> <text:s text:c="6"/>44<text:tab/> <text:s text:c="6"/>13<text:tab/> 0.711855</text:p>
          </table:table-cell>
          <table:table-cell/>
          <table:table-cell office:value-type="string">
            <text:p>Correc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whole<text:tab/> <text:s text:c="6"/>61<text:tab/> <text:s text:c="6"/>17<text:tab/> 0.769499</text:p>
          </table:table-cell>
          <table:table-cell table:number-columns-repeated="12"/>
          <table:table-cell office:value-type="string">
            <text:p>whole<text:tab/> <text:s text:c="6"/>44<text:tab/> <text:s text:c="6"/>14<text:tab/> 0.70956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64<text:tab/> <text:s text:c="6"/>56<text:tab/> 0.824370</text:p>
          </table:table-cell>
          <table:table-cell table:number-columns-repeated="12"/>
          <table:table-cell office:value-type="string">
            <text:p>whole<text:tab/> <text:s text:c="6"/>44<text:tab/> <text:s text:c="6"/>46<text:tab/> 0.74334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64<text:tab/> <text:s text:c="6"/>58<text:tab/> 0.764833</text:p>
          </table:table-cell>
          <table:table-cell table:number-columns-repeated="12"/>
          <table:table-cell office:value-type="string">
            <text:p>whole<text:tab/> <text:s text:c="6"/>44<text:tab/> <text:s text:c="6"/>47<text:tab/> 0.74144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65<text:tab/> <text:s text:c="6"/>53<text:tab/> 0.831734</text:p>
          </table:table-cell>
          <table:table-cell table:number-columns-repeated="12"/>
          <table:table-cell office:value-type="string">
            <text:p>whole<text:tab/> <text:s text:c="6"/>47<text:tab/> <text:s text:c="6"/>28<text:tab/> 0.828560</text:p>
          </table:table-cell>
          <table:table-cell/>
          <table:table-cell office:value-type="string">
            <text:p>Correc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whole<text:tab/> <text:s text:c="6"/>65<text:tab/> <text:s text:c="6"/>55<text:tab/> 0.798420</text:p>
          </table:table-cell>
          <table:table-cell table:number-columns-repeated="12"/>
          <table:table-cell office:value-type="string">
            <text:p>whole<text:tab/> <text:s text:c="6"/>50<text:tab/> <text:s text:c="6"/>44<text:tab/> 0.858477</text:p>
          </table:table-cell>
          <table:table-cell/>
          <table:table-cell office:value-type="string">
            <text:p>Correc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whole<text:tab/> <text:s text:c="6"/>65<text:tab/> <text:s text:c="6"/>57<text:tab/> 0.760338</text:p>
          </table:table-cell>
          <table:table-cell table:number-columns-repeated="12"/>
          <table:table-cell office:value-type="string">
            <text:p>whole<text:tab/> <text:s text:c="6"/>50<text:tab/> <text:s text:c="6"/>46<text:tab/> 0.85081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whole<text:tab/> <text:s text:c="6"/>67<text:tab/> <text:s text:c="6"/>39<text:tab/> 0.818354</text:p>
          </table:table-cell>
          <table:table-cell table:number-columns-repeated="12"/>
          <table:table-cell office:value-type="string">
            <text:p>whole<text:tab/> <text:s text:c="6"/>52<text:tab/> <text:s text:c="6"/>57<text:tab/> 0.769862</text:p>
          </table:table-cell>
          <table:table-cell/>
          <table:table-cell office:value-type="string">
            <text:p>Correc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whole<text:tab/> <text:s text:c="6"/>67<text:tab/> <text:s text:c="6"/>40<text:tab/> 0.836388</text:p>
          </table:table-cell>
          <table:table-cell table:number-columns-repeated="12"/>
          <table:table-cell office:value-type="string">
            <text:p>whole<text:tab/> <text:s text:c="6"/>53<text:tab/> <text:s text:c="6"/>10<text:tab/> 0.795651</text:p>
          </table:table-cell>
          <table:table-cell/>
          <table:table-cell office:value-type="string">
            <text:p>Correct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string">
            <text:p>whole<text:tab/> <text:s text:c="6"/>53<text:tab/> <text:s text:c="6"/>43<text:tab/> 0.832572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string">
            <text:p>whole<text:tab/> <text:s text:c="6"/>55<text:tab/> <text:s text:c="6"/>29<text:tab/> 0.729522</text:p>
          </table:table-cell>
          <table:table-cell/>
          <table:table-cell office:value-type="string">
            <text:p>Correct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string">
            <text:p>whole<text:tab/> <text:s text:c="6"/>55<text:tab/> <text:s text:c="6"/>30<text:tab/> 0.730221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string">
            <text:p>whole<text:tab/> <text:s text:c="6"/>62<text:tab/> <text:s text:c="6"/>15<text:tab/> 0.720042</text:p>
          </table:table-cell>
          <table:table-cell/>
          <table:table-cell office:value-type="string">
            <text:p>Correct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string">
            <text:p>whole<text:tab/> <text:s text:c="6"/>62<text:tab/> <text:s text:c="6"/>16<text:tab/> 0.738061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string">
            <text:p>whole<text:tab/> <text:s text:c="6"/>62<text:tab/> <text:s text:c="6"/>29<text:tab/> 0.726983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string">
            <text:p>whole<text:tab/> <text:s text:c="6"/>62<text:tab/> <text:s text:c="6"/>30<text:tab/> 0.730373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string">
            <text:p>whole<text:tab/> <text:s text:c="6"/>62<text:tab/> <text:s text:c="6"/>33<text:tab/> 0.730950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string">
            <text:p>whole<text:tab/> <text:s text:c="6"/>62<text:tab/> <text:s text:c="6"/>34<text:tab/> 0.751633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string">
            <text:p>whole<text:tab/> <text:s text:c="6"/>62<text:tab/> <text:s text:c="6"/>39<text:tab/> 0.738875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string">
            <text:p>whole<text:tab/> <text:s text:c="6"/>62<text:tab/> <text:s text:c="6"/>40<text:tab/> 0.738754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string">
            <text:p>whole<text:tab/> <text:s text:c="6"/>62<text:tab/> <text:s text:c="6"/>48<text:tab/> 0.765905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string">
            <text:p>whole<text:tab/> <text:s text:c="6"/>62<text:tab/> <text:s text:c="6"/>49<text:tab/> 0.749530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string">
            <text:p>whole<text:tab/> <text:s text:c="6"/>64<text:tab/> <text:s text:c="6"/>28<text:tab/> 0.802097</text:p>
          </table:table-cell>
          <table:table-cell/>
          <table:table-cell office:value-type="string">
            <text:p>Correct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string">
            <text:p>whole<text:tab/> <text:s text:c="6"/>64<text:tab/> <text:s text:c="6"/>29<text:tab/> 0.804982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string">
            <text:p>whole<text:tab/> <text:s text:c="6"/>65<text:tab/> <text:s text:c="6"/>36<text:tab/> 0.753880</text:p>
          </table:table-cell>
          <table:table-cell/>
          <table:table-cell office:value-type="string">
            <text:p>Correct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string">
            <text:p>whole<text:tab/> <text:s text:c="6"/>65<text:tab/> <text:s text:c="6"/>56<text:tab/> 0.646670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string">
            <text:p>whole<text:tab/> <text:s text:c="6"/>65<text:tab/> <text:s text:c="6"/>58<text:tab/> 0.491822</text:p>
          </table:table-cell>
          <table:table-cell table:number-columns-repeated="5"/>
        </table:table-row>
      </table:table>
      <table:table table:name="Tables" table:style-name="ta1" table:print="false">
        <table:table-column table:style-name="co7" table:number-columns-repeated="16" table:default-cell-style-name="Default"/>
        <table:table-column table:style-name="co10" table:default-cell-style-name="ce11"/>
        <table:table-column table:style-name="co7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9" table:default-cell-style-name="Default"/>
        <table:table-row table:style-name="ro2">
          <table:table-cell table:style-name="ce1" office:value-type="string">
            <text:p>Case 101</text:p>
          </table:table-cell>
          <table:table-cell table:style-name="ce1" office:value-type="string">
            <text:p>1 region</text:p>
          </table:table-cell>
          <table:table-cell table:number-columns-repeated="6"/>
          <table:table-cell table:style-name="ce1" office:value-type="string">
            <text:p>4 regions </text:p>
          </table:table-cell>
          <table:table-cell table:style-name="ce1" office:value-type="string">
            <text:p>(400 pixels min)</text:p>
          </table:table-cell>
          <table:table-cell table:number-columns-repeated="6"/>
          <table:table-cell table:style-name="ce10" office:value-type="string">
            <text:p>Same suggestion?</text:p>
          </table:table-cell>
          <table:table-cell table:style-name="ce16" office:value-type="string" table:number-columns-spanned="1" table:number-rows-spanned="2">
            <text:p>Improvement ?</text:p>
          </table:table-cell>
          <table:table-cell table:style-name="ce21" office:value-type="string" table:number-columns-spanned="1" table:number-rows-spanned="2">
            <text:p>Ask confirmation</text:p>
          </table:table-cell>
          <table:table-cell table:style-name="ce21" office:value-type="string" table:number-columns-spanned="1" table:number-rows-spanned="2">
            <text:p>DTIPrep results (2, 2.5, 0.88, 0.86, 2, 2.5, 12%)</text:p>
          </table:table-cell>
          <table:table-cell table:style-name="ce21" office:value-type="string" table:number-columns-spanned="1" table:number-rows-spanned="2">
            <text:p>Personal evaluation</text:p>
          </table:table-cell>
          <table:table-cell/>
          <table:table-cell table:style-name="ce21" office:value-type="string" table:number-columns-spanned="1" table:number-rows-spanned="2">
            <text:p>Differences DTIPrep / Reality (base)</text:p>
          </table:table-cell>
          <table:table-cell table:style-name="ce5" office:value-type="string" table:number-columns-spanned="1" table:number-rows-spanned="2">
            <text:p>Personal solution, without taking into account the Confidence, 1 region</text:p>
          </table:table-cell>
          <table:table-cell table:style-name="ce26" office:value-type="string" table:number-columns-spanned="1" table:number-rows-spanned="2">
            <text:p>Personal solution, without taking into account the Confidence, 4 regions</text:p>
          </table:table-cell>
          <table:table-cell table:style-name="ce5" office:value-type="string" table:number-columns-spanned="1" table:number-rows-spanned="2">
            <text:p>Personal solution with confidence (if incorrect but confidence = unsure, considered as correct) 1 region</text:p>
          </table:table-cell>
          <table:table-cell table:style-name="ce5" office:value-type="string" table:number-columns-spanned="1" table:number-rows-spanned="2">
            <text:p>Personal solution with confidence (if incorrect but confidence = unsure, considered as correct) 4 regions</text:p>
          </table:table-cell>
          <table:table-cell/>
          <table:table-cell office:value-type="string" table:number-columns-spanned="1" table:number-rows-spanned="2">
            <text:p>DTIPrep results (2, 2.5, 0.88, 0.88, 2, 2.5, 12%)</text:p>
          </table:table-cell>
          <table:table-cell office:value-type="string" table:number-columns-spanned="1" table:number-rows-spanned="2">
            <text:p>Differences DTIPrep / Reality</text:p>
          </table:table-cell>
          <table:table-cell office:value-type="string" table:number-columns-spanned="1" table:number-rows-spanned="2">
            <text:p>DTIPrep results (3, 3.5, 0.88, 0.86, 2.5, 3, 12%)</text:p>
          </table:table-cell>
          <table:table-cell/>
        </table:table-row>
        <table:table-row table:style-name="ro2">
          <table:table-cell table:style-name="ce5" office:value-type="string">
            <text:p>Gradient #</text:p>
          </table:table-cell>
          <table:table-cell table:style-name="ce5" office:value-type="string">
            <text:p>Keep</text:p>
          </table:table-cell>
          <table:table-cell table:style-name="ce5" office:value-type="string">
            <text:p>Max absolute div</text:p>
          </table:table-cell>
          <table:table-cell table:style-name="ce5" office:value-type="string">
            <text:p>Max relative div</text:p>
          </table:table-cell>
          <table:table-cell table:style-name="ce5" office:value-type="string">
            <text:p>Suggestion</text:p>
          </table:table-cell>
          <table:table-cell table:style-name="ce5" office:value-type="string">
            <text:p>Confidence</text:p>
          </table:table-cell>
          <table:table-cell table:style-name="ce5" office:value-type="string">
            <text:p>Need review</text:p>
          </table:table-cell>
          <table:table-cell/>
          <table:table-cell table:style-name="ce5" office:value-type="string">
            <text:p>Gradient #</text:p>
          </table:table-cell>
          <table:table-cell table:style-name="ce5" office:value-type="string">
            <text:p>Keep</text:p>
          </table:table-cell>
          <table:table-cell table:style-name="ce5" office:value-type="string">
            <text:p>Max absolute div</text:p>
          </table:table-cell>
          <table:table-cell table:style-name="ce5" office:value-type="string">
            <text:p>Max relative div</text:p>
          </table:table-cell>
          <table:table-cell table:style-name="ce5" office:value-type="string">
            <text:p>Suggestion</text:p>
          </table:table-cell>
          <table:table-cell table:style-name="ce5" office:value-type="string">
            <text:p>Confidence</text:p>
          </table:table-cell>
          <table:table-cell table:style-name="ce5" office:value-type="string">
            <text:p>Need review</text:p>
          </table:table-cell>
          <table:table-cell/>
          <table:table-cell table:style-name="ce10" office:value-type="string">
            <text:p>Keep / Discard</text:p>
          </table:table-cell>
          <table:covered-table-cell table:number-columns-repeated="3"/>
          <table:covered-table-cell table:style-name="ce5"/>
          <table:table-cell/>
          <table:covered-table-cell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covered-table-cell table:number-columns-repeated="3"/>
          <table:table-cell/>
        </table:table-row>
        <table:table-row table:style-name="ro2">
          <table:table-cell table:style-name="ce6" office:value-type="float" office:value="0">
            <text:p>0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653">
            <text:p>0.07</text:p>
          </table:table-cell>
          <table:table-cell table:style-name="ce6" office:value-type="float" office:value="2.0934">
            <text:p>2.09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0">
            <text:p>0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1151">
            <text:p>0.12</text:p>
          </table:table-cell>
          <table:table-cell table:style-name="ce6" office:value-type="float" office:value="2.4826">
            <text:p>2.48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3]; [.M3])" office:value-type="boolean" office:boolean-value="true">
            <text:p>TRUE</text:p>
          </table:table-cell>
          <table:table-cell table:style-name="ce17" table:formula="of:=IF([.Q3]=0;IF([.U3]=[.J3];&quot;YES&quot;; &quot;NO&quot;);&quot;&quot;)">
            <text:p/>
          </table:table-cell>
          <table:table-cell table:formula="of:=IF(AND([.O3]=1; [.R3]=&quot;NO&quot;);&quot;YES&quot;; IF([.R3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]=[.T3]; &quot;CORRECT&quot;; &quot;INCORRECT&quot;)" office:value-type="string" office:string-value="CORRECT">
            <text:p>CORRECT</text:p>
          </table:table-cell>
          <table:table-cell table:style-name="ce9" table:formula="of:=IF([.U3]=[.B3]; &quot;CORRECT&quot;; &quot;INCORRECT&quot;)" office:value-type="string" office:string-value="CORRECT">
            <text:p>CORRECT</text:p>
          </table:table-cell>
          <table:table-cell table:style-name="ce9" table:formula="of:=IF([.U3]=[.J3]; &quot;CORRECT&quot;; &quot;INCORRECT&quot;)" office:value-type="string" office:string-value="CORRECT">
            <text:p>CORRECT</text:p>
          </table:table-cell>
          <table:table-cell table:formula="of:=IF([.X3]=&quot;CORRECT&quot;;&quot;CORRECT&quot;;IF([.F3]=&quot;Unsure&quot;; &quot;CORRECT&quot;; &quot;INCORRECT&quot;))" office:value-type="string" office:string-value="CORRECT">
            <text:p>CORRECT</text:p>
          </table:table-cell>
          <table:table-cell table:formula="of:=IF([.Y3]=&quot;CORRECT&quot;;&quot;CORRECT&quot;;IF([.N3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3]=[.AC3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3]=[.AE3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839">
            <text:p>0.08</text:p>
          </table:table-cell>
          <table:table-cell table:style-name="ce6" office:value-type="float" office:value="3.2361">
            <text:p>3.24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1">
            <text:p>1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728">
            <text:p>0.07</text:p>
          </table:table-cell>
          <table:table-cell table:style-name="ce6" office:value-type="float" office:value="3.0794">
            <text:p>3.08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4]; [.M4])" office:value-type="boolean" office:boolean-value="true">
            <text:p>TRUE</text:p>
          </table:table-cell>
          <table:table-cell table:style-name="ce17" table:formula="of:=IF([.Q4]=0;IF([.U4]=[.J4];&quot;YES&quot;; &quot;NO&quot;);&quot;&quot;)">
            <text:p/>
          </table:table-cell>
          <table:table-cell table:formula="of:=IF(AND([.O4]=1; [.R4]=&quot;NO&quot;);&quot;YES&quot;; IF([.R4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4]=[.T4]; &quot;CORRECT&quot;; &quot;INCORRECT&quot;)" office:value-type="string" office:string-value="CORRECT">
            <text:p>CORRECT</text:p>
          </table:table-cell>
          <table:table-cell table:style-name="ce9" table:formula="of:=IF([.U4]=[.B4]; &quot;CORRECT&quot;; &quot;INCORRECT&quot;)" office:value-type="string" office:string-value="CORRECT">
            <text:p>CORRECT</text:p>
          </table:table-cell>
          <table:table-cell table:style-name="ce9" table:formula="of:=IF([.U4]=[.J4]; &quot;CORRECT&quot;; &quot;INCORRECT&quot;)" office:value-type="string" office:string-value="CORRECT">
            <text:p>CORRECT</text:p>
          </table:table-cell>
          <table:table-cell table:formula="of:=IF([.X4]=&quot;CORRECT&quot;;&quot;CORRECT&quot;;IF([.F4]=&quot;Unsure&quot;; &quot;CORRECT&quot;; &quot;INCORRECT&quot;))" office:value-type="string" office:string-value="CORRECT">
            <text:p>CORRECT</text:p>
          </table:table-cell>
          <table:table-cell table:formula="of:=IF([.Y4]=&quot;CORRECT&quot;;&quot;CORRECT&quot;;IF([.N4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4]=[.AC4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4]=[.AE4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408">
            <text:p>0.04</text:p>
          </table:table-cell>
          <table:table-cell table:style-name="ce6" office:value-type="float" office:value="4.7704">
            <text:p>4.77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2">
            <text:p>2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1178">
            <text:p>0.12</text:p>
          </table:table-cell>
          <table:table-cell table:style-name="ce6" office:value-type="float" office:value="6.5904">
            <text:p>6.59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5]; [.M5])" office:value-type="boolean" office:boolean-value="true">
            <text:p>TRUE</text:p>
          </table:table-cell>
          <table:table-cell table:style-name="ce17" table:formula="of:=IF([.Q5]=0;IF([.U5]=[.J5];&quot;YES&quot;; &quot;NO&quot;);&quot;&quot;)">
            <text:p/>
          </table:table-cell>
          <table:table-cell table:formula="of:=IF(AND([.O5]=1; [.R5]=&quot;NO&quot;);&quot;YES&quot;; IF([.R5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5]=[.T5]; &quot;CORRECT&quot;; &quot;INCORRECT&quot;)" office:value-type="string" office:string-value="CORRECT">
            <text:p>CORRECT</text:p>
          </table:table-cell>
          <table:table-cell table:style-name="ce9" table:formula="of:=IF([.U5]=[.B5]; &quot;CORRECT&quot;; &quot;INCORRECT&quot;)" office:value-type="string" office:string-value="CORRECT">
            <text:p>CORRECT</text:p>
          </table:table-cell>
          <table:table-cell table:style-name="ce9" table:formula="of:=IF([.U5]=[.J5]; &quot;CORRECT&quot;; &quot;INCORRECT&quot;)" office:value-type="string" office:string-value="CORRECT">
            <text:p>CORRECT</text:p>
          </table:table-cell>
          <table:table-cell table:formula="of:=IF([.X5]=&quot;CORRECT&quot;;&quot;CORRECT&quot;;IF([.F5]=&quot;Unsure&quot;; &quot;CORRECT&quot;; &quot;INCORRECT&quot;))" office:value-type="string" office:string-value="CORRECT">
            <text:p>CORRECT</text:p>
          </table:table-cell>
          <table:table-cell table:formula="of:=IF([.Y5]=&quot;CORRECT&quot;;&quot;CORRECT&quot;;IF([.N5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5]=[.AC5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5]=[.AE5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615">
            <text:p>0.06</text:p>
          </table:table-cell>
          <table:table-cell table:style-name="ce6" office:value-type="float" office:value="5.1302">
            <text:p>5.13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3">
            <text:p>3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1241">
            <text:p>0.12</text:p>
          </table:table-cell>
          <table:table-cell table:style-name="ce6" office:value-type="float" office:value="6.0152">
            <text:p>6.02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6]; [.M6])" office:value-type="boolean" office:boolean-value="true">
            <text:p>TRUE</text:p>
          </table:table-cell>
          <table:table-cell table:style-name="ce17" table:formula="of:=IF([.Q6]=0;IF([.U6]=[.J6];&quot;YES&quot;; &quot;NO&quot;);&quot;&quot;)">
            <text:p/>
          </table:table-cell>
          <table:table-cell table:formula="of:=IF(AND([.O6]=1; [.R6]=&quot;NO&quot;);&quot;YES&quot;; IF([.R6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6]=[.T6]; &quot;CORRECT&quot;; &quot;INCORRECT&quot;)" office:value-type="string" office:string-value="CORRECT">
            <text:p>CORRECT</text:p>
          </table:table-cell>
          <table:table-cell table:style-name="ce9" table:formula="of:=IF([.U6]=[.B6]; &quot;CORRECT&quot;; &quot;INCORRECT&quot;)" office:value-type="string" office:string-value="CORRECT">
            <text:p>CORRECT</text:p>
          </table:table-cell>
          <table:table-cell table:style-name="ce9" table:formula="of:=IF([.U6]=[.J6]; &quot;CORRECT&quot;; &quot;INCORRECT&quot;)" office:value-type="string" office:string-value="CORRECT">
            <text:p>CORRECT</text:p>
          </table:table-cell>
          <table:table-cell table:formula="of:=IF([.X6]=&quot;CORRECT&quot;;&quot;CORRECT&quot;;IF([.F6]=&quot;Unsure&quot;; &quot;CORRECT&quot;; &quot;INCORRECT&quot;))" office:value-type="string" office:string-value="CORRECT">
            <text:p>CORRECT</text:p>
          </table:table-cell>
          <table:table-cell table:formula="of:=IF([.Y6]=&quot;CORRECT&quot;;&quot;CORRECT&quot;;IF([.N6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6]=[.AC6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6]=[.AE6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311">
            <text:p>0.03</text:p>
          </table:table-cell>
          <table:table-cell table:style-name="ce6" office:value-type="float" office:value="1.8687">
            <text:p>1.87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4">
            <text:p>4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547">
            <text:p>0.05</text:p>
          </table:table-cell>
          <table:table-cell table:style-name="ce6" office:value-type="float" office:value="3.3672">
            <text:p>3.37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7]; [.M7])" office:value-type="boolean" office:boolean-value="true">
            <text:p>TRUE</text:p>
          </table:table-cell>
          <table:table-cell table:style-name="ce17" table:formula="of:=IF([.Q7]=0;IF([.U7]=[.J7];&quot;YES&quot;; &quot;NO&quot;);&quot;&quot;)">
            <text:p/>
          </table:table-cell>
          <table:table-cell table:formula="of:=IF(AND([.O7]=1; [.R7]=&quot;NO&quot;);&quot;YES&quot;; IF([.R7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7]=[.T7]; &quot;CORRECT&quot;; &quot;INCORRECT&quot;)" office:value-type="string" office:string-value="CORRECT">
            <text:p>CORRECT</text:p>
          </table:table-cell>
          <table:table-cell table:style-name="ce9" table:formula="of:=IF([.U7]=[.B7]; &quot;CORRECT&quot;; &quot;INCORRECT&quot;)" office:value-type="string" office:string-value="CORRECT">
            <text:p>CORRECT</text:p>
          </table:table-cell>
          <table:table-cell table:style-name="ce9" table:formula="of:=IF([.U7]=[.J7]; &quot;CORRECT&quot;; &quot;INCORRECT&quot;)" office:value-type="string" office:string-value="CORRECT">
            <text:p>CORRECT</text:p>
          </table:table-cell>
          <table:table-cell table:formula="of:=IF([.X7]=&quot;CORRECT&quot;;&quot;CORRECT&quot;;IF([.F7]=&quot;Unsure&quot;; &quot;CORRECT&quot;; &quot;INCORRECT&quot;))" office:value-type="string" office:string-value="CORRECT">
            <text:p>CORRECT</text:p>
          </table:table-cell>
          <table:table-cell table:formula="of:=IF([.Y7]=&quot;CORRECT&quot;;&quot;CORRECT&quot;;IF([.N7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7]=[.AC7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7]=[.AE7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253">
            <text:p>0.03</text:p>
          </table:table-cell>
          <table:table-cell table:style-name="ce6" office:value-type="float" office:value="2.9538">
            <text:p>2.95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5">
            <text:p>5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864">
            <text:p>0.09</text:p>
          </table:table-cell>
          <table:table-cell table:style-name="ce6" office:value-type="float" office:value="6.3685">
            <text:p>6.37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8]; [.M8])" office:value-type="boolean" office:boolean-value="true">
            <text:p>TRUE</text:p>
          </table:table-cell>
          <table:table-cell table:style-name="ce17" table:formula="of:=IF([.Q8]=0;IF([.U8]=[.J8];&quot;YES&quot;; &quot;NO&quot;);&quot;&quot;)">
            <text:p/>
          </table:table-cell>
          <table:table-cell table:formula="of:=IF(AND([.O8]=1; [.R8]=&quot;NO&quot;);&quot;YES&quot;; IF([.R8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8]=[.T8]; &quot;CORRECT&quot;; &quot;INCORRECT&quot;)" office:value-type="string" office:string-value="CORRECT">
            <text:p>CORRECT</text:p>
          </table:table-cell>
          <table:table-cell table:style-name="ce9" table:formula="of:=IF([.U8]=[.B8]; &quot;CORRECT&quot;; &quot;INCORRECT&quot;)" office:value-type="string" office:string-value="CORRECT">
            <text:p>CORRECT</text:p>
          </table:table-cell>
          <table:table-cell table:style-name="ce9" table:formula="of:=IF([.U8]=[.J8]; &quot;CORRECT&quot;; &quot;INCORRECT&quot;)" office:value-type="string" office:string-value="CORRECT">
            <text:p>CORRECT</text:p>
          </table:table-cell>
          <table:table-cell table:formula="of:=IF([.X8]=&quot;CORRECT&quot;;&quot;CORRECT&quot;;IF([.F8]=&quot;Unsure&quot;; &quot;CORRECT&quot;; &quot;INCORRECT&quot;))" office:value-type="string" office:string-value="CORRECT">
            <text:p>CORRECT</text:p>
          </table:table-cell>
          <table:table-cell table:formula="of:=IF([.Y8]=&quot;CORRECT&quot;;&quot;CORRECT&quot;;IF([.N8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8]=[.AC8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8]=[.AE8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387">
            <text:p>0.04</text:p>
          </table:table-cell>
          <table:table-cell table:style-name="ce6" office:value-type="float" office:value="2.6425">
            <text:p>2.64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6">
            <text:p>6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1139">
            <text:p>0.11</text:p>
          </table:table-cell>
          <table:table-cell table:style-name="ce6" office:value-type="float" office:value="6.4244">
            <text:p>6.42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9]; [.M9])" office:value-type="boolean" office:boolean-value="true">
            <text:p>TRUE</text:p>
          </table:table-cell>
          <table:table-cell table:style-name="ce17" table:formula="of:=IF([.Q9]=0;IF([.U9]=[.J9];&quot;YES&quot;; &quot;NO&quot;);&quot;&quot;)">
            <text:p/>
          </table:table-cell>
          <table:table-cell table:formula="of:=IF(AND([.O9]=1; [.R9]=&quot;NO&quot;);&quot;YES&quot;; IF([.R9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9]=[.T9]; &quot;CORRECT&quot;; &quot;INCORRECT&quot;)" office:value-type="string" office:string-value="CORRECT">
            <text:p>CORRECT</text:p>
          </table:table-cell>
          <table:table-cell table:style-name="ce9" table:formula="of:=IF([.U9]=[.B9]; &quot;CORRECT&quot;; &quot;INCORRECT&quot;)" office:value-type="string" office:string-value="CORRECT">
            <text:p>CORRECT</text:p>
          </table:table-cell>
          <table:table-cell table:style-name="ce9" table:formula="of:=IF([.U9]=[.J9]; &quot;CORRECT&quot;; &quot;INCORRECT&quot;)" office:value-type="string" office:string-value="CORRECT">
            <text:p>CORRECT</text:p>
          </table:table-cell>
          <table:table-cell table:formula="of:=IF([.X9]=&quot;CORRECT&quot;;&quot;CORRECT&quot;;IF([.F9]=&quot;Unsure&quot;; &quot;CORRECT&quot;; &quot;INCORRECT&quot;))" office:value-type="string" office:string-value="CORRECT">
            <text:p>CORRECT</text:p>
          </table:table-cell>
          <table:table-cell table:formula="of:=IF([.Y9]=&quot;CORRECT&quot;;&quot;CORRECT&quot;;IF([.N9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9]=[.AC9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9]=[.AE9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557">
            <text:p>0.06</text:p>
          </table:table-cell>
          <table:table-cell table:style-name="ce6" office:value-type="float" office:value="3.4188">
            <text:p>3.42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7">
            <text:p>7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715">
            <text:p>0.07</text:p>
          </table:table-cell>
          <table:table-cell table:style-name="ce6" office:value-type="float" office:value="5.9441">
            <text:p>5.94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0]; [.M10])" office:value-type="boolean" office:boolean-value="true">
            <text:p>TRUE</text:p>
          </table:table-cell>
          <table:table-cell table:style-name="ce17" table:formula="of:=IF([.Q10]=0;IF([.U10]=[.J10];&quot;YES&quot;; &quot;NO&quot;);&quot;&quot;)">
            <text:p/>
          </table:table-cell>
          <table:table-cell table:formula="of:=IF(AND([.O10]=1; [.R10]=&quot;NO&quot;);&quot;YES&quot;; IF([.R10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10]=[.T10]; &quot;CORRECT&quot;; &quot;INCORRECT&quot;)" office:value-type="string" office:string-value="CORRECT">
            <text:p>CORRECT</text:p>
          </table:table-cell>
          <table:table-cell table:style-name="ce9" table:formula="of:=IF([.U10]=[.B10]; &quot;CORRECT&quot;; &quot;INCORRECT&quot;)" office:value-type="string" office:string-value="CORRECT">
            <text:p>CORRECT</text:p>
          </table:table-cell>
          <table:table-cell table:style-name="ce9" table:formula="of:=IF([.U10]=[.J10]; &quot;CORRECT&quot;; &quot;INCORRECT&quot;)" office:value-type="string" office:string-value="CORRECT">
            <text:p>CORRECT</text:p>
          </table:table-cell>
          <table:table-cell table:formula="of:=IF([.X10]=&quot;CORRECT&quot;;&quot;CORRECT&quot;;IF([.F10]=&quot;Unsure&quot;; &quot;CORRECT&quot;; &quot;INCORRECT&quot;))" office:value-type="string" office:string-value="CORRECT">
            <text:p>CORRECT</text:p>
          </table:table-cell>
          <table:table-cell table:formula="of:=IF([.Y10]=&quot;CORRECT&quot;;&quot;CORRECT&quot;;IF([.N10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10]=[.AC10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10]=[.AE10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8">
            <text:p>8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501">
            <text:p>0.05</text:p>
          </table:table-cell>
          <table:table-cell table:style-name="ce6" office:value-type="float" office:value="4.1905">
            <text:p>4.19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8">
            <text:p>8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613">
            <text:p>0.06</text:p>
          </table:table-cell>
          <table:table-cell table:style-name="ce6" office:value-type="float" office:value="4.0903">
            <text:p>4.09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1]; [.M11])" office:value-type="boolean" office:boolean-value="true">
            <text:p>TRUE</text:p>
          </table:table-cell>
          <table:table-cell table:style-name="ce17" table:formula="of:=IF([.Q11]=0;IF([.U11]=[.J11];&quot;YES&quot;; &quot;NO&quot;);&quot;&quot;)">
            <text:p/>
          </table:table-cell>
          <table:table-cell table:formula="of:=IF(AND([.O11]=1; [.R11]=&quot;NO&quot;);&quot;YES&quot;; IF([.R11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11]=[.T11]; &quot;CORRECT&quot;; &quot;INCORRECT&quot;)" office:value-type="string" office:string-value="CORRECT">
            <text:p>CORRECT</text:p>
          </table:table-cell>
          <table:table-cell table:style-name="ce9" table:formula="of:=IF([.U11]=[.B11]; &quot;CORRECT&quot;; &quot;INCORRECT&quot;)" office:value-type="string" office:string-value="CORRECT">
            <text:p>CORRECT</text:p>
          </table:table-cell>
          <table:table-cell table:style-name="ce9" table:formula="of:=IF([.U11]=[.J11]; &quot;CORRECT&quot;; &quot;INCORRECT&quot;)" office:value-type="string" office:string-value="CORRECT">
            <text:p>CORRECT</text:p>
          </table:table-cell>
          <table:table-cell table:formula="of:=IF([.X11]=&quot;CORRECT&quot;;&quot;CORRECT&quot;;IF([.F11]=&quot;Unsure&quot;; &quot;CORRECT&quot;; &quot;INCORRECT&quot;))" office:value-type="string" office:string-value="CORRECT">
            <text:p>CORRECT</text:p>
          </table:table-cell>
          <table:table-cell table:formula="of:=IF([.Y11]=&quot;CORRECT&quot;;&quot;CORRECT&quot;;IF([.N11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11]=[.AC11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11]=[.AE11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9">
            <text:p>9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216">
            <text:p>0.02</text:p>
          </table:table-cell>
          <table:table-cell table:style-name="ce6" office:value-type="float" office:value="2.4148">
            <text:p>2.4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9">
            <text:p>9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38">
            <text:p>0.04</text:p>
          </table:table-cell>
          <table:table-cell table:style-name="ce6" office:value-type="float" office:value="2.742">
            <text:p>2.74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2]; [.M12])" office:value-type="boolean" office:boolean-value="true">
            <text:p>TRUE</text:p>
          </table:table-cell>
          <table:table-cell table:style-name="ce17" table:formula="of:=IF([.Q12]=0;IF([.U12]=[.J12];&quot;YES&quot;; &quot;NO&quot;);&quot;&quot;)">
            <text:p/>
          </table:table-cell>
          <table:table-cell table:formula="of:=IF(AND([.O12]=1; [.R12]=&quot;NO&quot;);&quot;YES&quot;; IF([.R12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12]=[.T12]; &quot;CORRECT&quot;; &quot;INCORRECT&quot;)" office:value-type="string" office:string-value="CORRECT">
            <text:p>CORRECT</text:p>
          </table:table-cell>
          <table:table-cell table:style-name="ce9" table:formula="of:=IF([.U12]=[.B12]; &quot;CORRECT&quot;; &quot;INCORRECT&quot;)" office:value-type="string" office:string-value="CORRECT">
            <text:p>CORRECT</text:p>
          </table:table-cell>
          <table:table-cell table:style-name="ce9" table:formula="of:=IF([.U12]=[.J12]; &quot;CORRECT&quot;; &quot;INCORRECT&quot;)" office:value-type="string" office:string-value="CORRECT">
            <text:p>CORRECT</text:p>
          </table:table-cell>
          <table:table-cell table:formula="of:=IF([.X12]=&quot;CORRECT&quot;;&quot;CORRECT&quot;;IF([.F12]=&quot;Unsure&quot;; &quot;CORRECT&quot;; &quot;INCORRECT&quot;))" office:value-type="string" office:string-value="CORRECT">
            <text:p>CORRECT</text:p>
          </table:table-cell>
          <table:table-cell table:formula="of:=IF([.Y12]=&quot;CORRECT&quot;;&quot;CORRECT&quot;;IF([.N12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12]=[.AC12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12]=[.AE12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10">
            <text:p>10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468">
            <text:p>0.05</text:p>
          </table:table-cell>
          <table:table-cell table:style-name="ce6" office:value-type="float" office:value="3.4741">
            <text:p>3.47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10">
            <text:p>10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974">
            <text:p>0.1</text:p>
          </table:table-cell>
          <table:table-cell table:style-name="ce6" office:value-type="float" office:value="3.8223">
            <text:p>3.82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3]; [.M13])" office:value-type="boolean" office:boolean-value="true">
            <text:p>TRUE</text:p>
          </table:table-cell>
          <table:table-cell table:style-name="ce17" table:formula="of:=IF([.Q13]=0;IF([.U13]=[.J13];&quot;YES&quot;; &quot;NO&quot;);&quot;&quot;)">
            <text:p/>
          </table:table-cell>
          <table:table-cell table:formula="of:=IF(AND([.O13]=1; [.R13]=&quot;NO&quot;);&quot;YES&quot;; IF([.R13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13]=[.T13]; &quot;CORRECT&quot;; &quot;INCORRECT&quot;)" office:value-type="string" office:string-value="CORRECT">
            <text:p>CORRECT</text:p>
          </table:table-cell>
          <table:table-cell table:style-name="ce9" table:formula="of:=IF([.U13]=[.B13]; &quot;CORRECT&quot;; &quot;INCORRECT&quot;)" office:value-type="string" office:string-value="CORRECT">
            <text:p>CORRECT</text:p>
          </table:table-cell>
          <table:table-cell table:style-name="ce9" table:formula="of:=IF([.U13]=[.J13]; &quot;CORRECT&quot;; &quot;INCORRECT&quot;)" office:value-type="string" office:string-value="CORRECT">
            <text:p>CORRECT</text:p>
          </table:table-cell>
          <table:table-cell table:formula="of:=IF([.X13]=&quot;CORRECT&quot;;&quot;CORRECT&quot;;IF([.F13]=&quot;Unsure&quot;; &quot;CORRECT&quot;; &quot;INCORRECT&quot;))" office:value-type="string" office:string-value="CORRECT">
            <text:p>CORRECT</text:p>
          </table:table-cell>
          <table:table-cell table:formula="of:=IF([.Y13]=&quot;CORRECT&quot;;&quot;CORRECT&quot;;IF([.N13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13]=[.AC13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13]=[.AE13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11">
            <text:p>11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766">
            <text:p>0.08</text:p>
          </table:table-cell>
          <table:table-cell table:style-name="ce6" office:value-type="float" office:value="5.6957">
            <text:p>5.7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11">
            <text:p>11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698">
            <text:p>0.07</text:p>
          </table:table-cell>
          <table:table-cell table:style-name="ce6" office:value-type="float" office:value="5.1224">
            <text:p>5.12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4]; [.M14])" office:value-type="boolean" office:boolean-value="true">
            <text:p>TRUE</text:p>
          </table:table-cell>
          <table:table-cell table:style-name="ce17" table:formula="of:=IF([.Q14]=0;IF([.U14]=[.J14];&quot;YES&quot;; &quot;NO&quot;);&quot;&quot;)">
            <text:p/>
          </table:table-cell>
          <table:table-cell table:formula="of:=IF(AND([.O14]=1; [.R14]=&quot;NO&quot;);&quot;YES&quot;; IF([.R14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14]=[.T14]; &quot;CORRECT&quot;; &quot;INCORRECT&quot;)" office:value-type="string" office:string-value="CORRECT">
            <text:p>CORRECT</text:p>
          </table:table-cell>
          <table:table-cell table:style-name="ce9" table:formula="of:=IF([.U14]=[.B14]; &quot;CORRECT&quot;; &quot;INCORRECT&quot;)" office:value-type="string" office:string-value="CORRECT">
            <text:p>CORRECT</text:p>
          </table:table-cell>
          <table:table-cell table:style-name="ce9" table:formula="of:=IF([.U14]=[.J14]; &quot;CORRECT&quot;; &quot;INCORRECT&quot;)" office:value-type="string" office:string-value="CORRECT">
            <text:p>CORRECT</text:p>
          </table:table-cell>
          <table:table-cell table:formula="of:=IF([.X14]=&quot;CORRECT&quot;;&quot;CORRECT&quot;;IF([.F14]=&quot;Unsure&quot;; &quot;CORRECT&quot;; &quot;INCORRECT&quot;))" office:value-type="string" office:string-value="CORRECT">
            <text:p>CORRECT</text:p>
          </table:table-cell>
          <table:table-cell table:formula="of:=IF([.Y14]=&quot;CORRECT&quot;;&quot;CORRECT&quot;;IF([.N14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14]=[.AC14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14]=[.AE14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12">
            <text:p>12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582">
            <text:p>0.06</text:p>
          </table:table-cell>
          <table:table-cell table:style-name="ce6" office:value-type="float" office:value="7.2566">
            <text:p>7.26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style-name="ce6" office:value-type="float" office:value="12">
            <text:p>12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102">
            <text:p>0.1</text:p>
          </table:table-cell>
          <table:table-cell table:style-name="ce6" office:value-type="float" office:value="5.694">
            <text:p>5.69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15]; [.M15])" office:value-type="boolean" office:boolean-value="true">
            <text:p>TRUE</text:p>
          </table:table-cell>
          <table:table-cell table:style-name="ce17" table:formula="of:=IF([.Q15]=0;IF([.U15]=[.J15];&quot;YES&quot;; &quot;NO&quot;);&quot;&quot;)">
            <text:p/>
          </table:table-cell>
          <table:table-cell table:formula="of:=IF(AND([.O15]=1; [.R15]=&quot;NO&quot;);&quot;YES&quot;; IF([.R15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15]=[.T15]; &quot;CORRECT&quot;; &quot;INCORRECT&quot;)" office:value-type="string" office:string-value="CORRECT">
            <text:p>CORRECT</text:p>
          </table:table-cell>
          <table:table-cell table:style-name="ce9" table:formula="of:=IF([.U15]=[.B15]; &quot;CORRECT&quot;; &quot;INCORRECT&quot;)" office:value-type="string" office:string-value="CORRECT">
            <text:p>CORRECT</text:p>
          </table:table-cell>
          <table:table-cell table:style-name="ce9" table:formula="of:=IF([.U15]=[.J15]; &quot;CORRECT&quot;; &quot;INCORRECT&quot;)" office:value-type="string" office:string-value="CORRECT">
            <text:p>CORRECT</text:p>
          </table:table-cell>
          <table:table-cell table:formula="of:=IF([.X15]=&quot;CORRECT&quot;;&quot;CORRECT&quot;;IF([.F15]=&quot;Unsure&quot;; &quot;CORRECT&quot;; &quot;INCORRECT&quot;))" office:value-type="string" office:string-value="CORRECT">
            <text:p>CORRECT</text:p>
          </table:table-cell>
          <table:table-cell table:formula="of:=IF([.Y15]=&quot;CORRECT&quot;;&quot;CORRECT&quot;;IF([.N15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15]=[.AC15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15]=[.AE15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13">
            <text:p>13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376">
            <text:p>0.04</text:p>
          </table:table-cell>
          <table:table-cell table:style-name="ce6" office:value-type="float" office:value="2.0955">
            <text:p>2.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13">
            <text:p>13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939">
            <text:p>0.09</text:p>
          </table:table-cell>
          <table:table-cell table:style-name="ce6" office:value-type="float" office:value="4.7774">
            <text:p>4.78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6]; [.M16])" office:value-type="boolean" office:boolean-value="true">
            <text:p>TRUE</text:p>
          </table:table-cell>
          <table:table-cell table:style-name="ce17" table:formula="of:=IF([.Q16]=0;IF([.U16]=[.J16];&quot;YES&quot;; &quot;NO&quot;);&quot;&quot;)">
            <text:p/>
          </table:table-cell>
          <table:table-cell table:formula="of:=IF(AND([.O16]=1; [.R16]=&quot;NO&quot;);&quot;YES&quot;; IF([.R16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16]=[.T16]; &quot;CORRECT&quot;; &quot;INCORRECT&quot;)" office:value-type="string" office:string-value="CORRECT">
            <text:p>CORRECT</text:p>
          </table:table-cell>
          <table:table-cell table:style-name="ce9" table:formula="of:=IF([.U16]=[.B16]; &quot;CORRECT&quot;; &quot;INCORRECT&quot;)" office:value-type="string" office:string-value="CORRECT">
            <text:p>CORRECT</text:p>
          </table:table-cell>
          <table:table-cell table:style-name="ce9" table:formula="of:=IF([.U16]=[.J16]; &quot;CORRECT&quot;; &quot;INCORRECT&quot;)" office:value-type="string" office:string-value="CORRECT">
            <text:p>CORRECT</text:p>
          </table:table-cell>
          <table:table-cell table:formula="of:=IF([.X16]=&quot;CORRECT&quot;;&quot;CORRECT&quot;;IF([.F16]=&quot;Unsure&quot;; &quot;CORRECT&quot;; &quot;INCORRECT&quot;))" office:value-type="string" office:string-value="CORRECT">
            <text:p>CORRECT</text:p>
          </table:table-cell>
          <table:table-cell table:formula="of:=IF([.Y16]=&quot;CORRECT&quot;;&quot;CORRECT&quot;;IF([.N16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16]=[.AC16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16]=[.AE16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14">
            <text:p>14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627">
            <text:p>0.06</text:p>
          </table:table-cell>
          <table:table-cell table:style-name="ce6" office:value-type="float" office:value="5.1914">
            <text:p>5.19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14">
            <text:p>14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1534">
            <text:p>0.15</text:p>
          </table:table-cell>
          <table:table-cell table:style-name="ce6" office:value-type="float" office:value="11.2634">
            <text:p>11.26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17]; [.M17])" office:value-type="boolean" office:boolean-value="false">
            <text:p>FALSE</text:p>
          </table:table-cell>
          <table:table-cell table:style-name="ce17" table:formula="of:=IF([.Q17]=0;IF([.U17]=[.J17];&quot;YES&quot;; &quot;NO&quot;);&quot;&quot;)" office:value-type="string" office:string-value="NO">
            <text:p>NO</text:p>
          </table:table-cell>
          <table:table-cell table:formula="of:=IF(AND([.O17]=1; [.R17]=&quot;NO&quot;);&quot;YES&quot;; IF([.R17]=&quot;NO&quot;;&quot;NO&quot;;&quot;&quot;))" office:value-type="string" office:string-value="YES">
            <text:p>YES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17]=[.T17]; &quot;CORRECT&quot;; &quot;INCORRECT&quot;)" office:value-type="string" office:string-value="CORRECT">
            <text:p>CORRECT</text:p>
          </table:table-cell>
          <table:table-cell table:style-name="ce9" table:formula="of:=IF([.U17]=[.B17]; &quot;CORRECT&quot;; &quot;INCORRECT&quot;)" office:value-type="string" office:string-value="CORRECT">
            <text:p>CORRECT</text:p>
          </table:table-cell>
          <table:table-cell table:style-name="ce9" table:formula="of:=IF([.U17]=[.J17]; &quot;CORRECT&quot;; &quot;INCORRECT&quot;)" office:value-type="string" office:string-value="INCORRECT">
            <text:p>INCORRECT</text:p>
          </table:table-cell>
          <table:table-cell table:formula="of:=IF([.X17]=&quot;CORRECT&quot;;&quot;CORRECT&quot;;IF([.F17]=&quot;Unsure&quot;; &quot;CORRECT&quot;; &quot;INCORRECT&quot;))" office:value-type="string" office:string-value="CORRECT">
            <text:p>CORRECT</text:p>
          </table:table-cell>
          <table:table-cell table:formula="of:=IF([.Y17]=&quot;CORRECT&quot;;&quot;CORRECT&quot;;IF([.N17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17]=[.AC17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17]=[.AE17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15">
            <text:p>15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43">
            <text:p>0.04</text:p>
          </table:table-cell>
          <table:table-cell table:style-name="ce6" office:value-type="float" office:value="4.1198">
            <text:p>4.12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15">
            <text:p>15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864">
            <text:p>0.09</text:p>
          </table:table-cell>
          <table:table-cell table:style-name="ce6" office:value-type="float" office:value="7.3065">
            <text:p>7.3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18]; [.M18])" office:value-type="boolean" office:boolean-value="true">
            <text:p>TRUE</text:p>
          </table:table-cell>
          <table:table-cell table:style-name="ce17" table:formula="of:=IF([.Q18]=0;IF([.U18]=[.J18];&quot;YES&quot;; &quot;NO&quot;);&quot;&quot;)">
            <text:p/>
          </table:table-cell>
          <table:table-cell table:formula="of:=IF(AND([.O18]=1; [.R18]=&quot;NO&quot;);&quot;YES&quot;; IF([.R18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18]=[.T18]; &quot;CORRECT&quot;; &quot;INCORRECT&quot;)" office:value-type="string" office:string-value="CORRECT">
            <text:p>CORRECT</text:p>
          </table:table-cell>
          <table:table-cell table:style-name="ce9" table:formula="of:=IF([.U18]=[.B18]; &quot;CORRECT&quot;; &quot;INCORRECT&quot;)" office:value-type="string" office:string-value="CORRECT">
            <text:p>CORRECT</text:p>
          </table:table-cell>
          <table:table-cell table:style-name="ce9" table:formula="of:=IF([.U18]=[.J18]; &quot;CORRECT&quot;; &quot;INCORRECT&quot;)" office:value-type="string" office:string-value="CORRECT">
            <text:p>CORRECT</text:p>
          </table:table-cell>
          <table:table-cell table:formula="of:=IF([.X18]=&quot;CORRECT&quot;;&quot;CORRECT&quot;;IF([.F18]=&quot;Unsure&quot;; &quot;CORRECT&quot;; &quot;INCORRECT&quot;))" office:value-type="string" office:string-value="CORRECT">
            <text:p>CORRECT</text:p>
          </table:table-cell>
          <table:table-cell table:formula="of:=IF([.Y18]=&quot;CORRECT&quot;;&quot;CORRECT&quot;;IF([.N18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18]=[.AC18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18]=[.AE18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16">
            <text:p>16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327">
            <text:p>0.03</text:p>
          </table:table-cell>
          <table:table-cell table:style-name="ce6" office:value-type="float" office:value="2.9271">
            <text:p>2.93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16">
            <text:p>16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124">
            <text:p>0.12</text:p>
          </table:table-cell>
          <table:table-cell table:style-name="ce6" office:value-type="float" office:value="3.7777">
            <text:p>3.78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19]; [.M19])" office:value-type="boolean" office:boolean-value="true">
            <text:p>TRUE</text:p>
          </table:table-cell>
          <table:table-cell table:style-name="ce17" table:formula="of:=IF([.Q19]=0;IF([.U19]=[.J19];&quot;YES&quot;; &quot;NO&quot;);&quot;&quot;)">
            <text:p/>
          </table:table-cell>
          <table:table-cell table:formula="of:=IF(AND([.O19]=1; [.R19]=&quot;NO&quot;);&quot;YES&quot;; IF([.R19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19]=[.T19]; &quot;CORRECT&quot;; &quot;INCORRECT&quot;)" office:value-type="string" office:string-value="CORRECT">
            <text:p>CORRECT</text:p>
          </table:table-cell>
          <table:table-cell table:style-name="ce9" table:formula="of:=IF([.U19]=[.B19]; &quot;CORRECT&quot;; &quot;INCORRECT&quot;)" office:value-type="string" office:string-value="CORRECT">
            <text:p>CORRECT</text:p>
          </table:table-cell>
          <table:table-cell table:style-name="ce9" table:formula="of:=IF([.U19]=[.J19]; &quot;CORRECT&quot;; &quot;INCORRECT&quot;)" office:value-type="string" office:string-value="CORRECT">
            <text:p>CORRECT</text:p>
          </table:table-cell>
          <table:table-cell table:formula="of:=IF([.X19]=&quot;CORRECT&quot;;&quot;CORRECT&quot;;IF([.F19]=&quot;Unsure&quot;; &quot;CORRECT&quot;; &quot;INCORRECT&quot;))" office:value-type="string" office:string-value="CORRECT">
            <text:p>CORRECT</text:p>
          </table:table-cell>
          <table:table-cell table:formula="of:=IF([.Y19]=&quot;CORRECT&quot;;&quot;CORRECT&quot;;IF([.N19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19]=[.AC19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19]=[.AE19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17">
            <text:p>17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778">
            <text:p>0.08</text:p>
          </table:table-cell>
          <table:table-cell table:style-name="ce6" office:value-type="float" office:value="7.7916">
            <text:p>7.79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style-name="ce6" office:value-type="float" office:value="17">
            <text:p>17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1529">
            <text:p>0.15</text:p>
          </table:table-cell>
          <table:table-cell table:style-name="ce6" office:value-type="float" office:value="6.1924">
            <text:p>6.19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20]; [.M20])" office:value-type="boolean" office:boolean-value="false">
            <text:p>FALSE</text:p>
          </table:table-cell>
          <table:table-cell table:style-name="ce17" table:formula="of:=IF([.Q20]=0;IF([.U20]=[.J20];&quot;YES&quot;; &quot;NO&quot;);&quot;&quot;)" office:value-type="string" office:string-value="NO">
            <text:p>NO</text:p>
          </table:table-cell>
          <table:table-cell table:formula="of:=IF(AND([.O20]=1; [.R20]=&quot;NO&quot;);&quot;YES&quot;; IF([.R20]=&quot;NO&quot;;&quot;NO&quot;;&quot;&quot;))" office:value-type="string" office:string-value="YES">
            <text:p>YES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0]=[.T20]; &quot;CORRECT&quot;; &quot;INCORRECT&quot;)" office:value-type="string" office:string-value="CORRECT">
            <text:p>CORRECT</text:p>
          </table:table-cell>
          <table:table-cell table:style-name="ce9" table:formula="of:=IF([.U20]=[.B20]; &quot;CORRECT&quot;; &quot;INCORRECT&quot;)" office:value-type="string" office:string-value="CORRECT">
            <text:p>CORRECT</text:p>
          </table:table-cell>
          <table:table-cell table:style-name="ce9" table:formula="of:=IF([.U20]=[.J20]; &quot;CORRECT&quot;; &quot;INCORRECT&quot;)" office:value-type="string" office:string-value="INCORRECT">
            <text:p>INCORRECT</text:p>
          </table:table-cell>
          <table:table-cell table:formula="of:=IF([.X20]=&quot;CORRECT&quot;;&quot;CORRECT&quot;;IF([.F20]=&quot;Unsure&quot;; &quot;CORRECT&quot;; &quot;INCORRECT&quot;))" office:value-type="string" office:string-value="CORRECT">
            <text:p>CORRECT</text:p>
          </table:table-cell>
          <table:table-cell table:formula="of:=IF([.Y20]=&quot;CORRECT&quot;;&quot;CORRECT&quot;;IF([.N20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0]=[.AC20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20]=[.AE20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18">
            <text:p>18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64">
            <text:p>0.02</text:p>
          </table:table-cell>
          <table:table-cell table:style-name="ce6" office:value-type="float" office:value="2.0986">
            <text:p>2.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18">
            <text:p>18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557">
            <text:p>0.06</text:p>
          </table:table-cell>
          <table:table-cell table:style-name="ce6" office:value-type="float" office:value="2.9781">
            <text:p>2.98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1]; [.M21])" office:value-type="boolean" office:boolean-value="true">
            <text:p>TRUE</text:p>
          </table:table-cell>
          <table:table-cell table:style-name="ce17" table:formula="of:=IF([.Q21]=0;IF([.U21]=[.J21];&quot;YES&quot;; &quot;NO&quot;);&quot;&quot;)">
            <text:p/>
          </table:table-cell>
          <table:table-cell table:formula="of:=IF(AND([.O21]=1; [.R21]=&quot;NO&quot;);&quot;YES&quot;; IF([.R21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1]=[.T21]; &quot;CORRECT&quot;; &quot;INCORRECT&quot;)" office:value-type="string" office:string-value="CORRECT">
            <text:p>CORRECT</text:p>
          </table:table-cell>
          <table:table-cell table:style-name="ce9" table:formula="of:=IF([.U21]=[.B21]; &quot;CORRECT&quot;; &quot;INCORRECT&quot;)" office:value-type="string" office:string-value="CORRECT">
            <text:p>CORRECT</text:p>
          </table:table-cell>
          <table:table-cell table:style-name="ce9" table:formula="of:=IF([.U21]=[.J21]; &quot;CORRECT&quot;; &quot;INCORRECT&quot;)" office:value-type="string" office:string-value="CORRECT">
            <text:p>CORRECT</text:p>
          </table:table-cell>
          <table:table-cell table:formula="of:=IF([.X21]=&quot;CORRECT&quot;;&quot;CORRECT&quot;;IF([.F21]=&quot;Unsure&quot;; &quot;CORRECT&quot;; &quot;INCORRECT&quot;))" office:value-type="string" office:string-value="CORRECT">
            <text:p>CORRECT</text:p>
          </table:table-cell>
          <table:table-cell table:formula="of:=IF([.Y21]=&quot;CORRECT&quot;;&quot;CORRECT&quot;;IF([.N21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1]=[.AC21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21]=[.AE21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19">
            <text:p>19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47">
            <text:p>0.01</text:p>
          </table:table-cell>
          <table:table-cell table:style-name="ce6" office:value-type="float" office:value="0.9738">
            <text:p>0.97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19">
            <text:p>19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431">
            <text:p>0.04</text:p>
          </table:table-cell>
          <table:table-cell table:style-name="ce6" office:value-type="float" office:value="1.7979">
            <text:p>1.8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2]; [.M22])" office:value-type="boolean" office:boolean-value="true">
            <text:p>TRUE</text:p>
          </table:table-cell>
          <table:table-cell table:style-name="ce17" table:formula="of:=IF([.Q22]=0;IF([.U22]=[.J22];&quot;YES&quot;; &quot;NO&quot;);&quot;&quot;)">
            <text:p/>
          </table:table-cell>
          <table:table-cell table:formula="of:=IF(AND([.O22]=1; [.R22]=&quot;NO&quot;);&quot;YES&quot;; IF([.R22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2]=[.T22]; &quot;CORRECT&quot;; &quot;INCORRECT&quot;)" office:value-type="string" office:string-value="CORRECT">
            <text:p>CORRECT</text:p>
          </table:table-cell>
          <table:table-cell table:style-name="ce9" table:formula="of:=IF([.U22]=[.B22]; &quot;CORRECT&quot;; &quot;INCORRECT&quot;)" office:value-type="string" office:string-value="CORRECT">
            <text:p>CORRECT</text:p>
          </table:table-cell>
          <table:table-cell table:style-name="ce9" table:formula="of:=IF([.U22]=[.J22]; &quot;CORRECT&quot;; &quot;INCORRECT&quot;)" office:value-type="string" office:string-value="CORRECT">
            <text:p>CORRECT</text:p>
          </table:table-cell>
          <table:table-cell table:formula="of:=IF([.X22]=&quot;CORRECT&quot;;&quot;CORRECT&quot;;IF([.F22]=&quot;Unsure&quot;; &quot;CORRECT&quot;; &quot;INCORRECT&quot;))" office:value-type="string" office:string-value="CORRECT">
            <text:p>CORRECT</text:p>
          </table:table-cell>
          <table:table-cell table:formula="of:=IF([.Y22]=&quot;CORRECT&quot;;&quot;CORRECT&quot;;IF([.N22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2]=[.AC22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22]=[.AE22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20">
            <text:p>20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294">
            <text:p>0.03</text:p>
          </table:table-cell>
          <table:table-cell table:style-name="ce6" office:value-type="float" office:value="2.2262">
            <text:p>2.23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20">
            <text:p>20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603">
            <text:p>0.06</text:p>
          </table:table-cell>
          <table:table-cell table:style-name="ce6" office:value-type="float" office:value="2.9268">
            <text:p>2.93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3]; [.M23])" office:value-type="boolean" office:boolean-value="true">
            <text:p>TRUE</text:p>
          </table:table-cell>
          <table:table-cell table:style-name="ce17" table:formula="of:=IF([.Q23]=0;IF([.U23]=[.J23];&quot;YES&quot;; &quot;NO&quot;);&quot;&quot;)">
            <text:p/>
          </table:table-cell>
          <table:table-cell table:formula="of:=IF(AND([.O23]=1; [.R23]=&quot;NO&quot;);&quot;YES&quot;; IF([.R23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3]=[.T23]; &quot;CORRECT&quot;; &quot;INCORRECT&quot;)" office:value-type="string" office:string-value="CORRECT">
            <text:p>CORRECT</text:p>
          </table:table-cell>
          <table:table-cell table:style-name="ce9" table:formula="of:=IF([.U23]=[.B23]; &quot;CORRECT&quot;; &quot;INCORRECT&quot;)" office:value-type="string" office:string-value="CORRECT">
            <text:p>CORRECT</text:p>
          </table:table-cell>
          <table:table-cell table:style-name="ce9" table:formula="of:=IF([.U23]=[.J23]; &quot;CORRECT&quot;; &quot;INCORRECT&quot;)" office:value-type="string" office:string-value="CORRECT">
            <text:p>CORRECT</text:p>
          </table:table-cell>
          <table:table-cell table:formula="of:=IF([.X23]=&quot;CORRECT&quot;;&quot;CORRECT&quot;;IF([.F23]=&quot;Unsure&quot;; &quot;CORRECT&quot;; &quot;INCORRECT&quot;))" office:value-type="string" office:string-value="CORRECT">
            <text:p>CORRECT</text:p>
          </table:table-cell>
          <table:table-cell table:formula="of:=IF([.Y23]=&quot;CORRECT&quot;;&quot;CORRECT&quot;;IF([.N23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3]=[.AC23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23]=[.AE23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21">
            <text:p>21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407">
            <text:p>0.04</text:p>
          </table:table-cell>
          <table:table-cell table:style-name="ce6" office:value-type="float" office:value="0.7007">
            <text:p>0.7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21">
            <text:p>21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1516">
            <text:p>0.15</text:p>
          </table:table-cell>
          <table:table-cell table:style-name="ce6" office:value-type="float" office:value="1.5891">
            <text:p>1.59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4]; [.M24])" office:value-type="boolean" office:boolean-value="true">
            <text:p>TRUE</text:p>
          </table:table-cell>
          <table:table-cell table:style-name="ce17" table:formula="of:=IF([.Q24]=0;IF([.U24]=[.J24];&quot;YES&quot;; &quot;NO&quot;);&quot;&quot;)">
            <text:p/>
          </table:table-cell>
          <table:table-cell table:formula="of:=IF(AND([.O24]=1; [.R24]=&quot;NO&quot;);&quot;YES&quot;; IF([.R24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4]=[.T24]; &quot;CORRECT&quot;; &quot;INCORRECT&quot;)" office:value-type="string" office:string-value="CORRECT">
            <text:p>CORRECT</text:p>
          </table:table-cell>
          <table:table-cell table:style-name="ce9" table:formula="of:=IF([.U24]=[.B24]; &quot;CORRECT&quot;; &quot;INCORRECT&quot;)" office:value-type="string" office:string-value="CORRECT">
            <text:p>CORRECT</text:p>
          </table:table-cell>
          <table:table-cell table:style-name="ce9" table:formula="of:=IF([.U24]=[.J24]; &quot;CORRECT&quot;; &quot;INCORRECT&quot;)" office:value-type="string" office:string-value="CORRECT">
            <text:p>CORRECT</text:p>
          </table:table-cell>
          <table:table-cell table:formula="of:=IF([.X24]=&quot;CORRECT&quot;;&quot;CORRECT&quot;;IF([.F24]=&quot;Unsure&quot;; &quot;CORRECT&quot;; &quot;INCORRECT&quot;))" office:value-type="string" office:string-value="CORRECT">
            <text:p>CORRECT</text:p>
          </table:table-cell>
          <table:table-cell table:formula="of:=IF([.Y24]=&quot;CORRECT&quot;;&quot;CORRECT&quot;;IF([.N24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4]=[.AC24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24]=[.AE24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22">
            <text:p>22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354">
            <text:p>0.04</text:p>
          </table:table-cell>
          <table:table-cell table:style-name="ce6" office:value-type="float" office:value="3.1575">
            <text:p>3.16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22">
            <text:p>22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677">
            <text:p>0.07</text:p>
          </table:table-cell>
          <table:table-cell table:style-name="ce6" office:value-type="float" office:value="3.6587">
            <text:p>3.66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5]; [.M25])" office:value-type="boolean" office:boolean-value="true">
            <text:p>TRUE</text:p>
          </table:table-cell>
          <table:table-cell table:style-name="ce17" table:formula="of:=IF([.Q25]=0;IF([.U25]=[.J25];&quot;YES&quot;; &quot;NO&quot;);&quot;&quot;)">
            <text:p/>
          </table:table-cell>
          <table:table-cell table:formula="of:=IF(AND([.O25]=1; [.R25]=&quot;NO&quot;);&quot;YES&quot;; IF([.R25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5]=[.T25]; &quot;CORRECT&quot;; &quot;INCORRECT&quot;)" office:value-type="string" office:string-value="CORRECT">
            <text:p>CORRECT</text:p>
          </table:table-cell>
          <table:table-cell table:style-name="ce9" table:formula="of:=IF([.U25]=[.B25]; &quot;CORRECT&quot;; &quot;INCORRECT&quot;)" office:value-type="string" office:string-value="CORRECT">
            <text:p>CORRECT</text:p>
          </table:table-cell>
          <table:table-cell table:style-name="ce9" table:formula="of:=IF([.U25]=[.J25]; &quot;CORRECT&quot;; &quot;INCORRECT&quot;)" office:value-type="string" office:string-value="CORRECT">
            <text:p>CORRECT</text:p>
          </table:table-cell>
          <table:table-cell table:formula="of:=IF([.X25]=&quot;CORRECT&quot;;&quot;CORRECT&quot;;IF([.F25]=&quot;Unsure&quot;; &quot;CORRECT&quot;; &quot;INCORRECT&quot;))" office:value-type="string" office:string-value="CORRECT">
            <text:p>CORRECT</text:p>
          </table:table-cell>
          <table:table-cell table:formula="of:=IF([.Y25]=&quot;CORRECT&quot;;&quot;CORRECT&quot;;IF([.N25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5]=[.AC25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25]=[.AE25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23">
            <text:p>23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13">
            <text:p>0.01</text:p>
          </table:table-cell>
          <table:table-cell table:style-name="ce6" office:value-type="float" office:value="2.1246">
            <text:p>2.12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23">
            <text:p>23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236">
            <text:p>0.02</text:p>
          </table:table-cell>
          <table:table-cell table:style-name="ce6" office:value-type="float" office:value="2.9469">
            <text:p>2.95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6]; [.M26])" office:value-type="boolean" office:boolean-value="true">
            <text:p>TRUE</text:p>
          </table:table-cell>
          <table:table-cell table:style-name="ce17" table:formula="of:=IF([.Q26]=0;IF([.U26]=[.J26];&quot;YES&quot;; &quot;NO&quot;);&quot;&quot;)">
            <text:p/>
          </table:table-cell>
          <table:table-cell table:formula="of:=IF(AND([.O26]=1; [.R26]=&quot;NO&quot;);&quot;YES&quot;; IF([.R26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6]=[.T26]; &quot;CORRECT&quot;; &quot;INCORRECT&quot;)" office:value-type="string" office:string-value="CORRECT">
            <text:p>CORRECT</text:p>
          </table:table-cell>
          <table:table-cell table:style-name="ce9" table:formula="of:=IF([.U26]=[.B26]; &quot;CORRECT&quot;; &quot;INCORRECT&quot;)" office:value-type="string" office:string-value="CORRECT">
            <text:p>CORRECT</text:p>
          </table:table-cell>
          <table:table-cell table:style-name="ce9" table:formula="of:=IF([.U26]=[.J26]; &quot;CORRECT&quot;; &quot;INCORRECT&quot;)" office:value-type="string" office:string-value="CORRECT">
            <text:p>CORRECT</text:p>
          </table:table-cell>
          <table:table-cell table:formula="of:=IF([.X26]=&quot;CORRECT&quot;;&quot;CORRECT&quot;;IF([.F26]=&quot;Unsure&quot;; &quot;CORRECT&quot;; &quot;INCORRECT&quot;))" office:value-type="string" office:string-value="CORRECT">
            <text:p>CORRECT</text:p>
          </table:table-cell>
          <table:table-cell table:formula="of:=IF([.Y26]=&quot;CORRECT&quot;;&quot;CORRECT&quot;;IF([.N26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6]=[.AC26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26]=[.AE26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24">
            <text:p>24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57">
            <text:p>0.02</text:p>
          </table:table-cell>
          <table:table-cell table:style-name="ce6" office:value-type="float" office:value="1.7333">
            <text:p>1.73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24">
            <text:p>24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719">
            <text:p>0.07</text:p>
          </table:table-cell>
          <table:table-cell table:style-name="ce6" office:value-type="float" office:value="4.4429">
            <text:p>4.44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7]; [.M27])" office:value-type="boolean" office:boolean-value="true">
            <text:p>TRUE</text:p>
          </table:table-cell>
          <table:table-cell table:style-name="ce17" table:formula="of:=IF([.Q27]=0;IF([.U27]=[.J27];&quot;YES&quot;; &quot;NO&quot;);&quot;&quot;)">
            <text:p/>
          </table:table-cell>
          <table:table-cell table:formula="of:=IF(AND([.O27]=1; [.R27]=&quot;NO&quot;);&quot;YES&quot;; IF([.R27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7]=[.T27]; &quot;CORRECT&quot;; &quot;INCORRECT&quot;)" office:value-type="string" office:string-value="CORRECT">
            <text:p>CORRECT</text:p>
          </table:table-cell>
          <table:table-cell table:style-name="ce9" table:formula="of:=IF([.U27]=[.B27]; &quot;CORRECT&quot;; &quot;INCORRECT&quot;)" office:value-type="string" office:string-value="CORRECT">
            <text:p>CORRECT</text:p>
          </table:table-cell>
          <table:table-cell table:style-name="ce9" table:formula="of:=IF([.U27]=[.J27]; &quot;CORRECT&quot;; &quot;INCORRECT&quot;)" office:value-type="string" office:string-value="CORRECT">
            <text:p>CORRECT</text:p>
          </table:table-cell>
          <table:table-cell table:formula="of:=IF([.X27]=&quot;CORRECT&quot;;&quot;CORRECT&quot;;IF([.F27]=&quot;Unsure&quot;; &quot;CORRECT&quot;; &quot;INCORRECT&quot;))" office:value-type="string" office:string-value="CORRECT">
            <text:p>CORRECT</text:p>
          </table:table-cell>
          <table:table-cell table:formula="of:=IF([.Y27]=&quot;CORRECT&quot;;&quot;CORRECT&quot;;IF([.N27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7]=[.AC27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27]=[.AE27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25">
            <text:p>25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325">
            <text:p>0.03</text:p>
          </table:table-cell>
          <table:table-cell table:style-name="ce6" office:value-type="float" office:value="2.2948">
            <text:p>2.29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25">
            <text:p>25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541">
            <text:p>0.05</text:p>
          </table:table-cell>
          <table:table-cell table:style-name="ce6" office:value-type="float" office:value="4.4291">
            <text:p>4.43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8]; [.M28])" office:value-type="boolean" office:boolean-value="true">
            <text:p>TRUE</text:p>
          </table:table-cell>
          <table:table-cell table:style-name="ce17" table:formula="of:=IF([.Q28]=0;IF([.U28]=[.J28];&quot;YES&quot;; &quot;NO&quot;);&quot;&quot;)">
            <text:p/>
          </table:table-cell>
          <table:table-cell table:formula="of:=IF(AND([.O28]=1; [.R28]=&quot;NO&quot;);&quot;YES&quot;; IF([.R28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8]=[.T28]; &quot;CORRECT&quot;; &quot;INCORRECT&quot;)" office:value-type="string" office:string-value="CORRECT">
            <text:p>CORRECT</text:p>
          </table:table-cell>
          <table:table-cell table:style-name="ce9" table:formula="of:=IF([.U28]=[.B28]; &quot;CORRECT&quot;; &quot;INCORRECT&quot;)" office:value-type="string" office:string-value="CORRECT">
            <text:p>CORRECT</text:p>
          </table:table-cell>
          <table:table-cell table:style-name="ce9" table:formula="of:=IF([.U28]=[.J28]; &quot;CORRECT&quot;; &quot;INCORRECT&quot;)" office:value-type="string" office:string-value="CORRECT">
            <text:p>CORRECT</text:p>
          </table:table-cell>
          <table:table-cell table:formula="of:=IF([.X28]=&quot;CORRECT&quot;;&quot;CORRECT&quot;;IF([.F28]=&quot;Unsure&quot;; &quot;CORRECT&quot;; &quot;INCORRECT&quot;))" office:value-type="string" office:string-value="CORRECT">
            <text:p>CORRECT</text:p>
          </table:table-cell>
          <table:table-cell table:formula="of:=IF([.Y28]=&quot;CORRECT&quot;;&quot;CORRECT&quot;;IF([.N28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8]=[.AC28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28]=[.AE28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26">
            <text:p>26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206">
            <text:p>0.02</text:p>
          </table:table-cell>
          <table:table-cell table:style-name="ce6" office:value-type="float" office:value="1.4398">
            <text:p>1.44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26">
            <text:p>26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438">
            <text:p>0.04</text:p>
          </table:table-cell>
          <table:table-cell table:style-name="ce6" office:value-type="float" office:value="3.5574">
            <text:p>3.56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9]; [.M29])" office:value-type="boolean" office:boolean-value="true">
            <text:p>TRUE</text:p>
          </table:table-cell>
          <table:table-cell table:style-name="ce17" table:formula="of:=IF([.Q29]=0;IF([.U29]=[.J29];&quot;YES&quot;; &quot;NO&quot;);&quot;&quot;)">
            <text:p/>
          </table:table-cell>
          <table:table-cell table:formula="of:=IF(AND([.O29]=1; [.R29]=&quot;NO&quot;);&quot;YES&quot;; IF([.R29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9]=[.T29]; &quot;CORRECT&quot;; &quot;INCORRECT&quot;)" office:value-type="string" office:string-value="CORRECT">
            <text:p>CORRECT</text:p>
          </table:table-cell>
          <table:table-cell table:style-name="ce9" table:formula="of:=IF([.U29]=[.B29]; &quot;CORRECT&quot;; &quot;INCORRECT&quot;)" office:value-type="string" office:string-value="CORRECT">
            <text:p>CORRECT</text:p>
          </table:table-cell>
          <table:table-cell table:style-name="ce9" table:formula="of:=IF([.U29]=[.J29]; &quot;CORRECT&quot;; &quot;INCORRECT&quot;)" office:value-type="string" office:string-value="CORRECT">
            <text:p>CORRECT</text:p>
          </table:table-cell>
          <table:table-cell table:formula="of:=IF([.X29]=&quot;CORRECT&quot;;&quot;CORRECT&quot;;IF([.F29]=&quot;Unsure&quot;; &quot;CORRECT&quot;; &quot;INCORRECT&quot;))" office:value-type="string" office:string-value="CORRECT">
            <text:p>CORRECT</text:p>
          </table:table-cell>
          <table:table-cell table:formula="of:=IF([.Y29]=&quot;CORRECT&quot;;&quot;CORRECT&quot;;IF([.N29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9]=[.AC29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29]=[.AE29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27">
            <text:p>27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309">
            <text:p>0.03</text:p>
          </table:table-cell>
          <table:table-cell table:style-name="ce6" office:value-type="float" office:value="2.0591">
            <text:p>2.06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27">
            <text:p>27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842">
            <text:p>0.08</text:p>
          </table:table-cell>
          <table:table-cell table:style-name="ce6" office:value-type="float" office:value="3.5382">
            <text:p>3.54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30]; [.M30])" office:value-type="boolean" office:boolean-value="true">
            <text:p>TRUE</text:p>
          </table:table-cell>
          <table:table-cell table:style-name="ce17" table:formula="of:=IF([.Q30]=0;IF([.U30]=[.J30];&quot;YES&quot;; &quot;NO&quot;);&quot;&quot;)">
            <text:p/>
          </table:table-cell>
          <table:table-cell table:formula="of:=IF(AND([.O30]=1; [.R30]=&quot;NO&quot;);&quot;YES&quot;; IF([.R30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0]=[.T30]; &quot;CORRECT&quot;; &quot;INCORRECT&quot;)" office:value-type="string" office:string-value="CORRECT">
            <text:p>CORRECT</text:p>
          </table:table-cell>
          <table:table-cell table:style-name="ce9" table:formula="of:=IF([.U30]=[.B30]; &quot;CORRECT&quot;; &quot;INCORRECT&quot;)" office:value-type="string" office:string-value="CORRECT">
            <text:p>CORRECT</text:p>
          </table:table-cell>
          <table:table-cell table:style-name="ce9" table:formula="of:=IF([.U30]=[.J30]; &quot;CORRECT&quot;; &quot;INCORRECT&quot;)" office:value-type="string" office:string-value="CORRECT">
            <text:p>CORRECT</text:p>
          </table:table-cell>
          <table:table-cell table:formula="of:=IF([.X30]=&quot;CORRECT&quot;;&quot;CORRECT&quot;;IF([.F30]=&quot;Unsure&quot;; &quot;CORRECT&quot;; &quot;INCORRECT&quot;))" office:value-type="string" office:string-value="CORRECT">
            <text:p>CORRECT</text:p>
          </table:table-cell>
          <table:table-cell table:formula="of:=IF([.Y30]=&quot;CORRECT&quot;;&quot;CORRECT&quot;;IF([.N30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30]=[.AC30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30]=[.AE30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28">
            <text:p>28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203">
            <text:p>0.02</text:p>
          </table:table-cell>
          <table:table-cell table:style-name="ce6" office:value-type="float" office:value="1.5943">
            <text:p>1.59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28">
            <text:p>28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78">
            <text:p>0.08</text:p>
          </table:table-cell>
          <table:table-cell table:style-name="ce6" office:value-type="float" office:value="4.7877">
            <text:p>4.79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31]; [.M31])" office:value-type="boolean" office:boolean-value="true">
            <text:p>TRUE</text:p>
          </table:table-cell>
          <table:table-cell table:style-name="ce17" table:formula="of:=IF([.Q31]=0;IF([.U31]=[.J31];&quot;YES&quot;; &quot;NO&quot;);&quot;&quot;)">
            <text:p/>
          </table:table-cell>
          <table:table-cell table:formula="of:=IF(AND([.O31]=1; [.R31]=&quot;NO&quot;);&quot;YES&quot;; IF([.R31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1]=[.T31]; &quot;CORRECT&quot;; &quot;INCORRECT&quot;)" office:value-type="string" office:string-value="CORRECT">
            <text:p>CORRECT</text:p>
          </table:table-cell>
          <table:table-cell table:style-name="ce9" table:formula="of:=IF([.U31]=[.B31]; &quot;CORRECT&quot;; &quot;INCORRECT&quot;)" office:value-type="string" office:string-value="CORRECT">
            <text:p>CORRECT</text:p>
          </table:table-cell>
          <table:table-cell table:style-name="ce9" table:formula="of:=IF([.U31]=[.J31]; &quot;CORRECT&quot;; &quot;INCORRECT&quot;)" office:value-type="string" office:string-value="CORRECT">
            <text:p>CORRECT</text:p>
          </table:table-cell>
          <table:table-cell table:formula="of:=IF([.X31]=&quot;CORRECT&quot;;&quot;CORRECT&quot;;IF([.F31]=&quot;Unsure&quot;; &quot;CORRECT&quot;; &quot;INCORRECT&quot;))" office:value-type="string" office:string-value="CORRECT">
            <text:p>CORRECT</text:p>
          </table:table-cell>
          <table:table-cell table:formula="of:=IF([.Y31]=&quot;CORRECT&quot;;&quot;CORRECT&quot;;IF([.N31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31]=[.AC31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31]=[.AE31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29">
            <text:p>29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35">
            <text:p>0.01</text:p>
          </table:table-cell>
          <table:table-cell table:style-name="ce6" office:value-type="float" office:value="2.0701">
            <text:p>2.07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29">
            <text:p>29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78">
            <text:p>0.08</text:p>
          </table:table-cell>
          <table:table-cell table:style-name="ce6" office:value-type="float" office:value="3.6717">
            <text:p>3.67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32]; [.M32])" office:value-type="boolean" office:boolean-value="true">
            <text:p>TRUE</text:p>
          </table:table-cell>
          <table:table-cell table:style-name="ce17" table:formula="of:=IF([.Q32]=0;IF([.U32]=[.J32];&quot;YES&quot;; &quot;NO&quot;);&quot;&quot;)">
            <text:p/>
          </table:table-cell>
          <table:table-cell table:formula="of:=IF(AND([.O32]=1; [.R32]=&quot;NO&quot;);&quot;YES&quot;; IF([.R32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2]=[.T32]; &quot;CORRECT&quot;; &quot;INCORRECT&quot;)" office:value-type="string" office:string-value="CORRECT">
            <text:p>CORRECT</text:p>
          </table:table-cell>
          <table:table-cell table:style-name="ce9" table:formula="of:=IF([.U32]=[.B32]; &quot;CORRECT&quot;; &quot;INCORRECT&quot;)" office:value-type="string" office:string-value="CORRECT">
            <text:p>CORRECT</text:p>
          </table:table-cell>
          <table:table-cell table:style-name="ce9" table:formula="of:=IF([.U32]=[.J32]; &quot;CORRECT&quot;; &quot;INCORRECT&quot;)" office:value-type="string" office:string-value="CORRECT">
            <text:p>CORRECT</text:p>
          </table:table-cell>
          <table:table-cell table:formula="of:=IF([.X32]=&quot;CORRECT&quot;;&quot;CORRECT&quot;;IF([.F32]=&quot;Unsure&quot;; &quot;CORRECT&quot;; &quot;INCORRECT&quot;))" office:value-type="string" office:string-value="CORRECT">
            <text:p>CORRECT</text:p>
          </table:table-cell>
          <table:table-cell table:formula="of:=IF([.Y32]=&quot;CORRECT&quot;;&quot;CORRECT&quot;;IF([.N32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32]=[.AC32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32]=[.AE32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30">
            <text:p>30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59">
            <text:p>0.02</text:p>
          </table:table-cell>
          <table:table-cell table:style-name="ce6" office:value-type="float" office:value="2.4837">
            <text:p>2.48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30">
            <text:p>30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1658">
            <text:p>0.17</text:p>
          </table:table-cell>
          <table:table-cell table:style-name="ce6" office:value-type="float" office:value="3.7862">
            <text:p>3.79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33]; [.M33])" office:value-type="boolean" office:boolean-value="true">
            <text:p>TRUE</text:p>
          </table:table-cell>
          <table:table-cell table:style-name="ce17" table:formula="of:=IF([.Q33]=0;IF([.U33]=[.J33];&quot;YES&quot;; &quot;NO&quot;);&quot;&quot;)">
            <text:p/>
          </table:table-cell>
          <table:table-cell table:formula="of:=IF(AND([.O33]=1; [.R33]=&quot;NO&quot;);&quot;YES&quot;; IF([.R33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3]=[.T33]; &quot;CORRECT&quot;; &quot;INCORRECT&quot;)" office:value-type="string" office:string-value="CORRECT">
            <text:p>CORRECT</text:p>
          </table:table-cell>
          <table:table-cell table:style-name="ce9" table:formula="of:=IF([.U33]=[.B33]; &quot;CORRECT&quot;; &quot;INCORRECT&quot;)" office:value-type="string" office:string-value="CORRECT">
            <text:p>CORRECT</text:p>
          </table:table-cell>
          <table:table-cell table:style-name="ce9" table:formula="of:=IF([.U33]=[.J33]; &quot;CORRECT&quot;; &quot;INCORRECT&quot;)" office:value-type="string" office:string-value="CORRECT">
            <text:p>CORRECT</text:p>
          </table:table-cell>
          <table:table-cell table:formula="of:=IF([.X33]=&quot;CORRECT&quot;;&quot;CORRECT&quot;;IF([.F33]=&quot;Unsure&quot;; &quot;CORRECT&quot;; &quot;INCORRECT&quot;))" office:value-type="string" office:string-value="CORRECT">
            <text:p>CORRECT</text:p>
          </table:table-cell>
          <table:table-cell table:formula="of:=IF([.Y33]=&quot;CORRECT&quot;;&quot;CORRECT&quot;;IF([.N33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33]=[.AC33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33]=[.AE33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31">
            <text:p>31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417">
            <text:p>0.04</text:p>
          </table:table-cell>
          <table:table-cell table:style-name="ce6" office:value-type="float" office:value="2.8514">
            <text:p>2.85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31">
            <text:p>31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847">
            <text:p>0.08</text:p>
          </table:table-cell>
          <table:table-cell table:style-name="ce6" office:value-type="float" office:value="4.981">
            <text:p>4.98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34]; [.M34])" office:value-type="boolean" office:boolean-value="true">
            <text:p>TRUE</text:p>
          </table:table-cell>
          <table:table-cell table:style-name="ce17" table:formula="of:=IF([.Q34]=0;IF([.U34]=[.J34];&quot;YES&quot;; &quot;NO&quot;);&quot;&quot;)">
            <text:p/>
          </table:table-cell>
          <table:table-cell table:formula="of:=IF(AND([.O34]=1; [.R34]=&quot;NO&quot;);&quot;YES&quot;; IF([.R34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4]=[.T34]; &quot;CORRECT&quot;; &quot;INCORRECT&quot;)" office:value-type="string" office:string-value="CORRECT">
            <text:p>CORRECT</text:p>
          </table:table-cell>
          <table:table-cell table:style-name="ce9" table:formula="of:=IF([.U34]=[.B34]; &quot;CORRECT&quot;; &quot;INCORRECT&quot;)" office:value-type="string" office:string-value="CORRECT">
            <text:p>CORRECT</text:p>
          </table:table-cell>
          <table:table-cell table:style-name="ce9" table:formula="of:=IF([.U34]=[.J34]; &quot;CORRECT&quot;; &quot;INCORRECT&quot;)" office:value-type="string" office:string-value="CORRECT">
            <text:p>CORRECT</text:p>
          </table:table-cell>
          <table:table-cell table:formula="of:=IF([.X34]=&quot;CORRECT&quot;;&quot;CORRECT&quot;;IF([.F34]=&quot;Unsure&quot;; &quot;CORRECT&quot;; &quot;INCORRECT&quot;))" office:value-type="string" office:string-value="CORRECT">
            <text:p>CORRECT</text:p>
          </table:table-cell>
          <table:table-cell table:formula="of:=IF([.Y34]=&quot;CORRECT&quot;;&quot;CORRECT&quot;;IF([.N34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34]=[.AC34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34]=[.AE34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32">
            <text:p>32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303">
            <text:p>0.03</text:p>
          </table:table-cell>
          <table:table-cell table:style-name="ce6" office:value-type="float" office:value="1.9023">
            <text:p>1.9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32">
            <text:p>32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437">
            <text:p>0.04</text:p>
          </table:table-cell>
          <table:table-cell table:style-name="ce6" office:value-type="float" office:value="4.0798">
            <text:p>4.08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35]; [.M35])" office:value-type="boolean" office:boolean-value="true">
            <text:p>TRUE</text:p>
          </table:table-cell>
          <table:table-cell table:style-name="ce17" table:formula="of:=IF([.Q35]=0;IF([.U35]=[.J35];&quot;YES&quot;; &quot;NO&quot;);&quot;&quot;)">
            <text:p/>
          </table:table-cell>
          <table:table-cell table:formula="of:=IF(AND([.O35]=1; [.R35]=&quot;NO&quot;);&quot;YES&quot;; IF([.R35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5]=[.T35]; &quot;CORRECT&quot;; &quot;INCORRECT&quot;)" office:value-type="string" office:string-value="CORRECT">
            <text:p>CORRECT</text:p>
          </table:table-cell>
          <table:table-cell table:style-name="ce9" table:formula="of:=IF([.U35]=[.B35]; &quot;CORRECT&quot;; &quot;INCORRECT&quot;)" office:value-type="string" office:string-value="CORRECT">
            <text:p>CORRECT</text:p>
          </table:table-cell>
          <table:table-cell table:style-name="ce9" table:formula="of:=IF([.U35]=[.J35]; &quot;CORRECT&quot;; &quot;INCORRECT&quot;)" office:value-type="string" office:string-value="CORRECT">
            <text:p>CORRECT</text:p>
          </table:table-cell>
          <table:table-cell table:formula="of:=IF([.X35]=&quot;CORRECT&quot;;&quot;CORRECT&quot;;IF([.F35]=&quot;Unsure&quot;; &quot;CORRECT&quot;; &quot;INCORRECT&quot;))" office:value-type="string" office:string-value="CORRECT">
            <text:p>CORRECT</text:p>
          </table:table-cell>
          <table:table-cell table:formula="of:=IF([.Y35]=&quot;CORRECT&quot;;&quot;CORRECT&quot;;IF([.N35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35]=[.AC35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35]=[.AE35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33">
            <text:p>33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48">
            <text:p>0.01</text:p>
          </table:table-cell>
          <table:table-cell table:style-name="ce6" office:value-type="float" office:value="1.8577">
            <text:p>1.86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33">
            <text:p>33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479">
            <text:p>0.05</text:p>
          </table:table-cell>
          <table:table-cell table:style-name="ce6" office:value-type="float" office:value="3.5907">
            <text:p>3.59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36]; [.M36])" office:value-type="boolean" office:boolean-value="true">
            <text:p>TRUE</text:p>
          </table:table-cell>
          <table:table-cell table:style-name="ce17" table:formula="of:=IF([.Q36]=0;IF([.U36]=[.J36];&quot;YES&quot;; &quot;NO&quot;);&quot;&quot;)">
            <text:p/>
          </table:table-cell>
          <table:table-cell table:formula="of:=IF(AND([.O36]=1; [.R36]=&quot;NO&quot;);&quot;YES&quot;; IF([.R36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6]=[.T36]; &quot;CORRECT&quot;; &quot;INCORRECT&quot;)" office:value-type="string" office:string-value="CORRECT">
            <text:p>CORRECT</text:p>
          </table:table-cell>
          <table:table-cell table:style-name="ce9" table:formula="of:=IF([.U36]=[.B36]; &quot;CORRECT&quot;; &quot;INCORRECT&quot;)" office:value-type="string" office:string-value="CORRECT">
            <text:p>CORRECT</text:p>
          </table:table-cell>
          <table:table-cell table:style-name="ce9" table:formula="of:=IF([.U36]=[.J36]; &quot;CORRECT&quot;; &quot;INCORRECT&quot;)" office:value-type="string" office:string-value="CORRECT">
            <text:p>CORRECT</text:p>
          </table:table-cell>
          <table:table-cell table:formula="of:=IF([.X36]=&quot;CORRECT&quot;;&quot;CORRECT&quot;;IF([.F36]=&quot;Unsure&quot;; &quot;CORRECT&quot;; &quot;INCORRECT&quot;))" office:value-type="string" office:string-value="CORRECT">
            <text:p>CORRECT</text:p>
          </table:table-cell>
          <table:table-cell table:formula="of:=IF([.Y36]=&quot;CORRECT&quot;;&quot;CORRECT&quot;;IF([.N36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36]=[.AC36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36]=[.AE36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34">
            <text:p>34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238">
            <text:p>0.02</text:p>
          </table:table-cell>
          <table:table-cell table:style-name="ce6" office:value-type="float" office:value="1.5673">
            <text:p>1.57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34">
            <text:p>34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782">
            <text:p>0.08</text:p>
          </table:table-cell>
          <table:table-cell table:style-name="ce6" office:value-type="float" office:value="3.8971">
            <text:p>3.9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37]; [.M37])" office:value-type="boolean" office:boolean-value="true">
            <text:p>TRUE</text:p>
          </table:table-cell>
          <table:table-cell table:style-name="ce17" table:formula="of:=IF([.Q37]=0;IF([.U37]=[.J37];&quot;YES&quot;; &quot;NO&quot;);&quot;&quot;)">
            <text:p/>
          </table:table-cell>
          <table:table-cell table:formula="of:=IF(AND([.O37]=1; [.R37]=&quot;NO&quot;);&quot;YES&quot;; IF([.R37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7]=[.T37]; &quot;CORRECT&quot;; &quot;INCORRECT&quot;)" office:value-type="string" office:string-value="CORRECT">
            <text:p>CORRECT</text:p>
          </table:table-cell>
          <table:table-cell table:style-name="ce9" table:formula="of:=IF([.U37]=[.B37]; &quot;CORRECT&quot;; &quot;INCORRECT&quot;)" office:value-type="string" office:string-value="CORRECT">
            <text:p>CORRECT</text:p>
          </table:table-cell>
          <table:table-cell table:style-name="ce9" table:formula="of:=IF([.U37]=[.J37]; &quot;CORRECT&quot;; &quot;INCORRECT&quot;)" office:value-type="string" office:string-value="CORRECT">
            <text:p>CORRECT</text:p>
          </table:table-cell>
          <table:table-cell table:formula="of:=IF([.X37]=&quot;CORRECT&quot;;&quot;CORRECT&quot;;IF([.F37]=&quot;Unsure&quot;; &quot;CORRECT&quot;; &quot;INCORRECT&quot;))" office:value-type="string" office:string-value="CORRECT">
            <text:p>CORRECT</text:p>
          </table:table-cell>
          <table:table-cell table:formula="of:=IF([.Y37]=&quot;CORRECT&quot;;&quot;CORRECT&quot;;IF([.N37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37]=[.AC37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37]=[.AE37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35">
            <text:p>35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308">
            <text:p>0.03</text:p>
          </table:table-cell>
          <table:table-cell table:style-name="ce6" office:value-type="float" office:value="3.2668">
            <text:p>3.27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35">
            <text:p>35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511">
            <text:p>0.05</text:p>
          </table:table-cell>
          <table:table-cell table:style-name="ce6" office:value-type="float" office:value="2.3182">
            <text:p>2.32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38]; [.M38])" office:value-type="boolean" office:boolean-value="true">
            <text:p>TRUE</text:p>
          </table:table-cell>
          <table:table-cell table:style-name="ce17" table:formula="of:=IF([.Q38]=0;IF([.U38]=[.J38];&quot;YES&quot;; &quot;NO&quot;);&quot;&quot;)">
            <text:p/>
          </table:table-cell>
          <table:table-cell table:formula="of:=IF(AND([.O38]=1; [.R38]=&quot;NO&quot;);&quot;YES&quot;; IF([.R38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8]=[.T38]; &quot;CORRECT&quot;; &quot;INCORRECT&quot;)" office:value-type="string" office:string-value="CORRECT">
            <text:p>CORRECT</text:p>
          </table:table-cell>
          <table:table-cell table:style-name="ce9" table:formula="of:=IF([.U38]=[.B38]; &quot;CORRECT&quot;; &quot;INCORRECT&quot;)" office:value-type="string" office:string-value="CORRECT">
            <text:p>CORRECT</text:p>
          </table:table-cell>
          <table:table-cell table:style-name="ce9" table:formula="of:=IF([.U38]=[.J38]; &quot;CORRECT&quot;; &quot;INCORRECT&quot;)" office:value-type="string" office:string-value="CORRECT">
            <text:p>CORRECT</text:p>
          </table:table-cell>
          <table:table-cell table:formula="of:=IF([.X38]=&quot;CORRECT&quot;;&quot;CORRECT&quot;;IF([.F38]=&quot;Unsure&quot;; &quot;CORRECT&quot;; &quot;INCORRECT&quot;))" office:value-type="string" office:string-value="CORRECT">
            <text:p>CORRECT</text:p>
          </table:table-cell>
          <table:table-cell table:formula="of:=IF([.Y38]=&quot;CORRECT&quot;;&quot;CORRECT&quot;;IF([.N38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38]=[.AC38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38]=[.AE38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36">
            <text:p>36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1053">
            <text:p>0.11</text:p>
          </table:table-cell>
          <table:table-cell table:style-name="ce6" office:value-type="float" office:value="8.8187">
            <text:p>8.82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style-name="ce6" office:value-type="float" office:value="36">
            <text:p>36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1256">
            <text:p>0.13</text:p>
          </table:table-cell>
          <table:table-cell table:style-name="ce6" office:value-type="float" office:value="8.3799">
            <text:p>8.38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39]; [.M39])" office:value-type="boolean" office:boolean-value="true">
            <text:p>TRUE</text:p>
          </table:table-cell>
          <table:table-cell table:style-name="ce17" table:formula="of:=IF([.Q39]=0;IF([.U39]=[.J39];&quot;YES&quot;; &quot;NO&quot;);&quot;&quot;)">
            <text:p/>
          </table:table-cell>
          <table:table-cell table:formula="of:=IF(AND([.O39]=1; [.R39]=&quot;NO&quot;);&quot;YES&quot;; IF([.R39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9]=[.T39]; &quot;CORRECT&quot;; &quot;INCORRECT&quot;)" office:value-type="string" office:string-value="CORRECT">
            <text:p>CORRECT</text:p>
          </table:table-cell>
          <table:table-cell table:style-name="ce9" table:formula="of:=IF([.U39]=[.B39]; &quot;CORRECT&quot;; &quot;INCORRECT&quot;)" office:value-type="string" office:string-value="CORRECT">
            <text:p>CORRECT</text:p>
          </table:table-cell>
          <table:table-cell table:style-name="ce9" table:formula="of:=IF([.U39]=[.J39]; &quot;CORRECT&quot;; &quot;INCORRECT&quot;)" office:value-type="string" office:string-value="CORRECT">
            <text:p>CORRECT</text:p>
          </table:table-cell>
          <table:table-cell table:formula="of:=IF([.X39]=&quot;CORRECT&quot;;&quot;CORRECT&quot;;IF([.F39]=&quot;Unsure&quot;; &quot;CORRECT&quot;; &quot;INCORRECT&quot;))" office:value-type="string" office:string-value="CORRECT">
            <text:p>CORRECT</text:p>
          </table:table-cell>
          <table:table-cell table:formula="of:=IF([.Y39]=&quot;CORRECT&quot;;&quot;CORRECT&quot;;IF([.N39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39]=[.AC39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39]=[.AE39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37">
            <text:p>37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843">
            <text:p>0.08</text:p>
          </table:table-cell>
          <table:table-cell table:style-name="ce6" office:value-type="float" office:value="5.7582">
            <text:p>5.76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37">
            <text:p>37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158">
            <text:p>0.16</text:p>
          </table:table-cell>
          <table:table-cell table:style-name="ce6" office:value-type="float" office:value="9.295">
            <text:p>9.3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40]; [.M40])" office:value-type="boolean" office:boolean-value="false">
            <text:p>FALSE</text:p>
          </table:table-cell>
          <table:table-cell table:style-name="ce17" table:formula="of:=IF([.Q40]=0;IF([.U40]=[.J40];&quot;YES&quot;; &quot;NO&quot;);&quot;&quot;)" office:value-type="string" office:string-value="NO">
            <text:p>NO</text:p>
          </table:table-cell>
          <table:table-cell table:formula="of:=IF(AND([.O40]=1; [.R40]=&quot;NO&quot;);&quot;YES&quot;; IF([.R40]=&quot;NO&quot;;&quot;NO&quot;;&quot;&quot;))" office:value-type="string" office:string-value="YES">
            <text:p>YES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40]=[.T40]; &quot;CORRECT&quot;; &quot;INCORRECT&quot;)" office:value-type="string" office:string-value="CORRECT">
            <text:p>CORRECT</text:p>
          </table:table-cell>
          <table:table-cell table:style-name="ce9" table:formula="of:=IF([.U40]=[.B40]; &quot;CORRECT&quot;; &quot;INCORRECT&quot;)" office:value-type="string" office:string-value="CORRECT">
            <text:p>CORRECT</text:p>
          </table:table-cell>
          <table:table-cell table:style-name="ce9" table:formula="of:=IF([.U40]=[.J40]; &quot;CORRECT&quot;; &quot;INCORRECT&quot;)" office:value-type="string" office:string-value="INCORRECT">
            <text:p>INCORRECT</text:p>
          </table:table-cell>
          <table:table-cell table:formula="of:=IF([.X40]=&quot;CORRECT&quot;;&quot;CORRECT&quot;;IF([.F40]=&quot;Unsure&quot;; &quot;CORRECT&quot;; &quot;INCORRECT&quot;))" office:value-type="string" office:string-value="CORRECT">
            <text:p>CORRECT</text:p>
          </table:table-cell>
          <table:table-cell table:formula="of:=IF([.Y40]=&quot;CORRECT&quot;;&quot;CORRECT&quot;;IF([.N40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40]=[.AC40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40]=[.AE40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38">
            <text:p>38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05">
            <text:p>0.01</text:p>
          </table:table-cell>
          <table:table-cell table:style-name="ce6" office:value-type="float" office:value="1.5145">
            <text:p>1.5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38">
            <text:p>38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523">
            <text:p>0.05</text:p>
          </table:table-cell>
          <table:table-cell table:style-name="ce6" office:value-type="float" office:value="1.8896">
            <text:p>1.89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41]; [.M41])" office:value-type="boolean" office:boolean-value="true">
            <text:p>TRUE</text:p>
          </table:table-cell>
          <table:table-cell table:style-name="ce17" table:formula="of:=IF([.Q41]=0;IF([.U41]=[.J41];&quot;YES&quot;; &quot;NO&quot;);&quot;&quot;)">
            <text:p/>
          </table:table-cell>
          <table:table-cell table:formula="of:=IF(AND([.O41]=1; [.R41]=&quot;NO&quot;);&quot;YES&quot;; IF([.R41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41]=[.T41]; &quot;CORRECT&quot;; &quot;INCORRECT&quot;)" office:value-type="string" office:string-value="CORRECT">
            <text:p>CORRECT</text:p>
          </table:table-cell>
          <table:table-cell table:style-name="ce9" table:formula="of:=IF([.U41]=[.B41]; &quot;CORRECT&quot;; &quot;INCORRECT&quot;)" office:value-type="string" office:string-value="CORRECT">
            <text:p>CORRECT</text:p>
          </table:table-cell>
          <table:table-cell table:style-name="ce9" table:formula="of:=IF([.U41]=[.J41]; &quot;CORRECT&quot;; &quot;INCORRECT&quot;)" office:value-type="string" office:string-value="CORRECT">
            <text:p>CORRECT</text:p>
          </table:table-cell>
          <table:table-cell table:formula="of:=IF([.X41]=&quot;CORRECT&quot;;&quot;CORRECT&quot;;IF([.F41]=&quot;Unsure&quot;; &quot;CORRECT&quot;; &quot;INCORRECT&quot;))" office:value-type="string" office:string-value="CORRECT">
            <text:p>CORRECT</text:p>
          </table:table-cell>
          <table:table-cell table:formula="of:=IF([.Y41]=&quot;CORRECT&quot;;&quot;CORRECT&quot;;IF([.N41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41]=[.AC41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41]=[.AE41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39">
            <text:p>39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57">
            <text:p>0.02</text:p>
          </table:table-cell>
          <table:table-cell table:style-name="ce6" office:value-type="float" office:value="2.949">
            <text:p>2.95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39">
            <text:p>39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673">
            <text:p>0.07</text:p>
          </table:table-cell>
          <table:table-cell table:style-name="ce6" office:value-type="float" office:value="3.3496">
            <text:p>3.35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42]; [.M42])" office:value-type="boolean" office:boolean-value="true">
            <text:p>TRUE</text:p>
          </table:table-cell>
          <table:table-cell table:style-name="ce17" table:formula="of:=IF([.Q42]=0;IF([.U42]=[.J42];&quot;YES&quot;; &quot;NO&quot;);&quot;&quot;)">
            <text:p/>
          </table:table-cell>
          <table:table-cell table:formula="of:=IF(AND([.O42]=1; [.R42]=&quot;NO&quot;);&quot;YES&quot;; IF([.R42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42]=[.T42]; &quot;CORRECT&quot;; &quot;INCORRECT&quot;)" office:value-type="string" office:string-value="CORRECT">
            <text:p>CORRECT</text:p>
          </table:table-cell>
          <table:table-cell table:style-name="ce9" table:formula="of:=IF([.U42]=[.B42]; &quot;CORRECT&quot;; &quot;INCORRECT&quot;)" office:value-type="string" office:string-value="CORRECT">
            <text:p>CORRECT</text:p>
          </table:table-cell>
          <table:table-cell table:style-name="ce9" table:formula="of:=IF([.U42]=[.J42]; &quot;CORRECT&quot;; &quot;INCORRECT&quot;)" office:value-type="string" office:string-value="CORRECT">
            <text:p>CORRECT</text:p>
          </table:table-cell>
          <table:table-cell table:formula="of:=IF([.X42]=&quot;CORRECT&quot;;&quot;CORRECT&quot;;IF([.F42]=&quot;Unsure&quot;; &quot;CORRECT&quot;; &quot;INCORRECT&quot;))" office:value-type="string" office:string-value="CORRECT">
            <text:p>CORRECT</text:p>
          </table:table-cell>
          <table:table-cell table:formula="of:=IF([.Y42]=&quot;CORRECT&quot;;&quot;CORRECT&quot;;IF([.N42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42]=[.AC42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42]=[.AE42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40">
            <text:p>40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396">
            <text:p>0.04</text:p>
          </table:table-cell>
          <table:table-cell table:style-name="ce6" office:value-type="float" office:value="2.6018">
            <text:p>2.6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40">
            <text:p>40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697">
            <text:p>0.07</text:p>
          </table:table-cell>
          <table:table-cell table:style-name="ce6" office:value-type="float" office:value="3.396">
            <text:p>3.4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43]; [.M43])" office:value-type="boolean" office:boolean-value="true">
            <text:p>TRUE</text:p>
          </table:table-cell>
          <table:table-cell table:style-name="ce17" table:formula="of:=IF([.Q43]=0;IF([.U43]=[.J43];&quot;YES&quot;; &quot;NO&quot;);&quot;&quot;)">
            <text:p/>
          </table:table-cell>
          <table:table-cell table:formula="of:=IF(AND([.O43]=1; [.R43]=&quot;NO&quot;);&quot;YES&quot;; IF([.R43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43]=[.T43]; &quot;CORRECT&quot;; &quot;INCORRECT&quot;)" office:value-type="string" office:string-value="CORRECT">
            <text:p>CORRECT</text:p>
          </table:table-cell>
          <table:table-cell table:style-name="ce9" table:formula="of:=IF([.U43]=[.B43]; &quot;CORRECT&quot;; &quot;INCORRECT&quot;)" office:value-type="string" office:string-value="CORRECT">
            <text:p>CORRECT</text:p>
          </table:table-cell>
          <table:table-cell table:style-name="ce9" table:formula="of:=IF([.U43]=[.J43]; &quot;CORRECT&quot;; &quot;INCORRECT&quot;)" office:value-type="string" office:string-value="CORRECT">
            <text:p>CORRECT</text:p>
          </table:table-cell>
          <table:table-cell table:formula="of:=IF([.X43]=&quot;CORRECT&quot;;&quot;CORRECT&quot;;IF([.F43]=&quot;Unsure&quot;; &quot;CORRECT&quot;; &quot;INCORRECT&quot;))" office:value-type="string" office:string-value="CORRECT">
            <text:p>CORRECT</text:p>
          </table:table-cell>
          <table:table-cell table:formula="of:=IF([.Y43]=&quot;CORRECT&quot;;&quot;CORRECT&quot;;IF([.N43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43]=[.AC43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43]=[.AE43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41">
            <text:p>41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281">
            <text:p>0.03</text:p>
          </table:table-cell>
          <table:table-cell table:style-name="ce6" office:value-type="float" office:value="2.4058">
            <text:p>2.4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41">
            <text:p>41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616">
            <text:p>0.06</text:p>
          </table:table-cell>
          <table:table-cell table:style-name="ce6" office:value-type="float" office:value="3.7317">
            <text:p>3.73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44]; [.M44])" office:value-type="boolean" office:boolean-value="true">
            <text:p>TRUE</text:p>
          </table:table-cell>
          <table:table-cell table:style-name="ce17" table:formula="of:=IF([.Q44]=0;IF([.U44]=[.J44];&quot;YES&quot;; &quot;NO&quot;);&quot;&quot;)">
            <text:p/>
          </table:table-cell>
          <table:table-cell table:formula="of:=IF(AND([.O44]=1; [.R44]=&quot;NO&quot;);&quot;YES&quot;; IF([.R44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44]=[.T44]; &quot;CORRECT&quot;; &quot;INCORRECT&quot;)" office:value-type="string" office:string-value="CORRECT">
            <text:p>CORRECT</text:p>
          </table:table-cell>
          <table:table-cell table:style-name="ce9" table:formula="of:=IF([.U44]=[.B44]; &quot;CORRECT&quot;; &quot;INCORRECT&quot;)" office:value-type="string" office:string-value="CORRECT">
            <text:p>CORRECT</text:p>
          </table:table-cell>
          <table:table-cell table:style-name="ce9" table:formula="of:=IF([.U44]=[.J44]; &quot;CORRECT&quot;; &quot;INCORRECT&quot;)" office:value-type="string" office:string-value="CORRECT">
            <text:p>CORRECT</text:p>
          </table:table-cell>
          <table:table-cell table:formula="of:=IF([.X44]=&quot;CORRECT&quot;;&quot;CORRECT&quot;;IF([.F44]=&quot;Unsure&quot;; &quot;CORRECT&quot;; &quot;INCORRECT&quot;))" office:value-type="string" office:string-value="CORRECT">
            <text:p>CORRECT</text:p>
          </table:table-cell>
          <table:table-cell table:formula="of:=IF([.Y44]=&quot;CORRECT&quot;;&quot;CORRECT&quot;;IF([.N44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44]=[.AC44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44]=[.AE44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42">
            <text:p>42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1298">
            <text:p>0.13</text:p>
          </table:table-cell>
          <table:table-cell table:style-name="ce6" office:value-type="float" office:value="8.3304">
            <text:p>8.33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style-name="ce6" office:value-type="float" office:value="42">
            <text:p>42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2772">
            <text:p>0.28</text:p>
          </table:table-cell>
          <table:table-cell table:style-name="ce6" office:value-type="float" office:value="4.3391">
            <text:p>4.34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45]; [.M45])" office:value-type="boolean" office:boolean-value="true">
            <text:p>TRUE</text:p>
          </table:table-cell>
          <table:table-cell table:style-name="ce17" table:formula="of:=IF([.Q45]=0;IF([.U45]=[.J45];&quot;YES&quot;; &quot;NO&quot;);&quot;&quot;)">
            <text:p/>
          </table:table-cell>
          <table:table-cell table:formula="of:=IF(AND([.O45]=1; [.R45]=&quot;NO&quot;);&quot;YES&quot;; IF([.R45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45]=[.T45]; &quot;CORRECT&quot;; &quot;INCORRECT&quot;)" office:value-type="string" office:string-value="CORRECT">
            <text:p>CORRECT</text:p>
          </table:table-cell>
          <table:table-cell table:style-name="ce9" table:formula="of:=IF([.U45]=[.B45]; &quot;CORRECT&quot;; &quot;INCORRECT&quot;)" office:value-type="string" office:string-value="CORRECT">
            <text:p>CORRECT</text:p>
          </table:table-cell>
          <table:table-cell table:style-name="ce9" table:formula="of:=IF([.U45]=[.J45]; &quot;CORRECT&quot;; &quot;INCORRECT&quot;)" office:value-type="string" office:string-value="CORRECT">
            <text:p>CORRECT</text:p>
          </table:table-cell>
          <table:table-cell table:formula="of:=IF([.X45]=&quot;CORRECT&quot;;&quot;CORRECT&quot;;IF([.F45]=&quot;Unsure&quot;; &quot;CORRECT&quot;; &quot;INCORRECT&quot;))" office:value-type="string" office:string-value="CORRECT">
            <text:p>CORRECT</text:p>
          </table:table-cell>
          <table:table-cell table:formula="of:=IF([.Y45]=&quot;CORRECT&quot;;&quot;CORRECT&quot;;IF([.N45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45]=[.AC45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45]=[.AE45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43">
            <text:p>43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282">
            <text:p>0.03</text:p>
          </table:table-cell>
          <table:table-cell table:style-name="ce6" office:value-type="float" office:value="2.6103">
            <text:p>2.6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43">
            <text:p>43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659">
            <text:p>0.07</text:p>
          </table:table-cell>
          <table:table-cell table:style-name="ce6" office:value-type="float" office:value="2.7165">
            <text:p>2.72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46]; [.M46])" office:value-type="boolean" office:boolean-value="true">
            <text:p>TRUE</text:p>
          </table:table-cell>
          <table:table-cell table:style-name="ce17" table:formula="of:=IF([.Q46]=0;IF([.U46]=[.J46];&quot;YES&quot;; &quot;NO&quot;);&quot;&quot;)">
            <text:p/>
          </table:table-cell>
          <table:table-cell table:formula="of:=IF(AND([.O46]=1; [.R46]=&quot;NO&quot;);&quot;YES&quot;; IF([.R46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46]=[.T46]; &quot;CORRECT&quot;; &quot;INCORRECT&quot;)" office:value-type="string" office:string-value="CORRECT">
            <text:p>CORRECT</text:p>
          </table:table-cell>
          <table:table-cell table:style-name="ce9" table:formula="of:=IF([.U46]=[.B46]; &quot;CORRECT&quot;; &quot;INCORRECT&quot;)" office:value-type="string" office:string-value="CORRECT">
            <text:p>CORRECT</text:p>
          </table:table-cell>
          <table:table-cell table:style-name="ce9" table:formula="of:=IF([.U46]=[.J46]; &quot;CORRECT&quot;; &quot;INCORRECT&quot;)" office:value-type="string" office:string-value="CORRECT">
            <text:p>CORRECT</text:p>
          </table:table-cell>
          <table:table-cell table:formula="of:=IF([.X46]=&quot;CORRECT&quot;;&quot;CORRECT&quot;;IF([.F46]=&quot;Unsure&quot;; &quot;CORRECT&quot;; &quot;INCORRECT&quot;))" office:value-type="string" office:string-value="CORRECT">
            <text:p>CORRECT</text:p>
          </table:table-cell>
          <table:table-cell table:formula="of:=IF([.Y46]=&quot;CORRECT&quot;;&quot;CORRECT&quot;;IF([.N46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46]=[.AC46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46]=[.AE46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44">
            <text:p>44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413">
            <text:p>0.04</text:p>
          </table:table-cell>
          <table:table-cell table:style-name="ce6" office:value-type="float" office:value="2.1834">
            <text:p>2.18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44">
            <text:p>44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1107">
            <text:p>0.11</text:p>
          </table:table-cell>
          <table:table-cell table:style-name="ce6" office:value-type="float" office:value="4.0557">
            <text:p>4.06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47]; [.M47])" office:value-type="boolean" office:boolean-value="true">
            <text:p>TRUE</text:p>
          </table:table-cell>
          <table:table-cell table:style-name="ce17" table:formula="of:=IF([.Q47]=0;IF([.U47]=[.J47];&quot;YES&quot;; &quot;NO&quot;);&quot;&quot;)">
            <text:p/>
          </table:table-cell>
          <table:table-cell table:formula="of:=IF(AND([.O47]=1; [.R47]=&quot;NO&quot;);&quot;YES&quot;; IF([.R47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47]=[.T47]; &quot;CORRECT&quot;; &quot;INCORRECT&quot;)" office:value-type="string" office:string-value="CORRECT">
            <text:p>CORRECT</text:p>
          </table:table-cell>
          <table:table-cell table:style-name="ce9" table:formula="of:=IF([.U47]=[.B47]; &quot;CORRECT&quot;; &quot;INCORRECT&quot;)" office:value-type="string" office:string-value="CORRECT">
            <text:p>CORRECT</text:p>
          </table:table-cell>
          <table:table-cell table:style-name="ce9" table:formula="of:=IF([.U47]=[.J47]; &quot;CORRECT&quot;; &quot;INCORRECT&quot;)" office:value-type="string" office:string-value="CORRECT">
            <text:p>CORRECT</text:p>
          </table:table-cell>
          <table:table-cell table:formula="of:=IF([.X47]=&quot;CORRECT&quot;;&quot;CORRECT&quot;;IF([.F47]=&quot;Unsure&quot;; &quot;CORRECT&quot;; &quot;INCORRECT&quot;))" office:value-type="string" office:string-value="CORRECT">
            <text:p>CORRECT</text:p>
          </table:table-cell>
          <table:table-cell table:formula="of:=IF([.Y47]=&quot;CORRECT&quot;;&quot;CORRECT&quot;;IF([.N47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47]=[.AC47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47]=[.AE47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45">
            <text:p>45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241">
            <text:p>0.02</text:p>
          </table:table-cell>
          <table:table-cell table:style-name="ce6" office:value-type="float" office:value="2.2103">
            <text:p>2.2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45">
            <text:p>45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788">
            <text:p>0.08</text:p>
          </table:table-cell>
          <table:table-cell table:style-name="ce6" office:value-type="float" office:value="2.6802">
            <text:p>2.68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48]; [.M48])" office:value-type="boolean" office:boolean-value="true">
            <text:p>TRUE</text:p>
          </table:table-cell>
          <table:table-cell table:style-name="ce17" table:formula="of:=IF([.Q48]=0;IF([.U48]=[.J48];&quot;YES&quot;; &quot;NO&quot;);&quot;&quot;)">
            <text:p/>
          </table:table-cell>
          <table:table-cell table:formula="of:=IF(AND([.O48]=1; [.R48]=&quot;NO&quot;);&quot;YES&quot;; IF([.R48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48]=[.T48]; &quot;CORRECT&quot;; &quot;INCORRECT&quot;)" office:value-type="string" office:string-value="CORRECT">
            <text:p>CORRECT</text:p>
          </table:table-cell>
          <table:table-cell table:style-name="ce9" table:formula="of:=IF([.U48]=[.B48]; &quot;CORRECT&quot;; &quot;INCORRECT&quot;)" office:value-type="string" office:string-value="CORRECT">
            <text:p>CORRECT</text:p>
          </table:table-cell>
          <table:table-cell table:style-name="ce9" table:formula="of:=IF([.U48]=[.J48]; &quot;CORRECT&quot;; &quot;INCORRECT&quot;)" office:value-type="string" office:string-value="CORRECT">
            <text:p>CORRECT</text:p>
          </table:table-cell>
          <table:table-cell table:formula="of:=IF([.X48]=&quot;CORRECT&quot;;&quot;CORRECT&quot;;IF([.F48]=&quot;Unsure&quot;; &quot;CORRECT&quot;; &quot;INCORRECT&quot;))" office:value-type="string" office:string-value="CORRECT">
            <text:p>CORRECT</text:p>
          </table:table-cell>
          <table:table-cell table:formula="of:=IF([.Y48]=&quot;CORRECT&quot;;&quot;CORRECT&quot;;IF([.N48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48]=[.AC48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48]=[.AE48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46">
            <text:p>46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396">
            <text:p>0.04</text:p>
          </table:table-cell>
          <table:table-cell table:style-name="ce6" office:value-type="float" office:value="5.4501">
            <text:p>5.45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46">
            <text:p>46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83">
            <text:p>0.08</text:p>
          </table:table-cell>
          <table:table-cell table:style-name="ce6" office:value-type="float" office:value="4.4156">
            <text:p>4.42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49]; [.M49])" office:value-type="boolean" office:boolean-value="true">
            <text:p>TRUE</text:p>
          </table:table-cell>
          <table:table-cell table:style-name="ce17" table:formula="of:=IF([.Q49]=0;IF([.U49]=[.J49];&quot;YES&quot;; &quot;NO&quot;);&quot;&quot;)">
            <text:p/>
          </table:table-cell>
          <table:table-cell table:formula="of:=IF(AND([.O49]=1; [.R49]=&quot;NO&quot;);&quot;YES&quot;; IF([.R49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49]=[.T49]; &quot;CORRECT&quot;; &quot;INCORRECT&quot;)" office:value-type="string" office:string-value="CORRECT">
            <text:p>CORRECT</text:p>
          </table:table-cell>
          <table:table-cell table:style-name="ce9" table:formula="of:=IF([.U49]=[.B49]; &quot;CORRECT&quot;; &quot;INCORRECT&quot;)" office:value-type="string" office:string-value="CORRECT">
            <text:p>CORRECT</text:p>
          </table:table-cell>
          <table:table-cell table:style-name="ce9" table:formula="of:=IF([.U49]=[.J49]; &quot;CORRECT&quot;; &quot;INCORRECT&quot;)" office:value-type="string" office:string-value="CORRECT">
            <text:p>CORRECT</text:p>
          </table:table-cell>
          <table:table-cell table:formula="of:=IF([.X49]=&quot;CORRECT&quot;;&quot;CORRECT&quot;;IF([.F49]=&quot;Unsure&quot;; &quot;CORRECT&quot;; &quot;INCORRECT&quot;))" office:value-type="string" office:string-value="CORRECT">
            <text:p>CORRECT</text:p>
          </table:table-cell>
          <table:table-cell table:formula="of:=IF([.Y49]=&quot;CORRECT&quot;;&quot;CORRECT&quot;;IF([.N49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49]=[.AC49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49]=[.AE49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47">
            <text:p>47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319">
            <text:p>0.03</text:p>
          </table:table-cell>
          <table:table-cell table:style-name="ce6" office:value-type="float" office:value="2.5578">
            <text:p>2.56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47">
            <text:p>47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881">
            <text:p>0.09</text:p>
          </table:table-cell>
          <table:table-cell table:style-name="ce6" office:value-type="float" office:value="7.4229">
            <text:p>7.42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50]; [.M50])" office:value-type="boolean" office:boolean-value="true">
            <text:p>TRUE</text:p>
          </table:table-cell>
          <table:table-cell table:style-name="ce17" table:formula="of:=IF([.Q50]=0;IF([.U50]=[.J50];&quot;YES&quot;; &quot;NO&quot;);&quot;&quot;)">
            <text:p/>
          </table:table-cell>
          <table:table-cell table:formula="of:=IF(AND([.O50]=1; [.R50]=&quot;NO&quot;);&quot;YES&quot;; IF([.R50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50]=[.T50]; &quot;CORRECT&quot;; &quot;INCORRECT&quot;)" office:value-type="string" office:string-value="CORRECT">
            <text:p>CORRECT</text:p>
          </table:table-cell>
          <table:table-cell table:style-name="ce9" table:formula="of:=IF([.U50]=[.B50]; &quot;CORRECT&quot;; &quot;INCORRECT&quot;)" office:value-type="string" office:string-value="CORRECT">
            <text:p>CORRECT</text:p>
          </table:table-cell>
          <table:table-cell table:style-name="ce9" table:formula="of:=IF([.U50]=[.J50]; &quot;CORRECT&quot;; &quot;INCORRECT&quot;)" office:value-type="string" office:string-value="CORRECT">
            <text:p>CORRECT</text:p>
          </table:table-cell>
          <table:table-cell table:formula="of:=IF([.X50]=&quot;CORRECT&quot;;&quot;CORRECT&quot;;IF([.F50]=&quot;Unsure&quot;; &quot;CORRECT&quot;; &quot;INCORRECT&quot;))" office:value-type="string" office:string-value="CORRECT">
            <text:p>CORRECT</text:p>
          </table:table-cell>
          <table:table-cell table:formula="of:=IF([.Y50]=&quot;CORRECT&quot;;&quot;CORRECT&quot;;IF([.N50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50]=[.AC50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50]=[.AE50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48">
            <text:p>48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244">
            <text:p>0.02</text:p>
          </table:table-cell>
          <table:table-cell table:style-name="ce6" office:value-type="float" office:value="3.3378">
            <text:p>3.34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48">
            <text:p>48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604">
            <text:p>0.06</text:p>
          </table:table-cell>
          <table:table-cell table:style-name="ce6" office:value-type="float" office:value="2.4029">
            <text:p>2.4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51]; [.M51])" office:value-type="boolean" office:boolean-value="true">
            <text:p>TRUE</text:p>
          </table:table-cell>
          <table:table-cell table:style-name="ce17" table:formula="of:=IF([.Q51]=0;IF([.U51]=[.J51];&quot;YES&quot;; &quot;NO&quot;);&quot;&quot;)">
            <text:p/>
          </table:table-cell>
          <table:table-cell table:formula="of:=IF(AND([.O51]=1; [.R51]=&quot;NO&quot;);&quot;YES&quot;; IF([.R51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51]=[.T51]; &quot;CORRECT&quot;; &quot;INCORRECT&quot;)" office:value-type="string" office:string-value="CORRECT">
            <text:p>CORRECT</text:p>
          </table:table-cell>
          <table:table-cell table:style-name="ce9" table:formula="of:=IF([.U51]=[.B51]; &quot;CORRECT&quot;; &quot;INCORRECT&quot;)" office:value-type="string" office:string-value="CORRECT">
            <text:p>CORRECT</text:p>
          </table:table-cell>
          <table:table-cell table:style-name="ce9" table:formula="of:=IF([.U51]=[.J51]; &quot;CORRECT&quot;; &quot;INCORRECT&quot;)" office:value-type="string" office:string-value="CORRECT">
            <text:p>CORRECT</text:p>
          </table:table-cell>
          <table:table-cell table:formula="of:=IF([.X51]=&quot;CORRECT&quot;;&quot;CORRECT&quot;;IF([.F51]=&quot;Unsure&quot;; &quot;CORRECT&quot;; &quot;INCORRECT&quot;))" office:value-type="string" office:string-value="CORRECT">
            <text:p>CORRECT</text:p>
          </table:table-cell>
          <table:table-cell table:formula="of:=IF([.Y51]=&quot;CORRECT&quot;;&quot;CORRECT&quot;;IF([.N51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51]=[.AC51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51]=[.AE51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49">
            <text:p>49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6">
            <text:p>0.02</text:p>
          </table:table-cell>
          <table:table-cell table:style-name="ce6" office:value-type="float" office:value="0.8078">
            <text:p>0.8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49">
            <text:p>49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4">
            <text:p>0.04</text:p>
          </table:table-cell>
          <table:table-cell table:style-name="ce6" office:value-type="float" office:value="2.6674">
            <text:p>2.67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52]; [.M52])" office:value-type="boolean" office:boolean-value="true">
            <text:p>TRUE</text:p>
          </table:table-cell>
          <table:table-cell table:style-name="ce17" table:formula="of:=IF([.Q52]=0;IF([.U52]=[.J52];&quot;YES&quot;; &quot;NO&quot;);&quot;&quot;)">
            <text:p/>
          </table:table-cell>
          <table:table-cell table:formula="of:=IF(AND([.O52]=1; [.R52]=&quot;NO&quot;);&quot;YES&quot;; IF([.R52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52]=[.T52]; &quot;CORRECT&quot;; &quot;INCORRECT&quot;)" office:value-type="string" office:string-value="CORRECT">
            <text:p>CORRECT</text:p>
          </table:table-cell>
          <table:table-cell table:style-name="ce9" table:formula="of:=IF([.U52]=[.B52]; &quot;CORRECT&quot;; &quot;INCORRECT&quot;)" office:value-type="string" office:string-value="CORRECT">
            <text:p>CORRECT</text:p>
          </table:table-cell>
          <table:table-cell table:style-name="ce9" table:formula="of:=IF([.U52]=[.J52]; &quot;CORRECT&quot;; &quot;INCORRECT&quot;)" office:value-type="string" office:string-value="CORRECT">
            <text:p>CORRECT</text:p>
          </table:table-cell>
          <table:table-cell table:formula="of:=IF([.X52]=&quot;CORRECT&quot;;&quot;CORRECT&quot;;IF([.F52]=&quot;Unsure&quot;; &quot;CORRECT&quot;; &quot;INCORRECT&quot;))" office:value-type="string" office:string-value="CORRECT">
            <text:p>CORRECT</text:p>
          </table:table-cell>
          <table:table-cell table:formula="of:=IF([.Y52]=&quot;CORRECT&quot;;&quot;CORRECT&quot;;IF([.N52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52]=[.AC52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52]=[.AE52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50">
            <text:p>50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356">
            <text:p>0.04</text:p>
          </table:table-cell>
          <table:table-cell table:style-name="ce6" office:value-type="float" office:value="2.2163">
            <text:p>2.22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50">
            <text:p>50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828">
            <text:p>0.08</text:p>
          </table:table-cell>
          <table:table-cell table:style-name="ce6" office:value-type="float" office:value="3.1161">
            <text:p>3.12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53]; [.M53])" office:value-type="boolean" office:boolean-value="true">
            <text:p>TRUE</text:p>
          </table:table-cell>
          <table:table-cell table:style-name="ce17" table:formula="of:=IF([.Q53]=0;IF([.U53]=[.J53];&quot;YES&quot;; &quot;NO&quot;);&quot;&quot;)">
            <text:p/>
          </table:table-cell>
          <table:table-cell table:formula="of:=IF(AND([.O53]=1; [.R53]=&quot;NO&quot;);&quot;YES&quot;; IF([.R53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53]=[.T53]; &quot;CORRECT&quot;; &quot;INCORRECT&quot;)" office:value-type="string" office:string-value="CORRECT">
            <text:p>CORRECT</text:p>
          </table:table-cell>
          <table:table-cell table:style-name="ce9" table:formula="of:=IF([.U53]=[.B53]; &quot;CORRECT&quot;; &quot;INCORRECT&quot;)" office:value-type="string" office:string-value="CORRECT">
            <text:p>CORRECT</text:p>
          </table:table-cell>
          <table:table-cell table:style-name="ce9" table:formula="of:=IF([.U53]=[.J53]; &quot;CORRECT&quot;; &quot;INCORRECT&quot;)" office:value-type="string" office:string-value="CORRECT">
            <text:p>CORRECT</text:p>
          </table:table-cell>
          <table:table-cell table:formula="of:=IF([.X53]=&quot;CORRECT&quot;;&quot;CORRECT&quot;;IF([.F53]=&quot;Unsure&quot;; &quot;CORRECT&quot;; &quot;INCORRECT&quot;))" office:value-type="string" office:string-value="CORRECT">
            <text:p>CORRECT</text:p>
          </table:table-cell>
          <table:table-cell table:formula="of:=IF([.Y53]=&quot;CORRECT&quot;;&quot;CORRECT&quot;;IF([.N53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53]=[.AC53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53]=[.AE53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51">
            <text:p>51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269">
            <text:p>0.03</text:p>
          </table:table-cell>
          <table:table-cell table:style-name="ce6" office:value-type="float" office:value="6.2108">
            <text:p>6.2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style-name="ce6" office:value-type="float" office:value="51">
            <text:p>51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703">
            <text:p>0.07</text:p>
          </table:table-cell>
          <table:table-cell table:style-name="ce6" office:value-type="float" office:value="7.491">
            <text:p>7.49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54]; [.M54])" office:value-type="boolean" office:boolean-value="true">
            <text:p>TRUE</text:p>
          </table:table-cell>
          <table:table-cell table:style-name="ce17" table:formula="of:=IF([.Q54]=0;IF([.U54]=[.J54];&quot;YES&quot;; &quot;NO&quot;);&quot;&quot;)">
            <text:p/>
          </table:table-cell>
          <table:table-cell table:formula="of:=IF(AND([.O54]=1; [.R54]=&quot;NO&quot;);&quot;YES&quot;; IF([.R54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54]=[.T54]; &quot;CORRECT&quot;; &quot;INCORRECT&quot;)" office:value-type="string" office:string-value="CORRECT">
            <text:p>CORRECT</text:p>
          </table:table-cell>
          <table:table-cell table:style-name="ce9" table:formula="of:=IF([.U54]=[.B54]; &quot;CORRECT&quot;; &quot;INCORRECT&quot;)" office:value-type="string" office:string-value="CORRECT">
            <text:p>CORRECT</text:p>
          </table:table-cell>
          <table:table-cell table:style-name="ce9" table:formula="of:=IF([.U54]=[.J54]; &quot;CORRECT&quot;; &quot;INCORRECT&quot;)" office:value-type="string" office:string-value="CORRECT">
            <text:p>CORRECT</text:p>
          </table:table-cell>
          <table:table-cell table:formula="of:=IF([.X54]=&quot;CORRECT&quot;;&quot;CORRECT&quot;;IF([.F54]=&quot;Unsure&quot;; &quot;CORRECT&quot;; &quot;INCORRECT&quot;))" office:value-type="string" office:string-value="CORRECT">
            <text:p>CORRECT</text:p>
          </table:table-cell>
          <table:table-cell table:formula="of:=IF([.Y54]=&quot;CORRECT&quot;;&quot;CORRECT&quot;;IF([.N54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54]=[.AC54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54]=[.AE54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52">
            <text:p>52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222">
            <text:p>0.02</text:p>
          </table:table-cell>
          <table:table-cell table:style-name="ce6" office:value-type="float" office:value="2.1936">
            <text:p>2.19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52">
            <text:p>52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394">
            <text:p>0.04</text:p>
          </table:table-cell>
          <table:table-cell table:style-name="ce6" office:value-type="float" office:value="2.4543">
            <text:p>2.45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55]; [.M55])" office:value-type="boolean" office:boolean-value="true">
            <text:p>TRUE</text:p>
          </table:table-cell>
          <table:table-cell table:style-name="ce17" table:formula="of:=IF([.Q55]=0;IF([.U55]=[.J55];&quot;YES&quot;; &quot;NO&quot;);&quot;&quot;)">
            <text:p/>
          </table:table-cell>
          <table:table-cell table:formula="of:=IF(AND([.O55]=1; [.R55]=&quot;NO&quot;);&quot;YES&quot;; IF([.R55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55]=[.T55]; &quot;CORRECT&quot;; &quot;INCORRECT&quot;)" office:value-type="string" office:string-value="CORRECT">
            <text:p>CORRECT</text:p>
          </table:table-cell>
          <table:table-cell table:style-name="ce9" table:formula="of:=IF([.U55]=[.B55]; &quot;CORRECT&quot;; &quot;INCORRECT&quot;)" office:value-type="string" office:string-value="CORRECT">
            <text:p>CORRECT</text:p>
          </table:table-cell>
          <table:table-cell table:style-name="ce9" table:formula="of:=IF([.U55]=[.J55]; &quot;CORRECT&quot;; &quot;INCORRECT&quot;)" office:value-type="string" office:string-value="CORRECT">
            <text:p>CORRECT</text:p>
          </table:table-cell>
          <table:table-cell table:formula="of:=IF([.X55]=&quot;CORRECT&quot;;&quot;CORRECT&quot;;IF([.F55]=&quot;Unsure&quot;; &quot;CORRECT&quot;; &quot;INCORRECT&quot;))" office:value-type="string" office:string-value="CORRECT">
            <text:p>CORRECT</text:p>
          </table:table-cell>
          <table:table-cell table:formula="of:=IF([.Y55]=&quot;CORRECT&quot;;&quot;CORRECT&quot;;IF([.N55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55]=[.AC55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55]=[.AE55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53">
            <text:p>53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254">
            <text:p>0.03</text:p>
          </table:table-cell>
          <table:table-cell table:style-name="ce6" office:value-type="float" office:value="2.4731">
            <text:p>2.47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53">
            <text:p>53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742">
            <text:p>0.07</text:p>
          </table:table-cell>
          <table:table-cell table:style-name="ce6" office:value-type="float" office:value="4.0765">
            <text:p>4.08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56]; [.M56])" office:value-type="boolean" office:boolean-value="true">
            <text:p>TRUE</text:p>
          </table:table-cell>
          <table:table-cell table:style-name="ce17" table:formula="of:=IF([.Q56]=0;IF([.U56]=[.J56];&quot;YES&quot;; &quot;NO&quot;);&quot;&quot;)">
            <text:p/>
          </table:table-cell>
          <table:table-cell table:formula="of:=IF(AND([.O56]=1; [.R56]=&quot;NO&quot;);&quot;YES&quot;; IF([.R56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56]=[.T56]; &quot;CORRECT&quot;; &quot;INCORRECT&quot;)" office:value-type="string" office:string-value="CORRECT">
            <text:p>CORRECT</text:p>
          </table:table-cell>
          <table:table-cell table:style-name="ce9" table:formula="of:=IF([.U56]=[.B56]; &quot;CORRECT&quot;; &quot;INCORRECT&quot;)" office:value-type="string" office:string-value="CORRECT">
            <text:p>CORRECT</text:p>
          </table:table-cell>
          <table:table-cell table:style-name="ce9" table:formula="of:=IF([.U56]=[.J56]; &quot;CORRECT&quot;; &quot;INCORRECT&quot;)" office:value-type="string" office:string-value="CORRECT">
            <text:p>CORRECT</text:p>
          </table:table-cell>
          <table:table-cell table:formula="of:=IF([.X56]=&quot;CORRECT&quot;;&quot;CORRECT&quot;;IF([.F56]=&quot;Unsure&quot;; &quot;CORRECT&quot;; &quot;INCORRECT&quot;))" office:value-type="string" office:string-value="CORRECT">
            <text:p>CORRECT</text:p>
          </table:table-cell>
          <table:table-cell table:formula="of:=IF([.Y56]=&quot;CORRECT&quot;;&quot;CORRECT&quot;;IF([.N56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56]=[.AC56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56]=[.AE56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54">
            <text:p>54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562">
            <text:p>0.06</text:p>
          </table:table-cell>
          <table:table-cell table:style-name="ce6" office:value-type="float" office:value="3.4949">
            <text:p>3.49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54">
            <text:p>54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109">
            <text:p>0.11</text:p>
          </table:table-cell>
          <table:table-cell table:style-name="ce6" office:value-type="float" office:value="2.8472">
            <text:p>2.85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57]; [.M57])" office:value-type="boolean" office:boolean-value="true">
            <text:p>TRUE</text:p>
          </table:table-cell>
          <table:table-cell table:style-name="ce17" table:formula="of:=IF([.Q57]=0;IF([.U57]=[.J57];&quot;YES&quot;; &quot;NO&quot;);&quot;&quot;)">
            <text:p/>
          </table:table-cell>
          <table:table-cell table:formula="of:=IF(AND([.O57]=1; [.R57]=&quot;NO&quot;);&quot;YES&quot;; IF([.R57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57]=[.T57]; &quot;CORRECT&quot;; &quot;INCORRECT&quot;)" office:value-type="string" office:string-value="CORRECT">
            <text:p>CORRECT</text:p>
          </table:table-cell>
          <table:table-cell table:style-name="ce9" table:formula="of:=IF([.U57]=[.B57]; &quot;CORRECT&quot;; &quot;INCORRECT&quot;)" office:value-type="string" office:string-value="CORRECT">
            <text:p>CORRECT</text:p>
          </table:table-cell>
          <table:table-cell table:style-name="ce9" table:formula="of:=IF([.U57]=[.J57]; &quot;CORRECT&quot;; &quot;INCORRECT&quot;)" office:value-type="string" office:string-value="CORRECT">
            <text:p>CORRECT</text:p>
          </table:table-cell>
          <table:table-cell table:formula="of:=IF([.X57]=&quot;CORRECT&quot;;&quot;CORRECT&quot;;IF([.F57]=&quot;Unsure&quot;; &quot;CORRECT&quot;; &quot;INCORRECT&quot;))" office:value-type="string" office:string-value="CORRECT">
            <text:p>CORRECT</text:p>
          </table:table-cell>
          <table:table-cell table:formula="of:=IF([.Y57]=&quot;CORRECT&quot;;&quot;CORRECT&quot;;IF([.N57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57]=[.AC57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57]=[.AE57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55">
            <text:p>55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201">
            <text:p>0.02</text:p>
          </table:table-cell>
          <table:table-cell table:style-name="ce6" office:value-type="float" office:value="1.6248">
            <text:p>1.62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55">
            <text:p>55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366">
            <text:p>0.04</text:p>
          </table:table-cell>
          <table:table-cell table:style-name="ce6" office:value-type="float" office:value="1.8728">
            <text:p>1.87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58]; [.M58])" office:value-type="boolean" office:boolean-value="true">
            <text:p>TRUE</text:p>
          </table:table-cell>
          <table:table-cell table:style-name="ce17" table:formula="of:=IF([.Q58]=0;IF([.U58]=[.J58];&quot;YES&quot;; &quot;NO&quot;);&quot;&quot;)">
            <text:p/>
          </table:table-cell>
          <table:table-cell table:formula="of:=IF(AND([.O58]=1; [.R58]=&quot;NO&quot;);&quot;YES&quot;; IF([.R58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58]=[.T58]; &quot;CORRECT&quot;; &quot;INCORRECT&quot;)" office:value-type="string" office:string-value="CORRECT">
            <text:p>CORRECT</text:p>
          </table:table-cell>
          <table:table-cell table:style-name="ce9" table:formula="of:=IF([.U58]=[.B58]; &quot;CORRECT&quot;; &quot;INCORRECT&quot;)" office:value-type="string" office:string-value="CORRECT">
            <text:p>CORRECT</text:p>
          </table:table-cell>
          <table:table-cell table:style-name="ce9" table:formula="of:=IF([.U58]=[.J58]; &quot;CORRECT&quot;; &quot;INCORRECT&quot;)" office:value-type="string" office:string-value="CORRECT">
            <text:p>CORRECT</text:p>
          </table:table-cell>
          <table:table-cell table:formula="of:=IF([.X58]=&quot;CORRECT&quot;;&quot;CORRECT&quot;;IF([.F58]=&quot;Unsure&quot;; &quot;CORRECT&quot;; &quot;INCORRECT&quot;))" office:value-type="string" office:string-value="CORRECT">
            <text:p>CORRECT</text:p>
          </table:table-cell>
          <table:table-cell table:formula="of:=IF([.Y58]=&quot;CORRECT&quot;;&quot;CORRECT&quot;;IF([.N58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58]=[.AC58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58]=[.AE58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56">
            <text:p>56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075">
            <text:p>0.01</text:p>
          </table:table-cell>
          <table:table-cell table:style-name="ce6" office:value-type="float" office:value="1.0541">
            <text:p>1.05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56">
            <text:p>56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944">
            <text:p>0.09</text:p>
          </table:table-cell>
          <table:table-cell table:style-name="ce6" office:value-type="float" office:value="3.6631">
            <text:p>3.66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59]; [.M59])" office:value-type="boolean" office:boolean-value="true">
            <text:p>TRUE</text:p>
          </table:table-cell>
          <table:table-cell table:style-name="ce17" table:formula="of:=IF([.Q59]=0;IF([.U59]=[.J59];&quot;YES&quot;; &quot;NO&quot;);&quot;&quot;)">
            <text:p/>
          </table:table-cell>
          <table:table-cell table:formula="of:=IF(AND([.O59]=1; [.R59]=&quot;NO&quot;);&quot;YES&quot;; IF([.R59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59]=[.T59]; &quot;CORRECT&quot;; &quot;INCORRECT&quot;)" office:value-type="string" office:string-value="CORRECT">
            <text:p>CORRECT</text:p>
          </table:table-cell>
          <table:table-cell table:style-name="ce9" table:formula="of:=IF([.U59]=[.B59]; &quot;CORRECT&quot;; &quot;INCORRECT&quot;)" office:value-type="string" office:string-value="CORRECT">
            <text:p>CORRECT</text:p>
          </table:table-cell>
          <table:table-cell table:style-name="ce9" table:formula="of:=IF([.U59]=[.J59]; &quot;CORRECT&quot;; &quot;INCORRECT&quot;)" office:value-type="string" office:string-value="CORRECT">
            <text:p>CORRECT</text:p>
          </table:table-cell>
          <table:table-cell table:formula="of:=IF([.X59]=&quot;CORRECT&quot;;&quot;CORRECT&quot;;IF([.F59]=&quot;Unsure&quot;; &quot;CORRECT&quot;; &quot;INCORRECT&quot;))" office:value-type="string" office:string-value="CORRECT">
            <text:p>CORRECT</text:p>
          </table:table-cell>
          <table:table-cell table:formula="of:=IF([.Y59]=&quot;CORRECT&quot;;&quot;CORRECT&quot;;IF([.N59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59]=[.AC59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59]=[.AE59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57">
            <text:p>57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309">
            <text:p>0.03</text:p>
          </table:table-cell>
          <table:table-cell table:style-name="ce6" office:value-type="float" office:value="1.8906">
            <text:p>1.89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57">
            <text:p>57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663">
            <text:p>0.07</text:p>
          </table:table-cell>
          <table:table-cell table:style-name="ce6" office:value-type="float" office:value="4.5162">
            <text:p>4.52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60]; [.M60])" office:value-type="boolean" office:boolean-value="true">
            <text:p>TRUE</text:p>
          </table:table-cell>
          <table:table-cell table:style-name="ce17" table:formula="of:=IF([.Q60]=0;IF([.U60]=[.J60];&quot;YES&quot;; &quot;NO&quot;);&quot;&quot;)">
            <text:p/>
          </table:table-cell>
          <table:table-cell table:formula="of:=IF(AND([.O60]=1; [.R60]=&quot;NO&quot;);&quot;YES&quot;; IF([.R60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60]=[.T60]; &quot;CORRECT&quot;; &quot;INCORRECT&quot;)" office:value-type="string" office:string-value="CORRECT">
            <text:p>CORRECT</text:p>
          </table:table-cell>
          <table:table-cell table:style-name="ce9" table:formula="of:=IF([.U60]=[.B60]; &quot;CORRECT&quot;; &quot;INCORRECT&quot;)" office:value-type="string" office:string-value="CORRECT">
            <text:p>CORRECT</text:p>
          </table:table-cell>
          <table:table-cell table:style-name="ce9" table:formula="of:=IF([.U60]=[.J60]; &quot;CORRECT&quot;; &quot;INCORRECT&quot;)" office:value-type="string" office:string-value="CORRECT">
            <text:p>CORRECT</text:p>
          </table:table-cell>
          <table:table-cell table:formula="of:=IF([.X60]=&quot;CORRECT&quot;;&quot;CORRECT&quot;;IF([.F60]=&quot;Unsure&quot;; &quot;CORRECT&quot;; &quot;INCORRECT&quot;))" office:value-type="string" office:string-value="CORRECT">
            <text:p>CORRECT</text:p>
          </table:table-cell>
          <table:table-cell table:formula="of:=IF([.Y60]=&quot;CORRECT&quot;;&quot;CORRECT&quot;;IF([.N60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60]=[.AC60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60]=[.AE60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58">
            <text:p>58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61">
            <text:p>0.02</text:p>
          </table:table-cell>
          <table:table-cell table:style-name="ce6" office:value-type="float" office:value="1.6678">
            <text:p>1.67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58">
            <text:p>58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611">
            <text:p>0.06</text:p>
          </table:table-cell>
          <table:table-cell table:style-name="ce6" office:value-type="float" office:value="2.8001">
            <text:p>2.8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61]; [.M61])" office:value-type="boolean" office:boolean-value="true">
            <text:p>TRUE</text:p>
          </table:table-cell>
          <table:table-cell table:style-name="ce17" table:formula="of:=IF([.Q61]=0;IF([.U61]=[.J61];&quot;YES&quot;; &quot;NO&quot;);&quot;&quot;)">
            <text:p/>
          </table:table-cell>
          <table:table-cell table:formula="of:=IF(AND([.O61]=1; [.R61]=&quot;NO&quot;);&quot;YES&quot;; IF([.R61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61]=[.T61]; &quot;CORRECT&quot;; &quot;INCORRECT&quot;)" office:value-type="string" office:string-value="CORRECT">
            <text:p>CORRECT</text:p>
          </table:table-cell>
          <table:table-cell table:style-name="ce9" table:formula="of:=IF([.U61]=[.B61]; &quot;CORRECT&quot;; &quot;INCORRECT&quot;)" office:value-type="string" office:string-value="CORRECT">
            <text:p>CORRECT</text:p>
          </table:table-cell>
          <table:table-cell table:style-name="ce9" table:formula="of:=IF([.U61]=[.J61]; &quot;CORRECT&quot;; &quot;INCORRECT&quot;)" office:value-type="string" office:string-value="CORRECT">
            <text:p>CORRECT</text:p>
          </table:table-cell>
          <table:table-cell table:formula="of:=IF([.X61]=&quot;CORRECT&quot;;&quot;CORRECT&quot;;IF([.F61]=&quot;Unsure&quot;; &quot;CORRECT&quot;; &quot;INCORRECT&quot;))" office:value-type="string" office:string-value="CORRECT">
            <text:p>CORRECT</text:p>
          </table:table-cell>
          <table:table-cell table:formula="of:=IF([.Y61]=&quot;CORRECT&quot;;&quot;CORRECT&quot;;IF([.N61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61]=[.AC61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61]=[.AE61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59">
            <text:p>59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8">
            <text:p>0.02</text:p>
          </table:table-cell>
          <table:table-cell table:style-name="ce6" office:value-type="float" office:value="1.9209">
            <text:p>1.92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59">
            <text:p>59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1235">
            <text:p>0.12</text:p>
          </table:table-cell>
          <table:table-cell table:style-name="ce6" office:value-type="float" office:value="3.8305">
            <text:p>3.83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62]; [.M62])" office:value-type="boolean" office:boolean-value="true">
            <text:p>TRUE</text:p>
          </table:table-cell>
          <table:table-cell table:style-name="ce17" table:formula="of:=IF([.Q62]=0;IF([.U62]=[.J62];&quot;YES&quot;; &quot;NO&quot;);&quot;&quot;)">
            <text:p/>
          </table:table-cell>
          <table:table-cell table:formula="of:=IF(AND([.O62]=1; [.R62]=&quot;NO&quot;);&quot;YES&quot;; IF([.R62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62]=[.T62]; &quot;CORRECT&quot;; &quot;INCORRECT&quot;)" office:value-type="string" office:string-value="CORRECT">
            <text:p>CORRECT</text:p>
          </table:table-cell>
          <table:table-cell table:style-name="ce9" table:formula="of:=IF([.U62]=[.B62]; &quot;CORRECT&quot;; &quot;INCORRECT&quot;)" office:value-type="string" office:string-value="CORRECT">
            <text:p>CORRECT</text:p>
          </table:table-cell>
          <table:table-cell table:style-name="ce9" table:formula="of:=IF([.U62]=[.J62]; &quot;CORRECT&quot;; &quot;INCORRECT&quot;)" office:value-type="string" office:string-value="CORRECT">
            <text:p>CORRECT</text:p>
          </table:table-cell>
          <table:table-cell table:formula="of:=IF([.X62]=&quot;CORRECT&quot;;&quot;CORRECT&quot;;IF([.F62]=&quot;Unsure&quot;; &quot;CORRECT&quot;; &quot;INCORRECT&quot;))" office:value-type="string" office:string-value="CORRECT">
            <text:p>CORRECT</text:p>
          </table:table-cell>
          <table:table-cell table:formula="of:=IF([.Y62]=&quot;CORRECT&quot;;&quot;CORRECT&quot;;IF([.N62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62]=[.AC62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62]=[.AE62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60">
            <text:p>60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36">
            <text:p>0.04</text:p>
          </table:table-cell>
          <table:table-cell table:style-name="ce6" office:value-type="float" office:value="2.1634">
            <text:p>2.16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60">
            <text:p>60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812">
            <text:p>0.08</text:p>
          </table:table-cell>
          <table:table-cell table:style-name="ce6" office:value-type="float" office:value="2.7123">
            <text:p>2.7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63]; [.M63])" office:value-type="boolean" office:boolean-value="true">
            <text:p>TRUE</text:p>
          </table:table-cell>
          <table:table-cell table:style-name="ce17" table:formula="of:=IF([.Q63]=0;IF([.U63]=[.J63];&quot;YES&quot;; &quot;NO&quot;);&quot;&quot;)">
            <text:p/>
          </table:table-cell>
          <table:table-cell table:formula="of:=IF(AND([.O63]=1; [.R63]=&quot;NO&quot;);&quot;YES&quot;; IF([.R63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63]=[.T63]; &quot;CORRECT&quot;; &quot;INCORRECT&quot;)" office:value-type="string" office:string-value="CORRECT">
            <text:p>CORRECT</text:p>
          </table:table-cell>
          <table:table-cell table:style-name="ce9" table:formula="of:=IF([.U63]=[.B63]; &quot;CORRECT&quot;; &quot;INCORRECT&quot;)" office:value-type="string" office:string-value="CORRECT">
            <text:p>CORRECT</text:p>
          </table:table-cell>
          <table:table-cell table:style-name="ce9" table:formula="of:=IF([.U63]=[.J63]; &quot;CORRECT&quot;; &quot;INCORRECT&quot;)" office:value-type="string" office:string-value="CORRECT">
            <text:p>CORRECT</text:p>
          </table:table-cell>
          <table:table-cell table:formula="of:=IF([.X63]=&quot;CORRECT&quot;;&quot;CORRECT&quot;;IF([.F63]=&quot;Unsure&quot;; &quot;CORRECT&quot;; &quot;INCORRECT&quot;))" office:value-type="string" office:string-value="CORRECT">
            <text:p>CORRECT</text:p>
          </table:table-cell>
          <table:table-cell table:formula="of:=IF([.Y63]=&quot;CORRECT&quot;;&quot;CORRECT&quot;;IF([.N63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63]=[.AC63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63]=[.AE63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61">
            <text:p>61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69">
            <text:p>0.02</text:p>
          </table:table-cell>
          <table:table-cell table:style-name="ce6" office:value-type="float" office:value="3.1802">
            <text:p>3.18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61">
            <text:p>61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606">
            <text:p>0.06</text:p>
          </table:table-cell>
          <table:table-cell table:style-name="ce6" office:value-type="float" office:value="3.9464">
            <text:p>3.95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64]; [.M64])" office:value-type="boolean" office:boolean-value="true">
            <text:p>TRUE</text:p>
          </table:table-cell>
          <table:table-cell table:style-name="ce17" table:formula="of:=IF([.Q64]=0;IF([.U64]=[.J64];&quot;YES&quot;; &quot;NO&quot;);&quot;&quot;)">
            <text:p/>
          </table:table-cell>
          <table:table-cell table:formula="of:=IF(AND([.O64]=1; [.R64]=&quot;NO&quot;);&quot;YES&quot;; IF([.R64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64]=[.T64]; &quot;CORRECT&quot;; &quot;INCORRECT&quot;)" office:value-type="string" office:string-value="CORRECT">
            <text:p>CORRECT</text:p>
          </table:table-cell>
          <table:table-cell table:style-name="ce9" table:formula="of:=IF([.U64]=[.B64]; &quot;CORRECT&quot;; &quot;INCORRECT&quot;)" office:value-type="string" office:string-value="CORRECT">
            <text:p>CORRECT</text:p>
          </table:table-cell>
          <table:table-cell table:style-name="ce9" table:formula="of:=IF([.U64]=[.J64]; &quot;CORRECT&quot;; &quot;INCORRECT&quot;)" office:value-type="string" office:string-value="CORRECT">
            <text:p>CORRECT</text:p>
          </table:table-cell>
          <table:table-cell table:formula="of:=IF([.X64]=&quot;CORRECT&quot;;&quot;CORRECT&quot;;IF([.F64]=&quot;Unsure&quot;; &quot;CORRECT&quot;; &quot;INCORRECT&quot;))" office:value-type="string" office:string-value="CORRECT">
            <text:p>CORRECT</text:p>
          </table:table-cell>
          <table:table-cell table:formula="of:=IF([.Y64]=&quot;CORRECT&quot;;&quot;CORRECT&quot;;IF([.N64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64]=[.AC64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64]=[.AE64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62">
            <text:p>62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352">
            <text:p>0.04</text:p>
          </table:table-cell>
          <table:table-cell table:style-name="ce6" office:value-type="float" office:value="2.9117">
            <text:p>2.9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62">
            <text:p>62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1116">
            <text:p>0.11</text:p>
          </table:table-cell>
          <table:table-cell table:style-name="ce6" office:value-type="float" office:value="6.9333">
            <text:p>6.93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65]; [.M65])" office:value-type="boolean" office:boolean-value="true">
            <text:p>TRUE</text:p>
          </table:table-cell>
          <table:table-cell table:style-name="ce17" table:formula="of:=IF([.Q65]=0;IF([.U65]=[.J65];&quot;YES&quot;; &quot;NO&quot;);&quot;&quot;)">
            <text:p/>
          </table:table-cell>
          <table:table-cell table:formula="of:=IF(AND([.O65]=1; [.R65]=&quot;NO&quot;);&quot;YES&quot;; IF([.R65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65]=[.T65]; &quot;CORRECT&quot;; &quot;INCORRECT&quot;)" office:value-type="string" office:string-value="CORRECT">
            <text:p>CORRECT</text:p>
          </table:table-cell>
          <table:table-cell table:style-name="ce9" table:formula="of:=IF([.U65]=[.B65]; &quot;CORRECT&quot;; &quot;INCORRECT&quot;)" office:value-type="string" office:string-value="CORRECT">
            <text:p>CORRECT</text:p>
          </table:table-cell>
          <table:table-cell table:style-name="ce9" table:formula="of:=IF([.U65]=[.J65]; &quot;CORRECT&quot;; &quot;INCORRECT&quot;)" office:value-type="string" office:string-value="CORRECT">
            <text:p>CORRECT</text:p>
          </table:table-cell>
          <table:table-cell table:formula="of:=IF([.X65]=&quot;CORRECT&quot;;&quot;CORRECT&quot;;IF([.F65]=&quot;Unsure&quot;; &quot;CORRECT&quot;; &quot;INCORRECT&quot;))" office:value-type="string" office:string-value="CORRECT">
            <text:p>CORRECT</text:p>
          </table:table-cell>
          <table:table-cell table:formula="of:=IF([.Y65]=&quot;CORRECT&quot;;&quot;CORRECT&quot;;IF([.N65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65]=[.AC65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65]=[.AE65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63">
            <text:p>63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475">
            <text:p>0.05</text:p>
          </table:table-cell>
          <table:table-cell table:style-name="ce6" office:value-type="float" office:value="1.6851">
            <text:p>1.69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63">
            <text:p>63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1443">
            <text:p>0.14</text:p>
          </table:table-cell>
          <table:table-cell table:style-name="ce6" office:value-type="float" office:value="2.3969">
            <text:p>2.4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66]; [.M66])" office:value-type="boolean" office:boolean-value="true">
            <text:p>TRUE</text:p>
          </table:table-cell>
          <table:table-cell table:style-name="ce17" table:formula="of:=IF([.Q66]=0;IF([.U66]=[.J66];&quot;YES&quot;; &quot;NO&quot;);&quot;&quot;)">
            <text:p/>
          </table:table-cell>
          <table:table-cell table:formula="of:=IF(AND([.O66]=1; [.R66]=&quot;NO&quot;);&quot;YES&quot;; IF([.R66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66]=[.T66]; &quot;CORRECT&quot;; &quot;INCORRECT&quot;)" office:value-type="string" office:string-value="CORRECT">
            <text:p>CORRECT</text:p>
          </table:table-cell>
          <table:table-cell table:style-name="ce9" table:formula="of:=IF([.U66]=[.B66]; &quot;CORRECT&quot;; &quot;INCORRECT&quot;)" office:value-type="string" office:string-value="CORRECT">
            <text:p>CORRECT</text:p>
          </table:table-cell>
          <table:table-cell table:style-name="ce9" table:formula="of:=IF([.U66]=[.J66]; &quot;CORRECT&quot;; &quot;INCORRECT&quot;)" office:value-type="string" office:string-value="CORRECT">
            <text:p>CORRECT</text:p>
          </table:table-cell>
          <table:table-cell table:formula="of:=IF([.X66]=&quot;CORRECT&quot;;&quot;CORRECT&quot;;IF([.F66]=&quot;Unsure&quot;; &quot;CORRECT&quot;; &quot;INCORRECT&quot;))" office:value-type="string" office:string-value="CORRECT">
            <text:p>CORRECT</text:p>
          </table:table-cell>
          <table:table-cell table:formula="of:=IF([.Y66]=&quot;CORRECT&quot;;&quot;CORRECT&quot;;IF([.N66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66]=[.AC66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66]=[.AE66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64">
            <text:p>64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487">
            <text:p>0.05</text:p>
          </table:table-cell>
          <table:table-cell table:style-name="ce6" office:value-type="float" office:value="5.8044">
            <text:p>5.8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64">
            <text:p>64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2071">
            <text:p>0.21</text:p>
          </table:table-cell>
          <table:table-cell table:style-name="ce6" office:value-type="float" office:value="18.036">
            <text:p>18.04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67]; [.M67])" office:value-type="boolean" office:boolean-value="false">
            <text:p>FALSE</text:p>
          </table:table-cell>
          <table:table-cell table:style-name="ce17" table:formula="of:=IF([.Q67]=0;IF([.U67]=[.J67];&quot;YES&quot;; &quot;NO&quot;);&quot;&quot;)" office:value-type="string" office:string-value="NO">
            <text:p>NO</text:p>
          </table:table-cell>
          <table:table-cell table:formula="of:=IF(AND([.O67]=1; [.R67]=&quot;NO&quot;);&quot;YES&quot;; IF([.R67]=&quot;NO&quot;;&quot;NO&quot;;&quot;&quot;))" office:value-type="string" office:string-value="YES">
            <text:p>Y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IF([.U67]=[.T67]; &quot;CORRECT&quot;; &quot;INCORRECT&quot;)" office:value-type="string" office:string-value="INCORRECT">
            <text:p>INCORRECT</text:p>
          </table:table-cell>
          <table:table-cell table:style-name="ce9" table:formula="of:=IF([.U67]=[.B67]; &quot;CORRECT&quot;; &quot;INCORRECT&quot;)" office:value-type="string" office:string-value="CORRECT">
            <text:p>CORRECT</text:p>
          </table:table-cell>
          <table:table-cell table:style-name="ce9" table:formula="of:=IF([.U67]=[.J67]; &quot;CORRECT&quot;; &quot;INCORRECT&quot;)" office:value-type="string" office:string-value="INCORRECT">
            <text:p>INCORRECT</text:p>
          </table:table-cell>
          <table:table-cell table:formula="of:=IF([.X67]=&quot;CORRECT&quot;;&quot;CORRECT&quot;;IF([.F67]=&quot;Unsure&quot;; &quot;CORRECT&quot;; &quot;INCORRECT&quot;))" office:value-type="string" office:string-value="CORRECT">
            <text:p>CORRECT</text:p>
          </table:table-cell>
          <table:table-cell table:formula="of:=IF([.Y67]=&quot;CORRECT&quot;;&quot;CORRECT&quot;;IF([.N67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67]=[.AC67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67]=[.AE67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65">
            <text:p>65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765">
            <text:p>0.08</text:p>
          </table:table-cell>
          <table:table-cell table:style-name="ce6" office:value-type="float" office:value="5.6919">
            <text:p>5.69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65">
            <text:p>65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1209">
            <text:p>0.12</text:p>
          </table:table-cell>
          <table:table-cell table:style-name="ce6" office:value-type="float" office:value="6.2449">
            <text:p>6.24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68]; [.M68])" office:value-type="boolean" office:boolean-value="true">
            <text:p>TRUE</text:p>
          </table:table-cell>
          <table:table-cell table:style-name="ce17" table:formula="of:=IF([.Q68]=0;IF([.U68]=[.J68];&quot;YES&quot;; &quot;NO&quot;);&quot;&quot;)">
            <text:p/>
          </table:table-cell>
          <table:table-cell table:formula="of:=IF(AND([.O68]=1; [.R68]=&quot;NO&quot;);&quot;YES&quot;; IF([.R68]=&quot;NO&quot;;&quot;NO&quot;;&quot;&quot;))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IF([.U68]=[.T68]; &quot;CORRECT&quot;; &quot;INCORRECT&quot;)" office:value-type="string" office:string-value="INCORRECT">
            <text:p>INCORRECT</text:p>
          </table:table-cell>
          <table:table-cell table:style-name="ce9" table:formula="of:=IF([.U68]=[.B68]; &quot;CORRECT&quot;; &quot;INCORRECT&quot;)" office:value-type="string" office:string-value="CORRECT">
            <text:p>CORRECT</text:p>
          </table:table-cell>
          <table:table-cell table:style-name="ce9" table:formula="of:=IF([.U68]=[.J68]; &quot;CORRECT&quot;; &quot;INCORRECT&quot;)" office:value-type="string" office:string-value="CORRECT">
            <text:p>CORRECT</text:p>
          </table:table-cell>
          <table:table-cell table:formula="of:=IF([.X68]=&quot;CORRECT&quot;;&quot;CORRECT&quot;;IF([.F68]=&quot;Unsure&quot;; &quot;CORRECT&quot;; &quot;INCORRECT&quot;))" office:value-type="string" office:string-value="CORRECT">
            <text:p>CORRECT</text:p>
          </table:table-cell>
          <table:table-cell table:formula="of:=IF([.Y68]=&quot;CORRECT&quot;;&quot;CORRECT&quot;;IF([.N68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68]=[.AC68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68]=[.AE68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66">
            <text:p>66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336">
            <text:p>0.03</text:p>
          </table:table-cell>
          <table:table-cell table:style-name="ce6" office:value-type="float" office:value="3.6747">
            <text:p>3.67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66">
            <text:p>66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967">
            <text:p>0.1</text:p>
          </table:table-cell>
          <table:table-cell table:style-name="ce6" office:value-type="float" office:value="6.207">
            <text:p>6.2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69]; [.M69])" office:value-type="boolean" office:boolean-value="true">
            <text:p>TRUE</text:p>
          </table:table-cell>
          <table:table-cell table:style-name="ce17" table:formula="of:=IF([.Q69]=0;IF([.U69]=[.J69];&quot;YES&quot;; &quot;NO&quot;);&quot;&quot;)">
            <text:p/>
          </table:table-cell>
          <table:table-cell table:formula="of:=IF(AND([.O69]=1; [.R69]=&quot;NO&quot;);&quot;YES&quot;; IF([.R69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69]=[.T69]; &quot;CORRECT&quot;; &quot;INCORRECT&quot;)" office:value-type="string" office:string-value="CORRECT">
            <text:p>CORRECT</text:p>
          </table:table-cell>
          <table:table-cell table:style-name="ce9" table:formula="of:=IF([.U69]=[.B69]; &quot;CORRECT&quot;; &quot;INCORRECT&quot;)" office:value-type="string" office:string-value="CORRECT">
            <text:p>CORRECT</text:p>
          </table:table-cell>
          <table:table-cell table:style-name="ce9" table:formula="of:=IF([.U69]=[.J69]; &quot;CORRECT&quot;; &quot;INCORRECT&quot;)" office:value-type="string" office:string-value="CORRECT">
            <text:p>CORRECT</text:p>
          </table:table-cell>
          <table:table-cell table:formula="of:=IF([.X69]=&quot;CORRECT&quot;;&quot;CORRECT&quot;;IF([.F69]=&quot;Unsure&quot;; &quot;CORRECT&quot;; &quot;INCORRECT&quot;))" office:value-type="string" office:string-value="CORRECT">
            <text:p>CORRECT</text:p>
          </table:table-cell>
          <table:table-cell table:formula="of:=IF([.Y69]=&quot;CORRECT&quot;;&quot;CORRECT&quot;;IF([.N69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69]=[.AC69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69]=[.AE69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67">
            <text:p>67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61">
            <text:p>0.02</text:p>
          </table:table-cell>
          <table:table-cell table:style-name="ce6" office:value-type="float" office:value="2.6415">
            <text:p>2.64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67">
            <text:p>67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795">
            <text:p>0.08</text:p>
          </table:table-cell>
          <table:table-cell table:style-name="ce6" office:value-type="float" office:value="2.6636">
            <text:p>2.66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70]; [.M70])" office:value-type="boolean" office:boolean-value="true">
            <text:p>TRUE</text:p>
          </table:table-cell>
          <table:table-cell table:style-name="ce17" table:formula="of:=IF([.Q70]=0;IF([.U70]=[.J70];&quot;YES&quot;; &quot;NO&quot;);&quot;&quot;)">
            <text:p/>
          </table:table-cell>
          <table:table-cell table:formula="of:=IF(AND([.O70]=1; [.R70]=&quot;NO&quot;);&quot;YES&quot;; IF([.R70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70]=[.T70]; &quot;CORRECT&quot;; &quot;INCORRECT&quot;)" office:value-type="string" office:string-value="CORRECT">
            <text:p>CORRECT</text:p>
          </table:table-cell>
          <table:table-cell table:style-name="ce9" table:formula="of:=IF([.U70]=[.B70]; &quot;CORRECT&quot;; &quot;INCORRECT&quot;)" office:value-type="string" office:string-value="CORRECT">
            <text:p>CORRECT</text:p>
          </table:table-cell>
          <table:table-cell table:style-name="ce9" table:formula="of:=IF([.U70]=[.J70]; &quot;CORRECT&quot;; &quot;INCORRECT&quot;)" office:value-type="string" office:string-value="CORRECT">
            <text:p>CORRECT</text:p>
          </table:table-cell>
          <table:table-cell table:formula="of:=IF([.X70]=&quot;CORRECT&quot;;&quot;CORRECT&quot;;IF([.F70]=&quot;Unsure&quot;; &quot;CORRECT&quot;; &quot;INCORRECT&quot;))" office:value-type="string" office:string-value="CORRECT">
            <text:p>CORRECT</text:p>
          </table:table-cell>
          <table:table-cell table:formula="of:=IF([.Y70]=&quot;CORRECT&quot;;&quot;CORRECT&quot;;IF([.N70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70]=[.AC70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70]=[.AE70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68">
            <text:p>68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16">
            <text:p>0.01</text:p>
          </table:table-cell>
          <table:table-cell table:style-name="ce6" office:value-type="float" office:value="2.4393">
            <text:p>2.44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68">
            <text:p>68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408">
            <text:p>0.04</text:p>
          </table:table-cell>
          <table:table-cell table:style-name="ce6" office:value-type="float" office:value="2.058">
            <text:p>2.06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71]; [.M71])" office:value-type="boolean" office:boolean-value="true">
            <text:p>TRUE</text:p>
          </table:table-cell>
          <table:table-cell table:style-name="ce17" table:formula="of:=IF([.Q71]=0;IF([.U71]=[.J71];&quot;YES&quot;; &quot;NO&quot;);&quot;&quot;)">
            <text:p/>
          </table:table-cell>
          <table:table-cell table:formula="of:=IF(AND([.O71]=1; [.R71]=&quot;NO&quot;);&quot;YES&quot;; IF([.R71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71]=[.T71]; &quot;CORRECT&quot;; &quot;INCORRECT&quot;)" office:value-type="string" office:string-value="CORRECT">
            <text:p>CORRECT</text:p>
          </table:table-cell>
          <table:table-cell table:style-name="ce9" table:formula="of:=IF([.U71]=[.B71]; &quot;CORRECT&quot;; &quot;INCORRECT&quot;)" office:value-type="string" office:string-value="CORRECT">
            <text:p>CORRECT</text:p>
          </table:table-cell>
          <table:table-cell table:style-name="ce9" table:formula="of:=IF([.U71]=[.J71]; &quot;CORRECT&quot;; &quot;INCORRECT&quot;)" office:value-type="string" office:string-value="CORRECT">
            <text:p>CORRECT</text:p>
          </table:table-cell>
          <table:table-cell table:formula="of:=IF([.X71]=&quot;CORRECT&quot;;&quot;CORRECT&quot;;IF([.F71]=&quot;Unsure&quot;; &quot;CORRECT&quot;; &quot;INCORRECT&quot;))" office:value-type="string" office:string-value="CORRECT">
            <text:p>CORRECT</text:p>
          </table:table-cell>
          <table:table-cell table:formula="of:=IF([.Y71]=&quot;CORRECT&quot;;&quot;CORRECT&quot;;IF([.N71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71]=[.AC71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71]=[.AE71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69">
            <text:p>69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346">
            <text:p>0.03</text:p>
          </table:table-cell>
          <table:table-cell table:style-name="ce6" office:value-type="float" office:value="6.0519">
            <text:p>6.05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style-name="ce6" office:value-type="float" office:value="69">
            <text:p>69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432">
            <text:p>0.04</text:p>
          </table:table-cell>
          <table:table-cell table:style-name="ce6" office:value-type="float" office:value="3.8282">
            <text:p>3.83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72]; [.M72])" office:value-type="boolean" office:boolean-value="true">
            <text:p>TRUE</text:p>
          </table:table-cell>
          <table:table-cell table:style-name="ce17" table:formula="of:=IF([.Q72]=0;IF([.U72]=[.J72];&quot;YES&quot;; &quot;NO&quot;);&quot;&quot;)">
            <text:p/>
          </table:table-cell>
          <table:table-cell table:formula="of:=IF(AND([.O72]=1; [.R72]=&quot;NO&quot;);&quot;YES&quot;; IF([.R72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72]=[.T72]; &quot;CORRECT&quot;; &quot;INCORRECT&quot;)" office:value-type="string" office:string-value="CORRECT">
            <text:p>CORRECT</text:p>
          </table:table-cell>
          <table:table-cell table:style-name="ce9" table:formula="of:=IF([.U72]=[.B72]; &quot;CORRECT&quot;; &quot;INCORRECT&quot;)" office:value-type="string" office:string-value="CORRECT">
            <text:p>CORRECT</text:p>
          </table:table-cell>
          <table:table-cell table:style-name="ce9" table:formula="of:=IF([.U72]=[.J72]; &quot;CORRECT&quot;; &quot;INCORRECT&quot;)" office:value-type="string" office:string-value="CORRECT">
            <text:p>CORRECT</text:p>
          </table:table-cell>
          <table:table-cell table:formula="of:=IF([.X72]=&quot;CORRECT&quot;;&quot;CORRECT&quot;;IF([.F72]=&quot;Unsure&quot;; &quot;CORRECT&quot;; &quot;INCORRECT&quot;))" office:value-type="string" office:string-value="CORRECT">
            <text:p>CORRECT</text:p>
          </table:table-cell>
          <table:table-cell table:formula="of:=IF([.Y72]=&quot;CORRECT&quot;;&quot;CORRECT&quot;;IF([.N72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72]=[.AC72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72]=[.AE72]; &quot;CORRECT&quot;; &quot;INCORRECT&quot;)" office:value-type="string" office:string-value="CORRECT">
            <text:p>CORRECT</text:p>
          </table:table-cell>
        </table:table-row>
        <table:table-row table:style-name="ro1">
          <table:table-cell table:number-columns-repeated="32"/>
        </table:table-row>
        <table:table-row table:style-name="ro2">
          <table:table-cell office:value-type="string">
            <text:p>Total unsure</text:p>
          </table:table-cell>
          <table:table-cell table:number-columns-repeated="5"/>
          <table:table-cell table:formula="of:=COUNTIF([.G3:.G72]; 1)" office:value-type="float" office:value="6">
            <text:p>6</text:p>
          </table:table-cell>
          <table:table-cell table:number-columns-repeated="7"/>
          <table:table-cell table:style-name="ce9" table:formula="of:=COUNTIF([.O3:.O72]; 1)" office:value-type="float" office:value="24">
            <text:p>24</text:p>
          </table:table-cell>
          <table:table-cell/>
          <table:table-cell table:style-name="ce12" table:formula="of:=COUNTIF([.Q3:.Q72]; 0)" office:value-type="float" office:value="4">
            <text:p>4</text:p>
          </table:table-cell>
          <table:table-cell table:number-columns-repeated="15"/>
        </table:table-row>
        <table:table-row table:style-name="ro1">
          <table:table-cell office:value-type="string">
            <text:p>Note</text:p>
          </table:table-cell>
          <table:table-cell table:number-columns-spanned="6" table:number-rows-spanned="1"/>
          <table:covered-table-cell table:number-columns-repeated="5"/>
          <table:table-cell/>
          <table:table-cell office:value-type="string" table:number-columns-spanned="7" table:number-rows-spanned="1">
            <text:p>No discard &amp; sure, which is good, 40% need review</text:p>
          </table:table-cell>
          <table:covered-table-cell table:number-columns-repeated="6"/>
          <table:table-cell table:number-columns-repeated="17"/>
        </table:table-row>
        <table:table-row table:style-name="ro1">
          <table:table-cell table:number-columns-repeated="32"/>
        </table:table-row>
        <table:table-row table:style-name="ro1">
          <table:table-cell table:style-name="ce1" office:value-type="string">
            <text:p>Case 102_1</text:p>
          </table:table-cell>
          <table:table-cell table:number-columns-repeated="31"/>
        </table:table-row>
        <table:table-row table:style-name="ro2">
          <table:table-cell table:style-name="ce5" office:value-type="string">
            <text:p>Gradient #</text:p>
          </table:table-cell>
          <table:table-cell table:style-name="ce5" office:value-type="string">
            <text:p>Keep</text:p>
          </table:table-cell>
          <table:table-cell table:style-name="ce5" office:value-type="string">
            <text:p>Max absolute div</text:p>
          </table:table-cell>
          <table:table-cell table:style-name="ce5" office:value-type="string">
            <text:p>Max relative div</text:p>
          </table:table-cell>
          <table:table-cell table:style-name="ce5" office:value-type="string">
            <text:p>Suggestion</text:p>
          </table:table-cell>
          <table:table-cell table:style-name="ce5" office:value-type="string">
            <text:p>Confidence</text:p>
          </table:table-cell>
          <table:table-cell table:style-name="ce5" office:value-type="string">
            <text:p>Need review</text:p>
          </table:table-cell>
          <table:table-cell/>
          <table:table-cell table:style-name="ce5" office:value-type="string">
            <text:p>Gradient #</text:p>
          </table:table-cell>
          <table:table-cell table:style-name="ce5" office:value-type="string">
            <text:p>Keep</text:p>
          </table:table-cell>
          <table:table-cell table:style-name="ce5" office:value-type="string">
            <text:p>Max absolute div</text:p>
          </table:table-cell>
          <table:table-cell table:style-name="ce5" office:value-type="string">
            <text:p>Max relative div</text:p>
          </table:table-cell>
          <table:table-cell table:style-name="ce5" office:value-type="string">
            <text:p>Suggestion</text:p>
          </table:table-cell>
          <table:table-cell table:style-name="ce5" office:value-type="string">
            <text:p>Confidence</text:p>
          </table:table-cell>
          <table:table-cell table:style-name="ce5" office:value-type="string">
            <text:p>Need review</text:p>
          </table:table-cell>
          <table:table-cell/>
          <table:table-cell table:style-name="ce10" office:value-type="string">
            <text:p>Same suggestion?</text:p>
          </table:table-cell>
          <table:table-cell table:number-columns-repeated="15"/>
        </table:table-row>
        <table:table-row table:style-name="ro2">
          <table:table-cell table:style-name="ce6" office:value-type="float" office:value="0">
            <text:p>0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2.0599">
            <text:p>2.06</text:p>
          </table:table-cell>
          <table:table-cell table:style-name="ce6" office:value-type="float" office:value="116.4903">
            <text:p>116.49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0">
            <text:p>0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7.6125">
            <text:p>7.61</text:p>
          </table:table-cell>
          <table:table-cell table:style-name="ce6" office:value-type="float" office:value="282.2265">
            <text:p>282.23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79]; [.M79])" office:value-type="boolean" office:boolean-value="true">
            <text:p>TRUE</text:p>
          </table:table-cell>
          <table:table-cell table:style-name="ce17" table:formula="of:=IF([.Q79]=0;IF([.U79]=[.J79];&quot;YES&quot;; &quot;NO&quot;);&quot;&quot;)">
            <text:p/>
          </table:table-cell>
          <table:table-cell table:formula="of:=IF(AND([.O79]=1; [.R79]=&quot;NO&quot;);&quot;YES&quot;; IF([.R79]=&quot;NO&quot;;&quot;NO&quot;;&quot;&quot;))">
            <text:p/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U79]=[.T79]; &quot;CORRECT&quot;; &quot;INCORRECT&quot;)" office:value-type="string" office:string-value="INCORRECT">
            <text:p>INCORRECT</text:p>
          </table:table-cell>
          <table:table-cell table:style-name="ce9" table:formula="of:=IF([.U79]=[.B79]; &quot;CORRECT&quot;; &quot;INCORRECT&quot;)" office:value-type="string" office:string-value="CORRECT">
            <text:p>CORRECT</text:p>
          </table:table-cell>
          <table:table-cell table:style-name="ce9" table:formula="of:=IF([.U79]=[.J79]; &quot;CORRECT&quot;; &quot;INCORRECT&quot;)" office:value-type="string" office:string-value="CORRECT">
            <text:p>CORRECT</text:p>
          </table:table-cell>
          <table:table-cell table:formula="of:=IF([.X79]=&quot;CORRECT&quot;;&quot;CORRECT&quot;;IF([.F79]=&quot;Unsure&quot;; &quot;CORRECT&quot;; &quot;INCORRECT&quot;))" office:value-type="string" office:string-value="CORRECT">
            <text:p>CORRECT</text:p>
          </table:table-cell>
          <table:table-cell table:formula="of:=IF([.Y79]=&quot;CORRECT&quot;;&quot;CORRECT&quot;;IF([.N79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79]=[.AC79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79]=[.AE79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1543">
            <text:p>0.15</text:p>
          </table:table-cell>
          <table:table-cell table:style-name="ce6" office:value-type="float" office:value="17.219">
            <text:p>17.22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style-name="ce6" office:value-type="float" office:value="1">
            <text:p>1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2993">
            <text:p>0.3</text:p>
          </table:table-cell>
          <table:table-cell table:style-name="ce6" office:value-type="float" office:value="31.2282">
            <text:p>31.23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80]; [.M80])" office:value-type="boolean" office:boolean-value="true">
            <text:p>TRUE</text:p>
          </table:table-cell>
          <table:table-cell table:style-name="ce17" table:formula="of:=IF([.Q80]=0;IF([.U80]=[.J80];&quot;YES&quot;; &quot;NO&quot;);&quot;&quot;)">
            <text:p/>
          </table:table-cell>
          <table:table-cell table:formula="of:=IF(AND([.O80]=1; [.R80]=&quot;NO&quot;);&quot;YES&quot;; IF([.R80]=&quot;NO&quot;;&quot;NO&quot;;&quot;&quot;))">
            <text:p/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U80]=[.T80]; &quot;CORRECT&quot;; &quot;INCORRECT&quot;)" office:value-type="string" office:string-value="INCORRECT">
            <text:p>INCORRECT</text:p>
          </table:table-cell>
          <table:table-cell table:style-name="ce9" table:formula="of:=IF([.U80]=[.B80]; &quot;CORRECT&quot;; &quot;INCORRECT&quot;)" office:value-type="string" office:string-value="CORRECT">
            <text:p>CORRECT</text:p>
          </table:table-cell>
          <table:table-cell table:style-name="ce9" table:formula="of:=IF([.U80]=[.J80]; &quot;CORRECT&quot;; &quot;INCORRECT&quot;)" office:value-type="string" office:string-value="CORRECT">
            <text:p>CORRECT</text:p>
          </table:table-cell>
          <table:table-cell table:formula="of:=IF([.X80]=&quot;CORRECT&quot;;&quot;CORRECT&quot;;IF([.F80]=&quot;Unsure&quot;; &quot;CORRECT&quot;; &quot;INCORRECT&quot;))" office:value-type="string" office:string-value="CORRECT">
            <text:p>CORRECT</text:p>
          </table:table-cell>
          <table:table-cell table:formula="of:=IF([.Y80]=&quot;CORRECT&quot;;&quot;CORRECT&quot;;IF([.N80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80]=[.AC80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80]=[.AE80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4368">
            <text:p>0.44</text:p>
          </table:table-cell>
          <table:table-cell table:style-name="ce6" office:value-type="float" office:value="87.9692">
            <text:p>87.97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2">
            <text:p>2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6908">
            <text:p>0.69</text:p>
          </table:table-cell>
          <table:table-cell table:style-name="ce6" office:value-type="float" office:value="60.835">
            <text:p>60.84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81]; [.M81])" office:value-type="boolean" office:boolean-value="true">
            <text:p>TRUE</text:p>
          </table:table-cell>
          <table:table-cell table:style-name="ce17" table:formula="of:=IF([.Q81]=0;IF([.U81]=[.J81];&quot;YES&quot;; &quot;NO&quot;);&quot;&quot;)">
            <text:p/>
          </table:table-cell>
          <table:table-cell table:formula="of:=IF(AND([.O81]=1; [.R81]=&quot;NO&quot;);&quot;YES&quot;; IF([.R81]=&quot;NO&quot;;&quot;NO&quot;;&quot;&quot;))">
            <text:p/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U81]=[.T81]; &quot;CORRECT&quot;; &quot;INCORRECT&quot;)" office:value-type="string" office:string-value="INCORRECT">
            <text:p>INCORRECT</text:p>
          </table:table-cell>
          <table:table-cell table:style-name="ce9" table:formula="of:=IF([.U81]=[.B81]; &quot;CORRECT&quot;; &quot;INCORRECT&quot;)" office:value-type="string" office:string-value="CORRECT">
            <text:p>CORRECT</text:p>
          </table:table-cell>
          <table:table-cell table:style-name="ce9" table:formula="of:=IF([.U81]=[.J81]; &quot;CORRECT&quot;; &quot;INCORRECT&quot;)" office:value-type="string" office:string-value="CORRECT">
            <text:p>CORRECT</text:p>
          </table:table-cell>
          <table:table-cell table:formula="of:=IF([.X81]=&quot;CORRECT&quot;;&quot;CORRECT&quot;;IF([.F81]=&quot;Unsure&quot;; &quot;CORRECT&quot;; &quot;INCORRECT&quot;))" office:value-type="string" office:string-value="CORRECT">
            <text:p>CORRECT</text:p>
          </table:table-cell>
          <table:table-cell table:formula="of:=IF([.Y81]=&quot;CORRECT&quot;;&quot;CORRECT&quot;;IF([.N81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81]=[.AC81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81]=[.AE81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0722">
            <text:p>0.07</text:p>
          </table:table-cell>
          <table:table-cell table:style-name="ce6" office:value-type="float" office:value="15.3923">
            <text:p>15.39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style-name="ce6" office:value-type="float" office:value="3">
            <text:p>3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1148">
            <text:p>0.11</text:p>
          </table:table-cell>
          <table:table-cell table:style-name="ce6" office:value-type="float" office:value="10.3153">
            <text:p>10.32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82]; [.M82])" office:value-type="boolean" office:boolean-value="true">
            <text:p>TRUE</text:p>
          </table:table-cell>
          <table:table-cell table:style-name="ce17" table:formula="of:=IF([.Q82]=0;IF([.U82]=[.J82];&quot;YES&quot;; &quot;NO&quot;);&quot;&quot;)">
            <text:p/>
          </table:table-cell>
          <table:table-cell table:formula="of:=IF(AND([.O82]=1; [.R82]=&quot;NO&quot;);&quot;YES&quot;; IF([.R82]=&quot;NO&quot;;&quot;NO&quot;;&quot;&quot;))">
            <text:p/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U82]=[.T82]; &quot;CORRECT&quot;; &quot;INCORRECT&quot;)" office:value-type="string" office:string-value="INCORRECT">
            <text:p>INCORRECT</text:p>
          </table:table-cell>
          <table:table-cell table:style-name="ce9" table:formula="of:=IF([.U82]=[.B82]; &quot;CORRECT&quot;; &quot;INCORRECT&quot;)" office:value-type="string" office:string-value="CORRECT">
            <text:p>CORRECT</text:p>
          </table:table-cell>
          <table:table-cell table:style-name="ce9" table:formula="of:=IF([.U82]=[.J82]; &quot;CORRECT&quot;; &quot;INCORRECT&quot;)" office:value-type="string" office:string-value="CORRECT">
            <text:p>CORRECT</text:p>
          </table:table-cell>
          <table:table-cell table:formula="of:=IF([.X82]=&quot;CORRECT&quot;;&quot;CORRECT&quot;;IF([.F82]=&quot;Unsure&quot;; &quot;CORRECT&quot;; &quot;INCORRECT&quot;))" office:value-type="string" office:string-value="CORRECT">
            <text:p>CORRECT</text:p>
          </table:table-cell>
          <table:table-cell table:formula="of:=IF([.Y82]=&quot;CORRECT&quot;;&quot;CORRECT&quot;;IF([.N82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82]=[.AC82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82]=[.AE82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212">
            <text:p>0.02</text:p>
          </table:table-cell>
          <table:table-cell table:style-name="ce6" office:value-type="float" office:value="3.268">
            <text:p>3.27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4">
            <text:p>4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513">
            <text:p>0.05</text:p>
          </table:table-cell>
          <table:table-cell table:style-name="ce6" office:value-type="float" office:value="2.6749">
            <text:p>2.67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83]; [.M83])" office:value-type="boolean" office:boolean-value="true">
            <text:p>TRUE</text:p>
          </table:table-cell>
          <table:table-cell table:style-name="ce17" table:formula="of:=IF([.Q83]=0;IF([.U83]=[.J83];&quot;YES&quot;; &quot;NO&quot;);&quot;&quot;)">
            <text:p/>
          </table:table-cell>
          <table:table-cell table:formula="of:=IF(AND([.O83]=1; [.R83]=&quot;NO&quot;);&quot;YES&quot;; IF([.R83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83]=[.T83]; &quot;CORRECT&quot;; &quot;INCORRECT&quot;)" office:value-type="string" office:string-value="CORRECT">
            <text:p>CORRECT</text:p>
          </table:table-cell>
          <table:table-cell table:style-name="ce9" table:formula="of:=IF([.U83]=[.B83]; &quot;CORRECT&quot;; &quot;INCORRECT&quot;)" office:value-type="string" office:string-value="CORRECT">
            <text:p>CORRECT</text:p>
          </table:table-cell>
          <table:table-cell table:style-name="ce9" table:formula="of:=IF([.U83]=[.J83]; &quot;CORRECT&quot;; &quot;INCORRECT&quot;)" office:value-type="string" office:string-value="CORRECT">
            <text:p>CORRECT</text:p>
          </table:table-cell>
          <table:table-cell table:formula="of:=IF([.X83]=&quot;CORRECT&quot;;&quot;CORRECT&quot;;IF([.F83]=&quot;Unsure&quot;; &quot;CORRECT&quot;; &quot;INCORRECT&quot;))" office:value-type="string" office:string-value="CORRECT">
            <text:p>CORRECT</text:p>
          </table:table-cell>
          <table:table-cell table:formula="of:=IF([.Y83]=&quot;CORRECT&quot;;&quot;CORRECT&quot;;IF([.N83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83]=[.AC83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83]=[.AE83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305">
            <text:p>0.03</text:p>
          </table:table-cell>
          <table:table-cell table:style-name="ce6" office:value-type="float" office:value="5.623">
            <text:p>5.62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5">
            <text:p>5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492">
            <text:p>0.05</text:p>
          </table:table-cell>
          <table:table-cell table:style-name="ce6" office:value-type="float" office:value="5.4187">
            <text:p>5.42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84]; [.M84])" office:value-type="boolean" office:boolean-value="true">
            <text:p>TRUE</text:p>
          </table:table-cell>
          <table:table-cell table:style-name="ce17" table:formula="of:=IF([.Q84]=0;IF([.U84]=[.J84];&quot;YES&quot;; &quot;NO&quot;);&quot;&quot;)">
            <text:p/>
          </table:table-cell>
          <table:table-cell table:formula="of:=IF(AND([.O84]=1; [.R84]=&quot;NO&quot;);&quot;YES&quot;; IF([.R84]=&quot;NO&quot;;&quot;NO&quot;;&quot;&quot;))">
            <text:p/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U84]=[.T84]; &quot;CORRECT&quot;; &quot;INCORRECT&quot;)" office:value-type="string" office:string-value="INCORRECT">
            <text:p>INCORRECT</text:p>
          </table:table-cell>
          <table:table-cell table:style-name="ce9" table:formula="of:=IF([.U84]=[.B84]; &quot;CORRECT&quot;; &quot;INCORRECT&quot;)" office:value-type="string" office:string-value="INCORRECT">
            <text:p>INCORRECT</text:p>
          </table:table-cell>
          <table:table-cell table:style-name="ce9" table:formula="of:=IF([.U84]=[.J84]; &quot;CORRECT&quot;; &quot;INCORRECT&quot;)" office:value-type="string" office:string-value="INCORRECT">
            <text:p>INCORRECT</text:p>
          </table:table-cell>
          <table:table-cell table:formula="of:=IF([.X84]=&quot;CORRECT&quot;;&quot;CORRECT&quot;;IF([.F84]=&quot;Unsure&quot;; &quot;CORRECT&quot;; &quot;INCORRECT&quot;))" office:value-type="string" office:string-value="INCORRECT">
            <text:p>INCORRECT</text:p>
          </table:table-cell>
          <table:table-cell table:formula="of:=IF([.Y84]=&quot;CORRECT&quot;;&quot;CORRECT&quot;;IF([.N84]=&quot;Unsure&quot;; &quot;CORRECT&quot;; &quot;INCORRECT&quot;))" office:value-type="string" office:string-value="INCORRECT">
            <text:p>IN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84]=[.AC84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84]=[.AE84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1177">
            <text:p>0.12</text:p>
          </table:table-cell>
          <table:table-cell table:style-name="ce6" office:value-type="float" office:value="17.2097">
            <text:p>17.21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style-name="ce6" office:value-type="float" office:value="6">
            <text:p>6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1765">
            <text:p>0.18</text:p>
          </table:table-cell>
          <table:table-cell table:style-name="ce6" office:value-type="float" office:value="14.6472">
            <text:p>14.65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85]; [.M85])" office:value-type="boolean" office:boolean-value="true">
            <text:p>TRUE</text:p>
          </table:table-cell>
          <table:table-cell table:style-name="ce17" table:formula="of:=IF([.Q85]=0;IF([.U85]=[.J85];&quot;YES&quot;; &quot;NO&quot;);&quot;&quot;)">
            <text:p/>
          </table:table-cell>
          <table:table-cell table:formula="of:=IF(AND([.O85]=1; [.R85]=&quot;NO&quot;);&quot;YES&quot;; IF([.R85]=&quot;NO&quot;;&quot;NO&quot;;&quot;&quot;))">
            <text:p/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U85]=[.T85]; &quot;CORRECT&quot;; &quot;INCORRECT&quot;)" office:value-type="string" office:string-value="INCORRECT">
            <text:p>INCORRECT</text:p>
          </table:table-cell>
          <table:table-cell table:style-name="ce9" table:formula="of:=IF([.U85]=[.B85]; &quot;CORRECT&quot;; &quot;INCORRECT&quot;)" office:value-type="string" office:string-value="CORRECT">
            <text:p>CORRECT</text:p>
          </table:table-cell>
          <table:table-cell table:style-name="ce9" table:formula="of:=IF([.U85]=[.J85]; &quot;CORRECT&quot;; &quot;INCORRECT&quot;)" office:value-type="string" office:string-value="CORRECT">
            <text:p>CORRECT</text:p>
          </table:table-cell>
          <table:table-cell table:formula="of:=IF([.X85]=&quot;CORRECT&quot;;&quot;CORRECT&quot;;IF([.F85]=&quot;Unsure&quot;; &quot;CORRECT&quot;; &quot;INCORRECT&quot;))" office:value-type="string" office:string-value="CORRECT">
            <text:p>CORRECT</text:p>
          </table:table-cell>
          <table:table-cell table:formula="of:=IF([.Y85]=&quot;CORRECT&quot;;&quot;CORRECT&quot;;IF([.N85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85]=[.AC85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85]=[.AE85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697">
            <text:p>0.07</text:p>
          </table:table-cell>
          <table:table-cell table:style-name="ce6" office:value-type="float" office:value="5.1548">
            <text:p>5.15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7">
            <text:p>7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951">
            <text:p>0.1</text:p>
          </table:table-cell>
          <table:table-cell table:style-name="ce6" office:value-type="float" office:value="4.6961">
            <text:p>4.7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86]; [.M86])" office:value-type="boolean" office:boolean-value="true">
            <text:p>TRUE</text:p>
          </table:table-cell>
          <table:table-cell table:style-name="ce17" table:formula="of:=IF([.Q86]=0;IF([.U86]=[.J86];&quot;YES&quot;; &quot;NO&quot;);&quot;&quot;)">
            <text:p/>
          </table:table-cell>
          <table:table-cell table:formula="of:=IF(AND([.O86]=1; [.R86]=&quot;NO&quot;);&quot;YES&quot;; IF([.R86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86]=[.T86]; &quot;CORRECT&quot;; &quot;INCORRECT&quot;)" office:value-type="string" office:string-value="CORRECT">
            <text:p>CORRECT</text:p>
          </table:table-cell>
          <table:table-cell table:style-name="ce9" table:formula="of:=IF([.U86]=[.B86]; &quot;CORRECT&quot;; &quot;INCORRECT&quot;)" office:value-type="string" office:string-value="CORRECT">
            <text:p>CORRECT</text:p>
          </table:table-cell>
          <table:table-cell table:style-name="ce9" table:formula="of:=IF([.U86]=[.J86]; &quot;CORRECT&quot;; &quot;INCORRECT&quot;)" office:value-type="string" office:string-value="CORRECT">
            <text:p>CORRECT</text:p>
          </table:table-cell>
          <table:table-cell table:formula="of:=IF([.X86]=&quot;CORRECT&quot;;&quot;CORRECT&quot;;IF([.F86]=&quot;Unsure&quot;; &quot;CORRECT&quot;; &quot;INCORRECT&quot;))" office:value-type="string" office:string-value="CORRECT">
            <text:p>CORRECT</text:p>
          </table:table-cell>
          <table:table-cell table:formula="of:=IF([.Y86]=&quot;CORRECT&quot;;&quot;CORRECT&quot;;IF([.N86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86]=[.AC86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86]=[.AE86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8">
            <text:p>8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226">
            <text:p>0.02</text:p>
          </table:table-cell>
          <table:table-cell table:style-name="ce6" office:value-type="float" office:value="3.615">
            <text:p>3.62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8">
            <text:p>8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72">
            <text:p>0.07</text:p>
          </table:table-cell>
          <table:table-cell table:style-name="ce6" office:value-type="float" office:value="6.0563">
            <text:p>6.06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87]; [.M87])" office:value-type="boolean" office:boolean-value="true">
            <text:p>TRUE</text:p>
          </table:table-cell>
          <table:table-cell table:style-name="ce17" table:formula="of:=IF([.Q87]=0;IF([.U87]=[.J87];&quot;YES&quot;; &quot;NO&quot;);&quot;&quot;)">
            <text:p/>
          </table:table-cell>
          <table:table-cell table:formula="of:=IF(AND([.O87]=1; [.R87]=&quot;NO&quot;);&quot;YES&quot;; IF([.R87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87]=[.T87]; &quot;CORRECT&quot;; &quot;INCORRECT&quot;)" office:value-type="string" office:string-value="CORRECT">
            <text:p>CORRECT</text:p>
          </table:table-cell>
          <table:table-cell table:style-name="ce9" table:formula="of:=IF([.U87]=[.B87]; &quot;CORRECT&quot;; &quot;INCORRECT&quot;)" office:value-type="string" office:string-value="CORRECT">
            <text:p>CORRECT</text:p>
          </table:table-cell>
          <table:table-cell table:style-name="ce9" table:formula="of:=IF([.U87]=[.J87]; &quot;CORRECT&quot;; &quot;INCORRECT&quot;)" office:value-type="string" office:string-value="CORRECT">
            <text:p>CORRECT</text:p>
          </table:table-cell>
          <table:table-cell table:formula="of:=IF([.X87]=&quot;CORRECT&quot;;&quot;CORRECT&quot;;IF([.F87]=&quot;Unsure&quot;; &quot;CORRECT&quot;; &quot;INCORRECT&quot;))" office:value-type="string" office:string-value="CORRECT">
            <text:p>CORRECT</text:p>
          </table:table-cell>
          <table:table-cell table:formula="of:=IF([.Y87]=&quot;CORRECT&quot;;&quot;CORRECT&quot;;IF([.N87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87]=[.AC87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87]=[.AE87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9">
            <text:p>9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1.8618">
            <text:p>1.86</text:p>
          </table:table-cell>
          <table:table-cell table:style-name="ce6" office:value-type="float" office:value="494.7669">
            <text:p>494.77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9">
            <text:p>9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2.6204">
            <text:p>2.62</text:p>
          </table:table-cell>
          <table:table-cell table:style-name="ce6" office:value-type="float" office:value="319.0779">
            <text:p>319.08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88]; [.M88])" office:value-type="boolean" office:boolean-value="true">
            <text:p>TRUE</text:p>
          </table:table-cell>
          <table:table-cell table:style-name="ce17" table:formula="of:=IF([.Q88]=0;IF([.U88]=[.J88];&quot;YES&quot;; &quot;NO&quot;);&quot;&quot;)">
            <text:p/>
          </table:table-cell>
          <table:table-cell table:formula="of:=IF(AND([.O88]=1; [.R88]=&quot;NO&quot;);&quot;YES&quot;; IF([.R88]=&quot;NO&quot;;&quot;NO&quot;;&quot;&quot;))">
            <text:p/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U88]=[.T88]; &quot;CORRECT&quot;; &quot;INCORRECT&quot;)" office:value-type="string" office:string-value="CORRECT">
            <text:p>CORRECT</text:p>
          </table:table-cell>
          <table:table-cell table:style-name="ce9" table:formula="of:=IF([.U88]=[.B88]; &quot;CORRECT&quot;; &quot;INCORRECT&quot;)" office:value-type="string" office:string-value="CORRECT">
            <text:p>CORRECT</text:p>
          </table:table-cell>
          <table:table-cell table:style-name="ce9" table:formula="of:=IF([.U88]=[.J88]; &quot;CORRECT&quot;; &quot;INCORRECT&quot;)" office:value-type="string" office:string-value="CORRECT">
            <text:p>CORRECT</text:p>
          </table:table-cell>
          <table:table-cell table:formula="of:=IF([.X88]=&quot;CORRECT&quot;;&quot;CORRECT&quot;;IF([.F88]=&quot;Unsure&quot;; &quot;CORRECT&quot;; &quot;INCORRECT&quot;))" office:value-type="string" office:string-value="CORRECT">
            <text:p>CORRECT</text:p>
          </table:table-cell>
          <table:table-cell table:formula="of:=IF([.Y88]=&quot;CORRECT&quot;;&quot;CORRECT&quot;;IF([.N88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88]=[.AC88]; &quot;CORRECT&quot;; &quot;INCORRECT&quot;)" office:value-type="string" office:string-value="CORRECT">
            <text:p>CORRECT</text:p>
          </table:table-cell>
          <table:table-cell office:value-type="float" office:value="0">
            <text:p>0</text:p>
          </table:table-cell>
          <table:table-cell table:formula="of:=IF([.U88]=[.AE88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10">
            <text:p>10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475">
            <text:p>0.05</text:p>
          </table:table-cell>
          <table:table-cell table:style-name="ce6" office:value-type="float" office:value="6.3939">
            <text:p>6.39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style-name="ce6" office:value-type="float" office:value="10">
            <text:p>10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2314">
            <text:p>0.23</text:p>
          </table:table-cell>
          <table:table-cell table:style-name="ce6" office:value-type="float" office:value="9.1791">
            <text:p>9.18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89]; [.M89])" office:value-type="boolean" office:boolean-value="false">
            <text:p>FALSE</text:p>
          </table:table-cell>
          <table:table-cell table:style-name="ce17" table:formula="of:=IF([.Q89]=0;IF([.U89]=[.J89];&quot;YES&quot;; &quot;NO&quot;);&quot;&quot;)" office:value-type="string" office:string-value="NO">
            <text:p>NO</text:p>
          </table:table-cell>
          <table:table-cell table:formula="of:=IF(AND([.O89]=1; [.R89]=&quot;NO&quot;);&quot;YES&quot;; IF([.R89]=&quot;NO&quot;;&quot;NO&quot;;&quot;&quot;))" office:value-type="string" office:string-value="YES">
            <text:p>YES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89]=[.T89]; &quot;CORRECT&quot;; &quot;INCORRECT&quot;)" office:value-type="string" office:string-value="CORRECT">
            <text:p>CORRECT</text:p>
          </table:table-cell>
          <table:table-cell table:style-name="ce9" table:formula="of:=IF([.U89]=[.B89]; &quot;CORRECT&quot;; &quot;INCORRECT&quot;)" office:value-type="string" office:string-value="CORRECT">
            <text:p>CORRECT</text:p>
          </table:table-cell>
          <table:table-cell table:style-name="ce9" table:formula="of:=IF([.U89]=[.J89]; &quot;CORRECT&quot;; &quot;INCORRECT&quot;)" office:value-type="string" office:string-value="INCORRECT">
            <text:p>INCORRECT</text:p>
          </table:table-cell>
          <table:table-cell table:formula="of:=IF([.X89]=&quot;CORRECT&quot;;&quot;CORRECT&quot;;IF([.F89]=&quot;Unsure&quot;; &quot;CORRECT&quot;; &quot;INCORRECT&quot;))" office:value-type="string" office:string-value="CORRECT">
            <text:p>CORRECT</text:p>
          </table:table-cell>
          <table:table-cell table:formula="of:=IF([.Y89]=&quot;CORRECT&quot;;&quot;CORRECT&quot;;IF([.N89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89]=[.AC89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89]=[.AE89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11">
            <text:p>11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1311">
            <text:p>0.13</text:p>
          </table:table-cell>
          <table:table-cell table:style-name="ce6" office:value-type="float" office:value="21.4873">
            <text:p>21.49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11">
            <text:p>11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154">
            <text:p>0.15</text:p>
          </table:table-cell>
          <table:table-cell table:style-name="ce6" office:value-type="float" office:value="11.8864">
            <text:p>11.89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90]; [.M90])" office:value-type="boolean" office:boolean-value="true">
            <text:p>TRUE</text:p>
          </table:table-cell>
          <table:table-cell table:style-name="ce17" table:formula="of:=IF([.Q90]=0;IF([.U90]=[.J90];&quot;YES&quot;; &quot;NO&quot;);&quot;&quot;)">
            <text:p/>
          </table:table-cell>
          <table:table-cell table:formula="of:=IF(AND([.O90]=1; [.R90]=&quot;NO&quot;);&quot;YES&quot;; IF([.R90]=&quot;NO&quot;;&quot;NO&quot;;&quot;&quot;))">
            <text:p/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U90]=[.T90]; &quot;CORRECT&quot;; &quot;INCORRECT&quot;)" office:value-type="string" office:string-value="INCORRECT">
            <text:p>INCORRECT</text:p>
          </table:table-cell>
          <table:table-cell table:style-name="ce9" table:formula="of:=IF([.U90]=[.B90]; &quot;CORRECT&quot;; &quot;INCORRECT&quot;)" office:value-type="string" office:string-value="CORRECT">
            <text:p>CORRECT</text:p>
          </table:table-cell>
          <table:table-cell table:style-name="ce9" table:formula="of:=IF([.U90]=[.J90]; &quot;CORRECT&quot;; &quot;INCORRECT&quot;)" office:value-type="string" office:string-value="CORRECT">
            <text:p>CORRECT</text:p>
          </table:table-cell>
          <table:table-cell table:formula="of:=IF([.X90]=&quot;CORRECT&quot;;&quot;CORRECT&quot;;IF([.F90]=&quot;Unsure&quot;; &quot;CORRECT&quot;; &quot;INCORRECT&quot;))" office:value-type="string" office:string-value="CORRECT">
            <text:p>CORRECT</text:p>
          </table:table-cell>
          <table:table-cell table:formula="of:=IF([.Y90]=&quot;CORRECT&quot;;&quot;CORRECT&quot;;IF([.N90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90]=[.AC90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90]=[.AE90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12">
            <text:p>12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1251">
            <text:p>0.13</text:p>
          </table:table-cell>
          <table:table-cell table:style-name="ce6" office:value-type="float" office:value="26.6764">
            <text:p>26.68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12">
            <text:p>12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2024">
            <text:p>0.2</text:p>
          </table:table-cell>
          <table:table-cell table:style-name="ce6" office:value-type="float" office:value="12.3907">
            <text:p>12.39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91]; [.M91])" office:value-type="boolean" office:boolean-value="true">
            <text:p>TRUE</text:p>
          </table:table-cell>
          <table:table-cell table:style-name="ce17" table:formula="of:=IF([.Q91]=0;IF([.U91]=[.J91];&quot;YES&quot;; &quot;NO&quot;);&quot;&quot;)">
            <text:p/>
          </table:table-cell>
          <table:table-cell table:formula="of:=IF(AND([.O91]=1; [.R91]=&quot;NO&quot;);&quot;YES&quot;; IF([.R91]=&quot;NO&quot;;&quot;NO&quot;;&quot;&quot;))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IF([.U91]=[.T91]; &quot;CORRECT&quot;; &quot;INCORRECT&quot;)" office:value-type="string" office:string-value="INCORRECT">
            <text:p>INCORRECT</text:p>
          </table:table-cell>
          <table:table-cell table:style-name="ce9" table:formula="of:=IF([.U91]=[.B91]; &quot;CORRECT&quot;; &quot;INCORRECT&quot;)" office:value-type="string" office:string-value="INCORRECT">
            <text:p>INCORRECT</text:p>
          </table:table-cell>
          <table:table-cell table:style-name="ce9" table:formula="of:=IF([.U91]=[.J91]; &quot;CORRECT&quot;; &quot;INCORRECT&quot;)" office:value-type="string" office:string-value="INCORRECT">
            <text:p>INCORRECT</text:p>
          </table:table-cell>
          <table:table-cell table:formula="of:=IF([.X91]=&quot;CORRECT&quot;;&quot;CORRECT&quot;;IF([.F91]=&quot;Unsure&quot;; &quot;CORRECT&quot;; &quot;INCORRECT&quot;))" office:value-type="string" office:string-value="INCORRECT">
            <text:p>INCORRECT</text:p>
          </table:table-cell>
          <table:table-cell table:formula="of:=IF([.Y91]=&quot;CORRECT&quot;;&quot;CORRECT&quot;;IF([.N91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91]=[.AC91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91]=[.AE91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13">
            <text:p>13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725">
            <text:p>0.07</text:p>
          </table:table-cell>
          <table:table-cell table:style-name="ce6" office:value-type="float" office:value="5.2691">
            <text:p>5.27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13">
            <text:p>13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1988">
            <text:p>0.2</text:p>
          </table:table-cell>
          <table:table-cell table:style-name="ce6" office:value-type="float" office:value="9.3624">
            <text:p>9.36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92]; [.M92])" office:value-type="boolean" office:boolean-value="false">
            <text:p>FALSE</text:p>
          </table:table-cell>
          <table:table-cell table:style-name="ce17" table:formula="of:=IF([.Q92]=0;IF([.U92]=[.J92];&quot;YES&quot;; &quot;NO&quot;);&quot;&quot;)" office:value-type="string" office:string-value="NO">
            <text:p>NO</text:p>
          </table:table-cell>
          <table:table-cell table:formula="of:=IF(AND([.O92]=1; [.R92]=&quot;NO&quot;);&quot;YES&quot;; IF([.R92]=&quot;NO&quot;;&quot;NO&quot;;&quot;&quot;))" office:value-type="string" office:string-value="YES">
            <text:p>YES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92]=[.T92]; &quot;CORRECT&quot;; &quot;INCORRECT&quot;)" office:value-type="string" office:string-value="CORRECT">
            <text:p>CORRECT</text:p>
          </table:table-cell>
          <table:table-cell table:style-name="ce9" table:formula="of:=IF([.U92]=[.B92]; &quot;CORRECT&quot;; &quot;INCORRECT&quot;)" office:value-type="string" office:string-value="CORRECT">
            <text:p>CORRECT</text:p>
          </table:table-cell>
          <table:table-cell table:style-name="ce9" table:formula="of:=IF([.U92]=[.J92]; &quot;CORRECT&quot;; &quot;INCORRECT&quot;)" office:value-type="string" office:string-value="INCORRECT">
            <text:p>INCORRECT</text:p>
          </table:table-cell>
          <table:table-cell table:formula="of:=IF([.X92]=&quot;CORRECT&quot;;&quot;CORRECT&quot;;IF([.F92]=&quot;Unsure&quot;; &quot;CORRECT&quot;; &quot;INCORRECT&quot;))" office:value-type="string" office:string-value="CORRECT">
            <text:p>CORRECT</text:p>
          </table:table-cell>
          <table:table-cell table:formula="of:=IF([.Y92]=&quot;CORRECT&quot;;&quot;CORRECT&quot;;IF([.N92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92]=[.AC92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92]=[.AE92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14">
            <text:p>14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2225">
            <text:p>0.22</text:p>
          </table:table-cell>
          <table:table-cell table:style-name="ce6" office:value-type="float" office:value="36.4556">
            <text:p>36.46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14">
            <text:p>14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428">
            <text:p>0.43</text:p>
          </table:table-cell>
          <table:table-cell table:style-name="ce6" office:value-type="float" office:value="43.3594">
            <text:p>43.36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93]; [.M93])" office:value-type="boolean" office:boolean-value="true">
            <text:p>TRUE</text:p>
          </table:table-cell>
          <table:table-cell table:style-name="ce17" table:formula="of:=IF([.Q93]=0;IF([.U93]=[.J93];&quot;YES&quot;; &quot;NO&quot;);&quot;&quot;)">
            <text:p/>
          </table:table-cell>
          <table:table-cell table:formula="of:=IF(AND([.O93]=1; [.R93]=&quot;NO&quot;);&quot;YES&quot;; IF([.R93]=&quot;NO&quot;;&quot;NO&quot;;&quot;&quot;))">
            <text:p/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U93]=[.T93]; &quot;CORRECT&quot;; &quot;INCORRECT&quot;)" office:value-type="string" office:string-value="INCORRECT">
            <text:p>INCORRECT</text:p>
          </table:table-cell>
          <table:table-cell table:style-name="ce9" table:formula="of:=IF([.U93]=[.B93]; &quot;CORRECT&quot;; &quot;INCORRECT&quot;)" office:value-type="string" office:string-value="CORRECT">
            <text:p>CORRECT</text:p>
          </table:table-cell>
          <table:table-cell table:style-name="ce9" table:formula="of:=IF([.U93]=[.J93]; &quot;CORRECT&quot;; &quot;INCORRECT&quot;)" office:value-type="string" office:string-value="CORRECT">
            <text:p>CORRECT</text:p>
          </table:table-cell>
          <table:table-cell table:formula="of:=IF([.X93]=&quot;CORRECT&quot;;&quot;CORRECT&quot;;IF([.F93]=&quot;Unsure&quot;; &quot;CORRECT&quot;; &quot;INCORRECT&quot;))" office:value-type="string" office:string-value="CORRECT">
            <text:p>CORRECT</text:p>
          </table:table-cell>
          <table:table-cell table:formula="of:=IF([.Y93]=&quot;CORRECT&quot;;&quot;CORRECT&quot;;IF([.N93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93]=[.AC93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93]=[.AE93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15">
            <text:p>15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312">
            <text:p>0.03</text:p>
          </table:table-cell>
          <table:table-cell table:style-name="ce6" office:value-type="float" office:value="3.7136">
            <text:p>3.7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15">
            <text:p>15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1116">
            <text:p>0.11</text:p>
          </table:table-cell>
          <table:table-cell table:style-name="ce6" office:value-type="float" office:value="8.7247">
            <text:p>8.72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94]; [.M94])" office:value-type="boolean" office:boolean-value="true">
            <text:p>TRUE</text:p>
          </table:table-cell>
          <table:table-cell table:style-name="ce17" table:formula="of:=IF([.Q94]=0;IF([.U94]=[.J94];&quot;YES&quot;; &quot;NO&quot;);&quot;&quot;)">
            <text:p/>
          </table:table-cell>
          <table:table-cell table:formula="of:=IF(AND([.O94]=1; [.R94]=&quot;NO&quot;);&quot;YES&quot;; IF([.R94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94]=[.T94]; &quot;CORRECT&quot;; &quot;INCORRECT&quot;)" office:value-type="string" office:string-value="CORRECT">
            <text:p>CORRECT</text:p>
          </table:table-cell>
          <table:table-cell table:style-name="ce9" table:formula="of:=IF([.U94]=[.B94]; &quot;CORRECT&quot;; &quot;INCORRECT&quot;)" office:value-type="string" office:string-value="CORRECT">
            <text:p>CORRECT</text:p>
          </table:table-cell>
          <table:table-cell table:style-name="ce9" table:formula="of:=IF([.U94]=[.J94]; &quot;CORRECT&quot;; &quot;INCORRECT&quot;)" office:value-type="string" office:string-value="CORRECT">
            <text:p>CORRECT</text:p>
          </table:table-cell>
          <table:table-cell table:formula="of:=IF([.X94]=&quot;CORRECT&quot;;&quot;CORRECT&quot;;IF([.F94]=&quot;Unsure&quot;; &quot;CORRECT&quot;; &quot;INCORRECT&quot;))" office:value-type="string" office:string-value="CORRECT">
            <text:p>CORRECT</text:p>
          </table:table-cell>
          <table:table-cell table:formula="of:=IF([.Y94]=&quot;CORRECT&quot;;&quot;CORRECT&quot;;IF([.N94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94]=[.AC94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94]=[.AE94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16">
            <text:p>16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11.1366">
            <text:p>11.14</text:p>
          </table:table-cell>
          <table:table-cell table:style-name="ce8" office:value-type="float" office:value="1282.4">
            <text:p>1.28E+003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16">
            <text:p>16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12.6862">
            <text:p>12.69</text:p>
          </table:table-cell>
          <table:table-cell table:style-name="ce6" office:value-type="float" office:value="977.539">
            <text:p>977.54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95]; [.M95])" office:value-type="boolean" office:boolean-value="true">
            <text:p>TRUE</text:p>
          </table:table-cell>
          <table:table-cell table:style-name="ce17" table:formula="of:=IF([.Q95]=0;IF([.U95]=[.J95];&quot;YES&quot;; &quot;NO&quot;);&quot;&quot;)">
            <text:p/>
          </table:table-cell>
          <table:table-cell table:formula="of:=IF(AND([.O95]=1; [.R95]=&quot;NO&quot;);&quot;YES&quot;; IF([.R95]=&quot;NO&quot;;&quot;NO&quot;;&quot;&quot;))">
            <text:p/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U95]=[.T95]; &quot;CORRECT&quot;; &quot;INCORRECT&quot;)" office:value-type="string" office:string-value="CORRECT">
            <text:p>CORRECT</text:p>
          </table:table-cell>
          <table:table-cell table:style-name="ce9" table:formula="of:=IF([.U95]=[.B95]; &quot;CORRECT&quot;; &quot;INCORRECT&quot;)" office:value-type="string" office:string-value="CORRECT">
            <text:p>CORRECT</text:p>
          </table:table-cell>
          <table:table-cell table:style-name="ce9" table:formula="of:=IF([.U95]=[.J95]; &quot;CORRECT&quot;; &quot;INCORRECT&quot;)" office:value-type="string" office:string-value="CORRECT">
            <text:p>CORRECT</text:p>
          </table:table-cell>
          <table:table-cell table:formula="of:=IF([.X95]=&quot;CORRECT&quot;;&quot;CORRECT&quot;;IF([.F95]=&quot;Unsure&quot;; &quot;CORRECT&quot;; &quot;INCORRECT&quot;))" office:value-type="string" office:string-value="CORRECT">
            <text:p>CORRECT</text:p>
          </table:table-cell>
          <table:table-cell table:formula="of:=IF([.Y95]=&quot;CORRECT&quot;;&quot;CORRECT&quot;;IF([.N95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95]=[.AC95]; &quot;CORRECT&quot;; &quot;INCORRECT&quot;)" office:value-type="string" office:string-value="CORRECT">
            <text:p>CORRECT</text:p>
          </table:table-cell>
          <table:table-cell office:value-type="float" office:value="0">
            <text:p>0</text:p>
          </table:table-cell>
          <table:table-cell table:formula="of:=IF([.U95]=[.AE95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17">
            <text:p>17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2.599">
            <text:p>2.6</text:p>
          </table:table-cell>
          <table:table-cell table:style-name="ce6" office:value-type="float" office:value="542.2699">
            <text:p>542.27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17">
            <text:p>17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4.4845">
            <text:p>4.48</text:p>
          </table:table-cell>
          <table:table-cell table:style-name="ce6" office:value-type="float" office:value="422.9509">
            <text:p>422.95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96]; [.M96])" office:value-type="boolean" office:boolean-value="true">
            <text:p>TRUE</text:p>
          </table:table-cell>
          <table:table-cell table:style-name="ce17" table:formula="of:=IF([.Q96]=0;IF([.U96]=[.J96];&quot;YES&quot;; &quot;NO&quot;);&quot;&quot;)">
            <text:p/>
          </table:table-cell>
          <table:table-cell table:formula="of:=IF(AND([.O96]=1; [.R96]=&quot;NO&quot;);&quot;YES&quot;; IF([.R96]=&quot;NO&quot;;&quot;NO&quot;;&quot;&quot;))">
            <text:p/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U96]=[.T96]; &quot;CORRECT&quot;; &quot;INCORRECT&quot;)" office:value-type="string" office:string-value="CORRECT">
            <text:p>CORRECT</text:p>
          </table:table-cell>
          <table:table-cell table:style-name="ce9" table:formula="of:=IF([.U96]=[.B96]; &quot;CORRECT&quot;; &quot;INCORRECT&quot;)" office:value-type="string" office:string-value="CORRECT">
            <text:p>CORRECT</text:p>
          </table:table-cell>
          <table:table-cell table:style-name="ce9" table:formula="of:=IF([.U96]=[.J96]; &quot;CORRECT&quot;; &quot;INCORRECT&quot;)" office:value-type="string" office:string-value="CORRECT">
            <text:p>CORRECT</text:p>
          </table:table-cell>
          <table:table-cell table:formula="of:=IF([.X96]=&quot;CORRECT&quot;;&quot;CORRECT&quot;;IF([.F96]=&quot;Unsure&quot;; &quot;CORRECT&quot;; &quot;INCORRECT&quot;))" office:value-type="string" office:string-value="CORRECT">
            <text:p>CORRECT</text:p>
          </table:table-cell>
          <table:table-cell table:formula="of:=IF([.Y96]=&quot;CORRECT&quot;;&quot;CORRECT&quot;;IF([.N96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96]=[.AC96]; &quot;CORRECT&quot;; &quot;INCORRECT&quot;)" office:value-type="string" office:string-value="CORRECT">
            <text:p>CORRECT</text:p>
          </table:table-cell>
          <table:table-cell office:value-type="float" office:value="0">
            <text:p>0</text:p>
          </table:table-cell>
          <table:table-cell table:formula="of:=IF([.U96]=[.AE96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18">
            <text:p>18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2332">
            <text:p>0.23</text:p>
          </table:table-cell>
          <table:table-cell table:style-name="ce6" office:value-type="float" office:value="28.6459">
            <text:p>28.65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18">
            <text:p>18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7216">
            <text:p>0.72</text:p>
          </table:table-cell>
          <table:table-cell table:style-name="ce6" office:value-type="float" office:value="45.1003">
            <text:p>45.1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97]; [.M97])" office:value-type="boolean" office:boolean-value="true">
            <text:p>TRUE</text:p>
          </table:table-cell>
          <table:table-cell table:style-name="ce17" table:formula="of:=IF([.Q97]=0;IF([.U97]=[.J97];&quot;YES&quot;; &quot;NO&quot;);&quot;&quot;)">
            <text:p/>
          </table:table-cell>
          <table:table-cell table:formula="of:=IF(AND([.O97]=1; [.R97]=&quot;NO&quot;);&quot;YES&quot;; IF([.R97]=&quot;NO&quot;;&quot;NO&quot;;&quot;&quot;))">
            <text:p/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U97]=[.T97]; &quot;CORRECT&quot;; &quot;INCORRECT&quot;)" office:value-type="string" office:string-value="CORRECT">
            <text:p>CORRECT</text:p>
          </table:table-cell>
          <table:table-cell table:style-name="ce9" table:formula="of:=IF([.U97]=[.B97]; &quot;CORRECT&quot;; &quot;INCORRECT&quot;)" office:value-type="string" office:string-value="CORRECT">
            <text:p>CORRECT</text:p>
          </table:table-cell>
          <table:table-cell table:style-name="ce9" table:formula="of:=IF([.U97]=[.J97]; &quot;CORRECT&quot;; &quot;INCORRECT&quot;)" office:value-type="string" office:string-value="CORRECT">
            <text:p>CORRECT</text:p>
          </table:table-cell>
          <table:table-cell table:formula="of:=IF([.X97]=&quot;CORRECT&quot;;&quot;CORRECT&quot;;IF([.F97]=&quot;Unsure&quot;; &quot;CORRECT&quot;; &quot;INCORRECT&quot;))" office:value-type="string" office:string-value="CORRECT">
            <text:p>CORRECT</text:p>
          </table:table-cell>
          <table:table-cell table:formula="of:=IF([.Y97]=&quot;CORRECT&quot;;&quot;CORRECT&quot;;IF([.N97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97]=[.AC97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97]=[.AE97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19">
            <text:p>19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2.9715">
            <text:p>2.97</text:p>
          </table:table-cell>
          <table:table-cell table:style-name="ce6" office:value-type="float" office:value="507.7502">
            <text:p>507.75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19">
            <text:p>19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3.6154">
            <text:p>3.62</text:p>
          </table:table-cell>
          <table:table-cell table:style-name="ce6" office:value-type="float" office:value="240.52">
            <text:p>240.52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98]; [.M98])" office:value-type="boolean" office:boolean-value="true">
            <text:p>TRUE</text:p>
          </table:table-cell>
          <table:table-cell table:style-name="ce17" table:formula="of:=IF([.Q98]=0;IF([.U98]=[.J98];&quot;YES&quot;; &quot;NO&quot;);&quot;&quot;)">
            <text:p/>
          </table:table-cell>
          <table:table-cell table:formula="of:=IF(AND([.O98]=1; [.R98]=&quot;NO&quot;);&quot;YES&quot;; IF([.R98]=&quot;NO&quot;;&quot;NO&quot;;&quot;&quot;))">
            <text:p/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U98]=[.T98]; &quot;CORRECT&quot;; &quot;INCORRECT&quot;)" office:value-type="string" office:string-value="INCORRECT">
            <text:p>INCORRECT</text:p>
          </table:table-cell>
          <table:table-cell table:style-name="ce9" table:formula="of:=IF([.U98]=[.B98]; &quot;CORRECT&quot;; &quot;INCORRECT&quot;)" office:value-type="string" office:string-value="CORRECT">
            <text:p>CORRECT</text:p>
          </table:table-cell>
          <table:table-cell table:style-name="ce9" table:formula="of:=IF([.U98]=[.J98]; &quot;CORRECT&quot;; &quot;INCORRECT&quot;)" office:value-type="string" office:string-value="CORRECT">
            <text:p>CORRECT</text:p>
          </table:table-cell>
          <table:table-cell table:formula="of:=IF([.X98]=&quot;CORRECT&quot;;&quot;CORRECT&quot;;IF([.F98]=&quot;Unsure&quot;; &quot;CORRECT&quot;; &quot;INCORRECT&quot;))" office:value-type="string" office:string-value="CORRECT">
            <text:p>CORRECT</text:p>
          </table:table-cell>
          <table:table-cell table:formula="of:=IF([.Y98]=&quot;CORRECT&quot;;&quot;CORRECT&quot;;IF([.N98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98]=[.AC98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98]=[.AE98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20">
            <text:p>20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4.7197">
            <text:p>4.72</text:p>
          </table:table-cell>
          <table:table-cell table:style-name="ce6" office:value-type="float" office:value="750.8486">
            <text:p>750.85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20">
            <text:p>20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5.1158">
            <text:p>5.12</text:p>
          </table:table-cell>
          <table:table-cell table:style-name="ce6" office:value-type="float" office:value="413.7801">
            <text:p>413.78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99]; [.M99])" office:value-type="boolean" office:boolean-value="true">
            <text:p>TRUE</text:p>
          </table:table-cell>
          <table:table-cell table:style-name="ce17" table:formula="of:=IF([.Q99]=0;IF([.U99]=[.J99];&quot;YES&quot;; &quot;NO&quot;);&quot;&quot;)">
            <text:p/>
          </table:table-cell>
          <table:table-cell table:formula="of:=IF(AND([.O99]=1; [.R99]=&quot;NO&quot;);&quot;YES&quot;; IF([.R99]=&quot;NO&quot;;&quot;NO&quot;;&quot;&quot;))">
            <text:p/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U99]=[.T99]; &quot;CORRECT&quot;; &quot;INCORRECT&quot;)" office:value-type="string" office:string-value="CORRECT">
            <text:p>CORRECT</text:p>
          </table:table-cell>
          <table:table-cell table:style-name="ce9" table:formula="of:=IF([.U99]=[.B99]; &quot;CORRECT&quot;; &quot;INCORRECT&quot;)" office:value-type="string" office:string-value="CORRECT">
            <text:p>CORRECT</text:p>
          </table:table-cell>
          <table:table-cell table:style-name="ce9" table:formula="of:=IF([.U99]=[.J99]; &quot;CORRECT&quot;; &quot;INCORRECT&quot;)" office:value-type="string" office:string-value="CORRECT">
            <text:p>CORRECT</text:p>
          </table:table-cell>
          <table:table-cell table:formula="of:=IF([.X99]=&quot;CORRECT&quot;;&quot;CORRECT&quot;;IF([.F99]=&quot;Unsure&quot;; &quot;CORRECT&quot;; &quot;INCORRECT&quot;))" office:value-type="string" office:string-value="CORRECT">
            <text:p>CORRECT</text:p>
          </table:table-cell>
          <table:table-cell table:formula="of:=IF([.Y99]=&quot;CORRECT&quot;;&quot;CORRECT&quot;;IF([.N99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99]=[.AC99]; &quot;CORRECT&quot;; &quot;INCORRECT&quot;)" office:value-type="string" office:string-value="CORRECT">
            <text:p>CORRECT</text:p>
          </table:table-cell>
          <table:table-cell office:value-type="float" office:value="0">
            <text:p>0</text:p>
          </table:table-cell>
          <table:table-cell table:formula="of:=IF([.U99]=[.AE99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21">
            <text:p>21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6501">
            <text:p>0.65</text:p>
          </table:table-cell>
          <table:table-cell table:style-name="ce6" office:value-type="float" office:value="40.3188">
            <text:p>40.32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21">
            <text:p>21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2.6799">
            <text:p>2.68</text:p>
          </table:table-cell>
          <table:table-cell table:style-name="ce6" office:value-type="float" office:value="69.547">
            <text:p>69.55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00]; [.M100])" office:value-type="boolean" office:boolean-value="true">
            <text:p>TRUE</text:p>
          </table:table-cell>
          <table:table-cell table:style-name="ce17" table:formula="of:=IF([.Q100]=0;IF([.U100]=[.J100];&quot;YES&quot;; &quot;NO&quot;);&quot;&quot;)">
            <text:p/>
          </table:table-cell>
          <table:table-cell table:formula="of:=IF(AND([.O100]=1; [.R100]=&quot;NO&quot;);&quot;YES&quot;; IF([.R100]=&quot;NO&quot;;&quot;NO&quot;;&quot;&quot;))">
            <text:p/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U100]=[.T100]; &quot;CORRECT&quot;; &quot;INCORRECT&quot;)" office:value-type="string" office:string-value="CORRECT">
            <text:p>CORRECT</text:p>
          </table:table-cell>
          <table:table-cell table:style-name="ce9" table:formula="of:=IF([.U100]=[.B100]; &quot;CORRECT&quot;; &quot;INCORRECT&quot;)" office:value-type="string" office:string-value="CORRECT">
            <text:p>CORRECT</text:p>
          </table:table-cell>
          <table:table-cell table:style-name="ce9" table:formula="of:=IF([.U100]=[.J100]; &quot;CORRECT&quot;; &quot;INCORRECT&quot;)" office:value-type="string" office:string-value="CORRECT">
            <text:p>CORRECT</text:p>
          </table:table-cell>
          <table:table-cell table:formula="of:=IF([.X100]=&quot;CORRECT&quot;;&quot;CORRECT&quot;;IF([.F100]=&quot;Unsure&quot;; &quot;CORRECT&quot;; &quot;INCORRECT&quot;))" office:value-type="string" office:string-value="CORRECT">
            <text:p>CORRECT</text:p>
          </table:table-cell>
          <table:table-cell table:formula="of:=IF([.Y100]=&quot;CORRECT&quot;;&quot;CORRECT&quot;;IF([.N100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100]=[.AC100]; &quot;CORRECT&quot;; &quot;INCORRECT&quot;)" office:value-type="string" office:string-value="CORRECT">
            <text:p>CORRECT</text:p>
          </table:table-cell>
          <table:table-cell office:value-type="float" office:value="0">
            <text:p>0</text:p>
          </table:table-cell>
          <table:table-cell table:formula="of:=IF([.U100]=[.AE100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22">
            <text:p>22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1.7469">
            <text:p>1.75</text:p>
          </table:table-cell>
          <table:table-cell table:style-name="ce6" office:value-type="float" office:value="316.6323">
            <text:p>316.63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22">
            <text:p>22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2.0522">
            <text:p>2.05</text:p>
          </table:table-cell>
          <table:table-cell table:style-name="ce6" office:value-type="float" office:value="167.6027">
            <text:p>167.6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01]; [.M101])" office:value-type="boolean" office:boolean-value="true">
            <text:p>TRUE</text:p>
          </table:table-cell>
          <table:table-cell table:style-name="ce17" table:formula="of:=IF([.Q101]=0;IF([.U101]=[.J101];&quot;YES&quot;; &quot;NO&quot;);&quot;&quot;)">
            <text:p/>
          </table:table-cell>
          <table:table-cell table:formula="of:=IF(AND([.O101]=1; [.R101]=&quot;NO&quot;);&quot;YES&quot;; IF([.R101]=&quot;NO&quot;;&quot;NO&quot;;&quot;&quot;))">
            <text:p/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U101]=[.T101]; &quot;CORRECT&quot;; &quot;INCORRECT&quot;)" office:value-type="string" office:string-value="CORRECT">
            <text:p>CORRECT</text:p>
          </table:table-cell>
          <table:table-cell table:style-name="ce9" table:formula="of:=IF([.U101]=[.B101]; &quot;CORRECT&quot;; &quot;INCORRECT&quot;)" office:value-type="string" office:string-value="CORRECT">
            <text:p>CORRECT</text:p>
          </table:table-cell>
          <table:table-cell table:style-name="ce9" table:formula="of:=IF([.U101]=[.J101]; &quot;CORRECT&quot;; &quot;INCORRECT&quot;)" office:value-type="string" office:string-value="CORRECT">
            <text:p>CORRECT</text:p>
          </table:table-cell>
          <table:table-cell table:formula="of:=IF([.X101]=&quot;CORRECT&quot;;&quot;CORRECT&quot;;IF([.F101]=&quot;Unsure&quot;; &quot;CORRECT&quot;; &quot;INCORRECT&quot;))" office:value-type="string" office:string-value="CORRECT">
            <text:p>CORRECT</text:p>
          </table:table-cell>
          <table:table-cell table:formula="of:=IF([.Y101]=&quot;CORRECT&quot;;&quot;CORRECT&quot;;IF([.N101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101]=[.AC101]; &quot;CORRECT&quot;; &quot;INCORRECT&quot;)" office:value-type="string" office:string-value="CORRECT">
            <text:p>CORRECT</text:p>
          </table:table-cell>
          <table:table-cell office:value-type="float" office:value="0">
            <text:p>0</text:p>
          </table:table-cell>
          <table:table-cell table:formula="of:=IF([.U101]=[.AE101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23">
            <text:p>23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527">
            <text:p>0.05</text:p>
          </table:table-cell>
          <table:table-cell table:style-name="ce6" office:value-type="float" office:value="6.1316">
            <text:p>6.13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style-name="ce6" office:value-type="float" office:value="23">
            <text:p>23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746">
            <text:p>0.07</text:p>
          </table:table-cell>
          <table:table-cell table:style-name="ce6" office:value-type="float" office:value="5.5493">
            <text:p>5.55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02]; [.M102])" office:value-type="boolean" office:boolean-value="true">
            <text:p>TRUE</text:p>
          </table:table-cell>
          <table:table-cell table:style-name="ce17" table:formula="of:=IF([.Q102]=0;IF([.U102]=[.J102];&quot;YES&quot;; &quot;NO&quot;);&quot;&quot;)">
            <text:p/>
          </table:table-cell>
          <table:table-cell table:formula="of:=IF(AND([.O102]=1; [.R102]=&quot;NO&quot;);&quot;YES&quot;; IF([.R102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102]=[.T102]; &quot;CORRECT&quot;; &quot;INCORRECT&quot;)" office:value-type="string" office:string-value="CORRECT">
            <text:p>CORRECT</text:p>
          </table:table-cell>
          <table:table-cell table:style-name="ce9" table:formula="of:=IF([.U102]=[.B102]; &quot;CORRECT&quot;; &quot;INCORRECT&quot;)" office:value-type="string" office:string-value="CORRECT">
            <text:p>CORRECT</text:p>
          </table:table-cell>
          <table:table-cell table:style-name="ce9" table:formula="of:=IF([.U102]=[.J102]; &quot;CORRECT&quot;; &quot;INCORRECT&quot;)" office:value-type="string" office:string-value="CORRECT">
            <text:p>CORRECT</text:p>
          </table:table-cell>
          <table:table-cell table:formula="of:=IF([.X102]=&quot;CORRECT&quot;;&quot;CORRECT&quot;;IF([.F102]=&quot;Unsure&quot;; &quot;CORRECT&quot;; &quot;INCORRECT&quot;))" office:value-type="string" office:string-value="CORRECT">
            <text:p>CORRECT</text:p>
          </table:table-cell>
          <table:table-cell table:formula="of:=IF([.Y102]=&quot;CORRECT&quot;;&quot;CORRECT&quot;;IF([.N102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102]=[.AC102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102]=[.AE102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24">
            <text:p>24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1346">
            <text:p>0.13</text:p>
          </table:table-cell>
          <table:table-cell table:style-name="ce6" office:value-type="float" office:value="10.0058">
            <text:p>10.01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style-name="ce6" office:value-type="float" office:value="24">
            <text:p>24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1978">
            <text:p>0.2</text:p>
          </table:table-cell>
          <table:table-cell table:style-name="ce6" office:value-type="float" office:value="17.1071">
            <text:p>17.11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103]; [.M103])" office:value-type="boolean" office:boolean-value="true">
            <text:p>TRUE</text:p>
          </table:table-cell>
          <table:table-cell table:style-name="ce17" table:formula="of:=IF([.Q103]=0;IF([.U103]=[.J103];&quot;YES&quot;; &quot;NO&quot;);&quot;&quot;)">
            <text:p/>
          </table:table-cell>
          <table:table-cell table:formula="of:=IF(AND([.O103]=1; [.R103]=&quot;NO&quot;);&quot;YES&quot;; IF([.R103]=&quot;NO&quot;;&quot;NO&quot;;&quot;&quot;))">
            <text:p/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U103]=[.T103]; &quot;CORRECT&quot;; &quot;INCORRECT&quot;)" office:value-type="string" office:string-value="INCORRECT">
            <text:p>INCORRECT</text:p>
          </table:table-cell>
          <table:table-cell table:style-name="ce9" table:formula="of:=IF([.U103]=[.B103]; &quot;CORRECT&quot;; &quot;INCORRECT&quot;)" office:value-type="string" office:string-value="CORRECT">
            <text:p>CORRECT</text:p>
          </table:table-cell>
          <table:table-cell table:style-name="ce9" table:formula="of:=IF([.U103]=[.J103]; &quot;CORRECT&quot;; &quot;INCORRECT&quot;)" office:value-type="string" office:string-value="CORRECT">
            <text:p>CORRECT</text:p>
          </table:table-cell>
          <table:table-cell table:formula="of:=IF([.X103]=&quot;CORRECT&quot;;&quot;CORRECT&quot;;IF([.F103]=&quot;Unsure&quot;; &quot;CORRECT&quot;; &quot;INCORRECT&quot;))" office:value-type="string" office:string-value="CORRECT">
            <text:p>CORRECT</text:p>
          </table:table-cell>
          <table:table-cell table:formula="of:=IF([.Y103]=&quot;CORRECT&quot;;&quot;CORRECT&quot;;IF([.N103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103]=[.AC103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103]=[.AE103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25">
            <text:p>25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444">
            <text:p>0.44</text:p>
          </table:table-cell>
          <table:table-cell table:style-name="ce6" office:value-type="float" office:value="60.1339">
            <text:p>60.13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25">
            <text:p>25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771">
            <text:p>0.77</text:p>
          </table:table-cell>
          <table:table-cell table:style-name="ce6" office:value-type="float" office:value="58.1482">
            <text:p>58.15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04]; [.M104])" office:value-type="boolean" office:boolean-value="true">
            <text:p>TRUE</text:p>
          </table:table-cell>
          <table:table-cell table:style-name="ce17" table:formula="of:=IF([.Q104]=0;IF([.U104]=[.J104];&quot;YES&quot;; &quot;NO&quot;);&quot;&quot;)">
            <text:p/>
          </table:table-cell>
          <table:table-cell table:formula="of:=IF(AND([.O104]=1; [.R104]=&quot;NO&quot;);&quot;YES&quot;; IF([.R104]=&quot;NO&quot;;&quot;NO&quot;;&quot;&quot;))">
            <text:p/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U104]=[.T104]; &quot;CORRECT&quot;; &quot;INCORRECT&quot;)" office:value-type="string" office:string-value="CORRECT">
            <text:p>CORRECT</text:p>
          </table:table-cell>
          <table:table-cell table:style-name="ce9" table:formula="of:=IF([.U104]=[.B104]; &quot;CORRECT&quot;; &quot;INCORRECT&quot;)" office:value-type="string" office:string-value="CORRECT">
            <text:p>CORRECT</text:p>
          </table:table-cell>
          <table:table-cell table:style-name="ce9" table:formula="of:=IF([.U104]=[.J104]; &quot;CORRECT&quot;; &quot;INCORRECT&quot;)" office:value-type="string" office:string-value="CORRECT">
            <text:p>CORRECT</text:p>
          </table:table-cell>
          <table:table-cell table:formula="of:=IF([.X104]=&quot;CORRECT&quot;;&quot;CORRECT&quot;;IF([.F104]=&quot;Unsure&quot;; &quot;CORRECT&quot;; &quot;INCORRECT&quot;))" office:value-type="string" office:string-value="CORRECT">
            <text:p>CORRECT</text:p>
          </table:table-cell>
          <table:table-cell table:formula="of:=IF([.Y104]=&quot;CORRECT&quot;;&quot;CORRECT&quot;;IF([.N104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104]=[.AC104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104]=[.AE104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26">
            <text:p>26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415">
            <text:p>0.42</text:p>
          </table:table-cell>
          <table:table-cell table:style-name="ce6" office:value-type="float" office:value="39.5357">
            <text:p>39.54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26">
            <text:p>26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4465">
            <text:p>0.45</text:p>
          </table:table-cell>
          <table:table-cell table:style-name="ce6" office:value-type="float" office:value="30.7885">
            <text:p>30.79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05]; [.M105])" office:value-type="boolean" office:boolean-value="true">
            <text:p>TRUE</text:p>
          </table:table-cell>
          <table:table-cell table:style-name="ce17" table:formula="of:=IF([.Q105]=0;IF([.U105]=[.J105];&quot;YES&quot;; &quot;NO&quot;);&quot;&quot;)">
            <text:p/>
          </table:table-cell>
          <table:table-cell table:formula="of:=IF(AND([.O105]=1; [.R105]=&quot;NO&quot;);&quot;YES&quot;; IF([.R105]=&quot;NO&quot;;&quot;NO&quot;;&quot;&quot;))">
            <text:p/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U105]=[.T105]; &quot;CORRECT&quot;; &quot;INCORRECT&quot;)" office:value-type="string" office:string-value="INCORRECT">
            <text:p>INCORRECT</text:p>
          </table:table-cell>
          <table:table-cell table:style-name="ce9" table:formula="of:=IF([.U105]=[.B105]; &quot;CORRECT&quot;; &quot;INCORRECT&quot;)" office:value-type="string" office:string-value="CORRECT">
            <text:p>CORRECT</text:p>
          </table:table-cell>
          <table:table-cell table:style-name="ce9" table:formula="of:=IF([.U105]=[.J105]; &quot;CORRECT&quot;; &quot;INCORRECT&quot;)" office:value-type="string" office:string-value="CORRECT">
            <text:p>CORRECT</text:p>
          </table:table-cell>
          <table:table-cell table:formula="of:=IF([.X105]=&quot;CORRECT&quot;;&quot;CORRECT&quot;;IF([.F105]=&quot;Unsure&quot;; &quot;CORRECT&quot;; &quot;INCORRECT&quot;))" office:value-type="string" office:string-value="CORRECT">
            <text:p>CORRECT</text:p>
          </table:table-cell>
          <table:table-cell table:formula="of:=IF([.Y105]=&quot;CORRECT&quot;;&quot;CORRECT&quot;;IF([.N105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105]=[.AC105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105]=[.AE105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27">
            <text:p>27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1715">
            <text:p>0.17</text:p>
          </table:table-cell>
          <table:table-cell table:style-name="ce6" office:value-type="float" office:value="36.7413">
            <text:p>36.74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27">
            <text:p>27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2018">
            <text:p>0.2</text:p>
          </table:table-cell>
          <table:table-cell table:style-name="ce6" office:value-type="float" office:value="25.1683">
            <text:p>25.17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06]; [.M106])" office:value-type="boolean" office:boolean-value="true">
            <text:p>TRUE</text:p>
          </table:table-cell>
          <table:table-cell table:style-name="ce17" table:formula="of:=IF([.Q106]=0;IF([.U106]=[.J106];&quot;YES&quot;; &quot;NO&quot;);&quot;&quot;)">
            <text:p/>
          </table:table-cell>
          <table:table-cell table:formula="of:=IF(AND([.O106]=1; [.R106]=&quot;NO&quot;);&quot;YES&quot;; IF([.R106]=&quot;NO&quot;;&quot;NO&quot;;&quot;&quot;))">
            <text:p/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U106]=[.T106]; &quot;CORRECT&quot;; &quot;INCORRECT&quot;)" office:value-type="string" office:string-value="INCORRECT">
            <text:p>INCORRECT</text:p>
          </table:table-cell>
          <table:table-cell table:style-name="ce9" table:formula="of:=IF([.U106]=[.B106]; &quot;CORRECT&quot;; &quot;INCORRECT&quot;)" office:value-type="string" office:string-value="CORRECT">
            <text:p>CORRECT</text:p>
          </table:table-cell>
          <table:table-cell table:style-name="ce9" table:formula="of:=IF([.U106]=[.J106]; &quot;CORRECT&quot;; &quot;INCORRECT&quot;)" office:value-type="string" office:string-value="CORRECT">
            <text:p>CORRECT</text:p>
          </table:table-cell>
          <table:table-cell table:formula="of:=IF([.X106]=&quot;CORRECT&quot;;&quot;CORRECT&quot;;IF([.F106]=&quot;Unsure&quot;; &quot;CORRECT&quot;; &quot;INCORRECT&quot;))" office:value-type="string" office:string-value="CORRECT">
            <text:p>CORRECT</text:p>
          </table:table-cell>
          <table:table-cell table:formula="of:=IF([.Y106]=&quot;CORRECT&quot;;&quot;CORRECT&quot;;IF([.N106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106]=[.AC106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106]=[.AE106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28">
            <text:p>28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64">
            <text:p>0.02</text:p>
          </table:table-cell>
          <table:table-cell table:style-name="ce6" office:value-type="float" office:value="1.8927">
            <text:p>1.89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28">
            <text:p>28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648">
            <text:p>0.06</text:p>
          </table:table-cell>
          <table:table-cell table:style-name="ce6" office:value-type="float" office:value="4.7637">
            <text:p>4.76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07]; [.M107])" office:value-type="boolean" office:boolean-value="true">
            <text:p>TRUE</text:p>
          </table:table-cell>
          <table:table-cell table:style-name="ce17" table:formula="of:=IF([.Q107]=0;IF([.U107]=[.J107];&quot;YES&quot;; &quot;NO&quot;);&quot;&quot;)">
            <text:p/>
          </table:table-cell>
          <table:table-cell table:formula="of:=IF(AND([.O107]=1; [.R107]=&quot;NO&quot;);&quot;YES&quot;; IF([.R107]=&quot;NO&quot;;&quot;NO&quot;;&quot;&quot;))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IF([.U107]=[.T107]; &quot;CORRECT&quot;; &quot;INCORRECT&quot;)" office:value-type="string" office:string-value="INCORRECT">
            <text:p>INCORRECT</text:p>
          </table:table-cell>
          <table:table-cell table:style-name="ce9" table:formula="of:=IF([.U107]=[.B107]; &quot;CORRECT&quot;; &quot;INCORRECT&quot;)" office:value-type="string" office:string-value="CORRECT">
            <text:p>CORRECT</text:p>
          </table:table-cell>
          <table:table-cell table:style-name="ce9" table:formula="of:=IF([.U107]=[.J107]; &quot;CORRECT&quot;; &quot;INCORRECT&quot;)" office:value-type="string" office:string-value="CORRECT">
            <text:p>CORRECT</text:p>
          </table:table-cell>
          <table:table-cell table:formula="of:=IF([.X107]=&quot;CORRECT&quot;;&quot;CORRECT&quot;;IF([.F107]=&quot;Unsure&quot;; &quot;CORRECT&quot;; &quot;INCORRECT&quot;))" office:value-type="string" office:string-value="CORRECT">
            <text:p>CORRECT</text:p>
          </table:table-cell>
          <table:table-cell table:formula="of:=IF([.Y107]=&quot;CORRECT&quot;;&quot;CORRECT&quot;;IF([.N107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107]=[.AC107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107]=[.AE107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29">
            <text:p>29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1696">
            <text:p>0.17</text:p>
          </table:table-cell>
          <table:table-cell table:style-name="ce6" office:value-type="float" office:value="15.9074">
            <text:p>15.91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style-name="ce6" office:value-type="float" office:value="29">
            <text:p>29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2722">
            <text:p>0.27</text:p>
          </table:table-cell>
          <table:table-cell table:style-name="ce6" office:value-type="float" office:value="14.1041">
            <text:p>14.1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108]; [.M108])" office:value-type="boolean" office:boolean-value="true">
            <text:p>TRUE</text:p>
          </table:table-cell>
          <table:table-cell table:style-name="ce17" table:formula="of:=IF([.Q108]=0;IF([.U108]=[.J108];&quot;YES&quot;; &quot;NO&quot;);&quot;&quot;)">
            <text:p/>
          </table:table-cell>
          <table:table-cell table:formula="of:=IF(AND([.O108]=1; [.R108]=&quot;NO&quot;);&quot;YES&quot;; IF([.R108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108]=[.T108]; &quot;CORRECT&quot;; &quot;INCORRECT&quot;)" office:value-type="string" office:string-value="CORRECT">
            <text:p>CORRECT</text:p>
          </table:table-cell>
          <table:table-cell table:style-name="ce9" table:formula="of:=IF([.U108]=[.B108]; &quot;CORRECT&quot;; &quot;INCORRECT&quot;)" office:value-type="string" office:string-value="INCORRECT">
            <text:p>INCORRECT</text:p>
          </table:table-cell>
          <table:table-cell table:style-name="ce9" table:formula="of:=IF([.U108]=[.J108]; &quot;CORRECT&quot;; &quot;INCORRECT&quot;)" office:value-type="string" office:string-value="INCORRECT">
            <text:p>INCORRECT</text:p>
          </table:table-cell>
          <table:table-cell table:formula="of:=IF([.X108]=&quot;CORRECT&quot;;&quot;CORRECT&quot;;IF([.F108]=&quot;Unsure&quot;; &quot;CORRECT&quot;; &quot;INCORRECT&quot;))" office:value-type="string" office:string-value="CORRECT">
            <text:p>CORRECT</text:p>
          </table:table-cell>
          <table:table-cell table:formula="of:=IF([.Y108]=&quot;CORRECT&quot;;&quot;CORRECT&quot;;IF([.N108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108]=[.AC108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108]=[.AE108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30">
            <text:p>30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224">
            <text:p>0.02</text:p>
          </table:table-cell>
          <table:table-cell table:style-name="ce6" office:value-type="float" office:value="4.1735">
            <text:p>4.17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30">
            <text:p>30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58">
            <text:p>0.06</text:p>
          </table:table-cell>
          <table:table-cell table:style-name="ce6" office:value-type="float" office:value="6.4054">
            <text:p>6.4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109]; [.M109])" office:value-type="boolean" office:boolean-value="true">
            <text:p>TRUE</text:p>
          </table:table-cell>
          <table:table-cell table:style-name="ce17" table:formula="of:=IF([.Q109]=0;IF([.U109]=[.J109];&quot;YES&quot;; &quot;NO&quot;);&quot;&quot;)">
            <text:p/>
          </table:table-cell>
          <table:table-cell table:formula="of:=IF(AND([.O109]=1; [.R109]=&quot;NO&quot;);&quot;YES&quot;; IF([.R109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109]=[.T109]; &quot;CORRECT&quot;; &quot;INCORRECT&quot;)" office:value-type="string" office:string-value="CORRECT">
            <text:p>CORRECT</text:p>
          </table:table-cell>
          <table:table-cell table:style-name="ce9" table:formula="of:=IF([.U109]=[.B109]; &quot;CORRECT&quot;; &quot;INCORRECT&quot;)" office:value-type="string" office:string-value="CORRECT">
            <text:p>CORRECT</text:p>
          </table:table-cell>
          <table:table-cell table:style-name="ce9" table:formula="of:=IF([.U109]=[.J109]; &quot;CORRECT&quot;; &quot;INCORRECT&quot;)" office:value-type="string" office:string-value="CORRECT">
            <text:p>CORRECT</text:p>
          </table:table-cell>
          <table:table-cell table:formula="of:=IF([.X109]=&quot;CORRECT&quot;;&quot;CORRECT&quot;;IF([.F109]=&quot;Unsure&quot;; &quot;CORRECT&quot;; &quot;INCORRECT&quot;))" office:value-type="string" office:string-value="CORRECT">
            <text:p>CORRECT</text:p>
          </table:table-cell>
          <table:table-cell table:formula="of:=IF([.Y109]=&quot;CORRECT&quot;;&quot;CORRECT&quot;;IF([.N109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109]=[.AC109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109]=[.AE109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31">
            <text:p>31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089">
            <text:p>0.01</text:p>
          </table:table-cell>
          <table:table-cell table:style-name="ce6" office:value-type="float" office:value="1.5958">
            <text:p>1.6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31">
            <text:p>31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352">
            <text:p>0.04</text:p>
          </table:table-cell>
          <table:table-cell table:style-name="ce6" office:value-type="float" office:value="2.2933">
            <text:p>2.29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10]; [.M110])" office:value-type="boolean" office:boolean-value="true">
            <text:p>TRUE</text:p>
          </table:table-cell>
          <table:table-cell table:style-name="ce17" table:formula="of:=IF([.Q110]=0;IF([.U110]=[.J110];&quot;YES&quot;; &quot;NO&quot;);&quot;&quot;)">
            <text:p/>
          </table:table-cell>
          <table:table-cell table:formula="of:=IF(AND([.O110]=1; [.R110]=&quot;NO&quot;);&quot;YES&quot;; IF([.R110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110]=[.T110]; &quot;CORRECT&quot;; &quot;INCORRECT&quot;)" office:value-type="string" office:string-value="CORRECT">
            <text:p>CORRECT</text:p>
          </table:table-cell>
          <table:table-cell table:style-name="ce9" table:formula="of:=IF([.U110]=[.B110]; &quot;CORRECT&quot;; &quot;INCORRECT&quot;)" office:value-type="string" office:string-value="CORRECT">
            <text:p>CORRECT</text:p>
          </table:table-cell>
          <table:table-cell table:style-name="ce9" table:formula="of:=IF([.U110]=[.J110]; &quot;CORRECT&quot;; &quot;INCORRECT&quot;)" office:value-type="string" office:string-value="CORRECT">
            <text:p>CORRECT</text:p>
          </table:table-cell>
          <table:table-cell table:formula="of:=IF([.X110]=&quot;CORRECT&quot;;&quot;CORRECT&quot;;IF([.F110]=&quot;Unsure&quot;; &quot;CORRECT&quot;; &quot;INCORRECT&quot;))" office:value-type="string" office:string-value="CORRECT">
            <text:p>CORRECT</text:p>
          </table:table-cell>
          <table:table-cell table:formula="of:=IF([.Y110]=&quot;CORRECT&quot;;&quot;CORRECT&quot;;IF([.N110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110]=[.AC110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110]=[.AE110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32">
            <text:p>32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429">
            <text:p>0.04</text:p>
          </table:table-cell>
          <table:table-cell table:style-name="ce6" office:value-type="float" office:value="5.8604">
            <text:p>5.86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32">
            <text:p>32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1825">
            <text:p>0.18</text:p>
          </table:table-cell>
          <table:table-cell table:style-name="ce6" office:value-type="float" office:value="5.088">
            <text:p>5.09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111]; [.M111])" office:value-type="boolean" office:boolean-value="true">
            <text:p>TRUE</text:p>
          </table:table-cell>
          <table:table-cell table:style-name="ce17" table:formula="of:=IF([.Q111]=0;IF([.U111]=[.J111];&quot;YES&quot;; &quot;NO&quot;);&quot;&quot;)">
            <text:p/>
          </table:table-cell>
          <table:table-cell table:formula="of:=IF(AND([.O111]=1; [.R111]=&quot;NO&quot;);&quot;YES&quot;; IF([.R111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111]=[.T111]; &quot;CORRECT&quot;; &quot;INCORRECT&quot;)" office:value-type="string" office:string-value="CORRECT">
            <text:p>CORRECT</text:p>
          </table:table-cell>
          <table:table-cell table:style-name="ce9" table:formula="of:=IF([.U111]=[.B111]; &quot;CORRECT&quot;; &quot;INCORRECT&quot;)" office:value-type="string" office:string-value="CORRECT">
            <text:p>CORRECT</text:p>
          </table:table-cell>
          <table:table-cell table:style-name="ce9" table:formula="of:=IF([.U111]=[.J111]; &quot;CORRECT&quot;; &quot;INCORRECT&quot;)" office:value-type="string" office:string-value="CORRECT">
            <text:p>CORRECT</text:p>
          </table:table-cell>
          <table:table-cell table:formula="of:=IF([.X111]=&quot;CORRECT&quot;;&quot;CORRECT&quot;;IF([.F111]=&quot;Unsure&quot;; &quot;CORRECT&quot;; &quot;INCORRECT&quot;))" office:value-type="string" office:string-value="CORRECT">
            <text:p>CORRECT</text:p>
          </table:table-cell>
          <table:table-cell table:formula="of:=IF([.Y111]=&quot;CORRECT&quot;;&quot;CORRECT&quot;;IF([.N111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111]=[.AC111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111]=[.AE111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33">
            <text:p>33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61">
            <text:p>0.02</text:p>
          </table:table-cell>
          <table:table-cell table:style-name="ce6" office:value-type="float" office:value="2.3229">
            <text:p>2.32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33">
            <text:p>33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674">
            <text:p>0.07</text:p>
          </table:table-cell>
          <table:table-cell table:style-name="ce6" office:value-type="float" office:value="3.1038">
            <text:p>3.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12]; [.M112])" office:value-type="boolean" office:boolean-value="true">
            <text:p>TRUE</text:p>
          </table:table-cell>
          <table:table-cell table:style-name="ce17" table:formula="of:=IF([.Q112]=0;IF([.U112]=[.J112];&quot;YES&quot;; &quot;NO&quot;);&quot;&quot;)">
            <text:p/>
          </table:table-cell>
          <table:table-cell table:formula="of:=IF(AND([.O112]=1; [.R112]=&quot;NO&quot;);&quot;YES&quot;; IF([.R112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112]=[.T112]; &quot;CORRECT&quot;; &quot;INCORRECT&quot;)" office:value-type="string" office:string-value="CORRECT">
            <text:p>CORRECT</text:p>
          </table:table-cell>
          <table:table-cell table:style-name="ce9" table:formula="of:=IF([.U112]=[.B112]; &quot;CORRECT&quot;; &quot;INCORRECT&quot;)" office:value-type="string" office:string-value="CORRECT">
            <text:p>CORRECT</text:p>
          </table:table-cell>
          <table:table-cell table:style-name="ce9" table:formula="of:=IF([.U112]=[.J112]; &quot;CORRECT&quot;; &quot;INCORRECT&quot;)" office:value-type="string" office:string-value="CORRECT">
            <text:p>CORRECT</text:p>
          </table:table-cell>
          <table:table-cell table:formula="of:=IF([.X112]=&quot;CORRECT&quot;;&quot;CORRECT&quot;;IF([.F112]=&quot;Unsure&quot;; &quot;CORRECT&quot;; &quot;INCORRECT&quot;))" office:value-type="string" office:string-value="CORRECT">
            <text:p>CORRECT</text:p>
          </table:table-cell>
          <table:table-cell table:formula="of:=IF([.Y112]=&quot;CORRECT&quot;;&quot;CORRECT&quot;;IF([.N112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112]=[.AC112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112]=[.AE112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34">
            <text:p>34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334">
            <text:p>0.03</text:p>
          </table:table-cell>
          <table:table-cell table:style-name="ce6" office:value-type="float" office:value="3.913">
            <text:p>3.9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34">
            <text:p>34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912">
            <text:p>0.09</text:p>
          </table:table-cell>
          <table:table-cell table:style-name="ce6" office:value-type="float" office:value="4.602">
            <text:p>4.6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13]; [.M113])" office:value-type="boolean" office:boolean-value="true">
            <text:p>TRUE</text:p>
          </table:table-cell>
          <table:table-cell table:style-name="ce17" table:formula="of:=IF([.Q113]=0;IF([.U113]=[.J113];&quot;YES&quot;; &quot;NO&quot;);&quot;&quot;)">
            <text:p/>
          </table:table-cell>
          <table:table-cell table:formula="of:=IF(AND([.O113]=1; [.R113]=&quot;NO&quot;);&quot;YES&quot;; IF([.R113]=&quot;NO&quot;;&quot;NO&quot;;&quot;&quot;))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IF([.U113]=[.T113]; &quot;CORRECT&quot;; &quot;INCORRECT&quot;)" office:value-type="string" office:string-value="INCORRECT">
            <text:p>INCORRECT</text:p>
          </table:table-cell>
          <table:table-cell table:style-name="ce9" table:formula="of:=IF([.U113]=[.B113]; &quot;CORRECT&quot;; &quot;INCORRECT&quot;)" office:value-type="string" office:string-value="CORRECT">
            <text:p>CORRECT</text:p>
          </table:table-cell>
          <table:table-cell table:style-name="ce9" table:formula="of:=IF([.U113]=[.J113]; &quot;CORRECT&quot;; &quot;INCORRECT&quot;)" office:value-type="string" office:string-value="CORRECT">
            <text:p>CORRECT</text:p>
          </table:table-cell>
          <table:table-cell table:formula="of:=IF([.X113]=&quot;CORRECT&quot;;&quot;CORRECT&quot;;IF([.F113]=&quot;Unsure&quot;; &quot;CORRECT&quot;; &quot;INCORRECT&quot;))" office:value-type="string" office:string-value="CORRECT">
            <text:p>CORRECT</text:p>
          </table:table-cell>
          <table:table-cell table:formula="of:=IF([.Y113]=&quot;CORRECT&quot;;&quot;CORRECT&quot;;IF([.N113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113]=[.AC113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113]=[.AE113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35">
            <text:p>35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5.0858">
            <text:p>5.09</text:p>
          </table:table-cell>
          <table:table-cell table:style-name="ce6" office:value-type="float" office:value="708.5407">
            <text:p>708.54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35">
            <text:p>35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5.3486">
            <text:p>5.35</text:p>
          </table:table-cell>
          <table:table-cell table:style-name="ce6" office:value-type="float" office:value="353.9767">
            <text:p>353.98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14]; [.M114])" office:value-type="boolean" office:boolean-value="true">
            <text:p>TRUE</text:p>
          </table:table-cell>
          <table:table-cell table:style-name="ce17" table:formula="of:=IF([.Q114]=0;IF([.U114]=[.J114];&quot;YES&quot;; &quot;NO&quot;);&quot;&quot;)">
            <text:p/>
          </table:table-cell>
          <table:table-cell table:formula="of:=IF(AND([.O114]=1; [.R114]=&quot;NO&quot;);&quot;YES&quot;; IF([.R114]=&quot;NO&quot;;&quot;NO&quot;;&quot;&quot;))">
            <text:p/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U114]=[.T114]; &quot;CORRECT&quot;; &quot;INCORRECT&quot;)" office:value-type="string" office:string-value="CORRECT">
            <text:p>CORRECT</text:p>
          </table:table-cell>
          <table:table-cell table:style-name="ce9" table:formula="of:=IF([.U114]=[.B114]; &quot;CORRECT&quot;; &quot;INCORRECT&quot;)" office:value-type="string" office:string-value="CORRECT">
            <text:p>CORRECT</text:p>
          </table:table-cell>
          <table:table-cell table:style-name="ce9" table:formula="of:=IF([.U114]=[.J114]; &quot;CORRECT&quot;; &quot;INCORRECT&quot;)" office:value-type="string" office:string-value="CORRECT">
            <text:p>CORRECT</text:p>
          </table:table-cell>
          <table:table-cell table:formula="of:=IF([.X114]=&quot;CORRECT&quot;;&quot;CORRECT&quot;;IF([.F114]=&quot;Unsure&quot;; &quot;CORRECT&quot;; &quot;INCORRECT&quot;))" office:value-type="string" office:string-value="CORRECT">
            <text:p>CORRECT</text:p>
          </table:table-cell>
          <table:table-cell table:formula="of:=IF([.Y114]=&quot;CORRECT&quot;;&quot;CORRECT&quot;;IF([.N114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114]=[.AC114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114]=[.AE114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36">
            <text:p>36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1248">
            <text:p>0.12</text:p>
          </table:table-cell>
          <table:table-cell table:style-name="ce6" office:value-type="float" office:value="27.0611">
            <text:p>27.06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36">
            <text:p>36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1788">
            <text:p>0.18</text:p>
          </table:table-cell>
          <table:table-cell table:style-name="ce6" office:value-type="float" office:value="22.3318">
            <text:p>22.33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15]; [.M115])" office:value-type="boolean" office:boolean-value="true">
            <text:p>TRUE</text:p>
          </table:table-cell>
          <table:table-cell table:style-name="ce17" table:formula="of:=IF([.Q115]=0;IF([.U115]=[.J115];&quot;YES&quot;; &quot;NO&quot;);&quot;&quot;)">
            <text:p/>
          </table:table-cell>
          <table:table-cell table:formula="of:=IF(AND([.O115]=1; [.R115]=&quot;NO&quot;);&quot;YES&quot;; IF([.R115]=&quot;NO&quot;;&quot;NO&quot;;&quot;&quot;))">
            <text:p/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U115]=[.T115]; &quot;CORRECT&quot;; &quot;INCORRECT&quot;)" office:value-type="string" office:string-value="INCORRECT">
            <text:p>INCORRECT</text:p>
          </table:table-cell>
          <table:table-cell table:style-name="ce9" table:formula="of:=IF([.U115]=[.B115]; &quot;CORRECT&quot;; &quot;INCORRECT&quot;)" office:value-type="string" office:string-value="CORRECT">
            <text:p>CORRECT</text:p>
          </table:table-cell>
          <table:table-cell table:style-name="ce9" table:formula="of:=IF([.U115]=[.J115]; &quot;CORRECT&quot;; &quot;INCORRECT&quot;)" office:value-type="string" office:string-value="CORRECT">
            <text:p>CORRECT</text:p>
          </table:table-cell>
          <table:table-cell table:formula="of:=IF([.X115]=&quot;CORRECT&quot;;&quot;CORRECT&quot;;IF([.F115]=&quot;Unsure&quot;; &quot;CORRECT&quot;; &quot;INCORRECT&quot;))" office:value-type="string" office:string-value="CORRECT">
            <text:p>CORRECT</text:p>
          </table:table-cell>
          <table:table-cell table:formula="of:=IF([.Y115]=&quot;CORRECT&quot;;&quot;CORRECT&quot;;IF([.N115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115]=[.AC115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115]=[.AE115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37">
            <text:p>37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2.3508">
            <text:p>2.35</text:p>
          </table:table-cell>
          <table:table-cell table:style-name="ce6" office:value-type="float" office:value="388.3782">
            <text:p>388.38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37">
            <text:p>37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2.696">
            <text:p>2.7</text:p>
          </table:table-cell>
          <table:table-cell table:style-name="ce6" office:value-type="float" office:value="225.9038">
            <text:p>225.9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16]; [.M116])" office:value-type="boolean" office:boolean-value="true">
            <text:p>TRUE</text:p>
          </table:table-cell>
          <table:table-cell table:style-name="ce17" table:formula="of:=IF([.Q116]=0;IF([.U116]=[.J116];&quot;YES&quot;; &quot;NO&quot;);&quot;&quot;)">
            <text:p/>
          </table:table-cell>
          <table:table-cell table:formula="of:=IF(AND([.O116]=1; [.R116]=&quot;NO&quot;);&quot;YES&quot;; IF([.R116]=&quot;NO&quot;;&quot;NO&quot;;&quot;&quot;))">
            <text:p/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U116]=[.T116]; &quot;CORRECT&quot;; &quot;INCORRECT&quot;)" office:value-type="string" office:string-value="CORRECT">
            <text:p>CORRECT</text:p>
          </table:table-cell>
          <table:table-cell table:style-name="ce9" table:formula="of:=IF([.U116]=[.B116]; &quot;CORRECT&quot;; &quot;INCORRECT&quot;)" office:value-type="string" office:string-value="CORRECT">
            <text:p>CORRECT</text:p>
          </table:table-cell>
          <table:table-cell table:style-name="ce9" table:formula="of:=IF([.U116]=[.J116]; &quot;CORRECT&quot;; &quot;INCORRECT&quot;)" office:value-type="string" office:string-value="CORRECT">
            <text:p>CORRECT</text:p>
          </table:table-cell>
          <table:table-cell table:formula="of:=IF([.X116]=&quot;CORRECT&quot;;&quot;CORRECT&quot;;IF([.F116]=&quot;Unsure&quot;; &quot;CORRECT&quot;; &quot;INCORRECT&quot;))" office:value-type="string" office:string-value="CORRECT">
            <text:p>CORRECT</text:p>
          </table:table-cell>
          <table:table-cell table:formula="of:=IF([.Y116]=&quot;CORRECT&quot;;&quot;CORRECT&quot;;IF([.N116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116]=[.AC116]; &quot;CORRECT&quot;; &quot;INCORRECT&quot;)" office:value-type="string" office:string-value="CORRECT">
            <text:p>CORRECT</text:p>
          </table:table-cell>
          <table:table-cell office:value-type="float" office:value="0">
            <text:p>0</text:p>
          </table:table-cell>
          <table:table-cell table:formula="of:=IF([.U116]=[.AE116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38">
            <text:p>38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51">
            <text:p>0.02</text:p>
          </table:table-cell>
          <table:table-cell table:style-name="ce6" office:value-type="float" office:value="2.6563">
            <text:p>2.66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38">
            <text:p>38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652">
            <text:p>0.07</text:p>
          </table:table-cell>
          <table:table-cell table:style-name="ce6" office:value-type="float" office:value="2.4695">
            <text:p>2.47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17]; [.M117])" office:value-type="boolean" office:boolean-value="true">
            <text:p>TRUE</text:p>
          </table:table-cell>
          <table:table-cell table:style-name="ce17" table:formula="of:=IF([.Q117]=0;IF([.U117]=[.J117];&quot;YES&quot;; &quot;NO&quot;);&quot;&quot;)">
            <text:p/>
          </table:table-cell>
          <table:table-cell table:formula="of:=IF(AND([.O117]=1; [.R117]=&quot;NO&quot;);&quot;YES&quot;; IF([.R117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117]=[.T117]; &quot;CORRECT&quot;; &quot;INCORRECT&quot;)" office:value-type="string" office:string-value="CORRECT">
            <text:p>CORRECT</text:p>
          </table:table-cell>
          <table:table-cell table:style-name="ce9" table:formula="of:=IF([.U117]=[.B117]; &quot;CORRECT&quot;; &quot;INCORRECT&quot;)" office:value-type="string" office:string-value="CORRECT">
            <text:p>CORRECT</text:p>
          </table:table-cell>
          <table:table-cell table:style-name="ce9" table:formula="of:=IF([.U117]=[.J117]; &quot;CORRECT&quot;; &quot;INCORRECT&quot;)" office:value-type="string" office:string-value="CORRECT">
            <text:p>CORRECT</text:p>
          </table:table-cell>
          <table:table-cell table:formula="of:=IF([.X117]=&quot;CORRECT&quot;;&quot;CORRECT&quot;;IF([.F117]=&quot;Unsure&quot;; &quot;CORRECT&quot;; &quot;INCORRECT&quot;))" office:value-type="string" office:string-value="CORRECT">
            <text:p>CORRECT</text:p>
          </table:table-cell>
          <table:table-cell table:formula="of:=IF([.Y117]=&quot;CORRECT&quot;;&quot;CORRECT&quot;;IF([.N117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117]=[.AC117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117]=[.AE117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39">
            <text:p>39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555">
            <text:p>0.06</text:p>
          </table:table-cell>
          <table:table-cell table:style-name="ce6" office:value-type="float" office:value="8.8607">
            <text:p>8.86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style-name="ce6" office:value-type="float" office:value="39">
            <text:p>39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971">
            <text:p>0.1</text:p>
          </table:table-cell>
          <table:table-cell table:style-name="ce6" office:value-type="float" office:value="8.2935">
            <text:p>8.29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118]; [.M118])" office:value-type="boolean" office:boolean-value="true">
            <text:p>TRUE</text:p>
          </table:table-cell>
          <table:table-cell table:style-name="ce17" table:formula="of:=IF([.Q118]=0;IF([.U118]=[.J118];&quot;YES&quot;; &quot;NO&quot;);&quot;&quot;)">
            <text:p/>
          </table:table-cell>
          <table:table-cell table:formula="of:=IF(AND([.O118]=1; [.R118]=&quot;NO&quot;);&quot;YES&quot;; IF([.R118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118]=[.T118]; &quot;CORRECT&quot;; &quot;INCORRECT&quot;)" office:value-type="string" office:string-value="CORRECT">
            <text:p>CORRECT</text:p>
          </table:table-cell>
          <table:table-cell table:style-name="ce9" table:formula="of:=IF([.U118]=[.B118]; &quot;CORRECT&quot;; &quot;INCORRECT&quot;)" office:value-type="string" office:string-value="CORRECT">
            <text:p>CORRECT</text:p>
          </table:table-cell>
          <table:table-cell table:style-name="ce9" table:formula="of:=IF([.U118]=[.J118]; &quot;CORRECT&quot;; &quot;INCORRECT&quot;)" office:value-type="string" office:string-value="CORRECT">
            <text:p>CORRECT</text:p>
          </table:table-cell>
          <table:table-cell table:formula="of:=IF([.X118]=&quot;CORRECT&quot;;&quot;CORRECT&quot;;IF([.F118]=&quot;Unsure&quot;; &quot;CORRECT&quot;; &quot;INCORRECT&quot;))" office:value-type="string" office:string-value="CORRECT">
            <text:p>CORRECT</text:p>
          </table:table-cell>
          <table:table-cell table:formula="of:=IF([.Y118]=&quot;CORRECT&quot;;&quot;CORRECT&quot;;IF([.N118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118]=[.AC118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118]=[.AE118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40">
            <text:p>40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74">
            <text:p>0.02</text:p>
          </table:table-cell>
          <table:table-cell table:style-name="ce6" office:value-type="float" office:value="2.0363">
            <text:p>2.04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40">
            <text:p>40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69">
            <text:p>0.07</text:p>
          </table:table-cell>
          <table:table-cell table:style-name="ce6" office:value-type="float" office:value="5.6393">
            <text:p>5.64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19]; [.M119])" office:value-type="boolean" office:boolean-value="true">
            <text:p>TRUE</text:p>
          </table:table-cell>
          <table:table-cell table:style-name="ce17" table:formula="of:=IF([.Q119]=0;IF([.U119]=[.J119];&quot;YES&quot;; &quot;NO&quot;);&quot;&quot;)">
            <text:p/>
          </table:table-cell>
          <table:table-cell table:formula="of:=IF(AND([.O119]=1; [.R119]=&quot;NO&quot;);&quot;YES&quot;; IF([.R119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119]=[.T119]; &quot;CORRECT&quot;; &quot;INCORRECT&quot;)" office:value-type="string" office:string-value="CORRECT">
            <text:p>CORRECT</text:p>
          </table:table-cell>
          <table:table-cell table:style-name="ce9" table:formula="of:=IF([.U119]=[.B119]; &quot;CORRECT&quot;; &quot;INCORRECT&quot;)" office:value-type="string" office:string-value="CORRECT">
            <text:p>CORRECT</text:p>
          </table:table-cell>
          <table:table-cell table:style-name="ce9" table:formula="of:=IF([.U119]=[.J119]; &quot;CORRECT&quot;; &quot;INCORRECT&quot;)" office:value-type="string" office:string-value="CORRECT">
            <text:p>CORRECT</text:p>
          </table:table-cell>
          <table:table-cell table:formula="of:=IF([.X119]=&quot;CORRECT&quot;;&quot;CORRECT&quot;;IF([.F119]=&quot;Unsure&quot;; &quot;CORRECT&quot;; &quot;INCORRECT&quot;))" office:value-type="string" office:string-value="CORRECT">
            <text:p>CORRECT</text:p>
          </table:table-cell>
          <table:table-cell table:formula="of:=IF([.Y119]=&quot;CORRECT&quot;;&quot;CORRECT&quot;;IF([.N119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119]=[.AC119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119]=[.AE119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41">
            <text:p>41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407">
            <text:p>0.04</text:p>
          </table:table-cell>
          <table:table-cell table:style-name="ce6" office:value-type="float" office:value="3.8842">
            <text:p>3.88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41">
            <text:p>41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933">
            <text:p>0.09</text:p>
          </table:table-cell>
          <table:table-cell table:style-name="ce6" office:value-type="float" office:value="6.1082">
            <text:p>6.1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120]; [.M120])" office:value-type="boolean" office:boolean-value="true">
            <text:p>TRUE</text:p>
          </table:table-cell>
          <table:table-cell table:style-name="ce17" table:formula="of:=IF([.Q120]=0;IF([.U120]=[.J120];&quot;YES&quot;; &quot;NO&quot;);&quot;&quot;)">
            <text:p/>
          </table:table-cell>
          <table:table-cell table:formula="of:=IF(AND([.O120]=1; [.R120]=&quot;NO&quot;);&quot;YES&quot;; IF([.R120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120]=[.T120]; &quot;CORRECT&quot;; &quot;INCORRECT&quot;)" office:value-type="string" office:string-value="CORRECT">
            <text:p>CORRECT</text:p>
          </table:table-cell>
          <table:table-cell table:style-name="ce9" table:formula="of:=IF([.U120]=[.B120]; &quot;CORRECT&quot;; &quot;INCORRECT&quot;)" office:value-type="string" office:string-value="CORRECT">
            <text:p>CORRECT</text:p>
          </table:table-cell>
          <table:table-cell table:style-name="ce9" table:formula="of:=IF([.U120]=[.J120]; &quot;CORRECT&quot;; &quot;INCORRECT&quot;)" office:value-type="string" office:string-value="CORRECT">
            <text:p>CORRECT</text:p>
          </table:table-cell>
          <table:table-cell table:formula="of:=IF([.X120]=&quot;CORRECT&quot;;&quot;CORRECT&quot;;IF([.F120]=&quot;Unsure&quot;; &quot;CORRECT&quot;; &quot;INCORRECT&quot;))" office:value-type="string" office:string-value="CORRECT">
            <text:p>CORRECT</text:p>
          </table:table-cell>
          <table:table-cell table:formula="of:=IF([.Y120]=&quot;CORRECT&quot;;&quot;CORRECT&quot;;IF([.N120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120]=[.AC120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120]=[.AE120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42">
            <text:p>42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022">
            <text:p>0</text:p>
          </table:table-cell>
          <table:table-cell table:style-name="ce6" office:value-type="float" office:value="0.0588">
            <text:p>0.06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42">
            <text:p>42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6">
            <text:p>0.06</text:p>
          </table:table-cell>
          <table:table-cell table:style-name="ce6" office:value-type="float" office:value="1.4206">
            <text:p>1.42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21]; [.M121])" office:value-type="boolean" office:boolean-value="true">
            <text:p>TRUE</text:p>
          </table:table-cell>
          <table:table-cell table:style-name="ce17" table:formula="of:=IF([.Q121]=0;IF([.U121]=[.J121];&quot;YES&quot;; &quot;NO&quot;);&quot;&quot;)">
            <text:p/>
          </table:table-cell>
          <table:table-cell table:formula="of:=IF(AND([.O121]=1; [.R121]=&quot;NO&quot;);&quot;YES&quot;; IF([.R121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121]=[.T121]; &quot;CORRECT&quot;; &quot;INCORRECT&quot;)" office:value-type="string" office:string-value="CORRECT">
            <text:p>CORRECT</text:p>
          </table:table-cell>
          <table:table-cell table:style-name="ce9" table:formula="of:=IF([.U121]=[.B121]; &quot;CORRECT&quot;; &quot;INCORRECT&quot;)" office:value-type="string" office:string-value="CORRECT">
            <text:p>CORRECT</text:p>
          </table:table-cell>
          <table:table-cell table:style-name="ce9" table:formula="of:=IF([.U121]=[.J121]; &quot;CORRECT&quot;; &quot;INCORRECT&quot;)" office:value-type="string" office:string-value="CORRECT">
            <text:p>CORRECT</text:p>
          </table:table-cell>
          <table:table-cell table:formula="of:=IF([.X121]=&quot;CORRECT&quot;;&quot;CORRECT&quot;;IF([.F121]=&quot;Unsure&quot;; &quot;CORRECT&quot;; &quot;INCORRECT&quot;))" office:value-type="string" office:string-value="CORRECT">
            <text:p>CORRECT</text:p>
          </table:table-cell>
          <table:table-cell table:formula="of:=IF([.Y121]=&quot;CORRECT&quot;;&quot;CORRECT&quot;;IF([.N121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121]=[.AC121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121]=[.AE121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43">
            <text:p>43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81">
            <text:p>0.02</text:p>
          </table:table-cell>
          <table:table-cell table:style-name="ce6" office:value-type="float" office:value="3.3784">
            <text:p>3.38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43">
            <text:p>43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625">
            <text:p>0.06</text:p>
          </table:table-cell>
          <table:table-cell table:style-name="ce6" office:value-type="float" office:value="3.3047">
            <text:p>3.3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22]; [.M122])" office:value-type="boolean" office:boolean-value="true">
            <text:p>TRUE</text:p>
          </table:table-cell>
          <table:table-cell table:style-name="ce17" table:formula="of:=IF([.Q122]=0;IF([.U122]=[.J122];&quot;YES&quot;; &quot;NO&quot;);&quot;&quot;)">
            <text:p/>
          </table:table-cell>
          <table:table-cell table:formula="of:=IF(AND([.O122]=1; [.R122]=&quot;NO&quot;);&quot;YES&quot;; IF([.R122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122]=[.T122]; &quot;CORRECT&quot;; &quot;INCORRECT&quot;)" office:value-type="string" office:string-value="CORRECT">
            <text:p>CORRECT</text:p>
          </table:table-cell>
          <table:table-cell table:style-name="ce9" table:formula="of:=IF([.U122]=[.B122]; &quot;CORRECT&quot;; &quot;INCORRECT&quot;)" office:value-type="string" office:string-value="CORRECT">
            <text:p>CORRECT</text:p>
          </table:table-cell>
          <table:table-cell table:style-name="ce9" table:formula="of:=IF([.U122]=[.J122]; &quot;CORRECT&quot;; &quot;INCORRECT&quot;)" office:value-type="string" office:string-value="CORRECT">
            <text:p>CORRECT</text:p>
          </table:table-cell>
          <table:table-cell table:formula="of:=IF([.X122]=&quot;CORRECT&quot;;&quot;CORRECT&quot;;IF([.F122]=&quot;Unsure&quot;; &quot;CORRECT&quot;; &quot;INCORRECT&quot;))" office:value-type="string" office:string-value="CORRECT">
            <text:p>CORRECT</text:p>
          </table:table-cell>
          <table:table-cell table:formula="of:=IF([.Y122]=&quot;CORRECT&quot;;&quot;CORRECT&quot;;IF([.N122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122]=[.AC122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122]=[.AE122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44">
            <text:p>44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076">
            <text:p>0.01</text:p>
          </table:table-cell>
          <table:table-cell table:style-name="ce6" office:value-type="float" office:value="1.1068">
            <text:p>1.1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44">
            <text:p>44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319">
            <text:p>0.03</text:p>
          </table:table-cell>
          <table:table-cell table:style-name="ce6" office:value-type="float" office:value="2.1647">
            <text:p>2.16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23]; [.M123])" office:value-type="boolean" office:boolean-value="true">
            <text:p>TRUE</text:p>
          </table:table-cell>
          <table:table-cell table:style-name="ce17" table:formula="of:=IF([.Q123]=0;IF([.U123]=[.J123];&quot;YES&quot;; &quot;NO&quot;);&quot;&quot;)">
            <text:p/>
          </table:table-cell>
          <table:table-cell table:formula="of:=IF(AND([.O123]=1; [.R123]=&quot;NO&quot;);&quot;YES&quot;; IF([.R123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123]=[.T123]; &quot;CORRECT&quot;; &quot;INCORRECT&quot;)" office:value-type="string" office:string-value="CORRECT">
            <text:p>CORRECT</text:p>
          </table:table-cell>
          <table:table-cell table:style-name="ce9" table:formula="of:=IF([.U123]=[.B123]; &quot;CORRECT&quot;; &quot;INCORRECT&quot;)" office:value-type="string" office:string-value="CORRECT">
            <text:p>CORRECT</text:p>
          </table:table-cell>
          <table:table-cell table:style-name="ce9" table:formula="of:=IF([.U123]=[.J123]; &quot;CORRECT&quot;; &quot;INCORRECT&quot;)" office:value-type="string" office:string-value="CORRECT">
            <text:p>CORRECT</text:p>
          </table:table-cell>
          <table:table-cell table:formula="of:=IF([.X123]=&quot;CORRECT&quot;;&quot;CORRECT&quot;;IF([.F123]=&quot;Unsure&quot;; &quot;CORRECT&quot;; &quot;INCORRECT&quot;))" office:value-type="string" office:string-value="CORRECT">
            <text:p>CORRECT</text:p>
          </table:table-cell>
          <table:table-cell table:formula="of:=IF([.Y123]=&quot;CORRECT&quot;;&quot;CORRECT&quot;;IF([.N123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123]=[.AC123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123]=[.AE123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45">
            <text:p>45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5182">
            <text:p>0.52</text:p>
          </table:table-cell>
          <table:table-cell table:style-name="ce6" office:value-type="float" office:value="60.198">
            <text:p>60.2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45">
            <text:p>45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6683">
            <text:p>0.67</text:p>
          </table:table-cell>
          <table:table-cell table:style-name="ce6" office:value-type="float" office:value="45.3354">
            <text:p>45.34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24]; [.M124])" office:value-type="boolean" office:boolean-value="true">
            <text:p>TRUE</text:p>
          </table:table-cell>
          <table:table-cell table:style-name="ce17" table:formula="of:=IF([.Q124]=0;IF([.U124]=[.J124];&quot;YES&quot;; &quot;NO&quot;);&quot;&quot;)">
            <text:p/>
          </table:table-cell>
          <table:table-cell table:formula="of:=IF(AND([.O124]=1; [.R124]=&quot;NO&quot;);&quot;YES&quot;; IF([.R124]=&quot;NO&quot;;&quot;NO&quot;;&quot;&quot;))">
            <text:p/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U124]=[.T124]; &quot;CORRECT&quot;; &quot;INCORRECT&quot;)" office:value-type="string" office:string-value="INCORRECT">
            <text:p>INCORRECT</text:p>
          </table:table-cell>
          <table:table-cell table:style-name="ce9" table:formula="of:=IF([.U124]=[.B124]; &quot;CORRECT&quot;; &quot;INCORRECT&quot;)" office:value-type="string" office:string-value="CORRECT">
            <text:p>CORRECT</text:p>
          </table:table-cell>
          <table:table-cell table:style-name="ce9" table:formula="of:=IF([.U124]=[.J124]; &quot;CORRECT&quot;; &quot;INCORRECT&quot;)" office:value-type="string" office:string-value="CORRECT">
            <text:p>CORRECT</text:p>
          </table:table-cell>
          <table:table-cell table:formula="of:=IF([.X124]=&quot;CORRECT&quot;;&quot;CORRECT&quot;;IF([.F124]=&quot;Unsure&quot;; &quot;CORRECT&quot;; &quot;INCORRECT&quot;))" office:value-type="string" office:string-value="CORRECT">
            <text:p>CORRECT</text:p>
          </table:table-cell>
          <table:table-cell table:formula="of:=IF([.Y124]=&quot;CORRECT&quot;;&quot;CORRECT&quot;;IF([.N124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124]=[.AC124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124]=[.AE124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46">
            <text:p>46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262">
            <text:p>0.03</text:p>
          </table:table-cell>
          <table:table-cell table:style-name="ce6" office:value-type="float" office:value="2.399">
            <text:p>2.4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46">
            <text:p>46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664">
            <text:p>0.07</text:p>
          </table:table-cell>
          <table:table-cell table:style-name="ce6" office:value-type="float" office:value="4.7022">
            <text:p>4.7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25]; [.M125])" office:value-type="boolean" office:boolean-value="true">
            <text:p>TRUE</text:p>
          </table:table-cell>
          <table:table-cell table:style-name="ce17" table:formula="of:=IF([.Q125]=0;IF([.U125]=[.J125];&quot;YES&quot;; &quot;NO&quot;);&quot;&quot;)">
            <text:p/>
          </table:table-cell>
          <table:table-cell table:formula="of:=IF(AND([.O125]=1; [.R125]=&quot;NO&quot;);&quot;YES&quot;; IF([.R125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125]=[.T125]; &quot;CORRECT&quot;; &quot;INCORRECT&quot;)" office:value-type="string" office:string-value="CORRECT">
            <text:p>CORRECT</text:p>
          </table:table-cell>
          <table:table-cell table:style-name="ce9" table:formula="of:=IF([.U125]=[.B125]; &quot;CORRECT&quot;; &quot;INCORRECT&quot;)" office:value-type="string" office:string-value="CORRECT">
            <text:p>CORRECT</text:p>
          </table:table-cell>
          <table:table-cell table:style-name="ce9" table:formula="of:=IF([.U125]=[.J125]; &quot;CORRECT&quot;; &quot;INCORRECT&quot;)" office:value-type="string" office:string-value="CORRECT">
            <text:p>CORRECT</text:p>
          </table:table-cell>
          <table:table-cell table:formula="of:=IF([.X125]=&quot;CORRECT&quot;;&quot;CORRECT&quot;;IF([.F125]=&quot;Unsure&quot;; &quot;CORRECT&quot;; &quot;INCORRECT&quot;))" office:value-type="string" office:string-value="CORRECT">
            <text:p>CORRECT</text:p>
          </table:table-cell>
          <table:table-cell table:formula="of:=IF([.Y125]=&quot;CORRECT&quot;;&quot;CORRECT&quot;;IF([.N125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125]=[.AC125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125]=[.AE125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47">
            <text:p>47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263">
            <text:p>0.03</text:p>
          </table:table-cell>
          <table:table-cell table:style-name="ce6" office:value-type="float" office:value="3.6952">
            <text:p>3.7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47">
            <text:p>47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65">
            <text:p>0.07</text:p>
          </table:table-cell>
          <table:table-cell table:style-name="ce6" office:value-type="float" office:value="5.5346">
            <text:p>5.53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26]; [.M126])" office:value-type="boolean" office:boolean-value="true">
            <text:p>TRUE</text:p>
          </table:table-cell>
          <table:table-cell table:style-name="ce17" table:formula="of:=IF([.Q126]=0;IF([.U126]=[.J126];&quot;YES&quot;; &quot;NO&quot;);&quot;&quot;)">
            <text:p/>
          </table:table-cell>
          <table:table-cell table:formula="of:=IF(AND([.O126]=1; [.R126]=&quot;NO&quot;);&quot;YES&quot;; IF([.R126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126]=[.T126]; &quot;CORRECT&quot;; &quot;INCORRECT&quot;)" office:value-type="string" office:string-value="CORRECT">
            <text:p>CORRECT</text:p>
          </table:table-cell>
          <table:table-cell table:style-name="ce9" table:formula="of:=IF([.U126]=[.B126]; &quot;CORRECT&quot;; &quot;INCORRECT&quot;)" office:value-type="string" office:string-value="CORRECT">
            <text:p>CORRECT</text:p>
          </table:table-cell>
          <table:table-cell table:style-name="ce9" table:formula="of:=IF([.U126]=[.J126]; &quot;CORRECT&quot;; &quot;INCORRECT&quot;)" office:value-type="string" office:string-value="CORRECT">
            <text:p>CORRECT</text:p>
          </table:table-cell>
          <table:table-cell table:formula="of:=IF([.X126]=&quot;CORRECT&quot;;&quot;CORRECT&quot;;IF([.F126]=&quot;Unsure&quot;; &quot;CORRECT&quot;; &quot;INCORRECT&quot;))" office:value-type="string" office:string-value="CORRECT">
            <text:p>CORRECT</text:p>
          </table:table-cell>
          <table:table-cell table:formula="of:=IF([.Y126]=&quot;CORRECT&quot;;&quot;CORRECT&quot;;IF([.N126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126]=[.AC126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126]=[.AE126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48">
            <text:p>48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089">
            <text:p>0.01</text:p>
          </table:table-cell>
          <table:table-cell table:style-name="ce6" office:value-type="float" office:value="1.2352">
            <text:p>1.24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48">
            <text:p>48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1014">
            <text:p>0.1</text:p>
          </table:table-cell>
          <table:table-cell table:style-name="ce6" office:value-type="float" office:value="2.8102">
            <text:p>2.8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127]; [.M127])" office:value-type="boolean" office:boolean-value="true">
            <text:p>TRUE</text:p>
          </table:table-cell>
          <table:table-cell table:style-name="ce17" table:formula="of:=IF([.Q127]=0;IF([.U127]=[.J127];&quot;YES&quot;; &quot;NO&quot;);&quot;&quot;)">
            <text:p/>
          </table:table-cell>
          <table:table-cell table:formula="of:=IF(AND([.O127]=1; [.R127]=&quot;NO&quot;);&quot;YES&quot;; IF([.R127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127]=[.T127]; &quot;CORRECT&quot;; &quot;INCORRECT&quot;)" office:value-type="string" office:string-value="CORRECT">
            <text:p>CORRECT</text:p>
          </table:table-cell>
          <table:table-cell table:style-name="ce9" table:formula="of:=IF([.U127]=[.B127]; &quot;CORRECT&quot;; &quot;INCORRECT&quot;)" office:value-type="string" office:string-value="CORRECT">
            <text:p>CORRECT</text:p>
          </table:table-cell>
          <table:table-cell table:style-name="ce9" table:formula="of:=IF([.U127]=[.J127]; &quot;CORRECT&quot;; &quot;INCORRECT&quot;)" office:value-type="string" office:string-value="CORRECT">
            <text:p>CORRECT</text:p>
          </table:table-cell>
          <table:table-cell table:formula="of:=IF([.X127]=&quot;CORRECT&quot;;&quot;CORRECT&quot;;IF([.F127]=&quot;Unsure&quot;; &quot;CORRECT&quot;; &quot;INCORRECT&quot;))" office:value-type="string" office:string-value="CORRECT">
            <text:p>CORRECT</text:p>
          </table:table-cell>
          <table:table-cell table:formula="of:=IF([.Y127]=&quot;CORRECT&quot;;&quot;CORRECT&quot;;IF([.N127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127]=[.AC127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127]=[.AE127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49">
            <text:p>49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053">
            <text:p>0.01</text:p>
          </table:table-cell>
          <table:table-cell table:style-name="ce6" office:value-type="float" office:value="0.6547">
            <text:p>0.65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49">
            <text:p>49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798">
            <text:p>0.08</text:p>
          </table:table-cell>
          <table:table-cell table:style-name="ce6" office:value-type="float" office:value="3.5757">
            <text:p>3.58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28]; [.M128])" office:value-type="boolean" office:boolean-value="true">
            <text:p>TRUE</text:p>
          </table:table-cell>
          <table:table-cell table:style-name="ce17" table:formula="of:=IF([.Q128]=0;IF([.U128]=[.J128];&quot;YES&quot;; &quot;NO&quot;);&quot;&quot;)">
            <text:p/>
          </table:table-cell>
          <table:table-cell table:formula="of:=IF(AND([.O128]=1; [.R128]=&quot;NO&quot;);&quot;YES&quot;; IF([.R128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128]=[.T128]; &quot;CORRECT&quot;; &quot;INCORRECT&quot;)" office:value-type="string" office:string-value="CORRECT">
            <text:p>CORRECT</text:p>
          </table:table-cell>
          <table:table-cell table:style-name="ce9" table:formula="of:=IF([.U128]=[.B128]; &quot;CORRECT&quot;; &quot;INCORRECT&quot;)" office:value-type="string" office:string-value="CORRECT">
            <text:p>CORRECT</text:p>
          </table:table-cell>
          <table:table-cell table:style-name="ce9" table:formula="of:=IF([.U128]=[.J128]; &quot;CORRECT&quot;; &quot;INCORRECT&quot;)" office:value-type="string" office:string-value="CORRECT">
            <text:p>CORRECT</text:p>
          </table:table-cell>
          <table:table-cell table:formula="of:=IF([.X128]=&quot;CORRECT&quot;;&quot;CORRECT&quot;;IF([.F128]=&quot;Unsure&quot;; &quot;CORRECT&quot;; &quot;INCORRECT&quot;))" office:value-type="string" office:string-value="CORRECT">
            <text:p>CORRECT</text:p>
          </table:table-cell>
          <table:table-cell table:formula="of:=IF([.Y128]=&quot;CORRECT&quot;;&quot;CORRECT&quot;;IF([.N128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128]=[.AC128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128]=[.AE128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50">
            <text:p>50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231">
            <text:p>0.02</text:p>
          </table:table-cell>
          <table:table-cell table:style-name="ce6" office:value-type="float" office:value="2.7056">
            <text:p>2.7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50">
            <text:p>50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608">
            <text:p>0.06</text:p>
          </table:table-cell>
          <table:table-cell table:style-name="ce6" office:value-type="float" office:value="4.9058">
            <text:p>4.9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29]; [.M129])" office:value-type="boolean" office:boolean-value="true">
            <text:p>TRUE</text:p>
          </table:table-cell>
          <table:table-cell table:style-name="ce17" table:formula="of:=IF([.Q129]=0;IF([.U129]=[.J129];&quot;YES&quot;; &quot;NO&quot;);&quot;&quot;)">
            <text:p/>
          </table:table-cell>
          <table:table-cell table:formula="of:=IF(AND([.O129]=1; [.R129]=&quot;NO&quot;);&quot;YES&quot;; IF([.R129]=&quot;NO&quot;;&quot;NO&quot;;&quot;&quot;))">
            <text:p/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U129]=[.T129]; &quot;CORRECT&quot;; &quot;INCORRECT&quot;)" office:value-type="string" office:string-value="INCORRECT">
            <text:p>INCORRECT</text:p>
          </table:table-cell>
          <table:table-cell table:style-name="ce9" table:formula="of:=IF([.U129]=[.B129]; &quot;CORRECT&quot;; &quot;INCORRECT&quot;)" office:value-type="string" office:string-value="INCORRECT">
            <text:p>INCORRECT</text:p>
          </table:table-cell>
          <table:table-cell table:style-name="ce9" table:formula="of:=IF([.U129]=[.J129]; &quot;CORRECT&quot;; &quot;INCORRECT&quot;)" office:value-type="string" office:string-value="INCORRECT">
            <text:p>INCORRECT</text:p>
          </table:table-cell>
          <table:table-cell table:formula="of:=IF([.X129]=&quot;CORRECT&quot;;&quot;CORRECT&quot;;IF([.F129]=&quot;Unsure&quot;; &quot;CORRECT&quot;; &quot;INCORRECT&quot;))" office:value-type="string" office:string-value="INCORRECT">
            <text:p>INCORRECT</text:p>
          </table:table-cell>
          <table:table-cell table:formula="of:=IF([.Y129]=&quot;CORRECT&quot;;&quot;CORRECT&quot;;IF([.N129]=&quot;Unsure&quot;; &quot;CORRECT&quot;; &quot;INCORRECT&quot;))" office:value-type="string" office:string-value="INCORRECT">
            <text:p>IN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129]=[.AC129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129]=[.AE129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51">
            <text:p>51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6.7555">
            <text:p>6.76</text:p>
          </table:table-cell>
          <table:table-cell table:style-name="ce8" office:value-type="float" office:value="1240.7">
            <text:p>1.24E+003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51">
            <text:p>51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9.7319">
            <text:p>9.73</text:p>
          </table:table-cell>
          <table:table-cell table:style-name="ce8" office:value-type="float" office:value="1203.1">
            <text:p>1.20E+003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30]; [.M130])" office:value-type="boolean" office:boolean-value="true">
            <text:p>TRUE</text:p>
          </table:table-cell>
          <table:table-cell table:style-name="ce17" table:formula="of:=IF([.Q130]=0;IF([.U130]=[.J130];&quot;YES&quot;; &quot;NO&quot;);&quot;&quot;)">
            <text:p/>
          </table:table-cell>
          <table:table-cell table:formula="of:=IF(AND([.O130]=1; [.R130]=&quot;NO&quot;);&quot;YES&quot;; IF([.R130]=&quot;NO&quot;;&quot;NO&quot;;&quot;&quot;))">
            <text:p/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U130]=[.T130]; &quot;CORRECT&quot;; &quot;INCORRECT&quot;)" office:value-type="string" office:string-value="CORRECT">
            <text:p>CORRECT</text:p>
          </table:table-cell>
          <table:table-cell table:style-name="ce9" table:formula="of:=IF([.U130]=[.B130]; &quot;CORRECT&quot;; &quot;INCORRECT&quot;)" office:value-type="string" office:string-value="CORRECT">
            <text:p>CORRECT</text:p>
          </table:table-cell>
          <table:table-cell table:style-name="ce9" table:formula="of:=IF([.U130]=[.J130]; &quot;CORRECT&quot;; &quot;INCORRECT&quot;)" office:value-type="string" office:string-value="CORRECT">
            <text:p>CORRECT</text:p>
          </table:table-cell>
          <table:table-cell table:formula="of:=IF([.X130]=&quot;CORRECT&quot;;&quot;CORRECT&quot;;IF([.F130]=&quot;Unsure&quot;; &quot;CORRECT&quot;; &quot;INCORRECT&quot;))" office:value-type="string" office:string-value="CORRECT">
            <text:p>CORRECT</text:p>
          </table:table-cell>
          <table:table-cell table:formula="of:=IF([.Y130]=&quot;CORRECT&quot;;&quot;CORRECT&quot;;IF([.N130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130]=[.AC130]; &quot;CORRECT&quot;; &quot;INCORRECT&quot;)" office:value-type="string" office:string-value="CORRECT">
            <text:p>CORRECT</text:p>
          </table:table-cell>
          <table:table-cell office:value-type="float" office:value="0">
            <text:p>0</text:p>
          </table:table-cell>
          <table:table-cell table:formula="of:=IF([.U130]=[.AE130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52">
            <text:p>52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5.1645">
            <text:p>5.16</text:p>
          </table:table-cell>
          <table:table-cell table:style-name="ce6" office:value-type="float" office:value="594.3887">
            <text:p>594.39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52">
            <text:p>52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6.6157">
            <text:p>6.62</text:p>
          </table:table-cell>
          <table:table-cell table:style-name="ce6" office:value-type="float" office:value="486.303">
            <text:p>486.3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31]; [.M131])" office:value-type="boolean" office:boolean-value="true">
            <text:p>TRUE</text:p>
          </table:table-cell>
          <table:table-cell table:style-name="ce17" table:formula="of:=IF([.Q131]=0;IF([.U131]=[.J131];&quot;YES&quot;; &quot;NO&quot;);&quot;&quot;)">
            <text:p/>
          </table:table-cell>
          <table:table-cell table:formula="of:=IF(AND([.O131]=1; [.R131]=&quot;NO&quot;);&quot;YES&quot;; IF([.R131]=&quot;NO&quot;;&quot;NO&quot;;&quot;&quot;))">
            <text:p/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U131]=[.T131]; &quot;CORRECT&quot;; &quot;INCORRECT&quot;)" office:value-type="string" office:string-value="CORRECT">
            <text:p>CORRECT</text:p>
          </table:table-cell>
          <table:table-cell table:style-name="ce9" table:formula="of:=IF([.U131]=[.B131]; &quot;CORRECT&quot;; &quot;INCORRECT&quot;)" office:value-type="string" office:string-value="CORRECT">
            <text:p>CORRECT</text:p>
          </table:table-cell>
          <table:table-cell table:style-name="ce9" table:formula="of:=IF([.U131]=[.J131]; &quot;CORRECT&quot;; &quot;INCORRECT&quot;)" office:value-type="string" office:string-value="CORRECT">
            <text:p>CORRECT</text:p>
          </table:table-cell>
          <table:table-cell table:formula="of:=IF([.X131]=&quot;CORRECT&quot;;&quot;CORRECT&quot;;IF([.F131]=&quot;Unsure&quot;; &quot;CORRECT&quot;; &quot;INCORRECT&quot;))" office:value-type="string" office:string-value="CORRECT">
            <text:p>CORRECT</text:p>
          </table:table-cell>
          <table:table-cell table:formula="of:=IF([.Y131]=&quot;CORRECT&quot;;&quot;CORRECT&quot;;IF([.N131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131]=[.AC131]; &quot;CORRECT&quot;; &quot;INCORRECT&quot;)" office:value-type="string" office:string-value="CORRECT">
            <text:p>CORRECT</text:p>
          </table:table-cell>
          <table:table-cell office:value-type="float" office:value="0">
            <text:p>0</text:p>
          </table:table-cell>
          <table:table-cell table:formula="of:=IF([.U131]=[.AE131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53">
            <text:p>53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3487">
            <text:p>0.35</text:p>
          </table:table-cell>
          <table:table-cell table:style-name="ce6" office:value-type="float" office:value="59.1732">
            <text:p>59.17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53">
            <text:p>53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4546">
            <text:p>0.45</text:p>
          </table:table-cell>
          <table:table-cell table:style-name="ce6" office:value-type="float" office:value="33.6897">
            <text:p>33.69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32]; [.M132])" office:value-type="boolean" office:boolean-value="true">
            <text:p>TRUE</text:p>
          </table:table-cell>
          <table:table-cell table:style-name="ce17" table:formula="of:=IF([.Q132]=0;IF([.U132]=[.J132];&quot;YES&quot;; &quot;NO&quot;);&quot;&quot;)">
            <text:p/>
          </table:table-cell>
          <table:table-cell table:formula="of:=IF(AND([.O132]=1; [.R132]=&quot;NO&quot;);&quot;YES&quot;; IF([.R132]=&quot;NO&quot;;&quot;NO&quot;;&quot;&quot;))">
            <text:p/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U132]=[.T132]; &quot;CORRECT&quot;; &quot;INCORRECT&quot;)" office:value-type="string" office:string-value="CORRECT">
            <text:p>CORRECT</text:p>
          </table:table-cell>
          <table:table-cell table:style-name="ce9" table:formula="of:=IF([.U132]=[.B132]; &quot;CORRECT&quot;; &quot;INCORRECT&quot;)" office:value-type="string" office:string-value="CORRECT">
            <text:p>CORRECT</text:p>
          </table:table-cell>
          <table:table-cell table:style-name="ce9" table:formula="of:=IF([.U132]=[.J132]; &quot;CORRECT&quot;; &quot;INCORRECT&quot;)" office:value-type="string" office:string-value="CORRECT">
            <text:p>CORRECT</text:p>
          </table:table-cell>
          <table:table-cell table:formula="of:=IF([.X132]=&quot;CORRECT&quot;;&quot;CORRECT&quot;;IF([.F132]=&quot;Unsure&quot;; &quot;CORRECT&quot;; &quot;INCORRECT&quot;))" office:value-type="string" office:string-value="CORRECT">
            <text:p>CORRECT</text:p>
          </table:table-cell>
          <table:table-cell table:formula="of:=IF([.Y132]=&quot;CORRECT&quot;;&quot;CORRECT&quot;;IF([.N132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132]=[.AC132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132]=[.AE132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54">
            <text:p>54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355">
            <text:p>0.04</text:p>
          </table:table-cell>
          <table:table-cell table:style-name="ce6" office:value-type="float" office:value="3.6577">
            <text:p>3.66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54">
            <text:p>54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74">
            <text:p>0.07</text:p>
          </table:table-cell>
          <table:table-cell table:style-name="ce6" office:value-type="float" office:value="4.3209">
            <text:p>4.32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33]; [.M133])" office:value-type="boolean" office:boolean-value="true">
            <text:p>TRUE</text:p>
          </table:table-cell>
          <table:table-cell table:style-name="ce17" table:formula="of:=IF([.Q133]=0;IF([.U133]=[.J133];&quot;YES&quot;; &quot;NO&quot;);&quot;&quot;)">
            <text:p/>
          </table:table-cell>
          <table:table-cell table:formula="of:=IF(AND([.O133]=1; [.R133]=&quot;NO&quot;);&quot;YES&quot;; IF([.R133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133]=[.T133]; &quot;CORRECT&quot;; &quot;INCORRECT&quot;)" office:value-type="string" office:string-value="CORRECT">
            <text:p>CORRECT</text:p>
          </table:table-cell>
          <table:table-cell table:style-name="ce9" table:formula="of:=IF([.U133]=[.B133]; &quot;CORRECT&quot;; &quot;INCORRECT&quot;)" office:value-type="string" office:string-value="CORRECT">
            <text:p>CORRECT</text:p>
          </table:table-cell>
          <table:table-cell table:style-name="ce9" table:formula="of:=IF([.U133]=[.J133]; &quot;CORRECT&quot;; &quot;INCORRECT&quot;)" office:value-type="string" office:string-value="CORRECT">
            <text:p>CORRECT</text:p>
          </table:table-cell>
          <table:table-cell table:formula="of:=IF([.X133]=&quot;CORRECT&quot;;&quot;CORRECT&quot;;IF([.F133]=&quot;Unsure&quot;; &quot;CORRECT&quot;; &quot;INCORRECT&quot;))" office:value-type="string" office:string-value="CORRECT">
            <text:p>CORRECT</text:p>
          </table:table-cell>
          <table:table-cell table:formula="of:=IF([.Y133]=&quot;CORRECT&quot;;&quot;CORRECT&quot;;IF([.N133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133]=[.AC133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133]=[.AE133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55">
            <text:p>55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043">
            <text:p>0</text:p>
          </table:table-cell>
          <table:table-cell table:style-name="ce6" office:value-type="float" office:value="0.8308">
            <text:p>0.83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55">
            <text:p>55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232">
            <text:p>0.02</text:p>
          </table:table-cell>
          <table:table-cell table:style-name="ce6" office:value-type="float" office:value="2.1231">
            <text:p>2.12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34]; [.M134])" office:value-type="boolean" office:boolean-value="true">
            <text:p>TRUE</text:p>
          </table:table-cell>
          <table:table-cell table:style-name="ce17" table:formula="of:=IF([.Q134]=0;IF([.U134]=[.J134];&quot;YES&quot;; &quot;NO&quot;);&quot;&quot;)">
            <text:p/>
          </table:table-cell>
          <table:table-cell table:formula="of:=IF(AND([.O134]=1; [.R134]=&quot;NO&quot;);&quot;YES&quot;; IF([.R134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134]=[.T134]; &quot;CORRECT&quot;; &quot;INCORRECT&quot;)" office:value-type="string" office:string-value="CORRECT">
            <text:p>CORRECT</text:p>
          </table:table-cell>
          <table:table-cell table:style-name="ce9" table:formula="of:=IF([.U134]=[.B134]; &quot;CORRECT&quot;; &quot;INCORRECT&quot;)" office:value-type="string" office:string-value="CORRECT">
            <text:p>CORRECT</text:p>
          </table:table-cell>
          <table:table-cell table:style-name="ce9" table:formula="of:=IF([.U134]=[.J134]; &quot;CORRECT&quot;; &quot;INCORRECT&quot;)" office:value-type="string" office:string-value="CORRECT">
            <text:p>CORRECT</text:p>
          </table:table-cell>
          <table:table-cell table:formula="of:=IF([.X134]=&quot;CORRECT&quot;;&quot;CORRECT&quot;;IF([.F134]=&quot;Unsure&quot;; &quot;CORRECT&quot;; &quot;INCORRECT&quot;))" office:value-type="string" office:string-value="CORRECT">
            <text:p>CORRECT</text:p>
          </table:table-cell>
          <table:table-cell table:formula="of:=IF([.Y134]=&quot;CORRECT&quot;;&quot;CORRECT&quot;;IF([.N134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134]=[.AC134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134]=[.AE134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56">
            <text:p>56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283">
            <text:p>0.03</text:p>
          </table:table-cell>
          <table:table-cell table:style-name="ce6" office:value-type="float" office:value="4.8997">
            <text:p>4.9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56">
            <text:p>56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606">
            <text:p>0.06</text:p>
          </table:table-cell>
          <table:table-cell table:style-name="ce6" office:value-type="float" office:value="5.514">
            <text:p>5.5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35]; [.M135])" office:value-type="boolean" office:boolean-value="true">
            <text:p>TRUE</text:p>
          </table:table-cell>
          <table:table-cell table:style-name="ce17" table:formula="of:=IF([.Q135]=0;IF([.U135]=[.J135];&quot;YES&quot;; &quot;NO&quot;);&quot;&quot;)">
            <text:p/>
          </table:table-cell>
          <table:table-cell table:formula="of:=IF(AND([.O135]=1; [.R135]=&quot;NO&quot;);&quot;YES&quot;; IF([.R135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135]=[.T135]; &quot;CORRECT&quot;; &quot;INCORRECT&quot;)" office:value-type="string" office:string-value="CORRECT">
            <text:p>CORRECT</text:p>
          </table:table-cell>
          <table:table-cell table:style-name="ce9" table:formula="of:=IF([.U135]=[.B135]; &quot;CORRECT&quot;; &quot;INCORRECT&quot;)" office:value-type="string" office:string-value="CORRECT">
            <text:p>CORRECT</text:p>
          </table:table-cell>
          <table:table-cell table:style-name="ce9" table:formula="of:=IF([.U135]=[.J135]; &quot;CORRECT&quot;; &quot;INCORRECT&quot;)" office:value-type="string" office:string-value="CORRECT">
            <text:p>CORRECT</text:p>
          </table:table-cell>
          <table:table-cell table:formula="of:=IF([.X135]=&quot;CORRECT&quot;;&quot;CORRECT&quot;;IF([.F135]=&quot;Unsure&quot;; &quot;CORRECT&quot;; &quot;INCORRECT&quot;))" office:value-type="string" office:string-value="CORRECT">
            <text:p>CORRECT</text:p>
          </table:table-cell>
          <table:table-cell table:formula="of:=IF([.Y135]=&quot;CORRECT&quot;;&quot;CORRECT&quot;;IF([.N135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135]=[.AC135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135]=[.AE135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57">
            <text:p>57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1.5459">
            <text:p>1.55</text:p>
          </table:table-cell>
          <table:table-cell table:style-name="ce6" office:value-type="float" office:value="215.3759">
            <text:p>215.38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57">
            <text:p>57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1.6868">
            <text:p>1.69</text:p>
          </table:table-cell>
          <table:table-cell table:style-name="ce6" office:value-type="float" office:value="123.5947">
            <text:p>123.59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36]; [.M136])" office:value-type="boolean" office:boolean-value="true">
            <text:p>TRUE</text:p>
          </table:table-cell>
          <table:table-cell table:style-name="ce17" table:formula="of:=IF([.Q136]=0;IF([.U136]=[.J136];&quot;YES&quot;; &quot;NO&quot;);&quot;&quot;)">
            <text:p/>
          </table:table-cell>
          <table:table-cell table:formula="of:=IF(AND([.O136]=1; [.R136]=&quot;NO&quot;);&quot;YES&quot;; IF([.R136]=&quot;NO&quot;;&quot;NO&quot;;&quot;&quot;))">
            <text:p/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U136]=[.T136]; &quot;CORRECT&quot;; &quot;INCORRECT&quot;)" office:value-type="string" office:string-value="INCORRECT">
            <text:p>INCORRECT</text:p>
          </table:table-cell>
          <table:table-cell table:style-name="ce9" table:formula="of:=IF([.U136]=[.B136]; &quot;CORRECT&quot;; &quot;INCORRECT&quot;)" office:value-type="string" office:string-value="CORRECT">
            <text:p>CORRECT</text:p>
          </table:table-cell>
          <table:table-cell table:style-name="ce9" table:formula="of:=IF([.U136]=[.J136]; &quot;CORRECT&quot;; &quot;INCORRECT&quot;)" office:value-type="string" office:string-value="CORRECT">
            <text:p>CORRECT</text:p>
          </table:table-cell>
          <table:table-cell table:formula="of:=IF([.X136]=&quot;CORRECT&quot;;&quot;CORRECT&quot;;IF([.F136]=&quot;Unsure&quot;; &quot;CORRECT&quot;; &quot;INCORRECT&quot;))" office:value-type="string" office:string-value="CORRECT">
            <text:p>CORRECT</text:p>
          </table:table-cell>
          <table:table-cell table:formula="of:=IF([.Y136]=&quot;CORRECT&quot;;&quot;CORRECT&quot;;IF([.N136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136]=[.AC136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136]=[.AE136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58">
            <text:p>58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4.0858">
            <text:p>4.09</text:p>
          </table:table-cell>
          <table:table-cell table:style-name="ce6" office:value-type="float" office:value="798.3941">
            <text:p>798.39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58">
            <text:p>58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5.3158">
            <text:p>5.32</text:p>
          </table:table-cell>
          <table:table-cell table:style-name="ce6" office:value-type="float" office:value="529.2545">
            <text:p>529.25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37]; [.M137])" office:value-type="boolean" office:boolean-value="true">
            <text:p>TRUE</text:p>
          </table:table-cell>
          <table:table-cell table:style-name="ce17" table:formula="of:=IF([.Q137]=0;IF([.U137]=[.J137];&quot;YES&quot;; &quot;NO&quot;);&quot;&quot;)">
            <text:p/>
          </table:table-cell>
          <table:table-cell table:formula="of:=IF(AND([.O137]=1; [.R137]=&quot;NO&quot;);&quot;YES&quot;; IF([.R137]=&quot;NO&quot;;&quot;NO&quot;;&quot;&quot;))">
            <text:p/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U137]=[.T137]; &quot;CORRECT&quot;; &quot;INCORRECT&quot;)" office:value-type="string" office:string-value="CORRECT">
            <text:p>CORRECT</text:p>
          </table:table-cell>
          <table:table-cell table:style-name="ce9" table:formula="of:=IF([.U137]=[.B137]; &quot;CORRECT&quot;; &quot;INCORRECT&quot;)" office:value-type="string" office:string-value="CORRECT">
            <text:p>CORRECT</text:p>
          </table:table-cell>
          <table:table-cell table:style-name="ce9" table:formula="of:=IF([.U137]=[.J137]; &quot;CORRECT&quot;; &quot;INCORRECT&quot;)" office:value-type="string" office:string-value="CORRECT">
            <text:p>CORRECT</text:p>
          </table:table-cell>
          <table:table-cell table:formula="of:=IF([.X137]=&quot;CORRECT&quot;;&quot;CORRECT&quot;;IF([.F137]=&quot;Unsure&quot;; &quot;CORRECT&quot;; &quot;INCORRECT&quot;))" office:value-type="string" office:string-value="CORRECT">
            <text:p>CORRECT</text:p>
          </table:table-cell>
          <table:table-cell table:formula="of:=IF([.Y137]=&quot;CORRECT&quot;;&quot;CORRECT&quot;;IF([.N137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137]=[.AC137]; &quot;CORRECT&quot;; &quot;INCORRECT&quot;)" office:value-type="string" office:string-value="CORRECT">
            <text:p>CORRECT</text:p>
          </table:table-cell>
          <table:table-cell office:value-type="float" office:value="0">
            <text:p>0</text:p>
          </table:table-cell>
          <table:table-cell table:formula="of:=IF([.U137]=[.AE137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59">
            <text:p>59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2.3185">
            <text:p>2.32</text:p>
          </table:table-cell>
          <table:table-cell table:style-name="ce6" office:value-type="float" office:value="378.8906">
            <text:p>378.89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59">
            <text:p>59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3.0146">
            <text:p>3.01</text:p>
          </table:table-cell>
          <table:table-cell table:style-name="ce6" office:value-type="float" office:value="208.3074">
            <text:p>208.31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38]; [.M138])" office:value-type="boolean" office:boolean-value="true">
            <text:p>TRUE</text:p>
          </table:table-cell>
          <table:table-cell table:style-name="ce17" table:formula="of:=IF([.Q138]=0;IF([.U138]=[.J138];&quot;YES&quot;; &quot;NO&quot;);&quot;&quot;)">
            <text:p/>
          </table:table-cell>
          <table:table-cell table:formula="of:=IF(AND([.O138]=1; [.R138]=&quot;NO&quot;);&quot;YES&quot;; IF([.R138]=&quot;NO&quot;;&quot;NO&quot;;&quot;&quot;))">
            <text:p/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U138]=[.T138]; &quot;CORRECT&quot;; &quot;INCORRECT&quot;)" office:value-type="string" office:string-value="CORRECT">
            <text:p>CORRECT</text:p>
          </table:table-cell>
          <table:table-cell table:style-name="ce9" table:formula="of:=IF([.U138]=[.B138]; &quot;CORRECT&quot;; &quot;INCORRECT&quot;)" office:value-type="string" office:string-value="CORRECT">
            <text:p>CORRECT</text:p>
          </table:table-cell>
          <table:table-cell table:style-name="ce9" table:formula="of:=IF([.U138]=[.J138]; &quot;CORRECT&quot;; &quot;INCORRECT&quot;)" office:value-type="string" office:string-value="CORRECT">
            <text:p>CORRECT</text:p>
          </table:table-cell>
          <table:table-cell table:formula="of:=IF([.X138]=&quot;CORRECT&quot;;&quot;CORRECT&quot;;IF([.F138]=&quot;Unsure&quot;; &quot;CORRECT&quot;; &quot;INCORRECT&quot;))" office:value-type="string" office:string-value="CORRECT">
            <text:p>CORRECT</text:p>
          </table:table-cell>
          <table:table-cell table:formula="of:=IF([.Y138]=&quot;CORRECT&quot;;&quot;CORRECT&quot;;IF([.N138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138]=[.AC138]; &quot;CORRECT&quot;; &quot;INCORRECT&quot;)" office:value-type="string" office:string-value="CORRECT">
            <text:p>CORRECT</text:p>
          </table:table-cell>
          <table:table-cell office:value-type="float" office:value="0">
            <text:p>0</text:p>
          </table:table-cell>
          <table:table-cell table:formula="of:=IF([.U138]=[.AE138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60">
            <text:p>60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493">
            <text:p>0.05</text:p>
          </table:table-cell>
          <table:table-cell table:style-name="ce6" office:value-type="float" office:value="6.4076">
            <text:p>6.4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style-name="ce6" office:value-type="float" office:value="60">
            <text:p>60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946">
            <text:p>0.09</text:p>
          </table:table-cell>
          <table:table-cell table:style-name="ce6" office:value-type="float" office:value="5.95">
            <text:p>5.95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39]; [.M139])" office:value-type="boolean" office:boolean-value="true">
            <text:p>TRUE</text:p>
          </table:table-cell>
          <table:table-cell table:style-name="ce17" table:formula="of:=IF([.Q139]=0;IF([.U139]=[.J139];&quot;YES&quot;; &quot;NO&quot;);&quot;&quot;)">
            <text:p/>
          </table:table-cell>
          <table:table-cell table:formula="of:=IF(AND([.O139]=1; [.R139]=&quot;NO&quot;);&quot;YES&quot;; IF([.R139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139]=[.T139]; &quot;CORRECT&quot;; &quot;INCORRECT&quot;)" office:value-type="string" office:string-value="CORRECT">
            <text:p>CORRECT</text:p>
          </table:table-cell>
          <table:table-cell table:style-name="ce9" table:formula="of:=IF([.U139]=[.B139]; &quot;CORRECT&quot;; &quot;INCORRECT&quot;)" office:value-type="string" office:string-value="CORRECT">
            <text:p>CORRECT</text:p>
          </table:table-cell>
          <table:table-cell table:style-name="ce9" table:formula="of:=IF([.U139]=[.J139]; &quot;CORRECT&quot;; &quot;INCORRECT&quot;)" office:value-type="string" office:string-value="CORRECT">
            <text:p>CORRECT</text:p>
          </table:table-cell>
          <table:table-cell table:formula="of:=IF([.X139]=&quot;CORRECT&quot;;&quot;CORRECT&quot;;IF([.F139]=&quot;Unsure&quot;; &quot;CORRECT&quot;; &quot;INCORRECT&quot;))" office:value-type="string" office:string-value="CORRECT">
            <text:p>CORRECT</text:p>
          </table:table-cell>
          <table:table-cell table:formula="of:=IF([.Y139]=&quot;CORRECT&quot;;&quot;CORRECT&quot;;IF([.N139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139]=[.AC139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139]=[.AE139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61">
            <text:p>61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4.4775">
            <text:p>4.48</text:p>
          </table:table-cell>
          <table:table-cell table:style-name="ce6" office:value-type="float" office:value="660.8089">
            <text:p>660.81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61">
            <text:p>61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5.6232">
            <text:p>5.62</text:p>
          </table:table-cell>
          <table:table-cell table:style-name="ce6" office:value-type="float" office:value="447.1817">
            <text:p>447.18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40]; [.M140])" office:value-type="boolean" office:boolean-value="true">
            <text:p>TRUE</text:p>
          </table:table-cell>
          <table:table-cell table:style-name="ce17" table:formula="of:=IF([.Q140]=0;IF([.U140]=[.J140];&quot;YES&quot;; &quot;NO&quot;);&quot;&quot;)">
            <text:p/>
          </table:table-cell>
          <table:table-cell table:formula="of:=IF(AND([.O140]=1; [.R140]=&quot;NO&quot;);&quot;YES&quot;; IF([.R140]=&quot;NO&quot;;&quot;NO&quot;;&quot;&quot;))">
            <text:p/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U140]=[.T140]; &quot;CORRECT&quot;; &quot;INCORRECT&quot;)" office:value-type="string" office:string-value="CORRECT">
            <text:p>CORRECT</text:p>
          </table:table-cell>
          <table:table-cell table:style-name="ce9" table:formula="of:=IF([.U140]=[.B140]; &quot;CORRECT&quot;; &quot;INCORRECT&quot;)" office:value-type="string" office:string-value="CORRECT">
            <text:p>CORRECT</text:p>
          </table:table-cell>
          <table:table-cell table:style-name="ce9" table:formula="of:=IF([.U140]=[.J140]; &quot;CORRECT&quot;; &quot;INCORRECT&quot;)" office:value-type="string" office:string-value="CORRECT">
            <text:p>CORRECT</text:p>
          </table:table-cell>
          <table:table-cell table:formula="of:=IF([.X140]=&quot;CORRECT&quot;;&quot;CORRECT&quot;;IF([.F140]=&quot;Unsure&quot;; &quot;CORRECT&quot;; &quot;INCORRECT&quot;))" office:value-type="string" office:string-value="CORRECT">
            <text:p>CORRECT</text:p>
          </table:table-cell>
          <table:table-cell table:formula="of:=IF([.Y140]=&quot;CORRECT&quot;;&quot;CORRECT&quot;;IF([.N140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140]=[.AC140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140]=[.AE140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62">
            <text:p>62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412">
            <text:p>0.04</text:p>
          </table:table-cell>
          <table:table-cell table:style-name="ce6" office:value-type="float" office:value="8.4133">
            <text:p>8.4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style-name="ce6" office:value-type="float" office:value="62">
            <text:p>62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946">
            <text:p>0.09</text:p>
          </table:table-cell>
          <table:table-cell table:style-name="ce6" office:value-type="float" office:value="5.9114">
            <text:p>5.9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41]; [.M141])" office:value-type="boolean" office:boolean-value="true">
            <text:p>TRUE</text:p>
          </table:table-cell>
          <table:table-cell table:style-name="ce17" table:formula="of:=IF([.Q141]=0;IF([.U141]=[.J141];&quot;YES&quot;; &quot;NO&quot;);&quot;&quot;)">
            <text:p/>
          </table:table-cell>
          <table:table-cell table:formula="of:=IF(AND([.O141]=1; [.R141]=&quot;NO&quot;);&quot;YES&quot;; IF([.R141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141]=[.T141]; &quot;CORRECT&quot;; &quot;INCORRECT&quot;)" office:value-type="string" office:string-value="CORRECT">
            <text:p>CORRECT</text:p>
          </table:table-cell>
          <table:table-cell table:style-name="ce9" table:formula="of:=IF([.U141]=[.B141]; &quot;CORRECT&quot;; &quot;INCORRECT&quot;)" office:value-type="string" office:string-value="CORRECT">
            <text:p>CORRECT</text:p>
          </table:table-cell>
          <table:table-cell table:style-name="ce9" table:formula="of:=IF([.U141]=[.J141]; &quot;CORRECT&quot;; &quot;INCORRECT&quot;)" office:value-type="string" office:string-value="CORRECT">
            <text:p>CORRECT</text:p>
          </table:table-cell>
          <table:table-cell table:formula="of:=IF([.X141]=&quot;CORRECT&quot;;&quot;CORRECT&quot;;IF([.F141]=&quot;Unsure&quot;; &quot;CORRECT&quot;; &quot;INCORRECT&quot;))" office:value-type="string" office:string-value="CORRECT">
            <text:p>CORRECT</text:p>
          </table:table-cell>
          <table:table-cell table:formula="of:=IF([.Y141]=&quot;CORRECT&quot;;&quot;CORRECT&quot;;IF([.N141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141]=[.AC141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141]=[.AE141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63">
            <text:p>63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1469">
            <text:p>0.15</text:p>
          </table:table-cell>
          <table:table-cell table:style-name="ce6" office:value-type="float" office:value="5.4732">
            <text:p>5.47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style-name="ce6" office:value-type="float" office:value="63">
            <text:p>63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582">
            <text:p>0.58</text:p>
          </table:table-cell>
          <table:table-cell table:style-name="ce6" office:value-type="float" office:value="19.0922">
            <text:p>19.09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42]; [.M142])" office:value-type="boolean" office:boolean-value="false">
            <text:p>FALSE</text:p>
          </table:table-cell>
          <table:table-cell table:style-name="ce17" table:formula="of:=IF([.Q142]=0;IF([.U142]=[.J142];&quot;YES&quot;; &quot;NO&quot;);&quot;&quot;)" office:value-type="string" office:string-value="YES">
            <text:p>YES</text:p>
          </table:table-cell>
          <table:table-cell table:formula="of:=IF(AND([.O142]=1; [.R142]=&quot;NO&quot;);&quot;YES&quot;; IF([.R142]=&quot;NO&quot;;&quot;NO&quot;;&quot;&quot;))">
            <text:p/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U142]=[.T142]; &quot;CORRECT&quot;; &quot;INCORRECT&quot;)" office:value-type="string" office:string-value="INCORRECT">
            <text:p>INCORRECT</text:p>
          </table:table-cell>
          <table:table-cell table:style-name="ce9" table:formula="of:=IF([.U142]=[.B142]; &quot;CORRECT&quot;; &quot;INCORRECT&quot;)" office:value-type="string" office:string-value="INCORRECT">
            <text:p>INCORRECT</text:p>
          </table:table-cell>
          <table:table-cell table:style-name="ce9" table:formula="of:=IF([.U142]=[.J142]; &quot;CORRECT&quot;; &quot;INCORRECT&quot;)" office:value-type="string" office:string-value="CORRECT">
            <text:p>CORRECT</text:p>
          </table:table-cell>
          <table:table-cell table:formula="of:=IF([.X142]=&quot;CORRECT&quot;;&quot;CORRECT&quot;;IF([.F142]=&quot;Unsure&quot;; &quot;CORRECT&quot;; &quot;INCORRECT&quot;))" office:value-type="string" office:string-value="CORRECT">
            <text:p>CORRECT</text:p>
          </table:table-cell>
          <table:table-cell table:formula="of:=IF([.Y142]=&quot;CORRECT&quot;;&quot;CORRECT&quot;;IF([.N142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142]=[.AC142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142]=[.AE142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64">
            <text:p>64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521">
            <text:p>0.05</text:p>
          </table:table-cell>
          <table:table-cell table:style-name="ce6" office:value-type="float" office:value="2.13">
            <text:p>2.13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64">
            <text:p>64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323">
            <text:p>0.32</text:p>
          </table:table-cell>
          <table:table-cell table:style-name="ce6" office:value-type="float" office:value="8.1277">
            <text:p>8.13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43]; [.M143])" office:value-type="boolean" office:boolean-value="false">
            <text:p>FALSE</text:p>
          </table:table-cell>
          <table:table-cell table:style-name="ce17" table:formula="of:=IF([.Q143]=0;IF([.U143]=[.J143];&quot;YES&quot;; &quot;NO&quot;);&quot;&quot;)" office:value-type="string" office:string-value="NO">
            <text:p>NO</text:p>
          </table:table-cell>
          <table:table-cell table:formula="of:=IF(AND([.O143]=1; [.R143]=&quot;NO&quot;);&quot;YES&quot;; IF([.R143]=&quot;NO&quot;;&quot;NO&quot;;&quot;&quot;))" office:value-type="string" office:string-value="NO">
            <text:p>N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IF([.U143]=[.T143]; &quot;CORRECT&quot;; &quot;INCORRECT&quot;)" office:value-type="string" office:string-value="INCORRECT">
            <text:p>INCORRECT</text:p>
          </table:table-cell>
          <table:table-cell table:style-name="ce9" table:formula="of:=IF([.U143]=[.B143]; &quot;CORRECT&quot;; &quot;INCORRECT&quot;)" office:value-type="string" office:string-value="CORRECT">
            <text:p>CORRECT</text:p>
          </table:table-cell>
          <table:table-cell table:style-name="ce9" table:formula="of:=IF([.U143]=[.J143]; &quot;CORRECT&quot;; &quot;INCORRECT&quot;)" office:value-type="string" office:string-value="INCORRECT">
            <text:p>INCORRECT</text:p>
          </table:table-cell>
          <table:table-cell table:formula="of:=IF([.X143]=&quot;CORRECT&quot;;&quot;CORRECT&quot;;IF([.F143]=&quot;Unsure&quot;; &quot;CORRECT&quot;; &quot;INCORRECT&quot;))" office:value-type="string" office:string-value="CORRECT">
            <text:p>CORRECT</text:p>
          </table:table-cell>
          <table:table-cell table:formula="of:=IF([.Y143]=&quot;CORRECT&quot;;&quot;CORRECT&quot;;IF([.N143]=&quot;Unsure&quot;; &quot;CORRECT&quot;; &quot;INCORRECT&quot;))" office:value-type="string" office:string-value="INCORRECT">
            <text:p>IN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143]=[.AC143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143]=[.AE143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65">
            <text:p>65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208">
            <text:p>0.21</text:p>
          </table:table-cell>
          <table:table-cell table:style-name="ce6" office:value-type="float" office:value="12.7097">
            <text:p>12.71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style-name="ce6" office:value-type="float" office:value="65">
            <text:p>65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3771">
            <text:p>0.38</text:p>
          </table:table-cell>
          <table:table-cell table:style-name="ce6" office:value-type="float" office:value="12.3502">
            <text:p>12.35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44]; [.M144])" office:value-type="boolean" office:boolean-value="true">
            <text:p>TRUE</text:p>
          </table:table-cell>
          <table:table-cell table:style-name="ce17" table:formula="of:=IF([.Q144]=0;IF([.U144]=[.J144];&quot;YES&quot;; &quot;NO&quot;);&quot;&quot;)">
            <text:p/>
          </table:table-cell>
          <table:table-cell table:formula="of:=IF(AND([.O144]=1; [.R144]=&quot;NO&quot;);&quot;YES&quot;; IF([.R144]=&quot;NO&quot;;&quot;NO&quot;;&quot;&quot;))">
            <text:p/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U144]=[.T144]; &quot;CORRECT&quot;; &quot;INCORRECT&quot;)" office:value-type="string" office:string-value="CORRECT">
            <text:p>CORRECT</text:p>
          </table:table-cell>
          <table:table-cell table:style-name="ce9" table:formula="of:=IF([.U144]=[.B144]; &quot;CORRECT&quot;; &quot;INCORRECT&quot;)" office:value-type="string" office:string-value="CORRECT">
            <text:p>CORRECT</text:p>
          </table:table-cell>
          <table:table-cell table:style-name="ce9" table:formula="of:=IF([.U144]=[.J144]; &quot;CORRECT&quot;; &quot;INCORRECT&quot;)" office:value-type="string" office:string-value="CORRECT">
            <text:p>CORRECT</text:p>
          </table:table-cell>
          <table:table-cell table:formula="of:=IF([.X144]=&quot;CORRECT&quot;;&quot;CORRECT&quot;;IF([.F144]=&quot;Unsure&quot;; &quot;CORRECT&quot;; &quot;INCORRECT&quot;))" office:value-type="string" office:string-value="CORRECT">
            <text:p>CORRECT</text:p>
          </table:table-cell>
          <table:table-cell table:formula="of:=IF([.Y144]=&quot;CORRECT&quot;;&quot;CORRECT&quot;;IF([.N144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144]=[.AC144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144]=[.AE144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66">
            <text:p>66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2355">
            <text:p>0.24</text:p>
          </table:table-cell>
          <table:table-cell table:style-name="ce6" office:value-type="float" office:value="4.7921">
            <text:p>4.79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style-name="ce6" office:value-type="float" office:value="66">
            <text:p>66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9299">
            <text:p>0.93</text:p>
          </table:table-cell>
          <table:table-cell table:style-name="ce6" office:value-type="float" office:value="18.0056">
            <text:p>18.01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45]; [.M145])" office:value-type="boolean" office:boolean-value="false">
            <text:p>FALSE</text:p>
          </table:table-cell>
          <table:table-cell table:style-name="ce17" table:formula="of:=IF([.Q145]=0;IF([.U145]=[.J145];&quot;YES&quot;; &quot;NO&quot;);&quot;&quot;)" office:value-type="string" office:string-value="YES">
            <text:p>YES</text:p>
          </table:table-cell>
          <table:table-cell table:formula="of:=IF(AND([.O145]=1; [.R145]=&quot;NO&quot;);&quot;YES&quot;; IF([.R145]=&quot;NO&quot;;&quot;NO&quot;;&quot;&quot;))">
            <text:p/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U145]=[.T145]; &quot;CORRECT&quot;; &quot;INCORRECT&quot;)" office:value-type="string" office:string-value="INCORRECT">
            <text:p>INCORRECT</text:p>
          </table:table-cell>
          <table:table-cell table:style-name="ce9" table:formula="of:=IF([.U145]=[.B145]; &quot;CORRECT&quot;; &quot;INCORRECT&quot;)" office:value-type="string" office:string-value="INCORRECT">
            <text:p>INCORRECT</text:p>
          </table:table-cell>
          <table:table-cell table:style-name="ce9" table:formula="of:=IF([.U145]=[.J145]; &quot;CORRECT&quot;; &quot;INCORRECT&quot;)" office:value-type="string" office:string-value="CORRECT">
            <text:p>CORRECT</text:p>
          </table:table-cell>
          <table:table-cell table:formula="of:=IF([.X145]=&quot;CORRECT&quot;;&quot;CORRECT&quot;;IF([.F145]=&quot;Unsure&quot;; &quot;CORRECT&quot;; &quot;INCORRECT&quot;))" office:value-type="string" office:string-value="CORRECT">
            <text:p>CORRECT</text:p>
          </table:table-cell>
          <table:table-cell table:formula="of:=IF([.Y145]=&quot;CORRECT&quot;;&quot;CORRECT&quot;;IF([.N145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145]=[.AC145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145]=[.AE145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67">
            <text:p>67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4.5172">
            <text:p>4.52</text:p>
          </table:table-cell>
          <table:table-cell table:style-name="ce6" office:value-type="float" office:value="91.8578">
            <text:p>91.86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67">
            <text:p>67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5.955">
            <text:p>5.96</text:p>
          </table:table-cell>
          <table:table-cell table:style-name="ce6" office:value-type="float" office:value="157.0185">
            <text:p>157.02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46]; [.M146])" office:value-type="boolean" office:boolean-value="true">
            <text:p>TRUE</text:p>
          </table:table-cell>
          <table:table-cell table:style-name="ce17" table:formula="of:=IF([.Q146]=0;IF([.U146]=[.J146];&quot;YES&quot;; &quot;NO&quot;);&quot;&quot;)">
            <text:p/>
          </table:table-cell>
          <table:table-cell table:formula="of:=IF(AND([.O146]=1; [.R146]=&quot;NO&quot;);&quot;YES&quot;; IF([.R146]=&quot;NO&quot;;&quot;NO&quot;;&quot;&quot;))">
            <text:p/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U146]=[.T146]; &quot;CORRECT&quot;; &quot;INCORRECT&quot;)" office:value-type="string" office:string-value="CORRECT">
            <text:p>CORRECT</text:p>
          </table:table-cell>
          <table:table-cell table:style-name="ce9" table:formula="of:=IF([.U146]=[.B146]; &quot;CORRECT&quot;; &quot;INCORRECT&quot;)" office:value-type="string" office:string-value="CORRECT">
            <text:p>CORRECT</text:p>
          </table:table-cell>
          <table:table-cell table:style-name="ce9" table:formula="of:=IF([.U146]=[.J146]; &quot;CORRECT&quot;; &quot;INCORRECT&quot;)" office:value-type="string" office:string-value="CORRECT">
            <text:p>CORRECT</text:p>
          </table:table-cell>
          <table:table-cell table:formula="of:=IF([.X146]=&quot;CORRECT&quot;;&quot;CORRECT&quot;;IF([.F146]=&quot;Unsure&quot;; &quot;CORRECT&quot;; &quot;INCORRECT&quot;))" office:value-type="string" office:string-value="CORRECT">
            <text:p>CORRECT</text:p>
          </table:table-cell>
          <table:table-cell table:formula="of:=IF([.Y146]=&quot;CORRECT&quot;;&quot;CORRECT&quot;;IF([.N146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146]=[.AC146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146]=[.AE146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68">
            <text:p>68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5753">
            <text:p>0.58</text:p>
          </table:table-cell>
          <table:table-cell table:style-name="ce6" office:value-type="float" office:value="6.0711">
            <text:p>6.07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68">
            <text:p>68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1.3465">
            <text:p>1.35</text:p>
          </table:table-cell>
          <table:table-cell table:style-name="ce6" office:value-type="float" office:value="33.4076">
            <text:p>33.41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47]; [.M147])" office:value-type="boolean" office:boolean-value="true">
            <text:p>TRUE</text:p>
          </table:table-cell>
          <table:table-cell table:style-name="ce17" table:formula="of:=IF([.Q147]=0;IF([.U147]=[.J147];&quot;YES&quot;; &quot;NO&quot;);&quot;&quot;)">
            <text:p/>
          </table:table-cell>
          <table:table-cell table:formula="of:=IF(AND([.O147]=1; [.R147]=&quot;NO&quot;);&quot;YES&quot;; IF([.R147]=&quot;NO&quot;;&quot;NO&quot;;&quot;&quot;))">
            <text:p/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U147]=[.T147]; &quot;CORRECT&quot;; &quot;INCORRECT&quot;)" office:value-type="string" office:string-value="INCORRECT">
            <text:p>INCORRECT</text:p>
          </table:table-cell>
          <table:table-cell table:style-name="ce9" table:formula="of:=IF([.U147]=[.B147]; &quot;CORRECT&quot;; &quot;INCORRECT&quot;)" office:value-type="string" office:string-value="CORRECT">
            <text:p>CORRECT</text:p>
          </table:table-cell>
          <table:table-cell table:style-name="ce9" table:formula="of:=IF([.U147]=[.J147]; &quot;CORRECT&quot;; &quot;INCORRECT&quot;)" office:value-type="string" office:string-value="CORRECT">
            <text:p>CORRECT</text:p>
          </table:table-cell>
          <table:table-cell table:formula="of:=IF([.X147]=&quot;CORRECT&quot;;&quot;CORRECT&quot;;IF([.F147]=&quot;Unsure&quot;; &quot;CORRECT&quot;; &quot;INCORRECT&quot;))" office:value-type="string" office:string-value="CORRECT">
            <text:p>CORRECT</text:p>
          </table:table-cell>
          <table:table-cell table:formula="of:=IF([.Y147]=&quot;CORRECT&quot;;&quot;CORRECT&quot;;IF([.N147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147]=[.AC147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147]=[.AE147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69">
            <text:p>69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1401">
            <text:p>0.14</text:p>
          </table:table-cell>
          <table:table-cell table:style-name="ce6" office:value-type="float" office:value="3.1993">
            <text:p>3.2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style-name="ce6" office:value-type="float" office:value="69">
            <text:p>69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4091">
            <text:p>0.41</text:p>
          </table:table-cell>
          <table:table-cell table:style-name="ce6" office:value-type="float" office:value="70.781">
            <text:p>70.78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48]; [.M148])" office:value-type="boolean" office:boolean-value="false">
            <text:p>FALSE</text:p>
          </table:table-cell>
          <table:table-cell table:style-name="ce17" table:formula="of:=IF([.Q148]=0;IF([.U148]=[.J148];&quot;YES&quot;; &quot;NO&quot;);&quot;&quot;)" office:value-type="string" office:string-value="YES">
            <text:p>YES</text:p>
          </table:table-cell>
          <table:table-cell table:formula="of:=IF(AND([.O148]=1; [.R148]=&quot;NO&quot;);&quot;YES&quot;; IF([.R148]=&quot;NO&quot;;&quot;NO&quot;;&quot;&quot;))">
            <text:p/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U148]=[.T148]; &quot;CORRECT&quot;; &quot;INCORRECT&quot;)" office:value-type="string" office:string-value="INCORRECT">
            <text:p>INCORRECT</text:p>
          </table:table-cell>
          <table:table-cell table:style-name="ce9" table:formula="of:=IF([.U148]=[.B148]; &quot;CORRECT&quot;; &quot;INCORRECT&quot;)" office:value-type="string" office:string-value="INCORRECT">
            <text:p>INCORRECT</text:p>
          </table:table-cell>
          <table:table-cell table:style-name="ce9" table:formula="of:=IF([.U148]=[.J148]; &quot;CORRECT&quot;; &quot;INCORRECT&quot;)" office:value-type="string" office:string-value="CORRECT">
            <text:p>CORRECT</text:p>
          </table:table-cell>
          <table:table-cell table:formula="of:=IF([.X148]=&quot;CORRECT&quot;;&quot;CORRECT&quot;;IF([.F148]=&quot;Unsure&quot;; &quot;CORRECT&quot;; &quot;INCORRECT&quot;))" office:value-type="string" office:string-value="CORRECT">
            <text:p>CORRECT</text:p>
          </table:table-cell>
          <table:table-cell table:formula="of:=IF([.Y148]=&quot;CORRECT&quot;;&quot;CORRECT&quot;;IF([.N148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148]=[.AC148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148]=[.AE148]; &quot;CORRECT&quot;; &quot;INCORRECT&quot;)" office:value-type="string" office:string-value="INCORRECT">
            <text:p>INCORRECT</text:p>
          </table:table-cell>
        </table:table-row>
        <table:table-row table:style-name="ro1">
          <table:table-cell table:number-columns-repeated="14"/>
          <table:table-cell/>
          <table:table-cell table:number-columns-repeated="2"/>
          <table:table-cell/>
          <table:table-cell table:formula="of:=IF(AND([.O149]=1; [.R149]=&quot;NO&quot;);&quot;YES&quot;; IF([.R149]=&quot;NO&quot;;&quot;NO&quot;;&quot;&quot;))">
            <text:p/>
          </table:table-cell>
          <table:table-cell table:number-columns-repeated="13"/>
        </table:table-row>
        <table:table-row table:style-name="ro2">
          <table:table-cell table:number-columns-repeated="6"/>
          <table:table-cell table:formula="of:=COUNTIF([.G79:.G148]; 1)" office:value-type="float" office:value="14">
            <text:p>14</text:p>
          </table:table-cell>
          <table:table-cell table:number-columns-repeated="7"/>
          <table:table-cell table:style-name="ce9" table:formula="of:=COUNTIF([.O79:.O148]; 1)" office:value-type="float" office:value="15">
            <text:p>15</text:p>
          </table:table-cell>
          <table:table-cell/>
          <table:table-cell table:style-name="ce12" table:formula="of:=COUNTIF([.Q79:.Q148]; 0)" office:value-type="float" office:value="6">
            <text:p>6</text:p>
          </table:table-cell>
          <table:table-cell/>
          <table:table-cell table:formula="of:=IF(AND([.O150]=1; [.R150]=&quot;NO&quot;);&quot;YES&quot;; IF([.R150]=&quot;NO&quot;;&quot;NO&quot;;&quot;&quot;))">
            <text:p/>
          </table:table-cell>
          <table:table-cell table:number-columns-repeated="13"/>
        </table:table-row>
        <table:table-row table:style-name="ro1">
          <table:table-cell table:number-columns-repeated="14"/>
          <table:table-cell/>
          <table:table-cell table:number-columns-repeated="2"/>
          <table:table-cell/>
          <table:table-cell table:formula="of:=IF(AND([.O151]=1; [.R151]=&quot;NO&quot;);&quot;YES&quot;; IF([.R151]=&quot;NO&quot;;&quot;NO&quot;;&quot;&quot;))">
            <text:p/>
          </table:table-cell>
          <table:table-cell table:number-columns-repeated="13"/>
        </table:table-row>
        <table:table-row table:style-name="ro1">
          <table:table-cell table:style-name="ce1" office:value-type="string">
            <text:p>Case 102_2</text:p>
          </table:table-cell>
          <table:table-cell table:number-columns-repeated="13"/>
          <table:table-cell/>
          <table:table-cell table:number-columns-repeated="2"/>
          <table:table-cell/>
          <table:table-cell table:formula="of:=IF(AND([.O152]=1; [.R152]=&quot;NO&quot;);&quot;YES&quot;; IF([.R152]=&quot;NO&quot;;&quot;NO&quot;;&quot;&quot;))">
            <text:p/>
          </table:table-cell>
          <table:table-cell table:number-columns-repeated="13"/>
        </table:table-row>
        <table:table-row table:style-name="ro1">
          <table:table-cell table:style-name="ce5" office:value-type="string">
            <text:p>Gradient #</text:p>
          </table:table-cell>
          <table:table-cell table:style-name="ce5" office:value-type="string">
            <text:p>Keep</text:p>
          </table:table-cell>
          <table:table-cell table:style-name="ce5" office:value-type="string">
            <text:p>Max absolute div</text:p>
          </table:table-cell>
          <table:table-cell table:style-name="ce5" office:value-type="string">
            <text:p>Max relative div</text:p>
          </table:table-cell>
          <table:table-cell table:style-name="ce5" office:value-type="string">
            <text:p>Suggestion</text:p>
          </table:table-cell>
          <table:table-cell table:style-name="ce5" office:value-type="string">
            <text:p>Confidence</text:p>
          </table:table-cell>
          <table:table-cell table:style-name="ce5" office:value-type="string">
            <text:p>Need review</text:p>
          </table:table-cell>
          <table:table-cell/>
          <table:table-cell table:style-name="ce5" office:value-type="string">
            <text:p>Gradient #</text:p>
          </table:table-cell>
          <table:table-cell table:style-name="ce5" office:value-type="string">
            <text:p>Keep</text:p>
          </table:table-cell>
          <table:table-cell table:style-name="ce5" office:value-type="string">
            <text:p>Max absolute div</text:p>
          </table:table-cell>
          <table:table-cell table:style-name="ce5" office:value-type="string">
            <text:p>Max relative div</text:p>
          </table:table-cell>
          <table:table-cell table:style-name="ce5" office:value-type="string">
            <text:p>Suggestion</text:p>
          </table:table-cell>
          <table:table-cell table:style-name="ce5" office:value-type="string">
            <text:p>Confidence</text:p>
          </table:table-cell>
          <table:table-cell table:style-name="ce5" office:value-type="string">
            <text:p>Need review</text:p>
          </table:table-cell>
          <table:table-cell table:number-columns-repeated="2"/>
          <table:table-cell/>
          <table:table-cell table:formula="of:=IF(AND([.O153]=1; [.R153]=&quot;NO&quot;);&quot;YES&quot;; IF([.R153]=&quot;NO&quot;;&quot;NO&quot;;&quot;&quot;))">
            <text:p/>
          </table:table-cell>
          <table:table-cell table:number-columns-repeated="13"/>
        </table:table-row>
        <table:table-row table:style-name="ro2">
          <table:table-cell table:style-name="ce6" office:value-type="float" office:value="0">
            <text:p>0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784">
            <text:p>0.08</text:p>
          </table:table-cell>
          <table:table-cell table:style-name="ce6" office:value-type="float" office:value="5.7372">
            <text:p>5.74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0">
            <text:p>0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184">
            <text:p>0.18</text:p>
          </table:table-cell>
          <table:table-cell table:style-name="ce6" office:value-type="float" office:value="8.1647">
            <text:p>8.16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154]; [.M154])" office:value-type="boolean" office:boolean-value="false">
            <text:p>FALSE</text:p>
          </table:table-cell>
          <table:table-cell table:style-name="ce17" table:formula="of:=IF([.Q154]=0;IF([.U154]=[.J154];&quot;YES&quot;; &quot;NO&quot;);&quot;&quot;)" office:value-type="string" office:string-value="YES">
            <text:p>YES</text:p>
          </table:table-cell>
          <table:table-cell table:formula="of:=IF(AND([.O154]=1; [.R154]=&quot;NO&quot;);&quot;YES&quot;; IF([.R154]=&quot;NO&quot;;&quot;NO&quot;;&quot;&quot;))">
            <text:p/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U154]=[.T154]; &quot;CORRECT&quot;; &quot;INCORRECT&quot;)" office:value-type="string" office:string-value="INCORRECT">
            <text:p>INCORRECT</text:p>
          </table:table-cell>
          <table:table-cell table:style-name="ce9" table:formula="of:=IF([.U154]=[.B154]; &quot;CORRECT&quot;; &quot;INCORRECT&quot;)" office:value-type="string" office:string-value="INCORRECT">
            <text:p>INCORRECT</text:p>
          </table:table-cell>
          <table:table-cell table:style-name="ce9" table:formula="of:=IF([.U154]=[.J154]; &quot;CORRECT&quot;; &quot;INCORRECT&quot;)" office:value-type="string" office:string-value="CORRECT">
            <text:p>CORRECT</text:p>
          </table:table-cell>
          <table:table-cell table:formula="of:=IF([.X154]=&quot;CORRECT&quot;;&quot;CORRECT&quot;;IF([.F154]=&quot;Unsure&quot;; &quot;CORRECT&quot;; &quot;INCORRECT&quot;))" office:value-type="string" office:string-value="INCORRECT">
            <text:p>INCORRECT</text:p>
          </table:table-cell>
          <table:table-cell table:formula="of:=IF([.Y154]=&quot;CORRECT&quot;;&quot;CORRECT&quot;;IF([.N154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154]=[.AC154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154]=[.AE154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59">
            <text:p>0.02</text:p>
          </table:table-cell>
          <table:table-cell table:style-name="ce6" office:value-type="float" office:value="1.1073">
            <text:p>1.1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1">
            <text:p>1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944">
            <text:p>0.09</text:p>
          </table:table-cell>
          <table:table-cell table:style-name="ce6" office:value-type="float" office:value="4.3109">
            <text:p>4.3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55]; [.M155])" office:value-type="boolean" office:boolean-value="true">
            <text:p>TRUE</text:p>
          </table:table-cell>
          <table:table-cell table:style-name="ce17" table:formula="of:=IF([.Q155]=0;IF([.V155]=[.J155];&quot;YES&quot;; &quot;NO&quot;);&quot;&quot;)">
            <text:p/>
          </table:table-cell>
          <table:table-cell table:formula="of:=IF(AND([.O155]=1; [.R155]=&quot;NO&quot;);&quot;YES&quot;; IF([.R155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 office:value-type="string">
            <text:p>?</text:p>
          </table:table-cell>
          <table:table-cell table:formula="of:=IF([.U155]=[.T155]; &quot;CORRECT&quot;; &quot;INCORRECT&quot;)" office:value-type="string" office:string-value="CORRECT">
            <text:p>CORRECT</text:p>
          </table:table-cell>
          <table:table-cell table:style-name="ce9" table:formula="of:=IF([.U155]=[.B155]; &quot;CORRECT&quot;; &quot;INCORRECT&quot;)" office:value-type="string" office:string-value="CORRECT">
            <text:p>CORRECT</text:p>
          </table:table-cell>
          <table:table-cell table:style-name="ce9" table:formula="of:=IF([.U155]=[.J155]; &quot;CORRECT&quot;; &quot;INCORRECT&quot;)" office:value-type="string" office:string-value="CORRECT">
            <text:p>CORRECT</text:p>
          </table:table-cell>
          <table:table-cell table:formula="of:=IF([.X155]=&quot;CORRECT&quot;;&quot;CORRECT&quot;;IF([.F155]=&quot;Unsure&quot;; &quot;CORRECT&quot;; &quot;INCORRECT&quot;))" office:value-type="string" office:string-value="CORRECT">
            <text:p>CORRECT</text:p>
          </table:table-cell>
          <table:table-cell table:formula="of:=IF([.Y155]=&quot;CORRECT&quot;;&quot;CORRECT&quot;;IF([.N155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155]=[.AC155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155]=[.AE155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7" office:value-type="boolean" office:boolean-value="true">
            <text:p>TRUE</text:p>
          </table:table-cell>
          <table:table-cell table:style-name="ce8" office:value-type="float" office:value="0.00086734">
            <text:p>8.67E-004</text:p>
          </table:table-cell>
          <table:table-cell table:style-name="ce6" office:value-type="float" office:value="0.1583">
            <text:p>0.16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2">
            <text:p>2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56">
            <text:p>0.02</text:p>
          </table:table-cell>
          <table:table-cell table:style-name="ce6" office:value-type="float" office:value="0.9882">
            <text:p>0.99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56]; [.M156])" office:value-type="boolean" office:boolean-value="true">
            <text:p>TRUE</text:p>
          </table:table-cell>
          <table:table-cell table:style-name="ce17" table:formula="of:=IF([.Q156]=0;IF([.U156]=[.J156];&quot;YES&quot;; &quot;NO&quot;);&quot;&quot;)">
            <text:p/>
          </table:table-cell>
          <table:table-cell table:formula="of:=IF(AND([.O156]=1; [.R156]=&quot;NO&quot;);&quot;YES&quot;; IF([.R156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156]=[.T156]; &quot;CORRECT&quot;; &quot;INCORRECT&quot;)" office:value-type="string" office:string-value="CORRECT">
            <text:p>CORRECT</text:p>
          </table:table-cell>
          <table:table-cell table:style-name="ce9" table:formula="of:=IF([.U156]=[.B156]; &quot;CORRECT&quot;; &quot;INCORRECT&quot;)" office:value-type="string" office:string-value="CORRECT">
            <text:p>CORRECT</text:p>
          </table:table-cell>
          <table:table-cell table:style-name="ce9" table:formula="of:=IF([.U156]=[.J156]; &quot;CORRECT&quot;; &quot;INCORRECT&quot;)" office:value-type="string" office:string-value="CORRECT">
            <text:p>CORRECT</text:p>
          </table:table-cell>
          <table:table-cell table:formula="of:=IF([.X156]=&quot;CORRECT&quot;;&quot;CORRECT&quot;;IF([.F156]=&quot;Unsure&quot;; &quot;CORRECT&quot;; &quot;INCORRECT&quot;))" office:value-type="string" office:string-value="CORRECT">
            <text:p>CORRECT</text:p>
          </table:table-cell>
          <table:table-cell table:formula="of:=IF([.Y156]=&quot;CORRECT&quot;;&quot;CORRECT&quot;;IF([.N156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156]=[.AC156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156]=[.AE156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19">
            <text:p>0.01</text:p>
          </table:table-cell>
          <table:table-cell table:style-name="ce6" office:value-type="float" office:value="2.6712">
            <text:p>2.67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3">
            <text:p>3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444">
            <text:p>0.04</text:p>
          </table:table-cell>
          <table:table-cell table:style-name="ce6" office:value-type="float" office:value="3.8497">
            <text:p>3.85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57]; [.M157])" office:value-type="boolean" office:boolean-value="true">
            <text:p>TRUE</text:p>
          </table:table-cell>
          <table:table-cell table:style-name="ce17" table:formula="of:=IF([.Q157]=0;IF([.U157]=[.J157];&quot;YES&quot;; &quot;NO&quot;);&quot;&quot;)">
            <text:p/>
          </table:table-cell>
          <table:table-cell table:formula="of:=IF(AND([.O157]=1; [.R157]=&quot;NO&quot;);&quot;YES&quot;; IF([.R157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157]=[.T157]; &quot;CORRECT&quot;; &quot;INCORRECT&quot;)" office:value-type="string" office:string-value="CORRECT">
            <text:p>CORRECT</text:p>
          </table:table-cell>
          <table:table-cell table:style-name="ce9" table:formula="of:=IF([.U157]=[.B157]; &quot;CORRECT&quot;; &quot;INCORRECT&quot;)" office:value-type="string" office:string-value="CORRECT">
            <text:p>CORRECT</text:p>
          </table:table-cell>
          <table:table-cell table:style-name="ce9" table:formula="of:=IF([.U157]=[.J157]; &quot;CORRECT&quot;; &quot;INCORRECT&quot;)" office:value-type="string" office:string-value="CORRECT">
            <text:p>CORRECT</text:p>
          </table:table-cell>
          <table:table-cell table:formula="of:=IF([.X157]=&quot;CORRECT&quot;;&quot;CORRECT&quot;;IF([.F157]=&quot;Unsure&quot;; &quot;CORRECT&quot;; &quot;INCORRECT&quot;))" office:value-type="string" office:string-value="CORRECT">
            <text:p>CORRECT</text:p>
          </table:table-cell>
          <table:table-cell table:formula="of:=IF([.Y157]=&quot;CORRECT&quot;;&quot;CORRECT&quot;;IF([.N157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157]=[.AC157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157]=[.AE157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304">
            <text:p>0.03</text:p>
          </table:table-cell>
          <table:table-cell table:style-name="ce6" office:value-type="float" office:value="2.447">
            <text:p>2.45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4">
            <text:p>4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894">
            <text:p>0.09</text:p>
          </table:table-cell>
          <table:table-cell table:style-name="ce6" office:value-type="float" office:value="7.4787">
            <text:p>7.48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158]; [.M158])" office:value-type="boolean" office:boolean-value="true">
            <text:p>TRUE</text:p>
          </table:table-cell>
          <table:table-cell table:style-name="ce17" table:formula="of:=IF([.Q158]=0;IF([.V158]=[.J158];&quot;YES&quot;; &quot;NO&quot;);&quot;&quot;)">
            <text:p/>
          </table:table-cell>
          <table:table-cell table:formula="of:=IF(AND([.O158]=1; [.R158]=&quot;NO&quot;);&quot;YES&quot;; IF([.R158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 office:value-type="string">
            <text:p>?</text:p>
          </table:table-cell>
          <table:table-cell table:formula="of:=IF([.U158]=[.T158]; &quot;CORRECT&quot;; &quot;INCORRECT&quot;)" office:value-type="string" office:string-value="CORRECT">
            <text:p>CORRECT</text:p>
          </table:table-cell>
          <table:table-cell table:style-name="ce9" table:formula="of:=IF([.U158]=[.B158]; &quot;CORRECT&quot;; &quot;INCORRECT&quot;)" office:value-type="string" office:string-value="CORRECT">
            <text:p>CORRECT</text:p>
          </table:table-cell>
          <table:table-cell table:style-name="ce9" table:formula="of:=IF([.U158]=[.J158]; &quot;CORRECT&quot;; &quot;INCORRECT&quot;)" office:value-type="string" office:string-value="CORRECT">
            <text:p>CORRECT</text:p>
          </table:table-cell>
          <table:table-cell table:formula="of:=IF([.X158]=&quot;CORRECT&quot;;&quot;CORRECT&quot;;IF([.F158]=&quot;Unsure&quot;; &quot;CORRECT&quot;; &quot;INCORRECT&quot;))" office:value-type="string" office:string-value="CORRECT">
            <text:p>CORRECT</text:p>
          </table:table-cell>
          <table:table-cell table:formula="of:=IF([.Y158]=&quot;CORRECT&quot;;&quot;CORRECT&quot;;IF([.N158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158]=[.AC158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158]=[.AE158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9622">
            <text:p>0.96</text:p>
          </table:table-cell>
          <table:table-cell table:style-name="ce6" office:value-type="float" office:value="92.2479">
            <text:p>92.25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5">
            <text:p>5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1.4797">
            <text:p>1.48</text:p>
          </table:table-cell>
          <table:table-cell table:style-name="ce6" office:value-type="float" office:value="102.4884">
            <text:p>102.49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59]; [.M159])" office:value-type="boolean" office:boolean-value="true">
            <text:p>TRUE</text:p>
          </table:table-cell>
          <table:table-cell table:style-name="ce17" table:formula="of:=IF([.Q159]=0;IF([.U159]=[.J159];&quot;YES&quot;; &quot;NO&quot;);&quot;&quot;)">
            <text:p/>
          </table:table-cell>
          <table:table-cell table:formula="of:=IF(AND([.O159]=1; [.R159]=&quot;NO&quot;);&quot;YES&quot;; IF([.R159]=&quot;NO&quot;;&quot;NO&quot;;&quot;&quot;))">
            <text:p/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U159]=[.T159]; &quot;CORRECT&quot;; &quot;INCORRECT&quot;)" office:value-type="string" office:string-value="CORRECT">
            <text:p>CORRECT</text:p>
          </table:table-cell>
          <table:table-cell table:style-name="ce9" table:formula="of:=IF([.U159]=[.B159]; &quot;CORRECT&quot;; &quot;INCORRECT&quot;)" office:value-type="string" office:string-value="CORRECT">
            <text:p>CORRECT</text:p>
          </table:table-cell>
          <table:table-cell table:style-name="ce9" table:formula="of:=IF([.U159]=[.J159]; &quot;CORRECT&quot;; &quot;INCORRECT&quot;)" office:value-type="string" office:string-value="CORRECT">
            <text:p>CORRECT</text:p>
          </table:table-cell>
          <table:table-cell table:formula="of:=IF([.X159]=&quot;CORRECT&quot;;&quot;CORRECT&quot;;IF([.F159]=&quot;Unsure&quot;; &quot;CORRECT&quot;; &quot;INCORRECT&quot;))" office:value-type="string" office:string-value="CORRECT">
            <text:p>CORRECT</text:p>
          </table:table-cell>
          <table:table-cell table:formula="of:=IF([.Y159]=&quot;CORRECT&quot;;&quot;CORRECT&quot;;IF([.N159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159]=[.AC159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159]=[.AE159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1801">
            <text:p>0.18</text:p>
          </table:table-cell>
          <table:table-cell table:style-name="ce6" office:value-type="float" office:value="25.0828">
            <text:p>25.08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6">
            <text:p>6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3898">
            <text:p>0.39</text:p>
          </table:table-cell>
          <table:table-cell table:style-name="ce6" office:value-type="float" office:value="37.489">
            <text:p>37.49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60]; [.M160])" office:value-type="boolean" office:boolean-value="true">
            <text:p>TRUE</text:p>
          </table:table-cell>
          <table:table-cell table:style-name="ce17" table:formula="of:=IF([.Q160]=0;IF([.U160]=[.J160];&quot;YES&quot;; &quot;NO&quot;);&quot;&quot;)">
            <text:p/>
          </table:table-cell>
          <table:table-cell table:formula="of:=IF(AND([.O160]=1; [.R160]=&quot;NO&quot;);&quot;YES&quot;; IF([.R160]=&quot;NO&quot;;&quot;NO&quot;;&quot;&quot;))">
            <text:p/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U160]=[.T160]; &quot;CORRECT&quot;; &quot;INCORRECT&quot;)" office:value-type="string" office:string-value="CORRECT">
            <text:p>CORRECT</text:p>
          </table:table-cell>
          <table:table-cell table:style-name="ce9" table:formula="of:=IF([.U160]=[.B160]; &quot;CORRECT&quot;; &quot;INCORRECT&quot;)" office:value-type="string" office:string-value="CORRECT">
            <text:p>CORRECT</text:p>
          </table:table-cell>
          <table:table-cell table:style-name="ce9" table:formula="of:=IF([.U160]=[.J160]; &quot;CORRECT&quot;; &quot;INCORRECT&quot;)" office:value-type="string" office:string-value="CORRECT">
            <text:p>CORRECT</text:p>
          </table:table-cell>
          <table:table-cell table:formula="of:=IF([.X160]=&quot;CORRECT&quot;;&quot;CORRECT&quot;;IF([.F160]=&quot;Unsure&quot;; &quot;CORRECT&quot;; &quot;INCORRECT&quot;))" office:value-type="string" office:string-value="CORRECT">
            <text:p>CORRECT</text:p>
          </table:table-cell>
          <table:table-cell table:formula="of:=IF([.Y160]=&quot;CORRECT&quot;;&quot;CORRECT&quot;;IF([.N160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160]=[.AC160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160]=[.AE160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6811">
            <text:p>0.68</text:p>
          </table:table-cell>
          <table:table-cell table:style-name="ce6" office:value-type="float" office:value="82.3331">
            <text:p>82.33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7">
            <text:p>7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8352">
            <text:p>0.84</text:p>
          </table:table-cell>
          <table:table-cell table:style-name="ce6" office:value-type="float" office:value="56.0614">
            <text:p>56.06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61]; [.M161])" office:value-type="boolean" office:boolean-value="true">
            <text:p>TRUE</text:p>
          </table:table-cell>
          <table:table-cell table:style-name="ce17" table:formula="of:=IF([.Q161]=0;IF([.U161]=[.J161];&quot;YES&quot;; &quot;NO&quot;);&quot;&quot;)">
            <text:p/>
          </table:table-cell>
          <table:table-cell table:formula="of:=IF(AND([.O161]=1; [.R161]=&quot;NO&quot;);&quot;YES&quot;; IF([.R161]=&quot;NO&quot;;&quot;NO&quot;;&quot;&quot;))">
            <text:p/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U161]=[.T161]; &quot;CORRECT&quot;; &quot;INCORRECT&quot;)" office:value-type="string" office:string-value="INCORRECT">
            <text:p>INCORRECT</text:p>
          </table:table-cell>
          <table:table-cell table:style-name="ce9" table:formula="of:=IF([.U161]=[.B161]; &quot;CORRECT&quot;; &quot;INCORRECT&quot;)" office:value-type="string" office:string-value="CORRECT">
            <text:p>CORRECT</text:p>
          </table:table-cell>
          <table:table-cell table:style-name="ce9" table:formula="of:=IF([.U161]=[.J161]; &quot;CORRECT&quot;; &quot;INCORRECT&quot;)" office:value-type="string" office:string-value="CORRECT">
            <text:p>CORRECT</text:p>
          </table:table-cell>
          <table:table-cell table:formula="of:=IF([.X161]=&quot;CORRECT&quot;;&quot;CORRECT&quot;;IF([.F161]=&quot;Unsure&quot;; &quot;CORRECT&quot;; &quot;INCORRECT&quot;))" office:value-type="string" office:string-value="CORRECT">
            <text:p>CORRECT</text:p>
          </table:table-cell>
          <table:table-cell table:formula="of:=IF([.Y161]=&quot;CORRECT&quot;;&quot;CORRECT&quot;;IF([.N161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161]=[.AC161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161]=[.AE161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8">
            <text:p>8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6">
            <text:p>0.02</text:p>
          </table:table-cell>
          <table:table-cell table:style-name="ce6" office:value-type="float" office:value="1.6298">
            <text:p>1.63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8">
            <text:p>8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1089">
            <text:p>0.11</text:p>
          </table:table-cell>
          <table:table-cell table:style-name="ce6" office:value-type="float" office:value="3.2102">
            <text:p>3.2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162]; [.M162])" office:value-type="boolean" office:boolean-value="true">
            <text:p>TRUE</text:p>
          </table:table-cell>
          <table:table-cell table:style-name="ce17" table:formula="of:=IF([.Q162]=0;IF([.U162]=[.J162];&quot;YES&quot;; &quot;NO&quot;);&quot;&quot;)">
            <text:p/>
          </table:table-cell>
          <table:table-cell table:formula="of:=IF(AND([.O162]=1; [.R162]=&quot;NO&quot;);&quot;YES&quot;; IF([.R162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162]=[.T162]; &quot;CORRECT&quot;; &quot;INCORRECT&quot;)" office:value-type="string" office:string-value="CORRECT">
            <text:p>CORRECT</text:p>
          </table:table-cell>
          <table:table-cell table:style-name="ce9" table:formula="of:=IF([.U162]=[.B162]; &quot;CORRECT&quot;; &quot;INCORRECT&quot;)" office:value-type="string" office:string-value="CORRECT">
            <text:p>CORRECT</text:p>
          </table:table-cell>
          <table:table-cell table:style-name="ce9" table:formula="of:=IF([.U162]=[.J162]; &quot;CORRECT&quot;; &quot;INCORRECT&quot;)" office:value-type="string" office:string-value="CORRECT">
            <text:p>CORRECT</text:p>
          </table:table-cell>
          <table:table-cell table:formula="of:=IF([.X162]=&quot;CORRECT&quot;;&quot;CORRECT&quot;;IF([.F162]=&quot;Unsure&quot;; &quot;CORRECT&quot;; &quot;INCORRECT&quot;))" office:value-type="string" office:string-value="CORRECT">
            <text:p>CORRECT</text:p>
          </table:table-cell>
          <table:table-cell table:formula="of:=IF([.Y162]=&quot;CORRECT&quot;;&quot;CORRECT&quot;;IF([.N162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162]=[.AC162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162]=[.AE162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9">
            <text:p>9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399">
            <text:p>0.04</text:p>
          </table:table-cell>
          <table:table-cell table:style-name="ce6" office:value-type="float" office:value="2.2157">
            <text:p>2.22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9">
            <text:p>9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481">
            <text:p>0.05</text:p>
          </table:table-cell>
          <table:table-cell table:style-name="ce6" office:value-type="float" office:value="2.58">
            <text:p>2.58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63]; [.M163])" office:value-type="boolean" office:boolean-value="true">
            <text:p>TRUE</text:p>
          </table:table-cell>
          <table:table-cell table:style-name="ce17" table:formula="of:=IF([.Q163]=0;IF([.U163]=[.J163];&quot;YES&quot;; &quot;NO&quot;);&quot;&quot;)">
            <text:p/>
          </table:table-cell>
          <table:table-cell table:formula="of:=IF(AND([.O163]=1; [.R163]=&quot;NO&quot;);&quot;YES&quot;; IF([.R163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163]=[.T163]; &quot;CORRECT&quot;; &quot;INCORRECT&quot;)" office:value-type="string" office:string-value="CORRECT">
            <text:p>CORRECT</text:p>
          </table:table-cell>
          <table:table-cell table:style-name="ce9" table:formula="of:=IF([.U163]=[.B163]; &quot;CORRECT&quot;; &quot;INCORRECT&quot;)" office:value-type="string" office:string-value="CORRECT">
            <text:p>CORRECT</text:p>
          </table:table-cell>
          <table:table-cell table:style-name="ce9" table:formula="of:=IF([.U163]=[.J163]; &quot;CORRECT&quot;; &quot;INCORRECT&quot;)" office:value-type="string" office:string-value="CORRECT">
            <text:p>CORRECT</text:p>
          </table:table-cell>
          <table:table-cell table:formula="of:=IF([.X163]=&quot;CORRECT&quot;;&quot;CORRECT&quot;;IF([.F163]=&quot;Unsure&quot;; &quot;CORRECT&quot;; &quot;INCORRECT&quot;))" office:value-type="string" office:string-value="CORRECT">
            <text:p>CORRECT</text:p>
          </table:table-cell>
          <table:table-cell table:formula="of:=IF([.Y163]=&quot;CORRECT&quot;;&quot;CORRECT&quot;;IF([.N163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163]=[.AC163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163]=[.AE163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10">
            <text:p>10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10.6479">
            <text:p>10.65</text:p>
          </table:table-cell>
          <table:table-cell table:style-name="ce8" office:value-type="float" office:value="1354">
            <text:p>1.35E+003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10">
            <text:p>10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12.0041">
            <text:p>12</text:p>
          </table:table-cell>
          <table:table-cell table:style-name="ce6" office:value-type="float" office:value="865.6867">
            <text:p>865.69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64]; [.M164])" office:value-type="boolean" office:boolean-value="true">
            <text:p>TRUE</text:p>
          </table:table-cell>
          <table:table-cell table:style-name="ce17" table:formula="of:=IF([.Q164]=0;IF([.U164]=[.J164];&quot;YES&quot;; &quot;NO&quot;);&quot;&quot;)">
            <text:p/>
          </table:table-cell>
          <table:table-cell table:formula="of:=IF(AND([.O164]=1; [.R164]=&quot;NO&quot;);&quot;YES&quot;; IF([.R164]=&quot;NO&quot;;&quot;NO&quot;;&quot;&quot;))">
            <text:p/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U164]=[.T164]; &quot;CORRECT&quot;; &quot;INCORRECT&quot;)" office:value-type="string" office:string-value="CORRECT">
            <text:p>CORRECT</text:p>
          </table:table-cell>
          <table:table-cell table:style-name="ce9" table:formula="of:=IF([.U164]=[.B164]; &quot;CORRECT&quot;; &quot;INCORRECT&quot;)" office:value-type="string" office:string-value="CORRECT">
            <text:p>CORRECT</text:p>
          </table:table-cell>
          <table:table-cell table:style-name="ce9" table:formula="of:=IF([.U164]=[.J164]; &quot;CORRECT&quot;; &quot;INCORRECT&quot;)" office:value-type="string" office:string-value="CORRECT">
            <text:p>CORRECT</text:p>
          </table:table-cell>
          <table:table-cell table:formula="of:=IF([.X164]=&quot;CORRECT&quot;;&quot;CORRECT&quot;;IF([.F164]=&quot;Unsure&quot;; &quot;CORRECT&quot;; &quot;INCORRECT&quot;))" office:value-type="string" office:string-value="CORRECT">
            <text:p>CORRECT</text:p>
          </table:table-cell>
          <table:table-cell table:formula="of:=IF([.Y164]=&quot;CORRECT&quot;;&quot;CORRECT&quot;;IF([.N164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164]=[.AC164]; &quot;CORRECT&quot;; &quot;INCORRECT&quot;)" office:value-type="string" office:string-value="CORRECT">
            <text:p>CORRECT</text:p>
          </table:table-cell>
          <table:table-cell office:value-type="float" office:value="0">
            <text:p>0</text:p>
          </table:table-cell>
          <table:table-cell table:formula="of:=IF([.U164]=[.AE164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11">
            <text:p>11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4.6728">
            <text:p>4.67</text:p>
          </table:table-cell>
          <table:table-cell table:style-name="ce6" office:value-type="float" office:value="520.4969">
            <text:p>520.5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11">
            <text:p>11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5.225">
            <text:p>5.23</text:p>
          </table:table-cell>
          <table:table-cell table:style-name="ce6" office:value-type="float" office:value="395.5771">
            <text:p>395.58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65]; [.M165])" office:value-type="boolean" office:boolean-value="true">
            <text:p>TRUE</text:p>
          </table:table-cell>
          <table:table-cell table:style-name="ce17" table:formula="of:=IF([.Q165]=0;IF([.U165]=[.J165];&quot;YES&quot;; &quot;NO&quot;);&quot;&quot;)">
            <text:p/>
          </table:table-cell>
          <table:table-cell table:formula="of:=IF(AND([.O165]=1; [.R165]=&quot;NO&quot;);&quot;YES&quot;; IF([.R165]=&quot;NO&quot;;&quot;NO&quot;;&quot;&quot;))">
            <text:p/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U165]=[.T165]; &quot;CORRECT&quot;; &quot;INCORRECT&quot;)" office:value-type="string" office:string-value="CORRECT">
            <text:p>CORRECT</text:p>
          </table:table-cell>
          <table:table-cell table:style-name="ce9" table:formula="of:=IF([.U165]=[.B165]; &quot;CORRECT&quot;; &quot;INCORRECT&quot;)" office:value-type="string" office:string-value="CORRECT">
            <text:p>CORRECT</text:p>
          </table:table-cell>
          <table:table-cell table:style-name="ce9" table:formula="of:=IF([.U165]=[.J165]; &quot;CORRECT&quot;; &quot;INCORRECT&quot;)" office:value-type="string" office:string-value="CORRECT">
            <text:p>CORRECT</text:p>
          </table:table-cell>
          <table:table-cell table:formula="of:=IF([.X165]=&quot;CORRECT&quot;;&quot;CORRECT&quot;;IF([.F165]=&quot;Unsure&quot;; &quot;CORRECT&quot;; &quot;INCORRECT&quot;))" office:value-type="string" office:string-value="CORRECT">
            <text:p>CORRECT</text:p>
          </table:table-cell>
          <table:table-cell table:formula="of:=IF([.Y165]=&quot;CORRECT&quot;;&quot;CORRECT&quot;;IF([.N165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165]=[.AC165]; &quot;CORRECT&quot;; &quot;INCORRECT&quot;)" office:value-type="string" office:string-value="CORRECT">
            <text:p>CORRECT</text:p>
          </table:table-cell>
          <table:table-cell office:value-type="float" office:value="0">
            <text:p>0</text:p>
          </table:table-cell>
          <table:table-cell table:formula="of:=IF([.U165]=[.AE165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12">
            <text:p>12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272">
            <text:p>0.03</text:p>
          </table:table-cell>
          <table:table-cell table:style-name="ce6" office:value-type="float" office:value="3.3619">
            <text:p>3.36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12">
            <text:p>12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721">
            <text:p>0.07</text:p>
          </table:table-cell>
          <table:table-cell table:style-name="ce6" office:value-type="float" office:value="6.5104">
            <text:p>6.5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166]; [.M166])" office:value-type="boolean" office:boolean-value="true">
            <text:p>TRUE</text:p>
          </table:table-cell>
          <table:table-cell table:style-name="ce17" table:formula="of:=IF([.Q166]=0;IF([.U166]=[.J166];&quot;YES&quot;; &quot;NO&quot;);&quot;&quot;)">
            <text:p/>
          </table:table-cell>
          <table:table-cell table:formula="of:=IF(AND([.O166]=1; [.R166]=&quot;NO&quot;);&quot;YES&quot;; IF([.R166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166]=[.T166]; &quot;CORRECT&quot;; &quot;INCORRECT&quot;)" office:value-type="string" office:string-value="CORRECT">
            <text:p>CORRECT</text:p>
          </table:table-cell>
          <table:table-cell table:style-name="ce9" table:formula="of:=IF([.U166]=[.B166]; &quot;CORRECT&quot;; &quot;INCORRECT&quot;)" office:value-type="string" office:string-value="CORRECT">
            <text:p>CORRECT</text:p>
          </table:table-cell>
          <table:table-cell table:style-name="ce9" table:formula="of:=IF([.U166]=[.J166]; &quot;CORRECT&quot;; &quot;INCORRECT&quot;)" office:value-type="string" office:string-value="CORRECT">
            <text:p>CORRECT</text:p>
          </table:table-cell>
          <table:table-cell table:formula="of:=IF([.X166]=&quot;CORRECT&quot;;&quot;CORRECT&quot;;IF([.F166]=&quot;Unsure&quot;; &quot;CORRECT&quot;; &quot;INCORRECT&quot;))" office:value-type="string" office:string-value="CORRECT">
            <text:p>CORRECT</text:p>
          </table:table-cell>
          <table:table-cell table:formula="of:=IF([.Y166]=&quot;CORRECT&quot;;&quot;CORRECT&quot;;IF([.N166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166]=[.AC166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166]=[.AE166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13">
            <text:p>13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013">
            <text:p>0</text:p>
          </table:table-cell>
          <table:table-cell table:style-name="ce6" office:value-type="float" office:value="0.101">
            <text:p>0.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13">
            <text:p>13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85">
            <text:p>0.09</text:p>
          </table:table-cell>
          <table:table-cell table:style-name="ce6" office:value-type="float" office:value="2.3552">
            <text:p>2.36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67]; [.M167])" office:value-type="boolean" office:boolean-value="true">
            <text:p>TRUE</text:p>
          </table:table-cell>
          <table:table-cell table:style-name="ce17" table:formula="of:=IF([.Q167]=0;IF([.U167]=[.J167];&quot;YES&quot;; &quot;NO&quot;);&quot;&quot;)">
            <text:p/>
          </table:table-cell>
          <table:table-cell table:formula="of:=IF(AND([.O167]=1; [.R167]=&quot;NO&quot;);&quot;YES&quot;; IF([.R167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167]=[.T167]; &quot;CORRECT&quot;; &quot;INCORRECT&quot;)" office:value-type="string" office:string-value="CORRECT">
            <text:p>CORRECT</text:p>
          </table:table-cell>
          <table:table-cell table:style-name="ce9" table:formula="of:=IF([.U167]=[.B167]; &quot;CORRECT&quot;; &quot;INCORRECT&quot;)" office:value-type="string" office:string-value="CORRECT">
            <text:p>CORRECT</text:p>
          </table:table-cell>
          <table:table-cell table:style-name="ce9" table:formula="of:=IF([.U167]=[.J167]; &quot;CORRECT&quot;; &quot;INCORRECT&quot;)" office:value-type="string" office:string-value="CORRECT">
            <text:p>CORRECT</text:p>
          </table:table-cell>
          <table:table-cell table:formula="of:=IF([.X167]=&quot;CORRECT&quot;;&quot;CORRECT&quot;;IF([.F167]=&quot;Unsure&quot;; &quot;CORRECT&quot;; &quot;INCORRECT&quot;))" office:value-type="string" office:string-value="CORRECT">
            <text:p>CORRECT</text:p>
          </table:table-cell>
          <table:table-cell table:formula="of:=IF([.Y167]=&quot;CORRECT&quot;;&quot;CORRECT&quot;;IF([.N167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167]=[.AC167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167]=[.AE167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14">
            <text:p>14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2333">
            <text:p>0.23</text:p>
          </table:table-cell>
          <table:table-cell table:style-name="ce6" office:value-type="float" office:value="23.2253">
            <text:p>23.23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14">
            <text:p>14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286">
            <text:p>0.29</text:p>
          </table:table-cell>
          <table:table-cell table:style-name="ce6" office:value-type="float" office:value="21.5152">
            <text:p>21.52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68]; [.M168])" office:value-type="boolean" office:boolean-value="true">
            <text:p>TRUE</text:p>
          </table:table-cell>
          <table:table-cell table:style-name="ce17" table:formula="of:=IF([.Q168]=0;IF([.U168]=[.J168];&quot;YES&quot;; &quot;NO&quot;);&quot;&quot;)">
            <text:p/>
          </table:table-cell>
          <table:table-cell table:formula="of:=IF(AND([.O168]=1; [.R168]=&quot;NO&quot;);&quot;YES&quot;; IF([.R168]=&quot;NO&quot;;&quot;NO&quot;;&quot;&quot;))">
            <text:p/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U168]=[.T168]; &quot;CORRECT&quot;; &quot;INCORRECT&quot;)" office:value-type="string" office:string-value="INCORRECT">
            <text:p>INCORRECT</text:p>
          </table:table-cell>
          <table:table-cell table:style-name="ce9" table:formula="of:=IF([.U168]=[.B168]; &quot;CORRECT&quot;; &quot;INCORRECT&quot;)" office:value-type="string" office:string-value="CORRECT">
            <text:p>CORRECT</text:p>
          </table:table-cell>
          <table:table-cell table:style-name="ce9" table:formula="of:=IF([.U168]=[.J168]; &quot;CORRECT&quot;; &quot;INCORRECT&quot;)" office:value-type="string" office:string-value="CORRECT">
            <text:p>CORRECT</text:p>
          </table:table-cell>
          <table:table-cell table:formula="of:=IF([.X168]=&quot;CORRECT&quot;;&quot;CORRECT&quot;;IF([.F168]=&quot;Unsure&quot;; &quot;CORRECT&quot;; &quot;INCORRECT&quot;))" office:value-type="string" office:string-value="CORRECT">
            <text:p>CORRECT</text:p>
          </table:table-cell>
          <table:table-cell table:formula="of:=IF([.Y168]=&quot;CORRECT&quot;;&quot;CORRECT&quot;;IF([.N168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168]=[.AC168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168]=[.AE168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15">
            <text:p>15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2773">
            <text:p>0.28</text:p>
          </table:table-cell>
          <table:table-cell table:style-name="ce6" office:value-type="float" office:value="34.3482">
            <text:p>34.35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15">
            <text:p>15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508">
            <text:p>0.51</text:p>
          </table:table-cell>
          <table:table-cell table:style-name="ce6" office:value-type="float" office:value="31.4812">
            <text:p>31.48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69]; [.M169])" office:value-type="boolean" office:boolean-value="true">
            <text:p>TRUE</text:p>
          </table:table-cell>
          <table:table-cell table:style-name="ce17" table:formula="of:=IF([.Q169]=0;IF([.U169]=[.J169];&quot;YES&quot;; &quot;NO&quot;);&quot;&quot;)">
            <text:p/>
          </table:table-cell>
          <table:table-cell table:formula="of:=IF(AND([.O169]=1; [.R169]=&quot;NO&quot;);&quot;YES&quot;; IF([.R169]=&quot;NO&quot;;&quot;NO&quot;;&quot;&quot;))">
            <text:p/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U169]=[.T169]; &quot;CORRECT&quot;; &quot;INCORRECT&quot;)" office:value-type="string" office:string-value="CORRECT">
            <text:p>CORRECT</text:p>
          </table:table-cell>
          <table:table-cell table:style-name="ce9" table:formula="of:=IF([.U169]=[.B169]; &quot;CORRECT&quot;; &quot;INCORRECT&quot;)" office:value-type="string" office:string-value="CORRECT">
            <text:p>CORRECT</text:p>
          </table:table-cell>
          <table:table-cell table:style-name="ce9" table:formula="of:=IF([.U169]=[.J169]; &quot;CORRECT&quot;; &quot;INCORRECT&quot;)" office:value-type="string" office:string-value="CORRECT">
            <text:p>CORRECT</text:p>
          </table:table-cell>
          <table:table-cell table:formula="of:=IF([.X169]=&quot;CORRECT&quot;;&quot;CORRECT&quot;;IF([.F169]=&quot;Unsure&quot;; &quot;CORRECT&quot;; &quot;INCORRECT&quot;))" office:value-type="string" office:string-value="CORRECT">
            <text:p>CORRECT</text:p>
          </table:table-cell>
          <table:table-cell table:formula="of:=IF([.Y169]=&quot;CORRECT&quot;;&quot;CORRECT&quot;;IF([.N169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169]=[.AC169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169]=[.AE169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16">
            <text:p>16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419">
            <text:p>0.04</text:p>
          </table:table-cell>
          <table:table-cell table:style-name="ce6" office:value-type="float" office:value="3.9158">
            <text:p>3.92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16">
            <text:p>16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1193">
            <text:p>0.12</text:p>
          </table:table-cell>
          <table:table-cell table:style-name="ce6" office:value-type="float" office:value="13.8943">
            <text:p>13.89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170]; [.M170])" office:value-type="boolean" office:boolean-value="false">
            <text:p>FALSE</text:p>
          </table:table-cell>
          <table:table-cell table:style-name="ce17" table:formula="of:=IF([.Q170]=0;IF([.U170]=[.J170];&quot;YES&quot;; &quot;NO&quot;);&quot;&quot;)" office:value-type="string" office:string-value="YES">
            <text:p>YES</text:p>
          </table:table-cell>
          <table:table-cell table:formula="of:=IF(AND([.O170]=1; [.R170]=&quot;NO&quot;);&quot;YES&quot;; IF([.R170]=&quot;NO&quot;;&quot;NO&quot;;&quot;&quot;))">
            <text:p/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U170]=[.T170]; &quot;CORRECT&quot;; &quot;INCORRECT&quot;)" office:value-type="string" office:string-value="INCORRECT">
            <text:p>INCORRECT</text:p>
          </table:table-cell>
          <table:table-cell table:style-name="ce9" table:formula="of:=IF([.U170]=[.B170]; &quot;CORRECT&quot;; &quot;INCORRECT&quot;)" office:value-type="string" office:string-value="INCORRECT">
            <text:p>INCORRECT</text:p>
          </table:table-cell>
          <table:table-cell table:style-name="ce9" table:formula="of:=IF([.U170]=[.J170]; &quot;CORRECT&quot;; &quot;INCORRECT&quot;)" office:value-type="string" office:string-value="CORRECT">
            <text:p>CORRECT</text:p>
          </table:table-cell>
          <table:table-cell table:formula="of:=IF([.X170]=&quot;CORRECT&quot;;&quot;CORRECT&quot;;IF([.F170]=&quot;Unsure&quot;; &quot;CORRECT&quot;; &quot;INCORRECT&quot;))" office:value-type="string" office:string-value="INCORRECT">
            <text:p>INCORRECT</text:p>
          </table:table-cell>
          <table:table-cell table:formula="of:=IF([.Y170]=&quot;CORRECT&quot;;&quot;CORRECT&quot;;IF([.N170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170]=[.AC170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170]=[.AE170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17">
            <text:p>17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4012">
            <text:p>0.4</text:p>
          </table:table-cell>
          <table:table-cell table:style-name="ce6" office:value-type="float" office:value="37.4218">
            <text:p>37.42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17">
            <text:p>17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5326">
            <text:p>0.53</text:p>
          </table:table-cell>
          <table:table-cell table:style-name="ce6" office:value-type="float" office:value="35.6879">
            <text:p>35.69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71]; [.M171])" office:value-type="boolean" office:boolean-value="true">
            <text:p>TRUE</text:p>
          </table:table-cell>
          <table:table-cell table:style-name="ce17" table:formula="of:=IF([.Q171]=0;IF([.U171]=[.J171];&quot;YES&quot;; &quot;NO&quot;);&quot;&quot;)">
            <text:p/>
          </table:table-cell>
          <table:table-cell table:formula="of:=IF(AND([.O171]=1; [.R171]=&quot;NO&quot;);&quot;YES&quot;; IF([.R171]=&quot;NO&quot;;&quot;NO&quot;;&quot;&quot;))">
            <text:p/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U171]=[.T171]; &quot;CORRECT&quot;; &quot;INCORRECT&quot;)" office:value-type="string" office:string-value="INCORRECT">
            <text:p>INCORRECT</text:p>
          </table:table-cell>
          <table:table-cell table:style-name="ce9" table:formula="of:=IF([.U171]=[.B171]; &quot;CORRECT&quot;; &quot;INCORRECT&quot;)" office:value-type="string" office:string-value="CORRECT">
            <text:p>CORRECT</text:p>
          </table:table-cell>
          <table:table-cell table:style-name="ce9" table:formula="of:=IF([.U171]=[.J171]; &quot;CORRECT&quot;; &quot;INCORRECT&quot;)" office:value-type="string" office:string-value="CORRECT">
            <text:p>CORRECT</text:p>
          </table:table-cell>
          <table:table-cell table:formula="of:=IF([.X171]=&quot;CORRECT&quot;;&quot;CORRECT&quot;;IF([.F171]=&quot;Unsure&quot;; &quot;CORRECT&quot;; &quot;INCORRECT&quot;))" office:value-type="string" office:string-value="CORRECT">
            <text:p>CORRECT</text:p>
          </table:table-cell>
          <table:table-cell table:formula="of:=IF([.Y171]=&quot;CORRECT&quot;;&quot;CORRECT&quot;;IF([.N171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171]=[.AC171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171]=[.AE171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18">
            <text:p>18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1.2437">
            <text:p>1.24</text:p>
          </table:table-cell>
          <table:table-cell table:style-name="ce6" office:value-type="float" office:value="169.882">
            <text:p>169.88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18">
            <text:p>18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2.2829">
            <text:p>2.28</text:p>
          </table:table-cell>
          <table:table-cell table:style-name="ce6" office:value-type="float" office:value="157.6732">
            <text:p>157.67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72]; [.M172])" office:value-type="boolean" office:boolean-value="true">
            <text:p>TRUE</text:p>
          </table:table-cell>
          <table:table-cell table:style-name="ce17" table:formula="of:=IF([.Q172]=0;IF([.U172]=[.J172];&quot;YES&quot;; &quot;NO&quot;);&quot;&quot;)">
            <text:p/>
          </table:table-cell>
          <table:table-cell table:formula="of:=IF(AND([.O172]=1; [.R172]=&quot;NO&quot;);&quot;YES&quot;; IF([.R172]=&quot;NO&quot;;&quot;NO&quot;;&quot;&quot;))">
            <text:p/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U172]=[.T172]; &quot;CORRECT&quot;; &quot;INCORRECT&quot;)" office:value-type="string" office:string-value="CORRECT">
            <text:p>CORRECT</text:p>
          </table:table-cell>
          <table:table-cell table:style-name="ce9" table:formula="of:=IF([.U172]=[.B172]; &quot;CORRECT&quot;; &quot;INCORRECT&quot;)" office:value-type="string" office:string-value="CORRECT">
            <text:p>CORRECT</text:p>
          </table:table-cell>
          <table:table-cell table:style-name="ce9" table:formula="of:=IF([.U172]=[.J172]; &quot;CORRECT&quot;; &quot;INCORRECT&quot;)" office:value-type="string" office:string-value="CORRECT">
            <text:p>CORRECT</text:p>
          </table:table-cell>
          <table:table-cell table:formula="of:=IF([.X172]=&quot;CORRECT&quot;;&quot;CORRECT&quot;;IF([.F172]=&quot;Unsure&quot;; &quot;CORRECT&quot;; &quot;INCORRECT&quot;))" office:value-type="string" office:string-value="CORRECT">
            <text:p>CORRECT</text:p>
          </table:table-cell>
          <table:table-cell table:formula="of:=IF([.Y172]=&quot;CORRECT&quot;;&quot;CORRECT&quot;;IF([.N172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172]=[.AC172]; &quot;CORRECT&quot;; &quot;INCORRECT&quot;)" office:value-type="string" office:string-value="CORRECT">
            <text:p>CORRECT</text:p>
          </table:table-cell>
          <table:table-cell office:value-type="float" office:value="0">
            <text:p>0</text:p>
          </table:table-cell>
          <table:table-cell table:formula="of:=IF([.U172]=[.AE172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19">
            <text:p>19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10.0045">
            <text:p>10</text:p>
          </table:table-cell>
          <table:table-cell table:style-name="ce8" office:value-type="float" office:value="1606.6">
            <text:p>1.61E+003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19">
            <text:p>19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9.7072">
            <text:p>9.71</text:p>
          </table:table-cell>
          <table:table-cell table:style-name="ce8" office:value-type="float" office:value="1254.6">
            <text:p>1.25E+003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73]; [.M173])" office:value-type="boolean" office:boolean-value="true">
            <text:p>TRUE</text:p>
          </table:table-cell>
          <table:table-cell table:style-name="ce17" table:formula="of:=IF([.Q173]=0;IF([.U173]=[.J173];&quot;YES&quot;; &quot;NO&quot;);&quot;&quot;)">
            <text:p/>
          </table:table-cell>
          <table:table-cell table:formula="of:=IF(AND([.O173]=1; [.R173]=&quot;NO&quot;);&quot;YES&quot;; IF([.R173]=&quot;NO&quot;;&quot;NO&quot;;&quot;&quot;))">
            <text:p/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U173]=[.T173]; &quot;CORRECT&quot;; &quot;INCORRECT&quot;)" office:value-type="string" office:string-value="CORRECT">
            <text:p>CORRECT</text:p>
          </table:table-cell>
          <table:table-cell table:style-name="ce9" table:formula="of:=IF([.U173]=[.B173]; &quot;CORRECT&quot;; &quot;INCORRECT&quot;)" office:value-type="string" office:string-value="CORRECT">
            <text:p>CORRECT</text:p>
          </table:table-cell>
          <table:table-cell table:style-name="ce9" table:formula="of:=IF([.U173]=[.J173]; &quot;CORRECT&quot;; &quot;INCORRECT&quot;)" office:value-type="string" office:string-value="CORRECT">
            <text:p>CORRECT</text:p>
          </table:table-cell>
          <table:table-cell table:formula="of:=IF([.X173]=&quot;CORRECT&quot;;&quot;CORRECT&quot;;IF([.F173]=&quot;Unsure&quot;; &quot;CORRECT&quot;; &quot;INCORRECT&quot;))" office:value-type="string" office:string-value="CORRECT">
            <text:p>CORRECT</text:p>
          </table:table-cell>
          <table:table-cell table:formula="of:=IF([.Y173]=&quot;CORRECT&quot;;&quot;CORRECT&quot;;IF([.N173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173]=[.AC173]; &quot;CORRECT&quot;; &quot;INCORRECT&quot;)" office:value-type="string" office:string-value="CORRECT">
            <text:p>CORRECT</text:p>
          </table:table-cell>
          <table:table-cell office:value-type="float" office:value="0">
            <text:p>0</text:p>
          </table:table-cell>
          <table:table-cell table:formula="of:=IF([.U173]=[.AE173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20">
            <text:p>20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5.0128">
            <text:p>5.01</text:p>
          </table:table-cell>
          <table:table-cell table:style-name="ce6" office:value-type="float" office:value="586.0771">
            <text:p>586.08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20">
            <text:p>20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6.9484">
            <text:p>6.95</text:p>
          </table:table-cell>
          <table:table-cell table:style-name="ce6" office:value-type="float" office:value="399.4594">
            <text:p>399.46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74]; [.M174])" office:value-type="boolean" office:boolean-value="true">
            <text:p>TRUE</text:p>
          </table:table-cell>
          <table:table-cell table:style-name="ce17" table:formula="of:=IF([.Q174]=0;IF([.U174]=[.J174];&quot;YES&quot;; &quot;NO&quot;);&quot;&quot;)">
            <text:p/>
          </table:table-cell>
          <table:table-cell table:formula="of:=IF(AND([.O174]=1; [.R174]=&quot;NO&quot;);&quot;YES&quot;; IF([.R174]=&quot;NO&quot;;&quot;NO&quot;;&quot;&quot;))">
            <text:p/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U174]=[.T174]; &quot;CORRECT&quot;; &quot;INCORRECT&quot;)" office:value-type="string" office:string-value="CORRECT">
            <text:p>CORRECT</text:p>
          </table:table-cell>
          <table:table-cell table:style-name="ce9" table:formula="of:=IF([.U174]=[.B174]; &quot;CORRECT&quot;; &quot;INCORRECT&quot;)" office:value-type="string" office:string-value="CORRECT">
            <text:p>CORRECT</text:p>
          </table:table-cell>
          <table:table-cell table:style-name="ce9" table:formula="of:=IF([.U174]=[.J174]; &quot;CORRECT&quot;; &quot;INCORRECT&quot;)" office:value-type="string" office:string-value="CORRECT">
            <text:p>CORRECT</text:p>
          </table:table-cell>
          <table:table-cell table:formula="of:=IF([.X174]=&quot;CORRECT&quot;;&quot;CORRECT&quot;;IF([.F174]=&quot;Unsure&quot;; &quot;CORRECT&quot;; &quot;INCORRECT&quot;))" office:value-type="string" office:string-value="CORRECT">
            <text:p>CORRECT</text:p>
          </table:table-cell>
          <table:table-cell table:formula="of:=IF([.Y174]=&quot;CORRECT&quot;;&quot;CORRECT&quot;;IF([.N174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174]=[.AC174]; &quot;CORRECT&quot;; &quot;INCORRECT&quot;)" office:value-type="string" office:string-value="CORRECT">
            <text:p>CORRECT</text:p>
          </table:table-cell>
          <table:table-cell office:value-type="float" office:value="0">
            <text:p>0</text:p>
          </table:table-cell>
          <table:table-cell table:formula="of:=IF([.U174]=[.AE174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21">
            <text:p>21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535">
            <text:p>0.54</text:p>
          </table:table-cell>
          <table:table-cell table:style-name="ce6" office:value-type="float" office:value="20.3083">
            <text:p>20.31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21">
            <text:p>21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1.4822">
            <text:p>1.48</text:p>
          </table:table-cell>
          <table:table-cell table:style-name="ce6" office:value-type="float" office:value="33.854">
            <text:p>33.85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75]; [.M175])" office:value-type="boolean" office:boolean-value="true">
            <text:p>TRUE</text:p>
          </table:table-cell>
          <table:table-cell table:style-name="ce17" table:formula="of:=IF([.Q175]=0;IF([.U175]=[.J175];&quot;YES&quot;; &quot;NO&quot;);&quot;&quot;)">
            <text:p/>
          </table:table-cell>
          <table:table-cell table:formula="of:=IF(AND([.O175]=1; [.R175]=&quot;NO&quot;);&quot;YES&quot;; IF([.R175]=&quot;NO&quot;;&quot;NO&quot;;&quot;&quot;))">
            <text:p/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U175]=[.T175]; &quot;CORRECT&quot;; &quot;INCORRECT&quot;)" office:value-type="string" office:string-value="CORRECT">
            <text:p>CORRECT</text:p>
          </table:table-cell>
          <table:table-cell table:style-name="ce9" table:formula="of:=IF([.U175]=[.B175]; &quot;CORRECT&quot;; &quot;INCORRECT&quot;)" office:value-type="string" office:string-value="CORRECT">
            <text:p>CORRECT</text:p>
          </table:table-cell>
          <table:table-cell table:style-name="ce9" table:formula="of:=IF([.U175]=[.J175]; &quot;CORRECT&quot;; &quot;INCORRECT&quot;)" office:value-type="string" office:string-value="CORRECT">
            <text:p>CORRECT</text:p>
          </table:table-cell>
          <table:table-cell table:formula="of:=IF([.X175]=&quot;CORRECT&quot;;&quot;CORRECT&quot;;IF([.F175]=&quot;Unsure&quot;; &quot;CORRECT&quot;; &quot;INCORRECT&quot;))" office:value-type="string" office:string-value="CORRECT">
            <text:p>CORRECT</text:p>
          </table:table-cell>
          <table:table-cell table:formula="of:=IF([.Y175]=&quot;CORRECT&quot;;&quot;CORRECT&quot;;IF([.N175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175]=[.AC175]; &quot;CORRECT&quot;; &quot;INCORRECT&quot;)" office:value-type="string" office:string-value="CORRECT">
            <text:p>CORRECT</text:p>
          </table:table-cell>
          <table:table-cell office:value-type="float" office:value="0">
            <text:p>0</text:p>
          </table:table-cell>
          <table:table-cell table:formula="of:=IF([.U175]=[.AE175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22">
            <text:p>22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073">
            <text:p>0.07</text:p>
          </table:table-cell>
          <table:table-cell table:style-name="ce6" office:value-type="float" office:value="10.2765">
            <text:p>10.28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style-name="ce6" office:value-type="float" office:value="22">
            <text:p>22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2062">
            <text:p>0.21</text:p>
          </table:table-cell>
          <table:table-cell table:style-name="ce6" office:value-type="float" office:value="12.9363">
            <text:p>12.94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176]; [.M176])" office:value-type="boolean" office:boolean-value="true">
            <text:p>TRUE</text:p>
          </table:table-cell>
          <table:table-cell table:style-name="ce17" table:formula="of:=IF([.Q176]=0;IF([.U176]=[.J176];&quot;YES&quot;; &quot;NO&quot;);&quot;&quot;)">
            <text:p/>
          </table:table-cell>
          <table:table-cell table:formula="of:=IF(AND([.O176]=1; [.R176]=&quot;NO&quot;);&quot;YES&quot;; IF([.R176]=&quot;NO&quot;;&quot;NO&quot;;&quot;&quot;))">
            <text:p/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U176]=[.T176]; &quot;CORRECT&quot;; &quot;INCORRECT&quot;)" office:value-type="string" office:string-value="CORRECT">
            <text:p>CORRECT</text:p>
          </table:table-cell>
          <table:table-cell table:style-name="ce9" table:formula="of:=IF([.U176]=[.B176]; &quot;CORRECT&quot;; &quot;INCORRECT&quot;)" office:value-type="string" office:string-value="CORRECT">
            <text:p>CORRECT</text:p>
          </table:table-cell>
          <table:table-cell table:style-name="ce9" table:formula="of:=IF([.U176]=[.J176]; &quot;CORRECT&quot;; &quot;INCORRECT&quot;)" office:value-type="string" office:string-value="CORRECT">
            <text:p>CORRECT</text:p>
          </table:table-cell>
          <table:table-cell table:formula="of:=IF([.X176]=&quot;CORRECT&quot;;&quot;CORRECT&quot;;IF([.F176]=&quot;Unsure&quot;; &quot;CORRECT&quot;; &quot;INCORRECT&quot;))" office:value-type="string" office:string-value="CORRECT">
            <text:p>CORRECT</text:p>
          </table:table-cell>
          <table:table-cell table:formula="of:=IF([.Y176]=&quot;CORRECT&quot;;&quot;CORRECT&quot;;IF([.N176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176]=[.AC176]; &quot;CORRECT&quot;; &quot;INCORRECT&quot;)" office:value-type="string" office:string-value="CORRECT">
            <text:p>CORRECT</text:p>
          </table:table-cell>
          <table:table-cell office:value-type="float" office:value="0">
            <text:p>0</text:p>
          </table:table-cell>
          <table:table-cell table:formula="of:=IF([.U176]=[.AE176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23">
            <text:p>23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355">
            <text:p>0.04</text:p>
          </table:table-cell>
          <table:table-cell table:style-name="ce6" office:value-type="float" office:value="3.9683">
            <text:p>3.97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23">
            <text:p>23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864">
            <text:p>0.09</text:p>
          </table:table-cell>
          <table:table-cell table:style-name="ce6" office:value-type="float" office:value="4.9985">
            <text:p>5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77]; [.M177])" office:value-type="boolean" office:boolean-value="true">
            <text:p>TRUE</text:p>
          </table:table-cell>
          <table:table-cell table:style-name="ce17" table:formula="of:=IF([.Q177]=0;IF([.U177]=[.J177];&quot;YES&quot;; &quot;NO&quot;);&quot;&quot;)">
            <text:p/>
          </table:table-cell>
          <table:table-cell table:formula="of:=IF(AND([.O177]=1; [.R177]=&quot;NO&quot;);&quot;YES&quot;; IF([.R177]=&quot;NO&quot;;&quot;NO&quot;;&quot;&quot;))">
            <text:p/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U177]=[.T177]; &quot;CORRECT&quot;; &quot;INCORRECT&quot;)" office:value-type="string" office:string-value="INCORRECT">
            <text:p>INCORRECT</text:p>
          </table:table-cell>
          <table:table-cell table:style-name="ce9" table:formula="of:=IF([.U177]=[.B177]; &quot;CORRECT&quot;; &quot;INCORRECT&quot;)" office:value-type="string" office:string-value="INCORRECT">
            <text:p>INCORRECT</text:p>
          </table:table-cell>
          <table:table-cell table:style-name="ce9" table:formula="of:=IF([.U177]=[.J177]; &quot;CORRECT&quot;; &quot;INCORRECT&quot;)" office:value-type="string" office:string-value="INCORRECT">
            <text:p>INCORRECT</text:p>
          </table:table-cell>
          <table:table-cell table:formula="of:=IF([.X177]=&quot;CORRECT&quot;;&quot;CORRECT&quot;;IF([.F177]=&quot;Unsure&quot;; &quot;CORRECT&quot;; &quot;INCORRECT&quot;))" office:value-type="string" office:string-value="INCORRECT">
            <text:p>INCORRECT</text:p>
          </table:table-cell>
          <table:table-cell table:formula="of:=IF([.Y177]=&quot;CORRECT&quot;;&quot;CORRECT&quot;;IF([.N177]=&quot;Unsure&quot;; &quot;CORRECT&quot;; &quot;INCORRECT&quot;))" office:value-type="string" office:string-value="INCORRECT">
            <text:p>IN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177]=[.AC177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177]=[.AE177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24">
            <text:p>24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819">
            <text:p>0.08</text:p>
          </table:table-cell>
          <table:table-cell table:style-name="ce6" office:value-type="float" office:value="4.4228">
            <text:p>4.42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24">
            <text:p>24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1349">
            <text:p>0.13</text:p>
          </table:table-cell>
          <table:table-cell table:style-name="ce6" office:value-type="float" office:value="5.7772">
            <text:p>5.78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178]; [.M178])" office:value-type="boolean" office:boolean-value="true">
            <text:p>TRUE</text:p>
          </table:table-cell>
          <table:table-cell table:style-name="ce17" table:formula="of:=IF([.Q178]=0;IF([.U178]=[.J178];&quot;YES&quot;; &quot;NO&quot;);&quot;&quot;)">
            <text:p/>
          </table:table-cell>
          <table:table-cell table:formula="of:=IF(AND([.O178]=1; [.R178]=&quot;NO&quot;);&quot;YES&quot;; IF([.R178]=&quot;NO&quot;;&quot;NO&quot;;&quot;&quot;))">
            <text:p/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U178]=[.T178]; &quot;CORRECT&quot;; &quot;INCORRECT&quot;)" office:value-type="string" office:string-value="INCORRECT">
            <text:p>INCORRECT</text:p>
          </table:table-cell>
          <table:table-cell table:style-name="ce9" table:formula="of:=IF([.U178]=[.B178]; &quot;CORRECT&quot;; &quot;INCORRECT&quot;)" office:value-type="string" office:string-value="INCORRECT">
            <text:p>INCORRECT</text:p>
          </table:table-cell>
          <table:table-cell table:style-name="ce9" table:formula="of:=IF([.U178]=[.J178]; &quot;CORRECT&quot;; &quot;INCORRECT&quot;)" office:value-type="string" office:string-value="INCORRECT">
            <text:p>INCORRECT</text:p>
          </table:table-cell>
          <table:table-cell table:formula="of:=IF([.X178]=&quot;CORRECT&quot;;&quot;CORRECT&quot;;IF([.F178]=&quot;Unsure&quot;; &quot;CORRECT&quot;; &quot;INCORRECT&quot;))" office:value-type="string" office:string-value="INCORRECT">
            <text:p>INCORRECT</text:p>
          </table:table-cell>
          <table:table-cell table:formula="of:=IF([.Y178]=&quot;CORRECT&quot;;&quot;CORRECT&quot;;IF([.N178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178]=[.AC178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178]=[.AE178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25">
            <text:p>25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234">
            <text:p>0.02</text:p>
          </table:table-cell>
          <table:table-cell table:style-name="ce6" office:value-type="float" office:value="3.3356">
            <text:p>3.34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25">
            <text:p>25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681">
            <text:p>0.07</text:p>
          </table:table-cell>
          <table:table-cell table:style-name="ce6" office:value-type="float" office:value="2.8649">
            <text:p>2.86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79]; [.M179])" office:value-type="boolean" office:boolean-value="true">
            <text:p>TRUE</text:p>
          </table:table-cell>
          <table:table-cell table:style-name="ce17" table:formula="of:=IF([.Q179]=0;IF([.U179]=[.J179];&quot;YES&quot;; &quot;NO&quot;);&quot;&quot;)">
            <text:p/>
          </table:table-cell>
          <table:table-cell table:formula="of:=IF(AND([.O179]=1; [.R179]=&quot;NO&quot;);&quot;YES&quot;; IF([.R179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179]=[.T179]; &quot;CORRECT&quot;; &quot;INCORRECT&quot;)" office:value-type="string" office:string-value="CORRECT">
            <text:p>CORRECT</text:p>
          </table:table-cell>
          <table:table-cell table:style-name="ce9" table:formula="of:=IF([.U179]=[.B179]; &quot;CORRECT&quot;; &quot;INCORRECT&quot;)" office:value-type="string" office:string-value="CORRECT">
            <text:p>CORRECT</text:p>
          </table:table-cell>
          <table:table-cell table:style-name="ce9" table:formula="of:=IF([.U179]=[.J179]; &quot;CORRECT&quot;; &quot;INCORRECT&quot;)" office:value-type="string" office:string-value="CORRECT">
            <text:p>CORRECT</text:p>
          </table:table-cell>
          <table:table-cell table:formula="of:=IF([.X179]=&quot;CORRECT&quot;;&quot;CORRECT&quot;;IF([.F179]=&quot;Unsure&quot;; &quot;CORRECT&quot;; &quot;INCORRECT&quot;))" office:value-type="string" office:string-value="CORRECT">
            <text:p>CORRECT</text:p>
          </table:table-cell>
          <table:table-cell table:formula="of:=IF([.Y179]=&quot;CORRECT&quot;;&quot;CORRECT&quot;;IF([.N179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179]=[.AC179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179]=[.AE179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26">
            <text:p>26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59">
            <text:p>0.02</text:p>
          </table:table-cell>
          <table:table-cell table:style-name="ce6" office:value-type="float" office:value="1.1983">
            <text:p>1.2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26">
            <text:p>26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1356">
            <text:p>0.14</text:p>
          </table:table-cell>
          <table:table-cell table:style-name="ce6" office:value-type="float" office:value="2.2928">
            <text:p>2.29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180]; [.M180])" office:value-type="boolean" office:boolean-value="true">
            <text:p>TRUE</text:p>
          </table:table-cell>
          <table:table-cell table:style-name="ce17" table:formula="of:=IF([.Q180]=0;IF([.U180]=[.J180];&quot;YES&quot;; &quot;NO&quot;);&quot;&quot;)">
            <text:p/>
          </table:table-cell>
          <table:table-cell table:formula="of:=IF(AND([.O180]=1; [.R180]=&quot;NO&quot;);&quot;YES&quot;; IF([.R180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180]=[.T180]; &quot;CORRECT&quot;; &quot;INCORRECT&quot;)" office:value-type="string" office:string-value="CORRECT">
            <text:p>CORRECT</text:p>
          </table:table-cell>
          <table:table-cell table:style-name="ce9" table:formula="of:=IF([.U180]=[.B180]; &quot;CORRECT&quot;; &quot;INCORRECT&quot;)" office:value-type="string" office:string-value="CORRECT">
            <text:p>CORRECT</text:p>
          </table:table-cell>
          <table:table-cell table:style-name="ce9" table:formula="of:=IF([.U180]=[.J180]; &quot;CORRECT&quot;; &quot;INCORRECT&quot;)" office:value-type="string" office:string-value="CORRECT">
            <text:p>CORRECT</text:p>
          </table:table-cell>
          <table:table-cell table:formula="of:=IF([.X180]=&quot;CORRECT&quot;;&quot;CORRECT&quot;;IF([.F180]=&quot;Unsure&quot;; &quot;CORRECT&quot;; &quot;INCORRECT&quot;))" office:value-type="string" office:string-value="CORRECT">
            <text:p>CORRECT</text:p>
          </table:table-cell>
          <table:table-cell table:formula="of:=IF([.Y180]=&quot;CORRECT&quot;;&quot;CORRECT&quot;;IF([.N180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180]=[.AC180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180]=[.AE180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27">
            <text:p>27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259">
            <text:p>0.03</text:p>
          </table:table-cell>
          <table:table-cell table:style-name="ce6" office:value-type="float" office:value="3.9945">
            <text:p>3.99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27">
            <text:p>27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51">
            <text:p>0.05</text:p>
          </table:table-cell>
          <table:table-cell table:style-name="ce6" office:value-type="float" office:value="4.8208">
            <text:p>4.82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81]; [.M181])" office:value-type="boolean" office:boolean-value="true">
            <text:p>TRUE</text:p>
          </table:table-cell>
          <table:table-cell table:style-name="ce17" table:formula="of:=IF([.Q181]=0;IF([.U181]=[.J181];&quot;YES&quot;; &quot;NO&quot;);&quot;&quot;)">
            <text:p/>
          </table:table-cell>
          <table:table-cell table:formula="of:=IF(AND([.O181]=1; [.R181]=&quot;NO&quot;);&quot;YES&quot;; IF([.R181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181]=[.T181]; &quot;CORRECT&quot;; &quot;INCORRECT&quot;)" office:value-type="string" office:string-value="CORRECT">
            <text:p>CORRECT</text:p>
          </table:table-cell>
          <table:table-cell table:style-name="ce9" table:formula="of:=IF([.U181]=[.B181]; &quot;CORRECT&quot;; &quot;INCORRECT&quot;)" office:value-type="string" office:string-value="CORRECT">
            <text:p>CORRECT</text:p>
          </table:table-cell>
          <table:table-cell table:style-name="ce9" table:formula="of:=IF([.U181]=[.J181]; &quot;CORRECT&quot;; &quot;INCORRECT&quot;)" office:value-type="string" office:string-value="CORRECT">
            <text:p>CORRECT</text:p>
          </table:table-cell>
          <table:table-cell table:formula="of:=IF([.X181]=&quot;CORRECT&quot;;&quot;CORRECT&quot;;IF([.F181]=&quot;Unsure&quot;; &quot;CORRECT&quot;; &quot;INCORRECT&quot;))" office:value-type="string" office:string-value="CORRECT">
            <text:p>CORRECT</text:p>
          </table:table-cell>
          <table:table-cell table:formula="of:=IF([.Y181]=&quot;CORRECT&quot;;&quot;CORRECT&quot;;IF([.N181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181]=[.AC181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181]=[.AE181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28">
            <text:p>28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983">
            <text:p>0.1</text:p>
          </table:table-cell>
          <table:table-cell table:style-name="ce6" office:value-type="float" office:value="6.6741">
            <text:p>6.67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style-name="ce6" office:value-type="float" office:value="28">
            <text:p>28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2299">
            <text:p>0.23</text:p>
          </table:table-cell>
          <table:table-cell table:style-name="ce6" office:value-type="float" office:value="12.1361">
            <text:p>12.14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182]; [.M182])" office:value-type="boolean" office:boolean-value="false">
            <text:p>FALSE</text:p>
          </table:table-cell>
          <table:table-cell table:style-name="ce17" table:formula="of:=IF([.Q182]=0;IF([.V182]=[.J182];&quot;YES&quot;; &quot;NO&quot;);&quot;&quot;)" office:value-type="string" office:string-value="NO">
            <text:p>NO</text:p>
          </table:table-cell>
          <table:table-cell table:formula="of:=IF(AND([.O182]=1; [.R182]=&quot;NO&quot;);&quot;YES&quot;; IF([.R182]=&quot;NO&quot;;&quot;NO&quot;;&quot;&quot;))" office:value-type="string" office:string-value="YES">
            <text:p>Y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?</text:p>
          </table:table-cell>
          <table:table-cell table:formula="of:=IF([.U182]=[.T182]; &quot;CORRECT&quot;; &quot;INCORRECT&quot;)" office:value-type="string" office:string-value="INCORRECT">
            <text:p>INCORRECT</text:p>
          </table:table-cell>
          <table:table-cell table:style-name="ce9" table:formula="of:=IF([.U182]=[.B182]; &quot;CORRECT&quot;; &quot;INCORRECT&quot;)" office:value-type="string" office:string-value="CORRECT">
            <text:p>CORRECT</text:p>
          </table:table-cell>
          <table:table-cell table:style-name="ce9" table:formula="of:=IF([.U182]=[.J182]; &quot;CORRECT&quot;; &quot;INCORRECT&quot;)" office:value-type="string" office:string-value="INCORRECT">
            <text:p>INCORRECT</text:p>
          </table:table-cell>
          <table:table-cell table:formula="of:=IF([.X182]=&quot;CORRECT&quot;;&quot;CORRECT&quot;;IF([.F182]=&quot;Unsure&quot;; &quot;CORRECT&quot;; &quot;INCORRECT&quot;))" office:value-type="string" office:string-value="CORRECT">
            <text:p>CORRECT</text:p>
          </table:table-cell>
          <table:table-cell table:formula="of:=IF([.Y182]=&quot;CORRECT&quot;;&quot;CORRECT&quot;;IF([.N182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182]=[.AC182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182]=[.AE182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29">
            <text:p>29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1398">
            <text:p>0.14</text:p>
          </table:table-cell>
          <table:table-cell table:style-name="ce6" office:value-type="float" office:value="10.1354">
            <text:p>10.14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style-name="ce6" office:value-type="float" office:value="29">
            <text:p>29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1867">
            <text:p>0.19</text:p>
          </table:table-cell>
          <table:table-cell table:style-name="ce6" office:value-type="float" office:value="14.0801">
            <text:p>14.08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183]; [.M183])" office:value-type="boolean" office:boolean-value="true">
            <text:p>TRUE</text:p>
          </table:table-cell>
          <table:table-cell table:style-name="ce17" table:formula="of:=IF([.Q183]=0;IF([.V183]=[.J183];&quot;YES&quot;; &quot;NO&quot;);&quot;&quot;)">
            <text:p/>
          </table:table-cell>
          <table:table-cell table:formula="of:=IF(AND([.O183]=1; [.R183]=&quot;NO&quot;);&quot;YES&quot;; IF([.R183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 office:value-type="string">
            <text:p>?</text:p>
          </table:table-cell>
          <table:table-cell table:formula="of:=IF([.U183]=[.T183]; &quot;CORRECT&quot;; &quot;INCORRECT&quot;)" office:value-type="string" office:string-value="CORRECT">
            <text:p>CORRECT</text:p>
          </table:table-cell>
          <table:table-cell table:style-name="ce9" table:formula="of:=IF([.U183]=[.B183]; &quot;CORRECT&quot;; &quot;INCORRECT&quot;)" office:value-type="string" office:string-value="INCORRECT">
            <text:p>INCORRECT</text:p>
          </table:table-cell>
          <table:table-cell table:style-name="ce9" table:formula="of:=IF([.U183]=[.J183]; &quot;CORRECT&quot;; &quot;INCORRECT&quot;)" office:value-type="string" office:string-value="INCORRECT">
            <text:p>INCORRECT</text:p>
          </table:table-cell>
          <table:table-cell table:formula="of:=IF([.X183]=&quot;CORRECT&quot;;&quot;CORRECT&quot;;IF([.F183]=&quot;Unsure&quot;; &quot;CORRECT&quot;; &quot;INCORRECT&quot;))" office:value-type="string" office:string-value="CORRECT">
            <text:p>CORRECT</text:p>
          </table:table-cell>
          <table:table-cell table:formula="of:=IF([.Y183]=&quot;CORRECT&quot;;&quot;CORRECT&quot;;IF([.N183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183]=[.AC183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183]=[.AE183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30">
            <text:p>30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2.5321">
            <text:p>2.53</text:p>
          </table:table-cell>
          <table:table-cell table:style-name="ce6" office:value-type="float" office:value="235.7369">
            <text:p>235.74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30">
            <text:p>30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3.0459">
            <text:p>3.05</text:p>
          </table:table-cell>
          <table:table-cell table:style-name="ce6" office:value-type="float" office:value="159.2129">
            <text:p>159.21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84]; [.M184])" office:value-type="boolean" office:boolean-value="true">
            <text:p>TRUE</text:p>
          </table:table-cell>
          <table:table-cell table:style-name="ce17" table:formula="of:=IF([.Q184]=0;IF([.U184]=[.J184];&quot;YES&quot;; &quot;NO&quot;);&quot;&quot;)">
            <text:p/>
          </table:table-cell>
          <table:table-cell table:formula="of:=IF(AND([.O184]=1; [.R184]=&quot;NO&quot;);&quot;YES&quot;; IF([.R184]=&quot;NO&quot;;&quot;NO&quot;;&quot;&quot;))">
            <text:p/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U184]=[.T184]; &quot;CORRECT&quot;; &quot;INCORRECT&quot;)" office:value-type="string" office:string-value="CORRECT">
            <text:p>CORRECT</text:p>
          </table:table-cell>
          <table:table-cell table:style-name="ce9" table:formula="of:=IF([.U184]=[.B184]; &quot;CORRECT&quot;; &quot;INCORRECT&quot;)" office:value-type="string" office:string-value="CORRECT">
            <text:p>CORRECT</text:p>
          </table:table-cell>
          <table:table-cell table:style-name="ce9" table:formula="of:=IF([.U184]=[.J184]; &quot;CORRECT&quot;; &quot;INCORRECT&quot;)" office:value-type="string" office:string-value="CORRECT">
            <text:p>CORRECT</text:p>
          </table:table-cell>
          <table:table-cell table:formula="of:=IF([.X184]=&quot;CORRECT&quot;;&quot;CORRECT&quot;;IF([.F184]=&quot;Unsure&quot;; &quot;CORRECT&quot;; &quot;INCORRECT&quot;))" office:value-type="string" office:string-value="CORRECT">
            <text:p>CORRECT</text:p>
          </table:table-cell>
          <table:table-cell table:formula="of:=IF([.Y184]=&quot;CORRECT&quot;;&quot;CORRECT&quot;;IF([.N184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184]=[.AC184]; &quot;CORRECT&quot;; &quot;INCORRECT&quot;)" office:value-type="string" office:string-value="CORRECT">
            <text:p>CORRECT</text:p>
          </table:table-cell>
          <table:table-cell office:value-type="float" office:value="0">
            <text:p>0</text:p>
          </table:table-cell>
          <table:table-cell table:formula="of:=IF([.U184]=[.AE184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31">
            <text:p>31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1.5564">
            <text:p>1.56</text:p>
          </table:table-cell>
          <table:table-cell table:style-name="ce6" office:value-type="float" office:value="116.578">
            <text:p>116.58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31">
            <text:p>31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1.7366">
            <text:p>1.74</text:p>
          </table:table-cell>
          <table:table-cell table:style-name="ce6" office:value-type="float" office:value="96.311">
            <text:p>96.31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85]; [.M185])" office:value-type="boolean" office:boolean-value="true">
            <text:p>TRUE</text:p>
          </table:table-cell>
          <table:table-cell table:style-name="ce17" table:formula="of:=IF([.Q185]=0;IF([.U185]=[.J185];&quot;YES&quot;; &quot;NO&quot;);&quot;&quot;)">
            <text:p/>
          </table:table-cell>
          <table:table-cell table:formula="of:=IF(AND([.O185]=1; [.R185]=&quot;NO&quot;);&quot;YES&quot;; IF([.R185]=&quot;NO&quot;;&quot;NO&quot;;&quot;&quot;))">
            <text:p/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U185]=[.T185]; &quot;CORRECT&quot;; &quot;INCORRECT&quot;)" office:value-type="string" office:string-value="CORRECT">
            <text:p>CORRECT</text:p>
          </table:table-cell>
          <table:table-cell table:style-name="ce9" table:formula="of:=IF([.U185]=[.B185]; &quot;CORRECT&quot;; &quot;INCORRECT&quot;)" office:value-type="string" office:string-value="CORRECT">
            <text:p>CORRECT</text:p>
          </table:table-cell>
          <table:table-cell table:style-name="ce9" table:formula="of:=IF([.U185]=[.J185]; &quot;CORRECT&quot;; &quot;INCORRECT&quot;)" office:value-type="string" office:string-value="CORRECT">
            <text:p>CORRECT</text:p>
          </table:table-cell>
          <table:table-cell table:formula="of:=IF([.X185]=&quot;CORRECT&quot;;&quot;CORRECT&quot;;IF([.F185]=&quot;Unsure&quot;; &quot;CORRECT&quot;; &quot;INCORRECT&quot;))" office:value-type="string" office:string-value="CORRECT">
            <text:p>CORRECT</text:p>
          </table:table-cell>
          <table:table-cell table:formula="of:=IF([.Y185]=&quot;CORRECT&quot;;&quot;CORRECT&quot;;IF([.N185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185]=[.AC185]; &quot;CORRECT&quot;; &quot;INCORRECT&quot;)" office:value-type="string" office:string-value="CORRECT">
            <text:p>CORRECT</text:p>
          </table:table-cell>
          <table:table-cell office:value-type="float" office:value="0">
            <text:p>0</text:p>
          </table:table-cell>
          <table:table-cell table:formula="of:=IF([.U185]=[.AE185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32">
            <text:p>32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3063">
            <text:p>0.31</text:p>
          </table:table-cell>
          <table:table-cell table:style-name="ce6" office:value-type="float" office:value="17.5014">
            <text:p>17.5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32">
            <text:p>32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1.0218">
            <text:p>1.02</text:p>
          </table:table-cell>
          <table:table-cell table:style-name="ce6" office:value-type="float" office:value="33.2366">
            <text:p>33.24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86]; [.M186])" office:value-type="boolean" office:boolean-value="true">
            <text:p>TRUE</text:p>
          </table:table-cell>
          <table:table-cell table:style-name="ce17" table:formula="of:=IF([.Q186]=0;IF([.U186]=[.J186];&quot;YES&quot;; &quot;NO&quot;);&quot;&quot;)">
            <text:p/>
          </table:table-cell>
          <table:table-cell table:formula="of:=IF(AND([.O186]=1; [.R186]=&quot;NO&quot;);&quot;YES&quot;; IF([.R186]=&quot;NO&quot;;&quot;NO&quot;;&quot;&quot;))">
            <text:p/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U186]=[.T186]; &quot;CORRECT&quot;; &quot;INCORRECT&quot;)" office:value-type="string" office:string-value="CORRECT">
            <text:p>CORRECT</text:p>
          </table:table-cell>
          <table:table-cell table:style-name="ce9" table:formula="of:=IF([.U186]=[.B186]; &quot;CORRECT&quot;; &quot;INCORRECT&quot;)" office:value-type="string" office:string-value="CORRECT">
            <text:p>CORRECT</text:p>
          </table:table-cell>
          <table:table-cell table:style-name="ce9" table:formula="of:=IF([.U186]=[.J186]; &quot;CORRECT&quot;; &quot;INCORRECT&quot;)" office:value-type="string" office:string-value="CORRECT">
            <text:p>CORRECT</text:p>
          </table:table-cell>
          <table:table-cell table:formula="of:=IF([.X186]=&quot;CORRECT&quot;;&quot;CORRECT&quot;;IF([.F186]=&quot;Unsure&quot;; &quot;CORRECT&quot;; &quot;INCORRECT&quot;))" office:value-type="string" office:string-value="CORRECT">
            <text:p>CORRECT</text:p>
          </table:table-cell>
          <table:table-cell table:formula="of:=IF([.Y186]=&quot;CORRECT&quot;;&quot;CORRECT&quot;;IF([.N186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186]=[.AC186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186]=[.AE186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33">
            <text:p>33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5.3019">
            <text:p>5.3</text:p>
          </table:table-cell>
          <table:table-cell table:style-name="ce6" office:value-type="float" office:value="476.609">
            <text:p>476.61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33">
            <text:p>33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7.6763">
            <text:p>7.68</text:p>
          </table:table-cell>
          <table:table-cell table:style-name="ce6" office:value-type="float" office:value="427.8986">
            <text:p>427.9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87]; [.M187])" office:value-type="boolean" office:boolean-value="true">
            <text:p>TRUE</text:p>
          </table:table-cell>
          <table:table-cell table:style-name="ce17" table:formula="of:=IF([.Q187]=0;IF([.U187]=[.J187];&quot;YES&quot;; &quot;NO&quot;);&quot;&quot;)">
            <text:p/>
          </table:table-cell>
          <table:table-cell table:formula="of:=IF(AND([.O187]=1; [.R187]=&quot;NO&quot;);&quot;YES&quot;; IF([.R187]=&quot;NO&quot;;&quot;NO&quot;;&quot;&quot;))">
            <text:p/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U187]=[.T187]; &quot;CORRECT&quot;; &quot;INCORRECT&quot;)" office:value-type="string" office:string-value="CORRECT">
            <text:p>CORRECT</text:p>
          </table:table-cell>
          <table:table-cell table:style-name="ce9" table:formula="of:=IF([.U187]=[.B187]; &quot;CORRECT&quot;; &quot;INCORRECT&quot;)" office:value-type="string" office:string-value="CORRECT">
            <text:p>CORRECT</text:p>
          </table:table-cell>
          <table:table-cell table:style-name="ce9" table:formula="of:=IF([.U187]=[.J187]; &quot;CORRECT&quot;; &quot;INCORRECT&quot;)" office:value-type="string" office:string-value="CORRECT">
            <text:p>CORRECT</text:p>
          </table:table-cell>
          <table:table-cell table:formula="of:=IF([.X187]=&quot;CORRECT&quot;;&quot;CORRECT&quot;;IF([.F187]=&quot;Unsure&quot;; &quot;CORRECT&quot;; &quot;INCORRECT&quot;))" office:value-type="string" office:string-value="CORRECT">
            <text:p>CORRECT</text:p>
          </table:table-cell>
          <table:table-cell table:formula="of:=IF([.Y187]=&quot;CORRECT&quot;;&quot;CORRECT&quot;;IF([.N187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187]=[.AC187]; &quot;CORRECT&quot;; &quot;INCORRECT&quot;)" office:value-type="string" office:string-value="CORRECT">
            <text:p>CORRECT</text:p>
          </table:table-cell>
          <table:table-cell office:value-type="float" office:value="0">
            <text:p>0</text:p>
          </table:table-cell>
          <table:table-cell table:formula="of:=IF([.U187]=[.AE187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34">
            <text:p>34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1.2148">
            <text:p>1.21</text:p>
          </table:table-cell>
          <table:table-cell table:style-name="ce6" office:value-type="float" office:value="210.5669">
            <text:p>210.57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34">
            <text:p>34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2.0372">
            <text:p>2.04</text:p>
          </table:table-cell>
          <table:table-cell table:style-name="ce6" office:value-type="float" office:value="152.4603">
            <text:p>152.46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88]; [.M188])" office:value-type="boolean" office:boolean-value="true">
            <text:p>TRUE</text:p>
          </table:table-cell>
          <table:table-cell table:style-name="ce17" table:formula="of:=IF([.Q188]=0;IF([.U188]=[.J188];&quot;YES&quot;; &quot;NO&quot;);&quot;&quot;)">
            <text:p/>
          </table:table-cell>
          <table:table-cell table:formula="of:=IF(AND([.O188]=1; [.R188]=&quot;NO&quot;);&quot;YES&quot;; IF([.R188]=&quot;NO&quot;;&quot;NO&quot;;&quot;&quot;))">
            <text:p/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U188]=[.T188]; &quot;CORRECT&quot;; &quot;INCORRECT&quot;)" office:value-type="string" office:string-value="CORRECT">
            <text:p>CORRECT</text:p>
          </table:table-cell>
          <table:table-cell table:style-name="ce9" table:formula="of:=IF([.U188]=[.B188]; &quot;CORRECT&quot;; &quot;INCORRECT&quot;)" office:value-type="string" office:string-value="CORRECT">
            <text:p>CORRECT</text:p>
          </table:table-cell>
          <table:table-cell table:style-name="ce9" table:formula="of:=IF([.U188]=[.J188]; &quot;CORRECT&quot;; &quot;INCORRECT&quot;)" office:value-type="string" office:string-value="CORRECT">
            <text:p>CORRECT</text:p>
          </table:table-cell>
          <table:table-cell table:formula="of:=IF([.X188]=&quot;CORRECT&quot;;&quot;CORRECT&quot;;IF([.F188]=&quot;Unsure&quot;; &quot;CORRECT&quot;; &quot;INCORRECT&quot;))" office:value-type="string" office:string-value="CORRECT">
            <text:p>CORRECT</text:p>
          </table:table-cell>
          <table:table-cell table:formula="of:=IF([.Y188]=&quot;CORRECT&quot;;&quot;CORRECT&quot;;IF([.N188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188]=[.AC188]; &quot;CORRECT&quot;; &quot;INCORRECT&quot;)" office:value-type="string" office:string-value="CORRECT">
            <text:p>CORRECT</text:p>
          </table:table-cell>
          <table:table-cell office:value-type="float" office:value="0">
            <text:p>0</text:p>
          </table:table-cell>
          <table:table-cell table:formula="of:=IF([.U188]=[.AE188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35">
            <text:p>35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111">
            <text:p>0.11</text:p>
          </table:table-cell>
          <table:table-cell table:style-name="ce6" office:value-type="float" office:value="8.6173">
            <text:p>8.62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style-name="ce6" office:value-type="float" office:value="35">
            <text:p>35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2036">
            <text:p>0.2</text:p>
          </table:table-cell>
          <table:table-cell table:style-name="ce6" office:value-type="float" office:value="27.2431">
            <text:p>27.24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89]; [.M189])" office:value-type="boolean" office:boolean-value="false">
            <text:p>FALSE</text:p>
          </table:table-cell>
          <table:table-cell table:style-name="ce17" table:formula="of:=IF([.Q189]=0;IF([.U189]=[.J189];&quot;YES&quot;; &quot;NO&quot;);&quot;&quot;)" office:value-type="string" office:string-value="YES">
            <text:p>YES</text:p>
          </table:table-cell>
          <table:table-cell table:formula="of:=IF(AND([.O189]=1; [.R189]=&quot;NO&quot;);&quot;YES&quot;; IF([.R189]=&quot;NO&quot;;&quot;NO&quot;;&quot;&quot;))">
            <text:p/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U189]=[.T189]; &quot;CORRECT&quot;; &quot;INCORRECT&quot;)" office:value-type="string" office:string-value="INCORRECT">
            <text:p>INCORRECT</text:p>
          </table:table-cell>
          <table:table-cell table:style-name="ce9" table:formula="of:=IF([.U189]=[.B189]; &quot;CORRECT&quot;; &quot;INCORRECT&quot;)" office:value-type="string" office:string-value="INCORRECT">
            <text:p>INCORRECT</text:p>
          </table:table-cell>
          <table:table-cell table:style-name="ce9" table:formula="of:=IF([.U189]=[.J189]; &quot;CORRECT&quot;; &quot;INCORRECT&quot;)" office:value-type="string" office:string-value="CORRECT">
            <text:p>CORRECT</text:p>
          </table:table-cell>
          <table:table-cell table:formula="of:=IF([.X189]=&quot;CORRECT&quot;;&quot;CORRECT&quot;;IF([.F189]=&quot;Unsure&quot;; &quot;CORRECT&quot;; &quot;INCORRECT&quot;))" office:value-type="string" office:string-value="CORRECT">
            <text:p>CORRECT</text:p>
          </table:table-cell>
          <table:table-cell table:formula="of:=IF([.Y189]=&quot;CORRECT&quot;;&quot;CORRECT&quot;;IF([.N189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189]=[.AC189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189]=[.AE189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36">
            <text:p>36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3.5448">
            <text:p>3.54</text:p>
          </table:table-cell>
          <table:table-cell table:style-name="ce6" office:value-type="float" office:value="404.0773">
            <text:p>404.08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36">
            <text:p>36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4.9413">
            <text:p>4.94</text:p>
          </table:table-cell>
          <table:table-cell table:style-name="ce6" office:value-type="float" office:value="280.2424">
            <text:p>280.24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90]; [.M190])" office:value-type="boolean" office:boolean-value="true">
            <text:p>TRUE</text:p>
          </table:table-cell>
          <table:table-cell table:style-name="ce17" table:formula="of:=IF([.Q190]=0;IF([.U190]=[.J190];&quot;YES&quot;; &quot;NO&quot;);&quot;&quot;)">
            <text:p/>
          </table:table-cell>
          <table:table-cell table:formula="of:=IF(AND([.O190]=1; [.R190]=&quot;NO&quot;);&quot;YES&quot;; IF([.R190]=&quot;NO&quot;;&quot;NO&quot;;&quot;&quot;))">
            <text:p/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U190]=[.T190]; &quot;CORRECT&quot;; &quot;INCORRECT&quot;)" office:value-type="string" office:string-value="CORRECT">
            <text:p>CORRECT</text:p>
          </table:table-cell>
          <table:table-cell table:style-name="ce9" table:formula="of:=IF([.U190]=[.B190]; &quot;CORRECT&quot;; &quot;INCORRECT&quot;)" office:value-type="string" office:string-value="CORRECT">
            <text:p>CORRECT</text:p>
          </table:table-cell>
          <table:table-cell table:style-name="ce9" table:formula="of:=IF([.U190]=[.J190]; &quot;CORRECT&quot;; &quot;INCORRECT&quot;)" office:value-type="string" office:string-value="CORRECT">
            <text:p>CORRECT</text:p>
          </table:table-cell>
          <table:table-cell table:formula="of:=IF([.X190]=&quot;CORRECT&quot;;&quot;CORRECT&quot;;IF([.F190]=&quot;Unsure&quot;; &quot;CORRECT&quot;; &quot;INCORRECT&quot;))" office:value-type="string" office:string-value="CORRECT">
            <text:p>CORRECT</text:p>
          </table:table-cell>
          <table:table-cell table:formula="of:=IF([.Y190]=&quot;CORRECT&quot;;&quot;CORRECT&quot;;IF([.N190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190]=[.AC190]; &quot;CORRECT&quot;; &quot;INCORRECT&quot;)" office:value-type="string" office:string-value="CORRECT">
            <text:p>CORRECT</text:p>
          </table:table-cell>
          <table:table-cell office:value-type="float" office:value="0">
            <text:p>0</text:p>
          </table:table-cell>
          <table:table-cell table:formula="of:=IF([.U190]=[.AE190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37">
            <text:p>37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1009">
            <text:p>0.1</text:p>
          </table:table-cell>
          <table:table-cell table:style-name="ce6" office:value-type="float" office:value="13.8738">
            <text:p>13.87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style-name="ce6" office:value-type="float" office:value="37">
            <text:p>37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1823">
            <text:p>0.18</text:p>
          </table:table-cell>
          <table:table-cell table:style-name="ce6" office:value-type="float" office:value="13.4246">
            <text:p>13.42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191]; [.M191])" office:value-type="boolean" office:boolean-value="true">
            <text:p>TRUE</text:p>
          </table:table-cell>
          <table:table-cell table:style-name="ce17" table:formula="of:=IF([.Q191]=0;IF([.U191]=[.J191];&quot;YES&quot;; &quot;NO&quot;);&quot;&quot;)">
            <text:p/>
          </table:table-cell>
          <table:table-cell table:formula="of:=IF(AND([.O191]=1; [.R191]=&quot;NO&quot;);&quot;YES&quot;; IF([.R191]=&quot;NO&quot;;&quot;NO&quot;;&quot;&quot;))">
            <text:p/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U191]=[.T191]; &quot;CORRECT&quot;; &quot;INCORRECT&quot;)" office:value-type="string" office:string-value="INCORRECT">
            <text:p>INCORRECT</text:p>
          </table:table-cell>
          <table:table-cell table:style-name="ce9" table:formula="of:=IF([.U191]=[.B191]; &quot;CORRECT&quot;; &quot;INCORRECT&quot;)" office:value-type="string" office:string-value="CORRECT">
            <text:p>CORRECT</text:p>
          </table:table-cell>
          <table:table-cell table:style-name="ce9" table:formula="of:=IF([.U191]=[.J191]; &quot;CORRECT&quot;; &quot;INCORRECT&quot;)" office:value-type="string" office:string-value="CORRECT">
            <text:p>CORRECT</text:p>
          </table:table-cell>
          <table:table-cell table:formula="of:=IF([.X191]=&quot;CORRECT&quot;;&quot;CORRECT&quot;;IF([.F191]=&quot;Unsure&quot;; &quot;CORRECT&quot;; &quot;INCORRECT&quot;))" office:value-type="string" office:string-value="CORRECT">
            <text:p>CORRECT</text:p>
          </table:table-cell>
          <table:table-cell table:formula="of:=IF([.Y191]=&quot;CORRECT&quot;;&quot;CORRECT&quot;;IF([.N191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191]=[.AC191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191]=[.AE191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38">
            <text:p>38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9.9296">
            <text:p>9.93</text:p>
          </table:table-cell>
          <table:table-cell table:style-name="ce6" office:value-type="float" office:value="653.8045">
            <text:p>653.8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38">
            <text:p>38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10.4951">
            <text:p>10.5</text:p>
          </table:table-cell>
          <table:table-cell table:style-name="ce6" office:value-type="float" office:value="461.5923">
            <text:p>461.59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92]; [.M192])" office:value-type="boolean" office:boolean-value="true">
            <text:p>TRUE</text:p>
          </table:table-cell>
          <table:table-cell table:style-name="ce17" table:formula="of:=IF([.Q192]=0;IF([.U192]=[.J192];&quot;YES&quot;; &quot;NO&quot;);&quot;&quot;)">
            <text:p/>
          </table:table-cell>
          <table:table-cell table:formula="of:=IF(AND([.O192]=1; [.R192]=&quot;NO&quot;);&quot;YES&quot;; IF([.R192]=&quot;NO&quot;;&quot;NO&quot;;&quot;&quot;))">
            <text:p/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U192]=[.T192]; &quot;CORRECT&quot;; &quot;INCORRECT&quot;)" office:value-type="string" office:string-value="CORRECT">
            <text:p>CORRECT</text:p>
          </table:table-cell>
          <table:table-cell table:style-name="ce9" table:formula="of:=IF([.U192]=[.B192]; &quot;CORRECT&quot;; &quot;INCORRECT&quot;)" office:value-type="string" office:string-value="CORRECT">
            <text:p>CORRECT</text:p>
          </table:table-cell>
          <table:table-cell table:style-name="ce9" table:formula="of:=IF([.U192]=[.J192]; &quot;CORRECT&quot;; &quot;INCORRECT&quot;)" office:value-type="string" office:string-value="CORRECT">
            <text:p>CORRECT</text:p>
          </table:table-cell>
          <table:table-cell table:formula="of:=IF([.X192]=&quot;CORRECT&quot;;&quot;CORRECT&quot;;IF([.F192]=&quot;Unsure&quot;; &quot;CORRECT&quot;; &quot;INCORRECT&quot;))" office:value-type="string" office:string-value="CORRECT">
            <text:p>CORRECT</text:p>
          </table:table-cell>
          <table:table-cell table:formula="of:=IF([.Y192]=&quot;CORRECT&quot;;&quot;CORRECT&quot;;IF([.N192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192]=[.AC192]; &quot;CORRECT&quot;; &quot;INCORRECT&quot;)" office:value-type="string" office:string-value="CORRECT">
            <text:p>CORRECT</text:p>
          </table:table-cell>
          <table:table-cell office:value-type="float" office:value="0">
            <text:p>0</text:p>
          </table:table-cell>
          <table:table-cell table:formula="of:=IF([.U192]=[.AE192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39">
            <text:p>39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317">
            <text:p>0.03</text:p>
          </table:table-cell>
          <table:table-cell table:style-name="ce6" office:value-type="float" office:value="3.8219">
            <text:p>3.82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39">
            <text:p>39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1162">
            <text:p>0.12</text:p>
          </table:table-cell>
          <table:table-cell table:style-name="ce6" office:value-type="float" office:value="7.4503">
            <text:p>7.45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193]; [.M193])" office:value-type="boolean" office:boolean-value="true">
            <text:p>TRUE</text:p>
          </table:table-cell>
          <table:table-cell table:style-name="ce17" table:formula="of:=IF([.Q193]=0;IF([.V193]=[.J193];&quot;YES&quot;; &quot;NO&quot;);&quot;&quot;)">
            <text:p/>
          </table:table-cell>
          <table:table-cell table:formula="of:=IF(AND([.O193]=1; [.R193]=&quot;NO&quot;);&quot;YES&quot;; IF([.R193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 office:value-type="string">
            <text:p>?</text:p>
          </table:table-cell>
          <table:table-cell table:formula="of:=IF([.U193]=[.T193]; &quot;CORRECT&quot;; &quot;INCORRECT&quot;)" office:value-type="string" office:string-value="CORRECT">
            <text:p>CORRECT</text:p>
          </table:table-cell>
          <table:table-cell table:style-name="ce9" table:formula="of:=IF([.U193]=[.B193]; &quot;CORRECT&quot;; &quot;INCORRECT&quot;)" office:value-type="string" office:string-value="CORRECT">
            <text:p>CORRECT</text:p>
          </table:table-cell>
          <table:table-cell table:style-name="ce9" table:formula="of:=IF([.U193]=[.J193]; &quot;CORRECT&quot;; &quot;INCORRECT&quot;)" office:value-type="string" office:string-value="CORRECT">
            <text:p>CORRECT</text:p>
          </table:table-cell>
          <table:table-cell table:formula="of:=IF([.X193]=&quot;CORRECT&quot;;&quot;CORRECT&quot;;IF([.F193]=&quot;Unsure&quot;; &quot;CORRECT&quot;; &quot;INCORRECT&quot;))" office:value-type="string" office:string-value="CORRECT">
            <text:p>CORRECT</text:p>
          </table:table-cell>
          <table:table-cell table:formula="of:=IF([.Y193]=&quot;CORRECT&quot;;&quot;CORRECT&quot;;IF([.N193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193]=[.AC193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193]=[.AE193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40">
            <text:p>40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229">
            <text:p>0.02</text:p>
          </table:table-cell>
          <table:table-cell table:style-name="ce6" office:value-type="float" office:value="2.3152">
            <text:p>2.32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40">
            <text:p>40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509">
            <text:p>0.05</text:p>
          </table:table-cell>
          <table:table-cell table:style-name="ce6" office:value-type="float" office:value="3.4428">
            <text:p>3.44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94]; [.M194])" office:value-type="boolean" office:boolean-value="true">
            <text:p>TRUE</text:p>
          </table:table-cell>
          <table:table-cell table:style-name="ce17" table:formula="of:=IF([.Q194]=0;IF([.V194]=[.J194];&quot;YES&quot;; &quot;NO&quot;);&quot;&quot;)">
            <text:p/>
          </table:table-cell>
          <table:table-cell table:formula="of:=IF(AND([.O194]=1; [.R194]=&quot;NO&quot;);&quot;YES&quot;; IF([.R194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 office:value-type="string">
            <text:p>?</text:p>
          </table:table-cell>
          <table:table-cell table:formula="of:=IF([.U194]=[.T194]; &quot;CORRECT&quot;; &quot;INCORRECT&quot;)" office:value-type="string" office:string-value="CORRECT">
            <text:p>CORRECT</text:p>
          </table:table-cell>
          <table:table-cell table:style-name="ce9" table:formula="of:=IF([.U194]=[.B194]; &quot;CORRECT&quot;; &quot;INCORRECT&quot;)" office:value-type="string" office:string-value="CORRECT">
            <text:p>CORRECT</text:p>
          </table:table-cell>
          <table:table-cell table:style-name="ce9" table:formula="of:=IF([.U194]=[.J194]; &quot;CORRECT&quot;; &quot;INCORRECT&quot;)" office:value-type="string" office:string-value="CORRECT">
            <text:p>CORRECT</text:p>
          </table:table-cell>
          <table:table-cell table:formula="of:=IF([.X194]=&quot;CORRECT&quot;;&quot;CORRECT&quot;;IF([.F194]=&quot;Unsure&quot;; &quot;CORRECT&quot;; &quot;INCORRECT&quot;))" office:value-type="string" office:string-value="CORRECT">
            <text:p>CORRECT</text:p>
          </table:table-cell>
          <table:table-cell table:formula="of:=IF([.Y194]=&quot;CORRECT&quot;;&quot;CORRECT&quot;;IF([.N194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194]=[.AC194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194]=[.AE194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41">
            <text:p>41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6876">
            <text:p>0.69</text:p>
          </table:table-cell>
          <table:table-cell table:style-name="ce6" office:value-type="float" office:value="32.7783">
            <text:p>32.78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41">
            <text:p>41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1.2886">
            <text:p>1.29</text:p>
          </table:table-cell>
          <table:table-cell table:style-name="ce6" office:value-type="float" office:value="34.0719">
            <text:p>34.07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95]; [.M195])" office:value-type="boolean" office:boolean-value="true">
            <text:p>TRUE</text:p>
          </table:table-cell>
          <table:table-cell table:style-name="ce17" table:formula="of:=IF([.Q195]=0;IF([.U195]=[.J195];&quot;YES&quot;; &quot;NO&quot;);&quot;&quot;)">
            <text:p/>
          </table:table-cell>
          <table:table-cell table:formula="of:=IF(AND([.O195]=1; [.R195]=&quot;NO&quot;);&quot;YES&quot;; IF([.R195]=&quot;NO&quot;;&quot;NO&quot;;&quot;&quot;))">
            <text:p/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U195]=[.T195]; &quot;CORRECT&quot;; &quot;INCORRECT&quot;)" office:value-type="string" office:string-value="INCORRECT">
            <text:p>INCORRECT</text:p>
          </table:table-cell>
          <table:table-cell table:style-name="ce9" table:formula="of:=IF([.U195]=[.B195]; &quot;CORRECT&quot;; &quot;INCORRECT&quot;)" office:value-type="string" office:string-value="CORRECT">
            <text:p>CORRECT</text:p>
          </table:table-cell>
          <table:table-cell table:style-name="ce9" table:formula="of:=IF([.U195]=[.J195]; &quot;CORRECT&quot;; &quot;INCORRECT&quot;)" office:value-type="string" office:string-value="CORRECT">
            <text:p>CORRECT</text:p>
          </table:table-cell>
          <table:table-cell table:formula="of:=IF([.X195]=&quot;CORRECT&quot;;&quot;CORRECT&quot;;IF([.F195]=&quot;Unsure&quot;; &quot;CORRECT&quot;; &quot;INCORRECT&quot;))" office:value-type="string" office:string-value="CORRECT">
            <text:p>CORRECT</text:p>
          </table:table-cell>
          <table:table-cell table:formula="of:=IF([.Y195]=&quot;CORRECT&quot;;&quot;CORRECT&quot;;IF([.N195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195]=[.AC195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195]=[.AE195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42">
            <text:p>42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256">
            <text:p>0.03</text:p>
          </table:table-cell>
          <table:table-cell table:style-name="ce6" office:value-type="float" office:value="0.8353">
            <text:p>0.84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42">
            <text:p>42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939">
            <text:p>0.09</text:p>
          </table:table-cell>
          <table:table-cell table:style-name="ce6" office:value-type="float" office:value="1.7413">
            <text:p>1.74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96]; [.M196])" office:value-type="boolean" office:boolean-value="true">
            <text:p>TRUE</text:p>
          </table:table-cell>
          <table:table-cell table:style-name="ce17" table:formula="of:=IF([.Q196]=0;IF([.U196]=[.J196];&quot;YES&quot;; &quot;NO&quot;);&quot;&quot;)">
            <text:p/>
          </table:table-cell>
          <table:table-cell table:formula="of:=IF(AND([.O196]=1; [.R196]=&quot;NO&quot;);&quot;YES&quot;; IF([.R196]=&quot;NO&quot;;&quot;NO&quot;;&quot;&quot;))">
            <text:p/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U196]=[.T196]; &quot;CORRECT&quot;; &quot;INCORRECT&quot;)" office:value-type="string" office:string-value="INCORRECT">
            <text:p>INCORRECT</text:p>
          </table:table-cell>
          <table:table-cell table:style-name="ce9" table:formula="of:=IF([.U196]=[.B196]; &quot;CORRECT&quot;; &quot;INCORRECT&quot;)" office:value-type="string" office:string-value="INCORRECT">
            <text:p>INCORRECT</text:p>
          </table:table-cell>
          <table:table-cell table:style-name="ce9" table:formula="of:=IF([.U196]=[.J196]; &quot;CORRECT&quot;; &quot;INCORRECT&quot;)" office:value-type="string" office:string-value="INCORRECT">
            <text:p>INCORRECT</text:p>
          </table:table-cell>
          <table:table-cell table:formula="of:=IF([.X196]=&quot;CORRECT&quot;;&quot;CORRECT&quot;;IF([.F196]=&quot;Unsure&quot;; &quot;CORRECT&quot;; &quot;INCORRECT&quot;))" office:value-type="string" office:string-value="INCORRECT">
            <text:p>INCORRECT</text:p>
          </table:table-cell>
          <table:table-cell table:formula="of:=IF([.Y196]=&quot;CORRECT&quot;;&quot;CORRECT&quot;;IF([.N196]=&quot;Unsure&quot;; &quot;CORRECT&quot;; &quot;INCORRECT&quot;))" office:value-type="string" office:string-value="INCORRECT">
            <text:p>IN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196]=[.AC196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196]=[.AE196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43">
            <text:p>43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3.345">
            <text:p>3.35</text:p>
          </table:table-cell>
          <table:table-cell table:style-name="ce6" office:value-type="float" office:value="298.0525">
            <text:p>298.05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43">
            <text:p>43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4.0873">
            <text:p>4.09</text:p>
          </table:table-cell>
          <table:table-cell table:style-name="ce6" office:value-type="float" office:value="264.4829">
            <text:p>264.48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97]; [.M197])" office:value-type="boolean" office:boolean-value="true">
            <text:p>TRUE</text:p>
          </table:table-cell>
          <table:table-cell table:style-name="ce17" table:formula="of:=IF([.Q197]=0;IF([.U197]=[.J197];&quot;YES&quot;; &quot;NO&quot;);&quot;&quot;)">
            <text:p/>
          </table:table-cell>
          <table:table-cell table:formula="of:=IF(AND([.O197]=1; [.R197]=&quot;NO&quot;);&quot;YES&quot;; IF([.R197]=&quot;NO&quot;;&quot;NO&quot;;&quot;&quot;))">
            <text:p/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U197]=[.T197]; &quot;CORRECT&quot;; &quot;INCORRECT&quot;)" office:value-type="string" office:string-value="CORRECT">
            <text:p>CORRECT</text:p>
          </table:table-cell>
          <table:table-cell table:style-name="ce9" table:formula="of:=IF([.U197]=[.B197]; &quot;CORRECT&quot;; &quot;INCORRECT&quot;)" office:value-type="string" office:string-value="CORRECT">
            <text:p>CORRECT</text:p>
          </table:table-cell>
          <table:table-cell table:style-name="ce9" table:formula="of:=IF([.U197]=[.J197]; &quot;CORRECT&quot;; &quot;INCORRECT&quot;)" office:value-type="string" office:string-value="CORRECT">
            <text:p>CORRECT</text:p>
          </table:table-cell>
          <table:table-cell table:formula="of:=IF([.X197]=&quot;CORRECT&quot;;&quot;CORRECT&quot;;IF([.F197]=&quot;Unsure&quot;; &quot;CORRECT&quot;; &quot;INCORRECT&quot;))" office:value-type="string" office:string-value="CORRECT">
            <text:p>CORRECT</text:p>
          </table:table-cell>
          <table:table-cell table:formula="of:=IF([.Y197]=&quot;CORRECT&quot;;&quot;CORRECT&quot;;IF([.N197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197]=[.AC197]; &quot;CORRECT&quot;; &quot;INCORRECT&quot;)" office:value-type="string" office:string-value="CORRECT">
            <text:p>CORRECT</text:p>
          </table:table-cell>
          <table:table-cell office:value-type="float" office:value="0">
            <text:p>0</text:p>
          </table:table-cell>
          <table:table-cell table:formula="of:=IF([.U197]=[.AE197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44">
            <text:p>44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1.8721">
            <text:p>1.87</text:p>
          </table:table-cell>
          <table:table-cell table:style-name="ce6" office:value-type="float" office:value="337.9822">
            <text:p>337.98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44">
            <text:p>44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2.3361">
            <text:p>2.34</text:p>
          </table:table-cell>
          <table:table-cell table:style-name="ce6" office:value-type="float" office:value="192.1511">
            <text:p>192.15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98]; [.M198])" office:value-type="boolean" office:boolean-value="true">
            <text:p>TRUE</text:p>
          </table:table-cell>
          <table:table-cell table:style-name="ce17" table:formula="of:=IF([.Q198]=0;IF([.U198]=[.J198];&quot;YES&quot;; &quot;NO&quot;);&quot;&quot;)">
            <text:p/>
          </table:table-cell>
          <table:table-cell table:formula="of:=IF(AND([.O198]=1; [.R198]=&quot;NO&quot;);&quot;YES&quot;; IF([.R198]=&quot;NO&quot;;&quot;NO&quot;;&quot;&quot;))">
            <text:p/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U198]=[.T198]; &quot;CORRECT&quot;; &quot;INCORRECT&quot;)" office:value-type="string" office:string-value="CORRECT">
            <text:p>CORRECT</text:p>
          </table:table-cell>
          <table:table-cell table:style-name="ce9" table:formula="of:=IF([.U198]=[.B198]; &quot;CORRECT&quot;; &quot;INCORRECT&quot;)" office:value-type="string" office:string-value="CORRECT">
            <text:p>CORRECT</text:p>
          </table:table-cell>
          <table:table-cell table:style-name="ce9" table:formula="of:=IF([.U198]=[.J198]; &quot;CORRECT&quot;; &quot;INCORRECT&quot;)" office:value-type="string" office:string-value="CORRECT">
            <text:p>CORRECT</text:p>
          </table:table-cell>
          <table:table-cell table:formula="of:=IF([.X198]=&quot;CORRECT&quot;;&quot;CORRECT&quot;;IF([.F198]=&quot;Unsure&quot;; &quot;CORRECT&quot;; &quot;INCORRECT&quot;))" office:value-type="string" office:string-value="CORRECT">
            <text:p>CORRECT</text:p>
          </table:table-cell>
          <table:table-cell table:formula="of:=IF([.Y198]=&quot;CORRECT&quot;;&quot;CORRECT&quot;;IF([.N198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198]=[.AC198]; &quot;CORRECT&quot;; &quot;INCORRECT&quot;)" office:value-type="string" office:string-value="CORRECT">
            <text:p>CORRECT</text:p>
          </table:table-cell>
          <table:table-cell office:value-type="float" office:value="0">
            <text:p>0</text:p>
          </table:table-cell>
          <table:table-cell table:formula="of:=IF([.U198]=[.AE198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45">
            <text:p>45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2.6879">
            <text:p>2.69</text:p>
          </table:table-cell>
          <table:table-cell table:style-name="ce6" office:value-type="float" office:value="186.8088">
            <text:p>186.81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45">
            <text:p>45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3.36">
            <text:p>3.36</text:p>
          </table:table-cell>
          <table:table-cell table:style-name="ce6" office:value-type="float" office:value="166.1671">
            <text:p>166.17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199]; [.M199])" office:value-type="boolean" office:boolean-value="true">
            <text:p>TRUE</text:p>
          </table:table-cell>
          <table:table-cell table:style-name="ce17" table:formula="of:=IF([.Q199]=0;IF([.U199]=[.J199];&quot;YES&quot;; &quot;NO&quot;);&quot;&quot;)">
            <text:p/>
          </table:table-cell>
          <table:table-cell table:formula="of:=IF(AND([.O199]=1; [.R199]=&quot;NO&quot;);&quot;YES&quot;; IF([.R199]=&quot;NO&quot;;&quot;NO&quot;;&quot;&quot;))">
            <text:p/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U199]=[.T199]; &quot;CORRECT&quot;; &quot;INCORRECT&quot;)" office:value-type="string" office:string-value="INCORRECT">
            <text:p>INCORRECT</text:p>
          </table:table-cell>
          <table:table-cell table:style-name="ce9" table:formula="of:=IF([.U199]=[.B199]; &quot;CORRECT&quot;; &quot;INCORRECT&quot;)" office:value-type="string" office:string-value="CORRECT">
            <text:p>CORRECT</text:p>
          </table:table-cell>
          <table:table-cell table:style-name="ce9" table:formula="of:=IF([.U199]=[.J199]; &quot;CORRECT&quot;; &quot;INCORRECT&quot;)" office:value-type="string" office:string-value="CORRECT">
            <text:p>CORRECT</text:p>
          </table:table-cell>
          <table:table-cell table:formula="of:=IF([.X199]=&quot;CORRECT&quot;;&quot;CORRECT&quot;;IF([.F199]=&quot;Unsure&quot;; &quot;CORRECT&quot;; &quot;INCORRECT&quot;))" office:value-type="string" office:string-value="CORRECT">
            <text:p>CORRECT</text:p>
          </table:table-cell>
          <table:table-cell table:formula="of:=IF([.Y199]=&quot;CORRECT&quot;;&quot;CORRECT&quot;;IF([.N199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199]=[.AC199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199]=[.AE199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46">
            <text:p>46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9182">
            <text:p>0.92</text:p>
          </table:table-cell>
          <table:table-cell table:style-name="ce6" office:value-type="float" office:value="190.1191">
            <text:p>190.12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46">
            <text:p>46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9945">
            <text:p>0.99</text:p>
          </table:table-cell>
          <table:table-cell table:style-name="ce6" office:value-type="float" office:value="103.6025">
            <text:p>103.6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00]; [.M200])" office:value-type="boolean" office:boolean-value="true">
            <text:p>TRUE</text:p>
          </table:table-cell>
          <table:table-cell table:style-name="ce17" table:formula="of:=IF([.Q200]=0;IF([.U200]=[.J200];&quot;YES&quot;; &quot;NO&quot;);&quot;&quot;)">
            <text:p/>
          </table:table-cell>
          <table:table-cell table:formula="of:=IF(AND([.O200]=1; [.R200]=&quot;NO&quot;);&quot;YES&quot;; IF([.R200]=&quot;NO&quot;;&quot;NO&quot;;&quot;&quot;))">
            <text:p/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U200]=[.T200]; &quot;CORRECT&quot;; &quot;INCORRECT&quot;)" office:value-type="string" office:string-value="INCORRECT">
            <text:p>INCORRECT</text:p>
          </table:table-cell>
          <table:table-cell table:style-name="ce9" table:formula="of:=IF([.U200]=[.B200]; &quot;CORRECT&quot;; &quot;INCORRECT&quot;)" office:value-type="string" office:string-value="CORRECT">
            <text:p>CORRECT</text:p>
          </table:table-cell>
          <table:table-cell table:style-name="ce9" table:formula="of:=IF([.U200]=[.J200]; &quot;CORRECT&quot;; &quot;INCORRECT&quot;)" office:value-type="string" office:string-value="CORRECT">
            <text:p>CORRECT</text:p>
          </table:table-cell>
          <table:table-cell table:formula="of:=IF([.X200]=&quot;CORRECT&quot;;&quot;CORRECT&quot;;IF([.F200]=&quot;Unsure&quot;; &quot;CORRECT&quot;; &quot;INCORRECT&quot;))" office:value-type="string" office:string-value="CORRECT">
            <text:p>CORRECT</text:p>
          </table:table-cell>
          <table:table-cell table:formula="of:=IF([.Y200]=&quot;CORRECT&quot;;&quot;CORRECT&quot;;IF([.N200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00]=[.AC200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200]=[.AE200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47">
            <text:p>47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723">
            <text:p>0.07</text:p>
          </table:table-cell>
          <table:table-cell table:style-name="ce6" office:value-type="float" office:value="8.4859">
            <text:p>8.49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style-name="ce6" office:value-type="float" office:value="47">
            <text:p>47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102">
            <text:p>0.1</text:p>
          </table:table-cell>
          <table:table-cell table:style-name="ce6" office:value-type="float" office:value="6.8993">
            <text:p>6.9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201]; [.M201])" office:value-type="boolean" office:boolean-value="true">
            <text:p>TRUE</text:p>
          </table:table-cell>
          <table:table-cell table:style-name="ce17" table:formula="of:=IF([.Q201]=0;IF([.U201]=[.J201];&quot;YES&quot;; &quot;NO&quot;);&quot;&quot;)">
            <text:p/>
          </table:table-cell>
          <table:table-cell table:formula="of:=IF(AND([.O201]=1; [.R201]=&quot;NO&quot;);&quot;YES&quot;; IF([.R201]=&quot;NO&quot;;&quot;NO&quot;;&quot;&quot;))">
            <text:p/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U201]=[.T201]; &quot;CORRECT&quot;; &quot;INCORRECT&quot;)" office:value-type="string" office:string-value="CORRECT">
            <text:p>CORRECT</text:p>
          </table:table-cell>
          <table:table-cell table:style-name="ce9" table:formula="of:=IF([.U201]=[.B201]; &quot;CORRECT&quot;; &quot;INCORRECT&quot;)" office:value-type="string" office:string-value="INCORRECT">
            <text:p>INCORRECT</text:p>
          </table:table-cell>
          <table:table-cell table:style-name="ce9" table:formula="of:=IF([.U201]=[.J201]; &quot;CORRECT&quot;; &quot;INCORRECT&quot;)" office:value-type="string" office:string-value="INCORRECT">
            <text:p>INCORRECT</text:p>
          </table:table-cell>
          <table:table-cell table:formula="of:=IF([.X201]=&quot;CORRECT&quot;;&quot;CORRECT&quot;;IF([.F201]=&quot;Unsure&quot;; &quot;CORRECT&quot;; &quot;INCORRECT&quot;))" office:value-type="string" office:string-value="CORRECT">
            <text:p>CORRECT</text:p>
          </table:table-cell>
          <table:table-cell table:formula="of:=IF([.Y201]=&quot;CORRECT&quot;;&quot;CORRECT&quot;;IF([.N201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201]=[.AC201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201]=[.AE201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48">
            <text:p>48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752">
            <text:p>0.08</text:p>
          </table:table-cell>
          <table:table-cell table:style-name="ce6" office:value-type="float" office:value="8.4566">
            <text:p>8.46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style-name="ce6" office:value-type="float" office:value="48">
            <text:p>48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1841">
            <text:p>0.18</text:p>
          </table:table-cell>
          <table:table-cell table:style-name="ce6" office:value-type="float" office:value="9.674">
            <text:p>9.67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202]; [.M202])" office:value-type="boolean" office:boolean-value="false">
            <text:p>FALSE</text:p>
          </table:table-cell>
          <table:table-cell table:style-name="ce17" table:formula="of:=IF([.Q202]=0;IF([.V202]=[.J202];&quot;YES&quot;; &quot;NO&quot;);&quot;&quot;)" office:value-type="string" office:string-value="NO">
            <text:p>NO</text:p>
          </table:table-cell>
          <table:table-cell table:formula="of:=IF(AND([.O202]=1; [.R202]=&quot;NO&quot;);&quot;YES&quot;; IF([.R202]=&quot;NO&quot;;&quot;NO&quot;;&quot;&quot;))" office:value-type="string" office:string-value="YES">
            <text:p>YE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?</text:p>
          </table:table-cell>
          <table:table-cell table:formula="of:=IF([.U202]=[.T202]; &quot;CORRECT&quot;; &quot;INCORRECT&quot;)" office:value-type="string" office:string-value="CORRECT">
            <text:p>CORRECT</text:p>
          </table:table-cell>
          <table:table-cell table:style-name="ce9" table:formula="of:=IF([.U202]=[.B202]; &quot;CORRECT&quot;; &quot;INCORRECT&quot;)" office:value-type="string" office:string-value="CORRECT">
            <text:p>CORRECT</text:p>
          </table:table-cell>
          <table:table-cell table:style-name="ce9" table:formula="of:=IF([.U202]=[.J202]; &quot;CORRECT&quot;; &quot;INCORRECT&quot;)" office:value-type="string" office:string-value="INCORRECT">
            <text:p>INCORRECT</text:p>
          </table:table-cell>
          <table:table-cell table:formula="of:=IF([.X202]=&quot;CORRECT&quot;;&quot;CORRECT&quot;;IF([.F202]=&quot;Unsure&quot;; &quot;CORRECT&quot;; &quot;INCORRECT&quot;))" office:value-type="string" office:string-value="CORRECT">
            <text:p>CORRECT</text:p>
          </table:table-cell>
          <table:table-cell table:formula="of:=IF([.Y202]=&quot;CORRECT&quot;;&quot;CORRECT&quot;;IF([.N202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02]=[.AC202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202]=[.AE202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49">
            <text:p>49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424">
            <text:p>0.04</text:p>
          </table:table-cell>
          <table:table-cell table:style-name="ce6" office:value-type="float" office:value="3.1645">
            <text:p>3.16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49">
            <text:p>49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629">
            <text:p>0.06</text:p>
          </table:table-cell>
          <table:table-cell table:style-name="ce6" office:value-type="float" office:value="3.5568">
            <text:p>3.56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03]; [.M203])" office:value-type="boolean" office:boolean-value="true">
            <text:p>TRUE</text:p>
          </table:table-cell>
          <table:table-cell table:style-name="ce17" table:formula="of:=IF([.Q203]=0;IF([.V203]=[.J203];&quot;YES&quot;; &quot;NO&quot;);&quot;&quot;)">
            <text:p/>
          </table:table-cell>
          <table:table-cell table:formula="of:=IF(AND([.O203]=1; [.R203]=&quot;NO&quot;);&quot;YES&quot;; IF([.R203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 office:value-type="string">
            <text:p>?</text:p>
          </table:table-cell>
          <table:table-cell table:formula="of:=IF([.U203]=[.T203]; &quot;CORRECT&quot;; &quot;INCORRECT&quot;)" office:value-type="string" office:string-value="CORRECT">
            <text:p>CORRECT</text:p>
          </table:table-cell>
          <table:table-cell table:style-name="ce9" table:formula="of:=IF([.U203]=[.B203]; &quot;CORRECT&quot;; &quot;INCORRECT&quot;)" office:value-type="string" office:string-value="CORRECT">
            <text:p>CORRECT</text:p>
          </table:table-cell>
          <table:table-cell table:style-name="ce9" table:formula="of:=IF([.U203]=[.J203]; &quot;CORRECT&quot;; &quot;INCORRECT&quot;)" office:value-type="string" office:string-value="CORRECT">
            <text:p>CORRECT</text:p>
          </table:table-cell>
          <table:table-cell table:formula="of:=IF([.X203]=&quot;CORRECT&quot;;&quot;CORRECT&quot;;IF([.F203]=&quot;Unsure&quot;; &quot;CORRECT&quot;; &quot;INCORRECT&quot;))" office:value-type="string" office:string-value="CORRECT">
            <text:p>CORRECT</text:p>
          </table:table-cell>
          <table:table-cell table:formula="of:=IF([.Y203]=&quot;CORRECT&quot;;&quot;CORRECT&quot;;IF([.N203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03]=[.AC203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203]=[.AE203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50">
            <text:p>50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132">
            <text:p>0.13</text:p>
          </table:table-cell>
          <table:table-cell table:style-name="ce6" office:value-type="float" office:value="22.7491">
            <text:p>22.75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50">
            <text:p>50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1718">
            <text:p>0.17</text:p>
          </table:table-cell>
          <table:table-cell table:style-name="ce6" office:value-type="float" office:value="16.4171">
            <text:p>16.42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204]; [.M204])" office:value-type="boolean" office:boolean-value="true">
            <text:p>TRUE</text:p>
          </table:table-cell>
          <table:table-cell table:style-name="ce17" table:formula="of:=IF([.Q204]=0;IF([.U204]=[.J204];&quot;YES&quot;; &quot;NO&quot;);&quot;&quot;)">
            <text:p/>
          </table:table-cell>
          <table:table-cell table:formula="of:=IF(AND([.O204]=1; [.R204]=&quot;NO&quot;);&quot;YES&quot;; IF([.R204]=&quot;NO&quot;;&quot;NO&quot;;&quot;&quot;))">
            <text:p/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U204]=[.T204]; &quot;CORRECT&quot;; &quot;INCORRECT&quot;)" office:value-type="string" office:string-value="CORRECT">
            <text:p>CORRECT</text:p>
          </table:table-cell>
          <table:table-cell table:style-name="ce9" table:formula="of:=IF([.U204]=[.B204]; &quot;CORRECT&quot;; &quot;INCORRECT&quot;)" office:value-type="string" office:string-value="CORRECT">
            <text:p>CORRECT</text:p>
          </table:table-cell>
          <table:table-cell table:style-name="ce9" table:formula="of:=IF([.U204]=[.J204]; &quot;CORRECT&quot;; &quot;INCORRECT&quot;)" office:value-type="string" office:string-value="CORRECT">
            <text:p>CORRECT</text:p>
          </table:table-cell>
          <table:table-cell table:formula="of:=IF([.X204]=&quot;CORRECT&quot;;&quot;CORRECT&quot;;IF([.F204]=&quot;Unsure&quot;; &quot;CORRECT&quot;; &quot;INCORRECT&quot;))" office:value-type="string" office:string-value="CORRECT">
            <text:p>CORRECT</text:p>
          </table:table-cell>
          <table:table-cell table:formula="of:=IF([.Y204]=&quot;CORRECT&quot;;&quot;CORRECT&quot;;IF([.N204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204]=[.AC204]; &quot;CORRECT&quot;; &quot;INCORRECT&quot;)" office:value-type="string" office:string-value="CORRECT">
            <text:p>CORRECT</text:p>
          </table:table-cell>
          <table:table-cell office:value-type="float" office:value="0">
            <text:p>0</text:p>
          </table:table-cell>
          <table:table-cell table:formula="of:=IF([.U204]=[.AE204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51">
            <text:p>51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3423">
            <text:p>0.34</text:p>
          </table:table-cell>
          <table:table-cell table:style-name="ce6" office:value-type="float" office:value="29.2315">
            <text:p>29.23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51">
            <text:p>51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572">
            <text:p>0.57</text:p>
          </table:table-cell>
          <table:table-cell table:style-name="ce6" office:value-type="float" office:value="34.3711">
            <text:p>34.37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05]; [.M205])" office:value-type="boolean" office:boolean-value="true">
            <text:p>TRUE</text:p>
          </table:table-cell>
          <table:table-cell table:style-name="ce17" table:formula="of:=IF([.Q205]=0;IF([.U205]=[.J205];&quot;YES&quot;; &quot;NO&quot;);&quot;&quot;)">
            <text:p/>
          </table:table-cell>
          <table:table-cell table:formula="of:=IF(AND([.O205]=1; [.R205]=&quot;NO&quot;);&quot;YES&quot;; IF([.R205]=&quot;NO&quot;;&quot;NO&quot;;&quot;&quot;))">
            <text:p/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U205]=[.T205]; &quot;CORRECT&quot;; &quot;INCORRECT&quot;)" office:value-type="string" office:string-value="INCORRECT">
            <text:p>INCORRECT</text:p>
          </table:table-cell>
          <table:table-cell table:style-name="ce9" table:formula="of:=IF([.U205]=[.B205]; &quot;CORRECT&quot;; &quot;INCORRECT&quot;)" office:value-type="string" office:string-value="CORRECT">
            <text:p>CORRECT</text:p>
          </table:table-cell>
          <table:table-cell table:style-name="ce9" table:formula="of:=IF([.U205]=[.J205]; &quot;CORRECT&quot;; &quot;INCORRECT&quot;)" office:value-type="string" office:string-value="CORRECT">
            <text:p>CORRECT</text:p>
          </table:table-cell>
          <table:table-cell table:formula="of:=IF([.X205]=&quot;CORRECT&quot;;&quot;CORRECT&quot;;IF([.F205]=&quot;Unsure&quot;; &quot;CORRECT&quot;; &quot;INCORRECT&quot;))" office:value-type="string" office:string-value="CORRECT">
            <text:p>CORRECT</text:p>
          </table:table-cell>
          <table:table-cell table:formula="of:=IF([.Y205]=&quot;CORRECT&quot;;&quot;CORRECT&quot;;IF([.N205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05]=[.AC205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205]=[.AE205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52">
            <text:p>52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4933">
            <text:p>0.49</text:p>
          </table:table-cell>
          <table:table-cell table:style-name="ce6" office:value-type="float" office:value="45.7277">
            <text:p>45.73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52">
            <text:p>52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1.1825">
            <text:p>1.18</text:p>
          </table:table-cell>
          <table:table-cell table:style-name="ce6" office:value-type="float" office:value="64.3326">
            <text:p>64.33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06]; [.M206])" office:value-type="boolean" office:boolean-value="true">
            <text:p>TRUE</text:p>
          </table:table-cell>
          <table:table-cell table:style-name="ce17" table:formula="of:=IF([.Q206]=0;IF([.U206]=[.J206];&quot;YES&quot;; &quot;NO&quot;);&quot;&quot;)">
            <text:p/>
          </table:table-cell>
          <table:table-cell table:formula="of:=IF(AND([.O206]=1; [.R206]=&quot;NO&quot;);&quot;YES&quot;; IF([.R206]=&quot;NO&quot;;&quot;NO&quot;;&quot;&quot;))">
            <text:p/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U206]=[.T206]; &quot;CORRECT&quot;; &quot;INCORRECT&quot;)" office:value-type="string" office:string-value="CORRECT">
            <text:p>CORRECT</text:p>
          </table:table-cell>
          <table:table-cell table:style-name="ce9" table:formula="of:=IF([.U206]=[.B206]; &quot;CORRECT&quot;; &quot;INCORRECT&quot;)" office:value-type="string" office:string-value="CORRECT">
            <text:p>CORRECT</text:p>
          </table:table-cell>
          <table:table-cell table:style-name="ce9" table:formula="of:=IF([.U206]=[.J206]; &quot;CORRECT&quot;; &quot;INCORRECT&quot;)" office:value-type="string" office:string-value="CORRECT">
            <text:p>CORRECT</text:p>
          </table:table-cell>
          <table:table-cell table:formula="of:=IF([.X206]=&quot;CORRECT&quot;;&quot;CORRECT&quot;;IF([.F206]=&quot;Unsure&quot;; &quot;CORRECT&quot;; &quot;INCORRECT&quot;))" office:value-type="string" office:string-value="CORRECT">
            <text:p>CORRECT</text:p>
          </table:table-cell>
          <table:table-cell table:formula="of:=IF([.Y206]=&quot;CORRECT&quot;;&quot;CORRECT&quot;;IF([.N206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206]=[.AC206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206]=[.AE206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53">
            <text:p>53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6479">
            <text:p>0.65</text:p>
          </table:table-cell>
          <table:table-cell table:style-name="ce6" office:value-type="float" office:value="106.5675">
            <text:p>106.57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53">
            <text:p>53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9819">
            <text:p>0.98</text:p>
          </table:table-cell>
          <table:table-cell table:style-name="ce6" office:value-type="float" office:value="70.1787">
            <text:p>70.18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07]; [.M207])" office:value-type="boolean" office:boolean-value="true">
            <text:p>TRUE</text:p>
          </table:table-cell>
          <table:table-cell table:style-name="ce17" table:formula="of:=IF([.Q207]=0;IF([.U207]=[.J207];&quot;YES&quot;; &quot;NO&quot;);&quot;&quot;)">
            <text:p/>
          </table:table-cell>
          <table:table-cell table:formula="of:=IF(AND([.O207]=1; [.R207]=&quot;NO&quot;);&quot;YES&quot;; IF([.R207]=&quot;NO&quot;;&quot;NO&quot;;&quot;&quot;))">
            <text:p/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U207]=[.T207]; &quot;CORRECT&quot;; &quot;INCORRECT&quot;)" office:value-type="string" office:string-value="CORRECT">
            <text:p>CORRECT</text:p>
          </table:table-cell>
          <table:table-cell table:style-name="ce9" table:formula="of:=IF([.U207]=[.B207]; &quot;CORRECT&quot;; &quot;INCORRECT&quot;)" office:value-type="string" office:string-value="CORRECT">
            <text:p>CORRECT</text:p>
          </table:table-cell>
          <table:table-cell table:style-name="ce9" table:formula="of:=IF([.U207]=[.J207]; &quot;CORRECT&quot;; &quot;INCORRECT&quot;)" office:value-type="string" office:string-value="CORRECT">
            <text:p>CORRECT</text:p>
          </table:table-cell>
          <table:table-cell table:formula="of:=IF([.X207]=&quot;CORRECT&quot;;&quot;CORRECT&quot;;IF([.F207]=&quot;Unsure&quot;; &quot;CORRECT&quot;; &quot;INCORRECT&quot;))" office:value-type="string" office:string-value="CORRECT">
            <text:p>CORRECT</text:p>
          </table:table-cell>
          <table:table-cell table:formula="of:=IF([.Y207]=&quot;CORRECT&quot;;&quot;CORRECT&quot;;IF([.N207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207]=[.AC207]; &quot;CORRECT&quot;; &quot;INCORRECT&quot;)" office:value-type="string" office:string-value="CORRECT">
            <text:p>CORRECT</text:p>
          </table:table-cell>
          <table:table-cell office:value-type="float" office:value="0">
            <text:p>0</text:p>
          </table:table-cell>
          <table:table-cell table:formula="of:=IF([.U207]=[.AE207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54">
            <text:p>54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5.4426">
            <text:p>5.44</text:p>
          </table:table-cell>
          <table:table-cell table:style-name="ce6" office:value-type="float" office:value="508.3169">
            <text:p>508.32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54">
            <text:p>54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7.1624">
            <text:p>7.16</text:p>
          </table:table-cell>
          <table:table-cell table:style-name="ce6" office:value-type="float" office:value="444.5943">
            <text:p>444.59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08]; [.M208])" office:value-type="boolean" office:boolean-value="true">
            <text:p>TRUE</text:p>
          </table:table-cell>
          <table:table-cell table:style-name="ce17" table:formula="of:=IF([.Q208]=0;IF([.U208]=[.J208];&quot;YES&quot;; &quot;NO&quot;);&quot;&quot;)">
            <text:p/>
          </table:table-cell>
          <table:table-cell table:formula="of:=IF(AND([.O208]=1; [.R208]=&quot;NO&quot;);&quot;YES&quot;; IF([.R208]=&quot;NO&quot;;&quot;NO&quot;;&quot;&quot;))">
            <text:p/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U208]=[.T208]; &quot;CORRECT&quot;; &quot;INCORRECT&quot;)" office:value-type="string" office:string-value="INCORRECT">
            <text:p>INCORRECT</text:p>
          </table:table-cell>
          <table:table-cell table:style-name="ce9" table:formula="of:=IF([.U208]=[.B208]; &quot;CORRECT&quot;; &quot;INCORRECT&quot;)" office:value-type="string" office:string-value="CORRECT">
            <text:p>CORRECT</text:p>
          </table:table-cell>
          <table:table-cell table:style-name="ce9" table:formula="of:=IF([.U208]=[.J208]; &quot;CORRECT&quot;; &quot;INCORRECT&quot;)" office:value-type="string" office:string-value="CORRECT">
            <text:p>CORRECT</text:p>
          </table:table-cell>
          <table:table-cell table:formula="of:=IF([.X208]=&quot;CORRECT&quot;;&quot;CORRECT&quot;;IF([.F208]=&quot;Unsure&quot;; &quot;CORRECT&quot;; &quot;INCORRECT&quot;))" office:value-type="string" office:string-value="CORRECT">
            <text:p>CORRECT</text:p>
          </table:table-cell>
          <table:table-cell table:formula="of:=IF([.Y208]=&quot;CORRECT&quot;;&quot;CORRECT&quot;;IF([.N208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08]=[.AC208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208]=[.AE208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55">
            <text:p>55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2.6628">
            <text:p>2.66</text:p>
          </table:table-cell>
          <table:table-cell table:style-name="ce6" office:value-type="float" office:value="235.7141">
            <text:p>235.71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55">
            <text:p>55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4.1385">
            <text:p>4.14</text:p>
          </table:table-cell>
          <table:table-cell table:style-name="ce6" office:value-type="float" office:value="295.0246">
            <text:p>295.02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09]; [.M209])" office:value-type="boolean" office:boolean-value="true">
            <text:p>TRUE</text:p>
          </table:table-cell>
          <table:table-cell table:style-name="ce17" table:formula="of:=IF([.Q209]=0;IF([.U209]=[.J209];&quot;YES&quot;; &quot;NO&quot;);&quot;&quot;)">
            <text:p/>
          </table:table-cell>
          <table:table-cell table:formula="of:=IF(AND([.O209]=1; [.R209]=&quot;NO&quot;);&quot;YES&quot;; IF([.R209]=&quot;NO&quot;;&quot;NO&quot;;&quot;&quot;))">
            <text:p/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U209]=[.T209]; &quot;CORRECT&quot;; &quot;INCORRECT&quot;)" office:value-type="string" office:string-value="CORRECT">
            <text:p>CORRECT</text:p>
          </table:table-cell>
          <table:table-cell table:style-name="ce9" table:formula="of:=IF([.U209]=[.B209]; &quot;CORRECT&quot;; &quot;INCORRECT&quot;)" office:value-type="string" office:string-value="CORRECT">
            <text:p>CORRECT</text:p>
          </table:table-cell>
          <table:table-cell table:style-name="ce9" table:formula="of:=IF([.U209]=[.J209]; &quot;CORRECT&quot;; &quot;INCORRECT&quot;)" office:value-type="string" office:string-value="CORRECT">
            <text:p>CORRECT</text:p>
          </table:table-cell>
          <table:table-cell table:formula="of:=IF([.X209]=&quot;CORRECT&quot;;&quot;CORRECT&quot;;IF([.F209]=&quot;Unsure&quot;; &quot;CORRECT&quot;; &quot;INCORRECT&quot;))" office:value-type="string" office:string-value="CORRECT">
            <text:p>CORRECT</text:p>
          </table:table-cell>
          <table:table-cell table:formula="of:=IF([.Y209]=&quot;CORRECT&quot;;&quot;CORRECT&quot;;IF([.N209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209]=[.AC209]; &quot;CORRECT&quot;; &quot;INCORRECT&quot;)" office:value-type="string" office:string-value="CORRECT">
            <text:p>CORRECT</text:p>
          </table:table-cell>
          <table:table-cell office:value-type="float" office:value="0">
            <text:p>0</text:p>
          </table:table-cell>
          <table:table-cell table:formula="of:=IF([.U209]=[.AE209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56">
            <text:p>56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1005">
            <text:p>0.1</text:p>
          </table:table-cell>
          <table:table-cell table:style-name="ce6" office:value-type="float" office:value="14.9938">
            <text:p>14.99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style-name="ce6" office:value-type="float" office:value="56">
            <text:p>56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1601">
            <text:p>0.16</text:p>
          </table:table-cell>
          <table:table-cell table:style-name="ce6" office:value-type="float" office:value="8.6972">
            <text:p>8.7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210]; [.M210])" office:value-type="boolean" office:boolean-value="true">
            <text:p>TRUE</text:p>
          </table:table-cell>
          <table:table-cell table:style-name="ce17" table:formula="of:=IF([.Q210]=0;IF([.U210]=[.J210];&quot;YES&quot;; &quot;NO&quot;);&quot;&quot;)">
            <text:p/>
          </table:table-cell>
          <table:table-cell table:formula="of:=IF(AND([.O210]=1; [.R210]=&quot;NO&quot;);&quot;YES&quot;; IF([.R210]=&quot;NO&quot;;&quot;NO&quot;;&quot;&quot;))">
            <text:p/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U210]=[.T210]; &quot;CORRECT&quot;; &quot;INCORRECT&quot;)" office:value-type="string" office:string-value="INCORRECT">
            <text:p>INCORRECT</text:p>
          </table:table-cell>
          <table:table-cell table:style-name="ce9" table:formula="of:=IF([.U210]=[.B210]; &quot;CORRECT&quot;; &quot;INCORRECT&quot;)" office:value-type="string" office:string-value="CORRECT">
            <text:p>CORRECT</text:p>
          </table:table-cell>
          <table:table-cell table:style-name="ce9" table:formula="of:=IF([.U210]=[.J210]; &quot;CORRECT&quot;; &quot;INCORRECT&quot;)" office:value-type="string" office:string-value="CORRECT">
            <text:p>CORRECT</text:p>
          </table:table-cell>
          <table:table-cell table:formula="of:=IF([.X210]=&quot;CORRECT&quot;;&quot;CORRECT&quot;;IF([.F210]=&quot;Unsure&quot;; &quot;CORRECT&quot;; &quot;INCORRECT&quot;))" office:value-type="string" office:string-value="CORRECT">
            <text:p>CORRECT</text:p>
          </table:table-cell>
          <table:table-cell table:formula="of:=IF([.Y210]=&quot;CORRECT&quot;;&quot;CORRECT&quot;;IF([.N210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10]=[.AC210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210]=[.AE210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57">
            <text:p>57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1.672">
            <text:p>1.67</text:p>
          </table:table-cell>
          <table:table-cell table:style-name="ce6" office:value-type="float" office:value="205.4225">
            <text:p>205.42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57">
            <text:p>57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2.3406">
            <text:p>2.34</text:p>
          </table:table-cell>
          <table:table-cell table:style-name="ce6" office:value-type="float" office:value="139.6214">
            <text:p>139.62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11]; [.M211])" office:value-type="boolean" office:boolean-value="true">
            <text:p>TRUE</text:p>
          </table:table-cell>
          <table:table-cell table:style-name="ce17" table:formula="of:=IF([.Q211]=0;IF([.U211]=[.J211];&quot;YES&quot;; &quot;NO&quot;);&quot;&quot;)">
            <text:p/>
          </table:table-cell>
          <table:table-cell table:formula="of:=IF(AND([.O211]=1; [.R211]=&quot;NO&quot;);&quot;YES&quot;; IF([.R211]=&quot;NO&quot;;&quot;NO&quot;;&quot;&quot;))">
            <text:p/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U211]=[.T211]; &quot;CORRECT&quot;; &quot;INCORRECT&quot;)" office:value-type="string" office:string-value="INCORRECT">
            <text:p>INCORRECT</text:p>
          </table:table-cell>
          <table:table-cell table:style-name="ce9" table:formula="of:=IF([.U211]=[.B211]; &quot;CORRECT&quot;; &quot;INCORRECT&quot;)" office:value-type="string" office:string-value="CORRECT">
            <text:p>CORRECT</text:p>
          </table:table-cell>
          <table:table-cell table:style-name="ce9" table:formula="of:=IF([.U211]=[.J211]; &quot;CORRECT&quot;; &quot;INCORRECT&quot;)" office:value-type="string" office:string-value="CORRECT">
            <text:p>CORRECT</text:p>
          </table:table-cell>
          <table:table-cell table:formula="of:=IF([.X211]=&quot;CORRECT&quot;;&quot;CORRECT&quot;;IF([.F211]=&quot;Unsure&quot;; &quot;CORRECT&quot;; &quot;INCORRECT&quot;))" office:value-type="string" office:string-value="CORRECT">
            <text:p>CORRECT</text:p>
          </table:table-cell>
          <table:table-cell table:formula="of:=IF([.Y211]=&quot;CORRECT&quot;;&quot;CORRECT&quot;;IF([.N211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11]=[.AC211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211]=[.AE211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58">
            <text:p>58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657">
            <text:p>0.07</text:p>
          </table:table-cell>
          <table:table-cell table:style-name="ce6" office:value-type="float" office:value="8.0339">
            <text:p>8.03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style-name="ce6" office:value-type="float" office:value="58">
            <text:p>58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1605">
            <text:p>0.16</text:p>
          </table:table-cell>
          <table:table-cell table:style-name="ce6" office:value-type="float" office:value="6.874">
            <text:p>6.87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212]; [.M212])" office:value-type="boolean" office:boolean-value="false">
            <text:p>FALSE</text:p>
          </table:table-cell>
          <table:table-cell table:style-name="ce17" table:formula="of:=IF([.Q212]=0;IF([.U212]=[.J212];&quot;YES&quot;; &quot;NO&quot;);&quot;&quot;)" office:value-type="string" office:string-value="YES">
            <text:p>YES</text:p>
          </table:table-cell>
          <table:table-cell table:formula="of:=IF(AND([.O212]=1; [.R212]=&quot;NO&quot;);&quot;YES&quot;; IF([.R212]=&quot;NO&quot;;&quot;NO&quot;;&quot;&quot;))">
            <text:p/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U212]=[.T212]; &quot;CORRECT&quot;; &quot;INCORRECT&quot;)" office:value-type="string" office:string-value="INCORRECT">
            <text:p>INCORRECT</text:p>
          </table:table-cell>
          <table:table-cell table:style-name="ce9" table:formula="of:=IF([.U212]=[.B212]; &quot;CORRECT&quot;; &quot;INCORRECT&quot;)" office:value-type="string" office:string-value="INCORRECT">
            <text:p>INCORRECT</text:p>
          </table:table-cell>
          <table:table-cell table:style-name="ce9" table:formula="of:=IF([.U212]=[.J212]; &quot;CORRECT&quot;; &quot;INCORRECT&quot;)" office:value-type="string" office:string-value="CORRECT">
            <text:p>CORRECT</text:p>
          </table:table-cell>
          <table:table-cell table:formula="of:=IF([.X212]=&quot;CORRECT&quot;;&quot;CORRECT&quot;;IF([.F212]=&quot;Unsure&quot;; &quot;CORRECT&quot;; &quot;INCORRECT&quot;))" office:value-type="string" office:string-value="CORRECT">
            <text:p>CORRECT</text:p>
          </table:table-cell>
          <table:table-cell table:formula="of:=IF([.Y212]=&quot;CORRECT&quot;;&quot;CORRECT&quot;;IF([.N212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12]=[.AC212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212]=[.AE212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59">
            <text:p>59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079">
            <text:p>0.01</text:p>
          </table:table-cell>
          <table:table-cell table:style-name="ce6" office:value-type="float" office:value="1.2608">
            <text:p>1.26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59">
            <text:p>59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877">
            <text:p>0.09</text:p>
          </table:table-cell>
          <table:table-cell table:style-name="ce6" office:value-type="float" office:value="5.7328">
            <text:p>5.73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13]; [.M213])" office:value-type="boolean" office:boolean-value="true">
            <text:p>TRUE</text:p>
          </table:table-cell>
          <table:table-cell table:style-name="ce17" table:formula="of:=IF([.Q213]=0;IF([.U213]=[.J213];&quot;YES&quot;; &quot;NO&quot;);&quot;&quot;)">
            <text:p/>
          </table:table-cell>
          <table:table-cell table:formula="of:=IF(AND([.O213]=1; [.R213]=&quot;NO&quot;);&quot;YES&quot;; IF([.R213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13]=[.T213]; &quot;CORRECT&quot;; &quot;INCORRECT&quot;)" office:value-type="string" office:string-value="CORRECT">
            <text:p>CORRECT</text:p>
          </table:table-cell>
          <table:table-cell table:style-name="ce9" table:formula="of:=IF([.U213]=[.B213]; &quot;CORRECT&quot;; &quot;INCORRECT&quot;)" office:value-type="string" office:string-value="CORRECT">
            <text:p>CORRECT</text:p>
          </table:table-cell>
          <table:table-cell table:style-name="ce9" table:formula="of:=IF([.U213]=[.J213]; &quot;CORRECT&quot;; &quot;INCORRECT&quot;)" office:value-type="string" office:string-value="CORRECT">
            <text:p>CORRECT</text:p>
          </table:table-cell>
          <table:table-cell table:formula="of:=IF([.X213]=&quot;CORRECT&quot;;&quot;CORRECT&quot;;IF([.F213]=&quot;Unsure&quot;; &quot;CORRECT&quot;; &quot;INCORRECT&quot;))" office:value-type="string" office:string-value="CORRECT">
            <text:p>CORRECT</text:p>
          </table:table-cell>
          <table:table-cell table:formula="of:=IF([.Y213]=&quot;CORRECT&quot;;&quot;CORRECT&quot;;IF([.N213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213]=[.AC213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213]=[.AE213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60">
            <text:p>60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448">
            <text:p>0.04</text:p>
          </table:table-cell>
          <table:table-cell table:style-name="ce6" office:value-type="float" office:value="4.9631">
            <text:p>4.96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60">
            <text:p>60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1468">
            <text:p>0.15</text:p>
          </table:table-cell>
          <table:table-cell table:style-name="ce6" office:value-type="float" office:value="6.144">
            <text:p>6.14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214]; [.M214])" office:value-type="boolean" office:boolean-value="true">
            <text:p>TRUE</text:p>
          </table:table-cell>
          <table:table-cell table:style-name="ce17" table:formula="of:=IF([.Q214]=0;IF([.U214]=[.J214];&quot;YES&quot;; &quot;NO&quot;);&quot;&quot;)">
            <text:p/>
          </table:table-cell>
          <table:table-cell table:formula="of:=IF(AND([.O214]=1; [.R214]=&quot;NO&quot;);&quot;YES&quot;; IF([.R214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14]=[.T214]; &quot;CORRECT&quot;; &quot;INCORRECT&quot;)" office:value-type="string" office:string-value="CORRECT">
            <text:p>CORRECT</text:p>
          </table:table-cell>
          <table:table-cell table:style-name="ce9" table:formula="of:=IF([.U214]=[.B214]; &quot;CORRECT&quot;; &quot;INCORRECT&quot;)" office:value-type="string" office:string-value="CORRECT">
            <text:p>CORRECT</text:p>
          </table:table-cell>
          <table:table-cell table:style-name="ce9" table:formula="of:=IF([.U214]=[.J214]; &quot;CORRECT&quot;; &quot;INCORRECT&quot;)" office:value-type="string" office:string-value="CORRECT">
            <text:p>CORRECT</text:p>
          </table:table-cell>
          <table:table-cell table:formula="of:=IF([.X214]=&quot;CORRECT&quot;;&quot;CORRECT&quot;;IF([.F214]=&quot;Unsure&quot;; &quot;CORRECT&quot;; &quot;INCORRECT&quot;))" office:value-type="string" office:string-value="CORRECT">
            <text:p>CORRECT</text:p>
          </table:table-cell>
          <table:table-cell table:formula="of:=IF([.Y214]=&quot;CORRECT&quot;;&quot;CORRECT&quot;;IF([.N214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14]=[.AC214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214]=[.AE214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61">
            <text:p>61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455">
            <text:p>0.46</text:p>
          </table:table-cell>
          <table:table-cell table:style-name="ce6" office:value-type="float" office:value="48.5256">
            <text:p>48.53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61">
            <text:p>61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8827">
            <text:p>0.88</text:p>
          </table:table-cell>
          <table:table-cell table:style-name="ce6" office:value-type="float" office:value="61.7614">
            <text:p>61.76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15]; [.M215])" office:value-type="boolean" office:boolean-value="true">
            <text:p>TRUE</text:p>
          </table:table-cell>
          <table:table-cell table:style-name="ce17" table:formula="of:=IF([.Q215]=0;IF([.U215]=[.J215];&quot;YES&quot;; &quot;NO&quot;);&quot;&quot;)">
            <text:p/>
          </table:table-cell>
          <table:table-cell table:formula="of:=IF(AND([.O215]=1; [.R215]=&quot;NO&quot;);&quot;YES&quot;; IF([.R215]=&quot;NO&quot;;&quot;NO&quot;;&quot;&quot;))">
            <text:p/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U215]=[.T215]; &quot;CORRECT&quot;; &quot;INCORRECT&quot;)" office:value-type="string" office:string-value="INCORRECT">
            <text:p>INCORRECT</text:p>
          </table:table-cell>
          <table:table-cell table:style-name="ce9" table:formula="of:=IF([.U215]=[.B215]; &quot;CORRECT&quot;; &quot;INCORRECT&quot;)" office:value-type="string" office:string-value="CORRECT">
            <text:p>CORRECT</text:p>
          </table:table-cell>
          <table:table-cell table:style-name="ce9" table:formula="of:=IF([.U215]=[.J215]; &quot;CORRECT&quot;; &quot;INCORRECT&quot;)" office:value-type="string" office:string-value="CORRECT">
            <text:p>CORRECT</text:p>
          </table:table-cell>
          <table:table-cell table:formula="of:=IF([.X215]=&quot;CORRECT&quot;;&quot;CORRECT&quot;;IF([.F215]=&quot;Unsure&quot;; &quot;CORRECT&quot;; &quot;INCORRECT&quot;))" office:value-type="string" office:string-value="CORRECT">
            <text:p>CORRECT</text:p>
          </table:table-cell>
          <table:table-cell table:formula="of:=IF([.Y215]=&quot;CORRECT&quot;;&quot;CORRECT&quot;;IF([.N215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15]=[.AC215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215]=[.AE215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62">
            <text:p>62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1.6884">
            <text:p>1.69</text:p>
          </table:table-cell>
          <table:table-cell table:style-name="ce6" office:value-type="float" office:value="355.4627">
            <text:p>355.46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62">
            <text:p>62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2.8499">
            <text:p>2.85</text:p>
          </table:table-cell>
          <table:table-cell table:style-name="ce6" office:value-type="float" office:value="194.1024">
            <text:p>194.1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16]; [.M216])" office:value-type="boolean" office:boolean-value="true">
            <text:p>TRUE</text:p>
          </table:table-cell>
          <table:table-cell table:style-name="ce17" table:formula="of:=IF([.Q216]=0;IF([.U216]=[.J216];&quot;YES&quot;; &quot;NO&quot;);&quot;&quot;)">
            <text:p/>
          </table:table-cell>
          <table:table-cell table:formula="of:=IF(AND([.O216]=1; [.R216]=&quot;NO&quot;);&quot;YES&quot;; IF([.R216]=&quot;NO&quot;;&quot;NO&quot;;&quot;&quot;))">
            <text:p/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U216]=[.T216]; &quot;CORRECT&quot;; &quot;INCORRECT&quot;)" office:value-type="string" office:string-value="CORRECT">
            <text:p>CORRECT</text:p>
          </table:table-cell>
          <table:table-cell table:style-name="ce9" table:formula="of:=IF([.U216]=[.B216]; &quot;CORRECT&quot;; &quot;INCORRECT&quot;)" office:value-type="string" office:string-value="CORRECT">
            <text:p>CORRECT</text:p>
          </table:table-cell>
          <table:table-cell table:style-name="ce9" table:formula="of:=IF([.U216]=[.J216]; &quot;CORRECT&quot;; &quot;INCORRECT&quot;)" office:value-type="string" office:string-value="CORRECT">
            <text:p>CORRECT</text:p>
          </table:table-cell>
          <table:table-cell table:formula="of:=IF([.X216]=&quot;CORRECT&quot;;&quot;CORRECT&quot;;IF([.F216]=&quot;Unsure&quot;; &quot;CORRECT&quot;; &quot;INCORRECT&quot;))" office:value-type="string" office:string-value="CORRECT">
            <text:p>CORRECT</text:p>
          </table:table-cell>
          <table:table-cell table:formula="of:=IF([.Y216]=&quot;CORRECT&quot;;&quot;CORRECT&quot;;IF([.N216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216]=[.AC216]; &quot;CORRECT&quot;; &quot;INCORRECT&quot;)" office:value-type="string" office:string-value="CORRECT">
            <text:p>CORRECT</text:p>
          </table:table-cell>
          <table:table-cell office:value-type="float" office:value="0">
            <text:p>0</text:p>
          </table:table-cell>
          <table:table-cell table:formula="of:=IF([.U216]=[.AE216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63">
            <text:p>63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417">
            <text:p>0.04</text:p>
          </table:table-cell>
          <table:table-cell table:style-name="ce6" office:value-type="float" office:value="1.5342">
            <text:p>1.53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63">
            <text:p>63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6139">
            <text:p>0.61</text:p>
          </table:table-cell>
          <table:table-cell table:style-name="ce6" office:value-type="float" office:value="11.8794">
            <text:p>11.88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17]; [.M217])" office:value-type="boolean" office:boolean-value="false">
            <text:p>FALSE</text:p>
          </table:table-cell>
          <table:table-cell table:style-name="ce17" table:formula="of:=IF([.Q217]=0;IF([.V217]=[.J217];&quot;YES&quot;; &quot;NO&quot;);&quot;&quot;)" office:value-type="string" office:string-value="NO">
            <text:p>NO</text:p>
          </table:table-cell>
          <table:table-cell table:formula="of:=IF(AND([.O217]=1; [.R217]=&quot;NO&quot;);&quot;YES&quot;; IF([.R217]=&quot;NO&quot;;&quot;NO&quot;;&quot;&quot;))" office:value-type="string" office:string-value="NO">
            <text:p>NO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?</text:p>
          </table:table-cell>
          <table:table-cell table:formula="of:=IF([.U217]=[.T217]; &quot;CORRECT&quot;; &quot;INCORRECT&quot;)" office:value-type="string" office:string-value="CORRECT">
            <text:p>CORRECT</text:p>
          </table:table-cell>
          <table:table-cell table:style-name="ce9" table:formula="of:=IF([.U217]=[.B217]; &quot;CORRECT&quot;; &quot;INCORRECT&quot;)" office:value-type="string" office:string-value="CORRECT">
            <text:p>CORRECT</text:p>
          </table:table-cell>
          <table:table-cell table:style-name="ce9" table:formula="of:=IF([.U217]=[.J217]; &quot;CORRECT&quot;; &quot;INCORRECT&quot;)" office:value-type="string" office:string-value="INCORRECT">
            <text:p>INCORRECT</text:p>
          </table:table-cell>
          <table:table-cell table:formula="of:=IF([.X217]=&quot;CORRECT&quot;;&quot;CORRECT&quot;;IF([.F217]=&quot;Unsure&quot;; &quot;CORRECT&quot;; &quot;INCORRECT&quot;))" office:value-type="string" office:string-value="CORRECT">
            <text:p>CORRECT</text:p>
          </table:table-cell>
          <table:table-cell table:formula="of:=IF([.Y217]=&quot;CORRECT&quot;;&quot;CORRECT&quot;;IF([.N217]=&quot;Unsure&quot;; &quot;CORRECT&quot;; &quot;INCORRECT&quot;))" office:value-type="string" office:string-value="INCORRECT">
            <text:p>IN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17]=[.AC217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217]=[.AE217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64">
            <text:p>64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7301">
            <text:p>0.73</text:p>
          </table:table-cell>
          <table:table-cell table:style-name="ce6" office:value-type="float" office:value="23.1216">
            <text:p>23.12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64">
            <text:p>64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2.8051">
            <text:p>2.81</text:p>
          </table:table-cell>
          <table:table-cell table:style-name="ce6" office:value-type="float" office:value="37.9338">
            <text:p>37.93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18]; [.M218])" office:value-type="boolean" office:boolean-value="true">
            <text:p>TRUE</text:p>
          </table:table-cell>
          <table:table-cell table:style-name="ce17" table:formula="of:=IF([.Q218]=0;IF([.U218]=[.J218];&quot;YES&quot;; &quot;NO&quot;);&quot;&quot;)">
            <text:p/>
          </table:table-cell>
          <table:table-cell table:formula="of:=IF(AND([.O218]=1; [.R218]=&quot;NO&quot;);&quot;YES&quot;; IF([.R218]=&quot;NO&quot;;&quot;NO&quot;;&quot;&quot;))">
            <text:p/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U218]=[.T218]; &quot;CORRECT&quot;; &quot;INCORRECT&quot;)" office:value-type="string" office:string-value="CORRECT">
            <text:p>CORRECT</text:p>
          </table:table-cell>
          <table:table-cell table:style-name="ce9" table:formula="of:=IF([.U218]=[.B218]; &quot;CORRECT&quot;; &quot;INCORRECT&quot;)" office:value-type="string" office:string-value="CORRECT">
            <text:p>CORRECT</text:p>
          </table:table-cell>
          <table:table-cell table:style-name="ce9" table:formula="of:=IF([.U218]=[.J218]; &quot;CORRECT&quot;; &quot;INCORRECT&quot;)" office:value-type="string" office:string-value="CORRECT">
            <text:p>CORRECT</text:p>
          </table:table-cell>
          <table:table-cell table:formula="of:=IF([.X218]=&quot;CORRECT&quot;;&quot;CORRECT&quot;;IF([.F218]=&quot;Unsure&quot;; &quot;CORRECT&quot;; &quot;INCORRECT&quot;))" office:value-type="string" office:string-value="CORRECT">
            <text:p>CORRECT</text:p>
          </table:table-cell>
          <table:table-cell table:formula="of:=IF([.Y218]=&quot;CORRECT&quot;;&quot;CORRECT&quot;;IF([.N218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218]=[.AC218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218]=[.AE218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65">
            <text:p>65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1.645">
            <text:p>1.65</text:p>
          </table:table-cell>
          <table:table-cell table:style-name="ce6" office:value-type="float" office:value="130.7372">
            <text:p>130.74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65">
            <text:p>65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7.4947">
            <text:p>7.49</text:p>
          </table:table-cell>
          <table:table-cell table:style-name="ce6" office:value-type="float" office:value="190.3644">
            <text:p>190.36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19]; [.M219])" office:value-type="boolean" office:boolean-value="true">
            <text:p>TRUE</text:p>
          </table:table-cell>
          <table:table-cell table:style-name="ce17" table:formula="of:=IF([.Q219]=0;IF([.U219]=[.J219];&quot;YES&quot;; &quot;NO&quot;);&quot;&quot;)">
            <text:p/>
          </table:table-cell>
          <table:table-cell table:formula="of:=IF(AND([.O219]=1; [.R219]=&quot;NO&quot;);&quot;YES&quot;; IF([.R219]=&quot;NO&quot;;&quot;NO&quot;;&quot;&quot;))">
            <text:p/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U219]=[.T219]; &quot;CORRECT&quot;; &quot;INCORRECT&quot;)" office:value-type="string" office:string-value="CORRECT">
            <text:p>CORRECT</text:p>
          </table:table-cell>
          <table:table-cell table:style-name="ce9" table:formula="of:=IF([.U219]=[.B219]; &quot;CORRECT&quot;; &quot;INCORRECT&quot;)" office:value-type="string" office:string-value="CORRECT">
            <text:p>CORRECT</text:p>
          </table:table-cell>
          <table:table-cell table:style-name="ce9" table:formula="of:=IF([.U219]=[.J219]; &quot;CORRECT&quot;; &quot;INCORRECT&quot;)" office:value-type="string" office:string-value="CORRECT">
            <text:p>CORRECT</text:p>
          </table:table-cell>
          <table:table-cell table:formula="of:=IF([.X219]=&quot;CORRECT&quot;;&quot;CORRECT&quot;;IF([.F219]=&quot;Unsure&quot;; &quot;CORRECT&quot;; &quot;INCORRECT&quot;))" office:value-type="string" office:string-value="CORRECT">
            <text:p>CORRECT</text:p>
          </table:table-cell>
          <table:table-cell table:formula="of:=IF([.Y219]=&quot;CORRECT&quot;;&quot;CORRECT&quot;;IF([.N219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219]=[.AC219]; &quot;CORRECT&quot;; &quot;INCORRECT&quot;)" office:value-type="string" office:string-value="CORRECT">
            <text:p>CORRECT</text:p>
          </table:table-cell>
          <table:table-cell office:value-type="float" office:value="0">
            <text:p>0</text:p>
          </table:table-cell>
          <table:table-cell table:formula="of:=IF([.U219]=[.AE219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66">
            <text:p>66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2571">
            <text:p>0.26</text:p>
          </table:table-cell>
          <table:table-cell table:style-name="ce6" office:value-type="float" office:value="18.5438">
            <text:p>18.54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style-name="ce6" office:value-type="float" office:value="66">
            <text:p>66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762">
            <text:p>0.76</text:p>
          </table:table-cell>
          <table:table-cell table:style-name="ce6" office:value-type="float" office:value="23.2243">
            <text:p>23.22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20]; [.M220])" office:value-type="boolean" office:boolean-value="true">
            <text:p>TRUE</text:p>
          </table:table-cell>
          <table:table-cell table:style-name="ce17" table:formula="of:=IF([.Q220]=0;IF([.U220]=[.J220];&quot;YES&quot;; &quot;NO&quot;);&quot;&quot;)">
            <text:p/>
          </table:table-cell>
          <table:table-cell table:formula="of:=IF(AND([.O220]=1; [.R220]=&quot;NO&quot;);&quot;YES&quot;; IF([.R220]=&quot;NO&quot;;&quot;NO&quot;;&quot;&quot;))">
            <text:p/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U220]=[.T220]; &quot;CORRECT&quot;; &quot;INCORRECT&quot;)" office:value-type="string" office:string-value="INCORRECT">
            <text:p>INCORRECT</text:p>
          </table:table-cell>
          <table:table-cell table:style-name="ce9" table:formula="of:=IF([.U220]=[.B220]; &quot;CORRECT&quot;; &quot;INCORRECT&quot;)" office:value-type="string" office:string-value="CORRECT">
            <text:p>CORRECT</text:p>
          </table:table-cell>
          <table:table-cell table:style-name="ce9" table:formula="of:=IF([.U220]=[.J220]; &quot;CORRECT&quot;; &quot;INCORRECT&quot;)" office:value-type="string" office:string-value="CORRECT">
            <text:p>CORRECT</text:p>
          </table:table-cell>
          <table:table-cell table:formula="of:=IF([.X220]=&quot;CORRECT&quot;;&quot;CORRECT&quot;;IF([.F220]=&quot;Unsure&quot;; &quot;CORRECT&quot;; &quot;INCORRECT&quot;))" office:value-type="string" office:string-value="CORRECT">
            <text:p>CORRECT</text:p>
          </table:table-cell>
          <table:table-cell table:formula="of:=IF([.Y220]=&quot;CORRECT&quot;;&quot;CORRECT&quot;;IF([.N220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20]=[.AC220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220]=[.AE220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67">
            <text:p>67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401">
            <text:p>0.4</text:p>
          </table:table-cell>
          <table:table-cell table:style-name="ce6" office:value-type="float" office:value="55.6354">
            <text:p>55.64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67">
            <text:p>67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1.7434">
            <text:p>1.74</text:p>
          </table:table-cell>
          <table:table-cell table:style-name="ce6" office:value-type="float" office:value="100.3502">
            <text:p>100.35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21]; [.M221])" office:value-type="boolean" office:boolean-value="true">
            <text:p>TRUE</text:p>
          </table:table-cell>
          <table:table-cell table:style-name="ce17" table:formula="of:=IF([.Q221]=0;IF([.U221]=[.J221];&quot;YES&quot;; &quot;NO&quot;);&quot;&quot;)">
            <text:p/>
          </table:table-cell>
          <table:table-cell table:formula="of:=IF(AND([.O221]=1; [.R221]=&quot;NO&quot;);&quot;YES&quot;; IF([.R221]=&quot;NO&quot;;&quot;NO&quot;;&quot;&quot;))">
            <text:p/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U221]=[.T221]; &quot;CORRECT&quot;; &quot;INCORRECT&quot;)" office:value-type="string" office:string-value="INCORRECT">
            <text:p>INCORRECT</text:p>
          </table:table-cell>
          <table:table-cell table:style-name="ce9" table:formula="of:=IF([.U221]=[.B221]; &quot;CORRECT&quot;; &quot;INCORRECT&quot;)" office:value-type="string" office:string-value="CORRECT">
            <text:p>CORRECT</text:p>
          </table:table-cell>
          <table:table-cell table:style-name="ce9" table:formula="of:=IF([.U221]=[.J221]; &quot;CORRECT&quot;; &quot;INCORRECT&quot;)" office:value-type="string" office:string-value="CORRECT">
            <text:p>CORRECT</text:p>
          </table:table-cell>
          <table:table-cell table:formula="of:=IF([.X221]=&quot;CORRECT&quot;;&quot;CORRECT&quot;;IF([.F221]=&quot;Unsure&quot;; &quot;CORRECT&quot;; &quot;INCORRECT&quot;))" office:value-type="string" office:string-value="CORRECT">
            <text:p>CORRECT</text:p>
          </table:table-cell>
          <table:table-cell table:formula="of:=IF([.Y221]=&quot;CORRECT&quot;;&quot;CORRECT&quot;;IF([.N221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21]=[.AC221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221]=[.AE221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68">
            <text:p>68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3957">
            <text:p>0.4</text:p>
          </table:table-cell>
          <table:table-cell table:style-name="ce6" office:value-type="float" office:value="32.6866">
            <text:p>32.69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68">
            <text:p>68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9763">
            <text:p>0.98</text:p>
          </table:table-cell>
          <table:table-cell table:style-name="ce6" office:value-type="float" office:value="53.1151">
            <text:p>53.12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22]; [.M222])" office:value-type="boolean" office:boolean-value="true">
            <text:p>TRUE</text:p>
          </table:table-cell>
          <table:table-cell table:style-name="ce17" table:formula="of:=IF([.Q222]=0;IF([.U222]=[.J222];&quot;YES&quot;; &quot;NO&quot;);&quot;&quot;)">
            <text:p/>
          </table:table-cell>
          <table:table-cell table:formula="of:=IF(AND([.O222]=1; [.R222]=&quot;NO&quot;);&quot;YES&quot;; IF([.R222]=&quot;NO&quot;;&quot;NO&quot;;&quot;&quot;))">
            <text:p/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U222]=[.T222]; &quot;CORRECT&quot;; &quot;INCORRECT&quot;)" office:value-type="string" office:string-value="INCORRECT">
            <text:p>INCORRECT</text:p>
          </table:table-cell>
          <table:table-cell table:style-name="ce9" table:formula="of:=IF([.U222]=[.B222]; &quot;CORRECT&quot;; &quot;INCORRECT&quot;)" office:value-type="string" office:string-value="CORRECT">
            <text:p>CORRECT</text:p>
          </table:table-cell>
          <table:table-cell table:style-name="ce9" table:formula="of:=IF([.U222]=[.J222]; &quot;CORRECT&quot;; &quot;INCORRECT&quot;)" office:value-type="string" office:string-value="CORRECT">
            <text:p>CORRECT</text:p>
          </table:table-cell>
          <table:table-cell table:formula="of:=IF([.X222]=&quot;CORRECT&quot;;&quot;CORRECT&quot;;IF([.F222]=&quot;Unsure&quot;; &quot;CORRECT&quot;; &quot;INCORRECT&quot;))" office:value-type="string" office:string-value="CORRECT">
            <text:p>CORRECT</text:p>
          </table:table-cell>
          <table:table-cell table:formula="of:=IF([.Y222]=&quot;CORRECT&quot;;&quot;CORRECT&quot;;IF([.N222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22]=[.AC222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222]=[.AE222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69">
            <text:p>69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57">
            <text:p>0.06</text:p>
          </table:table-cell>
          <table:table-cell table:style-name="ce6" office:value-type="float" office:value="6.886">
            <text:p>6.89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style-name="ce6" office:value-type="float" office:value="69">
            <text:p>69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2665">
            <text:p>0.27</text:p>
          </table:table-cell>
          <table:table-cell table:style-name="ce6" office:value-type="float" office:value="21.6667">
            <text:p>21.67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23]; [.M223])" office:value-type="boolean" office:boolean-value="false">
            <text:p>FALSE</text:p>
          </table:table-cell>
          <table:table-cell table:style-name="ce17" table:formula="of:=IF([.Q223]=0;IF([.U223]=[.J223];&quot;YES&quot;; &quot;NO&quot;);&quot;&quot;)" office:value-type="string" office:string-value="NO">
            <text:p>NO</text:p>
          </table:table-cell>
          <table:table-cell table:formula="of:=IF(AND([.O223]=1; [.R223]=&quot;NO&quot;);&quot;YES&quot;; IF([.R223]=&quot;NO&quot;;&quot;NO&quot;;&quot;&quot;))" office:value-type="string" office:string-value="NO">
            <text:p>NO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23]=[.T223]; &quot;CORRECT&quot;; &quot;INCORRECT&quot;)" office:value-type="string" office:string-value="CORRECT">
            <text:p>CORRECT</text:p>
          </table:table-cell>
          <table:table-cell table:style-name="ce9" table:formula="of:=IF([.U223]=[.B223]; &quot;CORRECT&quot;; &quot;INCORRECT&quot;)" office:value-type="string" office:string-value="CORRECT">
            <text:p>CORRECT</text:p>
          </table:table-cell>
          <table:table-cell table:style-name="ce9" table:formula="of:=IF([.U223]=[.J223]; &quot;CORRECT&quot;; &quot;INCORRECT&quot;)" office:value-type="string" office:string-value="INCORRECT">
            <text:p>INCORRECT</text:p>
          </table:table-cell>
          <table:table-cell table:formula="of:=IF([.X223]=&quot;CORRECT&quot;;&quot;CORRECT&quot;;IF([.F223]=&quot;Unsure&quot;; &quot;CORRECT&quot;; &quot;INCORRECT&quot;))" office:value-type="string" office:string-value="CORRECT">
            <text:p>CORRECT</text:p>
          </table:table-cell>
          <table:table-cell table:formula="of:=IF([.Y223]=&quot;CORRECT&quot;;&quot;CORRECT&quot;;IF([.N223]=&quot;Unsure&quot;; &quot;CORRECT&quot;; &quot;INCORRECT&quot;))" office:value-type="string" office:string-value="INCORRECT">
            <text:p>IN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23]=[.AC223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223]=[.AE223]; &quot;CORRECT&quot;; &quot;INCORRECT&quot;)" office:value-type="string" office:string-value="CORRECT">
            <text:p>CORRECT</text:p>
          </table:table-cell>
        </table:table-row>
        <table:table-row table:style-name="ro1">
          <table:table-cell table:number-columns-repeated="32"/>
        </table:table-row>
        <table:table-row table:style-name="ro2">
          <table:table-cell table:number-columns-repeated="6"/>
          <table:table-cell table:formula="of:=COUNTIF([.G154:.G223]; 1)" office:value-type="float" office:value="11">
            <text:p>11</text:p>
          </table:table-cell>
          <table:table-cell table:number-columns-repeated="7"/>
          <table:table-cell table:formula="of:=COUNTIF([.O154:.O223]; 1)" office:value-type="float" office:value="18">
            <text:p>18</text:p>
          </table:table-cell>
          <table:table-cell/>
          <table:table-cell table:style-name="ce12" table:formula="of:=COUNTIF([.Q154:.Q223]; 0)" office:value-type="float" office:value="8">
            <text:p>8</text:p>
          </table:table-cell>
          <table:table-cell table:number-columns-repeated="15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style-name="ce1" office:value-type="string">
            <text:p>Case 103</text:p>
          </table:table-cell>
          <table:table-cell table:number-columns-repeated="31"/>
        </table:table-row>
        <table:table-row table:style-name="ro1">
          <table:table-cell table:style-name="ce5" office:value-type="string">
            <text:p>Gradient #</text:p>
          </table:table-cell>
          <table:table-cell table:style-name="ce5" office:value-type="string">
            <text:p>Keep</text:p>
          </table:table-cell>
          <table:table-cell table:style-name="ce5" office:value-type="string">
            <text:p>Max absolute div</text:p>
          </table:table-cell>
          <table:table-cell table:style-name="ce5" office:value-type="string">
            <text:p>Max relative div</text:p>
          </table:table-cell>
          <table:table-cell table:style-name="ce5" office:value-type="string">
            <text:p>Suggestion</text:p>
          </table:table-cell>
          <table:table-cell table:style-name="ce5" office:value-type="string">
            <text:p>Confidence</text:p>
          </table:table-cell>
          <table:table-cell table:style-name="ce5" office:value-type="string">
            <text:p>Need review</text:p>
          </table:table-cell>
          <table:table-cell/>
          <table:table-cell table:style-name="ce5" office:value-type="string">
            <text:p>Gradient #</text:p>
          </table:table-cell>
          <table:table-cell table:style-name="ce5" office:value-type="string">
            <text:p>Keep</text:p>
          </table:table-cell>
          <table:table-cell table:style-name="ce5" office:value-type="string">
            <text:p>Max absolute div</text:p>
          </table:table-cell>
          <table:table-cell table:style-name="ce5" office:value-type="string">
            <text:p>Max relative div</text:p>
          </table:table-cell>
          <table:table-cell table:style-name="ce5" office:value-type="string">
            <text:p>Suggestion</text:p>
          </table:table-cell>
          <table:table-cell table:style-name="ce5" office:value-type="string">
            <text:p>Confidence</text:p>
          </table:table-cell>
          <table:table-cell table:style-name="ce5" office:value-type="string">
            <text:p>Need review</text:p>
          </table:table-cell>
          <table:table-cell table:number-columns-repeated="17"/>
        </table:table-row>
        <table:table-row table:style-name="ro2">
          <table:table-cell table:style-name="ce6" office:value-type="float" office:value="0">
            <text:p>0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233">
            <text:p>0.02</text:p>
          </table:table-cell>
          <table:table-cell table:style-name="ce6" office:value-type="float" office:value="0.8593">
            <text:p>0.86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0">
            <text:p>0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1141">
            <text:p>0.11</text:p>
          </table:table-cell>
          <table:table-cell table:style-name="ce6" office:value-type="float" office:value="2.143">
            <text:p>2.14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230]; [.M230])" office:value-type="boolean" office:boolean-value="true">
            <text:p>TRUE</text:p>
          </table:table-cell>
          <table:table-cell table:style-name="ce17" table:formula="of:=IF([.Q230]=0;IF([.U230]=[.J230];&quot;YES&quot;; &quot;NO&quot;);&quot;&quot;)">
            <text:p/>
          </table:table-cell>
          <table:table-cell table:formula="of:=IF(AND([.O230]=1; [.R230]=&quot;NO&quot;);&quot;YES&quot;; IF([.R230]=&quot;NO&quot;;&quot;NO&quot;;&quot;&quot;))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IF([.U230]=[.T230]; &quot;CORRECT&quot;; &quot;INCORRECT&quot;)" office:value-type="string" office:string-value="INCORRECT">
            <text:p>INCORRECT</text:p>
          </table:table-cell>
          <table:table-cell table:style-name="ce9" table:formula="of:=IF([.U230]=[.B230]; &quot;CORRECT&quot;; &quot;INCORRECT&quot;)" office:value-type="string" office:string-value="CORRECT">
            <text:p>CORRECT</text:p>
          </table:table-cell>
          <table:table-cell table:style-name="ce9" table:formula="of:=IF([.U230]=[.J230]; &quot;CORRECT&quot;; &quot;INCORRECT&quot;)" office:value-type="string" office:string-value="CORRECT">
            <text:p>CORRECT</text:p>
          </table:table-cell>
          <table:table-cell table:formula="of:=IF([.X230]=&quot;CORRECT&quot;;&quot;CORRECT&quot;;IF([.F230]=&quot;Unsure&quot;; &quot;CORRECT&quot;; &quot;INCORRECT&quot;))" office:value-type="string" office:string-value="CORRECT">
            <text:p>CORRECT</text:p>
          </table:table-cell>
          <table:table-cell table:formula="of:=IF([.Y230]=&quot;CORRECT&quot;;&quot;CORRECT&quot;;IF([.N230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230]=[.AC230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230]=[.AE230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055">
            <text:p>0.01</text:p>
          </table:table-cell>
          <table:table-cell table:style-name="ce6" office:value-type="float" office:value="2.2751">
            <text:p>2.28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1">
            <text:p>1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85">
            <text:p>0.02</text:p>
          </table:table-cell>
          <table:table-cell table:style-name="ce6" office:value-type="float" office:value="2.7749">
            <text:p>2.77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31]; [.M231])" office:value-type="boolean" office:boolean-value="true">
            <text:p>TRUE</text:p>
          </table:table-cell>
          <table:table-cell table:style-name="ce17" table:formula="of:=IF([.Q231]=0;IF([.U231]=[.J231];&quot;YES&quot;; &quot;NO&quot;);&quot;&quot;)">
            <text:p/>
          </table:table-cell>
          <table:table-cell table:formula="of:=IF(AND([.O231]=1; [.R231]=&quot;NO&quot;);&quot;YES&quot;; IF([.R231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31]=[.T231]; &quot;CORRECT&quot;; &quot;INCORRECT&quot;)" office:value-type="string" office:string-value="CORRECT">
            <text:p>CORRECT</text:p>
          </table:table-cell>
          <table:table-cell table:style-name="ce9" table:formula="of:=IF([.U231]=[.B231]; &quot;CORRECT&quot;; &quot;INCORRECT&quot;)" office:value-type="string" office:string-value="CORRECT">
            <text:p>CORRECT</text:p>
          </table:table-cell>
          <table:table-cell table:style-name="ce9" table:formula="of:=IF([.U231]=[.J231]; &quot;CORRECT&quot;; &quot;INCORRECT&quot;)" office:value-type="string" office:string-value="CORRECT">
            <text:p>CORRECT</text:p>
          </table:table-cell>
          <table:table-cell table:formula="of:=IF([.X231]=&quot;CORRECT&quot;;&quot;CORRECT&quot;;IF([.F231]=&quot;Unsure&quot;; &quot;CORRECT&quot;; &quot;INCORRECT&quot;))" office:value-type="string" office:string-value="CORRECT">
            <text:p>CORRECT</text:p>
          </table:table-cell>
          <table:table-cell table:formula="of:=IF([.Y231]=&quot;CORRECT&quot;;&quot;CORRECT&quot;;IF([.N231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31]=[.AC231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231]=[.AE231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215">
            <text:p>0.02</text:p>
          </table:table-cell>
          <table:table-cell table:style-name="ce6" office:value-type="float" office:value="7.1491">
            <text:p>7.15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style-name="ce6" office:value-type="float" office:value="2">
            <text:p>2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668">
            <text:p>0.07</text:p>
          </table:table-cell>
          <table:table-cell table:style-name="ce6" office:value-type="float" office:value="6.3073">
            <text:p>6.3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232]; [.M232])" office:value-type="boolean" office:boolean-value="true">
            <text:p>TRUE</text:p>
          </table:table-cell>
          <table:table-cell table:style-name="ce17" table:formula="of:=IF([.Q232]=0;IF([.U232]=[.J232];&quot;YES&quot;; &quot;NO&quot;);&quot;&quot;)">
            <text:p/>
          </table:table-cell>
          <table:table-cell table:formula="of:=IF(AND([.O232]=1; [.R232]=&quot;NO&quot;);&quot;YES&quot;; IF([.R232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32]=[.T232]; &quot;CORRECT&quot;; &quot;INCORRECT&quot;)" office:value-type="string" office:string-value="CORRECT">
            <text:p>CORRECT</text:p>
          </table:table-cell>
          <table:table-cell table:style-name="ce9" table:formula="of:=IF([.U232]=[.B232]; &quot;CORRECT&quot;; &quot;INCORRECT&quot;)" office:value-type="string" office:string-value="CORRECT">
            <text:p>CORRECT</text:p>
          </table:table-cell>
          <table:table-cell table:style-name="ce9" table:formula="of:=IF([.U232]=[.J232]; &quot;CORRECT&quot;; &quot;INCORRECT&quot;)" office:value-type="string" office:string-value="CORRECT">
            <text:p>CORRECT</text:p>
          </table:table-cell>
          <table:table-cell table:formula="of:=IF([.X232]=&quot;CORRECT&quot;;&quot;CORRECT&quot;;IF([.F232]=&quot;Unsure&quot;; &quot;CORRECT&quot;; &quot;INCORRECT&quot;))" office:value-type="string" office:string-value="CORRECT">
            <text:p>CORRECT</text:p>
          </table:table-cell>
          <table:table-cell table:formula="of:=IF([.Y232]=&quot;CORRECT&quot;;&quot;CORRECT&quot;;IF([.N232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32]=[.AC232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232]=[.AE232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9222">
            <text:p>0.92</text:p>
          </table:table-cell>
          <table:table-cell table:style-name="ce6" office:value-type="float" office:value="230.626">
            <text:p>230.63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3">
            <text:p>3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1.1702">
            <text:p>1.17</text:p>
          </table:table-cell>
          <table:table-cell table:style-name="ce6" office:value-type="float" office:value="114.8114">
            <text:p>114.81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33]; [.M233])" office:value-type="boolean" office:boolean-value="true">
            <text:p>TRUE</text:p>
          </table:table-cell>
          <table:table-cell table:style-name="ce17" table:formula="of:=IF([.Q233]=0;IF([.U233]=[.J233];&quot;YES&quot;; &quot;NO&quot;);&quot;&quot;)">
            <text:p/>
          </table:table-cell>
          <table:table-cell table:formula="of:=IF(AND([.O233]=1; [.R233]=&quot;NO&quot;);&quot;YES&quot;; IF([.R233]=&quot;NO&quot;;&quot;NO&quot;;&quot;&quot;))">
            <text:p/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U233]=[.T233]; &quot;CORRECT&quot;; &quot;INCORRECT&quot;)" office:value-type="string" office:string-value="CORRECT">
            <text:p>CORRECT</text:p>
          </table:table-cell>
          <table:table-cell table:style-name="ce9" table:formula="of:=IF([.U233]=[.B233]; &quot;CORRECT&quot;; &quot;INCORRECT&quot;)" office:value-type="string" office:string-value="CORRECT">
            <text:p>CORRECT</text:p>
          </table:table-cell>
          <table:table-cell table:style-name="ce9" table:formula="of:=IF([.U233]=[.J233]; &quot;CORRECT&quot;; &quot;INCORRECT&quot;)" office:value-type="string" office:string-value="CORRECT">
            <text:p>CORRECT</text:p>
          </table:table-cell>
          <table:table-cell table:formula="of:=IF([.X233]=&quot;CORRECT&quot;;&quot;CORRECT&quot;;IF([.F233]=&quot;Unsure&quot;; &quot;CORRECT&quot;; &quot;INCORRECT&quot;))" office:value-type="string" office:string-value="CORRECT">
            <text:p>CORRECT</text:p>
          </table:table-cell>
          <table:table-cell table:formula="of:=IF([.Y233]=&quot;CORRECT&quot;;&quot;CORRECT&quot;;IF([.N233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233]=[.AC233]; &quot;CORRECT&quot;; &quot;INCORRECT&quot;)" office:value-type="string" office:string-value="CORRECT">
            <text:p>CORRECT</text:p>
          </table:table-cell>
          <table:table-cell office:value-type="float" office:value="0">
            <text:p>0</text:p>
          </table:table-cell>
          <table:table-cell table:formula="of:=IF([.U233]=[.AE233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81">
            <text:p>0.02</text:p>
          </table:table-cell>
          <table:table-cell table:style-name="ce6" office:value-type="float" office:value="2.2831">
            <text:p>2.28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4">
            <text:p>4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444">
            <text:p>0.04</text:p>
          </table:table-cell>
          <table:table-cell table:style-name="ce6" office:value-type="float" office:value="2.3099">
            <text:p>2.3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34]; [.M234])" office:value-type="boolean" office:boolean-value="true">
            <text:p>TRUE</text:p>
          </table:table-cell>
          <table:table-cell table:style-name="ce17" table:formula="of:=IF([.Q234]=0;IF([.U234]=[.J234];&quot;YES&quot;; &quot;NO&quot;);&quot;&quot;)">
            <text:p/>
          </table:table-cell>
          <table:table-cell table:formula="of:=IF(AND([.O234]=1; [.R234]=&quot;NO&quot;);&quot;YES&quot;; IF([.R234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34]=[.T234]; &quot;CORRECT&quot;; &quot;INCORRECT&quot;)" office:value-type="string" office:string-value="CORRECT">
            <text:p>CORRECT</text:p>
          </table:table-cell>
          <table:table-cell table:style-name="ce9" table:formula="of:=IF([.U234]=[.B234]; &quot;CORRECT&quot;; &quot;INCORRECT&quot;)" office:value-type="string" office:string-value="CORRECT">
            <text:p>CORRECT</text:p>
          </table:table-cell>
          <table:table-cell table:style-name="ce9" table:formula="of:=IF([.U234]=[.J234]; &quot;CORRECT&quot;; &quot;INCORRECT&quot;)" office:value-type="string" office:string-value="CORRECT">
            <text:p>CORRECT</text:p>
          </table:table-cell>
          <table:table-cell table:formula="of:=IF([.X234]=&quot;CORRECT&quot;;&quot;CORRECT&quot;;IF([.F234]=&quot;Unsure&quot;; &quot;CORRECT&quot;; &quot;INCORRECT&quot;))" office:value-type="string" office:string-value="CORRECT">
            <text:p>CORRECT</text:p>
          </table:table-cell>
          <table:table-cell table:formula="of:=IF([.Y234]=&quot;CORRECT&quot;;&quot;CORRECT&quot;;IF([.N234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34]=[.AC234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234]=[.AE234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0845">
            <text:p>0.08</text:p>
          </table:table-cell>
          <table:table-cell table:style-name="ce6" office:value-type="float" office:value="24.3472">
            <text:p>24.35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style-name="ce6" office:value-type="float" office:value="5">
            <text:p>5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1295">
            <text:p>0.13</text:p>
          </table:table-cell>
          <table:table-cell table:style-name="ce6" office:value-type="float" office:value="10.4489">
            <text:p>10.45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235]; [.M235])" office:value-type="boolean" office:boolean-value="true">
            <text:p>TRUE</text:p>
          </table:table-cell>
          <table:table-cell table:style-name="ce17" table:formula="of:=IF([.Q235]=0;IF([.U235]=[.J235];&quot;YES&quot;; &quot;NO&quot;);&quot;&quot;)">
            <text:p/>
          </table:table-cell>
          <table:table-cell table:formula="of:=IF(AND([.O235]=1; [.R235]=&quot;NO&quot;);&quot;YES&quot;; IF([.R235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35]=[.T235]; &quot;CORRECT&quot;; &quot;INCORRECT&quot;)" office:value-type="string" office:string-value="CORRECT">
            <text:p>CORRECT</text:p>
          </table:table-cell>
          <table:table-cell table:style-name="ce9" table:formula="of:=IF([.U235]=[.B235]; &quot;CORRECT&quot;; &quot;INCORRECT&quot;)" office:value-type="string" office:string-value="INCORRECT">
            <text:p>INCORRECT</text:p>
          </table:table-cell>
          <table:table-cell table:style-name="ce9" table:formula="of:=IF([.U235]=[.J235]; &quot;CORRECT&quot;; &quot;INCORRECT&quot;)" office:value-type="string" office:string-value="INCORRECT">
            <text:p>INCORRECT</text:p>
          </table:table-cell>
          <table:table-cell table:formula="of:=IF([.X235]=&quot;CORRECT&quot;;&quot;CORRECT&quot;;IF([.F235]=&quot;Unsure&quot;; &quot;CORRECT&quot;; &quot;INCORRECT&quot;))" office:value-type="string" office:string-value="CORRECT">
            <text:p>CORRECT</text:p>
          </table:table-cell>
          <table:table-cell table:formula="of:=IF([.Y235]=&quot;CORRECT&quot;;&quot;CORRECT&quot;;IF([.N235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35]=[.AC235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235]=[.AE235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228">
            <text:p>0.02</text:p>
          </table:table-cell>
          <table:table-cell table:style-name="ce6" office:value-type="float" office:value="5.3777">
            <text:p>5.38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6">
            <text:p>6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623">
            <text:p>0.06</text:p>
          </table:table-cell>
          <table:table-cell table:style-name="ce6" office:value-type="float" office:value="5.9609">
            <text:p>5.96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36]; [.M236])" office:value-type="boolean" office:boolean-value="true">
            <text:p>TRUE</text:p>
          </table:table-cell>
          <table:table-cell table:style-name="ce17" table:formula="of:=IF([.Q236]=0;IF([.U236]=[.J236];&quot;YES&quot;; &quot;NO&quot;);&quot;&quot;)">
            <text:p/>
          </table:table-cell>
          <table:table-cell table:formula="of:=IF(AND([.O236]=1; [.R236]=&quot;NO&quot;);&quot;YES&quot;; IF([.R236]=&quot;NO&quot;;&quot;NO&quot;;&quot;&quot;))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IF([.U236]=[.T236]; &quot;CORRECT&quot;; &quot;INCORRECT&quot;)" office:value-type="string" office:string-value="INCORRECT">
            <text:p>INCORRECT</text:p>
          </table:table-cell>
          <table:table-cell table:style-name="ce9" table:formula="of:=IF([.U236]=[.B236]; &quot;CORRECT&quot;; &quot;INCORRECT&quot;)" office:value-type="string" office:string-value="CORRECT">
            <text:p>CORRECT</text:p>
          </table:table-cell>
          <table:table-cell table:style-name="ce9" table:formula="of:=IF([.U236]=[.J236]; &quot;CORRECT&quot;; &quot;INCORRECT&quot;)" office:value-type="string" office:string-value="CORRECT">
            <text:p>CORRECT</text:p>
          </table:table-cell>
          <table:table-cell table:formula="of:=IF([.X236]=&quot;CORRECT&quot;;&quot;CORRECT&quot;;IF([.F236]=&quot;Unsure&quot;; &quot;CORRECT&quot;; &quot;INCORRECT&quot;))" office:value-type="string" office:string-value="CORRECT">
            <text:p>CORRECT</text:p>
          </table:table-cell>
          <table:table-cell table:formula="of:=IF([.Y236]=&quot;CORRECT&quot;;&quot;CORRECT&quot;;IF([.N236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236]=[.AC236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236]=[.AE236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83">
            <text:p>0.02</text:p>
          </table:table-cell>
          <table:table-cell table:style-name="ce6" office:value-type="float" office:value="2.5439">
            <text:p>2.54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7">
            <text:p>7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99">
            <text:p>0.02</text:p>
          </table:table-cell>
          <table:table-cell table:style-name="ce6" office:value-type="float" office:value="2.0192">
            <text:p>2.02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37]; [.M237])" office:value-type="boolean" office:boolean-value="true">
            <text:p>TRUE</text:p>
          </table:table-cell>
          <table:table-cell table:style-name="ce17" table:formula="of:=IF([.Q237]=0;IF([.U237]=[.J237];&quot;YES&quot;; &quot;NO&quot;);&quot;&quot;)">
            <text:p/>
          </table:table-cell>
          <table:table-cell table:formula="of:=IF(AND([.O237]=1; [.R237]=&quot;NO&quot;);&quot;YES&quot;; IF([.R237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37]=[.T237]; &quot;CORRECT&quot;; &quot;INCORRECT&quot;)" office:value-type="string" office:string-value="CORRECT">
            <text:p>CORRECT</text:p>
          </table:table-cell>
          <table:table-cell table:style-name="ce9" table:formula="of:=IF([.U237]=[.B237]; &quot;CORRECT&quot;; &quot;INCORRECT&quot;)" office:value-type="string" office:string-value="CORRECT">
            <text:p>CORRECT</text:p>
          </table:table-cell>
          <table:table-cell table:style-name="ce9" table:formula="of:=IF([.U237]=[.J237]; &quot;CORRECT&quot;; &quot;INCORRECT&quot;)" office:value-type="string" office:string-value="CORRECT">
            <text:p>CORRECT</text:p>
          </table:table-cell>
          <table:table-cell table:formula="of:=IF([.X237]=&quot;CORRECT&quot;;&quot;CORRECT&quot;;IF([.F237]=&quot;Unsure&quot;; &quot;CORRECT&quot;; &quot;INCORRECT&quot;))" office:value-type="string" office:string-value="CORRECT">
            <text:p>CORRECT</text:p>
          </table:table-cell>
          <table:table-cell table:formula="of:=IF([.Y237]=&quot;CORRECT&quot;;&quot;CORRECT&quot;;IF([.N237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37]=[.AC237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237]=[.AE237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8">
            <text:p>8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26">
            <text:p>0.03</text:p>
          </table:table-cell>
          <table:table-cell table:style-name="ce6" office:value-type="float" office:value="7.0319">
            <text:p>7.03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style-name="ce6" office:value-type="float" office:value="8">
            <text:p>8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0714">
            <text:p>0.07</text:p>
          </table:table-cell>
          <table:table-cell table:style-name="ce6" office:value-type="float" office:value="10.5726">
            <text:p>10.57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238]; [.M238])" office:value-type="boolean" office:boolean-value="false">
            <text:p>FALSE</text:p>
          </table:table-cell>
          <table:table-cell table:style-name="ce17" table:formula="of:=IF([.Q238]=0;IF([.U238]=[.J238];&quot;YES&quot;; &quot;NO&quot;);&quot;&quot;)" office:value-type="string" office:string-value="NO">
            <text:p>NO</text:p>
          </table:table-cell>
          <table:table-cell table:formula="of:=IF(AND([.O238]=1; [.R238]=&quot;NO&quot;);&quot;YES&quot;; IF([.R238]=&quot;NO&quot;;&quot;NO&quot;;&quot;&quot;))" office:value-type="string" office:string-value="YES">
            <text:p>YES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38]=[.T238]; &quot;CORRECT&quot;; &quot;INCORRECT&quot;)" office:value-type="string" office:string-value="CORRECT">
            <text:p>CORRECT</text:p>
          </table:table-cell>
          <table:table-cell table:style-name="ce9" table:formula="of:=IF([.U238]=[.B238]; &quot;CORRECT&quot;; &quot;INCORRECT&quot;)" office:value-type="string" office:string-value="CORRECT">
            <text:p>CORRECT</text:p>
          </table:table-cell>
          <table:table-cell table:style-name="ce9" table:formula="of:=IF([.U238]=[.J238]; &quot;CORRECT&quot;; &quot;INCORRECT&quot;)" office:value-type="string" office:string-value="INCORRECT">
            <text:p>INCORRECT</text:p>
          </table:table-cell>
          <table:table-cell table:formula="of:=IF([.X238]=&quot;CORRECT&quot;;&quot;CORRECT&quot;;IF([.F238]=&quot;Unsure&quot;; &quot;CORRECT&quot;; &quot;INCORRECT&quot;))" office:value-type="string" office:string-value="CORRECT">
            <text:p>CORRECT</text:p>
          </table:table-cell>
          <table:table-cell table:formula="of:=IF([.Y238]=&quot;CORRECT&quot;;&quot;CORRECT&quot;;IF([.N238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38]=[.AC238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238]=[.AE238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9">
            <text:p>9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383">
            <text:p>0.04</text:p>
          </table:table-cell>
          <table:table-cell table:style-name="ce6" office:value-type="float" office:value="3.492">
            <text:p>3.49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9">
            <text:p>9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497">
            <text:p>0.05</text:p>
          </table:table-cell>
          <table:table-cell table:style-name="ce6" office:value-type="float" office:value="4.077">
            <text:p>4.08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39]; [.M239])" office:value-type="boolean" office:boolean-value="true">
            <text:p>TRUE</text:p>
          </table:table-cell>
          <table:table-cell table:style-name="ce17" table:formula="of:=IF([.Q239]=0;IF([.U239]=[.J239];&quot;YES&quot;; &quot;NO&quot;);&quot;&quot;)">
            <text:p/>
          </table:table-cell>
          <table:table-cell table:formula="of:=IF(AND([.O239]=1; [.R239]=&quot;NO&quot;);&quot;YES&quot;; IF([.R239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39]=[.T239]; &quot;CORRECT&quot;; &quot;INCORRECT&quot;)" office:value-type="string" office:string-value="CORRECT">
            <text:p>CORRECT</text:p>
          </table:table-cell>
          <table:table-cell table:style-name="ce9" table:formula="of:=IF([.U239]=[.B239]; &quot;CORRECT&quot;; &quot;INCORRECT&quot;)" office:value-type="string" office:string-value="CORRECT">
            <text:p>CORRECT</text:p>
          </table:table-cell>
          <table:table-cell table:style-name="ce9" table:formula="of:=IF([.U239]=[.J239]; &quot;CORRECT&quot;; &quot;INCORRECT&quot;)" office:value-type="string" office:string-value="CORRECT">
            <text:p>CORRECT</text:p>
          </table:table-cell>
          <table:table-cell table:formula="of:=IF([.X239]=&quot;CORRECT&quot;;&quot;CORRECT&quot;;IF([.F239]=&quot;Unsure&quot;; &quot;CORRECT&quot;; &quot;INCORRECT&quot;))" office:value-type="string" office:string-value="CORRECT">
            <text:p>CORRECT</text:p>
          </table:table-cell>
          <table:table-cell table:formula="of:=IF([.Y239]=&quot;CORRECT&quot;;&quot;CORRECT&quot;;IF([.N239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239]=[.AC239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239]=[.AE239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10">
            <text:p>10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03">
            <text:p>0.01</text:p>
          </table:table-cell>
          <table:table-cell table:style-name="ce6" office:value-type="float" office:value="1.3169">
            <text:p>1.32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10">
            <text:p>10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567">
            <text:p>0.06</text:p>
          </table:table-cell>
          <table:table-cell table:style-name="ce6" office:value-type="float" office:value="1.532">
            <text:p>1.53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40]; [.M240])" office:value-type="boolean" office:boolean-value="true">
            <text:p>TRUE</text:p>
          </table:table-cell>
          <table:table-cell table:style-name="ce17" table:formula="of:=IF([.Q240]=0;IF([.U240]=[.J240];&quot;YES&quot;; &quot;NO&quot;);&quot;&quot;)">
            <text:p/>
          </table:table-cell>
          <table:table-cell table:formula="of:=IF(AND([.O240]=1; [.R240]=&quot;NO&quot;);&quot;YES&quot;; IF([.R240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40]=[.T240]; &quot;CORRECT&quot;; &quot;INCORRECT&quot;)" office:value-type="string" office:string-value="CORRECT">
            <text:p>CORRECT</text:p>
          </table:table-cell>
          <table:table-cell table:style-name="ce9" table:formula="of:=IF([.U240]=[.B240]; &quot;CORRECT&quot;; &quot;INCORRECT&quot;)" office:value-type="string" office:string-value="CORRECT">
            <text:p>CORRECT</text:p>
          </table:table-cell>
          <table:table-cell table:style-name="ce9" table:formula="of:=IF([.U240]=[.J240]; &quot;CORRECT&quot;; &quot;INCORRECT&quot;)" office:value-type="string" office:string-value="CORRECT">
            <text:p>CORRECT</text:p>
          </table:table-cell>
          <table:table-cell table:formula="of:=IF([.X240]=&quot;CORRECT&quot;;&quot;CORRECT&quot;;IF([.F240]=&quot;Unsure&quot;; &quot;CORRECT&quot;; &quot;INCORRECT&quot;))" office:value-type="string" office:string-value="CORRECT">
            <text:p>CORRECT</text:p>
          </table:table-cell>
          <table:table-cell table:formula="of:=IF([.Y240]=&quot;CORRECT&quot;;&quot;CORRECT&quot;;IF([.N240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40]=[.AC240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240]=[.AE240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11">
            <text:p>11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08">
            <text:p>0.01</text:p>
          </table:table-cell>
          <table:table-cell table:style-name="ce6" office:value-type="float" office:value="3.2587">
            <text:p>3.26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11">
            <text:p>11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66">
            <text:p>0.07</text:p>
          </table:table-cell>
          <table:table-cell table:style-name="ce6" office:value-type="float" office:value="7.6821">
            <text:p>7.68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241]; [.M241])" office:value-type="boolean" office:boolean-value="true">
            <text:p>TRUE</text:p>
          </table:table-cell>
          <table:table-cell table:style-name="ce17" table:formula="of:=IF([.Q241]=0;IF([.U241]=[.J241];&quot;YES&quot;; &quot;NO&quot;);&quot;&quot;)">
            <text:p/>
          </table:table-cell>
          <table:table-cell table:formula="of:=IF(AND([.O241]=1; [.R241]=&quot;NO&quot;);&quot;YES&quot;; IF([.R241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41]=[.T241]; &quot;CORRECT&quot;; &quot;INCORRECT&quot;)" office:value-type="string" office:string-value="CORRECT">
            <text:p>CORRECT</text:p>
          </table:table-cell>
          <table:table-cell table:style-name="ce9" table:formula="of:=IF([.U241]=[.B241]; &quot;CORRECT&quot;; &quot;INCORRECT&quot;)" office:value-type="string" office:string-value="CORRECT">
            <text:p>CORRECT</text:p>
          </table:table-cell>
          <table:table-cell table:style-name="ce9" table:formula="of:=IF([.U241]=[.J241]; &quot;CORRECT&quot;; &quot;INCORRECT&quot;)" office:value-type="string" office:string-value="CORRECT">
            <text:p>CORRECT</text:p>
          </table:table-cell>
          <table:table-cell table:formula="of:=IF([.X241]=&quot;CORRECT&quot;;&quot;CORRECT&quot;;IF([.F241]=&quot;Unsure&quot;; &quot;CORRECT&quot;; &quot;INCORRECT&quot;))" office:value-type="string" office:string-value="CORRECT">
            <text:p>CORRECT</text:p>
          </table:table-cell>
          <table:table-cell table:formula="of:=IF([.Y241]=&quot;CORRECT&quot;;&quot;CORRECT&quot;;IF([.N241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41]=[.AC241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241]=[.AE241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12">
            <text:p>12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206">
            <text:p>0.02</text:p>
          </table:table-cell>
          <table:table-cell table:style-name="ce6" office:value-type="float" office:value="4.9618">
            <text:p>4.96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12">
            <text:p>12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779">
            <text:p>0.08</text:p>
          </table:table-cell>
          <table:table-cell table:style-name="ce6" office:value-type="float" office:value="5.515">
            <text:p>5.52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42]; [.M242])" office:value-type="boolean" office:boolean-value="true">
            <text:p>TRUE</text:p>
          </table:table-cell>
          <table:table-cell table:style-name="ce17" table:formula="of:=IF([.Q242]=0;IF([.U242]=[.J242];&quot;YES&quot;; &quot;NO&quot;);&quot;&quot;)">
            <text:p/>
          </table:table-cell>
          <table:table-cell table:formula="of:=IF(AND([.O242]=1; [.R242]=&quot;NO&quot;);&quot;YES&quot;; IF([.R242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42]=[.T242]; &quot;CORRECT&quot;; &quot;INCORRECT&quot;)" office:value-type="string" office:string-value="CORRECT">
            <text:p>CORRECT</text:p>
          </table:table-cell>
          <table:table-cell table:style-name="ce9" table:formula="of:=IF([.U242]=[.B242]; &quot;CORRECT&quot;; &quot;INCORRECT&quot;)" office:value-type="string" office:string-value="CORRECT">
            <text:p>CORRECT</text:p>
          </table:table-cell>
          <table:table-cell table:style-name="ce9" table:formula="of:=IF([.U242]=[.J242]; &quot;CORRECT&quot;; &quot;INCORRECT&quot;)" office:value-type="string" office:string-value="CORRECT">
            <text:p>CORRECT</text:p>
          </table:table-cell>
          <table:table-cell table:formula="of:=IF([.X242]=&quot;CORRECT&quot;;&quot;CORRECT&quot;;IF([.F242]=&quot;Unsure&quot;; &quot;CORRECT&quot;; &quot;INCORRECT&quot;))" office:value-type="string" office:string-value="CORRECT">
            <text:p>CORRECT</text:p>
          </table:table-cell>
          <table:table-cell table:formula="of:=IF([.Y242]=&quot;CORRECT&quot;;&quot;CORRECT&quot;;IF([.N242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242]=[.AC242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242]=[.AE242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13">
            <text:p>13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064">
            <text:p>0.01</text:p>
          </table:table-cell>
          <table:table-cell table:style-name="ce6" office:value-type="float" office:value="1.9499">
            <text:p>1.95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13">
            <text:p>13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565">
            <text:p>0.06</text:p>
          </table:table-cell>
          <table:table-cell table:style-name="ce6" office:value-type="float" office:value="1.6209">
            <text:p>1.62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43]; [.M243])" office:value-type="boolean" office:boolean-value="true">
            <text:p>TRUE</text:p>
          </table:table-cell>
          <table:table-cell table:style-name="ce17" table:formula="of:=IF([.Q243]=0;IF([.U243]=[.J243];&quot;YES&quot;; &quot;NO&quot;);&quot;&quot;)">
            <text:p/>
          </table:table-cell>
          <table:table-cell table:formula="of:=IF(AND([.O243]=1; [.R243]=&quot;NO&quot;);&quot;YES&quot;; IF([.R243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43]=[.T243]; &quot;CORRECT&quot;; &quot;INCORRECT&quot;)" office:value-type="string" office:string-value="CORRECT">
            <text:p>CORRECT</text:p>
          </table:table-cell>
          <table:table-cell table:style-name="ce9" table:formula="of:=IF([.U243]=[.B243]; &quot;CORRECT&quot;; &quot;INCORRECT&quot;)" office:value-type="string" office:string-value="CORRECT">
            <text:p>CORRECT</text:p>
          </table:table-cell>
          <table:table-cell table:style-name="ce9" table:formula="of:=IF([.U243]=[.J243]; &quot;CORRECT&quot;; &quot;INCORRECT&quot;)" office:value-type="string" office:string-value="CORRECT">
            <text:p>CORRECT</text:p>
          </table:table-cell>
          <table:table-cell table:formula="of:=IF([.X243]=&quot;CORRECT&quot;;&quot;CORRECT&quot;;IF([.F243]=&quot;Unsure&quot;; &quot;CORRECT&quot;; &quot;INCORRECT&quot;))" office:value-type="string" office:string-value="CORRECT">
            <text:p>CORRECT</text:p>
          </table:table-cell>
          <table:table-cell table:formula="of:=IF([.Y243]=&quot;CORRECT&quot;;&quot;CORRECT&quot;;IF([.N243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43]=[.AC243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243]=[.AE243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14">
            <text:p>14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214">
            <text:p>0.02</text:p>
          </table:table-cell>
          <table:table-cell table:style-name="ce6" office:value-type="float" office:value="2.3544">
            <text:p>2.35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14">
            <text:p>14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719">
            <text:p>0.07</text:p>
          </table:table-cell>
          <table:table-cell table:style-name="ce6" office:value-type="float" office:value="7.5192">
            <text:p>7.52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244]; [.M244])" office:value-type="boolean" office:boolean-value="true">
            <text:p>TRUE</text:p>
          </table:table-cell>
          <table:table-cell table:style-name="ce17" table:formula="of:=IF([.Q244]=0;IF([.U244]=[.J244];&quot;YES&quot;; &quot;NO&quot;);&quot;&quot;)">
            <text:p/>
          </table:table-cell>
          <table:table-cell table:formula="of:=IF(AND([.O244]=1; [.R244]=&quot;NO&quot;);&quot;YES&quot;; IF([.R244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44]=[.T244]; &quot;CORRECT&quot;; &quot;INCORRECT&quot;)" office:value-type="string" office:string-value="CORRECT">
            <text:p>CORRECT</text:p>
          </table:table-cell>
          <table:table-cell table:style-name="ce9" table:formula="of:=IF([.U244]=[.B244]; &quot;CORRECT&quot;; &quot;INCORRECT&quot;)" office:value-type="string" office:string-value="CORRECT">
            <text:p>CORRECT</text:p>
          </table:table-cell>
          <table:table-cell table:style-name="ce9" table:formula="of:=IF([.U244]=[.J244]; &quot;CORRECT&quot;; &quot;INCORRECT&quot;)" office:value-type="string" office:string-value="CORRECT">
            <text:p>CORRECT</text:p>
          </table:table-cell>
          <table:table-cell table:formula="of:=IF([.X244]=&quot;CORRECT&quot;;&quot;CORRECT&quot;;IF([.F244]=&quot;Unsure&quot;; &quot;CORRECT&quot;; &quot;INCORRECT&quot;))" office:value-type="string" office:string-value="CORRECT">
            <text:p>CORRECT</text:p>
          </table:table-cell>
          <table:table-cell table:formula="of:=IF([.Y244]=&quot;CORRECT&quot;;&quot;CORRECT&quot;;IF([.N244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44]=[.AC244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244]=[.AE244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15">
            <text:p>15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244">
            <text:p>0.02</text:p>
          </table:table-cell>
          <table:table-cell table:style-name="ce6" office:value-type="float" office:value="3.2839">
            <text:p>3.28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15">
            <text:p>15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958">
            <text:p>0.1</text:p>
          </table:table-cell>
          <table:table-cell table:style-name="ce6" office:value-type="float" office:value="9.768">
            <text:p>9.77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245]; [.M245])" office:value-type="boolean" office:boolean-value="true">
            <text:p>TRUE</text:p>
          </table:table-cell>
          <table:table-cell table:style-name="ce17" table:formula="of:=IF([.Q245]=0;IF([.U245]=[.J245];&quot;YES&quot;; &quot;NO&quot;);&quot;&quot;)">
            <text:p/>
          </table:table-cell>
          <table:table-cell table:formula="of:=IF(AND([.O245]=1; [.R245]=&quot;NO&quot;);&quot;YES&quot;; IF([.R245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45]=[.T245]; &quot;CORRECT&quot;; &quot;INCORRECT&quot;)" office:value-type="string" office:string-value="CORRECT">
            <text:p>CORRECT</text:p>
          </table:table-cell>
          <table:table-cell table:style-name="ce9" table:formula="of:=IF([.U245]=[.B245]; &quot;CORRECT&quot;; &quot;INCORRECT&quot;)" office:value-type="string" office:string-value="CORRECT">
            <text:p>CORRECT</text:p>
          </table:table-cell>
          <table:table-cell table:style-name="ce9" table:formula="of:=IF([.U245]=[.J245]; &quot;CORRECT&quot;; &quot;INCORRECT&quot;)" office:value-type="string" office:string-value="CORRECT">
            <text:p>CORRECT</text:p>
          </table:table-cell>
          <table:table-cell table:formula="of:=IF([.X245]=&quot;CORRECT&quot;;&quot;CORRECT&quot;;IF([.F245]=&quot;Unsure&quot;; &quot;CORRECT&quot;; &quot;INCORRECT&quot;))" office:value-type="string" office:string-value="CORRECT">
            <text:p>CORRECT</text:p>
          </table:table-cell>
          <table:table-cell table:formula="of:=IF([.Y245]=&quot;CORRECT&quot;;&quot;CORRECT&quot;;IF([.N245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245]=[.AC245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245]=[.AE245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16">
            <text:p>16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076">
            <text:p>0.01</text:p>
          </table:table-cell>
          <table:table-cell table:style-name="ce6" office:value-type="float" office:value="1.7443">
            <text:p>1.74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16">
            <text:p>16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31">
            <text:p>0.03</text:p>
          </table:table-cell>
          <table:table-cell table:style-name="ce6" office:value-type="float" office:value="1.4102">
            <text:p>1.4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46]; [.M246])" office:value-type="boolean" office:boolean-value="true">
            <text:p>TRUE</text:p>
          </table:table-cell>
          <table:table-cell table:style-name="ce17" table:formula="of:=IF([.Q246]=0;IF([.U246]=[.J246];&quot;YES&quot;; &quot;NO&quot;);&quot;&quot;)">
            <text:p/>
          </table:table-cell>
          <table:table-cell table:formula="of:=IF(AND([.O246]=1; [.R246]=&quot;NO&quot;);&quot;YES&quot;; IF([.R246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46]=[.T246]; &quot;CORRECT&quot;; &quot;INCORRECT&quot;)" office:value-type="string" office:string-value="CORRECT">
            <text:p>CORRECT</text:p>
          </table:table-cell>
          <table:table-cell table:style-name="ce9" table:formula="of:=IF([.U246]=[.B246]; &quot;CORRECT&quot;; &quot;INCORRECT&quot;)" office:value-type="string" office:string-value="CORRECT">
            <text:p>CORRECT</text:p>
          </table:table-cell>
          <table:table-cell table:style-name="ce9" table:formula="of:=IF([.U246]=[.J246]; &quot;CORRECT&quot;; &quot;INCORRECT&quot;)" office:value-type="string" office:string-value="CORRECT">
            <text:p>CORRECT</text:p>
          </table:table-cell>
          <table:table-cell table:formula="of:=IF([.X246]=&quot;CORRECT&quot;;&quot;CORRECT&quot;;IF([.F246]=&quot;Unsure&quot;; &quot;CORRECT&quot;; &quot;INCORRECT&quot;))" office:value-type="string" office:string-value="CORRECT">
            <text:p>CORRECT</text:p>
          </table:table-cell>
          <table:table-cell table:formula="of:=IF([.Y246]=&quot;CORRECT&quot;;&quot;CORRECT&quot;;IF([.N246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46]=[.AC246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246]=[.AE246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17">
            <text:p>17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079">
            <text:p>0.01</text:p>
          </table:table-cell>
          <table:table-cell table:style-name="ce6" office:value-type="float" office:value="1.3869">
            <text:p>1.39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17">
            <text:p>17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409">
            <text:p>0.04</text:p>
          </table:table-cell>
          <table:table-cell table:style-name="ce6" office:value-type="float" office:value="3.1034">
            <text:p>3.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47]; [.M247])" office:value-type="boolean" office:boolean-value="true">
            <text:p>TRUE</text:p>
          </table:table-cell>
          <table:table-cell table:style-name="ce17" table:formula="of:=IF([.Q247]=0;IF([.U247]=[.J247];&quot;YES&quot;; &quot;NO&quot;);&quot;&quot;)">
            <text:p/>
          </table:table-cell>
          <table:table-cell table:formula="of:=IF(AND([.O247]=1; [.R247]=&quot;NO&quot;);&quot;YES&quot;; IF([.R247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47]=[.T247]; &quot;CORRECT&quot;; &quot;INCORRECT&quot;)" office:value-type="string" office:string-value="CORRECT">
            <text:p>CORRECT</text:p>
          </table:table-cell>
          <table:table-cell table:style-name="ce9" table:formula="of:=IF([.U247]=[.B247]; &quot;CORRECT&quot;; &quot;INCORRECT&quot;)" office:value-type="string" office:string-value="CORRECT">
            <text:p>CORRECT</text:p>
          </table:table-cell>
          <table:table-cell table:style-name="ce9" table:formula="of:=IF([.U247]=[.J247]; &quot;CORRECT&quot;; &quot;INCORRECT&quot;)" office:value-type="string" office:string-value="CORRECT">
            <text:p>CORRECT</text:p>
          </table:table-cell>
          <table:table-cell table:formula="of:=IF([.X247]=&quot;CORRECT&quot;;&quot;CORRECT&quot;;IF([.F247]=&quot;Unsure&quot;; &quot;CORRECT&quot;; &quot;INCORRECT&quot;))" office:value-type="string" office:string-value="CORRECT">
            <text:p>CORRECT</text:p>
          </table:table-cell>
          <table:table-cell table:formula="of:=IF([.Y247]=&quot;CORRECT&quot;;&quot;CORRECT&quot;;IF([.N247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47]=[.AC247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247]=[.AE247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18">
            <text:p>18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92">
            <text:p>0.02</text:p>
          </table:table-cell>
          <table:table-cell table:style-name="ce6" office:value-type="float" office:value="2.2155">
            <text:p>2.22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18">
            <text:p>18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791">
            <text:p>0.08</text:p>
          </table:table-cell>
          <table:table-cell table:style-name="ce6" office:value-type="float" office:value="6.3142">
            <text:p>6.3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248]; [.M248])" office:value-type="boolean" office:boolean-value="true">
            <text:p>TRUE</text:p>
          </table:table-cell>
          <table:table-cell table:style-name="ce17" table:formula="of:=IF([.Q248]=0;IF([.U248]=[.J248];&quot;YES&quot;; &quot;NO&quot;);&quot;&quot;)">
            <text:p/>
          </table:table-cell>
          <table:table-cell table:formula="of:=IF(AND([.O248]=1; [.R248]=&quot;NO&quot;);&quot;YES&quot;; IF([.R248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48]=[.T248]; &quot;CORRECT&quot;; &quot;INCORRECT&quot;)" office:value-type="string" office:string-value="CORRECT">
            <text:p>CORRECT</text:p>
          </table:table-cell>
          <table:table-cell table:style-name="ce9" table:formula="of:=IF([.U248]=[.B248]; &quot;CORRECT&quot;; &quot;INCORRECT&quot;)" office:value-type="string" office:string-value="CORRECT">
            <text:p>CORRECT</text:p>
          </table:table-cell>
          <table:table-cell table:style-name="ce9" table:formula="of:=IF([.U248]=[.J248]; &quot;CORRECT&quot;; &quot;INCORRECT&quot;)" office:value-type="string" office:string-value="CORRECT">
            <text:p>CORRECT</text:p>
          </table:table-cell>
          <table:table-cell table:formula="of:=IF([.X248]=&quot;CORRECT&quot;;&quot;CORRECT&quot;;IF([.F248]=&quot;Unsure&quot;; &quot;CORRECT&quot;; &quot;INCORRECT&quot;))" office:value-type="string" office:string-value="CORRECT">
            <text:p>CORRECT</text:p>
          </table:table-cell>
          <table:table-cell table:formula="of:=IF([.Y248]=&quot;CORRECT&quot;;&quot;CORRECT&quot;;IF([.N248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248]=[.AC248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248]=[.AE248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19">
            <text:p>19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0783">
            <text:p>0.08</text:p>
          </table:table-cell>
          <table:table-cell table:style-name="ce6" office:value-type="float" office:value="29.0546">
            <text:p>29.05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style-name="ce6" office:value-type="float" office:value="19">
            <text:p>19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1219">
            <text:p>0.12</text:p>
          </table:table-cell>
          <table:table-cell table:style-name="ce6" office:value-type="float" office:value="21.1091">
            <text:p>21.11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49]; [.M249])" office:value-type="boolean" office:boolean-value="true">
            <text:p>TRUE</text:p>
          </table:table-cell>
          <table:table-cell table:style-name="ce17" table:formula="of:=IF([.Q249]=0;IF([.U249]=[.J249];&quot;YES&quot;; &quot;NO&quot;);&quot;&quot;)">
            <text:p/>
          </table:table-cell>
          <table:table-cell table:formula="of:=IF(AND([.O249]=1; [.R249]=&quot;NO&quot;);&quot;YES&quot;; IF([.R249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49]=[.T249]; &quot;CORRECT&quot;; &quot;INCORRECT&quot;)" office:value-type="string" office:string-value="CORRECT">
            <text:p>CORRECT</text:p>
          </table:table-cell>
          <table:table-cell table:style-name="ce9" table:formula="of:=IF([.U249]=[.B249]; &quot;CORRECT&quot;; &quot;INCORRECT&quot;)" office:value-type="string" office:string-value="INCORRECT">
            <text:p>INCORRECT</text:p>
          </table:table-cell>
          <table:table-cell table:style-name="ce9" table:formula="of:=IF([.U249]=[.J249]; &quot;CORRECT&quot;; &quot;INCORRECT&quot;)" office:value-type="string" office:string-value="INCORRECT">
            <text:p>INCORRECT</text:p>
          </table:table-cell>
          <table:table-cell table:formula="of:=IF([.X249]=&quot;CORRECT&quot;;&quot;CORRECT&quot;;IF([.F249]=&quot;Unsure&quot;; &quot;CORRECT&quot;; &quot;INCORRECT&quot;))" office:value-type="string" office:string-value="CORRECT">
            <text:p>CORRECT</text:p>
          </table:table-cell>
          <table:table-cell table:formula="of:=IF([.Y249]=&quot;CORRECT&quot;;&quot;CORRECT&quot;;IF([.N249]=&quot;Unsure&quot;; &quot;CORRECT&quot;; &quot;INCORRECT&quot;))" office:value-type="string" office:string-value="INCORRECT">
            <text:p>IN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49]=[.AC249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249]=[.AE249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20">
            <text:p>20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92">
            <text:p>0.02</text:p>
          </table:table-cell>
          <table:table-cell table:style-name="ce6" office:value-type="float" office:value="5.3156">
            <text:p>5.32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20">
            <text:p>20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456">
            <text:p>0.05</text:p>
          </table:table-cell>
          <table:table-cell table:style-name="ce6" office:value-type="float" office:value="3.6914">
            <text:p>3.69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50]; [.M250])" office:value-type="boolean" office:boolean-value="true">
            <text:p>TRUE</text:p>
          </table:table-cell>
          <table:table-cell table:style-name="ce17" table:formula="of:=IF([.Q250]=0;IF([.U250]=[.J250];&quot;YES&quot;; &quot;NO&quot;);&quot;&quot;)">
            <text:p/>
          </table:table-cell>
          <table:table-cell table:formula="of:=IF(AND([.O250]=1; [.R250]=&quot;NO&quot;);&quot;YES&quot;; IF([.R250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50]=[.T250]; &quot;CORRECT&quot;; &quot;INCORRECT&quot;)" office:value-type="string" office:string-value="CORRECT">
            <text:p>CORRECT</text:p>
          </table:table-cell>
          <table:table-cell table:style-name="ce9" table:formula="of:=IF([.U250]=[.B250]; &quot;CORRECT&quot;; &quot;INCORRECT&quot;)" office:value-type="string" office:string-value="CORRECT">
            <text:p>CORRECT</text:p>
          </table:table-cell>
          <table:table-cell table:style-name="ce9" table:formula="of:=IF([.U250]=[.J250]; &quot;CORRECT&quot;; &quot;INCORRECT&quot;)" office:value-type="string" office:string-value="CORRECT">
            <text:p>CORRECT</text:p>
          </table:table-cell>
          <table:table-cell table:formula="of:=IF([.X250]=&quot;CORRECT&quot;;&quot;CORRECT&quot;;IF([.F250]=&quot;Unsure&quot;; &quot;CORRECT&quot;; &quot;INCORRECT&quot;))" office:value-type="string" office:string-value="CORRECT">
            <text:p>CORRECT</text:p>
          </table:table-cell>
          <table:table-cell table:formula="of:=IF([.Y250]=&quot;CORRECT&quot;;&quot;CORRECT&quot;;IF([.N250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50]=[.AC250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250]=[.AE250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21">
            <text:p>21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8">
            <text:p>0.02</text:p>
          </table:table-cell>
          <table:table-cell table:style-name="ce6" office:value-type="float" office:value="2.0072">
            <text:p>2.0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21">
            <text:p>21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103">
            <text:p>0.1</text:p>
          </table:table-cell>
          <table:table-cell table:style-name="ce6" office:value-type="float" office:value="4.9003">
            <text:p>4.9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251]; [.M251])" office:value-type="boolean" office:boolean-value="true">
            <text:p>TRUE</text:p>
          </table:table-cell>
          <table:table-cell table:style-name="ce17" table:formula="of:=IF([.Q251]=0;IF([.U251]=[.J251];&quot;YES&quot;; &quot;NO&quot;);&quot;&quot;)">
            <text:p/>
          </table:table-cell>
          <table:table-cell table:formula="of:=IF(AND([.O251]=1; [.R251]=&quot;NO&quot;);&quot;YES&quot;; IF([.R251]=&quot;NO&quot;;&quot;NO&quot;;&quot;&quot;))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IF([.U251]=[.T251]; &quot;CORRECT&quot;; &quot;INCORRECT&quot;)" office:value-type="string" office:string-value="INCORRECT">
            <text:p>INCORRECT</text:p>
          </table:table-cell>
          <table:table-cell table:style-name="ce9" table:formula="of:=IF([.U251]=[.B251]; &quot;CORRECT&quot;; &quot;INCORRECT&quot;)" office:value-type="string" office:string-value="CORRECT">
            <text:p>CORRECT</text:p>
          </table:table-cell>
          <table:table-cell table:style-name="ce9" table:formula="of:=IF([.U251]=[.J251]; &quot;CORRECT&quot;; &quot;INCORRECT&quot;)" office:value-type="string" office:string-value="CORRECT">
            <text:p>CORRECT</text:p>
          </table:table-cell>
          <table:table-cell table:formula="of:=IF([.X251]=&quot;CORRECT&quot;;&quot;CORRECT&quot;;IF([.F251]=&quot;Unsure&quot;; &quot;CORRECT&quot;; &quot;INCORRECT&quot;))" office:value-type="string" office:string-value="CORRECT">
            <text:p>CORRECT</text:p>
          </table:table-cell>
          <table:table-cell table:formula="of:=IF([.Y251]=&quot;CORRECT&quot;;&quot;CORRECT&quot;;IF([.N251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251]=[.AC251]; &quot;CORRECT&quot;; &quot;INCORRECT&quot;)" office:value-type="string" office:string-value="INCORRECT">
            <text:p>INCORRECT</text:p>
          </table:table-cell>
          <table:table-cell office:value-type="float" office:value="0">
            <text:p>0</text:p>
          </table:table-cell>
          <table:table-cell table:formula="of:=IF([.U251]=[.AE251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22">
            <text:p>22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293">
            <text:p>0.03</text:p>
          </table:table-cell>
          <table:table-cell table:style-name="ce6" office:value-type="float" office:value="2.2932">
            <text:p>2.29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22">
            <text:p>22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596">
            <text:p>0.06</text:p>
          </table:table-cell>
          <table:table-cell table:style-name="ce6" office:value-type="float" office:value="3.571">
            <text:p>3.57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52]; [.M252])" office:value-type="boolean" office:boolean-value="true">
            <text:p>TRUE</text:p>
          </table:table-cell>
          <table:table-cell table:style-name="ce17" table:formula="of:=IF([.Q252]=0;IF([.U252]=[.J252];&quot;YES&quot;; &quot;NO&quot;);&quot;&quot;)">
            <text:p/>
          </table:table-cell>
          <table:table-cell table:formula="of:=IF(AND([.O252]=1; [.R252]=&quot;NO&quot;);&quot;YES&quot;; IF([.R252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52]=[.T252]; &quot;CORRECT&quot;; &quot;INCORRECT&quot;)" office:value-type="string" office:string-value="CORRECT">
            <text:p>CORRECT</text:p>
          </table:table-cell>
          <table:table-cell table:style-name="ce9" table:formula="of:=IF([.U252]=[.B252]; &quot;CORRECT&quot;; &quot;INCORRECT&quot;)" office:value-type="string" office:string-value="CORRECT">
            <text:p>CORRECT</text:p>
          </table:table-cell>
          <table:table-cell table:style-name="ce9" table:formula="of:=IF([.U252]=[.J252]; &quot;CORRECT&quot;; &quot;INCORRECT&quot;)" office:value-type="string" office:string-value="CORRECT">
            <text:p>CORRECT</text:p>
          </table:table-cell>
          <table:table-cell table:formula="of:=IF([.X252]=&quot;CORRECT&quot;;&quot;CORRECT&quot;;IF([.F252]=&quot;Unsure&quot;; &quot;CORRECT&quot;; &quot;INCORRECT&quot;))" office:value-type="string" office:string-value="CORRECT">
            <text:p>CORRECT</text:p>
          </table:table-cell>
          <table:table-cell table:formula="of:=IF([.Y252]=&quot;CORRECT&quot;;&quot;CORRECT&quot;;IF([.N252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252]=[.AC252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252]=[.AE252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23">
            <text:p>23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07">
            <text:p>0.01</text:p>
          </table:table-cell>
          <table:table-cell table:style-name="ce6" office:value-type="float" office:value="1.0675">
            <text:p>1.07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23">
            <text:p>23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315">
            <text:p>0.03</text:p>
          </table:table-cell>
          <table:table-cell table:style-name="ce6" office:value-type="float" office:value="3.5771">
            <text:p>3.58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53]; [.M253])" office:value-type="boolean" office:boolean-value="true">
            <text:p>TRUE</text:p>
          </table:table-cell>
          <table:table-cell table:style-name="ce17" table:formula="of:=IF([.Q253]=0;IF([.U253]=[.J253];&quot;YES&quot;; &quot;NO&quot;);&quot;&quot;)">
            <text:p/>
          </table:table-cell>
          <table:table-cell table:formula="of:=IF(AND([.O253]=1; [.R253]=&quot;NO&quot;);&quot;YES&quot;; IF([.R253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53]=[.T253]; &quot;CORRECT&quot;; &quot;INCORRECT&quot;)" office:value-type="string" office:string-value="CORRECT">
            <text:p>CORRECT</text:p>
          </table:table-cell>
          <table:table-cell table:style-name="ce9" table:formula="of:=IF([.U253]=[.B253]; &quot;CORRECT&quot;; &quot;INCORRECT&quot;)" office:value-type="string" office:string-value="CORRECT">
            <text:p>CORRECT</text:p>
          </table:table-cell>
          <table:table-cell table:style-name="ce9" table:formula="of:=IF([.U253]=[.J253]; &quot;CORRECT&quot;; &quot;INCORRECT&quot;)" office:value-type="string" office:string-value="CORRECT">
            <text:p>CORRECT</text:p>
          </table:table-cell>
          <table:table-cell table:formula="of:=IF([.X253]=&quot;CORRECT&quot;;&quot;CORRECT&quot;;IF([.F253]=&quot;Unsure&quot;; &quot;CORRECT&quot;; &quot;INCORRECT&quot;))" office:value-type="string" office:string-value="CORRECT">
            <text:p>CORRECT</text:p>
          </table:table-cell>
          <table:table-cell table:formula="of:=IF([.Y253]=&quot;CORRECT&quot;;&quot;CORRECT&quot;;IF([.N253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53]=[.AC253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253]=[.AE253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24">
            <text:p>24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72">
            <text:p>0.02</text:p>
          </table:table-cell>
          <table:table-cell table:style-name="ce6" office:value-type="float" office:value="3.3685">
            <text:p>3.37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24">
            <text:p>24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446">
            <text:p>0.04</text:p>
          </table:table-cell>
          <table:table-cell table:style-name="ce6" office:value-type="float" office:value="3.0454">
            <text:p>3.05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54]; [.M254])" office:value-type="boolean" office:boolean-value="true">
            <text:p>TRUE</text:p>
          </table:table-cell>
          <table:table-cell table:style-name="ce17" table:formula="of:=IF([.Q254]=0;IF([.U254]=[.J254];&quot;YES&quot;; &quot;NO&quot;);&quot;&quot;)">
            <text:p/>
          </table:table-cell>
          <table:table-cell table:formula="of:=IF(AND([.O254]=1; [.R254]=&quot;NO&quot;);&quot;YES&quot;; IF([.R254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54]=[.T254]; &quot;CORRECT&quot;; &quot;INCORRECT&quot;)" office:value-type="string" office:string-value="CORRECT">
            <text:p>CORRECT</text:p>
          </table:table-cell>
          <table:table-cell table:style-name="ce9" table:formula="of:=IF([.U254]=[.B254]; &quot;CORRECT&quot;; &quot;INCORRECT&quot;)" office:value-type="string" office:string-value="CORRECT">
            <text:p>CORRECT</text:p>
          </table:table-cell>
          <table:table-cell table:style-name="ce9" table:formula="of:=IF([.U254]=[.J254]; &quot;CORRECT&quot;; &quot;INCORRECT&quot;)" office:value-type="string" office:string-value="CORRECT">
            <text:p>CORRECT</text:p>
          </table:table-cell>
          <table:table-cell table:formula="of:=IF([.X254]=&quot;CORRECT&quot;;&quot;CORRECT&quot;;IF([.F254]=&quot;Unsure&quot;; &quot;CORRECT&quot;; &quot;INCORRECT&quot;))" office:value-type="string" office:string-value="CORRECT">
            <text:p>CORRECT</text:p>
          </table:table-cell>
          <table:table-cell table:formula="of:=IF([.Y254]=&quot;CORRECT&quot;;&quot;CORRECT&quot;;IF([.N254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54]=[.AC254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254]=[.AE254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25">
            <text:p>25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52">
            <text:p>0.02</text:p>
          </table:table-cell>
          <table:table-cell table:style-name="ce6" office:value-type="float" office:value="3.0554">
            <text:p>3.06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25">
            <text:p>25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627">
            <text:p>0.06</text:p>
          </table:table-cell>
          <table:table-cell table:style-name="ce6" office:value-type="float" office:value="5.5858">
            <text:p>5.59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55]; [.M255])" office:value-type="boolean" office:boolean-value="true">
            <text:p>TRUE</text:p>
          </table:table-cell>
          <table:table-cell table:style-name="ce17" table:formula="of:=IF([.Q255]=0;IF([.U255]=[.J255];&quot;YES&quot;; &quot;NO&quot;);&quot;&quot;)">
            <text:p/>
          </table:table-cell>
          <table:table-cell table:formula="of:=IF(AND([.O255]=1; [.R255]=&quot;NO&quot;);&quot;YES&quot;; IF([.R255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55]=[.T255]; &quot;CORRECT&quot;; &quot;INCORRECT&quot;)" office:value-type="string" office:string-value="CORRECT">
            <text:p>CORRECT</text:p>
          </table:table-cell>
          <table:table-cell table:style-name="ce9" table:formula="of:=IF([.U255]=[.B255]; &quot;CORRECT&quot;; &quot;INCORRECT&quot;)" office:value-type="string" office:string-value="CORRECT">
            <text:p>CORRECT</text:p>
          </table:table-cell>
          <table:table-cell table:style-name="ce9" table:formula="of:=IF([.U255]=[.J255]; &quot;CORRECT&quot;; &quot;INCORRECT&quot;)" office:value-type="string" office:string-value="CORRECT">
            <text:p>CORRECT</text:p>
          </table:table-cell>
          <table:table-cell table:formula="of:=IF([.X255]=&quot;CORRECT&quot;;&quot;CORRECT&quot;;IF([.F255]=&quot;Unsure&quot;; &quot;CORRECT&quot;; &quot;INCORRECT&quot;))" office:value-type="string" office:string-value="CORRECT">
            <text:p>CORRECT</text:p>
          </table:table-cell>
          <table:table-cell table:formula="of:=IF([.Y255]=&quot;CORRECT&quot;;&quot;CORRECT&quot;;IF([.N255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255]=[.AC255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255]=[.AE255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26">
            <text:p>26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98">
            <text:p>0.02</text:p>
          </table:table-cell>
          <table:table-cell table:style-name="ce6" office:value-type="float" office:value="2.1104">
            <text:p>2.1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26">
            <text:p>26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475">
            <text:p>0.05</text:p>
          </table:table-cell>
          <table:table-cell table:style-name="ce6" office:value-type="float" office:value="3.1913">
            <text:p>3.19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56]; [.M256])" office:value-type="boolean" office:boolean-value="true">
            <text:p>TRUE</text:p>
          </table:table-cell>
          <table:table-cell table:style-name="ce17" table:formula="of:=IF([.Q256]=0;IF([.U256]=[.J256];&quot;YES&quot;; &quot;NO&quot;);&quot;&quot;)">
            <text:p/>
          </table:table-cell>
          <table:table-cell table:formula="of:=IF(AND([.O256]=1; [.R256]=&quot;NO&quot;);&quot;YES&quot;; IF([.R256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56]=[.T256]; &quot;CORRECT&quot;; &quot;INCORRECT&quot;)" office:value-type="string" office:string-value="CORRECT">
            <text:p>CORRECT</text:p>
          </table:table-cell>
          <table:table-cell table:style-name="ce9" table:formula="of:=IF([.U256]=[.B256]; &quot;CORRECT&quot;; &quot;INCORRECT&quot;)" office:value-type="string" office:string-value="CORRECT">
            <text:p>CORRECT</text:p>
          </table:table-cell>
          <table:table-cell table:style-name="ce9" table:formula="of:=IF([.U256]=[.J256]; &quot;CORRECT&quot;; &quot;INCORRECT&quot;)" office:value-type="string" office:string-value="CORRECT">
            <text:p>CORRECT</text:p>
          </table:table-cell>
          <table:table-cell table:formula="of:=IF([.X256]=&quot;CORRECT&quot;;&quot;CORRECT&quot;;IF([.F256]=&quot;Unsure&quot;; &quot;CORRECT&quot;; &quot;INCORRECT&quot;))" office:value-type="string" office:string-value="CORRECT">
            <text:p>CORRECT</text:p>
          </table:table-cell>
          <table:table-cell table:formula="of:=IF([.Y256]=&quot;CORRECT&quot;;&quot;CORRECT&quot;;IF([.N256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56]=[.AC256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256]=[.AE256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27">
            <text:p>27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56">
            <text:p>0.02</text:p>
          </table:table-cell>
          <table:table-cell table:style-name="ce6" office:value-type="float" office:value="2.1014">
            <text:p>2.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27">
            <text:p>27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335">
            <text:p>0.03</text:p>
          </table:table-cell>
          <table:table-cell table:style-name="ce6" office:value-type="float" office:value="4.7986">
            <text:p>4.8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57]; [.M257])" office:value-type="boolean" office:boolean-value="true">
            <text:p>TRUE</text:p>
          </table:table-cell>
          <table:table-cell table:style-name="ce17" table:formula="of:=IF([.Q257]=0;IF([.U257]=[.J257];&quot;YES&quot;; &quot;NO&quot;);&quot;&quot;)">
            <text:p/>
          </table:table-cell>
          <table:table-cell table:formula="of:=IF(AND([.O257]=1; [.R257]=&quot;NO&quot;);&quot;YES&quot;; IF([.R257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57]=[.T257]; &quot;CORRECT&quot;; &quot;INCORRECT&quot;)" office:value-type="string" office:string-value="CORRECT">
            <text:p>CORRECT</text:p>
          </table:table-cell>
          <table:table-cell table:style-name="ce9" table:formula="of:=IF([.U257]=[.B257]; &quot;CORRECT&quot;; &quot;INCORRECT&quot;)" office:value-type="string" office:string-value="CORRECT">
            <text:p>CORRECT</text:p>
          </table:table-cell>
          <table:table-cell table:style-name="ce9" table:formula="of:=IF([.U257]=[.J257]; &quot;CORRECT&quot;; &quot;INCORRECT&quot;)" office:value-type="string" office:string-value="CORRECT">
            <text:p>CORRECT</text:p>
          </table:table-cell>
          <table:table-cell table:formula="of:=IF([.X257]=&quot;CORRECT&quot;;&quot;CORRECT&quot;;IF([.F257]=&quot;Unsure&quot;; &quot;CORRECT&quot;; &quot;INCORRECT&quot;))" office:value-type="string" office:string-value="CORRECT">
            <text:p>CORRECT</text:p>
          </table:table-cell>
          <table:table-cell table:formula="of:=IF([.Y257]=&quot;CORRECT&quot;;&quot;CORRECT&quot;;IF([.N257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57]=[.AC257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257]=[.AE257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28">
            <text:p>28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98">
            <text:p>0.02</text:p>
          </table:table-cell>
          <table:table-cell table:style-name="ce6" office:value-type="float" office:value="3.3946">
            <text:p>3.39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28">
            <text:p>28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594">
            <text:p>0.06</text:p>
          </table:table-cell>
          <table:table-cell table:style-name="ce6" office:value-type="float" office:value="7.1213">
            <text:p>7.12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258]; [.M258])" office:value-type="boolean" office:boolean-value="true">
            <text:p>TRUE</text:p>
          </table:table-cell>
          <table:table-cell table:style-name="ce17" table:formula="of:=IF([.Q258]=0;IF([.U258]=[.J258];&quot;YES&quot;; &quot;NO&quot;);&quot;&quot;)">
            <text:p/>
          </table:table-cell>
          <table:table-cell table:formula="of:=IF(AND([.O258]=1; [.R258]=&quot;NO&quot;);&quot;YES&quot;; IF([.R258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58]=[.T258]; &quot;CORRECT&quot;; &quot;INCORRECT&quot;)" office:value-type="string" office:string-value="CORRECT">
            <text:p>CORRECT</text:p>
          </table:table-cell>
          <table:table-cell table:style-name="ce9" table:formula="of:=IF([.U258]=[.B258]; &quot;CORRECT&quot;; &quot;INCORRECT&quot;)" office:value-type="string" office:string-value="CORRECT">
            <text:p>CORRECT</text:p>
          </table:table-cell>
          <table:table-cell table:style-name="ce9" table:formula="of:=IF([.U258]=[.J258]; &quot;CORRECT&quot;; &quot;INCORRECT&quot;)" office:value-type="string" office:string-value="CORRECT">
            <text:p>CORRECT</text:p>
          </table:table-cell>
          <table:table-cell table:formula="of:=IF([.X258]=&quot;CORRECT&quot;;&quot;CORRECT&quot;;IF([.F258]=&quot;Unsure&quot;; &quot;CORRECT&quot;; &quot;INCORRECT&quot;))" office:value-type="string" office:string-value="CORRECT">
            <text:p>CORRECT</text:p>
          </table:table-cell>
          <table:table-cell table:formula="of:=IF([.Y258]=&quot;CORRECT&quot;;&quot;CORRECT&quot;;IF([.N258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258]=[.AC258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258]=[.AE258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29">
            <text:p>29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097">
            <text:p>0.01</text:p>
          </table:table-cell>
          <table:table-cell table:style-name="ce6" office:value-type="float" office:value="0.913">
            <text:p>0.9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29">
            <text:p>29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49">
            <text:p>0.05</text:p>
          </table:table-cell>
          <table:table-cell table:style-name="ce6" office:value-type="float" office:value="1.6021">
            <text:p>1.6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59]; [.M259])" office:value-type="boolean" office:boolean-value="true">
            <text:p>TRUE</text:p>
          </table:table-cell>
          <table:table-cell table:style-name="ce17" table:formula="of:=IF([.Q259]=0;IF([.U259]=[.J259];&quot;YES&quot;; &quot;NO&quot;);&quot;&quot;)">
            <text:p/>
          </table:table-cell>
          <table:table-cell table:formula="of:=IF(AND([.O259]=1; [.R259]=&quot;NO&quot;);&quot;YES&quot;; IF([.R259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59]=[.T259]; &quot;CORRECT&quot;; &quot;INCORRECT&quot;)" office:value-type="string" office:string-value="CORRECT">
            <text:p>CORRECT</text:p>
          </table:table-cell>
          <table:table-cell table:style-name="ce9" table:formula="of:=IF([.U259]=[.B259]; &quot;CORRECT&quot;; &quot;INCORRECT&quot;)" office:value-type="string" office:string-value="CORRECT">
            <text:p>CORRECT</text:p>
          </table:table-cell>
          <table:table-cell table:style-name="ce9" table:formula="of:=IF([.U259]=[.J259]; &quot;CORRECT&quot;; &quot;INCORRECT&quot;)" office:value-type="string" office:string-value="CORRECT">
            <text:p>CORRECT</text:p>
          </table:table-cell>
          <table:table-cell table:formula="of:=IF([.X259]=&quot;CORRECT&quot;;&quot;CORRECT&quot;;IF([.F259]=&quot;Unsure&quot;; &quot;CORRECT&quot;; &quot;INCORRECT&quot;))" office:value-type="string" office:string-value="CORRECT">
            <text:p>CORRECT</text:p>
          </table:table-cell>
          <table:table-cell table:formula="of:=IF([.Y259]=&quot;CORRECT&quot;;&quot;CORRECT&quot;;IF([.N259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59]=[.AC259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259]=[.AE259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30">
            <text:p>30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2">
            <text:p>0.01</text:p>
          </table:table-cell>
          <table:table-cell table:style-name="ce6" office:value-type="float" office:value="3.8608">
            <text:p>3.86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30">
            <text:p>30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501">
            <text:p>0.05</text:p>
          </table:table-cell>
          <table:table-cell table:style-name="ce6" office:value-type="float" office:value="4.6197">
            <text:p>4.62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60]; [.M260])" office:value-type="boolean" office:boolean-value="true">
            <text:p>TRUE</text:p>
          </table:table-cell>
          <table:table-cell table:style-name="ce17" table:formula="of:=IF([.Q260]=0;IF([.U260]=[.J260];&quot;YES&quot;; &quot;NO&quot;);&quot;&quot;)">
            <text:p/>
          </table:table-cell>
          <table:table-cell table:formula="of:=IF(AND([.O260]=1; [.R260]=&quot;NO&quot;);&quot;YES&quot;; IF([.R260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60]=[.T260]; &quot;CORRECT&quot;; &quot;INCORRECT&quot;)" office:value-type="string" office:string-value="CORRECT">
            <text:p>CORRECT</text:p>
          </table:table-cell>
          <table:table-cell table:style-name="ce9" table:formula="of:=IF([.U260]=[.B260]; &quot;CORRECT&quot;; &quot;INCORRECT&quot;)" office:value-type="string" office:string-value="CORRECT">
            <text:p>CORRECT</text:p>
          </table:table-cell>
          <table:table-cell table:style-name="ce9" table:formula="of:=IF([.U260]=[.J260]; &quot;CORRECT&quot;; &quot;INCORRECT&quot;)" office:value-type="string" office:string-value="CORRECT">
            <text:p>CORRECT</text:p>
          </table:table-cell>
          <table:table-cell table:formula="of:=IF([.X260]=&quot;CORRECT&quot;;&quot;CORRECT&quot;;IF([.F260]=&quot;Unsure&quot;; &quot;CORRECT&quot;; &quot;INCORRECT&quot;))" office:value-type="string" office:string-value="CORRECT">
            <text:p>CORRECT</text:p>
          </table:table-cell>
          <table:table-cell table:formula="of:=IF([.Y260]=&quot;CORRECT&quot;;&quot;CORRECT&quot;;IF([.N260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60]=[.AC260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260]=[.AE260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31">
            <text:p>31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08">
            <text:p>0.01</text:p>
          </table:table-cell>
          <table:table-cell table:style-name="ce6" office:value-type="float" office:value="1.6857">
            <text:p>1.69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31">
            <text:p>31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683">
            <text:p>0.07</text:p>
          </table:table-cell>
          <table:table-cell table:style-name="ce6" office:value-type="float" office:value="8.568">
            <text:p>8.57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261]; [.M261])" office:value-type="boolean" office:boolean-value="true">
            <text:p>TRUE</text:p>
          </table:table-cell>
          <table:table-cell table:style-name="ce17" table:formula="of:=IF([.Q261]=0;IF([.U261]=[.J261];&quot;YES&quot;; &quot;NO&quot;);&quot;&quot;)">
            <text:p/>
          </table:table-cell>
          <table:table-cell table:formula="of:=IF(AND([.O261]=1; [.R261]=&quot;NO&quot;);&quot;YES&quot;; IF([.R261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61]=[.T261]; &quot;CORRECT&quot;; &quot;INCORRECT&quot;)" office:value-type="string" office:string-value="CORRECT">
            <text:p>CORRECT</text:p>
          </table:table-cell>
          <table:table-cell table:style-name="ce9" table:formula="of:=IF([.U261]=[.B261]; &quot;CORRECT&quot;; &quot;INCORRECT&quot;)" office:value-type="string" office:string-value="CORRECT">
            <text:p>CORRECT</text:p>
          </table:table-cell>
          <table:table-cell table:style-name="ce9" table:formula="of:=IF([.U261]=[.J261]; &quot;CORRECT&quot;; &quot;INCORRECT&quot;)" office:value-type="string" office:string-value="CORRECT">
            <text:p>CORRECT</text:p>
          </table:table-cell>
          <table:table-cell table:formula="of:=IF([.X261]=&quot;CORRECT&quot;;&quot;CORRECT&quot;;IF([.F261]=&quot;Unsure&quot;; &quot;CORRECT&quot;; &quot;INCORRECT&quot;))" office:value-type="string" office:string-value="CORRECT">
            <text:p>CORRECT</text:p>
          </table:table-cell>
          <table:table-cell table:formula="of:=IF([.Y261]=&quot;CORRECT&quot;;&quot;CORRECT&quot;;IF([.N261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261]=[.AC261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261]=[.AE261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32">
            <text:p>32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86">
            <text:p>0.02</text:p>
          </table:table-cell>
          <table:table-cell table:style-name="ce6" office:value-type="float" office:value="3.8795">
            <text:p>3.88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32">
            <text:p>32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48">
            <text:p>0.05</text:p>
          </table:table-cell>
          <table:table-cell table:style-name="ce6" office:value-type="float" office:value="3.1304">
            <text:p>3.13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62]; [.M262])" office:value-type="boolean" office:boolean-value="true">
            <text:p>TRUE</text:p>
          </table:table-cell>
          <table:table-cell table:style-name="ce17" table:formula="of:=IF([.Q262]=0;IF([.U262]=[.J262];&quot;YES&quot;; &quot;NO&quot;);&quot;&quot;)">
            <text:p/>
          </table:table-cell>
          <table:table-cell table:formula="of:=IF(AND([.O262]=1; [.R262]=&quot;NO&quot;);&quot;YES&quot;; IF([.R262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62]=[.T262]; &quot;CORRECT&quot;; &quot;INCORRECT&quot;)" office:value-type="string" office:string-value="CORRECT">
            <text:p>CORRECT</text:p>
          </table:table-cell>
          <table:table-cell table:style-name="ce9" table:formula="of:=IF([.U262]=[.B262]; &quot;CORRECT&quot;; &quot;INCORRECT&quot;)" office:value-type="string" office:string-value="CORRECT">
            <text:p>CORRECT</text:p>
          </table:table-cell>
          <table:table-cell table:style-name="ce9" table:formula="of:=IF([.U262]=[.J262]; &quot;CORRECT&quot;; &quot;INCORRECT&quot;)" office:value-type="string" office:string-value="CORRECT">
            <text:p>CORRECT</text:p>
          </table:table-cell>
          <table:table-cell table:formula="of:=IF([.X262]=&quot;CORRECT&quot;;&quot;CORRECT&quot;;IF([.F262]=&quot;Unsure&quot;; &quot;CORRECT&quot;; &quot;INCORRECT&quot;))" office:value-type="string" office:string-value="CORRECT">
            <text:p>CORRECT</text:p>
          </table:table-cell>
          <table:table-cell table:formula="of:=IF([.Y262]=&quot;CORRECT&quot;;&quot;CORRECT&quot;;IF([.N262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62]=[.AC262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262]=[.AE262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33">
            <text:p>33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091">
            <text:p>0.01</text:p>
          </table:table-cell>
          <table:table-cell table:style-name="ce6" office:value-type="float" office:value="1.7355">
            <text:p>1.74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33">
            <text:p>33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632">
            <text:p>0.06</text:p>
          </table:table-cell>
          <table:table-cell table:style-name="ce6" office:value-type="float" office:value="2.6487">
            <text:p>2.65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63]; [.M263])" office:value-type="boolean" office:boolean-value="true">
            <text:p>TRUE</text:p>
          </table:table-cell>
          <table:table-cell table:style-name="ce17" table:formula="of:=IF([.Q263]=0;IF([.U263]=[.J263];&quot;YES&quot;; &quot;NO&quot;);&quot;&quot;)">
            <text:p/>
          </table:table-cell>
          <table:table-cell table:formula="of:=IF(AND([.O263]=1; [.R263]=&quot;NO&quot;);&quot;YES&quot;; IF([.R263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63]=[.T263]; &quot;CORRECT&quot;; &quot;INCORRECT&quot;)" office:value-type="string" office:string-value="CORRECT">
            <text:p>CORRECT</text:p>
          </table:table-cell>
          <table:table-cell table:style-name="ce9" table:formula="of:=IF([.U263]=[.B263]; &quot;CORRECT&quot;; &quot;INCORRECT&quot;)" office:value-type="string" office:string-value="CORRECT">
            <text:p>CORRECT</text:p>
          </table:table-cell>
          <table:table-cell table:style-name="ce9" table:formula="of:=IF([.U263]=[.J263]; &quot;CORRECT&quot;; &quot;INCORRECT&quot;)" office:value-type="string" office:string-value="CORRECT">
            <text:p>CORRECT</text:p>
          </table:table-cell>
          <table:table-cell table:formula="of:=IF([.X263]=&quot;CORRECT&quot;;&quot;CORRECT&quot;;IF([.F263]=&quot;Unsure&quot;; &quot;CORRECT&quot;; &quot;INCORRECT&quot;))" office:value-type="string" office:string-value="CORRECT">
            <text:p>CORRECT</text:p>
          </table:table-cell>
          <table:table-cell table:formula="of:=IF([.Y263]=&quot;CORRECT&quot;;&quot;CORRECT&quot;;IF([.N263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63]=[.AC263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263]=[.AE263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34">
            <text:p>34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49">
            <text:p>0.01</text:p>
          </table:table-cell>
          <table:table-cell table:style-name="ce6" office:value-type="float" office:value="2.1633">
            <text:p>2.16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34">
            <text:p>34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27">
            <text:p>0.03</text:p>
          </table:table-cell>
          <table:table-cell table:style-name="ce6" office:value-type="float" office:value="3.105">
            <text:p>3.1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64]; [.M264])" office:value-type="boolean" office:boolean-value="true">
            <text:p>TRUE</text:p>
          </table:table-cell>
          <table:table-cell table:style-name="ce17" table:formula="of:=IF([.Q264]=0;IF([.U264]=[.J264];&quot;YES&quot;; &quot;NO&quot;);&quot;&quot;)">
            <text:p/>
          </table:table-cell>
          <table:table-cell table:formula="of:=IF(AND([.O264]=1; [.R264]=&quot;NO&quot;);&quot;YES&quot;; IF([.R264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64]=[.T264]; &quot;CORRECT&quot;; &quot;INCORRECT&quot;)" office:value-type="string" office:string-value="CORRECT">
            <text:p>CORRECT</text:p>
          </table:table-cell>
          <table:table-cell table:style-name="ce9" table:formula="of:=IF([.U264]=[.B264]; &quot;CORRECT&quot;; &quot;INCORRECT&quot;)" office:value-type="string" office:string-value="CORRECT">
            <text:p>CORRECT</text:p>
          </table:table-cell>
          <table:table-cell table:style-name="ce9" table:formula="of:=IF([.U264]=[.J264]; &quot;CORRECT&quot;; &quot;INCORRECT&quot;)" office:value-type="string" office:string-value="CORRECT">
            <text:p>CORRECT</text:p>
          </table:table-cell>
          <table:table-cell table:formula="of:=IF([.X264]=&quot;CORRECT&quot;;&quot;CORRECT&quot;;IF([.F264]=&quot;Unsure&quot;; &quot;CORRECT&quot;; &quot;INCORRECT&quot;))" office:value-type="string" office:string-value="CORRECT">
            <text:p>CORRECT</text:p>
          </table:table-cell>
          <table:table-cell table:formula="of:=IF([.Y264]=&quot;CORRECT&quot;;&quot;CORRECT&quot;;IF([.N264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264]=[.AC264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264]=[.AE264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35">
            <text:p>35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063">
            <text:p>0.01</text:p>
          </table:table-cell>
          <table:table-cell table:style-name="ce6" office:value-type="float" office:value="0.7941">
            <text:p>0.79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35">
            <text:p>35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516">
            <text:p>0.05</text:p>
          </table:table-cell>
          <table:table-cell table:style-name="ce6" office:value-type="float" office:value="2.244">
            <text:p>2.24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65]; [.M265])" office:value-type="boolean" office:boolean-value="true">
            <text:p>TRUE</text:p>
          </table:table-cell>
          <table:table-cell table:style-name="ce17" table:formula="of:=IF([.Q265]=0;IF([.U265]=[.J265];&quot;YES&quot;; &quot;NO&quot;);&quot;&quot;)">
            <text:p/>
          </table:table-cell>
          <table:table-cell table:formula="of:=IF(AND([.O265]=1; [.R265]=&quot;NO&quot;);&quot;YES&quot;; IF([.R265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65]=[.T265]; &quot;CORRECT&quot;; &quot;INCORRECT&quot;)" office:value-type="string" office:string-value="CORRECT">
            <text:p>CORRECT</text:p>
          </table:table-cell>
          <table:table-cell table:style-name="ce9" table:formula="of:=IF([.U265]=[.B265]; &quot;CORRECT&quot;; &quot;INCORRECT&quot;)" office:value-type="string" office:string-value="CORRECT">
            <text:p>CORRECT</text:p>
          </table:table-cell>
          <table:table-cell table:style-name="ce9" table:formula="of:=IF([.U265]=[.J265]; &quot;CORRECT&quot;; &quot;INCORRECT&quot;)" office:value-type="string" office:string-value="CORRECT">
            <text:p>CORRECT</text:p>
          </table:table-cell>
          <table:table-cell table:formula="of:=IF([.X265]=&quot;CORRECT&quot;;&quot;CORRECT&quot;;IF([.F265]=&quot;Unsure&quot;; &quot;CORRECT&quot;; &quot;INCORRECT&quot;))" office:value-type="string" office:string-value="CORRECT">
            <text:p>CORRECT</text:p>
          </table:table-cell>
          <table:table-cell table:formula="of:=IF([.Y265]=&quot;CORRECT&quot;;&quot;CORRECT&quot;;IF([.N265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65]=[.AC265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265]=[.AE265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36">
            <text:p>36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342">
            <text:p>0.03</text:p>
          </table:table-cell>
          <table:table-cell table:style-name="ce6" office:value-type="float" office:value="2.7783">
            <text:p>2.78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36">
            <text:p>36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68">
            <text:p>0.07</text:p>
          </table:table-cell>
          <table:table-cell table:style-name="ce6" office:value-type="float" office:value="3.1369">
            <text:p>3.14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66]; [.M266])" office:value-type="boolean" office:boolean-value="true">
            <text:p>TRUE</text:p>
          </table:table-cell>
          <table:table-cell table:style-name="ce17" table:formula="of:=IF([.Q266]=0;IF([.U266]=[.J266];&quot;YES&quot;; &quot;NO&quot;);&quot;&quot;)">
            <text:p/>
          </table:table-cell>
          <table:table-cell table:formula="of:=IF(AND([.O266]=1; [.R266]=&quot;NO&quot;);&quot;YES&quot;; IF([.R266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66]=[.T266]; &quot;CORRECT&quot;; &quot;INCORRECT&quot;)" office:value-type="string" office:string-value="CORRECT">
            <text:p>CORRECT</text:p>
          </table:table-cell>
          <table:table-cell table:style-name="ce9" table:formula="of:=IF([.U266]=[.B266]; &quot;CORRECT&quot;; &quot;INCORRECT&quot;)" office:value-type="string" office:string-value="CORRECT">
            <text:p>CORRECT</text:p>
          </table:table-cell>
          <table:table-cell table:style-name="ce9" table:formula="of:=IF([.U266]=[.J266]; &quot;CORRECT&quot;; &quot;INCORRECT&quot;)" office:value-type="string" office:string-value="CORRECT">
            <text:p>CORRECT</text:p>
          </table:table-cell>
          <table:table-cell table:formula="of:=IF([.X266]=&quot;CORRECT&quot;;&quot;CORRECT&quot;;IF([.F266]=&quot;Unsure&quot;; &quot;CORRECT&quot;; &quot;INCORRECT&quot;))" office:value-type="string" office:string-value="CORRECT">
            <text:p>CORRECT</text:p>
          </table:table-cell>
          <table:table-cell table:formula="of:=IF([.Y266]=&quot;CORRECT&quot;;&quot;CORRECT&quot;;IF([.N266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66]=[.AC266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266]=[.AE266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37">
            <text:p>37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54">
            <text:p>0.02</text:p>
          </table:table-cell>
          <table:table-cell table:style-name="ce6" office:value-type="float" office:value="3.4325">
            <text:p>3.43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37">
            <text:p>37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461">
            <text:p>0.05</text:p>
          </table:table-cell>
          <table:table-cell table:style-name="ce6" office:value-type="float" office:value="4.4195">
            <text:p>4.42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67]; [.M267])" office:value-type="boolean" office:boolean-value="true">
            <text:p>TRUE</text:p>
          </table:table-cell>
          <table:table-cell table:style-name="ce17" table:formula="of:=IF([.Q267]=0;IF([.U267]=[.J267];&quot;YES&quot;; &quot;NO&quot;);&quot;&quot;)">
            <text:p/>
          </table:table-cell>
          <table:table-cell table:formula="of:=IF(AND([.O267]=1; [.R267]=&quot;NO&quot;);&quot;YES&quot;; IF([.R267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67]=[.T267]; &quot;CORRECT&quot;; &quot;INCORRECT&quot;)" office:value-type="string" office:string-value="CORRECT">
            <text:p>CORRECT</text:p>
          </table:table-cell>
          <table:table-cell table:style-name="ce9" table:formula="of:=IF([.U267]=[.B267]; &quot;CORRECT&quot;; &quot;INCORRECT&quot;)" office:value-type="string" office:string-value="CORRECT">
            <text:p>CORRECT</text:p>
          </table:table-cell>
          <table:table-cell table:style-name="ce9" table:formula="of:=IF([.U267]=[.J267]; &quot;CORRECT&quot;; &quot;INCORRECT&quot;)" office:value-type="string" office:string-value="CORRECT">
            <text:p>CORRECT</text:p>
          </table:table-cell>
          <table:table-cell table:formula="of:=IF([.X267]=&quot;CORRECT&quot;;&quot;CORRECT&quot;;IF([.F267]=&quot;Unsure&quot;; &quot;CORRECT&quot;; &quot;INCORRECT&quot;))" office:value-type="string" office:string-value="CORRECT">
            <text:p>CORRECT</text:p>
          </table:table-cell>
          <table:table-cell table:formula="of:=IF([.Y267]=&quot;CORRECT&quot;;&quot;CORRECT&quot;;IF([.N267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267]=[.AC267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267]=[.AE267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38">
            <text:p>38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28">
            <text:p>0.01</text:p>
          </table:table-cell>
          <table:table-cell table:style-name="ce6" office:value-type="float" office:value="2.5745">
            <text:p>2.57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38">
            <text:p>38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356">
            <text:p>0.04</text:p>
          </table:table-cell>
          <table:table-cell table:style-name="ce6" office:value-type="float" office:value="2.4595">
            <text:p>2.46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68]; [.M268])" office:value-type="boolean" office:boolean-value="true">
            <text:p>TRUE</text:p>
          </table:table-cell>
          <table:table-cell table:style-name="ce17" table:formula="of:=IF([.Q268]=0;IF([.U268]=[.J268];&quot;YES&quot;; &quot;NO&quot;);&quot;&quot;)">
            <text:p/>
          </table:table-cell>
          <table:table-cell table:formula="of:=IF(AND([.O268]=1; [.R268]=&quot;NO&quot;);&quot;YES&quot;; IF([.R268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68]=[.T268]; &quot;CORRECT&quot;; &quot;INCORRECT&quot;)" office:value-type="string" office:string-value="CORRECT">
            <text:p>CORRECT</text:p>
          </table:table-cell>
          <table:table-cell table:style-name="ce9" table:formula="of:=IF([.U268]=[.B268]; &quot;CORRECT&quot;; &quot;INCORRECT&quot;)" office:value-type="string" office:string-value="CORRECT">
            <text:p>CORRECT</text:p>
          </table:table-cell>
          <table:table-cell table:style-name="ce9" table:formula="of:=IF([.U268]=[.J268]; &quot;CORRECT&quot;; &quot;INCORRECT&quot;)" office:value-type="string" office:string-value="CORRECT">
            <text:p>CORRECT</text:p>
          </table:table-cell>
          <table:table-cell table:formula="of:=IF([.X268]=&quot;CORRECT&quot;;&quot;CORRECT&quot;;IF([.F268]=&quot;Unsure&quot;; &quot;CORRECT&quot;; &quot;INCORRECT&quot;))" office:value-type="string" office:string-value="CORRECT">
            <text:p>CORRECT</text:p>
          </table:table-cell>
          <table:table-cell table:formula="of:=IF([.Y268]=&quot;CORRECT&quot;;&quot;CORRECT&quot;;IF([.N268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68]=[.AC268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268]=[.AE268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39">
            <text:p>39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298">
            <text:p>0.03</text:p>
          </table:table-cell>
          <table:table-cell table:style-name="ce6" office:value-type="float" office:value="1.5842">
            <text:p>1.58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39">
            <text:p>39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316">
            <text:p>0.03</text:p>
          </table:table-cell>
          <table:table-cell table:style-name="ce6" office:value-type="float" office:value="5.1572">
            <text:p>5.16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69]; [.M269])" office:value-type="boolean" office:boolean-value="true">
            <text:p>TRUE</text:p>
          </table:table-cell>
          <table:table-cell table:style-name="ce17" table:formula="of:=IF([.Q269]=0;IF([.U269]=[.J269];&quot;YES&quot;; &quot;NO&quot;);&quot;&quot;)">
            <text:p/>
          </table:table-cell>
          <table:table-cell table:formula="of:=IF(AND([.O269]=1; [.R269]=&quot;NO&quot;);&quot;YES&quot;; IF([.R269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69]=[.T269]; &quot;CORRECT&quot;; &quot;INCORRECT&quot;)" office:value-type="string" office:string-value="CORRECT">
            <text:p>CORRECT</text:p>
          </table:table-cell>
          <table:table-cell table:style-name="ce9" table:formula="of:=IF([.U269]=[.B269]; &quot;CORRECT&quot;; &quot;INCORRECT&quot;)" office:value-type="string" office:string-value="CORRECT">
            <text:p>CORRECT</text:p>
          </table:table-cell>
          <table:table-cell table:style-name="ce9" table:formula="of:=IF([.U269]=[.J269]; &quot;CORRECT&quot;; &quot;INCORRECT&quot;)" office:value-type="string" office:string-value="CORRECT">
            <text:p>CORRECT</text:p>
          </table:table-cell>
          <table:table-cell table:formula="of:=IF([.X269]=&quot;CORRECT&quot;;&quot;CORRECT&quot;;IF([.F269]=&quot;Unsure&quot;; &quot;CORRECT&quot;; &quot;INCORRECT&quot;))" office:value-type="string" office:string-value="CORRECT">
            <text:p>CORRECT</text:p>
          </table:table-cell>
          <table:table-cell table:formula="of:=IF([.Y269]=&quot;CORRECT&quot;;&quot;CORRECT&quot;;IF([.N269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69]=[.AC269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269]=[.AE269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40">
            <text:p>40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11">
            <text:p>0.01</text:p>
          </table:table-cell>
          <table:table-cell table:style-name="ce6" office:value-type="float" office:value="1.9056">
            <text:p>1.9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40">
            <text:p>40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435">
            <text:p>0.04</text:p>
          </table:table-cell>
          <table:table-cell table:style-name="ce6" office:value-type="float" office:value="2.986">
            <text:p>2.99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70]; [.M270])" office:value-type="boolean" office:boolean-value="true">
            <text:p>TRUE</text:p>
          </table:table-cell>
          <table:table-cell table:style-name="ce17" table:formula="of:=IF([.Q270]=0;IF([.U270]=[.J270];&quot;YES&quot;; &quot;NO&quot;);&quot;&quot;)">
            <text:p/>
          </table:table-cell>
          <table:table-cell table:formula="of:=IF(AND([.O270]=1; [.R270]=&quot;NO&quot;);&quot;YES&quot;; IF([.R270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70]=[.T270]; &quot;CORRECT&quot;; &quot;INCORRECT&quot;)" office:value-type="string" office:string-value="CORRECT">
            <text:p>CORRECT</text:p>
          </table:table-cell>
          <table:table-cell table:style-name="ce9" table:formula="of:=IF([.U270]=[.B270]; &quot;CORRECT&quot;; &quot;INCORRECT&quot;)" office:value-type="string" office:string-value="CORRECT">
            <text:p>CORRECT</text:p>
          </table:table-cell>
          <table:table-cell table:style-name="ce9" table:formula="of:=IF([.U270]=[.J270]; &quot;CORRECT&quot;; &quot;INCORRECT&quot;)" office:value-type="string" office:string-value="CORRECT">
            <text:p>CORRECT</text:p>
          </table:table-cell>
          <table:table-cell table:formula="of:=IF([.X270]=&quot;CORRECT&quot;;&quot;CORRECT&quot;;IF([.F270]=&quot;Unsure&quot;; &quot;CORRECT&quot;; &quot;INCORRECT&quot;))" office:value-type="string" office:string-value="CORRECT">
            <text:p>CORRECT</text:p>
          </table:table-cell>
          <table:table-cell table:formula="of:=IF([.Y270]=&quot;CORRECT&quot;;&quot;CORRECT&quot;;IF([.N270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270]=[.AC270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270]=[.AE270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41">
            <text:p>41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42">
            <text:p>0.01</text:p>
          </table:table-cell>
          <table:table-cell table:style-name="ce6" office:value-type="float" office:value="1.9578">
            <text:p>1.96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41">
            <text:p>41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383">
            <text:p>0.04</text:p>
          </table:table-cell>
          <table:table-cell table:style-name="ce6" office:value-type="float" office:value="2.698">
            <text:p>2.7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71]; [.M271])" office:value-type="boolean" office:boolean-value="true">
            <text:p>TRUE</text:p>
          </table:table-cell>
          <table:table-cell table:style-name="ce17" table:formula="of:=IF([.Q271]=0;IF([.U271]=[.J271];&quot;YES&quot;; &quot;NO&quot;);&quot;&quot;)">
            <text:p/>
          </table:table-cell>
          <table:table-cell table:formula="of:=IF(AND([.O271]=1; [.R271]=&quot;NO&quot;);&quot;YES&quot;; IF([.R271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71]=[.T271]; &quot;CORRECT&quot;; &quot;INCORRECT&quot;)" office:value-type="string" office:string-value="CORRECT">
            <text:p>CORRECT</text:p>
          </table:table-cell>
          <table:table-cell table:style-name="ce9" table:formula="of:=IF([.U271]=[.B271]; &quot;CORRECT&quot;; &quot;INCORRECT&quot;)" office:value-type="string" office:string-value="CORRECT">
            <text:p>CORRECT</text:p>
          </table:table-cell>
          <table:table-cell table:style-name="ce9" table:formula="of:=IF([.U271]=[.J271]; &quot;CORRECT&quot;; &quot;INCORRECT&quot;)" office:value-type="string" office:string-value="CORRECT">
            <text:p>CORRECT</text:p>
          </table:table-cell>
          <table:table-cell table:formula="of:=IF([.X271]=&quot;CORRECT&quot;;&quot;CORRECT&quot;;IF([.F271]=&quot;Unsure&quot;; &quot;CORRECT&quot;; &quot;INCORRECT&quot;))" office:value-type="string" office:string-value="CORRECT">
            <text:p>CORRECT</text:p>
          </table:table-cell>
          <table:table-cell table:formula="of:=IF([.Y271]=&quot;CORRECT&quot;;&quot;CORRECT&quot;;IF([.N271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71]=[.AC271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271]=[.AE271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42">
            <text:p>42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247">
            <text:p>0.02</text:p>
          </table:table-cell>
          <table:table-cell table:style-name="ce6" office:value-type="float" office:value="1.6301">
            <text:p>1.63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42">
            <text:p>42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1808">
            <text:p>0.18</text:p>
          </table:table-cell>
          <table:table-cell table:style-name="ce6" office:value-type="float" office:value="2.9084">
            <text:p>2.9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272]; [.M272])" office:value-type="boolean" office:boolean-value="true">
            <text:p>TRUE</text:p>
          </table:table-cell>
          <table:table-cell table:style-name="ce17" table:formula="of:=IF([.Q272]=0;IF([.U272]=[.J272];&quot;YES&quot;; &quot;NO&quot;);&quot;&quot;)">
            <text:p/>
          </table:table-cell>
          <table:table-cell table:formula="of:=IF(AND([.O272]=1; [.R272]=&quot;NO&quot;);&quot;YES&quot;; IF([.R272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72]=[.T272]; &quot;CORRECT&quot;; &quot;INCORRECT&quot;)" office:value-type="string" office:string-value="CORRECT">
            <text:p>CORRECT</text:p>
          </table:table-cell>
          <table:table-cell table:style-name="ce9" table:formula="of:=IF([.U272]=[.B272]; &quot;CORRECT&quot;; &quot;INCORRECT&quot;)" office:value-type="string" office:string-value="CORRECT">
            <text:p>CORRECT</text:p>
          </table:table-cell>
          <table:table-cell table:style-name="ce9" table:formula="of:=IF([.U272]=[.J272]; &quot;CORRECT&quot;; &quot;INCORRECT&quot;)" office:value-type="string" office:string-value="CORRECT">
            <text:p>CORRECT</text:p>
          </table:table-cell>
          <table:table-cell table:formula="of:=IF([.X272]=&quot;CORRECT&quot;;&quot;CORRECT&quot;;IF([.F272]=&quot;Unsure&quot;; &quot;CORRECT&quot;; &quot;INCORRECT&quot;))" office:value-type="string" office:string-value="CORRECT">
            <text:p>CORRECT</text:p>
          </table:table-cell>
          <table:table-cell table:formula="of:=IF([.Y272]=&quot;CORRECT&quot;;&quot;CORRECT&quot;;IF([.N272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72]=[.AC272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272]=[.AE272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43">
            <text:p>43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9">
            <text:p>0.02</text:p>
          </table:table-cell>
          <table:table-cell table:style-name="ce6" office:value-type="float" office:value="2.4511">
            <text:p>2.45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43">
            <text:p>43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57">
            <text:p>0.06</text:p>
          </table:table-cell>
          <table:table-cell table:style-name="ce6" office:value-type="float" office:value="4.1233">
            <text:p>4.12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73]; [.M273])" office:value-type="boolean" office:boolean-value="true">
            <text:p>TRUE</text:p>
          </table:table-cell>
          <table:table-cell table:style-name="ce17" table:formula="of:=IF([.Q273]=0;IF([.U273]=[.J273];&quot;YES&quot;; &quot;NO&quot;);&quot;&quot;)">
            <text:p/>
          </table:table-cell>
          <table:table-cell table:formula="of:=IF(AND([.O273]=1; [.R273]=&quot;NO&quot;);&quot;YES&quot;; IF([.R273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73]=[.T273]; &quot;CORRECT&quot;; &quot;INCORRECT&quot;)" office:value-type="string" office:string-value="CORRECT">
            <text:p>CORRECT</text:p>
          </table:table-cell>
          <table:table-cell table:style-name="ce9" table:formula="of:=IF([.U273]=[.B273]; &quot;CORRECT&quot;; &quot;INCORRECT&quot;)" office:value-type="string" office:string-value="CORRECT">
            <text:p>CORRECT</text:p>
          </table:table-cell>
          <table:table-cell table:style-name="ce9" table:formula="of:=IF([.U273]=[.J273]; &quot;CORRECT&quot;; &quot;INCORRECT&quot;)" office:value-type="string" office:string-value="CORRECT">
            <text:p>CORRECT</text:p>
          </table:table-cell>
          <table:table-cell table:formula="of:=IF([.X273]=&quot;CORRECT&quot;;&quot;CORRECT&quot;;IF([.F273]=&quot;Unsure&quot;; &quot;CORRECT&quot;; &quot;INCORRECT&quot;))" office:value-type="string" office:string-value="CORRECT">
            <text:p>CORRECT</text:p>
          </table:table-cell>
          <table:table-cell table:formula="of:=IF([.Y273]=&quot;CORRECT&quot;;&quot;CORRECT&quot;;IF([.N273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73]=[.AC273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273]=[.AE273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44">
            <text:p>44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2">
            <text:p>0.01</text:p>
          </table:table-cell>
          <table:table-cell table:style-name="ce6" office:value-type="float" office:value="3.3139">
            <text:p>3.3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44">
            <text:p>44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343">
            <text:p>0.03</text:p>
          </table:table-cell>
          <table:table-cell table:style-name="ce6" office:value-type="float" office:value="4.1481">
            <text:p>4.15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74]; [.M274])" office:value-type="boolean" office:boolean-value="true">
            <text:p>TRUE</text:p>
          </table:table-cell>
          <table:table-cell table:style-name="ce17" table:formula="of:=IF([.Q274]=0;IF([.U274]=[.J274];&quot;YES&quot;; &quot;NO&quot;);&quot;&quot;)">
            <text:p/>
          </table:table-cell>
          <table:table-cell table:formula="of:=IF(AND([.O274]=1; [.R274]=&quot;NO&quot;);&quot;YES&quot;; IF([.R274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74]=[.T274]; &quot;CORRECT&quot;; &quot;INCORRECT&quot;)" office:value-type="string" office:string-value="CORRECT">
            <text:p>CORRECT</text:p>
          </table:table-cell>
          <table:table-cell table:style-name="ce9" table:formula="of:=IF([.U274]=[.B274]; &quot;CORRECT&quot;; &quot;INCORRECT&quot;)" office:value-type="string" office:string-value="CORRECT">
            <text:p>CORRECT</text:p>
          </table:table-cell>
          <table:table-cell table:style-name="ce9" table:formula="of:=IF([.U274]=[.J274]; &quot;CORRECT&quot;; &quot;INCORRECT&quot;)" office:value-type="string" office:string-value="CORRECT">
            <text:p>CORRECT</text:p>
          </table:table-cell>
          <table:table-cell table:formula="of:=IF([.X274]=&quot;CORRECT&quot;;&quot;CORRECT&quot;;IF([.F274]=&quot;Unsure&quot;; &quot;CORRECT&quot;; &quot;INCORRECT&quot;))" office:value-type="string" office:string-value="CORRECT">
            <text:p>CORRECT</text:p>
          </table:table-cell>
          <table:table-cell table:formula="of:=IF([.Y274]=&quot;CORRECT&quot;;&quot;CORRECT&quot;;IF([.N274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274]=[.AC274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274]=[.AE274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45">
            <text:p>45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33">
            <text:p>0.01</text:p>
          </table:table-cell>
          <table:table-cell table:style-name="ce6" office:value-type="float" office:value="0.894">
            <text:p>0.89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45">
            <text:p>45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251">
            <text:p>0.03</text:p>
          </table:table-cell>
          <table:table-cell table:style-name="ce6" office:value-type="float" office:value="2.6054">
            <text:p>2.6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75]; [.M275])" office:value-type="boolean" office:boolean-value="true">
            <text:p>TRUE</text:p>
          </table:table-cell>
          <table:table-cell table:style-name="ce17" table:formula="of:=IF([.Q275]=0;IF([.U275]=[.J275];&quot;YES&quot;; &quot;NO&quot;);&quot;&quot;)">
            <text:p/>
          </table:table-cell>
          <table:table-cell table:formula="of:=IF(AND([.O275]=1; [.R275]=&quot;NO&quot;);&quot;YES&quot;; IF([.R275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75]=[.T275]; &quot;CORRECT&quot;; &quot;INCORRECT&quot;)" office:value-type="string" office:string-value="CORRECT">
            <text:p>CORRECT</text:p>
          </table:table-cell>
          <table:table-cell table:style-name="ce9" table:formula="of:=IF([.U275]=[.B275]; &quot;CORRECT&quot;; &quot;INCORRECT&quot;)" office:value-type="string" office:string-value="CORRECT">
            <text:p>CORRECT</text:p>
          </table:table-cell>
          <table:table-cell table:style-name="ce9" table:formula="of:=IF([.U275]=[.J275]; &quot;CORRECT&quot;; &quot;INCORRECT&quot;)" office:value-type="string" office:string-value="CORRECT">
            <text:p>CORRECT</text:p>
          </table:table-cell>
          <table:table-cell table:formula="of:=IF([.X275]=&quot;CORRECT&quot;;&quot;CORRECT&quot;;IF([.F275]=&quot;Unsure&quot;; &quot;CORRECT&quot;; &quot;INCORRECT&quot;))" office:value-type="string" office:string-value="CORRECT">
            <text:p>CORRECT</text:p>
          </table:table-cell>
          <table:table-cell table:formula="of:=IF([.Y275]=&quot;CORRECT&quot;;&quot;CORRECT&quot;;IF([.N275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75]=[.AC275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275]=[.AE275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46">
            <text:p>46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36">
            <text:p>0.01</text:p>
          </table:table-cell>
          <table:table-cell table:style-name="ce6" office:value-type="float" office:value="2.3045">
            <text:p>2.3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46">
            <text:p>46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287">
            <text:p>0.03</text:p>
          </table:table-cell>
          <table:table-cell table:style-name="ce6" office:value-type="float" office:value="4.8446">
            <text:p>4.84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76]; [.M276])" office:value-type="boolean" office:boolean-value="true">
            <text:p>TRUE</text:p>
          </table:table-cell>
          <table:table-cell table:style-name="ce17" table:formula="of:=IF([.Q276]=0;IF([.U276]=[.J276];&quot;YES&quot;; &quot;NO&quot;);&quot;&quot;)">
            <text:p/>
          </table:table-cell>
          <table:table-cell table:formula="of:=IF(AND([.O276]=1; [.R276]=&quot;NO&quot;);&quot;YES&quot;; IF([.R276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76]=[.T276]; &quot;CORRECT&quot;; &quot;INCORRECT&quot;)" office:value-type="string" office:string-value="CORRECT">
            <text:p>CORRECT</text:p>
          </table:table-cell>
          <table:table-cell table:style-name="ce9" table:formula="of:=IF([.U276]=[.B276]; &quot;CORRECT&quot;; &quot;INCORRECT&quot;)" office:value-type="string" office:string-value="CORRECT">
            <text:p>CORRECT</text:p>
          </table:table-cell>
          <table:table-cell table:style-name="ce9" table:formula="of:=IF([.U276]=[.J276]; &quot;CORRECT&quot;; &quot;INCORRECT&quot;)" office:value-type="string" office:string-value="CORRECT">
            <text:p>CORRECT</text:p>
          </table:table-cell>
          <table:table-cell table:formula="of:=IF([.X276]=&quot;CORRECT&quot;;&quot;CORRECT&quot;;IF([.F276]=&quot;Unsure&quot;; &quot;CORRECT&quot;; &quot;INCORRECT&quot;))" office:value-type="string" office:string-value="CORRECT">
            <text:p>CORRECT</text:p>
          </table:table-cell>
          <table:table-cell table:formula="of:=IF([.Y276]=&quot;CORRECT&quot;;&quot;CORRECT&quot;;IF([.N276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76]=[.AC276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276]=[.AE276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47">
            <text:p>47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75">
            <text:p>0.02</text:p>
          </table:table-cell>
          <table:table-cell table:style-name="ce6" office:value-type="float" office:value="2.4283">
            <text:p>2.43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47">
            <text:p>47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441">
            <text:p>0.04</text:p>
          </table:table-cell>
          <table:table-cell table:style-name="ce6" office:value-type="float" office:value="3.5462">
            <text:p>3.55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77]; [.M277])" office:value-type="boolean" office:boolean-value="true">
            <text:p>TRUE</text:p>
          </table:table-cell>
          <table:table-cell table:style-name="ce17" table:formula="of:=IF([.Q277]=0;IF([.U277]=[.J277];&quot;YES&quot;; &quot;NO&quot;);&quot;&quot;)">
            <text:p/>
          </table:table-cell>
          <table:table-cell table:formula="of:=IF(AND([.O277]=1; [.R277]=&quot;NO&quot;);&quot;YES&quot;; IF([.R277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77]=[.T277]; &quot;CORRECT&quot;; &quot;INCORRECT&quot;)" office:value-type="string" office:string-value="CORRECT">
            <text:p>CORRECT</text:p>
          </table:table-cell>
          <table:table-cell table:style-name="ce9" table:formula="of:=IF([.U277]=[.B277]; &quot;CORRECT&quot;; &quot;INCORRECT&quot;)" office:value-type="string" office:string-value="CORRECT">
            <text:p>CORRECT</text:p>
          </table:table-cell>
          <table:table-cell table:style-name="ce9" table:formula="of:=IF([.U277]=[.J277]; &quot;CORRECT&quot;; &quot;INCORRECT&quot;)" office:value-type="string" office:string-value="CORRECT">
            <text:p>CORRECT</text:p>
          </table:table-cell>
          <table:table-cell table:formula="of:=IF([.X277]=&quot;CORRECT&quot;;&quot;CORRECT&quot;;IF([.F277]=&quot;Unsure&quot;; &quot;CORRECT&quot;; &quot;INCORRECT&quot;))" office:value-type="string" office:string-value="CORRECT">
            <text:p>CORRECT</text:p>
          </table:table-cell>
          <table:table-cell table:formula="of:=IF([.Y277]=&quot;CORRECT&quot;;&quot;CORRECT&quot;;IF([.N277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277]=[.AC277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277]=[.AE277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48">
            <text:p>48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06">
            <text:p>0.01</text:p>
          </table:table-cell>
          <table:table-cell table:style-name="ce6" office:value-type="float" office:value="2.0578">
            <text:p>2.06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48">
            <text:p>48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264">
            <text:p>0.03</text:p>
          </table:table-cell>
          <table:table-cell table:style-name="ce6" office:value-type="float" office:value="1.2344">
            <text:p>1.23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78]; [.M278])" office:value-type="boolean" office:boolean-value="true">
            <text:p>TRUE</text:p>
          </table:table-cell>
          <table:table-cell table:style-name="ce17" table:formula="of:=IF([.Q278]=0;IF([.U278]=[.J278];&quot;YES&quot;; &quot;NO&quot;);&quot;&quot;)">
            <text:p/>
          </table:table-cell>
          <table:table-cell table:formula="of:=IF(AND([.O278]=1; [.R278]=&quot;NO&quot;);&quot;YES&quot;; IF([.R278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78]=[.T278]; &quot;CORRECT&quot;; &quot;INCORRECT&quot;)" office:value-type="string" office:string-value="CORRECT">
            <text:p>CORRECT</text:p>
          </table:table-cell>
          <table:table-cell table:style-name="ce9" table:formula="of:=IF([.U278]=[.B278]; &quot;CORRECT&quot;; &quot;INCORRECT&quot;)" office:value-type="string" office:string-value="CORRECT">
            <text:p>CORRECT</text:p>
          </table:table-cell>
          <table:table-cell table:style-name="ce9" table:formula="of:=IF([.U278]=[.J278]; &quot;CORRECT&quot;; &quot;INCORRECT&quot;)" office:value-type="string" office:string-value="CORRECT">
            <text:p>CORRECT</text:p>
          </table:table-cell>
          <table:table-cell table:formula="of:=IF([.X278]=&quot;CORRECT&quot;;&quot;CORRECT&quot;;IF([.F278]=&quot;Unsure&quot;; &quot;CORRECT&quot;; &quot;INCORRECT&quot;))" office:value-type="string" office:string-value="CORRECT">
            <text:p>CORRECT</text:p>
          </table:table-cell>
          <table:table-cell table:formula="of:=IF([.Y278]=&quot;CORRECT&quot;;&quot;CORRECT&quot;;IF([.N278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78]=[.AC278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278]=[.AE278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49">
            <text:p>49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61">
            <text:p>0.02</text:p>
          </table:table-cell>
          <table:table-cell table:style-name="ce6" office:value-type="float" office:value="3.2643">
            <text:p>3.26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49">
            <text:p>49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464">
            <text:p>0.05</text:p>
          </table:table-cell>
          <table:table-cell table:style-name="ce6" office:value-type="float" office:value="5.2749">
            <text:p>5.27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79]; [.M279])" office:value-type="boolean" office:boolean-value="true">
            <text:p>TRUE</text:p>
          </table:table-cell>
          <table:table-cell table:style-name="ce17" table:formula="of:=IF([.Q279]=0;IF([.U279]=[.J279];&quot;YES&quot;; &quot;NO&quot;);&quot;&quot;)">
            <text:p/>
          </table:table-cell>
          <table:table-cell table:formula="of:=IF(AND([.O279]=1; [.R279]=&quot;NO&quot;);&quot;YES&quot;; IF([.R279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79]=[.T279]; &quot;CORRECT&quot;; &quot;INCORRECT&quot;)" office:value-type="string" office:string-value="CORRECT">
            <text:p>CORRECT</text:p>
          </table:table-cell>
          <table:table-cell table:style-name="ce9" table:formula="of:=IF([.U279]=[.B279]; &quot;CORRECT&quot;; &quot;INCORRECT&quot;)" office:value-type="string" office:string-value="CORRECT">
            <text:p>CORRECT</text:p>
          </table:table-cell>
          <table:table-cell table:style-name="ce9" table:formula="of:=IF([.U279]=[.J279]; &quot;CORRECT&quot;; &quot;INCORRECT&quot;)" office:value-type="string" office:string-value="CORRECT">
            <text:p>CORRECT</text:p>
          </table:table-cell>
          <table:table-cell table:formula="of:=IF([.X279]=&quot;CORRECT&quot;;&quot;CORRECT&quot;;IF([.F279]=&quot;Unsure&quot;; &quot;CORRECT&quot;; &quot;INCORRECT&quot;))" office:value-type="string" office:string-value="CORRECT">
            <text:p>CORRECT</text:p>
          </table:table-cell>
          <table:table-cell table:formula="of:=IF([.Y279]=&quot;CORRECT&quot;;&quot;CORRECT&quot;;IF([.N279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79]=[.AC279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279]=[.AE279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50">
            <text:p>50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8692">
            <text:p>0.87</text:p>
          </table:table-cell>
          <table:table-cell table:style-name="ce6" office:value-type="float" office:value="185.9544">
            <text:p>185.95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50">
            <text:p>50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1.1603">
            <text:p>1.16</text:p>
          </table:table-cell>
          <table:table-cell table:style-name="ce6" office:value-type="float" office:value="156.2631">
            <text:p>156.26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80]; [.M280])" office:value-type="boolean" office:boolean-value="true">
            <text:p>TRUE</text:p>
          </table:table-cell>
          <table:table-cell table:style-name="ce17" table:formula="of:=IF([.Q280]=0;IF([.U280]=[.J280];&quot;YES&quot;; &quot;NO&quot;);&quot;&quot;)">
            <text:p/>
          </table:table-cell>
          <table:table-cell table:formula="of:=IF(AND([.O280]=1; [.R280]=&quot;NO&quot;);&quot;YES&quot;; IF([.R280]=&quot;NO&quot;;&quot;NO&quot;;&quot;&quot;))">
            <text:p/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U280]=[.T280]; &quot;CORRECT&quot;; &quot;INCORRECT&quot;)" office:value-type="string" office:string-value="CORRECT">
            <text:p>CORRECT</text:p>
          </table:table-cell>
          <table:table-cell table:style-name="ce9" table:formula="of:=IF([.U280]=[.B280]; &quot;CORRECT&quot;; &quot;INCORRECT&quot;)" office:value-type="string" office:string-value="CORRECT">
            <text:p>CORRECT</text:p>
          </table:table-cell>
          <table:table-cell table:style-name="ce9" table:formula="of:=IF([.U280]=[.J280]; &quot;CORRECT&quot;; &quot;INCORRECT&quot;)" office:value-type="string" office:string-value="CORRECT">
            <text:p>CORRECT</text:p>
          </table:table-cell>
          <table:table-cell table:formula="of:=IF([.X280]=&quot;CORRECT&quot;;&quot;CORRECT&quot;;IF([.F280]=&quot;Unsure&quot;; &quot;CORRECT&quot;; &quot;INCORRECT&quot;))" office:value-type="string" office:string-value="CORRECT">
            <text:p>CORRECT</text:p>
          </table:table-cell>
          <table:table-cell table:formula="of:=IF([.Y280]=&quot;CORRECT&quot;;&quot;CORRECT&quot;;IF([.N280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280]=[.AC280]; &quot;CORRECT&quot;; &quot;INCORRECT&quot;)" office:value-type="string" office:string-value="CORRECT">
            <text:p>CORRECT</text:p>
          </table:table-cell>
          <table:table-cell office:value-type="float" office:value="0">
            <text:p>0</text:p>
          </table:table-cell>
          <table:table-cell table:formula="of:=IF([.U280]=[.AE280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51">
            <text:p>51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0829">
            <text:p>0.08</text:p>
          </table:table-cell>
          <table:table-cell table:style-name="ce6" office:value-type="float" office:value="16.2277">
            <text:p>16.23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style-name="ce6" office:value-type="float" office:value="51">
            <text:p>51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882">
            <text:p>0.09</text:p>
          </table:table-cell>
          <table:table-cell table:style-name="ce6" office:value-type="float" office:value="9.1065">
            <text:p>9.1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281]; [.M281])" office:value-type="boolean" office:boolean-value="false">
            <text:p>FALSE</text:p>
          </table:table-cell>
          <table:table-cell table:style-name="ce17" table:formula="of:=IF([.Q281]=0;IF([.U281]=[.J281];&quot;YES&quot;; &quot;NO&quot;);&quot;&quot;)" office:value-type="string" office:string-value="YES">
            <text:p>YES</text:p>
          </table:table-cell>
          <table:table-cell table:formula="of:=IF(AND([.O281]=1; [.R281]=&quot;NO&quot;);&quot;YES&quot;; IF([.R281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81]=[.T281]; &quot;CORRECT&quot;; &quot;INCORRECT&quot;)" office:value-type="string" office:string-value="CORRECT">
            <text:p>CORRECT</text:p>
          </table:table-cell>
          <table:table-cell table:style-name="ce9" table:formula="of:=IF([.U281]=[.B281]; &quot;CORRECT&quot;; &quot;INCORRECT&quot;)" office:value-type="string" office:string-value="INCORRECT">
            <text:p>INCORRECT</text:p>
          </table:table-cell>
          <table:table-cell table:style-name="ce9" table:formula="of:=IF([.U281]=[.J281]; &quot;CORRECT&quot;; &quot;INCORRECT&quot;)" office:value-type="string" office:string-value="CORRECT">
            <text:p>CORRECT</text:p>
          </table:table-cell>
          <table:table-cell table:formula="of:=IF([.X281]=&quot;CORRECT&quot;;&quot;CORRECT&quot;;IF([.F281]=&quot;Unsure&quot;; &quot;CORRECT&quot;; &quot;INCORRECT&quot;))" office:value-type="string" office:string-value="CORRECT">
            <text:p>CORRECT</text:p>
          </table:table-cell>
          <table:table-cell table:formula="of:=IF([.Y281]=&quot;CORRECT&quot;;&quot;CORRECT&quot;;IF([.N281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81]=[.AC281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281]=[.AE281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52">
            <text:p>52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377">
            <text:p>0.04</text:p>
          </table:table-cell>
          <table:table-cell table:style-name="ce6" office:value-type="float" office:value="5.6207">
            <text:p>5.62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52">
            <text:p>52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922">
            <text:p>0.09</text:p>
          </table:table-cell>
          <table:table-cell table:style-name="ce6" office:value-type="float" office:value="5.6499">
            <text:p>5.65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82]; [.M282])" office:value-type="boolean" office:boolean-value="true">
            <text:p>TRUE</text:p>
          </table:table-cell>
          <table:table-cell table:style-name="ce17" table:formula="of:=IF([.Q282]=0;IF([.U282]=[.J282];&quot;YES&quot;; &quot;NO&quot;);&quot;&quot;)">
            <text:p/>
          </table:table-cell>
          <table:table-cell table:formula="of:=IF(AND([.O282]=1; [.R282]=&quot;NO&quot;);&quot;YES&quot;; IF([.R282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82]=[.T282]; &quot;CORRECT&quot;; &quot;INCORRECT&quot;)" office:value-type="string" office:string-value="CORRECT">
            <text:p>CORRECT</text:p>
          </table:table-cell>
          <table:table-cell table:style-name="ce9" table:formula="of:=IF([.U282]=[.B282]; &quot;CORRECT&quot;; &quot;INCORRECT&quot;)" office:value-type="string" office:string-value="CORRECT">
            <text:p>CORRECT</text:p>
          </table:table-cell>
          <table:table-cell table:style-name="ce9" table:formula="of:=IF([.U282]=[.J282]; &quot;CORRECT&quot;; &quot;INCORRECT&quot;)" office:value-type="string" office:string-value="CORRECT">
            <text:p>CORRECT</text:p>
          </table:table-cell>
          <table:table-cell table:formula="of:=IF([.X282]=&quot;CORRECT&quot;;&quot;CORRECT&quot;;IF([.F282]=&quot;Unsure&quot;; &quot;CORRECT&quot;; &quot;INCORRECT&quot;))" office:value-type="string" office:string-value="CORRECT">
            <text:p>CORRECT</text:p>
          </table:table-cell>
          <table:table-cell table:formula="of:=IF([.Y282]=&quot;CORRECT&quot;;&quot;CORRECT&quot;;IF([.N282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82]=[.AC282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282]=[.AE282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53">
            <text:p>53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208">
            <text:p>0.02</text:p>
          </table:table-cell>
          <table:table-cell table:style-name="ce6" office:value-type="float" office:value="5.0206">
            <text:p>5.02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53">
            <text:p>53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824">
            <text:p>0.08</text:p>
          </table:table-cell>
          <table:table-cell table:style-name="ce6" office:value-type="float" office:value="9.1144">
            <text:p>9.1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283]; [.M283])" office:value-type="boolean" office:boolean-value="true">
            <text:p>TRUE</text:p>
          </table:table-cell>
          <table:table-cell table:style-name="ce17" table:formula="of:=IF([.Q283]=0;IF([.U283]=[.J283];&quot;YES&quot;; &quot;NO&quot;);&quot;&quot;)">
            <text:p/>
          </table:table-cell>
          <table:table-cell table:formula="of:=IF(AND([.O283]=1; [.R283]=&quot;NO&quot;);&quot;YES&quot;; IF([.R283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83]=[.T283]; &quot;CORRECT&quot;; &quot;INCORRECT&quot;)" office:value-type="string" office:string-value="CORRECT">
            <text:p>CORRECT</text:p>
          </table:table-cell>
          <table:table-cell table:style-name="ce9" table:formula="of:=IF([.U283]=[.B283]; &quot;CORRECT&quot;; &quot;INCORRECT&quot;)" office:value-type="string" office:string-value="CORRECT">
            <text:p>CORRECT</text:p>
          </table:table-cell>
          <table:table-cell table:style-name="ce9" table:formula="of:=IF([.U283]=[.J283]; &quot;CORRECT&quot;; &quot;INCORRECT&quot;)" office:value-type="string" office:string-value="CORRECT">
            <text:p>CORRECT</text:p>
          </table:table-cell>
          <table:table-cell table:formula="of:=IF([.X283]=&quot;CORRECT&quot;;&quot;CORRECT&quot;;IF([.F283]=&quot;Unsure&quot;; &quot;CORRECT&quot;; &quot;INCORRECT&quot;))" office:value-type="string" office:string-value="CORRECT">
            <text:p>CORRECT</text:p>
          </table:table-cell>
          <table:table-cell table:formula="of:=IF([.Y283]=&quot;CORRECT&quot;;&quot;CORRECT&quot;;IF([.N283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283]=[.AC283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283]=[.AE283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54">
            <text:p>54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338">
            <text:p>0.03</text:p>
          </table:table-cell>
          <table:table-cell table:style-name="ce6" office:value-type="float" office:value="3.7429">
            <text:p>3.74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54">
            <text:p>54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938">
            <text:p>0.09</text:p>
          </table:table-cell>
          <table:table-cell table:style-name="ce6" office:value-type="float" office:value="7.9297">
            <text:p>7.93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284]; [.M284])" office:value-type="boolean" office:boolean-value="true">
            <text:p>TRUE</text:p>
          </table:table-cell>
          <table:table-cell table:style-name="ce17" table:formula="of:=IF([.Q284]=0;IF([.U284]=[.J284];&quot;YES&quot;; &quot;NO&quot;);&quot;&quot;)">
            <text:p/>
          </table:table-cell>
          <table:table-cell table:formula="of:=IF(AND([.O284]=1; [.R284]=&quot;NO&quot;);&quot;YES&quot;; IF([.R284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84]=[.T284]; &quot;CORRECT&quot;; &quot;INCORRECT&quot;)" office:value-type="string" office:string-value="CORRECT">
            <text:p>CORRECT</text:p>
          </table:table-cell>
          <table:table-cell table:style-name="ce9" table:formula="of:=IF([.U284]=[.B284]; &quot;CORRECT&quot;; &quot;INCORRECT&quot;)" office:value-type="string" office:string-value="CORRECT">
            <text:p>CORRECT</text:p>
          </table:table-cell>
          <table:table-cell table:style-name="ce9" table:formula="of:=IF([.U284]=[.J284]; &quot;CORRECT&quot;; &quot;INCORRECT&quot;)" office:value-type="string" office:string-value="CORRECT">
            <text:p>CORRECT</text:p>
          </table:table-cell>
          <table:table-cell table:formula="of:=IF([.X284]=&quot;CORRECT&quot;;&quot;CORRECT&quot;;IF([.F284]=&quot;Unsure&quot;; &quot;CORRECT&quot;; &quot;INCORRECT&quot;))" office:value-type="string" office:string-value="CORRECT">
            <text:p>CORRECT</text:p>
          </table:table-cell>
          <table:table-cell table:formula="of:=IF([.Y284]=&quot;CORRECT&quot;;&quot;CORRECT&quot;;IF([.N284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84]=[.AC284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284]=[.AE284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55">
            <text:p>55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17">
            <text:p>0.01</text:p>
          </table:table-cell>
          <table:table-cell table:style-name="ce6" office:value-type="float" office:value="2.3712">
            <text:p>2.37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55">
            <text:p>55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319">
            <text:p>0.03</text:p>
          </table:table-cell>
          <table:table-cell table:style-name="ce6" office:value-type="float" office:value="2.8094">
            <text:p>2.8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85]; [.M285])" office:value-type="boolean" office:boolean-value="true">
            <text:p>TRUE</text:p>
          </table:table-cell>
          <table:table-cell table:style-name="ce17" table:formula="of:=IF([.Q285]=0;IF([.U285]=[.J285];&quot;YES&quot;; &quot;NO&quot;);&quot;&quot;)">
            <text:p/>
          </table:table-cell>
          <table:table-cell table:formula="of:=IF(AND([.O285]=1; [.R285]=&quot;NO&quot;);&quot;YES&quot;; IF([.R285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85]=[.T285]; &quot;CORRECT&quot;; &quot;INCORRECT&quot;)" office:value-type="string" office:string-value="CORRECT">
            <text:p>CORRECT</text:p>
          </table:table-cell>
          <table:table-cell table:style-name="ce9" table:formula="of:=IF([.U285]=[.B285]; &quot;CORRECT&quot;; &quot;INCORRECT&quot;)" office:value-type="string" office:string-value="CORRECT">
            <text:p>CORRECT</text:p>
          </table:table-cell>
          <table:table-cell table:style-name="ce9" table:formula="of:=IF([.U285]=[.J285]; &quot;CORRECT&quot;; &quot;INCORRECT&quot;)" office:value-type="string" office:string-value="CORRECT">
            <text:p>CORRECT</text:p>
          </table:table-cell>
          <table:table-cell table:formula="of:=IF([.X285]=&quot;CORRECT&quot;;&quot;CORRECT&quot;;IF([.F285]=&quot;Unsure&quot;; &quot;CORRECT&quot;; &quot;INCORRECT&quot;))" office:value-type="string" office:string-value="CORRECT">
            <text:p>CORRECT</text:p>
          </table:table-cell>
          <table:table-cell table:formula="of:=IF([.Y285]=&quot;CORRECT&quot;;&quot;CORRECT&quot;;IF([.N285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85]=[.AC285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285]=[.AE285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56">
            <text:p>56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28">
            <text:p>0.01</text:p>
          </table:table-cell>
          <table:table-cell table:style-name="ce6" office:value-type="float" office:value="1.9281">
            <text:p>1.93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56">
            <text:p>56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475">
            <text:p>0.05</text:p>
          </table:table-cell>
          <table:table-cell table:style-name="ce6" office:value-type="float" office:value="4.8397">
            <text:p>4.84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86]; [.M286])" office:value-type="boolean" office:boolean-value="true">
            <text:p>TRUE</text:p>
          </table:table-cell>
          <table:table-cell table:style-name="ce17" table:formula="of:=IF([.Q286]=0;IF([.U286]=[.J286];&quot;YES&quot;; &quot;NO&quot;);&quot;&quot;)">
            <text:p/>
          </table:table-cell>
          <table:table-cell table:formula="of:=IF(AND([.O286]=1; [.R286]=&quot;NO&quot;);&quot;YES&quot;; IF([.R286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86]=[.T286]; &quot;CORRECT&quot;; &quot;INCORRECT&quot;)" office:value-type="string" office:string-value="CORRECT">
            <text:p>CORRECT</text:p>
          </table:table-cell>
          <table:table-cell table:style-name="ce9" table:formula="of:=IF([.U286]=[.B286]; &quot;CORRECT&quot;; &quot;INCORRECT&quot;)" office:value-type="string" office:string-value="CORRECT">
            <text:p>CORRECT</text:p>
          </table:table-cell>
          <table:table-cell table:style-name="ce9" table:formula="of:=IF([.U286]=[.J286]; &quot;CORRECT&quot;; &quot;INCORRECT&quot;)" office:value-type="string" office:string-value="CORRECT">
            <text:p>CORRECT</text:p>
          </table:table-cell>
          <table:table-cell table:formula="of:=IF([.X286]=&quot;CORRECT&quot;;&quot;CORRECT&quot;;IF([.F286]=&quot;Unsure&quot;; &quot;CORRECT&quot;; &quot;INCORRECT&quot;))" office:value-type="string" office:string-value="CORRECT">
            <text:p>CORRECT</text:p>
          </table:table-cell>
          <table:table-cell table:formula="of:=IF([.Y286]=&quot;CORRECT&quot;;&quot;CORRECT&quot;;IF([.N286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286]=[.AC286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286]=[.AE286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57">
            <text:p>57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28">
            <text:p>0.01</text:p>
          </table:table-cell>
          <table:table-cell table:style-name="ce6" office:value-type="float" office:value="1.213">
            <text:p>1.2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57">
            <text:p>57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728">
            <text:p>0.07</text:p>
          </table:table-cell>
          <table:table-cell table:style-name="ce6" office:value-type="float" office:value="6.1489">
            <text:p>6.15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287]; [.M287])" office:value-type="boolean" office:boolean-value="true">
            <text:p>TRUE</text:p>
          </table:table-cell>
          <table:table-cell table:style-name="ce17" table:formula="of:=IF([.Q287]=0;IF([.U287]=[.J287];&quot;YES&quot;; &quot;NO&quot;);&quot;&quot;)">
            <text:p/>
          </table:table-cell>
          <table:table-cell table:formula="of:=IF(AND([.O287]=1; [.R287]=&quot;NO&quot;);&quot;YES&quot;; IF([.R287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87]=[.T287]; &quot;CORRECT&quot;; &quot;INCORRECT&quot;)" office:value-type="string" office:string-value="CORRECT">
            <text:p>CORRECT</text:p>
          </table:table-cell>
          <table:table-cell table:style-name="ce9" table:formula="of:=IF([.U287]=[.B287]; &quot;CORRECT&quot;; &quot;INCORRECT&quot;)" office:value-type="string" office:string-value="CORRECT">
            <text:p>CORRECT</text:p>
          </table:table-cell>
          <table:table-cell table:style-name="ce9" table:formula="of:=IF([.U287]=[.J287]; &quot;CORRECT&quot;; &quot;INCORRECT&quot;)" office:value-type="string" office:string-value="CORRECT">
            <text:p>CORRECT</text:p>
          </table:table-cell>
          <table:table-cell table:formula="of:=IF([.X287]=&quot;CORRECT&quot;;&quot;CORRECT&quot;;IF([.F287]=&quot;Unsure&quot;; &quot;CORRECT&quot;; &quot;INCORRECT&quot;))" office:value-type="string" office:string-value="CORRECT">
            <text:p>CORRECT</text:p>
          </table:table-cell>
          <table:table-cell table:formula="of:=IF([.Y287]=&quot;CORRECT&quot;;&quot;CORRECT&quot;;IF([.N287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87]=[.AC287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287]=[.AE287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58">
            <text:p>58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084">
            <text:p>0.01</text:p>
          </table:table-cell>
          <table:table-cell table:style-name="ce6" office:value-type="float" office:value="2.229">
            <text:p>2.23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58">
            <text:p>58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986">
            <text:p>0.1</text:p>
          </table:table-cell>
          <table:table-cell table:style-name="ce6" office:value-type="float" office:value="2.2328">
            <text:p>2.23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88]; [.M288])" office:value-type="boolean" office:boolean-value="true">
            <text:p>TRUE</text:p>
          </table:table-cell>
          <table:table-cell table:style-name="ce17" table:formula="of:=IF([.Q288]=0;IF([.U288]=[.J288];&quot;YES&quot;; &quot;NO&quot;);&quot;&quot;)">
            <text:p/>
          </table:table-cell>
          <table:table-cell table:formula="of:=IF(AND([.O288]=1; [.R288]=&quot;NO&quot;);&quot;YES&quot;; IF([.R288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88]=[.T288]; &quot;CORRECT&quot;; &quot;INCORRECT&quot;)" office:value-type="string" office:string-value="CORRECT">
            <text:p>CORRECT</text:p>
          </table:table-cell>
          <table:table-cell table:style-name="ce9" table:formula="of:=IF([.U288]=[.B288]; &quot;CORRECT&quot;; &quot;INCORRECT&quot;)" office:value-type="string" office:string-value="CORRECT">
            <text:p>CORRECT</text:p>
          </table:table-cell>
          <table:table-cell table:style-name="ce9" table:formula="of:=IF([.U288]=[.J288]; &quot;CORRECT&quot;; &quot;INCORRECT&quot;)" office:value-type="string" office:string-value="CORRECT">
            <text:p>CORRECT</text:p>
          </table:table-cell>
          <table:table-cell table:formula="of:=IF([.X288]=&quot;CORRECT&quot;;&quot;CORRECT&quot;;IF([.F288]=&quot;Unsure&quot;; &quot;CORRECT&quot;; &quot;INCORRECT&quot;))" office:value-type="string" office:string-value="CORRECT">
            <text:p>CORRECT</text:p>
          </table:table-cell>
          <table:table-cell table:formula="of:=IF([.Y288]=&quot;CORRECT&quot;;&quot;CORRECT&quot;;IF([.N288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88]=[.AC288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288]=[.AE288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59">
            <text:p>59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04">
            <text:p>0.01</text:p>
          </table:table-cell>
          <table:table-cell table:style-name="ce6" office:value-type="float" office:value="1.3596">
            <text:p>1.36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59">
            <text:p>59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343">
            <text:p>0.03</text:p>
          </table:table-cell>
          <table:table-cell table:style-name="ce6" office:value-type="float" office:value="3.5569">
            <text:p>3.56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89]; [.M289])" office:value-type="boolean" office:boolean-value="true">
            <text:p>TRUE</text:p>
          </table:table-cell>
          <table:table-cell table:style-name="ce17" table:formula="of:=IF([.Q289]=0;IF([.U289]=[.J289];&quot;YES&quot;; &quot;NO&quot;);&quot;&quot;)">
            <text:p/>
          </table:table-cell>
          <table:table-cell table:formula="of:=IF(AND([.O289]=1; [.R289]=&quot;NO&quot;);&quot;YES&quot;; IF([.R289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89]=[.T289]; &quot;CORRECT&quot;; &quot;INCORRECT&quot;)" office:value-type="string" office:string-value="CORRECT">
            <text:p>CORRECT</text:p>
          </table:table-cell>
          <table:table-cell table:style-name="ce9" table:formula="of:=IF([.U289]=[.B289]; &quot;CORRECT&quot;; &quot;INCORRECT&quot;)" office:value-type="string" office:string-value="CORRECT">
            <text:p>CORRECT</text:p>
          </table:table-cell>
          <table:table-cell table:style-name="ce9" table:formula="of:=IF([.U289]=[.J289]; &quot;CORRECT&quot;; &quot;INCORRECT&quot;)" office:value-type="string" office:string-value="CORRECT">
            <text:p>CORRECT</text:p>
          </table:table-cell>
          <table:table-cell table:formula="of:=IF([.X289]=&quot;CORRECT&quot;;&quot;CORRECT&quot;;IF([.F289]=&quot;Unsure&quot;; &quot;CORRECT&quot;; &quot;INCORRECT&quot;))" office:value-type="string" office:string-value="CORRECT">
            <text:p>CORRECT</text:p>
          </table:table-cell>
          <table:table-cell table:formula="of:=IF([.Y289]=&quot;CORRECT&quot;;&quot;CORRECT&quot;;IF([.N289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289]=[.AC289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289]=[.AE289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60">
            <text:p>60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76">
            <text:p>0.02</text:p>
          </table:table-cell>
          <table:table-cell table:style-name="ce6" office:value-type="float" office:value="3.1113">
            <text:p>3.1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60">
            <text:p>60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764">
            <text:p>0.08</text:p>
          </table:table-cell>
          <table:table-cell table:style-name="ce6" office:value-type="float" office:value="3.9365">
            <text:p>3.94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90]; [.M290])" office:value-type="boolean" office:boolean-value="true">
            <text:p>TRUE</text:p>
          </table:table-cell>
          <table:table-cell table:style-name="ce17" table:formula="of:=IF([.Q290]=0;IF([.U290]=[.J290];&quot;YES&quot;; &quot;NO&quot;);&quot;&quot;)">
            <text:p/>
          </table:table-cell>
          <table:table-cell table:formula="of:=IF(AND([.O290]=1; [.R290]=&quot;NO&quot;);&quot;YES&quot;; IF([.R290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90]=[.T290]; &quot;CORRECT&quot;; &quot;INCORRECT&quot;)" office:value-type="string" office:string-value="CORRECT">
            <text:p>CORRECT</text:p>
          </table:table-cell>
          <table:table-cell table:style-name="ce9" table:formula="of:=IF([.U290]=[.B290]; &quot;CORRECT&quot;; &quot;INCORRECT&quot;)" office:value-type="string" office:string-value="CORRECT">
            <text:p>CORRECT</text:p>
          </table:table-cell>
          <table:table-cell table:style-name="ce9" table:formula="of:=IF([.U290]=[.J290]; &quot;CORRECT&quot;; &quot;INCORRECT&quot;)" office:value-type="string" office:string-value="CORRECT">
            <text:p>CORRECT</text:p>
          </table:table-cell>
          <table:table-cell table:formula="of:=IF([.X290]=&quot;CORRECT&quot;;&quot;CORRECT&quot;;IF([.F290]=&quot;Unsure&quot;; &quot;CORRECT&quot;; &quot;INCORRECT&quot;))" office:value-type="string" office:string-value="CORRECT">
            <text:p>CORRECT</text:p>
          </table:table-cell>
          <table:table-cell table:formula="of:=IF([.Y290]=&quot;CORRECT&quot;;&quot;CORRECT&quot;;IF([.N290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90]=[.AC290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290]=[.AE290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61">
            <text:p>61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39">
            <text:p>0.01</text:p>
          </table:table-cell>
          <table:table-cell table:style-name="ce6" office:value-type="float" office:value="3.0839">
            <text:p>3.08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61">
            <text:p>61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783">
            <text:p>0.08</text:p>
          </table:table-cell>
          <table:table-cell table:style-name="ce6" office:value-type="float" office:value="3.0069">
            <text:p>3.0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91]; [.M291])" office:value-type="boolean" office:boolean-value="true">
            <text:p>TRUE</text:p>
          </table:table-cell>
          <table:table-cell table:style-name="ce17" table:formula="of:=IF([.Q291]=0;IF([.U291]=[.J291];&quot;YES&quot;; &quot;NO&quot;);&quot;&quot;)">
            <text:p/>
          </table:table-cell>
          <table:table-cell table:formula="of:=IF(AND([.O291]=1; [.R291]=&quot;NO&quot;);&quot;YES&quot;; IF([.R291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91]=[.T291]; &quot;CORRECT&quot;; &quot;INCORRECT&quot;)" office:value-type="string" office:string-value="CORRECT">
            <text:p>CORRECT</text:p>
          </table:table-cell>
          <table:table-cell table:style-name="ce9" table:formula="of:=IF([.U291]=[.B291]; &quot;CORRECT&quot;; &quot;INCORRECT&quot;)" office:value-type="string" office:string-value="CORRECT">
            <text:p>CORRECT</text:p>
          </table:table-cell>
          <table:table-cell table:style-name="ce9" table:formula="of:=IF([.U291]=[.J291]; &quot;CORRECT&quot;; &quot;INCORRECT&quot;)" office:value-type="string" office:string-value="CORRECT">
            <text:p>CORRECT</text:p>
          </table:table-cell>
          <table:table-cell table:formula="of:=IF([.X291]=&quot;CORRECT&quot;;&quot;CORRECT&quot;;IF([.F291]=&quot;Unsure&quot;; &quot;CORRECT&quot;; &quot;INCORRECT&quot;))" office:value-type="string" office:string-value="CORRECT">
            <text:p>CORRECT</text:p>
          </table:table-cell>
          <table:table-cell table:formula="of:=IF([.Y291]=&quot;CORRECT&quot;;&quot;CORRECT&quot;;IF([.N291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91]=[.AC291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291]=[.AE291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62">
            <text:p>62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075">
            <text:p>0.01</text:p>
          </table:table-cell>
          <table:table-cell table:style-name="ce6" office:value-type="float" office:value="1.5019">
            <text:p>1.5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62">
            <text:p>62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381">
            <text:p>0.04</text:p>
          </table:table-cell>
          <table:table-cell table:style-name="ce6" office:value-type="float" office:value="2.9649">
            <text:p>2.96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92]; [.M292])" office:value-type="boolean" office:boolean-value="true">
            <text:p>TRUE</text:p>
          </table:table-cell>
          <table:table-cell table:style-name="ce17" table:formula="of:=IF([.Q292]=0;IF([.U292]=[.J292];&quot;YES&quot;; &quot;NO&quot;);&quot;&quot;)">
            <text:p/>
          </table:table-cell>
          <table:table-cell table:formula="of:=IF(AND([.O292]=1; [.R292]=&quot;NO&quot;);&quot;YES&quot;; IF([.R292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92]=[.T292]; &quot;CORRECT&quot;; &quot;INCORRECT&quot;)" office:value-type="string" office:string-value="CORRECT">
            <text:p>CORRECT</text:p>
          </table:table-cell>
          <table:table-cell table:style-name="ce9" table:formula="of:=IF([.U292]=[.B292]; &quot;CORRECT&quot;; &quot;INCORRECT&quot;)" office:value-type="string" office:string-value="CORRECT">
            <text:p>CORRECT</text:p>
          </table:table-cell>
          <table:table-cell table:style-name="ce9" table:formula="of:=IF([.U292]=[.J292]; &quot;CORRECT&quot;; &quot;INCORRECT&quot;)" office:value-type="string" office:string-value="CORRECT">
            <text:p>CORRECT</text:p>
          </table:table-cell>
          <table:table-cell table:formula="of:=IF([.X292]=&quot;CORRECT&quot;;&quot;CORRECT&quot;;IF([.F292]=&quot;Unsure&quot;; &quot;CORRECT&quot;; &quot;INCORRECT&quot;))" office:value-type="string" office:string-value="CORRECT">
            <text:p>CORRECT</text:p>
          </table:table-cell>
          <table:table-cell table:formula="of:=IF([.Y292]=&quot;CORRECT&quot;;&quot;CORRECT&quot;;IF([.N292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292]=[.AC292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292]=[.AE292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63">
            <text:p>63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7">
            <text:p>0.02</text:p>
          </table:table-cell>
          <table:table-cell table:style-name="ce6" office:value-type="float" office:value="1.9521">
            <text:p>1.95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63">
            <text:p>63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719">
            <text:p>0.07</text:p>
          </table:table-cell>
          <table:table-cell table:style-name="ce6" office:value-type="float" office:value="1.5626">
            <text:p>1.56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93]; [.M293])" office:value-type="boolean" office:boolean-value="true">
            <text:p>TRUE</text:p>
          </table:table-cell>
          <table:table-cell table:style-name="ce17" table:formula="of:=IF([.Q293]=0;IF([.U293]=[.J293];&quot;YES&quot;; &quot;NO&quot;);&quot;&quot;)">
            <text:p/>
          </table:table-cell>
          <table:table-cell table:formula="of:=IF(AND([.O293]=1; [.R293]=&quot;NO&quot;);&quot;YES&quot;; IF([.R293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93]=[.T293]; &quot;CORRECT&quot;; &quot;INCORRECT&quot;)" office:value-type="string" office:string-value="CORRECT">
            <text:p>CORRECT</text:p>
          </table:table-cell>
          <table:table-cell table:style-name="ce9" table:formula="of:=IF([.U293]=[.B293]; &quot;CORRECT&quot;; &quot;INCORRECT&quot;)" office:value-type="string" office:string-value="CORRECT">
            <text:p>CORRECT</text:p>
          </table:table-cell>
          <table:table-cell table:style-name="ce9" table:formula="of:=IF([.U293]=[.J293]; &quot;CORRECT&quot;; &quot;INCORRECT&quot;)" office:value-type="string" office:string-value="CORRECT">
            <text:p>CORRECT</text:p>
          </table:table-cell>
          <table:table-cell table:formula="of:=IF([.X293]=&quot;CORRECT&quot;;&quot;CORRECT&quot;;IF([.F293]=&quot;Unsure&quot;; &quot;CORRECT&quot;; &quot;INCORRECT&quot;))" office:value-type="string" office:string-value="CORRECT">
            <text:p>CORRECT</text:p>
          </table:table-cell>
          <table:table-cell table:formula="of:=IF([.Y293]=&quot;CORRECT&quot;;&quot;CORRECT&quot;;IF([.N293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93]=[.AC293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293]=[.AE293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64">
            <text:p>64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48">
            <text:p>0.05</text:p>
          </table:table-cell>
          <table:table-cell table:style-name="ce6" office:value-type="float" office:value="3.3719">
            <text:p>3.37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64">
            <text:p>64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2173">
            <text:p>0.22</text:p>
          </table:table-cell>
          <table:table-cell table:style-name="ce6" office:value-type="float" office:value="5.5207">
            <text:p>5.52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294]; [.M294])" office:value-type="boolean" office:boolean-value="true">
            <text:p>TRUE</text:p>
          </table:table-cell>
          <table:table-cell table:style-name="ce17" table:formula="of:=IF([.Q294]=0;IF([.U294]=[.J294];&quot;YES&quot;; &quot;NO&quot;);&quot;&quot;)">
            <text:p/>
          </table:table-cell>
          <table:table-cell table:formula="of:=IF(AND([.O294]=1; [.R294]=&quot;NO&quot;);&quot;YES&quot;; IF([.R294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94]=[.T294]; &quot;CORRECT&quot;; &quot;INCORRECT&quot;)" office:value-type="string" office:string-value="CORRECT">
            <text:p>CORRECT</text:p>
          </table:table-cell>
          <table:table-cell table:style-name="ce9" table:formula="of:=IF([.U294]=[.B294]; &quot;CORRECT&quot;; &quot;INCORRECT&quot;)" office:value-type="string" office:string-value="CORRECT">
            <text:p>CORRECT</text:p>
          </table:table-cell>
          <table:table-cell table:style-name="ce9" table:formula="of:=IF([.U294]=[.J294]; &quot;CORRECT&quot;; &quot;INCORRECT&quot;)" office:value-type="string" office:string-value="CORRECT">
            <text:p>CORRECT</text:p>
          </table:table-cell>
          <table:table-cell table:formula="of:=IF([.X294]=&quot;CORRECT&quot;;&quot;CORRECT&quot;;IF([.F294]=&quot;Unsure&quot;; &quot;CORRECT&quot;; &quot;INCORRECT&quot;))" office:value-type="string" office:string-value="CORRECT">
            <text:p>CORRECT</text:p>
          </table:table-cell>
          <table:table-cell table:formula="of:=IF([.Y294]=&quot;CORRECT&quot;;&quot;CORRECT&quot;;IF([.N294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94]=[.AC294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294]=[.AE294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65">
            <text:p>65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328">
            <text:p>0.03</text:p>
          </table:table-cell>
          <table:table-cell table:style-name="ce6" office:value-type="float" office:value="2.4572">
            <text:p>2.46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65">
            <text:p>65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1183">
            <text:p>0.12</text:p>
          </table:table-cell>
          <table:table-cell table:style-name="ce6" office:value-type="float" office:value="5.0642">
            <text:p>5.06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295]; [.M295])" office:value-type="boolean" office:boolean-value="true">
            <text:p>TRUE</text:p>
          </table:table-cell>
          <table:table-cell table:style-name="ce17" table:formula="of:=IF([.Q295]=0;IF([.U295]=[.J295];&quot;YES&quot;; &quot;NO&quot;);&quot;&quot;)">
            <text:p/>
          </table:table-cell>
          <table:table-cell table:formula="of:=IF(AND([.O295]=1; [.R295]=&quot;NO&quot;);&quot;YES&quot;; IF([.R295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95]=[.T295]; &quot;CORRECT&quot;; &quot;INCORRECT&quot;)" office:value-type="string" office:string-value="CORRECT">
            <text:p>CORRECT</text:p>
          </table:table-cell>
          <table:table-cell table:style-name="ce9" table:formula="of:=IF([.U295]=[.B295]; &quot;CORRECT&quot;; &quot;INCORRECT&quot;)" office:value-type="string" office:string-value="CORRECT">
            <text:p>CORRECT</text:p>
          </table:table-cell>
          <table:table-cell table:style-name="ce9" table:formula="of:=IF([.U295]=[.J295]; &quot;CORRECT&quot;; &quot;INCORRECT&quot;)" office:value-type="string" office:string-value="CORRECT">
            <text:p>CORRECT</text:p>
          </table:table-cell>
          <table:table-cell table:formula="of:=IF([.X295]=&quot;CORRECT&quot;;&quot;CORRECT&quot;;IF([.F295]=&quot;Unsure&quot;; &quot;CORRECT&quot;; &quot;INCORRECT&quot;))" office:value-type="string" office:string-value="CORRECT">
            <text:p>CORRECT</text:p>
          </table:table-cell>
          <table:table-cell table:formula="of:=IF([.Y295]=&quot;CORRECT&quot;;&quot;CORRECT&quot;;IF([.N295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95]=[.AC295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295]=[.AE295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66">
            <text:p>66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453">
            <text:p>0.05</text:p>
          </table:table-cell>
          <table:table-cell table:style-name="ce6" office:value-type="float" office:value="4.3895">
            <text:p>4.39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66">
            <text:p>66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1107">
            <text:p>0.11</text:p>
          </table:table-cell>
          <table:table-cell table:style-name="ce6" office:value-type="float" office:value="8.5742">
            <text:p>8.57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296]; [.M296])" office:value-type="boolean" office:boolean-value="true">
            <text:p>TRUE</text:p>
          </table:table-cell>
          <table:table-cell table:style-name="ce17" table:formula="of:=IF([.Q296]=0;IF([.U296]=[.J296];&quot;YES&quot;; &quot;NO&quot;);&quot;&quot;)">
            <text:p/>
          </table:table-cell>
          <table:table-cell table:formula="of:=IF(AND([.O296]=1; [.R296]=&quot;NO&quot;);&quot;YES&quot;; IF([.R296]=&quot;NO&quot;;&quot;NO&quot;;&quot;&quot;))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IF([.U296]=[.T296]; &quot;CORRECT&quot;; &quot;INCORRECT&quot;)" office:value-type="string" office:string-value="INCORRECT">
            <text:p>INCORRECT</text:p>
          </table:table-cell>
          <table:table-cell table:style-name="ce9" table:formula="of:=IF([.U296]=[.B296]; &quot;CORRECT&quot;; &quot;INCORRECT&quot;)" office:value-type="string" office:string-value="CORRECT">
            <text:p>CORRECT</text:p>
          </table:table-cell>
          <table:table-cell table:style-name="ce9" table:formula="of:=IF([.U296]=[.J296]; &quot;CORRECT&quot;; &quot;INCORRECT&quot;)" office:value-type="string" office:string-value="CORRECT">
            <text:p>CORRECT</text:p>
          </table:table-cell>
          <table:table-cell table:formula="of:=IF([.X296]=&quot;CORRECT&quot;;&quot;CORRECT&quot;;IF([.F296]=&quot;Unsure&quot;; &quot;CORRECT&quot;; &quot;INCORRECT&quot;))" office:value-type="string" office:string-value="CORRECT">
            <text:p>CORRECT</text:p>
          </table:table-cell>
          <table:table-cell table:formula="of:=IF([.Y296]=&quot;CORRECT&quot;;&quot;CORRECT&quot;;IF([.N296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296]=[.AC296]; &quot;CORRECT&quot;; &quot;INCORRECT&quot;)" office:value-type="string" office:string-value="INCORRECT">
            <text:p>INCORRECT</text:p>
          </table:table-cell>
          <table:table-cell office:value-type="float" office:value="0">
            <text:p>0</text:p>
          </table:table-cell>
          <table:table-cell table:formula="of:=IF([.U296]=[.AE296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67">
            <text:p>67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0728">
            <text:p>0.07</text:p>
          </table:table-cell>
          <table:table-cell table:style-name="ce6" office:value-type="float" office:value="34.0509">
            <text:p>34.05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style-name="ce6" office:value-type="float" office:value="67">
            <text:p>67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1493">
            <text:p>0.15</text:p>
          </table:table-cell>
          <table:table-cell table:style-name="ce6" office:value-type="float" office:value="22.0695">
            <text:p>22.07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97]; [.M297])" office:value-type="boolean" office:boolean-value="true">
            <text:p>TRUE</text:p>
          </table:table-cell>
          <table:table-cell table:style-name="ce17" table:formula="of:=IF([.Q297]=0;IF([.U297]=[.J297];&quot;YES&quot;; &quot;NO&quot;);&quot;&quot;)">
            <text:p/>
          </table:table-cell>
          <table:table-cell table:formula="of:=IF(AND([.O297]=1; [.R297]=&quot;NO&quot;);&quot;YES&quot;; IF([.R297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97]=[.T297]; &quot;CORRECT&quot;; &quot;INCORRECT&quot;)" office:value-type="string" office:string-value="CORRECT">
            <text:p>CORRECT</text:p>
          </table:table-cell>
          <table:table-cell table:style-name="ce9" table:formula="of:=IF([.U297]=[.B297]; &quot;CORRECT&quot;; &quot;INCORRECT&quot;)" office:value-type="string" office:string-value="INCORRECT">
            <text:p>INCORRECT</text:p>
          </table:table-cell>
          <table:table-cell table:style-name="ce9" table:formula="of:=IF([.U297]=[.J297]; &quot;CORRECT&quot;; &quot;INCORRECT&quot;)" office:value-type="string" office:string-value="INCORRECT">
            <text:p>INCORRECT</text:p>
          </table:table-cell>
          <table:table-cell table:formula="of:=IF([.X297]=&quot;CORRECT&quot;;&quot;CORRECT&quot;;IF([.F297]=&quot;Unsure&quot;; &quot;CORRECT&quot;; &quot;INCORRECT&quot;))" office:value-type="string" office:string-value="CORRECT">
            <text:p>CORRECT</text:p>
          </table:table-cell>
          <table:table-cell table:formula="of:=IF([.Y297]=&quot;CORRECT&quot;;&quot;CORRECT&quot;;IF([.N297]=&quot;Unsure&quot;; &quot;CORRECT&quot;; &quot;INCORRECT&quot;))" office:value-type="string" office:string-value="INCORRECT">
            <text:p>IN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97]=[.AC297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297]=[.AE297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68">
            <text:p>68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217">
            <text:p>0.02</text:p>
          </table:table-cell>
          <table:table-cell table:style-name="ce6" office:value-type="float" office:value="2.136">
            <text:p>2.14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68">
            <text:p>68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505">
            <text:p>0.05</text:p>
          </table:table-cell>
          <table:table-cell table:style-name="ce6" office:value-type="float" office:value="3.398">
            <text:p>3.4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98]; [.M298])" office:value-type="boolean" office:boolean-value="true">
            <text:p>TRUE</text:p>
          </table:table-cell>
          <table:table-cell table:style-name="ce17" table:formula="of:=IF([.Q298]=0;IF([.U298]=[.J298];&quot;YES&quot;; &quot;NO&quot;);&quot;&quot;)">
            <text:p/>
          </table:table-cell>
          <table:table-cell table:formula="of:=IF(AND([.O298]=1; [.R298]=&quot;NO&quot;);&quot;YES&quot;; IF([.R298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98]=[.T298]; &quot;CORRECT&quot;; &quot;INCORRECT&quot;)" office:value-type="string" office:string-value="CORRECT">
            <text:p>CORRECT</text:p>
          </table:table-cell>
          <table:table-cell table:style-name="ce9" table:formula="of:=IF([.U298]=[.B298]; &quot;CORRECT&quot;; &quot;INCORRECT&quot;)" office:value-type="string" office:string-value="CORRECT">
            <text:p>CORRECT</text:p>
          </table:table-cell>
          <table:table-cell table:style-name="ce9" table:formula="of:=IF([.U298]=[.J298]; &quot;CORRECT&quot;; &quot;INCORRECT&quot;)" office:value-type="string" office:string-value="CORRECT">
            <text:p>CORRECT</text:p>
          </table:table-cell>
          <table:table-cell table:formula="of:=IF([.X298]=&quot;CORRECT&quot;;&quot;CORRECT&quot;;IF([.F298]=&quot;Unsure&quot;; &quot;CORRECT&quot;; &quot;INCORRECT&quot;))" office:value-type="string" office:string-value="CORRECT">
            <text:p>CORRECT</text:p>
          </table:table-cell>
          <table:table-cell table:formula="of:=IF([.Y298]=&quot;CORRECT&quot;;&quot;CORRECT&quot;;IF([.N298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98]=[.AC298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298]=[.AE298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69">
            <text:p>69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9">
            <text:p>0.02</text:p>
          </table:table-cell>
          <table:table-cell table:style-name="ce6" office:value-type="float" office:value="1.6524">
            <text:p>1.65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69">
            <text:p>69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536">
            <text:p>0.05</text:p>
          </table:table-cell>
          <table:table-cell table:style-name="ce6" office:value-type="float" office:value="2.2556">
            <text:p>2.26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299]; [.M299])" office:value-type="boolean" office:boolean-value="true">
            <text:p>TRUE</text:p>
          </table:table-cell>
          <table:table-cell table:style-name="ce17" table:formula="of:=IF([.Q299]=0;IF([.U299]=[.J299];&quot;YES&quot;; &quot;NO&quot;);&quot;&quot;)">
            <text:p/>
          </table:table-cell>
          <table:table-cell table:formula="of:=IF(AND([.O299]=1; [.R299]=&quot;NO&quot;);&quot;YES&quot;; IF([.R299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299]=[.T299]; &quot;CORRECT&quot;; &quot;INCORRECT&quot;)" office:value-type="string" office:string-value="CORRECT">
            <text:p>CORRECT</text:p>
          </table:table-cell>
          <table:table-cell table:style-name="ce9" table:formula="of:=IF([.U299]=[.B299]; &quot;CORRECT&quot;; &quot;INCORRECT&quot;)" office:value-type="string" office:string-value="CORRECT">
            <text:p>CORRECT</text:p>
          </table:table-cell>
          <table:table-cell table:style-name="ce9" table:formula="of:=IF([.U299]=[.J299]; &quot;CORRECT&quot;; &quot;INCORRECT&quot;)" office:value-type="string" office:string-value="CORRECT">
            <text:p>CORRECT</text:p>
          </table:table-cell>
          <table:table-cell table:formula="of:=IF([.X299]=&quot;CORRECT&quot;;&quot;CORRECT&quot;;IF([.F299]=&quot;Unsure&quot;; &quot;CORRECT&quot;; &quot;INCORRECT&quot;))" office:value-type="string" office:string-value="CORRECT">
            <text:p>CORRECT</text:p>
          </table:table-cell>
          <table:table-cell table:formula="of:=IF([.Y299]=&quot;CORRECT&quot;;&quot;CORRECT&quot;;IF([.N299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299]=[.AC299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299]=[.AE299]; &quot;CORRECT&quot;; &quot;INCORRECT&quot;)" office:value-type="string" office:string-value="CORRECT">
            <text:p>CORRECT</text:p>
          </table:table-cell>
        </table:table-row>
        <table:table-row table:style-name="ro1">
          <table:table-cell table:number-columns-repeated="32"/>
        </table:table-row>
        <table:table-row table:style-name="ro2">
          <table:table-cell table:number-columns-repeated="6"/>
          <table:table-cell table:formula="of:=COUNTIF([.G230:.G299]; 1)" office:value-type="float" office:value="6">
            <text:p>6</text:p>
          </table:table-cell>
          <table:table-cell table:number-columns-repeated="7"/>
          <table:table-cell table:formula="of:=COUNTIF([.O230:.O299]; 1)" office:value-type="float" office:value="19">
            <text:p>19</text:p>
          </table:table-cell>
          <table:table-cell/>
          <table:table-cell table:style-name="ce12" table:formula="of:=COUNTIF([.Q230:.Q299]; 0)" office:value-type="float" office:value="2">
            <text:p>2</text:p>
          </table:table-cell>
          <table:table-cell table:number-columns-repeated="15"/>
        </table:table-row>
        <table:table-row table:style-name="ro1">
          <table:table-cell table:number-columns-repeated="32"/>
        </table:table-row>
        <table:table-row table:style-name="ro1">
          <table:table-cell table:style-name="ce1" office:value-type="string">
            <text:p>Case 104</text:p>
          </table:table-cell>
          <table:table-cell table:number-columns-repeated="31"/>
        </table:table-row>
        <table:table-row table:style-name="ro1">
          <table:table-cell table:style-name="ce5" office:value-type="string">
            <text:p>Gradient #</text:p>
          </table:table-cell>
          <table:table-cell table:style-name="ce5" office:value-type="string">
            <text:p>Keep</text:p>
          </table:table-cell>
          <table:table-cell table:style-name="ce5" office:value-type="string">
            <text:p>Max absolute div</text:p>
          </table:table-cell>
          <table:table-cell table:style-name="ce5" office:value-type="string">
            <text:p>Max relative div</text:p>
          </table:table-cell>
          <table:table-cell table:style-name="ce5" office:value-type="string">
            <text:p>Suggestion</text:p>
          </table:table-cell>
          <table:table-cell table:style-name="ce5" office:value-type="string">
            <text:p>Confidence</text:p>
          </table:table-cell>
          <table:table-cell table:style-name="ce5" office:value-type="string">
            <text:p>Need review</text:p>
          </table:table-cell>
          <table:table-cell/>
          <table:table-cell table:style-name="ce5" office:value-type="string">
            <text:p>Gradient #</text:p>
          </table:table-cell>
          <table:table-cell table:style-name="ce5" office:value-type="string">
            <text:p>Keep</text:p>
          </table:table-cell>
          <table:table-cell table:style-name="ce5" office:value-type="string">
            <text:p>Max absolute div</text:p>
          </table:table-cell>
          <table:table-cell table:style-name="ce5" office:value-type="string">
            <text:p>Max relative div</text:p>
          </table:table-cell>
          <table:table-cell table:style-name="ce5" office:value-type="string">
            <text:p>Suggestion</text:p>
          </table:table-cell>
          <table:table-cell table:style-name="ce5" office:value-type="string">
            <text:p>Confidence</text:p>
          </table:table-cell>
          <table:table-cell table:style-name="ce5" office:value-type="string">
            <text:p>Need review</text:p>
          </table:table-cell>
          <table:table-cell table:number-columns-repeated="17"/>
        </table:table-row>
        <table:table-row table:style-name="ro2">
          <table:table-cell table:style-name="ce6" office:value-type="float" office:value="0">
            <text:p>0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71">
            <text:p>0.02</text:p>
          </table:table-cell>
          <table:table-cell table:style-name="ce6" office:value-type="float" office:value="1.3721">
            <text:p>1.37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0">
            <text:p>0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1066">
            <text:p>0.11</text:p>
          </table:table-cell>
          <table:table-cell table:style-name="ce6" office:value-type="float" office:value="2.3236">
            <text:p>2.32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305]; [.M305])" office:value-type="boolean" office:boolean-value="true">
            <text:p>TRUE</text:p>
          </table:table-cell>
          <table:table-cell table:style-name="ce17" table:formula="of:=IF([.Q305]=0;IF([.U305]=[.J305];&quot;YES&quot;; &quot;NO&quot;);&quot;&quot;)">
            <text:p/>
          </table:table-cell>
          <table:table-cell table:formula="of:=IF(AND([.O305]=1; [.R305]=&quot;NO&quot;);&quot;YES&quot;; IF([.R305]=&quot;NO&quot;;&quot;NO&quot;;&quot;&quot;))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IF([.U305]=[.T305]; &quot;CORRECT&quot;; &quot;INCORRECT&quot;)" office:value-type="string" office:string-value="INCORRECT">
            <text:p>INCORRECT</text:p>
          </table:table-cell>
          <table:table-cell table:style-name="ce9" table:formula="of:=IF([.U305]=[.B305]; &quot;CORRECT&quot;; &quot;INCORRECT&quot;)" office:value-type="string" office:string-value="CORRECT">
            <text:p>CORRECT</text:p>
          </table:table-cell>
          <table:table-cell table:style-name="ce9" table:formula="of:=IF([.U305]=[.J305]; &quot;CORRECT&quot;; &quot;INCORRECT&quot;)" office:value-type="string" office:string-value="CORRECT">
            <text:p>CORRECT</text:p>
          </table:table-cell>
          <table:table-cell table:formula="of:=IF([.X305]=&quot;CORRECT&quot;;&quot;CORRECT&quot;;IF([.F305]=&quot;Unsure&quot;; &quot;CORRECT&quot;; &quot;INCORRECT&quot;))" office:value-type="string" office:string-value="CORRECT">
            <text:p>CORRECT</text:p>
          </table:table-cell>
          <table:table-cell table:formula="of:=IF([.Y305]=&quot;CORRECT&quot;;&quot;CORRECT&quot;;IF([.N305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305]=[.AC305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305]=[.AE305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393">
            <text:p>0.04</text:p>
          </table:table-cell>
          <table:table-cell table:style-name="ce6" office:value-type="float" office:value="5.5856">
            <text:p>5.59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1">
            <text:p>1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554">
            <text:p>0.06</text:p>
          </table:table-cell>
          <table:table-cell table:style-name="ce6" office:value-type="float" office:value="3.815">
            <text:p>3.82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306]; [.M306])" office:value-type="boolean" office:boolean-value="true">
            <text:p>TRUE</text:p>
          </table:table-cell>
          <table:table-cell table:style-name="ce17" table:formula="of:=IF([.Q306]=0;IF([.U306]=[.J306];&quot;YES&quot;; &quot;NO&quot;);&quot;&quot;)">
            <text:p/>
          </table:table-cell>
          <table:table-cell table:formula="of:=IF(AND([.O306]=1; [.R306]=&quot;NO&quot;);&quot;YES&quot;; IF([.R306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06]=[.T306]; &quot;CORRECT&quot;; &quot;INCORRECT&quot;)" office:value-type="string" office:string-value="CORRECT">
            <text:p>CORRECT</text:p>
          </table:table-cell>
          <table:table-cell table:style-name="ce9" table:formula="of:=IF([.U306]=[.B306]; &quot;CORRECT&quot;; &quot;INCORRECT&quot;)" office:value-type="string" office:string-value="CORRECT">
            <text:p>CORRECT</text:p>
          </table:table-cell>
          <table:table-cell table:style-name="ce9" table:formula="of:=IF([.U306]=[.J306]; &quot;CORRECT&quot;; &quot;INCORRECT&quot;)" office:value-type="string" office:string-value="CORRECT">
            <text:p>CORRECT</text:p>
          </table:table-cell>
          <table:table-cell table:formula="of:=IF([.X306]=&quot;CORRECT&quot;;&quot;CORRECT&quot;;IF([.F306]=&quot;Unsure&quot;; &quot;CORRECT&quot;; &quot;INCORRECT&quot;))" office:value-type="string" office:string-value="CORRECT">
            <text:p>CORRECT</text:p>
          </table:table-cell>
          <table:table-cell table:formula="of:=IF([.Y306]=&quot;CORRECT&quot;;&quot;CORRECT&quot;;IF([.N306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306]=[.AC306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306]=[.AE306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206">
            <text:p>0.02</text:p>
          </table:table-cell>
          <table:table-cell table:style-name="ce6" office:value-type="float" office:value="2.1286">
            <text:p>2.13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2">
            <text:p>2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508">
            <text:p>0.05</text:p>
          </table:table-cell>
          <table:table-cell table:style-name="ce6" office:value-type="float" office:value="3.2992">
            <text:p>3.3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307]; [.M307])" office:value-type="boolean" office:boolean-value="true">
            <text:p>TRUE</text:p>
          </table:table-cell>
          <table:table-cell table:style-name="ce17" table:formula="of:=IF([.Q307]=0;IF([.U307]=[.J307];&quot;YES&quot;; &quot;NO&quot;);&quot;&quot;)">
            <text:p/>
          </table:table-cell>
          <table:table-cell table:formula="of:=IF(AND([.O307]=1; [.R307]=&quot;NO&quot;);&quot;YES&quot;; IF([.R307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07]=[.T307]; &quot;CORRECT&quot;; &quot;INCORRECT&quot;)" office:value-type="string" office:string-value="CORRECT">
            <text:p>CORRECT</text:p>
          </table:table-cell>
          <table:table-cell table:style-name="ce9" table:formula="of:=IF([.U307]=[.B307]; &quot;CORRECT&quot;; &quot;INCORRECT&quot;)" office:value-type="string" office:string-value="CORRECT">
            <text:p>CORRECT</text:p>
          </table:table-cell>
          <table:table-cell table:style-name="ce9" table:formula="of:=IF([.U307]=[.J307]; &quot;CORRECT&quot;; &quot;INCORRECT&quot;)" office:value-type="string" office:string-value="CORRECT">
            <text:p>CORRECT</text:p>
          </table:table-cell>
          <table:table-cell table:formula="of:=IF([.X307]=&quot;CORRECT&quot;;&quot;CORRECT&quot;;IF([.F307]=&quot;Unsure&quot;; &quot;CORRECT&quot;; &quot;INCORRECT&quot;))" office:value-type="string" office:string-value="CORRECT">
            <text:p>CORRECT</text:p>
          </table:table-cell>
          <table:table-cell table:formula="of:=IF([.Y307]=&quot;CORRECT&quot;;&quot;CORRECT&quot;;IF([.N307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307]=[.AC307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307]=[.AE307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075">
            <text:p>0.01</text:p>
          </table:table-cell>
          <table:table-cell table:style-name="ce6" office:value-type="float" office:value="1.1183">
            <text:p>1.12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3">
            <text:p>3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701">
            <text:p>0.07</text:p>
          </table:table-cell>
          <table:table-cell table:style-name="ce6" office:value-type="float" office:value="5.502">
            <text:p>5.5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308]; [.M308])" office:value-type="boolean" office:boolean-value="true">
            <text:p>TRUE</text:p>
          </table:table-cell>
          <table:table-cell table:style-name="ce17" table:formula="of:=IF([.Q308]=0;IF([.U308]=[.J308];&quot;YES&quot;; &quot;NO&quot;);&quot;&quot;)">
            <text:p/>
          </table:table-cell>
          <table:table-cell table:formula="of:=IF(AND([.O308]=1; [.R308]=&quot;NO&quot;);&quot;YES&quot;; IF([.R308]=&quot;NO&quot;;&quot;NO&quot;;&quot;&quot;))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IF([.U308]=[.T308]; &quot;CORRECT&quot;; &quot;INCORRECT&quot;)" office:value-type="string" office:string-value="INCORRECT">
            <text:p>INCORRECT</text:p>
          </table:table-cell>
          <table:table-cell table:style-name="ce9" table:formula="of:=IF([.U308]=[.B308]; &quot;CORRECT&quot;; &quot;INCORRECT&quot;)" office:value-type="string" office:string-value="CORRECT">
            <text:p>CORRECT</text:p>
          </table:table-cell>
          <table:table-cell table:style-name="ce9" table:formula="of:=IF([.U308]=[.J308]; &quot;CORRECT&quot;; &quot;INCORRECT&quot;)" office:value-type="string" office:string-value="CORRECT">
            <text:p>CORRECT</text:p>
          </table:table-cell>
          <table:table-cell table:formula="of:=IF([.X308]=&quot;CORRECT&quot;;&quot;CORRECT&quot;;IF([.F308]=&quot;Unsure&quot;; &quot;CORRECT&quot;; &quot;INCORRECT&quot;))" office:value-type="string" office:string-value="CORRECT">
            <text:p>CORRECT</text:p>
          </table:table-cell>
          <table:table-cell table:formula="of:=IF([.Y308]=&quot;CORRECT&quot;;&quot;CORRECT&quot;;IF([.N308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308]=[.AC308]; &quot;CORRECT&quot;; &quot;INCORRECT&quot;)" office:value-type="string" office:string-value="INCORRECT">
            <text:p>INCORRECT</text:p>
          </table:table-cell>
          <table:table-cell office:value-type="float" office:value="0">
            <text:p>0</text:p>
          </table:table-cell>
          <table:table-cell table:formula="of:=IF([.U308]=[.AE308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259">
            <text:p>0.03</text:p>
          </table:table-cell>
          <table:table-cell table:style-name="ce6" office:value-type="float" office:value="1.1079">
            <text:p>1.1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4">
            <text:p>4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364">
            <text:p>0.04</text:p>
          </table:table-cell>
          <table:table-cell table:style-name="ce6" office:value-type="float" office:value="2.0381">
            <text:p>2.04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309]; [.M309])" office:value-type="boolean" office:boolean-value="true">
            <text:p>TRUE</text:p>
          </table:table-cell>
          <table:table-cell table:style-name="ce17" table:formula="of:=IF([.Q309]=0;IF([.U309]=[.J309];&quot;YES&quot;; &quot;NO&quot;);&quot;&quot;)">
            <text:p/>
          </table:table-cell>
          <table:table-cell table:formula="of:=IF(AND([.O309]=1; [.R309]=&quot;NO&quot;);&quot;YES&quot;; IF([.R309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09]=[.T309]; &quot;CORRECT&quot;; &quot;INCORRECT&quot;)" office:value-type="string" office:string-value="CORRECT">
            <text:p>CORRECT</text:p>
          </table:table-cell>
          <table:table-cell table:style-name="ce9" table:formula="of:=IF([.U309]=[.B309]; &quot;CORRECT&quot;; &quot;INCORRECT&quot;)" office:value-type="string" office:string-value="CORRECT">
            <text:p>CORRECT</text:p>
          </table:table-cell>
          <table:table-cell table:style-name="ce9" table:formula="of:=IF([.U309]=[.J309]; &quot;CORRECT&quot;; &quot;INCORRECT&quot;)" office:value-type="string" office:string-value="CORRECT">
            <text:p>CORRECT</text:p>
          </table:table-cell>
          <table:table-cell table:formula="of:=IF([.X309]=&quot;CORRECT&quot;;&quot;CORRECT&quot;;IF([.F309]=&quot;Unsure&quot;; &quot;CORRECT&quot;; &quot;INCORRECT&quot;))" office:value-type="string" office:string-value="CORRECT">
            <text:p>CORRECT</text:p>
          </table:table-cell>
          <table:table-cell table:formula="of:=IF([.Y309]=&quot;CORRECT&quot;;&quot;CORRECT&quot;;IF([.N309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309]=[.AC309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309]=[.AE309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44">
            <text:p>0.01</text:p>
          </table:table-cell>
          <table:table-cell table:style-name="ce6" office:value-type="float" office:value="2.8388">
            <text:p>2.84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5">
            <text:p>5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778">
            <text:p>0.08</text:p>
          </table:table-cell>
          <table:table-cell table:style-name="ce6" office:value-type="float" office:value="3.6427">
            <text:p>3.64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310]; [.M310])" office:value-type="boolean" office:boolean-value="true">
            <text:p>TRUE</text:p>
          </table:table-cell>
          <table:table-cell table:style-name="ce17" table:formula="of:=IF([.Q310]=0;IF([.U310]=[.J310];&quot;YES&quot;; &quot;NO&quot;);&quot;&quot;)">
            <text:p/>
          </table:table-cell>
          <table:table-cell table:formula="of:=IF(AND([.O310]=1; [.R310]=&quot;NO&quot;);&quot;YES&quot;; IF([.R310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10]=[.T310]; &quot;CORRECT&quot;; &quot;INCORRECT&quot;)" office:value-type="string" office:string-value="CORRECT">
            <text:p>CORRECT</text:p>
          </table:table-cell>
          <table:table-cell table:style-name="ce9" table:formula="of:=IF([.U310]=[.B310]; &quot;CORRECT&quot;; &quot;INCORRECT&quot;)" office:value-type="string" office:string-value="CORRECT">
            <text:p>CORRECT</text:p>
          </table:table-cell>
          <table:table-cell table:style-name="ce9" table:formula="of:=IF([.U310]=[.J310]; &quot;CORRECT&quot;; &quot;INCORRECT&quot;)" office:value-type="string" office:string-value="CORRECT">
            <text:p>CORRECT</text:p>
          </table:table-cell>
          <table:table-cell table:formula="of:=IF([.X310]=&quot;CORRECT&quot;;&quot;CORRECT&quot;;IF([.F310]=&quot;Unsure&quot;; &quot;CORRECT&quot;; &quot;INCORRECT&quot;))" office:value-type="string" office:string-value="CORRECT">
            <text:p>CORRECT</text:p>
          </table:table-cell>
          <table:table-cell table:formula="of:=IF([.Y310]=&quot;CORRECT&quot;;&quot;CORRECT&quot;;IF([.N310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310]=[.AC310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310]=[.AE310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14">
            <text:p>0.01</text:p>
          </table:table-cell>
          <table:table-cell table:style-name="ce6" office:value-type="float" office:value="1.987">
            <text:p>1.99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6">
            <text:p>6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38">
            <text:p>0.04</text:p>
          </table:table-cell>
          <table:table-cell table:style-name="ce6" office:value-type="float" office:value="3.9997">
            <text:p>4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311]; [.M311])" office:value-type="boolean" office:boolean-value="true">
            <text:p>TRUE</text:p>
          </table:table-cell>
          <table:table-cell table:style-name="ce17" table:formula="of:=IF([.Q311]=0;IF([.U311]=[.J311];&quot;YES&quot;; &quot;NO&quot;);&quot;&quot;)">
            <text:p/>
          </table:table-cell>
          <table:table-cell table:formula="of:=IF(AND([.O311]=1; [.R311]=&quot;NO&quot;);&quot;YES&quot;; IF([.R311]=&quot;NO&quot;;&quot;NO&quot;;&quot;&quot;))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IF([.U311]=[.T311]; &quot;CORRECT&quot;; &quot;INCORRECT&quot;)" office:value-type="string" office:string-value="INCORRECT">
            <text:p>INCORRECT</text:p>
          </table:table-cell>
          <table:table-cell table:style-name="ce9" table:formula="of:=IF([.U311]=[.B311]; &quot;CORRECT&quot;; &quot;INCORRECT&quot;)" office:value-type="string" office:string-value="CORRECT">
            <text:p>CORRECT</text:p>
          </table:table-cell>
          <table:table-cell table:style-name="ce9" table:formula="of:=IF([.U311]=[.J311]; &quot;CORRECT&quot;; &quot;INCORRECT&quot;)" office:value-type="string" office:string-value="CORRECT">
            <text:p>CORRECT</text:p>
          </table:table-cell>
          <table:table-cell table:formula="of:=IF([.X311]=&quot;CORRECT&quot;;&quot;CORRECT&quot;;IF([.F311]=&quot;Unsure&quot;; &quot;CORRECT&quot;; &quot;INCORRECT&quot;))" office:value-type="string" office:string-value="CORRECT">
            <text:p>CORRECT</text:p>
          </table:table-cell>
          <table:table-cell table:formula="of:=IF([.Y311]=&quot;CORRECT&quot;;&quot;CORRECT&quot;;IF([.N311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311]=[.AC311]; &quot;CORRECT&quot;; &quot;INCORRECT&quot;)" office:value-type="string" office:string-value="INCORRECT">
            <text:p>INCORRECT</text:p>
          </table:table-cell>
          <table:table-cell office:value-type="float" office:value="0">
            <text:p>0</text:p>
          </table:table-cell>
          <table:table-cell table:formula="of:=IF([.U311]=[.AE311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1092">
            <text:p>0.11</text:p>
          </table:table-cell>
          <table:table-cell table:style-name="ce6" office:value-type="float" office:value="31.0218">
            <text:p>31.02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7">
            <text:p>7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2171">
            <text:p>0.22</text:p>
          </table:table-cell>
          <table:table-cell table:style-name="ce6" office:value-type="float" office:value="39.6369">
            <text:p>39.64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312]; [.M312])" office:value-type="boolean" office:boolean-value="true">
            <text:p>TRUE</text:p>
          </table:table-cell>
          <table:table-cell table:style-name="ce17" table:formula="of:=IF([.Q312]=0;IF([.U312]=[.J312];&quot;YES&quot;; &quot;NO&quot;);&quot;&quot;)">
            <text:p/>
          </table:table-cell>
          <table:table-cell table:formula="of:=IF(AND([.O312]=1; [.R312]=&quot;NO&quot;);&quot;YES&quot;; IF([.R312]=&quot;NO&quot;;&quot;NO&quot;;&quot;&quot;))">
            <text:p/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U312]=[.T312]; &quot;CORRECT&quot;; &quot;INCORRECT&quot;)" office:value-type="string" office:string-value="INCORRECT">
            <text:p>INCORRECT</text:p>
          </table:table-cell>
          <table:table-cell table:style-name="ce9" table:formula="of:=IF([.U312]=[.B312]; &quot;CORRECT&quot;; &quot;INCORRECT&quot;)" office:value-type="string" office:string-value="CORRECT">
            <text:p>CORRECT</text:p>
          </table:table-cell>
          <table:table-cell table:style-name="ce9" table:formula="of:=IF([.U312]=[.J312]; &quot;CORRECT&quot;; &quot;INCORRECT&quot;)" office:value-type="string" office:string-value="CORRECT">
            <text:p>CORRECT</text:p>
          </table:table-cell>
          <table:table-cell table:formula="of:=IF([.X312]=&quot;CORRECT&quot;;&quot;CORRECT&quot;;IF([.F312]=&quot;Unsure&quot;; &quot;CORRECT&quot;; &quot;INCORRECT&quot;))" office:value-type="string" office:string-value="CORRECT">
            <text:p>CORRECT</text:p>
          </table:table-cell>
          <table:table-cell table:formula="of:=IF([.Y312]=&quot;CORRECT&quot;;&quot;CORRECT&quot;;IF([.N312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312]=[.AC312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312]=[.AE312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8">
            <text:p>8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51">
            <text:p>0.02</text:p>
          </table:table-cell>
          <table:table-cell table:style-name="ce6" office:value-type="float" office:value="3.3402">
            <text:p>3.34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8">
            <text:p>8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517">
            <text:p>0.05</text:p>
          </table:table-cell>
          <table:table-cell table:style-name="ce6" office:value-type="float" office:value="3.3877">
            <text:p>3.39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313]; [.M313])" office:value-type="boolean" office:boolean-value="true">
            <text:p>TRUE</text:p>
          </table:table-cell>
          <table:table-cell table:style-name="ce17" table:formula="of:=IF([.Q313]=0;IF([.U313]=[.J313];&quot;YES&quot;; &quot;NO&quot;);&quot;&quot;)">
            <text:p/>
          </table:table-cell>
          <table:table-cell table:formula="of:=IF(AND([.O313]=1; [.R313]=&quot;NO&quot;);&quot;YES&quot;; IF([.R313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13]=[.T313]; &quot;CORRECT&quot;; &quot;INCORRECT&quot;)" office:value-type="string" office:string-value="CORRECT">
            <text:p>CORRECT</text:p>
          </table:table-cell>
          <table:table-cell table:style-name="ce9" table:formula="of:=IF([.U313]=[.B313]; &quot;CORRECT&quot;; &quot;INCORRECT&quot;)" office:value-type="string" office:string-value="CORRECT">
            <text:p>CORRECT</text:p>
          </table:table-cell>
          <table:table-cell table:style-name="ce9" table:formula="of:=IF([.U313]=[.J313]; &quot;CORRECT&quot;; &quot;INCORRECT&quot;)" office:value-type="string" office:string-value="CORRECT">
            <text:p>CORRECT</text:p>
          </table:table-cell>
          <table:table-cell table:formula="of:=IF([.X313]=&quot;CORRECT&quot;;&quot;CORRECT&quot;;IF([.F313]=&quot;Unsure&quot;; &quot;CORRECT&quot;; &quot;INCORRECT&quot;))" office:value-type="string" office:string-value="CORRECT">
            <text:p>CORRECT</text:p>
          </table:table-cell>
          <table:table-cell table:formula="of:=IF([.Y313]=&quot;CORRECT&quot;;&quot;CORRECT&quot;;IF([.N313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313]=[.AC313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313]=[.AE313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9">
            <text:p>9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373">
            <text:p>0.04</text:p>
          </table:table-cell>
          <table:table-cell table:style-name="ce6" office:value-type="float" office:value="4.1699">
            <text:p>4.17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9">
            <text:p>9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723">
            <text:p>0.07</text:p>
          </table:table-cell>
          <table:table-cell table:style-name="ce6" office:value-type="float" office:value="6.2649">
            <text:p>6.26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314]; [.M314])" office:value-type="boolean" office:boolean-value="true">
            <text:p>TRUE</text:p>
          </table:table-cell>
          <table:table-cell table:style-name="ce17" table:formula="of:=IF([.Q314]=0;IF([.U314]=[.J314];&quot;YES&quot;; &quot;NO&quot;);&quot;&quot;)">
            <text:p/>
          </table:table-cell>
          <table:table-cell table:formula="of:=IF(AND([.O314]=1; [.R314]=&quot;NO&quot;);&quot;YES&quot;; IF([.R314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14]=[.T314]; &quot;CORRECT&quot;; &quot;INCORRECT&quot;)" office:value-type="string" office:string-value="CORRECT">
            <text:p>CORRECT</text:p>
          </table:table-cell>
          <table:table-cell table:style-name="ce9" table:formula="of:=IF([.U314]=[.B314]; &quot;CORRECT&quot;; &quot;INCORRECT&quot;)" office:value-type="string" office:string-value="CORRECT">
            <text:p>CORRECT</text:p>
          </table:table-cell>
          <table:table-cell table:style-name="ce9" table:formula="of:=IF([.U314]=[.J314]; &quot;CORRECT&quot;; &quot;INCORRECT&quot;)" office:value-type="string" office:string-value="CORRECT">
            <text:p>CORRECT</text:p>
          </table:table-cell>
          <table:table-cell table:formula="of:=IF([.X314]=&quot;CORRECT&quot;;&quot;CORRECT&quot;;IF([.F314]=&quot;Unsure&quot;; &quot;CORRECT&quot;; &quot;INCORRECT&quot;))" office:value-type="string" office:string-value="CORRECT">
            <text:p>CORRECT</text:p>
          </table:table-cell>
          <table:table-cell table:formula="of:=IF([.Y314]=&quot;CORRECT&quot;;&quot;CORRECT&quot;;IF([.N314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314]=[.AC314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314]=[.AE314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10">
            <text:p>10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26">
            <text:p>0.01</text:p>
          </table:table-cell>
          <table:table-cell table:style-name="ce6" office:value-type="float" office:value="2.4417">
            <text:p>2.44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10">
            <text:p>10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291">
            <text:p>0.03</text:p>
          </table:table-cell>
          <table:table-cell table:style-name="ce6" office:value-type="float" office:value="3.3109">
            <text:p>3.3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315]; [.M315])" office:value-type="boolean" office:boolean-value="true">
            <text:p>TRUE</text:p>
          </table:table-cell>
          <table:table-cell table:style-name="ce17" table:formula="of:=IF([.Q315]=0;IF([.U315]=[.J315];&quot;YES&quot;; &quot;NO&quot;);&quot;&quot;)">
            <text:p/>
          </table:table-cell>
          <table:table-cell table:formula="of:=IF(AND([.O315]=1; [.R315]=&quot;NO&quot;);&quot;YES&quot;; IF([.R315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15]=[.T315]; &quot;CORRECT&quot;; &quot;INCORRECT&quot;)" office:value-type="string" office:string-value="CORRECT">
            <text:p>CORRECT</text:p>
          </table:table-cell>
          <table:table-cell table:style-name="ce9" table:formula="of:=IF([.U315]=[.B315]; &quot;CORRECT&quot;; &quot;INCORRECT&quot;)" office:value-type="string" office:string-value="CORRECT">
            <text:p>CORRECT</text:p>
          </table:table-cell>
          <table:table-cell table:style-name="ce9" table:formula="of:=IF([.U315]=[.J315]; &quot;CORRECT&quot;; &quot;INCORRECT&quot;)" office:value-type="string" office:string-value="CORRECT">
            <text:p>CORRECT</text:p>
          </table:table-cell>
          <table:table-cell table:formula="of:=IF([.X315]=&quot;CORRECT&quot;;&quot;CORRECT&quot;;IF([.F315]=&quot;Unsure&quot;; &quot;CORRECT&quot;; &quot;INCORRECT&quot;))" office:value-type="string" office:string-value="CORRECT">
            <text:p>CORRECT</text:p>
          </table:table-cell>
          <table:table-cell table:formula="of:=IF([.Y315]=&quot;CORRECT&quot;;&quot;CORRECT&quot;;IF([.N315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315]=[.AC315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315]=[.AE315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11">
            <text:p>11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279">
            <text:p>0.03</text:p>
          </table:table-cell>
          <table:table-cell table:style-name="ce6" office:value-type="float" office:value="2.5515">
            <text:p>2.55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11">
            <text:p>11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113">
            <text:p>0.11</text:p>
          </table:table-cell>
          <table:table-cell table:style-name="ce6" office:value-type="float" office:value="4.6506">
            <text:p>4.65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316]; [.M316])" office:value-type="boolean" office:boolean-value="true">
            <text:p>TRUE</text:p>
          </table:table-cell>
          <table:table-cell table:style-name="ce17" table:formula="of:=IF([.Q316]=0;IF([.U316]=[.J316];&quot;YES&quot;; &quot;NO&quot;);&quot;&quot;)">
            <text:p/>
          </table:table-cell>
          <table:table-cell table:formula="of:=IF(AND([.O316]=1; [.R316]=&quot;NO&quot;);&quot;YES&quot;; IF([.R316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16]=[.T316]; &quot;CORRECT&quot;; &quot;INCORRECT&quot;)" office:value-type="string" office:string-value="CORRECT">
            <text:p>CORRECT</text:p>
          </table:table-cell>
          <table:table-cell table:style-name="ce9" table:formula="of:=IF([.U316]=[.B316]; &quot;CORRECT&quot;; &quot;INCORRECT&quot;)" office:value-type="string" office:string-value="CORRECT">
            <text:p>CORRECT</text:p>
          </table:table-cell>
          <table:table-cell table:style-name="ce9" table:formula="of:=IF([.U316]=[.J316]; &quot;CORRECT&quot;; &quot;INCORRECT&quot;)" office:value-type="string" office:string-value="CORRECT">
            <text:p>CORRECT</text:p>
          </table:table-cell>
          <table:table-cell table:formula="of:=IF([.X316]=&quot;CORRECT&quot;;&quot;CORRECT&quot;;IF([.F316]=&quot;Unsure&quot;; &quot;CORRECT&quot;; &quot;INCORRECT&quot;))" office:value-type="string" office:string-value="CORRECT">
            <text:p>CORRECT</text:p>
          </table:table-cell>
          <table:table-cell table:formula="of:=IF([.Y316]=&quot;CORRECT&quot;;&quot;CORRECT&quot;;IF([.N316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316]=[.AC316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316]=[.AE316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12">
            <text:p>12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471">
            <text:p>0.05</text:p>
          </table:table-cell>
          <table:table-cell table:style-name="ce6" office:value-type="float" office:value="3.8192">
            <text:p>3.82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12">
            <text:p>12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562">
            <text:p>0.06</text:p>
          </table:table-cell>
          <table:table-cell table:style-name="ce6" office:value-type="float" office:value="4.2617">
            <text:p>4.26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317]; [.M317])" office:value-type="boolean" office:boolean-value="true">
            <text:p>TRUE</text:p>
          </table:table-cell>
          <table:table-cell table:style-name="ce17" table:formula="of:=IF([.Q317]=0;IF([.U317]=[.J317];&quot;YES&quot;; &quot;NO&quot;);&quot;&quot;)">
            <text:p/>
          </table:table-cell>
          <table:table-cell table:formula="of:=IF(AND([.O317]=1; [.R317]=&quot;NO&quot;);&quot;YES&quot;; IF([.R317]=&quot;NO&quot;;&quot;NO&quot;;&quot;&quot;))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IF([.U317]=[.T317]; &quot;CORRECT&quot;; &quot;INCORRECT&quot;)" office:value-type="string" office:string-value="INCORRECT">
            <text:p>INCORRECT</text:p>
          </table:table-cell>
          <table:table-cell table:style-name="ce9" table:formula="of:=IF([.U317]=[.B317]; &quot;CORRECT&quot;; &quot;INCORRECT&quot;)" office:value-type="string" office:string-value="CORRECT">
            <text:p>CORRECT</text:p>
          </table:table-cell>
          <table:table-cell table:style-name="ce9" table:formula="of:=IF([.U317]=[.J317]; &quot;CORRECT&quot;; &quot;INCORRECT&quot;)" office:value-type="string" office:string-value="CORRECT">
            <text:p>CORRECT</text:p>
          </table:table-cell>
          <table:table-cell table:formula="of:=IF([.X317]=&quot;CORRECT&quot;;&quot;CORRECT&quot;;IF([.F317]=&quot;Unsure&quot;; &quot;CORRECT&quot;; &quot;INCORRECT&quot;))" office:value-type="string" office:string-value="CORRECT">
            <text:p>CORRECT</text:p>
          </table:table-cell>
          <table:table-cell table:formula="of:=IF([.Y317]=&quot;CORRECT&quot;;&quot;CORRECT&quot;;IF([.N317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317]=[.AC317]; &quot;CORRECT&quot;; &quot;INCORRECT&quot;)" office:value-type="string" office:string-value="INCORRECT">
            <text:p>INCORRECT</text:p>
          </table:table-cell>
          <table:table-cell office:value-type="float" office:value="0">
            <text:p>0</text:p>
          </table:table-cell>
          <table:table-cell table:formula="of:=IF([.U317]=[.AE317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13">
            <text:p>13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254">
            <text:p>0.03</text:p>
          </table:table-cell>
          <table:table-cell table:style-name="ce6" office:value-type="float" office:value="2.7118">
            <text:p>2.7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13">
            <text:p>13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724">
            <text:p>0.07</text:p>
          </table:table-cell>
          <table:table-cell table:style-name="ce6" office:value-type="float" office:value="3.0164">
            <text:p>3.02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318]; [.M318])" office:value-type="boolean" office:boolean-value="true">
            <text:p>TRUE</text:p>
          </table:table-cell>
          <table:table-cell table:style-name="ce17" table:formula="of:=IF([.Q318]=0;IF([.U318]=[.J318];&quot;YES&quot;; &quot;NO&quot;);&quot;&quot;)">
            <text:p/>
          </table:table-cell>
          <table:table-cell table:formula="of:=IF(AND([.O318]=1; [.R318]=&quot;NO&quot;);&quot;YES&quot;; IF([.R318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18]=[.T318]; &quot;CORRECT&quot;; &quot;INCORRECT&quot;)" office:value-type="string" office:string-value="CORRECT">
            <text:p>CORRECT</text:p>
          </table:table-cell>
          <table:table-cell table:style-name="ce9" table:formula="of:=IF([.U318]=[.B318]; &quot;CORRECT&quot;; &quot;INCORRECT&quot;)" office:value-type="string" office:string-value="CORRECT">
            <text:p>CORRECT</text:p>
          </table:table-cell>
          <table:table-cell table:style-name="ce9" table:formula="of:=IF([.U318]=[.J318]; &quot;CORRECT&quot;; &quot;INCORRECT&quot;)" office:value-type="string" office:string-value="CORRECT">
            <text:p>CORRECT</text:p>
          </table:table-cell>
          <table:table-cell table:formula="of:=IF([.X318]=&quot;CORRECT&quot;;&quot;CORRECT&quot;;IF([.F318]=&quot;Unsure&quot;; &quot;CORRECT&quot;; &quot;INCORRECT&quot;))" office:value-type="string" office:string-value="CORRECT">
            <text:p>CORRECT</text:p>
          </table:table-cell>
          <table:table-cell table:formula="of:=IF([.Y318]=&quot;CORRECT&quot;;&quot;CORRECT&quot;;IF([.N318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318]=[.AC318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318]=[.AE318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14">
            <text:p>14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369">
            <text:p>0.04</text:p>
          </table:table-cell>
          <table:table-cell table:style-name="ce6" office:value-type="float" office:value="5.5127">
            <text:p>5.5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14">
            <text:p>14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0817">
            <text:p>0.08</text:p>
          </table:table-cell>
          <table:table-cell table:style-name="ce6" office:value-type="float" office:value="13.6065">
            <text:p>13.61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319]; [.M319])" office:value-type="boolean" office:boolean-value="false">
            <text:p>FALSE</text:p>
          </table:table-cell>
          <table:table-cell table:style-name="ce17" table:formula="of:=IF([.Q319]=0;IF([.U319]=[.J319];&quot;YES&quot;; &quot;NO&quot;);&quot;&quot;)" office:value-type="string" office:string-value="NO">
            <text:p>NO</text:p>
          </table:table-cell>
          <table:table-cell table:formula="of:=IF(AND([.O319]=1; [.R319]=&quot;NO&quot;);&quot;YES&quot;; IF([.R319]=&quot;NO&quot;;&quot;NO&quot;;&quot;&quot;))" office:value-type="string" office:string-value="YES">
            <text:p>YES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19]=[.T319]; &quot;CORRECT&quot;; &quot;INCORRECT&quot;)" office:value-type="string" office:string-value="CORRECT">
            <text:p>CORRECT</text:p>
          </table:table-cell>
          <table:table-cell table:style-name="ce9" table:formula="of:=IF([.U319]=[.B319]; &quot;CORRECT&quot;; &quot;INCORRECT&quot;)" office:value-type="string" office:string-value="CORRECT">
            <text:p>CORRECT</text:p>
          </table:table-cell>
          <table:table-cell table:style-name="ce9" table:formula="of:=IF([.U319]=[.J319]; &quot;CORRECT&quot;; &quot;INCORRECT&quot;)" office:value-type="string" office:string-value="INCORRECT">
            <text:p>INCORRECT</text:p>
          </table:table-cell>
          <table:table-cell table:formula="of:=IF([.X319]=&quot;CORRECT&quot;;&quot;CORRECT&quot;;IF([.F319]=&quot;Unsure&quot;; &quot;CORRECT&quot;; &quot;INCORRECT&quot;))" office:value-type="string" office:string-value="CORRECT">
            <text:p>CORRECT</text:p>
          </table:table-cell>
          <table:table-cell table:formula="of:=IF([.Y319]=&quot;CORRECT&quot;;&quot;CORRECT&quot;;IF([.N319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319]=[.AC319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319]=[.AE319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15">
            <text:p>15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076">
            <text:p>0.01</text:p>
          </table:table-cell>
          <table:table-cell table:style-name="ce6" office:value-type="float" office:value="1.3715">
            <text:p>1.37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15">
            <text:p>15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517">
            <text:p>0.05</text:p>
          </table:table-cell>
          <table:table-cell table:style-name="ce6" office:value-type="float" office:value="5.6915">
            <text:p>5.69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320]; [.M320])" office:value-type="boolean" office:boolean-value="true">
            <text:p>TRUE</text:p>
          </table:table-cell>
          <table:table-cell table:style-name="ce17" table:formula="of:=IF([.Q320]=0;IF([.U320]=[.J320];&quot;YES&quot;; &quot;NO&quot;);&quot;&quot;)">
            <text:p/>
          </table:table-cell>
          <table:table-cell table:formula="of:=IF(AND([.O320]=1; [.R320]=&quot;NO&quot;);&quot;YES&quot;; IF([.R320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20]=[.T320]; &quot;CORRECT&quot;; &quot;INCORRECT&quot;)" office:value-type="string" office:string-value="CORRECT">
            <text:p>CORRECT</text:p>
          </table:table-cell>
          <table:table-cell table:style-name="ce9" table:formula="of:=IF([.U320]=[.B320]; &quot;CORRECT&quot;; &quot;INCORRECT&quot;)" office:value-type="string" office:string-value="CORRECT">
            <text:p>CORRECT</text:p>
          </table:table-cell>
          <table:table-cell table:style-name="ce9" table:formula="of:=IF([.U320]=[.J320]; &quot;CORRECT&quot;; &quot;INCORRECT&quot;)" office:value-type="string" office:string-value="CORRECT">
            <text:p>CORRECT</text:p>
          </table:table-cell>
          <table:table-cell table:formula="of:=IF([.X320]=&quot;CORRECT&quot;;&quot;CORRECT&quot;;IF([.F320]=&quot;Unsure&quot;; &quot;CORRECT&quot;; &quot;INCORRECT&quot;))" office:value-type="string" office:string-value="CORRECT">
            <text:p>CORRECT</text:p>
          </table:table-cell>
          <table:table-cell table:formula="of:=IF([.Y320]=&quot;CORRECT&quot;;&quot;CORRECT&quot;;IF([.N320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320]=[.AC320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320]=[.AE320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16">
            <text:p>16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24">
            <text:p>0.02</text:p>
          </table:table-cell>
          <table:table-cell table:style-name="ce6" office:value-type="float" office:value="2.585">
            <text:p>2.59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16">
            <text:p>16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58">
            <text:p>0.06</text:p>
          </table:table-cell>
          <table:table-cell table:style-name="ce6" office:value-type="float" office:value="3.8747">
            <text:p>3.87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321]; [.M321])" office:value-type="boolean" office:boolean-value="true">
            <text:p>TRUE</text:p>
          </table:table-cell>
          <table:table-cell table:style-name="ce17" table:formula="of:=IF([.Q321]=0;IF([.U321]=[.J321];&quot;YES&quot;; &quot;NO&quot;);&quot;&quot;)">
            <text:p/>
          </table:table-cell>
          <table:table-cell table:formula="of:=IF(AND([.O321]=1; [.R321]=&quot;NO&quot;);&quot;YES&quot;; IF([.R321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21]=[.T321]; &quot;CORRECT&quot;; &quot;INCORRECT&quot;)" office:value-type="string" office:string-value="CORRECT">
            <text:p>CORRECT</text:p>
          </table:table-cell>
          <table:table-cell table:style-name="ce9" table:formula="of:=IF([.U321]=[.B321]; &quot;CORRECT&quot;; &quot;INCORRECT&quot;)" office:value-type="string" office:string-value="CORRECT">
            <text:p>CORRECT</text:p>
          </table:table-cell>
          <table:table-cell table:style-name="ce9" table:formula="of:=IF([.U321]=[.J321]; &quot;CORRECT&quot;; &quot;INCORRECT&quot;)" office:value-type="string" office:string-value="CORRECT">
            <text:p>CORRECT</text:p>
          </table:table-cell>
          <table:table-cell table:formula="of:=IF([.X321]=&quot;CORRECT&quot;;&quot;CORRECT&quot;;IF([.F321]=&quot;Unsure&quot;; &quot;CORRECT&quot;; &quot;INCORRECT&quot;))" office:value-type="string" office:string-value="CORRECT">
            <text:p>CORRECT</text:p>
          </table:table-cell>
          <table:table-cell table:formula="of:=IF([.Y321]=&quot;CORRECT&quot;;&quot;CORRECT&quot;;IF([.N321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321]=[.AC321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321]=[.AE321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17">
            <text:p>17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38">
            <text:p>0.01</text:p>
          </table:table-cell>
          <table:table-cell table:style-name="ce6" office:value-type="float" office:value="2.1681">
            <text:p>2.17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17">
            <text:p>17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418">
            <text:p>0.04</text:p>
          </table:table-cell>
          <table:table-cell table:style-name="ce6" office:value-type="float" office:value="5.0312">
            <text:p>5.03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322]; [.M322])" office:value-type="boolean" office:boolean-value="true">
            <text:p>TRUE</text:p>
          </table:table-cell>
          <table:table-cell table:style-name="ce17" table:formula="of:=IF([.Q322]=0;IF([.U322]=[.J322];&quot;YES&quot;; &quot;NO&quot;);&quot;&quot;)">
            <text:p/>
          </table:table-cell>
          <table:table-cell table:formula="of:=IF(AND([.O322]=1; [.R322]=&quot;NO&quot;);&quot;YES&quot;; IF([.R322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22]=[.T322]; &quot;CORRECT&quot;; &quot;INCORRECT&quot;)" office:value-type="string" office:string-value="CORRECT">
            <text:p>CORRECT</text:p>
          </table:table-cell>
          <table:table-cell table:style-name="ce9" table:formula="of:=IF([.U322]=[.B322]; &quot;CORRECT&quot;; &quot;INCORRECT&quot;)" office:value-type="string" office:string-value="CORRECT">
            <text:p>CORRECT</text:p>
          </table:table-cell>
          <table:table-cell table:style-name="ce9" table:formula="of:=IF([.U322]=[.J322]; &quot;CORRECT&quot;; &quot;INCORRECT&quot;)" office:value-type="string" office:string-value="CORRECT">
            <text:p>CORRECT</text:p>
          </table:table-cell>
          <table:table-cell table:formula="of:=IF([.X322]=&quot;CORRECT&quot;;&quot;CORRECT&quot;;IF([.F322]=&quot;Unsure&quot;; &quot;CORRECT&quot;; &quot;INCORRECT&quot;))" office:value-type="string" office:string-value="CORRECT">
            <text:p>CORRECT</text:p>
          </table:table-cell>
          <table:table-cell table:formula="of:=IF([.Y322]=&quot;CORRECT&quot;;&quot;CORRECT&quot;;IF([.N322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322]=[.AC322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322]=[.AE322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18">
            <text:p>18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206">
            <text:p>0.02</text:p>
          </table:table-cell>
          <table:table-cell table:style-name="ce6" office:value-type="float" office:value="3.1151">
            <text:p>3.12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18">
            <text:p>18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406">
            <text:p>0.04</text:p>
          </table:table-cell>
          <table:table-cell table:style-name="ce6" office:value-type="float" office:value="3.879">
            <text:p>3.88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323]; [.M323])" office:value-type="boolean" office:boolean-value="true">
            <text:p>TRUE</text:p>
          </table:table-cell>
          <table:table-cell table:style-name="ce17" table:formula="of:=IF([.Q323]=0;IF([.U323]=[.J323];&quot;YES&quot;; &quot;NO&quot;);&quot;&quot;)">
            <text:p/>
          </table:table-cell>
          <table:table-cell table:formula="of:=IF(AND([.O323]=1; [.R323]=&quot;NO&quot;);&quot;YES&quot;; IF([.R323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23]=[.T323]; &quot;CORRECT&quot;; &quot;INCORRECT&quot;)" office:value-type="string" office:string-value="CORRECT">
            <text:p>CORRECT</text:p>
          </table:table-cell>
          <table:table-cell table:style-name="ce9" table:formula="of:=IF([.U323]=[.B323]; &quot;CORRECT&quot;; &quot;INCORRECT&quot;)" office:value-type="string" office:string-value="CORRECT">
            <text:p>CORRECT</text:p>
          </table:table-cell>
          <table:table-cell table:style-name="ce9" table:formula="of:=IF([.U323]=[.J323]; &quot;CORRECT&quot;; &quot;INCORRECT&quot;)" office:value-type="string" office:string-value="CORRECT">
            <text:p>CORRECT</text:p>
          </table:table-cell>
          <table:table-cell table:formula="of:=IF([.X323]=&quot;CORRECT&quot;;&quot;CORRECT&quot;;IF([.F323]=&quot;Unsure&quot;; &quot;CORRECT&quot;; &quot;INCORRECT&quot;))" office:value-type="string" office:string-value="CORRECT">
            <text:p>CORRECT</text:p>
          </table:table-cell>
          <table:table-cell table:formula="of:=IF([.Y323]=&quot;CORRECT&quot;;&quot;CORRECT&quot;;IF([.N323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323]=[.AC323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323]=[.AE323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19">
            <text:p>19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248">
            <text:p>0.02</text:p>
          </table:table-cell>
          <table:table-cell table:style-name="ce6" office:value-type="float" office:value="1.831">
            <text:p>1.83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19">
            <text:p>19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539">
            <text:p>0.05</text:p>
          </table:table-cell>
          <table:table-cell table:style-name="ce6" office:value-type="float" office:value="3.1168">
            <text:p>3.12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324]; [.M324])" office:value-type="boolean" office:boolean-value="true">
            <text:p>TRUE</text:p>
          </table:table-cell>
          <table:table-cell table:style-name="ce17" table:formula="of:=IF([.Q324]=0;IF([.U324]=[.J324];&quot;YES&quot;; &quot;NO&quot;);&quot;&quot;)">
            <text:p/>
          </table:table-cell>
          <table:table-cell table:formula="of:=IF(AND([.O324]=1; [.R324]=&quot;NO&quot;);&quot;YES&quot;; IF([.R324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24]=[.T324]; &quot;CORRECT&quot;; &quot;INCORRECT&quot;)" office:value-type="string" office:string-value="CORRECT">
            <text:p>CORRECT</text:p>
          </table:table-cell>
          <table:table-cell table:style-name="ce9" table:formula="of:=IF([.U324]=[.B324]; &quot;CORRECT&quot;; &quot;INCORRECT&quot;)" office:value-type="string" office:string-value="CORRECT">
            <text:p>CORRECT</text:p>
          </table:table-cell>
          <table:table-cell table:style-name="ce9" table:formula="of:=IF([.U324]=[.J324]; &quot;CORRECT&quot;; &quot;INCORRECT&quot;)" office:value-type="string" office:string-value="CORRECT">
            <text:p>CORRECT</text:p>
          </table:table-cell>
          <table:table-cell table:formula="of:=IF([.X324]=&quot;CORRECT&quot;;&quot;CORRECT&quot;;IF([.F324]=&quot;Unsure&quot;; &quot;CORRECT&quot;; &quot;INCORRECT&quot;))" office:value-type="string" office:string-value="CORRECT">
            <text:p>CORRECT</text:p>
          </table:table-cell>
          <table:table-cell table:formula="of:=IF([.Y324]=&quot;CORRECT&quot;;&quot;CORRECT&quot;;IF([.N324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324]=[.AC324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324]=[.AE324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20">
            <text:p>20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255">
            <text:p>0.03</text:p>
          </table:table-cell>
          <table:table-cell table:style-name="ce6" office:value-type="float" office:value="2.877">
            <text:p>2.88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20">
            <text:p>20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467">
            <text:p>0.05</text:p>
          </table:table-cell>
          <table:table-cell table:style-name="ce6" office:value-type="float" office:value="3.0683">
            <text:p>3.07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325]; [.M325])" office:value-type="boolean" office:boolean-value="true">
            <text:p>TRUE</text:p>
          </table:table-cell>
          <table:table-cell table:style-name="ce17" table:formula="of:=IF([.Q325]=0;IF([.U325]=[.J325];&quot;YES&quot;; &quot;NO&quot;);&quot;&quot;)">
            <text:p/>
          </table:table-cell>
          <table:table-cell table:formula="of:=IF(AND([.O325]=1; [.R325]=&quot;NO&quot;);&quot;YES&quot;; IF([.R325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25]=[.T325]; &quot;CORRECT&quot;; &quot;INCORRECT&quot;)" office:value-type="string" office:string-value="CORRECT">
            <text:p>CORRECT</text:p>
          </table:table-cell>
          <table:table-cell table:style-name="ce9" table:formula="of:=IF([.U325]=[.B325]; &quot;CORRECT&quot;; &quot;INCORRECT&quot;)" office:value-type="string" office:string-value="CORRECT">
            <text:p>CORRECT</text:p>
          </table:table-cell>
          <table:table-cell table:style-name="ce9" table:formula="of:=IF([.U325]=[.J325]; &quot;CORRECT&quot;; &quot;INCORRECT&quot;)" office:value-type="string" office:string-value="CORRECT">
            <text:p>CORRECT</text:p>
          </table:table-cell>
          <table:table-cell table:formula="of:=IF([.X325]=&quot;CORRECT&quot;;&quot;CORRECT&quot;;IF([.F325]=&quot;Unsure&quot;; &quot;CORRECT&quot;; &quot;INCORRECT&quot;))" office:value-type="string" office:string-value="CORRECT">
            <text:p>CORRECT</text:p>
          </table:table-cell>
          <table:table-cell table:formula="of:=IF([.Y325]=&quot;CORRECT&quot;;&quot;CORRECT&quot;;IF([.N325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325]=[.AC325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325]=[.AE325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21">
            <text:p>21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36">
            <text:p>0.01</text:p>
          </table:table-cell>
          <table:table-cell table:style-name="ce6" office:value-type="float" office:value="0.4534">
            <text:p>0.45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21">
            <text:p>21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1689">
            <text:p>0.17</text:p>
          </table:table-cell>
          <table:table-cell table:style-name="ce6" office:value-type="float" office:value="3.6818">
            <text:p>3.68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326]; [.M326])" office:value-type="boolean" office:boolean-value="true">
            <text:p>TRUE</text:p>
          </table:table-cell>
          <table:table-cell table:style-name="ce17" table:formula="of:=IF([.Q326]=0;IF([.U326]=[.J326];&quot;YES&quot;; &quot;NO&quot;);&quot;&quot;)">
            <text:p/>
          </table:table-cell>
          <table:table-cell table:formula="of:=IF(AND([.O326]=1; [.R326]=&quot;NO&quot;);&quot;YES&quot;; IF([.R326]=&quot;NO&quot;;&quot;NO&quot;;&quot;&quot;))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IF([.U326]=[.T326]; &quot;CORRECT&quot;; &quot;INCORRECT&quot;)" office:value-type="string" office:string-value="INCORRECT">
            <text:p>INCORRECT</text:p>
          </table:table-cell>
          <table:table-cell table:style-name="ce9" table:formula="of:=IF([.U326]=[.B326]; &quot;CORRECT&quot;; &quot;INCORRECT&quot;)" office:value-type="string" office:string-value="CORRECT">
            <text:p>CORRECT</text:p>
          </table:table-cell>
          <table:table-cell table:style-name="ce9" table:formula="of:=IF([.U326]=[.J326]; &quot;CORRECT&quot;; &quot;INCORRECT&quot;)" office:value-type="string" office:string-value="CORRECT">
            <text:p>CORRECT</text:p>
          </table:table-cell>
          <table:table-cell table:formula="of:=IF([.X326]=&quot;CORRECT&quot;;&quot;CORRECT&quot;;IF([.F326]=&quot;Unsure&quot;; &quot;CORRECT&quot;; &quot;INCORRECT&quot;))" office:value-type="string" office:string-value="CORRECT">
            <text:p>CORRECT</text:p>
          </table:table-cell>
          <table:table-cell table:formula="of:=IF([.Y326]=&quot;CORRECT&quot;;&quot;CORRECT&quot;;IF([.N326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326]=[.AC326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326]=[.AE326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22">
            <text:p>22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77">
            <text:p>0.02</text:p>
          </table:table-cell>
          <table:table-cell table:style-name="ce6" office:value-type="float" office:value="2.8118">
            <text:p>2.8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22">
            <text:p>22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685">
            <text:p>0.07</text:p>
          </table:table-cell>
          <table:table-cell table:style-name="ce6" office:value-type="float" office:value="5.3778">
            <text:p>5.38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327]; [.M327])" office:value-type="boolean" office:boolean-value="true">
            <text:p>TRUE</text:p>
          </table:table-cell>
          <table:table-cell table:style-name="ce17" table:formula="of:=IF([.Q327]=0;IF([.U327]=[.J327];&quot;YES&quot;; &quot;NO&quot;);&quot;&quot;)">
            <text:p/>
          </table:table-cell>
          <table:table-cell table:formula="of:=IF(AND([.O327]=1; [.R327]=&quot;NO&quot;);&quot;YES&quot;; IF([.R327]=&quot;NO&quot;;&quot;NO&quot;;&quot;&quot;))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IF([.U327]=[.T327]; &quot;CORRECT&quot;; &quot;INCORRECT&quot;)" office:value-type="string" office:string-value="INCORRECT">
            <text:p>INCORRECT</text:p>
          </table:table-cell>
          <table:table-cell table:style-name="ce9" table:formula="of:=IF([.U327]=[.B327]; &quot;CORRECT&quot;; &quot;INCORRECT&quot;)" office:value-type="string" office:string-value="CORRECT">
            <text:p>CORRECT</text:p>
          </table:table-cell>
          <table:table-cell table:style-name="ce9" table:formula="of:=IF([.U327]=[.J327]; &quot;CORRECT&quot;; &quot;INCORRECT&quot;)" office:value-type="string" office:string-value="CORRECT">
            <text:p>CORRECT</text:p>
          </table:table-cell>
          <table:table-cell table:formula="of:=IF([.X327]=&quot;CORRECT&quot;;&quot;CORRECT&quot;;IF([.F327]=&quot;Unsure&quot;; &quot;CORRECT&quot;; &quot;INCORRECT&quot;))" office:value-type="string" office:string-value="CORRECT">
            <text:p>CORRECT</text:p>
          </table:table-cell>
          <table:table-cell table:formula="of:=IF([.Y327]=&quot;CORRECT&quot;;&quot;CORRECT&quot;;IF([.N327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327]=[.AC327]; &quot;CORRECT&quot;; &quot;INCORRECT&quot;)" office:value-type="string" office:string-value="INCORRECT">
            <text:p>INCORRECT</text:p>
          </table:table-cell>
          <table:table-cell office:value-type="float" office:value="0">
            <text:p>0</text:p>
          </table:table-cell>
          <table:table-cell table:formula="of:=IF([.U327]=[.AE327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23">
            <text:p>23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68">
            <text:p>0.02</text:p>
          </table:table-cell>
          <table:table-cell table:style-name="ce6" office:value-type="float" office:value="1.9464">
            <text:p>1.95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23">
            <text:p>23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391">
            <text:p>0.04</text:p>
          </table:table-cell>
          <table:table-cell table:style-name="ce6" office:value-type="float" office:value="1.8915">
            <text:p>1.89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328]; [.M328])" office:value-type="boolean" office:boolean-value="true">
            <text:p>TRUE</text:p>
          </table:table-cell>
          <table:table-cell table:style-name="ce17" table:formula="of:=IF([.Q328]=0;IF([.U328]=[.J328];&quot;YES&quot;; &quot;NO&quot;);&quot;&quot;)">
            <text:p/>
          </table:table-cell>
          <table:table-cell table:formula="of:=IF(AND([.O328]=1; [.R328]=&quot;NO&quot;);&quot;YES&quot;; IF([.R328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28]=[.T328]; &quot;CORRECT&quot;; &quot;INCORRECT&quot;)" office:value-type="string" office:string-value="CORRECT">
            <text:p>CORRECT</text:p>
          </table:table-cell>
          <table:table-cell table:style-name="ce9" table:formula="of:=IF([.U328]=[.B328]; &quot;CORRECT&quot;; &quot;INCORRECT&quot;)" office:value-type="string" office:string-value="CORRECT">
            <text:p>CORRECT</text:p>
          </table:table-cell>
          <table:table-cell table:style-name="ce9" table:formula="of:=IF([.U328]=[.J328]; &quot;CORRECT&quot;; &quot;INCORRECT&quot;)" office:value-type="string" office:string-value="CORRECT">
            <text:p>CORRECT</text:p>
          </table:table-cell>
          <table:table-cell table:formula="of:=IF([.X328]=&quot;CORRECT&quot;;&quot;CORRECT&quot;;IF([.F328]=&quot;Unsure&quot;; &quot;CORRECT&quot;; &quot;INCORRECT&quot;))" office:value-type="string" office:string-value="CORRECT">
            <text:p>CORRECT</text:p>
          </table:table-cell>
          <table:table-cell table:formula="of:=IF([.Y328]=&quot;CORRECT&quot;;&quot;CORRECT&quot;;IF([.N328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328]=[.AC328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328]=[.AE328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24">
            <text:p>24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0643">
            <text:p>0.06</text:p>
          </table:table-cell>
          <table:table-cell table:style-name="ce6" office:value-type="float" office:value="12.4608">
            <text:p>12.46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style-name="ce6" office:value-type="float" office:value="24">
            <text:p>24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2104">
            <text:p>0.21</text:p>
          </table:table-cell>
          <table:table-cell table:style-name="ce6" office:value-type="float" office:value="24.4786">
            <text:p>24.48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329]; [.M329])" office:value-type="boolean" office:boolean-value="true">
            <text:p>TRUE</text:p>
          </table:table-cell>
          <table:table-cell table:style-name="ce17" table:formula="of:=IF([.Q329]=0;IF([.U329]=[.J329];&quot;YES&quot;; &quot;NO&quot;);&quot;&quot;)">
            <text:p/>
          </table:table-cell>
          <table:table-cell table:formula="of:=IF(AND([.O329]=1; [.R329]=&quot;NO&quot;);&quot;YES&quot;; IF([.R329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29]=[.T329]; &quot;CORRECT&quot;; &quot;INCORRECT&quot;)" office:value-type="string" office:string-value="CORRECT">
            <text:p>CORRECT</text:p>
          </table:table-cell>
          <table:table-cell table:style-name="ce9" table:formula="of:=IF([.U329]=[.B329]; &quot;CORRECT&quot;; &quot;INCORRECT&quot;)" office:value-type="string" office:string-value="INCORRECT">
            <text:p>INCORRECT</text:p>
          </table:table-cell>
          <table:table-cell table:style-name="ce9" table:formula="of:=IF([.U329]=[.J329]; &quot;CORRECT&quot;; &quot;INCORRECT&quot;)" office:value-type="string" office:string-value="INCORRECT">
            <text:p>INCORRECT</text:p>
          </table:table-cell>
          <table:table-cell table:formula="of:=IF([.X329]=&quot;CORRECT&quot;;&quot;CORRECT&quot;;IF([.F329]=&quot;Unsure&quot;; &quot;CORRECT&quot;; &quot;INCORRECT&quot;))" office:value-type="string" office:string-value="CORRECT">
            <text:p>CORRECT</text:p>
          </table:table-cell>
          <table:table-cell table:formula="of:=IF([.Y329]=&quot;CORRECT&quot;;&quot;CORRECT&quot;;IF([.N329]=&quot;Unsure&quot;; &quot;CORRECT&quot;; &quot;INCORRECT&quot;))" office:value-type="string" office:string-value="INCORRECT">
            <text:p>IN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329]=[.AC329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329]=[.AE329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25">
            <text:p>25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207">
            <text:p>0.02</text:p>
          </table:table-cell>
          <table:table-cell table:style-name="ce6" office:value-type="float" office:value="2.0379">
            <text:p>2.04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25">
            <text:p>25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498">
            <text:p>0.05</text:p>
          </table:table-cell>
          <table:table-cell table:style-name="ce6" office:value-type="float" office:value="4.7361">
            <text:p>4.74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330]; [.M330])" office:value-type="boolean" office:boolean-value="true">
            <text:p>TRUE</text:p>
          </table:table-cell>
          <table:table-cell table:style-name="ce17" table:formula="of:=IF([.Q330]=0;IF([.U330]=[.J330];&quot;YES&quot;; &quot;NO&quot;);&quot;&quot;)">
            <text:p/>
          </table:table-cell>
          <table:table-cell table:formula="of:=IF(AND([.O330]=1; [.R330]=&quot;NO&quot;);&quot;YES&quot;; IF([.R330]=&quot;NO&quot;;&quot;NO&quot;;&quot;&quot;))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IF([.U330]=[.T330]; &quot;CORRECT&quot;; &quot;INCORRECT&quot;)" office:value-type="string" office:string-value="INCORRECT">
            <text:p>INCORRECT</text:p>
          </table:table-cell>
          <table:table-cell table:style-name="ce9" table:formula="of:=IF([.U330]=[.B330]; &quot;CORRECT&quot;; &quot;INCORRECT&quot;)" office:value-type="string" office:string-value="CORRECT">
            <text:p>CORRECT</text:p>
          </table:table-cell>
          <table:table-cell table:style-name="ce9" table:formula="of:=IF([.U330]=[.J330]; &quot;CORRECT&quot;; &quot;INCORRECT&quot;)" office:value-type="string" office:string-value="CORRECT">
            <text:p>CORRECT</text:p>
          </table:table-cell>
          <table:table-cell table:formula="of:=IF([.X330]=&quot;CORRECT&quot;;&quot;CORRECT&quot;;IF([.F330]=&quot;Unsure&quot;; &quot;CORRECT&quot;; &quot;INCORRECT&quot;))" office:value-type="string" office:string-value="CORRECT">
            <text:p>CORRECT</text:p>
          </table:table-cell>
          <table:table-cell table:formula="of:=IF([.Y330]=&quot;CORRECT&quot;;&quot;CORRECT&quot;;IF([.N330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330]=[.AC330]; &quot;CORRECT&quot;; &quot;INCORRECT&quot;)" office:value-type="string" office:string-value="INCORRECT">
            <text:p>INCORRECT</text:p>
          </table:table-cell>
          <table:table-cell office:value-type="float" office:value="0">
            <text:p>0</text:p>
          </table:table-cell>
          <table:table-cell table:formula="of:=IF([.U330]=[.AE330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26">
            <text:p>26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79">
            <text:p>0.02</text:p>
          </table:table-cell>
          <table:table-cell table:style-name="ce6" office:value-type="float" office:value="1.738">
            <text:p>1.74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26">
            <text:p>26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506">
            <text:p>0.05</text:p>
          </table:table-cell>
          <table:table-cell table:style-name="ce6" office:value-type="float" office:value="2.9085">
            <text:p>2.9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331]; [.M331])" office:value-type="boolean" office:boolean-value="true">
            <text:p>TRUE</text:p>
          </table:table-cell>
          <table:table-cell table:style-name="ce17" table:formula="of:=IF([.Q331]=0;IF([.U331]=[.J331];&quot;YES&quot;; &quot;NO&quot;);&quot;&quot;)">
            <text:p/>
          </table:table-cell>
          <table:table-cell table:formula="of:=IF(AND([.O331]=1; [.R331]=&quot;NO&quot;);&quot;YES&quot;; IF([.R331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31]=[.T331]; &quot;CORRECT&quot;; &quot;INCORRECT&quot;)" office:value-type="string" office:string-value="CORRECT">
            <text:p>CORRECT</text:p>
          </table:table-cell>
          <table:table-cell table:style-name="ce9" table:formula="of:=IF([.U331]=[.B331]; &quot;CORRECT&quot;; &quot;INCORRECT&quot;)" office:value-type="string" office:string-value="CORRECT">
            <text:p>CORRECT</text:p>
          </table:table-cell>
          <table:table-cell table:style-name="ce9" table:formula="of:=IF([.U331]=[.J331]; &quot;CORRECT&quot;; &quot;INCORRECT&quot;)" office:value-type="string" office:string-value="CORRECT">
            <text:p>CORRECT</text:p>
          </table:table-cell>
          <table:table-cell table:formula="of:=IF([.X331]=&quot;CORRECT&quot;;&quot;CORRECT&quot;;IF([.F331]=&quot;Unsure&quot;; &quot;CORRECT&quot;; &quot;INCORRECT&quot;))" office:value-type="string" office:string-value="CORRECT">
            <text:p>CORRECT</text:p>
          </table:table-cell>
          <table:table-cell table:formula="of:=IF([.Y331]=&quot;CORRECT&quot;;&quot;CORRECT&quot;;IF([.N331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331]=[.AC331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331]=[.AE331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27">
            <text:p>27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417">
            <text:p>0.04</text:p>
          </table:table-cell>
          <table:table-cell table:style-name="ce6" office:value-type="float" office:value="3.8816">
            <text:p>3.88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27">
            <text:p>27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569">
            <text:p>0.06</text:p>
          </table:table-cell>
          <table:table-cell table:style-name="ce6" office:value-type="float" office:value="4.6389">
            <text:p>4.64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332]; [.M332])" office:value-type="boolean" office:boolean-value="true">
            <text:p>TRUE</text:p>
          </table:table-cell>
          <table:table-cell table:style-name="ce17" table:formula="of:=IF([.Q332]=0;IF([.U332]=[.J332];&quot;YES&quot;; &quot;NO&quot;);&quot;&quot;)">
            <text:p/>
          </table:table-cell>
          <table:table-cell table:formula="of:=IF(AND([.O332]=1; [.R332]=&quot;NO&quot;);&quot;YES&quot;; IF([.R332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32]=[.T332]; &quot;CORRECT&quot;; &quot;INCORRECT&quot;)" office:value-type="string" office:string-value="CORRECT">
            <text:p>CORRECT</text:p>
          </table:table-cell>
          <table:table-cell table:style-name="ce9" table:formula="of:=IF([.U332]=[.B332]; &quot;CORRECT&quot;; &quot;INCORRECT&quot;)" office:value-type="string" office:string-value="CORRECT">
            <text:p>CORRECT</text:p>
          </table:table-cell>
          <table:table-cell table:style-name="ce9" table:formula="of:=IF([.U332]=[.J332]; &quot;CORRECT&quot;; &quot;INCORRECT&quot;)" office:value-type="string" office:string-value="CORRECT">
            <text:p>CORRECT</text:p>
          </table:table-cell>
          <table:table-cell table:formula="of:=IF([.X332]=&quot;CORRECT&quot;;&quot;CORRECT&quot;;IF([.F332]=&quot;Unsure&quot;; &quot;CORRECT&quot;; &quot;INCORRECT&quot;))" office:value-type="string" office:string-value="CORRECT">
            <text:p>CORRECT</text:p>
          </table:table-cell>
          <table:table-cell table:formula="of:=IF([.Y332]=&quot;CORRECT&quot;;&quot;CORRECT&quot;;IF([.N332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332]=[.AC332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332]=[.AE332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28">
            <text:p>28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1629">
            <text:p>0.16</text:p>
          </table:table-cell>
          <table:table-cell table:style-name="ce6" office:value-type="float" office:value="33.2252">
            <text:p>33.23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28">
            <text:p>28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2342">
            <text:p>0.23</text:p>
          </table:table-cell>
          <table:table-cell table:style-name="ce6" office:value-type="float" office:value="27.1617">
            <text:p>27.16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333]; [.M333])" office:value-type="boolean" office:boolean-value="true">
            <text:p>TRUE</text:p>
          </table:table-cell>
          <table:table-cell table:style-name="ce17" table:formula="of:=IF([.Q333]=0;IF([.U333]=[.J333];&quot;YES&quot;; &quot;NO&quot;);&quot;&quot;)">
            <text:p/>
          </table:table-cell>
          <table:table-cell table:formula="of:=IF(AND([.O333]=1; [.R333]=&quot;NO&quot;);&quot;YES&quot;; IF([.R333]=&quot;NO&quot;;&quot;NO&quot;;&quot;&quot;))">
            <text:p/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U333]=[.T333]; &quot;CORRECT&quot;; &quot;INCORRECT&quot;)" office:value-type="string" office:string-value="INCORRECT">
            <text:p>INCORRECT</text:p>
          </table:table-cell>
          <table:table-cell table:style-name="ce9" table:formula="of:=IF([.U333]=[.B333]; &quot;CORRECT&quot;; &quot;INCORRECT&quot;)" office:value-type="string" office:string-value="CORRECT">
            <text:p>CORRECT</text:p>
          </table:table-cell>
          <table:table-cell table:style-name="ce9" table:formula="of:=IF([.U333]=[.J333]; &quot;CORRECT&quot;; &quot;INCORRECT&quot;)" office:value-type="string" office:string-value="CORRECT">
            <text:p>CORRECT</text:p>
          </table:table-cell>
          <table:table-cell table:formula="of:=IF([.X333]=&quot;CORRECT&quot;;&quot;CORRECT&quot;;IF([.F333]=&quot;Unsure&quot;; &quot;CORRECT&quot;; &quot;INCORRECT&quot;))" office:value-type="string" office:string-value="CORRECT">
            <text:p>CORRECT</text:p>
          </table:table-cell>
          <table:table-cell table:formula="of:=IF([.Y333]=&quot;CORRECT&quot;;&quot;CORRECT&quot;;IF([.N333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333]=[.AC333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333]=[.AE333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29">
            <text:p>29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39">
            <text:p>0.01</text:p>
          </table:table-cell>
          <table:table-cell table:style-name="ce6" office:value-type="float" office:value="2.7725">
            <text:p>2.77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29">
            <text:p>29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566">
            <text:p>0.06</text:p>
          </table:table-cell>
          <table:table-cell table:style-name="ce6" office:value-type="float" office:value="4.984">
            <text:p>4.98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334]; [.M334])" office:value-type="boolean" office:boolean-value="true">
            <text:p>TRUE</text:p>
          </table:table-cell>
          <table:table-cell table:style-name="ce17" table:formula="of:=IF([.Q334]=0;IF([.U334]=[.J334];&quot;YES&quot;; &quot;NO&quot;);&quot;&quot;)">
            <text:p/>
          </table:table-cell>
          <table:table-cell table:formula="of:=IF(AND([.O334]=1; [.R334]=&quot;NO&quot;);&quot;YES&quot;; IF([.R334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34]=[.T334]; &quot;CORRECT&quot;; &quot;INCORRECT&quot;)" office:value-type="string" office:string-value="CORRECT">
            <text:p>CORRECT</text:p>
          </table:table-cell>
          <table:table-cell table:style-name="ce9" table:formula="of:=IF([.U334]=[.B334]; &quot;CORRECT&quot;; &quot;INCORRECT&quot;)" office:value-type="string" office:string-value="CORRECT">
            <text:p>CORRECT</text:p>
          </table:table-cell>
          <table:table-cell table:style-name="ce9" table:formula="of:=IF([.U334]=[.J334]; &quot;CORRECT&quot;; &quot;INCORRECT&quot;)" office:value-type="string" office:string-value="CORRECT">
            <text:p>CORRECT</text:p>
          </table:table-cell>
          <table:table-cell table:formula="of:=IF([.X334]=&quot;CORRECT&quot;;&quot;CORRECT&quot;;IF([.F334]=&quot;Unsure&quot;; &quot;CORRECT&quot;; &quot;INCORRECT&quot;))" office:value-type="string" office:string-value="CORRECT">
            <text:p>CORRECT</text:p>
          </table:table-cell>
          <table:table-cell table:formula="of:=IF([.Y334]=&quot;CORRECT&quot;;&quot;CORRECT&quot;;IF([.N334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334]=[.AC334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334]=[.AE334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30">
            <text:p>30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63">
            <text:p>0.02</text:p>
          </table:table-cell>
          <table:table-cell table:style-name="ce6" office:value-type="float" office:value="3.0164">
            <text:p>3.02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30">
            <text:p>30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418">
            <text:p>0.04</text:p>
          </table:table-cell>
          <table:table-cell table:style-name="ce6" office:value-type="float" office:value="2.6426">
            <text:p>2.64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335]; [.M335])" office:value-type="boolean" office:boolean-value="true">
            <text:p>TRUE</text:p>
          </table:table-cell>
          <table:table-cell table:style-name="ce17" table:formula="of:=IF([.Q335]=0;IF([.U335]=[.J335];&quot;YES&quot;; &quot;NO&quot;);&quot;&quot;)">
            <text:p/>
          </table:table-cell>
          <table:table-cell table:formula="of:=IF(AND([.O335]=1; [.R335]=&quot;NO&quot;);&quot;YES&quot;; IF([.R335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35]=[.T335]; &quot;CORRECT&quot;; &quot;INCORRECT&quot;)" office:value-type="string" office:string-value="CORRECT">
            <text:p>CORRECT</text:p>
          </table:table-cell>
          <table:table-cell table:style-name="ce9" table:formula="of:=IF([.U335]=[.B335]; &quot;CORRECT&quot;; &quot;INCORRECT&quot;)" office:value-type="string" office:string-value="CORRECT">
            <text:p>CORRECT</text:p>
          </table:table-cell>
          <table:table-cell table:style-name="ce9" table:formula="of:=IF([.U335]=[.J335]; &quot;CORRECT&quot;; &quot;INCORRECT&quot;)" office:value-type="string" office:string-value="CORRECT">
            <text:p>CORRECT</text:p>
          </table:table-cell>
          <table:table-cell table:formula="of:=IF([.X335]=&quot;CORRECT&quot;;&quot;CORRECT&quot;;IF([.F335]=&quot;Unsure&quot;; &quot;CORRECT&quot;; &quot;INCORRECT&quot;))" office:value-type="string" office:string-value="CORRECT">
            <text:p>CORRECT</text:p>
          </table:table-cell>
          <table:table-cell table:formula="of:=IF([.Y335]=&quot;CORRECT&quot;;&quot;CORRECT&quot;;IF([.N335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335]=[.AC335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335]=[.AE335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31">
            <text:p>31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01">
            <text:p>0.01</text:p>
          </table:table-cell>
          <table:table-cell table:style-name="ce6" office:value-type="float" office:value="1.9379">
            <text:p>1.94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31">
            <text:p>31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579">
            <text:p>0.06</text:p>
          </table:table-cell>
          <table:table-cell table:style-name="ce6" office:value-type="float" office:value="4.5142">
            <text:p>4.5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336]; [.M336])" office:value-type="boolean" office:boolean-value="true">
            <text:p>TRUE</text:p>
          </table:table-cell>
          <table:table-cell table:style-name="ce17" table:formula="of:=IF([.Q336]=0;IF([.U336]=[.J336];&quot;YES&quot;; &quot;NO&quot;);&quot;&quot;)">
            <text:p/>
          </table:table-cell>
          <table:table-cell table:formula="of:=IF(AND([.O336]=1; [.R336]=&quot;NO&quot;);&quot;YES&quot;; IF([.R336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36]=[.T336]; &quot;CORRECT&quot;; &quot;INCORRECT&quot;)" office:value-type="string" office:string-value="CORRECT">
            <text:p>CORRECT</text:p>
          </table:table-cell>
          <table:table-cell table:style-name="ce9" table:formula="of:=IF([.U336]=[.B336]; &quot;CORRECT&quot;; &quot;INCORRECT&quot;)" office:value-type="string" office:string-value="CORRECT">
            <text:p>CORRECT</text:p>
          </table:table-cell>
          <table:table-cell table:style-name="ce9" table:formula="of:=IF([.U336]=[.J336]; &quot;CORRECT&quot;; &quot;INCORRECT&quot;)" office:value-type="string" office:string-value="CORRECT">
            <text:p>CORRECT</text:p>
          </table:table-cell>
          <table:table-cell table:formula="of:=IF([.X336]=&quot;CORRECT&quot;;&quot;CORRECT&quot;;IF([.F336]=&quot;Unsure&quot;; &quot;CORRECT&quot;; &quot;INCORRECT&quot;))" office:value-type="string" office:string-value="CORRECT">
            <text:p>CORRECT</text:p>
          </table:table-cell>
          <table:table-cell table:formula="of:=IF([.Y336]=&quot;CORRECT&quot;;&quot;CORRECT&quot;;IF([.N336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336]=[.AC336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336]=[.AE336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32">
            <text:p>32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065">
            <text:p>0.01</text:p>
          </table:table-cell>
          <table:table-cell table:style-name="ce6" office:value-type="float" office:value="2.2427">
            <text:p>2.24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32">
            <text:p>32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373">
            <text:p>0.04</text:p>
          </table:table-cell>
          <table:table-cell table:style-name="ce6" office:value-type="float" office:value="2.8254">
            <text:p>2.83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337]; [.M337])" office:value-type="boolean" office:boolean-value="true">
            <text:p>TRUE</text:p>
          </table:table-cell>
          <table:table-cell table:style-name="ce17" table:formula="of:=IF([.Q337]=0;IF([.U337]=[.J337];&quot;YES&quot;; &quot;NO&quot;);&quot;&quot;)">
            <text:p/>
          </table:table-cell>
          <table:table-cell table:formula="of:=IF(AND([.O337]=1; [.R337]=&quot;NO&quot;);&quot;YES&quot;; IF([.R337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37]=[.T337]; &quot;CORRECT&quot;; &quot;INCORRECT&quot;)" office:value-type="string" office:string-value="CORRECT">
            <text:p>CORRECT</text:p>
          </table:table-cell>
          <table:table-cell table:style-name="ce9" table:formula="of:=IF([.U337]=[.B337]; &quot;CORRECT&quot;; &quot;INCORRECT&quot;)" office:value-type="string" office:string-value="CORRECT">
            <text:p>CORRECT</text:p>
          </table:table-cell>
          <table:table-cell table:style-name="ce9" table:formula="of:=IF([.U337]=[.J337]; &quot;CORRECT&quot;; &quot;INCORRECT&quot;)" office:value-type="string" office:string-value="CORRECT">
            <text:p>CORRECT</text:p>
          </table:table-cell>
          <table:table-cell table:formula="of:=IF([.X337]=&quot;CORRECT&quot;;&quot;CORRECT&quot;;IF([.F337]=&quot;Unsure&quot;; &quot;CORRECT&quot;; &quot;INCORRECT&quot;))" office:value-type="string" office:string-value="CORRECT">
            <text:p>CORRECT</text:p>
          </table:table-cell>
          <table:table-cell table:formula="of:=IF([.Y337]=&quot;CORRECT&quot;;&quot;CORRECT&quot;;IF([.N337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337]=[.AC337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337]=[.AE337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33">
            <text:p>33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43">
            <text:p>0.01</text:p>
          </table:table-cell>
          <table:table-cell table:style-name="ce6" office:value-type="float" office:value="2.9487">
            <text:p>2.95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33">
            <text:p>33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604">
            <text:p>0.06</text:p>
          </table:table-cell>
          <table:table-cell table:style-name="ce6" office:value-type="float" office:value="4.2402">
            <text:p>4.24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338]; [.M338])" office:value-type="boolean" office:boolean-value="true">
            <text:p>TRUE</text:p>
          </table:table-cell>
          <table:table-cell table:style-name="ce17" table:formula="of:=IF([.Q338]=0;IF([.U338]=[.J338];&quot;YES&quot;; &quot;NO&quot;);&quot;&quot;)">
            <text:p/>
          </table:table-cell>
          <table:table-cell table:formula="of:=IF(AND([.O338]=1; [.R338]=&quot;NO&quot;);&quot;YES&quot;; IF([.R338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38]=[.T338]; &quot;CORRECT&quot;; &quot;INCORRECT&quot;)" office:value-type="string" office:string-value="CORRECT">
            <text:p>CORRECT</text:p>
          </table:table-cell>
          <table:table-cell table:style-name="ce9" table:formula="of:=IF([.U338]=[.B338]; &quot;CORRECT&quot;; &quot;INCORRECT&quot;)" office:value-type="string" office:string-value="CORRECT">
            <text:p>CORRECT</text:p>
          </table:table-cell>
          <table:table-cell table:style-name="ce9" table:formula="of:=IF([.U338]=[.J338]; &quot;CORRECT&quot;; &quot;INCORRECT&quot;)" office:value-type="string" office:string-value="CORRECT">
            <text:p>CORRECT</text:p>
          </table:table-cell>
          <table:table-cell table:formula="of:=IF([.X338]=&quot;CORRECT&quot;;&quot;CORRECT&quot;;IF([.F338]=&quot;Unsure&quot;; &quot;CORRECT&quot;; &quot;INCORRECT&quot;))" office:value-type="string" office:string-value="CORRECT">
            <text:p>CORRECT</text:p>
          </table:table-cell>
          <table:table-cell table:formula="of:=IF([.Y338]=&quot;CORRECT&quot;;&quot;CORRECT&quot;;IF([.N338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338]=[.AC338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338]=[.AE338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34">
            <text:p>34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96">
            <text:p>0.02</text:p>
          </table:table-cell>
          <table:table-cell table:style-name="ce6" office:value-type="float" office:value="2.7523">
            <text:p>2.75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34">
            <text:p>34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486">
            <text:p>0.05</text:p>
          </table:table-cell>
          <table:table-cell table:style-name="ce6" office:value-type="float" office:value="4.5206">
            <text:p>4.52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339]; [.M339])" office:value-type="boolean" office:boolean-value="true">
            <text:p>TRUE</text:p>
          </table:table-cell>
          <table:table-cell table:style-name="ce17" table:formula="of:=IF([.Q339]=0;IF([.U339]=[.J339];&quot;YES&quot;; &quot;NO&quot;);&quot;&quot;)">
            <text:p/>
          </table:table-cell>
          <table:table-cell table:formula="of:=IF(AND([.O339]=1; [.R339]=&quot;NO&quot;);&quot;YES&quot;; IF([.R339]=&quot;NO&quot;;&quot;NO&quot;;&quot;&quot;))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IF([.U339]=[.T339]; &quot;CORRECT&quot;; &quot;INCORRECT&quot;)" office:value-type="string" office:string-value="INCORRECT">
            <text:p>INCORRECT</text:p>
          </table:table-cell>
          <table:table-cell table:style-name="ce9" table:formula="of:=IF([.U339]=[.B339]; &quot;CORRECT&quot;; &quot;INCORRECT&quot;)" office:value-type="string" office:string-value="CORRECT">
            <text:p>CORRECT</text:p>
          </table:table-cell>
          <table:table-cell table:style-name="ce9" table:formula="of:=IF([.U339]=[.J339]; &quot;CORRECT&quot;; &quot;INCORRECT&quot;)" office:value-type="string" office:string-value="CORRECT">
            <text:p>CORRECT</text:p>
          </table:table-cell>
          <table:table-cell table:formula="of:=IF([.X339]=&quot;CORRECT&quot;;&quot;CORRECT&quot;;IF([.F339]=&quot;Unsure&quot;; &quot;CORRECT&quot;; &quot;INCORRECT&quot;))" office:value-type="string" office:string-value="CORRECT">
            <text:p>CORRECT</text:p>
          </table:table-cell>
          <table:table-cell table:formula="of:=IF([.Y339]=&quot;CORRECT&quot;;&quot;CORRECT&quot;;IF([.N339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339]=[.AC339]; &quot;CORRECT&quot;; &quot;INCORRECT&quot;)" office:value-type="string" office:string-value="INCORRECT">
            <text:p>INCORRECT</text:p>
          </table:table-cell>
          <table:table-cell office:value-type="float" office:value="0">
            <text:p>0</text:p>
          </table:table-cell>
          <table:table-cell table:formula="of:=IF([.U339]=[.AE339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35">
            <text:p>35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58">
            <text:p>0.02</text:p>
          </table:table-cell>
          <table:table-cell table:style-name="ce6" office:value-type="float" office:value="1.3834">
            <text:p>1.38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35">
            <text:p>35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732">
            <text:p>0.07</text:p>
          </table:table-cell>
          <table:table-cell table:style-name="ce6" office:value-type="float" office:value="2.27">
            <text:p>2.27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340]; [.M340])" office:value-type="boolean" office:boolean-value="true">
            <text:p>TRUE</text:p>
          </table:table-cell>
          <table:table-cell table:style-name="ce17" table:formula="of:=IF([.Q340]=0;IF([.U340]=[.J340];&quot;YES&quot;; &quot;NO&quot;);&quot;&quot;)">
            <text:p/>
          </table:table-cell>
          <table:table-cell table:formula="of:=IF(AND([.O340]=1; [.R340]=&quot;NO&quot;);&quot;YES&quot;; IF([.R340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40]=[.T340]; &quot;CORRECT&quot;; &quot;INCORRECT&quot;)" office:value-type="string" office:string-value="CORRECT">
            <text:p>CORRECT</text:p>
          </table:table-cell>
          <table:table-cell table:style-name="ce9" table:formula="of:=IF([.U340]=[.B340]; &quot;CORRECT&quot;; &quot;INCORRECT&quot;)" office:value-type="string" office:string-value="CORRECT">
            <text:p>CORRECT</text:p>
          </table:table-cell>
          <table:table-cell table:style-name="ce9" table:formula="of:=IF([.U340]=[.J340]; &quot;CORRECT&quot;; &quot;INCORRECT&quot;)" office:value-type="string" office:string-value="CORRECT">
            <text:p>CORRECT</text:p>
          </table:table-cell>
          <table:table-cell table:formula="of:=IF([.X340]=&quot;CORRECT&quot;;&quot;CORRECT&quot;;IF([.F340]=&quot;Unsure&quot;; &quot;CORRECT&quot;; &quot;INCORRECT&quot;))" office:value-type="string" office:string-value="CORRECT">
            <text:p>CORRECT</text:p>
          </table:table-cell>
          <table:table-cell table:formula="of:=IF([.Y340]=&quot;CORRECT&quot;;&quot;CORRECT&quot;;IF([.N340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340]=[.AC340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340]=[.AE340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36">
            <text:p>36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7">
            <text:p>0.02</text:p>
          </table:table-cell>
          <table:table-cell table:style-name="ce6" office:value-type="float" office:value="1.5512">
            <text:p>1.55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36">
            <text:p>36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777">
            <text:p>0.08</text:p>
          </table:table-cell>
          <table:table-cell table:style-name="ce6" office:value-type="float" office:value="4.3365">
            <text:p>4.34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341]; [.M341])" office:value-type="boolean" office:boolean-value="true">
            <text:p>TRUE</text:p>
          </table:table-cell>
          <table:table-cell table:style-name="ce17" table:formula="of:=IF([.Q341]=0;IF([.U341]=[.J341];&quot;YES&quot;; &quot;NO&quot;);&quot;&quot;)">
            <text:p/>
          </table:table-cell>
          <table:table-cell table:formula="of:=IF(AND([.O341]=1; [.R341]=&quot;NO&quot;);&quot;YES&quot;; IF([.R341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41]=[.T341]; &quot;CORRECT&quot;; &quot;INCORRECT&quot;)" office:value-type="string" office:string-value="CORRECT">
            <text:p>CORRECT</text:p>
          </table:table-cell>
          <table:table-cell table:style-name="ce9" table:formula="of:=IF([.U341]=[.B341]; &quot;CORRECT&quot;; &quot;INCORRECT&quot;)" office:value-type="string" office:string-value="CORRECT">
            <text:p>CORRECT</text:p>
          </table:table-cell>
          <table:table-cell table:style-name="ce9" table:formula="of:=IF([.U341]=[.J341]; &quot;CORRECT&quot;; &quot;INCORRECT&quot;)" office:value-type="string" office:string-value="CORRECT">
            <text:p>CORRECT</text:p>
          </table:table-cell>
          <table:table-cell table:formula="of:=IF([.X341]=&quot;CORRECT&quot;;&quot;CORRECT&quot;;IF([.F341]=&quot;Unsure&quot;; &quot;CORRECT&quot;; &quot;INCORRECT&quot;))" office:value-type="string" office:string-value="CORRECT">
            <text:p>CORRECT</text:p>
          </table:table-cell>
          <table:table-cell table:formula="of:=IF([.Y341]=&quot;CORRECT&quot;;&quot;CORRECT&quot;;IF([.N341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341]=[.AC341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341]=[.AE341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37">
            <text:p>37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223">
            <text:p>0.02</text:p>
          </table:table-cell>
          <table:table-cell table:style-name="ce6" office:value-type="float" office:value="1.7446">
            <text:p>1.74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37">
            <text:p>37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32">
            <text:p>0.03</text:p>
          </table:table-cell>
          <table:table-cell table:style-name="ce6" office:value-type="float" office:value="3.2302">
            <text:p>3.23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342]; [.M342])" office:value-type="boolean" office:boolean-value="true">
            <text:p>TRUE</text:p>
          </table:table-cell>
          <table:table-cell table:style-name="ce17" table:formula="of:=IF([.Q342]=0;IF([.U342]=[.J342];&quot;YES&quot;; &quot;NO&quot;);&quot;&quot;)">
            <text:p/>
          </table:table-cell>
          <table:table-cell table:formula="of:=IF(AND([.O342]=1; [.R342]=&quot;NO&quot;);&quot;YES&quot;; IF([.R342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42]=[.T342]; &quot;CORRECT&quot;; &quot;INCORRECT&quot;)" office:value-type="string" office:string-value="CORRECT">
            <text:p>CORRECT</text:p>
          </table:table-cell>
          <table:table-cell table:style-name="ce9" table:formula="of:=IF([.U342]=[.B342]; &quot;CORRECT&quot;; &quot;INCORRECT&quot;)" office:value-type="string" office:string-value="CORRECT">
            <text:p>CORRECT</text:p>
          </table:table-cell>
          <table:table-cell table:style-name="ce9" table:formula="of:=IF([.U342]=[.J342]; &quot;CORRECT&quot;; &quot;INCORRECT&quot;)" office:value-type="string" office:string-value="CORRECT">
            <text:p>CORRECT</text:p>
          </table:table-cell>
          <table:table-cell table:formula="of:=IF([.X342]=&quot;CORRECT&quot;;&quot;CORRECT&quot;;IF([.F342]=&quot;Unsure&quot;; &quot;CORRECT&quot;; &quot;INCORRECT&quot;))" office:value-type="string" office:string-value="CORRECT">
            <text:p>CORRECT</text:p>
          </table:table-cell>
          <table:table-cell table:formula="of:=IF([.Y342]=&quot;CORRECT&quot;;&quot;CORRECT&quot;;IF([.N342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342]=[.AC342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342]=[.AE342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38">
            <text:p>38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4.2439">
            <text:p>4.24</text:p>
          </table:table-cell>
          <table:table-cell table:style-name="ce6" office:value-type="float" office:value="751.9598">
            <text:p>751.96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38">
            <text:p>38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3.9299">
            <text:p>3.93</text:p>
          </table:table-cell>
          <table:table-cell table:style-name="ce6" office:value-type="float" office:value="441.7878">
            <text:p>441.79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343]; [.M343])" office:value-type="boolean" office:boolean-value="true">
            <text:p>TRUE</text:p>
          </table:table-cell>
          <table:table-cell table:style-name="ce17" table:formula="of:=IF([.Q343]=0;IF([.U343]=[.J343];&quot;YES&quot;; &quot;NO&quot;);&quot;&quot;)">
            <text:p/>
          </table:table-cell>
          <table:table-cell table:formula="of:=IF(AND([.O343]=1; [.R343]=&quot;NO&quot;);&quot;YES&quot;; IF([.R343]=&quot;NO&quot;;&quot;NO&quot;;&quot;&quot;))">
            <text:p/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U343]=[.T343]; &quot;CORRECT&quot;; &quot;INCORRECT&quot;)" office:value-type="string" office:string-value="INCORRECT">
            <text:p>INCORRECT</text:p>
          </table:table-cell>
          <table:table-cell table:style-name="ce9" table:formula="of:=IF([.U343]=[.B343]; &quot;CORRECT&quot;; &quot;INCORRECT&quot;)" office:value-type="string" office:string-value="CORRECT">
            <text:p>CORRECT</text:p>
          </table:table-cell>
          <table:table-cell table:style-name="ce9" table:formula="of:=IF([.U343]=[.J343]; &quot;CORRECT&quot;; &quot;INCORRECT&quot;)" office:value-type="string" office:string-value="CORRECT">
            <text:p>CORRECT</text:p>
          </table:table-cell>
          <table:table-cell table:formula="of:=IF([.X343]=&quot;CORRECT&quot;;&quot;CORRECT&quot;;IF([.F343]=&quot;Unsure&quot;; &quot;CORRECT&quot;; &quot;INCORRECT&quot;))" office:value-type="string" office:string-value="CORRECT">
            <text:p>CORRECT</text:p>
          </table:table-cell>
          <table:table-cell table:formula="of:=IF([.Y343]=&quot;CORRECT&quot;;&quot;CORRECT&quot;;IF([.N343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343]=[.AC343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343]=[.AE343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39">
            <text:p>39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092">
            <text:p>0.01</text:p>
          </table:table-cell>
          <table:table-cell table:style-name="ce6" office:value-type="float" office:value="2.3941">
            <text:p>2.39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39">
            <text:p>39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589">
            <text:p>0.06</text:p>
          </table:table-cell>
          <table:table-cell table:style-name="ce6" office:value-type="float" office:value="4.1292">
            <text:p>4.13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344]; [.M344])" office:value-type="boolean" office:boolean-value="true">
            <text:p>TRUE</text:p>
          </table:table-cell>
          <table:table-cell table:style-name="ce17" table:formula="of:=IF([.Q344]=0;IF([.U344]=[.J344];&quot;YES&quot;; &quot;NO&quot;);&quot;&quot;)">
            <text:p/>
          </table:table-cell>
          <table:table-cell table:formula="of:=IF(AND([.O344]=1; [.R344]=&quot;NO&quot;);&quot;YES&quot;; IF([.R344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44]=[.T344]; &quot;CORRECT&quot;; &quot;INCORRECT&quot;)" office:value-type="string" office:string-value="CORRECT">
            <text:p>CORRECT</text:p>
          </table:table-cell>
          <table:table-cell table:style-name="ce9" table:formula="of:=IF([.U344]=[.B344]; &quot;CORRECT&quot;; &quot;INCORRECT&quot;)" office:value-type="string" office:string-value="CORRECT">
            <text:p>CORRECT</text:p>
          </table:table-cell>
          <table:table-cell table:style-name="ce9" table:formula="of:=IF([.U344]=[.J344]; &quot;CORRECT&quot;; &quot;INCORRECT&quot;)" office:value-type="string" office:string-value="CORRECT">
            <text:p>CORRECT</text:p>
          </table:table-cell>
          <table:table-cell table:formula="of:=IF([.X344]=&quot;CORRECT&quot;;&quot;CORRECT&quot;;IF([.F344]=&quot;Unsure&quot;; &quot;CORRECT&quot;; &quot;INCORRECT&quot;))" office:value-type="string" office:string-value="CORRECT">
            <text:p>CORRECT</text:p>
          </table:table-cell>
          <table:table-cell table:formula="of:=IF([.Y344]=&quot;CORRECT&quot;;&quot;CORRECT&quot;;IF([.N344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344]=[.AC344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344]=[.AE344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40">
            <text:p>40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395">
            <text:p>0.04</text:p>
          </table:table-cell>
          <table:table-cell table:style-name="ce6" office:value-type="float" office:value="7.9334">
            <text:p>7.93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style-name="ce6" office:value-type="float" office:value="40">
            <text:p>40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1314">
            <text:p>0.13</text:p>
          </table:table-cell>
          <table:table-cell table:style-name="ce6" office:value-type="float" office:value="14.7215">
            <text:p>14.72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345]; [.M345])" office:value-type="boolean" office:boolean-value="false">
            <text:p>FALSE</text:p>
          </table:table-cell>
          <table:table-cell table:style-name="ce17" table:formula="of:=IF([.Q345]=0;IF([.U345]=[.J345];&quot;YES&quot;; &quot;NO&quot;);&quot;&quot;)" office:value-type="string" office:string-value="NO">
            <text:p>NO</text:p>
          </table:table-cell>
          <table:table-cell table:formula="of:=IF(AND([.O345]=1; [.R345]=&quot;NO&quot;);&quot;YES&quot;; IF([.R345]=&quot;NO&quot;;&quot;NO&quot;;&quot;&quot;))" office:value-type="string" office:string-value="YES">
            <text:p>YES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45]=[.T345]; &quot;CORRECT&quot;; &quot;INCORRECT&quot;)" office:value-type="string" office:string-value="CORRECT">
            <text:p>CORRECT</text:p>
          </table:table-cell>
          <table:table-cell table:style-name="ce9" table:formula="of:=IF([.U345]=[.B345]; &quot;CORRECT&quot;; &quot;INCORRECT&quot;)" office:value-type="string" office:string-value="CORRECT">
            <text:p>CORRECT</text:p>
          </table:table-cell>
          <table:table-cell table:style-name="ce9" table:formula="of:=IF([.U345]=[.J345]; &quot;CORRECT&quot;; &quot;INCORRECT&quot;)" office:value-type="string" office:string-value="INCORRECT">
            <text:p>INCORRECT</text:p>
          </table:table-cell>
          <table:table-cell table:formula="of:=IF([.X345]=&quot;CORRECT&quot;;&quot;CORRECT&quot;;IF([.F345]=&quot;Unsure&quot;; &quot;CORRECT&quot;; &quot;INCORRECT&quot;))" office:value-type="string" office:string-value="CORRECT">
            <text:p>CORRECT</text:p>
          </table:table-cell>
          <table:table-cell table:formula="of:=IF([.Y345]=&quot;CORRECT&quot;;&quot;CORRECT&quot;;IF([.N345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345]=[.AC345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345]=[.AE345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41">
            <text:p>41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0561">
            <text:p>0.06</text:p>
          </table:table-cell>
          <table:table-cell table:style-name="ce6" office:value-type="float" office:value="13.8552">
            <text:p>13.86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style-name="ce6" office:value-type="float" office:value="41">
            <text:p>41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2205">
            <text:p>0.22</text:p>
          </table:table-cell>
          <table:table-cell table:style-name="ce6" office:value-type="float" office:value="17.1702">
            <text:p>17.17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346]; [.M346])" office:value-type="boolean" office:boolean-value="true">
            <text:p>TRUE</text:p>
          </table:table-cell>
          <table:table-cell table:style-name="ce17" table:formula="of:=IF([.Q346]=0;IF([.U346]=[.J346];&quot;YES&quot;; &quot;NO&quot;);&quot;&quot;)">
            <text:p/>
          </table:table-cell>
          <table:table-cell table:formula="of:=IF(AND([.O346]=1; [.R346]=&quot;NO&quot;);&quot;YES&quot;; IF([.R346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46]=[.T346]; &quot;CORRECT&quot;; &quot;INCORRECT&quot;)" office:value-type="string" office:string-value="CORRECT">
            <text:p>CORRECT</text:p>
          </table:table-cell>
          <table:table-cell table:style-name="ce9" table:formula="of:=IF([.U346]=[.B346]; &quot;CORRECT&quot;; &quot;INCORRECT&quot;)" office:value-type="string" office:string-value="INCORRECT">
            <text:p>INCORRECT</text:p>
          </table:table-cell>
          <table:table-cell table:style-name="ce9" table:formula="of:=IF([.U346]=[.J346]; &quot;CORRECT&quot;; &quot;INCORRECT&quot;)" office:value-type="string" office:string-value="INCORRECT">
            <text:p>INCORRECT</text:p>
          </table:table-cell>
          <table:table-cell table:formula="of:=IF([.X346]=&quot;CORRECT&quot;;&quot;CORRECT&quot;;IF([.F346]=&quot;Unsure&quot;; &quot;CORRECT&quot;; &quot;INCORRECT&quot;))" office:value-type="string" office:string-value="CORRECT">
            <text:p>CORRECT</text:p>
          </table:table-cell>
          <table:table-cell table:formula="of:=IF([.Y346]=&quot;CORRECT&quot;;&quot;CORRECT&quot;;IF([.N346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346]=[.AC346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346]=[.AE346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42">
            <text:p>42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317">
            <text:p>0.03</text:p>
          </table:table-cell>
          <table:table-cell table:style-name="ce6" office:value-type="float" office:value="3.1624">
            <text:p>3.16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42">
            <text:p>42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1472">
            <text:p>0.15</text:p>
          </table:table-cell>
          <table:table-cell table:style-name="ce6" office:value-type="float" office:value="7.5791">
            <text:p>7.58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347]; [.M347])" office:value-type="boolean" office:boolean-value="true">
            <text:p>TRUE</text:p>
          </table:table-cell>
          <table:table-cell table:style-name="ce17" table:formula="of:=IF([.Q347]=0;IF([.U347]=[.J347];&quot;YES&quot;; &quot;NO&quot;);&quot;&quot;)">
            <text:p/>
          </table:table-cell>
          <table:table-cell table:formula="of:=IF(AND([.O347]=1; [.R347]=&quot;NO&quot;);&quot;YES&quot;; IF([.R347]=&quot;NO&quot;;&quot;NO&quot;;&quot;&quot;))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IF([.U347]=[.T347]; &quot;CORRECT&quot;; &quot;INCORRECT&quot;)" office:value-type="string" office:string-value="INCORRECT">
            <text:p>INCORRECT</text:p>
          </table:table-cell>
          <table:table-cell table:style-name="ce9" table:formula="of:=IF([.U347]=[.B347]; &quot;CORRECT&quot;; &quot;INCORRECT&quot;)" office:value-type="string" office:string-value="CORRECT">
            <text:p>CORRECT</text:p>
          </table:table-cell>
          <table:table-cell table:style-name="ce9" table:formula="of:=IF([.U347]=[.J347]; &quot;CORRECT&quot;; &quot;INCORRECT&quot;)" office:value-type="string" office:string-value="CORRECT">
            <text:p>CORRECT</text:p>
          </table:table-cell>
          <table:table-cell table:formula="of:=IF([.X347]=&quot;CORRECT&quot;;&quot;CORRECT&quot;;IF([.F347]=&quot;Unsure&quot;; &quot;CORRECT&quot;; &quot;INCORRECT&quot;))" office:value-type="string" office:string-value="CORRECT">
            <text:p>CORRECT</text:p>
          </table:table-cell>
          <table:table-cell table:formula="of:=IF([.Y347]=&quot;CORRECT&quot;;&quot;CORRECT&quot;;IF([.N347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347]=[.AC347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347]=[.AE347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43">
            <text:p>43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28">
            <text:p>0.01</text:p>
          </table:table-cell>
          <table:table-cell table:style-name="ce6" office:value-type="float" office:value="1.6903">
            <text:p>1.69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43">
            <text:p>43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486">
            <text:p>0.05</text:p>
          </table:table-cell>
          <table:table-cell table:style-name="ce6" office:value-type="float" office:value="4.3978">
            <text:p>4.4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348]; [.M348])" office:value-type="boolean" office:boolean-value="true">
            <text:p>TRUE</text:p>
          </table:table-cell>
          <table:table-cell table:style-name="ce17" table:formula="of:=IF([.Q348]=0;IF([.U348]=[.J348];&quot;YES&quot;; &quot;NO&quot;);&quot;&quot;)">
            <text:p/>
          </table:table-cell>
          <table:table-cell table:formula="of:=IF(AND([.O348]=1; [.R348]=&quot;NO&quot;);&quot;YES&quot;; IF([.R348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48]=[.T348]; &quot;CORRECT&quot;; &quot;INCORRECT&quot;)" office:value-type="string" office:string-value="CORRECT">
            <text:p>CORRECT</text:p>
          </table:table-cell>
          <table:table-cell table:style-name="ce9" table:formula="of:=IF([.U348]=[.B348]; &quot;CORRECT&quot;; &quot;INCORRECT&quot;)" office:value-type="string" office:string-value="CORRECT">
            <text:p>CORRECT</text:p>
          </table:table-cell>
          <table:table-cell table:style-name="ce9" table:formula="of:=IF([.U348]=[.J348]; &quot;CORRECT&quot;; &quot;INCORRECT&quot;)" office:value-type="string" office:string-value="CORRECT">
            <text:p>CORRECT</text:p>
          </table:table-cell>
          <table:table-cell table:formula="of:=IF([.X348]=&quot;CORRECT&quot;;&quot;CORRECT&quot;;IF([.F348]=&quot;Unsure&quot;; &quot;CORRECT&quot;; &quot;INCORRECT&quot;))" office:value-type="string" office:string-value="CORRECT">
            <text:p>CORRECT</text:p>
          </table:table-cell>
          <table:table-cell table:formula="of:=IF([.Y348]=&quot;CORRECT&quot;;&quot;CORRECT&quot;;IF([.N348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348]=[.AC348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348]=[.AE348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44">
            <text:p>44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63">
            <text:p>0.02</text:p>
          </table:table-cell>
          <table:table-cell table:style-name="ce6" office:value-type="float" office:value="3.3696">
            <text:p>3.37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44">
            <text:p>44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375">
            <text:p>0.04</text:p>
          </table:table-cell>
          <table:table-cell table:style-name="ce6" office:value-type="float" office:value="3.364">
            <text:p>3.36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349]; [.M349])" office:value-type="boolean" office:boolean-value="true">
            <text:p>TRUE</text:p>
          </table:table-cell>
          <table:table-cell table:style-name="ce17" table:formula="of:=IF([.Q349]=0;IF([.U349]=[.J349];&quot;YES&quot;; &quot;NO&quot;);&quot;&quot;)">
            <text:p/>
          </table:table-cell>
          <table:table-cell table:formula="of:=IF(AND([.O349]=1; [.R349]=&quot;NO&quot;);&quot;YES&quot;; IF([.R349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49]=[.T349]; &quot;CORRECT&quot;; &quot;INCORRECT&quot;)" office:value-type="string" office:string-value="CORRECT">
            <text:p>CORRECT</text:p>
          </table:table-cell>
          <table:table-cell table:style-name="ce9" table:formula="of:=IF([.U349]=[.B349]; &quot;CORRECT&quot;; &quot;INCORRECT&quot;)" office:value-type="string" office:string-value="CORRECT">
            <text:p>CORRECT</text:p>
          </table:table-cell>
          <table:table-cell table:style-name="ce9" table:formula="of:=IF([.U349]=[.J349]; &quot;CORRECT&quot;; &quot;INCORRECT&quot;)" office:value-type="string" office:string-value="CORRECT">
            <text:p>CORRECT</text:p>
          </table:table-cell>
          <table:table-cell table:formula="of:=IF([.X349]=&quot;CORRECT&quot;;&quot;CORRECT&quot;;IF([.F349]=&quot;Unsure&quot;; &quot;CORRECT&quot;; &quot;INCORRECT&quot;))" office:value-type="string" office:string-value="CORRECT">
            <text:p>CORRECT</text:p>
          </table:table-cell>
          <table:table-cell table:formula="of:=IF([.Y349]=&quot;CORRECT&quot;;&quot;CORRECT&quot;;IF([.N349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349]=[.AC349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349]=[.AE349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45">
            <text:p>45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83">
            <text:p>0.02</text:p>
          </table:table-cell>
          <table:table-cell table:style-name="ce6" office:value-type="float" office:value="0.8134">
            <text:p>0.8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45">
            <text:p>45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883">
            <text:p>0.09</text:p>
          </table:table-cell>
          <table:table-cell table:style-name="ce6" office:value-type="float" office:value="4.1135">
            <text:p>4.1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350]; [.M350])" office:value-type="boolean" office:boolean-value="true">
            <text:p>TRUE</text:p>
          </table:table-cell>
          <table:table-cell table:style-name="ce17" table:formula="of:=IF([.Q350]=0;IF([.U350]=[.J350];&quot;YES&quot;; &quot;NO&quot;);&quot;&quot;)">
            <text:p/>
          </table:table-cell>
          <table:table-cell table:formula="of:=IF(AND([.O350]=1; [.R350]=&quot;NO&quot;);&quot;YES&quot;; IF([.R350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50]=[.T350]; &quot;CORRECT&quot;; &quot;INCORRECT&quot;)" office:value-type="string" office:string-value="CORRECT">
            <text:p>CORRECT</text:p>
          </table:table-cell>
          <table:table-cell table:style-name="ce9" table:formula="of:=IF([.U350]=[.B350]; &quot;CORRECT&quot;; &quot;INCORRECT&quot;)" office:value-type="string" office:string-value="CORRECT">
            <text:p>CORRECT</text:p>
          </table:table-cell>
          <table:table-cell table:style-name="ce9" table:formula="of:=IF([.U350]=[.J350]; &quot;CORRECT&quot;; &quot;INCORRECT&quot;)" office:value-type="string" office:string-value="CORRECT">
            <text:p>CORRECT</text:p>
          </table:table-cell>
          <table:table-cell table:formula="of:=IF([.X350]=&quot;CORRECT&quot;;&quot;CORRECT&quot;;IF([.F350]=&quot;Unsure&quot;; &quot;CORRECT&quot;; &quot;INCORRECT&quot;))" office:value-type="string" office:string-value="CORRECT">
            <text:p>CORRECT</text:p>
          </table:table-cell>
          <table:table-cell table:formula="of:=IF([.Y350]=&quot;CORRECT&quot;;&quot;CORRECT&quot;;IF([.N350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350]=[.AC350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350]=[.AE350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46">
            <text:p>46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22">
            <text:p>0.01</text:p>
          </table:table-cell>
          <table:table-cell table:style-name="ce6" office:value-type="float" office:value="2.0093">
            <text:p>2.0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46">
            <text:p>46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487">
            <text:p>0.05</text:p>
          </table:table-cell>
          <table:table-cell table:style-name="ce6" office:value-type="float" office:value="3.7718">
            <text:p>3.77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351]; [.M351])" office:value-type="boolean" office:boolean-value="true">
            <text:p>TRUE</text:p>
          </table:table-cell>
          <table:table-cell table:style-name="ce17" table:formula="of:=IF([.Q351]=0;IF([.U351]=[.J351];&quot;YES&quot;; &quot;NO&quot;);&quot;&quot;)">
            <text:p/>
          </table:table-cell>
          <table:table-cell table:formula="of:=IF(AND([.O351]=1; [.R351]=&quot;NO&quot;);&quot;YES&quot;; IF([.R351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51]=[.T351]; &quot;CORRECT&quot;; &quot;INCORRECT&quot;)" office:value-type="string" office:string-value="CORRECT">
            <text:p>CORRECT</text:p>
          </table:table-cell>
          <table:table-cell table:style-name="ce9" table:formula="of:=IF([.U351]=[.B351]; &quot;CORRECT&quot;; &quot;INCORRECT&quot;)" office:value-type="string" office:string-value="CORRECT">
            <text:p>CORRECT</text:p>
          </table:table-cell>
          <table:table-cell table:style-name="ce9" table:formula="of:=IF([.U351]=[.J351]; &quot;CORRECT&quot;; &quot;INCORRECT&quot;)" office:value-type="string" office:string-value="CORRECT">
            <text:p>CORRECT</text:p>
          </table:table-cell>
          <table:table-cell table:formula="of:=IF([.X351]=&quot;CORRECT&quot;;&quot;CORRECT&quot;;IF([.F351]=&quot;Unsure&quot;; &quot;CORRECT&quot;; &quot;INCORRECT&quot;))" office:value-type="string" office:string-value="CORRECT">
            <text:p>CORRECT</text:p>
          </table:table-cell>
          <table:table-cell table:formula="of:=IF([.Y351]=&quot;CORRECT&quot;;&quot;CORRECT&quot;;IF([.N351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351]=[.AC351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351]=[.AE351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47">
            <text:p>47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082">
            <text:p>0.01</text:p>
          </table:table-cell>
          <table:table-cell table:style-name="ce6" office:value-type="float" office:value="1.3097">
            <text:p>1.3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47">
            <text:p>47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366">
            <text:p>0.04</text:p>
          </table:table-cell>
          <table:table-cell table:style-name="ce6" office:value-type="float" office:value="3.0935">
            <text:p>3.09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352]; [.M352])" office:value-type="boolean" office:boolean-value="true">
            <text:p>TRUE</text:p>
          </table:table-cell>
          <table:table-cell table:style-name="ce17" table:formula="of:=IF([.Q352]=0;IF([.U352]=[.J352];&quot;YES&quot;; &quot;NO&quot;);&quot;&quot;)">
            <text:p/>
          </table:table-cell>
          <table:table-cell table:formula="of:=IF(AND([.O352]=1; [.R352]=&quot;NO&quot;);&quot;YES&quot;; IF([.R352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52]=[.T352]; &quot;CORRECT&quot;; &quot;INCORRECT&quot;)" office:value-type="string" office:string-value="CORRECT">
            <text:p>CORRECT</text:p>
          </table:table-cell>
          <table:table-cell table:style-name="ce9" table:formula="of:=IF([.U352]=[.B352]; &quot;CORRECT&quot;; &quot;INCORRECT&quot;)" office:value-type="string" office:string-value="CORRECT">
            <text:p>CORRECT</text:p>
          </table:table-cell>
          <table:table-cell table:style-name="ce9" table:formula="of:=IF([.U352]=[.J352]; &quot;CORRECT&quot;; &quot;INCORRECT&quot;)" office:value-type="string" office:string-value="CORRECT">
            <text:p>CORRECT</text:p>
          </table:table-cell>
          <table:table-cell table:formula="of:=IF([.X352]=&quot;CORRECT&quot;;&quot;CORRECT&quot;;IF([.F352]=&quot;Unsure&quot;; &quot;CORRECT&quot;; &quot;INCORRECT&quot;))" office:value-type="string" office:string-value="CORRECT">
            <text:p>CORRECT</text:p>
          </table:table-cell>
          <table:table-cell table:formula="of:=IF([.Y352]=&quot;CORRECT&quot;;&quot;CORRECT&quot;;IF([.N352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352]=[.AC352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352]=[.AE352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48">
            <text:p>48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033">
            <text:p>0</text:p>
          </table:table-cell>
          <table:table-cell table:style-name="ce6" office:value-type="float" office:value="1.5414">
            <text:p>1.54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48">
            <text:p>48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314">
            <text:p>0.03</text:p>
          </table:table-cell>
          <table:table-cell table:style-name="ce6" office:value-type="float" office:value="1.9776">
            <text:p>1.98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353]; [.M353])" office:value-type="boolean" office:boolean-value="true">
            <text:p>TRUE</text:p>
          </table:table-cell>
          <table:table-cell table:style-name="ce17" table:formula="of:=IF([.Q353]=0;IF([.U353]=[.J353];&quot;YES&quot;; &quot;NO&quot;);&quot;&quot;)">
            <text:p/>
          </table:table-cell>
          <table:table-cell table:formula="of:=IF(AND([.O353]=1; [.R353]=&quot;NO&quot;);&quot;YES&quot;; IF([.R353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53]=[.T353]; &quot;CORRECT&quot;; &quot;INCORRECT&quot;)" office:value-type="string" office:string-value="CORRECT">
            <text:p>CORRECT</text:p>
          </table:table-cell>
          <table:table-cell table:style-name="ce9" table:formula="of:=IF([.U353]=[.B353]; &quot;CORRECT&quot;; &quot;INCORRECT&quot;)" office:value-type="string" office:string-value="CORRECT">
            <text:p>CORRECT</text:p>
          </table:table-cell>
          <table:table-cell table:style-name="ce9" table:formula="of:=IF([.U353]=[.J353]; &quot;CORRECT&quot;; &quot;INCORRECT&quot;)" office:value-type="string" office:string-value="CORRECT">
            <text:p>CORRECT</text:p>
          </table:table-cell>
          <table:table-cell table:formula="of:=IF([.X353]=&quot;CORRECT&quot;;&quot;CORRECT&quot;;IF([.F353]=&quot;Unsure&quot;; &quot;CORRECT&quot;; &quot;INCORRECT&quot;))" office:value-type="string" office:string-value="CORRECT">
            <text:p>CORRECT</text:p>
          </table:table-cell>
          <table:table-cell table:formula="of:=IF([.Y353]=&quot;CORRECT&quot;;&quot;CORRECT&quot;;IF([.N353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353]=[.AC353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353]=[.AE353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49">
            <text:p>49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23">
            <text:p>0.01</text:p>
          </table:table-cell>
          <table:table-cell table:style-name="ce6" office:value-type="float" office:value="2.0476">
            <text:p>2.05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49">
            <text:p>49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562">
            <text:p>0.06</text:p>
          </table:table-cell>
          <table:table-cell table:style-name="ce6" office:value-type="float" office:value="3.1316">
            <text:p>3.13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354]; [.M354])" office:value-type="boolean" office:boolean-value="true">
            <text:p>TRUE</text:p>
          </table:table-cell>
          <table:table-cell table:style-name="ce17" table:formula="of:=IF([.Q354]=0;IF([.U354]=[.J354];&quot;YES&quot;; &quot;NO&quot;);&quot;&quot;)">
            <text:p/>
          </table:table-cell>
          <table:table-cell table:formula="of:=IF(AND([.O354]=1; [.R354]=&quot;NO&quot;);&quot;YES&quot;; IF([.R354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54]=[.T354]; &quot;CORRECT&quot;; &quot;INCORRECT&quot;)" office:value-type="string" office:string-value="CORRECT">
            <text:p>CORRECT</text:p>
          </table:table-cell>
          <table:table-cell table:style-name="ce9" table:formula="of:=IF([.U354]=[.B354]; &quot;CORRECT&quot;; &quot;INCORRECT&quot;)" office:value-type="string" office:string-value="CORRECT">
            <text:p>CORRECT</text:p>
          </table:table-cell>
          <table:table-cell table:style-name="ce9" table:formula="of:=IF([.U354]=[.J354]; &quot;CORRECT&quot;; &quot;INCORRECT&quot;)" office:value-type="string" office:string-value="CORRECT">
            <text:p>CORRECT</text:p>
          </table:table-cell>
          <table:table-cell table:formula="of:=IF([.X354]=&quot;CORRECT&quot;;&quot;CORRECT&quot;;IF([.F354]=&quot;Unsure&quot;; &quot;CORRECT&quot;; &quot;INCORRECT&quot;))" office:value-type="string" office:string-value="CORRECT">
            <text:p>CORRECT</text:p>
          </table:table-cell>
          <table:table-cell table:formula="of:=IF([.Y354]=&quot;CORRECT&quot;;&quot;CORRECT&quot;;IF([.N354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354]=[.AC354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354]=[.AE354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50">
            <text:p>50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081">
            <text:p>0.01</text:p>
          </table:table-cell>
          <table:table-cell table:style-name="ce6" office:value-type="float" office:value="1.6067">
            <text:p>1.6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50">
            <text:p>50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218">
            <text:p>0.02</text:p>
          </table:table-cell>
          <table:table-cell table:style-name="ce6" office:value-type="float" office:value="2.0415">
            <text:p>2.04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355]; [.M355])" office:value-type="boolean" office:boolean-value="true">
            <text:p>TRUE</text:p>
          </table:table-cell>
          <table:table-cell table:style-name="ce17" table:formula="of:=IF([.Q355]=0;IF([.U355]=[.J355];&quot;YES&quot;; &quot;NO&quot;);&quot;&quot;)">
            <text:p/>
          </table:table-cell>
          <table:table-cell table:formula="of:=IF(AND([.O355]=1; [.R355]=&quot;NO&quot;);&quot;YES&quot;; IF([.R355]=&quot;NO&quot;;&quot;NO&quot;;&quot;&quot;))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IF([.U355]=[.T355]; &quot;CORRECT&quot;; &quot;INCORRECT&quot;)" office:value-type="string" office:string-value="INCORRECT">
            <text:p>INCORRECT</text:p>
          </table:table-cell>
          <table:table-cell table:style-name="ce9" table:formula="of:=IF([.U355]=[.B355]; &quot;CORRECT&quot;; &quot;INCORRECT&quot;)" office:value-type="string" office:string-value="CORRECT">
            <text:p>CORRECT</text:p>
          </table:table-cell>
          <table:table-cell table:style-name="ce9" table:formula="of:=IF([.U355]=[.J355]; &quot;CORRECT&quot;; &quot;INCORRECT&quot;)" office:value-type="string" office:string-value="CORRECT">
            <text:p>CORRECT</text:p>
          </table:table-cell>
          <table:table-cell table:formula="of:=IF([.X355]=&quot;CORRECT&quot;;&quot;CORRECT&quot;;IF([.F355]=&quot;Unsure&quot;; &quot;CORRECT&quot;; &quot;INCORRECT&quot;))" office:value-type="string" office:string-value="CORRECT">
            <text:p>CORRECT</text:p>
          </table:table-cell>
          <table:table-cell table:formula="of:=IF([.Y355]=&quot;CORRECT&quot;;&quot;CORRECT&quot;;IF([.N355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355]=[.AC355]; &quot;CORRECT&quot;; &quot;INCORRECT&quot;)" office:value-type="string" office:string-value="INCORRECT">
            <text:p>INCORRECT</text:p>
          </table:table-cell>
          <table:table-cell office:value-type="float" office:value="0">
            <text:p>0</text:p>
          </table:table-cell>
          <table:table-cell table:formula="of:=IF([.U355]=[.AE355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51">
            <text:p>51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12">
            <text:p>0.01</text:p>
          </table:table-cell>
          <table:table-cell table:style-name="ce6" office:value-type="float" office:value="1.3668">
            <text:p>1.37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51">
            <text:p>51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245">
            <text:p>0.02</text:p>
          </table:table-cell>
          <table:table-cell table:style-name="ce6" office:value-type="float" office:value="2.685">
            <text:p>2.69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356]; [.M356])" office:value-type="boolean" office:boolean-value="true">
            <text:p>TRUE</text:p>
          </table:table-cell>
          <table:table-cell table:style-name="ce17" table:formula="of:=IF([.Q356]=0;IF([.U356]=[.J356];&quot;YES&quot;; &quot;NO&quot;);&quot;&quot;)">
            <text:p/>
          </table:table-cell>
          <table:table-cell table:formula="of:=IF(AND([.O356]=1; [.R356]=&quot;NO&quot;);&quot;YES&quot;; IF([.R356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56]=[.T356]; &quot;CORRECT&quot;; &quot;INCORRECT&quot;)" office:value-type="string" office:string-value="CORRECT">
            <text:p>CORRECT</text:p>
          </table:table-cell>
          <table:table-cell table:style-name="ce9" table:formula="of:=IF([.U356]=[.B356]; &quot;CORRECT&quot;; &quot;INCORRECT&quot;)" office:value-type="string" office:string-value="CORRECT">
            <text:p>CORRECT</text:p>
          </table:table-cell>
          <table:table-cell table:style-name="ce9" table:formula="of:=IF([.U356]=[.J356]; &quot;CORRECT&quot;; &quot;INCORRECT&quot;)" office:value-type="string" office:string-value="CORRECT">
            <text:p>CORRECT</text:p>
          </table:table-cell>
          <table:table-cell table:formula="of:=IF([.X356]=&quot;CORRECT&quot;;&quot;CORRECT&quot;;IF([.F356]=&quot;Unsure&quot;; &quot;CORRECT&quot;; &quot;INCORRECT&quot;))" office:value-type="string" office:string-value="CORRECT">
            <text:p>CORRECT</text:p>
          </table:table-cell>
          <table:table-cell table:formula="of:=IF([.Y356]=&quot;CORRECT&quot;;&quot;CORRECT&quot;;IF([.N356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356]=[.AC356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356]=[.AE356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52">
            <text:p>52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47">
            <text:p>0.01</text:p>
          </table:table-cell>
          <table:table-cell table:style-name="ce6" office:value-type="float" office:value="1.8735">
            <text:p>1.87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52">
            <text:p>52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655">
            <text:p>0.07</text:p>
          </table:table-cell>
          <table:table-cell table:style-name="ce6" office:value-type="float" office:value="4.3201">
            <text:p>4.32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357]; [.M357])" office:value-type="boolean" office:boolean-value="true">
            <text:p>TRUE</text:p>
          </table:table-cell>
          <table:table-cell table:style-name="ce17" table:formula="of:=IF([.Q357]=0;IF([.U357]=[.J357];&quot;YES&quot;; &quot;NO&quot;);&quot;&quot;)">
            <text:p/>
          </table:table-cell>
          <table:table-cell table:formula="of:=IF(AND([.O357]=1; [.R357]=&quot;NO&quot;);&quot;YES&quot;; IF([.R357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57]=[.T357]; &quot;CORRECT&quot;; &quot;INCORRECT&quot;)" office:value-type="string" office:string-value="CORRECT">
            <text:p>CORRECT</text:p>
          </table:table-cell>
          <table:table-cell table:style-name="ce9" table:formula="of:=IF([.U357]=[.B357]; &quot;CORRECT&quot;; &quot;INCORRECT&quot;)" office:value-type="string" office:string-value="CORRECT">
            <text:p>CORRECT</text:p>
          </table:table-cell>
          <table:table-cell table:style-name="ce9" table:formula="of:=IF([.U357]=[.J357]; &quot;CORRECT&quot;; &quot;INCORRECT&quot;)" office:value-type="string" office:string-value="CORRECT">
            <text:p>CORRECT</text:p>
          </table:table-cell>
          <table:table-cell table:formula="of:=IF([.X357]=&quot;CORRECT&quot;;&quot;CORRECT&quot;;IF([.F357]=&quot;Unsure&quot;; &quot;CORRECT&quot;; &quot;INCORRECT&quot;))" office:value-type="string" office:string-value="CORRECT">
            <text:p>CORRECT</text:p>
          </table:table-cell>
          <table:table-cell table:formula="of:=IF([.Y357]=&quot;CORRECT&quot;;&quot;CORRECT&quot;;IF([.N357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357]=[.AC357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357]=[.AE357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53">
            <text:p>53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303">
            <text:p>0.03</text:p>
          </table:table-cell>
          <table:table-cell table:style-name="ce6" office:value-type="float" office:value="2.3412">
            <text:p>2.34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53">
            <text:p>53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525">
            <text:p>0.05</text:p>
          </table:table-cell>
          <table:table-cell table:style-name="ce6" office:value-type="float" office:value="2.9268">
            <text:p>2.93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358]; [.M358])" office:value-type="boolean" office:boolean-value="true">
            <text:p>TRUE</text:p>
          </table:table-cell>
          <table:table-cell table:style-name="ce17" table:formula="of:=IF([.Q358]=0;IF([.U358]=[.J358];&quot;YES&quot;; &quot;NO&quot;);&quot;&quot;)">
            <text:p/>
          </table:table-cell>
          <table:table-cell table:formula="of:=IF(AND([.O358]=1; [.R358]=&quot;NO&quot;);&quot;YES&quot;; IF([.R358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58]=[.T358]; &quot;CORRECT&quot;; &quot;INCORRECT&quot;)" office:value-type="string" office:string-value="CORRECT">
            <text:p>CORRECT</text:p>
          </table:table-cell>
          <table:table-cell table:style-name="ce9" table:formula="of:=IF([.U358]=[.B358]; &quot;CORRECT&quot;; &quot;INCORRECT&quot;)" office:value-type="string" office:string-value="CORRECT">
            <text:p>CORRECT</text:p>
          </table:table-cell>
          <table:table-cell table:style-name="ce9" table:formula="of:=IF([.U358]=[.J358]; &quot;CORRECT&quot;; &quot;INCORRECT&quot;)" office:value-type="string" office:string-value="CORRECT">
            <text:p>CORRECT</text:p>
          </table:table-cell>
          <table:table-cell table:formula="of:=IF([.X358]=&quot;CORRECT&quot;;&quot;CORRECT&quot;;IF([.F358]=&quot;Unsure&quot;; &quot;CORRECT&quot;; &quot;INCORRECT&quot;))" office:value-type="string" office:string-value="CORRECT">
            <text:p>CORRECT</text:p>
          </table:table-cell>
          <table:table-cell table:formula="of:=IF([.Y358]=&quot;CORRECT&quot;;&quot;CORRECT&quot;;IF([.N358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358]=[.AC358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358]=[.AE358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54">
            <text:p>54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68">
            <text:p>0.02</text:p>
          </table:table-cell>
          <table:table-cell table:style-name="ce6" office:value-type="float" office:value="2.5503">
            <text:p>2.55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54">
            <text:p>54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296">
            <text:p>0.03</text:p>
          </table:table-cell>
          <table:table-cell table:style-name="ce6" office:value-type="float" office:value="3.4094">
            <text:p>3.4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359]; [.M359])" office:value-type="boolean" office:boolean-value="true">
            <text:p>TRUE</text:p>
          </table:table-cell>
          <table:table-cell table:style-name="ce17" table:formula="of:=IF([.Q359]=0;IF([.U359]=[.J359];&quot;YES&quot;; &quot;NO&quot;);&quot;&quot;)">
            <text:p/>
          </table:table-cell>
          <table:table-cell table:formula="of:=IF(AND([.O359]=1; [.R359]=&quot;NO&quot;);&quot;YES&quot;; IF([.R359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59]=[.T359]; &quot;CORRECT&quot;; &quot;INCORRECT&quot;)" office:value-type="string" office:string-value="CORRECT">
            <text:p>CORRECT</text:p>
          </table:table-cell>
          <table:table-cell table:style-name="ce9" table:formula="of:=IF([.U359]=[.B359]; &quot;CORRECT&quot;; &quot;INCORRECT&quot;)" office:value-type="string" office:string-value="CORRECT">
            <text:p>CORRECT</text:p>
          </table:table-cell>
          <table:table-cell table:style-name="ce9" table:formula="of:=IF([.U359]=[.J359]; &quot;CORRECT&quot;; &quot;INCORRECT&quot;)" office:value-type="string" office:string-value="CORRECT">
            <text:p>CORRECT</text:p>
          </table:table-cell>
          <table:table-cell table:formula="of:=IF([.X359]=&quot;CORRECT&quot;;&quot;CORRECT&quot;;IF([.F359]=&quot;Unsure&quot;; &quot;CORRECT&quot;; &quot;INCORRECT&quot;))" office:value-type="string" office:string-value="CORRECT">
            <text:p>CORRECT</text:p>
          </table:table-cell>
          <table:table-cell table:formula="of:=IF([.Y359]=&quot;CORRECT&quot;;&quot;CORRECT&quot;;IF([.N359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359]=[.AC359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359]=[.AE359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55">
            <text:p>55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47">
            <text:p>0.01</text:p>
          </table:table-cell>
          <table:table-cell table:style-name="ce6" office:value-type="float" office:value="2.8578">
            <text:p>2.86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55">
            <text:p>55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579">
            <text:p>0.06</text:p>
          </table:table-cell>
          <table:table-cell table:style-name="ce6" office:value-type="float" office:value="3.4109">
            <text:p>3.4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360]; [.M360])" office:value-type="boolean" office:boolean-value="true">
            <text:p>TRUE</text:p>
          </table:table-cell>
          <table:table-cell table:style-name="ce17" table:formula="of:=IF([.Q360]=0;IF([.U360]=[.J360];&quot;YES&quot;; &quot;NO&quot;);&quot;&quot;)">
            <text:p/>
          </table:table-cell>
          <table:table-cell table:formula="of:=IF(AND([.O360]=1; [.R360]=&quot;NO&quot;);&quot;YES&quot;; IF([.R360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60]=[.T360]; &quot;CORRECT&quot;; &quot;INCORRECT&quot;)" office:value-type="string" office:string-value="CORRECT">
            <text:p>CORRECT</text:p>
          </table:table-cell>
          <table:table-cell table:style-name="ce9" table:formula="of:=IF([.U360]=[.B360]; &quot;CORRECT&quot;; &quot;INCORRECT&quot;)" office:value-type="string" office:string-value="CORRECT">
            <text:p>CORRECT</text:p>
          </table:table-cell>
          <table:table-cell table:style-name="ce9" table:formula="of:=IF([.U360]=[.J360]; &quot;CORRECT&quot;; &quot;INCORRECT&quot;)" office:value-type="string" office:string-value="CORRECT">
            <text:p>CORRECT</text:p>
          </table:table-cell>
          <table:table-cell table:formula="of:=IF([.X360]=&quot;CORRECT&quot;;&quot;CORRECT&quot;;IF([.F360]=&quot;Unsure&quot;; &quot;CORRECT&quot;; &quot;INCORRECT&quot;))" office:value-type="string" office:string-value="CORRECT">
            <text:p>CORRECT</text:p>
          </table:table-cell>
          <table:table-cell table:formula="of:=IF([.Y360]=&quot;CORRECT&quot;;&quot;CORRECT&quot;;IF([.N360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360]=[.AC360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360]=[.AE360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56">
            <text:p>56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">
            <text:p>0.01</text:p>
          </table:table-cell>
          <table:table-cell table:style-name="ce6" office:value-type="float" office:value="1.8216">
            <text:p>1.82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56">
            <text:p>56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754">
            <text:p>0.08</text:p>
          </table:table-cell>
          <table:table-cell table:style-name="ce6" office:value-type="float" office:value="3.3779">
            <text:p>3.38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361]; [.M361])" office:value-type="boolean" office:boolean-value="true">
            <text:p>TRUE</text:p>
          </table:table-cell>
          <table:table-cell table:style-name="ce17" table:formula="of:=IF([.Q361]=0;IF([.U361]=[.J361];&quot;YES&quot;; &quot;NO&quot;);&quot;&quot;)">
            <text:p/>
          </table:table-cell>
          <table:table-cell table:formula="of:=IF(AND([.O361]=1; [.R361]=&quot;NO&quot;);&quot;YES&quot;; IF([.R361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61]=[.T361]; &quot;CORRECT&quot;; &quot;INCORRECT&quot;)" office:value-type="string" office:string-value="CORRECT">
            <text:p>CORRECT</text:p>
          </table:table-cell>
          <table:table-cell table:style-name="ce9" table:formula="of:=IF([.U361]=[.B361]; &quot;CORRECT&quot;; &quot;INCORRECT&quot;)" office:value-type="string" office:string-value="CORRECT">
            <text:p>CORRECT</text:p>
          </table:table-cell>
          <table:table-cell table:style-name="ce9" table:formula="of:=IF([.U361]=[.J361]; &quot;CORRECT&quot;; &quot;INCORRECT&quot;)" office:value-type="string" office:string-value="CORRECT">
            <text:p>CORRECT</text:p>
          </table:table-cell>
          <table:table-cell table:formula="of:=IF([.X361]=&quot;CORRECT&quot;;&quot;CORRECT&quot;;IF([.F361]=&quot;Unsure&quot;; &quot;CORRECT&quot;; &quot;INCORRECT&quot;))" office:value-type="string" office:string-value="CORRECT">
            <text:p>CORRECT</text:p>
          </table:table-cell>
          <table:table-cell table:formula="of:=IF([.Y361]=&quot;CORRECT&quot;;&quot;CORRECT&quot;;IF([.N361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361]=[.AC361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361]=[.AE361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57">
            <text:p>57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53">
            <text:p>0.02</text:p>
          </table:table-cell>
          <table:table-cell table:style-name="ce6" office:value-type="float" office:value="2.8412">
            <text:p>2.84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57">
            <text:p>57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881">
            <text:p>0.09</text:p>
          </table:table-cell>
          <table:table-cell table:style-name="ce6" office:value-type="float" office:value="4.6508">
            <text:p>4.65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362]; [.M362])" office:value-type="boolean" office:boolean-value="true">
            <text:p>TRUE</text:p>
          </table:table-cell>
          <table:table-cell table:style-name="ce17" table:formula="of:=IF([.Q362]=0;IF([.U362]=[.J362];&quot;YES&quot;; &quot;NO&quot;);&quot;&quot;)">
            <text:p/>
          </table:table-cell>
          <table:table-cell table:formula="of:=IF(AND([.O362]=1; [.R362]=&quot;NO&quot;);&quot;YES&quot;; IF([.R362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62]=[.T362]; &quot;CORRECT&quot;; &quot;INCORRECT&quot;)" office:value-type="string" office:string-value="CORRECT">
            <text:p>CORRECT</text:p>
          </table:table-cell>
          <table:table-cell table:style-name="ce9" table:formula="of:=IF([.U362]=[.B362]; &quot;CORRECT&quot;; &quot;INCORRECT&quot;)" office:value-type="string" office:string-value="CORRECT">
            <text:p>CORRECT</text:p>
          </table:table-cell>
          <table:table-cell table:style-name="ce9" table:formula="of:=IF([.U362]=[.J362]; &quot;CORRECT&quot;; &quot;INCORRECT&quot;)" office:value-type="string" office:string-value="CORRECT">
            <text:p>CORRECT</text:p>
          </table:table-cell>
          <table:table-cell table:formula="of:=IF([.X362]=&quot;CORRECT&quot;;&quot;CORRECT&quot;;IF([.F362]=&quot;Unsure&quot;; &quot;CORRECT&quot;; &quot;INCORRECT&quot;))" office:value-type="string" office:string-value="CORRECT">
            <text:p>CORRECT</text:p>
          </table:table-cell>
          <table:table-cell table:formula="of:=IF([.Y362]=&quot;CORRECT&quot;;&quot;CORRECT&quot;;IF([.N362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362]=[.AC362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362]=[.AE362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58">
            <text:p>58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415">
            <text:p>0.04</text:p>
          </table:table-cell>
          <table:table-cell table:style-name="ce6" office:value-type="float" office:value="3.2268">
            <text:p>3.23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58">
            <text:p>58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986">
            <text:p>0.1</text:p>
          </table:table-cell>
          <table:table-cell table:style-name="ce6" office:value-type="float" office:value="6.5198">
            <text:p>6.52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363]; [.M363])" office:value-type="boolean" office:boolean-value="true">
            <text:p>TRUE</text:p>
          </table:table-cell>
          <table:table-cell table:style-name="ce17" table:formula="of:=IF([.Q363]=0;IF([.U363]=[.J363];&quot;YES&quot;; &quot;NO&quot;);&quot;&quot;)">
            <text:p/>
          </table:table-cell>
          <table:table-cell table:formula="of:=IF(AND([.O363]=1; [.R363]=&quot;NO&quot;);&quot;YES&quot;; IF([.R363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63]=[.T363]; &quot;CORRECT&quot;; &quot;INCORRECT&quot;)" office:value-type="string" office:string-value="CORRECT">
            <text:p>CORRECT</text:p>
          </table:table-cell>
          <table:table-cell table:style-name="ce9" table:formula="of:=IF([.U363]=[.B363]; &quot;CORRECT&quot;; &quot;INCORRECT&quot;)" office:value-type="string" office:string-value="CORRECT">
            <text:p>CORRECT</text:p>
          </table:table-cell>
          <table:table-cell table:style-name="ce9" table:formula="of:=IF([.U363]=[.J363]; &quot;CORRECT&quot;; &quot;INCORRECT&quot;)" office:value-type="string" office:string-value="CORRECT">
            <text:p>CORRECT</text:p>
          </table:table-cell>
          <table:table-cell table:formula="of:=IF([.X363]=&quot;CORRECT&quot;;&quot;CORRECT&quot;;IF([.F363]=&quot;Unsure&quot;; &quot;CORRECT&quot;; &quot;INCORRECT&quot;))" office:value-type="string" office:string-value="CORRECT">
            <text:p>CORRECT</text:p>
          </table:table-cell>
          <table:table-cell table:formula="of:=IF([.Y363]=&quot;CORRECT&quot;;&quot;CORRECT&quot;;IF([.N363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363]=[.AC363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363]=[.AE363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59">
            <text:p>59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268">
            <text:p>0.03</text:p>
          </table:table-cell>
          <table:table-cell table:style-name="ce6" office:value-type="float" office:value="3.7663">
            <text:p>3.77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59">
            <text:p>59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558">
            <text:p>0.06</text:p>
          </table:table-cell>
          <table:table-cell table:style-name="ce6" office:value-type="float" office:value="3.8168">
            <text:p>3.82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364]; [.M364])" office:value-type="boolean" office:boolean-value="true">
            <text:p>TRUE</text:p>
          </table:table-cell>
          <table:table-cell table:style-name="ce17" table:formula="of:=IF([.Q364]=0;IF([.U364]=[.J364];&quot;YES&quot;; &quot;NO&quot;);&quot;&quot;)">
            <text:p/>
          </table:table-cell>
          <table:table-cell table:formula="of:=IF(AND([.O364]=1; [.R364]=&quot;NO&quot;);&quot;YES&quot;; IF([.R364]=&quot;NO&quot;;&quot;NO&quot;;&quot;&quot;))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IF([.U364]=[.T364]; &quot;CORRECT&quot;; &quot;INCORRECT&quot;)" office:value-type="string" office:string-value="INCORRECT">
            <text:p>INCORRECT</text:p>
          </table:table-cell>
          <table:table-cell table:style-name="ce9" table:formula="of:=IF([.U364]=[.B364]; &quot;CORRECT&quot;; &quot;INCORRECT&quot;)" office:value-type="string" office:string-value="CORRECT">
            <text:p>CORRECT</text:p>
          </table:table-cell>
          <table:table-cell table:style-name="ce9" table:formula="of:=IF([.U364]=[.J364]; &quot;CORRECT&quot;; &quot;INCORRECT&quot;)" office:value-type="string" office:string-value="CORRECT">
            <text:p>CORRECT</text:p>
          </table:table-cell>
          <table:table-cell table:formula="of:=IF([.X364]=&quot;CORRECT&quot;;&quot;CORRECT&quot;;IF([.F364]=&quot;Unsure&quot;; &quot;CORRECT&quot;; &quot;INCORRECT&quot;))" office:value-type="string" office:string-value="CORRECT">
            <text:p>CORRECT</text:p>
          </table:table-cell>
          <table:table-cell table:formula="of:=IF([.Y364]=&quot;CORRECT&quot;;&quot;CORRECT&quot;;IF([.N364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364]=[.AC364]; &quot;CORRECT&quot;; &quot;INCORRECT&quot;)" office:value-type="string" office:string-value="INCORRECT">
            <text:p>INCORRECT</text:p>
          </table:table-cell>
          <table:table-cell office:value-type="float" office:value="0">
            <text:p>0</text:p>
          </table:table-cell>
          <table:table-cell table:formula="of:=IF([.U364]=[.AE364]; &quot;CORRECT&quot;; &quot;INCORRECT&quot;)" office:value-type="string" office:string-value="INCORRECT">
            <text:p>INCORRECT</text:p>
          </table:table-cell>
        </table:table-row>
        <table:table-row table:style-name="ro2">
          <table:table-cell table:style-name="ce6" office:value-type="float" office:value="60">
            <text:p>60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04">
            <text:p>0.01</text:p>
          </table:table-cell>
          <table:table-cell table:style-name="ce6" office:value-type="float" office:value="1.2748">
            <text:p>1.27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60">
            <text:p>60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906">
            <text:p>0.09</text:p>
          </table:table-cell>
          <table:table-cell table:style-name="ce6" office:value-type="float" office:value="2.0317">
            <text:p>2.03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365]; [.M365])" office:value-type="boolean" office:boolean-value="true">
            <text:p>TRUE</text:p>
          </table:table-cell>
          <table:table-cell table:style-name="ce17" table:formula="of:=IF([.Q365]=0;IF([.U365]=[.J365];&quot;YES&quot;; &quot;NO&quot;);&quot;&quot;)">
            <text:p/>
          </table:table-cell>
          <table:table-cell table:formula="of:=IF(AND([.O365]=1; [.R365]=&quot;NO&quot;);&quot;YES&quot;; IF([.R365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65]=[.T365]; &quot;CORRECT&quot;; &quot;INCORRECT&quot;)" office:value-type="string" office:string-value="CORRECT">
            <text:p>CORRECT</text:p>
          </table:table-cell>
          <table:table-cell table:style-name="ce9" table:formula="of:=IF([.U365]=[.B365]; &quot;CORRECT&quot;; &quot;INCORRECT&quot;)" office:value-type="string" office:string-value="CORRECT">
            <text:p>CORRECT</text:p>
          </table:table-cell>
          <table:table-cell table:style-name="ce9" table:formula="of:=IF([.U365]=[.J365]; &quot;CORRECT&quot;; &quot;INCORRECT&quot;)" office:value-type="string" office:string-value="CORRECT">
            <text:p>CORRECT</text:p>
          </table:table-cell>
          <table:table-cell table:formula="of:=IF([.X365]=&quot;CORRECT&quot;;&quot;CORRECT&quot;;IF([.F365]=&quot;Unsure&quot;; &quot;CORRECT&quot;; &quot;INCORRECT&quot;))" office:value-type="string" office:string-value="CORRECT">
            <text:p>CORRECT</text:p>
          </table:table-cell>
          <table:table-cell table:formula="of:=IF([.Y365]=&quot;CORRECT&quot;;&quot;CORRECT&quot;;IF([.N365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365]=[.AC365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365]=[.AE365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61">
            <text:p>61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342">
            <text:p>0.03</text:p>
          </table:table-cell>
          <table:table-cell table:style-name="ce6" office:value-type="float" office:value="3.183">
            <text:p>3.18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61">
            <text:p>61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693">
            <text:p>0.07</text:p>
          </table:table-cell>
          <table:table-cell table:style-name="ce6" office:value-type="float" office:value="5.8304">
            <text:p>5.83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366]; [.M366])" office:value-type="boolean" office:boolean-value="true">
            <text:p>TRUE</text:p>
          </table:table-cell>
          <table:table-cell table:style-name="ce17" table:formula="of:=IF([.Q366]=0;IF([.U366]=[.J366];&quot;YES&quot;; &quot;NO&quot;);&quot;&quot;)">
            <text:p/>
          </table:table-cell>
          <table:table-cell table:formula="of:=IF(AND([.O366]=1; [.R366]=&quot;NO&quot;);&quot;YES&quot;; IF([.R366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66]=[.T366]; &quot;CORRECT&quot;; &quot;INCORRECT&quot;)" office:value-type="string" office:string-value="CORRECT">
            <text:p>CORRECT</text:p>
          </table:table-cell>
          <table:table-cell table:style-name="ce9" table:formula="of:=IF([.U366]=[.B366]; &quot;CORRECT&quot;; &quot;INCORRECT&quot;)" office:value-type="string" office:string-value="CORRECT">
            <text:p>CORRECT</text:p>
          </table:table-cell>
          <table:table-cell table:style-name="ce9" table:formula="of:=IF([.U366]=[.J366]; &quot;CORRECT&quot;; &quot;INCORRECT&quot;)" office:value-type="string" office:string-value="CORRECT">
            <text:p>CORRECT</text:p>
          </table:table-cell>
          <table:table-cell table:formula="of:=IF([.X366]=&quot;CORRECT&quot;;&quot;CORRECT&quot;;IF([.F366]=&quot;Unsure&quot;; &quot;CORRECT&quot;; &quot;INCORRECT&quot;))" office:value-type="string" office:string-value="CORRECT">
            <text:p>CORRECT</text:p>
          </table:table-cell>
          <table:table-cell table:formula="of:=IF([.Y366]=&quot;CORRECT&quot;;&quot;CORRECT&quot;;IF([.N366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366]=[.AC366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366]=[.AE366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62">
            <text:p>62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095">
            <text:p>0.01</text:p>
          </table:table-cell>
          <table:table-cell table:style-name="ce6" office:value-type="float" office:value="1.4739">
            <text:p>1.47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62">
            <text:p>62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264">
            <text:p>0.03</text:p>
          </table:table-cell>
          <table:table-cell table:style-name="ce6" office:value-type="float" office:value="3.3386">
            <text:p>3.34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367]; [.M367])" office:value-type="boolean" office:boolean-value="true">
            <text:p>TRUE</text:p>
          </table:table-cell>
          <table:table-cell table:style-name="ce17" table:formula="of:=IF([.Q367]=0;IF([.U367]=[.J367];&quot;YES&quot;; &quot;NO&quot;);&quot;&quot;)">
            <text:p/>
          </table:table-cell>
          <table:table-cell table:formula="of:=IF(AND([.O367]=1; [.R367]=&quot;NO&quot;);&quot;YES&quot;; IF([.R367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67]=[.T367]; &quot;CORRECT&quot;; &quot;INCORRECT&quot;)" office:value-type="string" office:string-value="CORRECT">
            <text:p>CORRECT</text:p>
          </table:table-cell>
          <table:table-cell table:style-name="ce9" table:formula="of:=IF([.U367]=[.B367]; &quot;CORRECT&quot;; &quot;INCORRECT&quot;)" office:value-type="string" office:string-value="CORRECT">
            <text:p>CORRECT</text:p>
          </table:table-cell>
          <table:table-cell table:style-name="ce9" table:formula="of:=IF([.U367]=[.J367]; &quot;CORRECT&quot;; &quot;INCORRECT&quot;)" office:value-type="string" office:string-value="CORRECT">
            <text:p>CORRECT</text:p>
          </table:table-cell>
          <table:table-cell table:formula="of:=IF([.X367]=&quot;CORRECT&quot;;&quot;CORRECT&quot;;IF([.F367]=&quot;Unsure&quot;; &quot;CORRECT&quot;; &quot;INCORRECT&quot;))" office:value-type="string" office:string-value="CORRECT">
            <text:p>CORRECT</text:p>
          </table:table-cell>
          <table:table-cell table:formula="of:=IF([.Y367]=&quot;CORRECT&quot;;&quot;CORRECT&quot;;IF([.N367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367]=[.AC367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367]=[.AE367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63">
            <text:p>63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314">
            <text:p>0.03</text:p>
          </table:table-cell>
          <table:table-cell table:style-name="ce6" office:value-type="float" office:value="0.7939">
            <text:p>0.79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63">
            <text:p>63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134">
            <text:p>0.13</text:p>
          </table:table-cell>
          <table:table-cell table:style-name="ce6" office:value-type="float" office:value="2.9225">
            <text:p>2.92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368]; [.M368])" office:value-type="boolean" office:boolean-value="true">
            <text:p>TRUE</text:p>
          </table:table-cell>
          <table:table-cell table:style-name="ce17" table:formula="of:=IF([.Q368]=0;IF([.U368]=[.J368];&quot;YES&quot;; &quot;NO&quot;);&quot;&quot;)">
            <text:p/>
          </table:table-cell>
          <table:table-cell table:formula="of:=IF(AND([.O368]=1; [.R368]=&quot;NO&quot;);&quot;YES&quot;; IF([.R368]=&quot;NO&quot;;&quot;NO&quot;;&quot;&quot;))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IF([.U368]=[.T368]; &quot;CORRECT&quot;; &quot;INCORRECT&quot;)" office:value-type="string" office:string-value="INCORRECT">
            <text:p>INCORRECT</text:p>
          </table:table-cell>
          <table:table-cell table:style-name="ce9" table:formula="of:=IF([.U368]=[.B368]; &quot;CORRECT&quot;; &quot;INCORRECT&quot;)" office:value-type="string" office:string-value="CORRECT">
            <text:p>CORRECT</text:p>
          </table:table-cell>
          <table:table-cell table:style-name="ce9" table:formula="of:=IF([.U368]=[.J368]; &quot;CORRECT&quot;; &quot;INCORRECT&quot;)" office:value-type="string" office:string-value="CORRECT">
            <text:p>CORRECT</text:p>
          </table:table-cell>
          <table:table-cell table:formula="of:=IF([.X368]=&quot;CORRECT&quot;;&quot;CORRECT&quot;;IF([.F368]=&quot;Unsure&quot;; &quot;CORRECT&quot;; &quot;INCORRECT&quot;))" office:value-type="string" office:string-value="CORRECT">
            <text:p>CORRECT</text:p>
          </table:table-cell>
          <table:table-cell table:formula="of:=IF([.Y368]=&quot;CORRECT&quot;;&quot;CORRECT&quot;;IF([.N368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0">
            <text:p>0</text:p>
          </table:table-cell>
          <table:table-cell table:style-name="ce9" table:formula="of:=IF([.U368]=[.AC368]; &quot;CORRECT&quot;; &quot;INCORRECT&quot;)" office:value-type="string" office:string-value="INCORRECT">
            <text:p>INCORRECT</text:p>
          </table:table-cell>
          <table:table-cell office:value-type="float" office:value="1">
            <text:p>1</text:p>
          </table:table-cell>
          <table:table-cell table:formula="of:=IF([.U368]=[.AE368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64">
            <text:p>64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75">
            <text:p>0.02</text:p>
          </table:table-cell>
          <table:table-cell table:style-name="ce6" office:value-type="float" office:value="2.8751">
            <text:p>2.88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64">
            <text:p>64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817">
            <text:p>0.08</text:p>
          </table:table-cell>
          <table:table-cell table:style-name="ce6" office:value-type="float" office:value="3.0371">
            <text:p>3.04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369]; [.M369])" office:value-type="boolean" office:boolean-value="true">
            <text:p>TRUE</text:p>
          </table:table-cell>
          <table:table-cell table:style-name="ce17" table:formula="of:=IF([.Q369]=0;IF([.U369]=[.J369];&quot;YES&quot;; &quot;NO&quot;);&quot;&quot;)">
            <text:p/>
          </table:table-cell>
          <table:table-cell table:formula="of:=IF(AND([.O369]=1; [.R369]=&quot;NO&quot;);&quot;YES&quot;; IF([.R369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69]=[.T369]; &quot;CORRECT&quot;; &quot;INCORRECT&quot;)" office:value-type="string" office:string-value="CORRECT">
            <text:p>CORRECT</text:p>
          </table:table-cell>
          <table:table-cell table:style-name="ce9" table:formula="of:=IF([.U369]=[.B369]; &quot;CORRECT&quot;; &quot;INCORRECT&quot;)" office:value-type="string" office:string-value="CORRECT">
            <text:p>CORRECT</text:p>
          </table:table-cell>
          <table:table-cell table:style-name="ce9" table:formula="of:=IF([.U369]=[.J369]; &quot;CORRECT&quot;; &quot;INCORRECT&quot;)" office:value-type="string" office:string-value="CORRECT">
            <text:p>CORRECT</text:p>
          </table:table-cell>
          <table:table-cell table:formula="of:=IF([.X369]=&quot;CORRECT&quot;;&quot;CORRECT&quot;;IF([.F369]=&quot;Unsure&quot;; &quot;CORRECT&quot;; &quot;INCORRECT&quot;))" office:value-type="string" office:string-value="CORRECT">
            <text:p>CORRECT</text:p>
          </table:table-cell>
          <table:table-cell table:formula="of:=IF([.Y369]=&quot;CORRECT&quot;;&quot;CORRECT&quot;;IF([.N369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369]=[.AC369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369]=[.AE369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65">
            <text:p>65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522">
            <text:p>0.05</text:p>
          </table:table-cell>
          <table:table-cell table:style-name="ce6" office:value-type="float" office:value="2.8548">
            <text:p>2.85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65">
            <text:p>65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1326">
            <text:p>0.13</text:p>
          </table:table-cell>
          <table:table-cell table:style-name="ce6" office:value-type="float" office:value="7.7112">
            <text:p>7.7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370]; [.M370])" office:value-type="boolean" office:boolean-value="true">
            <text:p>TRUE</text:p>
          </table:table-cell>
          <table:table-cell table:style-name="ce17" table:formula="of:=IF([.Q370]=0;IF([.U370]=[.J370];&quot;YES&quot;; &quot;NO&quot;);&quot;&quot;)">
            <text:p/>
          </table:table-cell>
          <table:table-cell table:formula="of:=IF(AND([.O370]=1; [.R370]=&quot;NO&quot;);&quot;YES&quot;; IF([.R370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70]=[.T370]; &quot;CORRECT&quot;; &quot;INCORRECT&quot;)" office:value-type="string" office:string-value="CORRECT">
            <text:p>CORRECT</text:p>
          </table:table-cell>
          <table:table-cell table:style-name="ce9" table:formula="of:=IF([.U370]=[.B370]; &quot;CORRECT&quot;; &quot;INCORRECT&quot;)" office:value-type="string" office:string-value="CORRECT">
            <text:p>CORRECT</text:p>
          </table:table-cell>
          <table:table-cell table:style-name="ce9" table:formula="of:=IF([.U370]=[.J370]; &quot;CORRECT&quot;; &quot;INCORRECT&quot;)" office:value-type="string" office:string-value="CORRECT">
            <text:p>CORRECT</text:p>
          </table:table-cell>
          <table:table-cell table:formula="of:=IF([.X370]=&quot;CORRECT&quot;;&quot;CORRECT&quot;;IF([.F370]=&quot;Unsure&quot;; &quot;CORRECT&quot;; &quot;INCORRECT&quot;))" office:value-type="string" office:string-value="CORRECT">
            <text:p>CORRECT</text:p>
          </table:table-cell>
          <table:table-cell table:formula="of:=IF([.Y370]=&quot;CORRECT&quot;;&quot;CORRECT&quot;;IF([.N370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370]=[.AC370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370]=[.AE370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66">
            <text:p>66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31">
            <text:p>0.01</text:p>
          </table:table-cell>
          <table:table-cell table:style-name="ce6" office:value-type="float" office:value="1.6597">
            <text:p>1.66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66">
            <text:p>66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502">
            <text:p>0.05</text:p>
          </table:table-cell>
          <table:table-cell table:style-name="ce6" office:value-type="float" office:value="2.7801">
            <text:p>2.78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371]; [.M371])" office:value-type="boolean" office:boolean-value="true">
            <text:p>TRUE</text:p>
          </table:table-cell>
          <table:table-cell table:style-name="ce17" table:formula="of:=IF([.Q371]=0;IF([.U371]=[.J371];&quot;YES&quot;; &quot;NO&quot;);&quot;&quot;)">
            <text:p/>
          </table:table-cell>
          <table:table-cell table:formula="of:=IF(AND([.O371]=1; [.R371]=&quot;NO&quot;);&quot;YES&quot;; IF([.R371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71]=[.T371]; &quot;CORRECT&quot;; &quot;INCORRECT&quot;)" office:value-type="string" office:string-value="CORRECT">
            <text:p>CORRECT</text:p>
          </table:table-cell>
          <table:table-cell table:style-name="ce9" table:formula="of:=IF([.U371]=[.B371]; &quot;CORRECT&quot;; &quot;INCORRECT&quot;)" office:value-type="string" office:string-value="CORRECT">
            <text:p>CORRECT</text:p>
          </table:table-cell>
          <table:table-cell table:style-name="ce9" table:formula="of:=IF([.U371]=[.J371]; &quot;CORRECT&quot;; &quot;INCORRECT&quot;)" office:value-type="string" office:string-value="CORRECT">
            <text:p>CORRECT</text:p>
          </table:table-cell>
          <table:table-cell table:formula="of:=IF([.X371]=&quot;CORRECT&quot;;&quot;CORRECT&quot;;IF([.F371]=&quot;Unsure&quot;; &quot;CORRECT&quot;; &quot;INCORRECT&quot;))" office:value-type="string" office:string-value="CORRECT">
            <text:p>CORRECT</text:p>
          </table:table-cell>
          <table:table-cell table:formula="of:=IF([.Y371]=&quot;CORRECT&quot;;&quot;CORRECT&quot;;IF([.N371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371]=[.AC371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371]=[.AE371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67">
            <text:p>67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56">
            <text:p>0.02</text:p>
          </table:table-cell>
          <table:table-cell table:style-name="ce6" office:value-type="float" office:value="1.4395">
            <text:p>1.44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67">
            <text:p>67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437">
            <text:p>0.04</text:p>
          </table:table-cell>
          <table:table-cell table:style-name="ce6" office:value-type="float" office:value="1.9543">
            <text:p>1.95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formula="of:=EXACT([.E372]; [.M372])" office:value-type="boolean" office:boolean-value="true">
            <text:p>TRUE</text:p>
          </table:table-cell>
          <table:table-cell table:style-name="ce17" table:formula="of:=IF([.Q372]=0;IF([.U372]=[.J372];&quot;YES&quot;; &quot;NO&quot;);&quot;&quot;)">
            <text:p/>
          </table:table-cell>
          <table:table-cell table:formula="of:=IF(AND([.O372]=1; [.R372]=&quot;NO&quot;);&quot;YES&quot;; IF([.R372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72]=[.T372]; &quot;CORRECT&quot;; &quot;INCORRECT&quot;)" office:value-type="string" office:string-value="CORRECT">
            <text:p>CORRECT</text:p>
          </table:table-cell>
          <table:table-cell table:style-name="ce9" table:formula="of:=IF([.U372]=[.B372]; &quot;CORRECT&quot;; &quot;INCORRECT&quot;)" office:value-type="string" office:string-value="CORRECT">
            <text:p>CORRECT</text:p>
          </table:table-cell>
          <table:table-cell table:style-name="ce9" table:formula="of:=IF([.U372]=[.J372]; &quot;CORRECT&quot;; &quot;INCORRECT&quot;)" office:value-type="string" office:string-value="CORRECT">
            <text:p>CORRECT</text:p>
          </table:table-cell>
          <table:table-cell table:formula="of:=IF([.X372]=&quot;CORRECT&quot;;&quot;CORRECT&quot;;IF([.F372]=&quot;Unsure&quot;; &quot;CORRECT&quot;; &quot;INCORRECT&quot;))" office:value-type="string" office:string-value="CORRECT">
            <text:p>CORRECT</text:p>
          </table:table-cell>
          <table:table-cell table:formula="of:=IF([.Y372]=&quot;CORRECT&quot;;&quot;CORRECT&quot;;IF([.N372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372]=[.AC372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372]=[.AE372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68">
            <text:p>68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134">
            <text:p>0.01</text:p>
          </table:table-cell>
          <table:table-cell table:style-name="ce6" office:value-type="float" office:value="1.4072">
            <text:p>1.41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Sure</text:p>
          </table:table-cell>
          <table:table-cell table:style-name="ce7" office:value-type="boolean" office:boolean-value="false">
            <text:p>FALSE</text:p>
          </table:table-cell>
          <table:table-cell/>
          <table:table-cell table:style-name="ce6" office:value-type="float" office:value="68">
            <text:p>68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1112">
            <text:p>0.11</text:p>
          </table:table-cell>
          <table:table-cell table:style-name="ce6" office:value-type="float" office:value="7.8426">
            <text:p>7.84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373]; [.M373])" office:value-type="boolean" office:boolean-value="true">
            <text:p>TRUE</text:p>
          </table:table-cell>
          <table:table-cell table:style-name="ce17" table:formula="of:=IF([.Q373]=0;IF([.U373]=[.J373];&quot;YES&quot;; &quot;NO&quot;);&quot;&quot;)">
            <text:p/>
          </table:table-cell>
          <table:table-cell table:formula="of:=IF(AND([.O373]=1; [.R373]=&quot;NO&quot;);&quot;YES&quot;; IF([.R373]=&quot;NO&quot;;&quot;NO&quot;;&quot;&quot;))">
            <text:p/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73]=[.T373]; &quot;CORRECT&quot;; &quot;INCORRECT&quot;)" office:value-type="string" office:string-value="CORRECT">
            <text:p>CORRECT</text:p>
          </table:table-cell>
          <table:table-cell table:style-name="ce9" table:formula="of:=IF([.U373]=[.B373]; &quot;CORRECT&quot;; &quot;INCORRECT&quot;)" office:value-type="string" office:string-value="CORRECT">
            <text:p>CORRECT</text:p>
          </table:table-cell>
          <table:table-cell table:style-name="ce9" table:formula="of:=IF([.U373]=[.J373]; &quot;CORRECT&quot;; &quot;INCORRECT&quot;)" office:value-type="string" office:string-value="CORRECT">
            <text:p>CORRECT</text:p>
          </table:table-cell>
          <table:table-cell table:formula="of:=IF([.X373]=&quot;CORRECT&quot;;&quot;CORRECT&quot;;IF([.F373]=&quot;Unsure&quot;; &quot;CORRECT&quot;; &quot;INCORRECT&quot;))" office:value-type="string" office:string-value="CORRECT">
            <text:p>CORRECT</text:p>
          </table:table-cell>
          <table:table-cell table:formula="of:=IF([.Y373]=&quot;CORRECT&quot;;&quot;CORRECT&quot;;IF([.N373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373]=[.AC373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373]=[.AE373]; &quot;CORRECT&quot;; &quot;INCORRECT&quot;)" office:value-type="string" office:string-value="CORRECT">
            <text:p>CORRECT</text:p>
          </table:table-cell>
        </table:table-row>
        <table:table-row table:style-name="ro2">
          <table:table-cell table:style-name="ce6" office:value-type="float" office:value="69">
            <text:p>69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float" office:value="0.0532">
            <text:p>0.05</text:p>
          </table:table-cell>
          <table:table-cell table:style-name="ce6" office:value-type="float" office:value="8.8602">
            <text:p>8.86</text:p>
          </table:table-cell>
          <table:table-cell table:style-name="ce6" office:value-type="string">
            <text:p>Keep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style-name="ce6" office:value-type="float" office:value="69">
            <text:p>69</text:p>
          </table:table-cell>
          <table:table-cell table:style-name="ce7" office:value-type="boolean" office:boolean-value="false">
            <text:p>FALSE</text:p>
          </table:table-cell>
          <table:table-cell table:style-name="ce6" office:value-type="float" office:value="0.1319">
            <text:p>0.13</text:p>
          </table:table-cell>
          <table:table-cell table:style-name="ce6" office:value-type="float" office:value="15.4548">
            <text:p>15.45</text:p>
          </table:table-cell>
          <table:table-cell table:style-name="ce6" office:value-type="string">
            <text:p>Discard</text:p>
          </table:table-cell>
          <table:table-cell table:style-name="ce6" office:value-type="string">
            <text:p>Unsure</text:p>
          </table:table-cell>
          <table:table-cell table:style-name="ce7" office:value-type="boolean" office:boolean-value="true">
            <text:p>TRUE</text:p>
          </table:table-cell>
          <table:table-cell/>
          <table:table-cell table:formula="of:=EXACT([.E374]; [.M374])" office:value-type="boolean" office:boolean-value="false">
            <text:p>FALSE</text:p>
          </table:table-cell>
          <table:table-cell table:style-name="ce17" table:formula="of:=IF([.Q374]=0;IF([.U374]=[.J374];&quot;YES&quot;; &quot;NO&quot;);&quot;&quot;)" office:value-type="string" office:string-value="NO">
            <text:p>NO</text:p>
          </table:table-cell>
          <table:table-cell table:formula="of:=IF(AND([.O374]=1; [.R374]=&quot;NO&quot;);&quot;YES&quot;; IF([.R374]=&quot;NO&quot;;&quot;NO&quot;;&quot;&quot;))" office:value-type="string" office:string-value="YES">
            <text:p>YES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U374]=[.T374]; &quot;CORRECT&quot;; &quot;INCORRECT&quot;)" office:value-type="string" office:string-value="CORRECT">
            <text:p>CORRECT</text:p>
          </table:table-cell>
          <table:table-cell table:style-name="ce9" table:formula="of:=IF([.U374]=[.B374]; &quot;CORRECT&quot;; &quot;INCORRECT&quot;)" office:value-type="string" office:string-value="CORRECT">
            <text:p>CORRECT</text:p>
          </table:table-cell>
          <table:table-cell table:style-name="ce9" table:formula="of:=IF([.U374]=[.J374]; &quot;CORRECT&quot;; &quot;INCORRECT&quot;)" office:value-type="string" office:string-value="INCORRECT">
            <text:p>INCORRECT</text:p>
          </table:table-cell>
          <table:table-cell table:formula="of:=IF([.X374]=&quot;CORRECT&quot;;&quot;CORRECT&quot;;IF([.F374]=&quot;Unsure&quot;; &quot;CORRECT&quot;; &quot;INCORRECT&quot;))" office:value-type="string" office:string-value="CORRECT">
            <text:p>CORRECT</text:p>
          </table:table-cell>
          <table:table-cell table:formula="of:=IF([.Y374]=&quot;CORRECT&quot;;&quot;CORRECT&quot;;IF([.N374]=&quot;Unsure&quot;; &quot;CORRECT&quot;; &quot;INCORRECT&quot;))" office:value-type="string" office:string-value="CORRECT">
            <text:p>CORRECT</text:p>
          </table:table-cell>
          <table:table-cell/>
          <table:table-cell office:value-type="float" office:value="1">
            <text:p>1</text:p>
          </table:table-cell>
          <table:table-cell table:style-name="ce9" table:formula="of:=IF([.U374]=[.AC374]; &quot;CORRECT&quot;; &quot;INCORRECT&quot;)" office:value-type="string" office:string-value="CORRECT">
            <text:p>CORRECT</text:p>
          </table:table-cell>
          <table:table-cell office:value-type="float" office:value="1">
            <text:p>1</text:p>
          </table:table-cell>
          <table:table-cell table:formula="of:=IF([.U374]=[.AE374]; &quot;CORRECT&quot;; &quot;INCORRECT&quot;)" office:value-type="string" office:string-value="CORRECT">
            <text:p>CORRECT</text:p>
          </table:table-cell>
        </table:table-row>
        <table:table-row table:style-name="ro1">
          <table:table-cell table:number-columns-repeated="32"/>
        </table:table-row>
        <table:table-row table:style-name="ro2">
          <table:table-cell table:number-columns-repeated="6"/>
          <table:table-cell table:formula="of:=COUNTIF([.G305:.G374]; 1)" office:value-type="float" office:value="4">
            <text:p>4</text:p>
          </table:table-cell>
          <table:table-cell table:number-columns-repeated="7"/>
          <table:table-cell table:formula="of:=COUNTIF([.O305:.O374]; 1)" office:value-type="float" office:value="13">
            <text:p>13</text:p>
          </table:table-cell>
          <table:table-cell/>
          <table:table-cell table:style-name="ce12" table:formula="of:=COUNTIF([.Q305:.Q374]; 0)" office:value-type="float" office:value="3">
            <text:p>3</text:p>
          </table:table-cell>
          <table:table-cell table:number-columns-repeated="15"/>
        </table:table-row>
        <table:table-row table:style-name="ro2">
          <table:table-cell table:number-columns-repeated="16"/>
          <table:table-cell table:style-name="ce13" office:value-type="string">
            <text:p>Number of improvements</text:p>
          </table:table-cell>
          <table:table-cell table:style-name="ce18" table:formula="of:=COUNTIF([.R1:.R375]; &quot;YES&quot;)" office:value-type="float" office:value="8">
            <text:p>8</text:p>
          </table:table-cell>
          <table:table-cell table:style-name="ce18" table:number-columns-repeated="13"/>
          <table:table-cell table:style-name="ce29"/>
        </table:table-row>
        <table:table-row table:style-name="ro2">
          <table:table-cell table:number-columns-repeated="16"/>
          <table:table-cell table:style-name="ce14" office:value-type="string">
            <text:p>Number of deterioration =&gt;</text:p>
          </table:table-cell>
          <table:table-cell table:style-name="ce19" table:formula="of:=COUNTIF([.R1:.R374]; &quot;NO&quot;)" office:value-type="float" office:value="15">
            <text:p>15</text:p>
          </table:table-cell>
          <table:table-cell table:style-name="ce22" table:formula="of:=COUNTIF([.S2:.S376]; &quot;YES&quot;)" office:value-type="float" office:value="12">
            <text:p>12</text:p>
          </table:table-cell>
          <table:table-cell table:style-name="ce22"/>
          <table:table-cell table:style-name="ce19" office:value-type="string">
            <text:p>&lt;= marked as unsure</text:p>
          </table:table-cell>
          <table:table-cell table:style-name="ce24" office:value-type="string">
            <text:p>Correct =&gt;</text:p>
          </table:table-cell>
          <table:table-cell table:style-name="ce19" table:formula="of:=COUNTIF([.W1:.W374]; &quot;CORRECT&quot;)" office:value-type="float" office:value="282">
            <text:p>282</text:p>
          </table:table-cell>
          <table:table-cell table:style-name="ce19" table:formula="of:=COUNTIF([.X1:.X374]; &quot;CORRECT&quot;)" office:value-type="float" office:value="328">
            <text:p>328</text:p>
          </table:table-cell>
          <table:table-cell table:style-name="ce19" table:formula="of:=COUNTIF([.Y1:.Y374]; &quot;CORRECT&quot;)" office:value-type="float" office:value="321">
            <text:p>321</text:p>
          </table:table-cell>
          <table:table-cell table:style-name="ce19" table:formula="of:=COUNTIF([.Z1:.Z374]; &quot;CORRECT&quot;)" office:value-type="float" office:value="342">
            <text:p>342</text:p>
          </table:table-cell>
          <table:table-cell table:style-name="ce27" table:formula="of:=COUNTIF([.AA1:.AA374]; &quot;CORRECT&quot;)" office:value-type="float" office:value="340">
            <text:p>340</text:p>
          </table:table-cell>
          <table:table-cell table:style-name="ce19" table:number-columns-repeated="2"/>
          <table:table-cell table:style-name="ce27" table:formula="of:=COUNTIF([.AD1:.AD374]; &quot;CORRECT&quot;)" office:value-type="float" office:value="248">
            <text:p>248</text:p>
          </table:table-cell>
          <table:table-cell table:style-name="ce27"/>
          <table:table-cell table:style-name="ce30" table:formula="of:=COUNTIF([.AF1:.AF374]; &quot;CORRECT&quot;)" office:value-type="float" office:value="281">
            <text:p>281</text:p>
          </table:table-cell>
        </table:table-row>
        <table:table-row table:style-name="ro2">
          <table:table-cell table:number-columns-repeated="16"/>
          <table:table-cell table:style-name="ce14" office:value-type="string">
            <text:p><text:s/></text:p>
          </table:table-cell>
          <table:table-cell table:style-name="ce19"/>
          <table:table-cell table:style-name="ce22" table:formula="of:=COUNTIF([.S1:.S374]; &quot;NO&quot;)" office:value-type="float" office:value="3">
            <text:p>3</text:p>
          </table:table-cell>
          <table:table-cell table:style-name="ce22"/>
          <table:table-cell table:style-name="ce19" office:value-type="string">
            <text:p>&lt;= marked as sure</text:p>
          </table:table-cell>
          <table:table-cell table:style-name="ce24" office:value-type="string">
            <text:p>Incorrect =&gt;</text:p>
          </table:table-cell>
          <table:table-cell table:style-name="ce22" table:formula="of:=COUNTIF([.W1:.W374]; &quot;INCORRECT&quot;)" office:value-type="float" office:value="68">
            <text:p>68</text:p>
          </table:table-cell>
          <table:table-cell table:style-name="ce22" table:formula="of:=COUNTIF([.X1:.X374]; &quot;INCORRECT&quot;)" office:value-type="float" office:value="22">
            <text:p>22</text:p>
          </table:table-cell>
          <table:table-cell table:style-name="ce22" table:formula="of:=COUNTIF([.Y1:.Y374]; &quot;INCORRECT&quot;)" office:value-type="float" office:value="29">
            <text:p>29</text:p>
          </table:table-cell>
          <table:table-cell table:style-name="ce22" table:formula="of:=COUNTIF([.Z1:.Z374]; &quot;INCORRECT&quot;)" office:value-type="float" office:value="8">
            <text:p>8</text:p>
          </table:table-cell>
          <table:table-cell table:style-name="ce28" table:formula="of:=COUNTIF([.AA1:.AA374]; &quot;INCORRECT&quot;)" office:value-type="float" office:value="10">
            <text:p>10</text:p>
          </table:table-cell>
          <table:table-cell table:style-name="ce19" table:number-columns-repeated="2"/>
          <table:table-cell table:style-name="ce28" table:formula="of:=COUNTIF([.AD1:.AD374]; &quot;INCORRECT&quot;)" office:value-type="float" office:value="102">
            <text:p>102</text:p>
          </table:table-cell>
          <table:table-cell table:style-name="ce27"/>
          <table:table-cell table:style-name="ce31" table:formula="of:=COUNTIF([.AF1:.AF374]; &quot;INCORRECT&quot;)" office:value-type="float" office:value="69">
            <text:p>69</text:p>
          </table:table-cell>
        </table:table-row>
        <table:table-row table:style-name="ro2">
          <table:table-cell table:number-columns-repeated="16"/>
          <table:table-cell table:style-name="ce14" office:value-type="string">
            <text:p><text:s/></text:p>
          </table:table-cell>
          <table:table-cell table:style-name="ce19" table:number-columns-repeated="9"/>
          <table:table-cell table:style-name="ce27"/>
          <table:table-cell table:style-name="ce19" table:number-columns-repeated="3"/>
          <table:table-cell table:style-name="ce27"/>
          <table:table-cell table:style-name="ce30"/>
        </table:table-row>
        <table:table-row table:style-name="ro2">
          <table:table-cell table:number-columns-repeated="16"/>
          <table:table-cell table:style-name="ce14" office:value-type="string">
            <text:p><text:s/></text:p>
          </table:table-cell>
          <table:table-cell table:style-name="ce19" table:number-columns-repeated="5"/>
          <table:table-cell table:style-name="ce25" table:formula="of:=[.W1]" office:value-type="string" office:string-value="Differences DTIPrep / Reality (base)" table:number-columns-spanned="1" table:number-rows-spanned="7">
            <text:p>Differences DTIPrep / Reality (base)</text:p>
          </table:table-cell>
          <table:table-cell table:style-name="ce25" table:formula="of:=[.X1]" office:value-type="string" office:string-value="Personal solution, without taking into account the Confidence, 1 region" table:number-columns-spanned="1" table:number-rows-spanned="7">
            <text:p>Personal solution, without taking into account the Confidence, 1 region</text:p>
          </table:table-cell>
          <table:table-cell table:style-name="ce25" table:formula="of:=[.Y1]" office:value-type="string" office:string-value="Personal solution, without taking into account the Confidence, 4 regions" table:number-columns-spanned="1" table:number-rows-spanned="7">
            <text:p>Personal solution, without taking into account the Confidence, 4 regions</text:p>
          </table:table-cell>
          <table:table-cell table:style-name="ce25" table:formula="of:=[.Z1]" office:value-type="string" office:string-value="Personal solution with confidence (if incorrect but confidence = unsure, considered as correct) 1 region" table:number-columns-spanned="1" table:number-rows-spanned="7">
            <text:p>Personal solution with confidence (if incorrect but confidence = unsure, considered as correct) 1 region</text:p>
          </table:table-cell>
          <table:table-cell table:style-name="ce25" table:formula="of:=[.AA1]" office:value-type="string" office:string-value="Personal solution with confidence (if incorrect but confidence = unsure, considered as correct) 4 regions" table:number-columns-spanned="1" table:number-rows-spanned="7">
            <text:p>Personal solution with confidence (if incorrect but confidence = unsure, considered as correct) 4 regions</text:p>
          </table:table-cell>
          <table:table-cell table:style-name="ce19" table:number-columns-repeated="3"/>
          <table:table-cell table:style-name="ce27"/>
          <table:table-cell table:style-name="ce30"/>
        </table:table-row>
        <table:table-row table:style-name="ro2">
          <table:table-cell table:number-columns-repeated="16"/>
          <table:table-cell table:style-name="ce14" office:value-type="string">
            <text:p><text:s/></text:p>
          </table:table-cell>
          <table:table-cell table:style-name="ce19" table:number-columns-repeated="5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7"/>
          <table:table-cell table:style-name="ce19" table:number-columns-repeated="3"/>
          <table:table-cell table:style-name="ce27"/>
          <table:table-cell table:style-name="ce30"/>
        </table:table-row>
        <table:table-row table:style-name="ro2">
          <table:table-cell table:number-columns-repeated="16"/>
          <table:table-cell table:style-name="ce14" office:value-type="string">
            <text:p><text:s/></text:p>
          </table:table-cell>
          <table:table-cell table:style-name="ce19" table:number-columns-repeated="5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7"/>
          <table:table-cell table:style-name="ce19" table:number-columns-repeated="3"/>
          <table:table-cell table:style-name="ce27"/>
          <table:table-cell table:style-name="ce30"/>
        </table:table-row>
        <table:table-row table:style-name="ro2">
          <table:table-cell table:number-columns-repeated="16"/>
          <table:table-cell table:style-name="ce14" office:value-type="string">
            <text:p><text:s/></text:p>
          </table:table-cell>
          <table:table-cell table:style-name="ce19" table:number-columns-repeated="5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7"/>
          <table:table-cell table:style-name="ce19" table:number-columns-repeated="3"/>
          <table:table-cell table:style-name="ce27"/>
          <table:table-cell table:style-name="ce30"/>
        </table:table-row>
        <table:table-row table:style-name="ro2">
          <table:table-cell table:number-columns-repeated="16"/>
          <table:table-cell table:style-name="ce14" office:value-type="string">
            <text:p><text:s/></text:p>
          </table:table-cell>
          <table:table-cell table:style-name="ce19" table:number-columns-repeated="5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7"/>
          <table:table-cell table:style-name="ce19" table:number-columns-repeated="3"/>
          <table:table-cell table:style-name="ce27"/>
          <table:table-cell table:style-name="ce30"/>
        </table:table-row>
        <table:table-row table:style-name="ro2">
          <table:table-cell table:number-columns-repeated="16"/>
          <table:table-cell table:style-name="ce14" office:value-type="string">
            <text:p><text:s/></text:p>
          </table:table-cell>
          <table:table-cell table:style-name="ce19" table:number-columns-repeated="5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7"/>
          <table:table-cell table:style-name="ce19" table:number-columns-repeated="3"/>
          <table:table-cell table:style-name="ce27"/>
          <table:table-cell table:style-name="ce30"/>
        </table:table-row>
        <table:table-row table:style-name="ro2">
          <table:table-cell table:number-columns-repeated="16"/>
          <table:table-cell table:style-name="ce15" office:value-type="string">
            <text:p><text:s/></text:p>
          </table:table-cell>
          <table:table-cell table:style-name="ce20" table:number-columns-repeated="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0"/>
          <table:table-cell table:style-name="ce20" table:number-columns-repeated="4"/>
          <table:table-cell table:style-name="ce32"/>
        </table:table-row>
        <table:table-row table:style-name="ro2">
          <table:table-cell table:number-columns-repeated="16"/>
          <table:table-cell office:value-type="string">
            <text:p><text:s/></text:p>
          </table:table-cell>
          <table:table-cell table:number-columns-repeated="15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19"/>
          <table:table-cell table:style-name="ce23" office:value-type="string" table:number-columns-spanned="1" table:number-rows-spanned="2">
            <text:p>Total number of scans</text:p>
          </table:table-cell>
          <table:table-cell table:style-name="ce19" table:formula="of:=[.X378]+[.X379]" office:value-type="float" office:value="350" table:number-columns-spanned="1" table:number-rows-spanned="2">
            <text:p>350</text:p>
          </table:table-cell>
          <table:table-cell table:style-name="ce19" office:value-type="string">
            <text:p>Error percentage</text:p>
          </table:table-cell>
          <table:table-cell table:style-name="ce19" table:formula="of:=[.W379]/[.$U$390]*100" office:value-type="float" office:value="19.4285714285714">
            <text:p>19.43</text:p>
          </table:table-cell>
          <table:table-cell table:style-name="ce19" table:formula="of:=[.X379]/[.$U$390]*100" office:value-type="float" office:value="6.28571428571429">
            <text:p>6.29</text:p>
          </table:table-cell>
          <table:table-cell table:style-name="ce19" table:formula="of:=[.Y379]/[.$U$390]*100" office:value-type="float" office:value="8.28571428571429">
            <text:p>8.29</text:p>
          </table:table-cell>
          <table:table-cell table:style-name="ce19" table:formula="of:=[.Z379]/[.$U$390]*100" office:value-type="float" office:value="2.28571428571429">
            <text:p>2.29</text:p>
          </table:table-cell>
          <table:table-cell table:style-name="ce19" table:formula="of:=[.AA379]/[.$U$390]*100" office:value-type="float" office:value="2.85714285714286">
            <text:p>2.86</text:p>
          </table:table-cell>
          <table:table-cell table:style-name="ce19" table:number-columns-repeated="2"/>
          <table:table-cell table:style-name="ce19" table:formula="of:=[.AD379]/[.$U$390]*100" office:value-type="float" office:value="29.1428571428571">
            <text:p>29.14</text:p>
          </table:table-cell>
          <table:table-cell table:style-name="ce19"/>
          <table:table-cell table:style-name="ce19" table:formula="of:=[.AF379]/[.$U$390]*100" office:value-type="float" office:value="19.7142857142857">
            <text:p>19.71</text:p>
          </table:table-cell>
        </table:table-row>
        <table:table-row table:style-name="ro1">
          <table:table-cell table:number-columns-repeated="19"/>
          <table:covered-table-cell table:style-name="ce19"/>
          <table:covered-table-cell table:style-name="ce19"/>
          <table:table-cell table:style-name="ce19" table:number-columns-repeated="11"/>
        </table:table-row>
        <table:table-row table:style-name="ro1" table:number-rows-repeated="65144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ff00"/>
    </style:style>
    <style:style style:name="Untitled2" style:family="table-cell" style:parent-style-name="Default">
      <style:table-cell-properties fo:background-color="#ff950e"/>
    </style:style>
    <style:style style:name="Untitled3" style:family="table-cell" style:parent-style-name="Default">
      <style:table-cell-properties fo:background-color="transparent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6/05/2015</text:date>, <text:time>11:2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ome Carquex</meta:initial-creator>
    <meta:creation-date>2015-06-02T10:38:04</meta:creation-date>
    <dc:date>2015-06-05T11:21:24</dc:date>
    <dc:creator>Come Carquex</dc:creator>
    <meta:editing-duration>PT72H43M21S</meta:editing-duration>
    <meta:editing-cycles>119</meta:editing-cycles>
    <meta:generator>OpenOffice.org/3.2$Unix OpenOffice.org_project/320m12$Build-9483</meta:generator>
    <meta:document-statistic meta:table-count="3" meta:cell-count="10443" meta:object-count="0"/>
  </office:meta>
</office:document-meta>
</file>